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964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2.85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773cm"/>
    </style:style>
    <style:style style:name="co6" style:family="table-column">
      <style:table-column-properties fo:break-before="auto" style:column-width="3.485cm"/>
    </style:style>
    <style:style style:name="co7" style:family="table-column">
      <style:table-column-properties fo:break-before="auto" style:column-width="3.403cm"/>
    </style:style>
    <style:style style:name="co8" style:family="table-column">
      <style:table-column-properties fo:break-before="auto" style:column-width="2.586cm"/>
    </style:style>
    <style:style style:name="co9" style:family="table-column">
      <style:table-column-properties fo:break-before="auto" style:column-width="2.614cm"/>
    </style:style>
    <style:style style:name="co10" style:family="table-column">
      <style:table-column-properties fo:break-before="auto" style:column-width="2.01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1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ext-properties fo:font-weight="normal" style:font-weight-asian="normal" style:font-weight-complex="normal"/>
    </style:style>
    <style:style style:name="ce6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 data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1020" table:default-cell-style-name="Default"/>
        <table:table-row table:style-name="ro1">
          <table:table-cell office:value-type="string" calcext:value-type="string">
            <text:p>Result</text:p>
          </table:table-cell>
          <table:table-cell table:style-name="ce1" office:value-type="string" calcext:value-type="string">
            <text:p>RevPiCore 3</text:p>
          </table:table-cell>
          <table:table-cell table:style-name="ce1" office:value-type="string" calcext:value-type="string">
            <text:p>RevCore4s</text:p>
          </table:table-cell>
          <table:table-cell table:style-name="ce1"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CPU Test</text:p>
          </table:table-cell>
          <table:covered-table-cell table:style-name="ce8"/>
          <table:table-cell table:style-name="ce1" table:number-columns-repeated="1020"/>
        </table:table-row>
        <table:table-row table:style-name="ro1">
          <table:table-cell office:value-type="string" calcext:value-type="string">
            <text:p>total time s</text:p>
          </table:table-cell>
          <table:table-cell office:value-type="float" office:value="79.8457" calcext:value-type="float">
            <text:p>79,8457</text:p>
          </table:table-cell>
          <table:table-cell office:value-type="float" office:value="39.9297" calcext:value-type="float">
            <text:p>39,92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 taken by Execution</text:p>
          </table:table-cell>
          <table:table-cell office:value-type="float" office:value="319.3028" calcext:value-type="float">
            <text:p>319,3028</text:p>
          </table:table-cell>
          <table:table-cell office:value-type="float" office:value="159.6566" calcext:value-type="float">
            <text:p>159,656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 ms</text:p>
          </table:table-cell>
          <table:table-cell office:value-type="float" office:value="15.16" calcext:value-type="float">
            <text:p>15,16</text:p>
          </table:table-cell>
          <table:table-cell office:value-type="float" office:value="14.29" calcext:value-type="float">
            <text:p>14,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g ms</text:p>
          </table:table-cell>
          <table:table-cell office:value-type="float" office:value="31.93" calcext:value-type="float">
            <text:p>31,93</text:p>
          </table:table-cell>
          <table:table-cell office:value-type="float" office:value="15.97" calcext:value-type="float">
            <text:p>15,9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ms</text:p>
          </table:table-cell>
          <table:table-cell office:value-type="float" office:value="89.03" calcext:value-type="float">
            <text:p>89,03</text:p>
          </table:table-cell>
          <table:table-cell office:value-type="float" office:value="21.02" calcext:value-type="float">
            <text:p>21,02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~ 95%</text:p>
          </table:table-cell>
          <table:table-cell office:value-type="float" office:value="44.82" calcext:value-type="float">
            <text:p>44,82</text:p>
          </table:table-cell>
          <table:table-cell office:value-type="float" office:value="17.53" calcext:value-type="float">
            <text:p>17,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ead fainess: standard deviation</text:p>
          </table:table-cell>
          <table:table-cell office:value-type="float" office:value="44.56" calcext:value-type="float">
            <text:p>44,56</text:p>
          </table:table-cell>
          <table:table-cell office:value-type="float" office:value="125.52" calcext:value-type="float">
            <text:p>125,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ead fainess: avg exec time</text:p>
          </table:table-cell>
          <table:table-cell office:value-type="float" office:value="79.8257" calcext:value-type="float">
            <text:p>79,8257</text:p>
          </table:table-cell>
          <table:table-cell office:value-type="float" office:value="39.9142" calcext:value-type="float">
            <text:p>39,9142</text:p>
          </table:table-cell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RAM</text:p>
          </table:table-cell>
          <table:covered-table-cell table:style-name="ce8"/>
          <table:table-cell table:style-name="ce1" table:number-columns-repeated="1020"/>
        </table:table-row>
        <table:table-row table:style-name="ro1">
          <table:table-cell office:value-type="string" calcext:value-type="string">
            <text:p>operations per second</text:p>
          </table:table-cell>
          <table:table-cell office:value-type="float" office:value="1648.49" calcext:value-type="float">
            <text:p>1648,49</text:p>
          </table:table-cell>
          <table:table-cell office:value-type="float" office:value="1715.91" calcext:value-type="float">
            <text:p>1715,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B per second</text:p>
          </table:table-cell>
          <table:table-cell office:value-type="float" office:value="1648.49" calcext:value-type="float">
            <text:p>1648,49</text:p>
          </table:table-cell>
          <table:table-cell office:value-type="float" office:value="1715.91" calcext:value-type="float">
            <text:p>1715,9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 time s</text:p>
          </table:table-cell>
          <table:table-cell office:value-type="float" office:value="0.6212" calcext:value-type="float">
            <text:p>0,6212</text:p>
          </table:table-cell>
          <table:table-cell office:value-type="float" office:value="0.5968" calcext:value-type="float">
            <text:p>0,596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 taken by execution</text:p>
          </table:table-cell>
          <table:table-cell office:value-type="float" office:value="0.6192" calcext:value-type="float">
            <text:p>0,6192</text:p>
          </table:table-cell>
          <table:table-cell office:value-type="float" office:value="0.5953" calcext:value-type="float">
            <text:p>0,595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in ms</text:p>
          </table:table-cell>
          <table:table-cell office:value-type="float" office:value="0.55" calcext:value-type="float">
            <text:p>0,55</text:p>
          </table:table-cell>
          <table:table-cell office:value-type="float" office:value="0.5" calcext:value-type="float">
            <text:p>0,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vg ms</text:p>
          </table:table-cell>
          <table:table-cell office:value-type="float" office:value="0.6" calcext:value-type="float">
            <text:p>0,6</text:p>
          </table:table-cell>
          <table:table-cell office:value-type="float" office:value="0.58" calcext:value-type="float">
            <text:p>0,5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ms</text:p>
          </table:table-cell>
          <table:table-cell office:value-type="float" office:value="0.76" calcext:value-type="float">
            <text:p>0,76</text:p>
          </table:table-cell>
          <table:table-cell office:value-type="float" office:value="1.07" calcext:value-type="float">
            <text:p>1,0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~ 95%</text:p>
          </table:table-cell>
          <table:table-cell office:value-type="float" office:value="0.66" calcext:value-type="float">
            <text:p>0,66</text:p>
          </table:table-cell>
          <table:table-cell office:value-type="float" office:value="0.65" calcext:value-type="float">
            <text:p>0,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ead fainess: standard devi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ead fainess: avg exec time</text:p>
          </table:table-cell>
          <table:table-cell office:value-type="float" office:value="0.6192" calcext:value-type="float">
            <text:p>0,6192</text:p>
          </table:table-cell>
          <table:table-cell office:value-type="float" office:value="0.5953" calcext:value-type="float">
            <text:p>0,5953</text:p>
          </table:table-cell>
          <table:table-cell table:number-columns-repeated="1020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EMMC</text:p>
          </table:table-cell>
          <table:covered-table-cell table:style-name="ce8"/>
          <table:table-cell table:style-name="ce1" table:number-columns-repeated="1020"/>
        </table:table-row>
        <table:table-row table:style-name="ro1">
          <table:table-cell office:value-type="string" calcext:value-type="string">
            <text:p>write MB/s</text:p>
          </table:table-cell>
          <table:table-cell office:value-type="float" office:value="10.7" calcext:value-type="float">
            <text:p>10,7</text:p>
          </table:table-cell>
          <table:table-cell office:value-type="float" office:value="19.1" calcext:value-type="float">
            <text:p>19,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ad MB/s</text:p>
          </table:table-cell>
          <table:table-cell office:value-type="float" office:value="23.8" calcext:value-type="float">
            <text:p>23,8</text:p>
          </table:table-cell>
          <table:table-cell office:value-type="float" office:value="23.9" calcext:value-type="float">
            <text:p>23,9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imple eval" table:style-name="ta1">
        <table:table-column table:style-name="co5" table:default-cell-style-name="ce1"/>
        <table:table-column table:style-name="co6" table:default-cell-style-name="ce6"/>
        <table:table-column table:style-name="co4" table:number-columns-repeated="1022" table:default-cell-style-name="Default"/>
        <table:table-row table:style-name="ro2">
          <table:table-cell/>
          <table:table-cell table:style-name="ce1" office:value-type="string" calcext:value-type="string">
            <text:p>Improvement Factor</text:p>
            <text:p>Core3 → Core4s</text:p>
          </table:table-cell>
          <table:table-cell table:style-name="ce1" table:number-columns-repeated="1022"/>
        </table:table-row>
        <table:table-row table:style-name="ro1">
          <table:table-cell table:number-columns-repeated="3"/>
          <table:table-cell office:value-type="string" calcext:value-type="string">
            <text:p>Parameters: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PU</text:p>
          </table:table-cell>
          <table:table-cell table:number-columns-repeated="2"/>
          <table:table-cell office:value-type="string" calcext:value-type="string">
            <text:p>CPU: 4 threads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otal time s</text:p>
          </table:table-cell>
          <table:table-cell table:formula="of:=[$'raw data'.B4]/[$'raw data'.C4]" office:value-type="percentage" office:value="1.99965689699647" calcext:value-type="percentage">
            <text:p>199,97 %</text:p>
          </table:table-cell>
          <table:table-cell/>
          <table:table-cell office:value-type="string" calcext:value-type="string">
            <text:p>RAM: 1 thread, 1M packet siz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total taken by Execution</text:p>
          </table:table-cell>
          <table:table-cell table:formula="of:=[$'raw data'.B5]/[$'raw data'.C5]" office:value-type="percentage" office:value="1.99993486019369" calcext:value-type="percentage">
            <text:p>199,99 %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min ms</text:p>
          </table:table-cell>
          <table:table-cell table:formula="of:=[$'raw data'.B6]/[$'raw data'.C6]" office:value-type="percentage" office:value="1.06088173547936" calcext:value-type="percentage">
            <text:p>106,09 %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vg ms</text:p>
          </table:table-cell>
          <table:table-cell table:formula="of:=[$'raw data'.B7]/[$'raw data'.C7]" office:value-type="percentage" office:value="1.99937382592361" calcext:value-type="percentage">
            <text:p>199,94 %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max ms</text:p>
          </table:table-cell>
          <table:table-cell table:formula="of:=[$'raw data'.B8]/[$'raw data'.C8]" office:value-type="percentage" office:value="4.23549000951475" calcext:value-type="percentage">
            <text:p>423,55 %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~ 95%</text:p>
          </table:table-cell>
          <table:table-cell table:formula="of:=[$'raw data'.B9]/[$'raw data'.C9]" office:value-type="percentage" office:value="2.55675984027382" calcext:value-type="percentage">
            <text:p>255,68 %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read fainess: standard deviation</text:p>
          </table:table-cell>
          <table:table-cell table:formula="of:=[$'raw data'.B10]/[$'raw data'.C10]" office:value-type="percentage" office:value="0.355003186743148" calcext:value-type="percentage">
            <text:p>35,50 %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read fainess: avg exec time</text:p>
          </table:table-cell>
          <table:table-cell table:formula="of:=[$'raw data'.B11]/[$'raw data'.C11]" office:value-type="percentage" office:value="1.99993235490126" calcext:value-type="percentage">
            <text:p>199,99 %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AM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operations per second</text:p>
          </table:table-cell>
          <table:table-cell table:formula="of:=[$'raw data'.B15]/[$'raw data'.C15]" office:value-type="percentage" office:value="0.960708894988665" calcext:value-type="percentage">
            <text:p>96,07 %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MB per second</text:p>
          </table:table-cell>
          <table:table-cell table:formula="of:=[$'raw data'.B16]/[$'raw data'.C16]" office:value-type="percentage" office:value="0.960708894988665" calcext:value-type="percentage">
            <text:p>96,07 %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otal time s</text:p>
          </table:table-cell>
          <table:table-cell table:formula="of:=[$'raw data'.B17]/[$'raw data'.C17]" office:value-type="percentage" office:value="1.04088471849866" calcext:value-type="percentage">
            <text:p>104,09 %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otal taken by execution</text:p>
          </table:table-cell>
          <table:table-cell table:formula="of:=[$'raw data'.B18]/[$'raw data'.C18]" office:value-type="percentage" office:value="1.04014782462624" calcext:value-type="percentage">
            <text:p>104,01 %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min ms</text:p>
          </table:table-cell>
          <table:table-cell table:formula="of:=[$'raw data'.B19]/[$'raw data'.C19]" office:value-type="percentage" office:value="1.1" calcext:value-type="percentage">
            <text:p>110,00 %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avg ms</text:p>
          </table:table-cell>
          <table:table-cell table:formula="of:=[$'raw data'.B20]/[$'raw data'.C20]" office:value-type="percentage" office:value="1.03448275862069" calcext:value-type="percentage">
            <text:p>103,45 %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max ms</text:p>
          </table:table-cell>
          <table:table-cell table:formula="of:=[$'raw data'.B21]/[$'raw data'.C21]" office:value-type="percentage" office:value="0.710280373831776" calcext:value-type="percentage">
            <text:p>71,03 %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~ 95%</text:p>
          </table:table-cell>
          <table:table-cell table:formula="of:=[$'raw data'.B22]/[$'raw data'.C22]" office:value-type="percentage" office:value="1.01538461538462" calcext:value-type="percentage">
            <text:p>101,54 %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read fainess: standard deviation</text:p>
          </table:table-cell>
          <table:table-cell table:formula="of:=[$'raw data'.B23]/[$'raw data'.C23]" office:value-type="string" office:string-value="" calcext:value-type="error">
            <text:p>#DIV/0!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thread fainess: avg exec time</text:p>
          </table:table-cell>
          <table:table-cell table:formula="of:=[$'raw data'.B24]/[$'raw data'.C24]" office:value-type="percentage" office:value="1.04014782462624" calcext:value-type="percentage">
            <text:p>104,01 %</text:p>
          </table:table-cell>
          <table:table-cell table:number-columns-repeated="1022"/>
        </table:table-row>
        <table:table-row table:style-name="ro1" table:number-rows-repeated="2">
          <table:table-cell table:style-name="ce4"/>
          <table:table-cell table:number-columns-repeated="1023"/>
        </table:table-row>
        <table:table-row table:style-name="ro1">
          <table:table-cell office:value-type="string" calcext:value-type="string">
            <text:p>EMMC</text:p>
          </table:table-cell>
          <table:table-cell table:number-columns-repeated="1023"/>
        </table:table-row>
        <table:table-row table:style-name="ro1">
          <table:table-cell table:style-name="ce4" office:value-type="string" calcext:value-type="string">
            <text:p>write MB/s</text:p>
          </table:table-cell>
          <table:table-cell table:formula="of:=[$'raw data'.C28]/[$'raw data'.B28]" office:value-type="percentage" office:value="1.78504672897196" calcext:value-type="percentage">
            <text:p>178,50 %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read MB/s</text:p>
          </table:table-cell>
          <table:table-cell table:formula="of:=[$'raw data'.C29]/[$'raw data'.B29]" office:value-type="percentage" office:value="1.00420168067227" calcext:value-type="percentage">
            <text:p>100,42 %</text:p>
          </table:table-cell>
          <table:table-cell table:number-columns-repeated="1022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formance test" table:style-name="ta1">
        <table:shapes>
          <draw:frame draw:z-index="0" draw:style-name="gr1" draw:text-style-name="P1" svg:width="17.589cm" svg:height="6.534cm" svg:x="15.745cm" svg:y="3.002cm">
            <draw:object draw:notify-on-update-of-ranges="'performance test'.B5:'performance test'.B5 'performance test'.B6:'performance test'.B44 'performance test'.D5:'performance test'.D5 'performance test'.D6:'performance test'.D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.557cm" svg:height="6.613cm" svg:x="33.559cm" svg:y="2.896cm">
            <draw:object draw:notify-on-update-of-ranges="'performance test'.B50:'performance test'.B50 'performance test'.B51:'performance test'.B89 'performance test'.D50:'performance test'.D50 'performance test'.D51:'performance test'.D8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7.511cm" svg:height="14.449cm" svg:x="33.58cm" svg:y="9.775cm">
            <draw:object draw:notify-on-update-of-ranges="'performance test'.A93:'performance test'.A717 'performance test'.D93:'performance test'.D93 'performance test'.D94:'performance test'.D717 'performance test'.F93:'performance test'.F93 'performance test'.F94:'performance test'.F7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7.536cm" svg:height="14.29cm" svg:x="15.742cm" svg:y="9.828cm">
            <draw:object draw:notify-on-update-of-ranges="'performance test'.H93:'performance test'.H717 'performance test'.K93:'performance test'.K93 'performance test'.K94:'performance test'.K717 'performance test'.M93:'performance test'.M93 'performance test'.M94:'performance test'.M71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4" table:number-columns-repeated="8" table:default-cell-style-name="Default"/>
        <table:table-row table:style-name="ro1">
          <table:table-cell office:value-type="string" calcext:value-type="string">
            <text:p>CP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Find primes &lt;= 5000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ore 4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mber of thread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total exec time</text:p>
          </table:table-cell>
          <table:table-cell office:value-type="string" calcext:value-type="string">
            <text:p>exec time</text:p>
          </table:table-cell>
          <table:table-cell office:value-type="string" calcext:value-type="string">
            <text:p>delta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8.6215" calcext:value-type="float">
            <text:p>58,6215</text:p>
          </table:table-cell>
          <table:table-cell office:value-type="float" office:value="58.6149" calcext:value-type="float">
            <text:p>58,6149</text:p>
          </table:table-cell>
          <table:table-cell table:formula="of:=[.C6]/[.A6]" office:value-type="float" office:value="58.6149" calcext:value-type="float">
            <text:p>58,6149</text:p>
          </table:table-cell>
          <table:table-cell table:formula="of:=[.B6]-[.D6]" office:value-type="float" office:value="0.00659999999999883" calcext:value-type="float">
            <text:p>0,006599999999999</text:p>
          </table:table-cell>
          <table:table-cell table:formula="of:=LOG([.E6];2)" office:value-type="float" office:value="-7.24331826019125" calcext:value-type="float">
            <text:p>-7,24331826019125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.98" calcext:value-type="float">
            <text:p>30,98</text:p>
          </table:table-cell>
          <table:table-cell office:value-type="float" office:value="61.9527" calcext:value-type="float">
            <text:p>61,9527</text:p>
          </table:table-cell>
          <table:table-cell table:formula="of:=[.C7]/[.A7]" office:value-type="float" office:value="30.97635" calcext:value-type="float">
            <text:p>30,97635</text:p>
          </table:table-cell>
          <table:table-cell table:formula="of:=[.B7]-[.D7]" office:value-type="float" office:value="0.00365000000000038" calcext:value-type="float">
            <text:p>0,00365</text:p>
          </table:table-cell>
          <table:table-cell table:formula="of:=LOG([.E7];2)" office:value-type="float" office:value="-8.09788782066928" calcext:value-type="float">
            <text:p>-8,0978878206692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9.8785" calcext:value-type="float">
            <text:p>19,8785</text:p>
          </table:table-cell>
          <table:table-cell office:value-type="float" office:value="59.62" calcext:value-type="float">
            <text:p>59,62</text:p>
          </table:table-cell>
          <table:table-cell table:formula="of:=[.C8]/[.A8]" office:value-type="float" office:value="19.8733333333333" calcext:value-type="float">
            <text:p>19,8733333333333</text:p>
          </table:table-cell>
          <table:table-cell table:formula="of:=[.B8]-[.D8]" office:value-type="float" office:value="0.00516666666666765" calcext:value-type="float">
            <text:p>0,005166666666668</text:p>
          </table:table-cell>
          <table:table-cell table:formula="of:=LOG([.E8];2)" office:value-type="float" office:value="-7.59655047499609" calcext:value-type="float">
            <text:p>-7,59655047499609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.1867" calcext:value-type="float">
            <text:p>15,1867</text:p>
          </table:table-cell>
          <table:table-cell office:value-type="float" office:value="60.7115" calcext:value-type="float">
            <text:p>60,7115</text:p>
          </table:table-cell>
          <table:table-cell table:formula="of:=[.C9]/[.A9]" office:value-type="float" office:value="15.177875" calcext:value-type="float">
            <text:p>15,177875</text:p>
          </table:table-cell>
          <table:table-cell table:formula="of:=[.B9]-[.D9]" office:value-type="float" office:value="0.00882499999999986" calcext:value-type="float">
            <text:p>0,008825</text:p>
          </table:table-cell>
          <table:table-cell table:formula="of:=LOG([.E9];2)" office:value-type="float" office:value="-6.82418800627829" calcext:value-type="float">
            <text:p>-6,82418800627829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.035" calcext:value-type="float">
            <text:p>15,035</text:p>
          </table:table-cell>
          <table:table-cell office:value-type="float" office:value="75.1337" calcext:value-type="float">
            <text:p>75,1337</text:p>
          </table:table-cell>
          <table:table-cell table:formula="of:=[.C10]/[.A10]" office:value-type="float" office:value="15.02674" calcext:value-type="float">
            <text:p>15,02674</text:p>
          </table:table-cell>
          <table:table-cell table:formula="of:=[.B10]-[.D10]" office:value-type="float" office:value="0.00825999999999993" calcext:value-type="float">
            <text:p>0,00826</text:p>
          </table:table-cell>
          <table:table-cell table:formula="of:=LOG([.E10];2)" office:value-type="float" office:value="-6.91964250301738" calcext:value-type="float">
            <text:p>-6,91964250301738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.2283" calcext:value-type="float">
            <text:p>15,2283</text:p>
          </table:table-cell>
          <table:table-cell office:value-type="float" office:value="91.2922" calcext:value-type="float">
            <text:p>91,2922</text:p>
          </table:table-cell>
          <table:table-cell table:formula="of:=[.C11]/[.A11]" office:value-type="float" office:value="15.2153666666667" calcext:value-type="float">
            <text:p>15,2153666666667</text:p>
          </table:table-cell>
          <table:table-cell table:formula="of:=[.B11]-[.D11]" office:value-type="float" office:value="0.0129333333333346" calcext:value-type="float">
            <text:p>0,012933333333335</text:p>
          </table:table-cell>
          <table:table-cell table:formula="of:=LOG([.E11];2)" office:value-type="float" office:value="-6.27276203808334" calcext:value-type="float">
            <text:p>-6,27276203808334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0209" calcext:value-type="float">
            <text:p>15,0209</text:p>
          </table:table-cell>
          <table:table-cell office:value-type="float" office:value="105.0691" calcext:value-type="float">
            <text:p>105,0691</text:p>
          </table:table-cell>
          <table:table-cell table:formula="of:=[.C12]/[.A12]" office:value-type="float" office:value="15.0098714285714" calcext:value-type="float">
            <text:p>15,0098714285714</text:p>
          </table:table-cell>
          <table:table-cell table:formula="of:=[.B12]-[.D12]" office:value-type="float" office:value="0.0110285714285698" calcext:value-type="float">
            <text:p>0,01102857142857</text:p>
          </table:table-cell>
          <table:table-cell table:formula="of:=LOG([.E12];2)" office:value-type="float" office:value="-6.50261026433918" calcext:value-type="float">
            <text:p>-6,5026102643391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.0919" calcext:value-type="float">
            <text:p>15,0919</text:p>
          </table:table-cell>
          <table:table-cell office:value-type="float" office:value="120.636" calcext:value-type="float">
            <text:p>120,636</text:p>
          </table:table-cell>
          <table:table-cell table:formula="of:=[.C13]/[.A13]" office:value-type="float" office:value="15.0795" calcext:value-type="float">
            <text:p>15,0795</text:p>
          </table:table-cell>
          <table:table-cell table:formula="of:=[.B13]-[.D13]" office:value-type="float" office:value="0.0124000000000013" calcext:value-type="float">
            <text:p>0,012400000000001</text:p>
          </table:table-cell>
          <table:table-cell table:formula="of:=LOG([.E13];2)" office:value-type="float" office:value="-6.33351606916242" calcext:value-type="float">
            <text:p>-6,33351606916242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.0952" calcext:value-type="float">
            <text:p>15,0952</text:p>
          </table:table-cell>
          <table:table-cell office:value-type="float" office:value="135.7398" calcext:value-type="float">
            <text:p>135,7398</text:p>
          </table:table-cell>
          <table:table-cell table:formula="of:=[.C14]/[.A14]" office:value-type="float" office:value="15.0822" calcext:value-type="float">
            <text:p>15,0822</text:p>
          </table:table-cell>
          <table:table-cell table:formula="of:=[.B14]-[.D14]" office:value-type="float" office:value="0.0129999999999999" calcext:value-type="float">
            <text:p>0,013</text:p>
          </table:table-cell>
          <table:table-cell table:formula="of:=LOG([.E14];2)" office:value-type="float" office:value="-6.26534456652101" calcext:value-type="float">
            <text:p>-6,26534456652101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.0873" calcext:value-type="float">
            <text:p>15,0873</text:p>
          </table:table-cell>
          <table:table-cell office:value-type="float" office:value="150.7528" calcext:value-type="float">
            <text:p>150,7528</text:p>
          </table:table-cell>
          <table:table-cell table:formula="of:=[.C15]/[.A15]" office:value-type="float" office:value="15.07528" calcext:value-type="float">
            <text:p>15,07528</text:p>
          </table:table-cell>
          <table:table-cell table:formula="of:=[.B15]-[.D15]" office:value-type="float" office:value="0.0120199999999997" calcext:value-type="float">
            <text:p>0,01202</text:p>
          </table:table-cell>
          <table:table-cell table:formula="of:=LOG([.E15];2)" office:value-type="float" office:value="-6.37841929372566" calcext:value-type="float">
            <text:p>-6,37841929372566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.0748" calcext:value-type="float">
            <text:p>15,0748</text:p>
          </table:table-cell>
          <table:table-cell office:value-type="float" office:value="165.6253" calcext:value-type="float">
            <text:p>165,6253</text:p>
          </table:table-cell>
          <table:table-cell table:formula="of:=[.C16]/[.A16]" office:value-type="float" office:value="15.0568454545455" calcext:value-type="float">
            <text:p>15,0568454545455</text:p>
          </table:table-cell>
          <table:table-cell table:formula="of:=[.B16]-[.D16]" office:value-type="float" office:value="0.0179545454545451" calcext:value-type="float">
            <text:p>0,017954545454545</text:p>
          </table:table-cell>
          <table:table-cell table:formula="of:=LOG([.E16];2)" office:value-type="float" office:value="-5.79950706023495" calcext:value-type="float">
            <text:p>-5,79950706023495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.0999" calcext:value-type="float">
            <text:p>15,0999</text:p>
          </table:table-cell>
          <table:table-cell office:value-type="float" office:value="180.9301" calcext:value-type="float">
            <text:p>180,9301</text:p>
          </table:table-cell>
          <table:table-cell table:formula="of:=[.C17]/[.A17]" office:value-type="float" office:value="15.0775083333333" calcext:value-type="float">
            <text:p>15,0775083333333</text:p>
          </table:table-cell>
          <table:table-cell table:formula="of:=[.B17]-[.D17]" office:value-type="float" office:value="0.0223916666666657" calcext:value-type="float">
            <text:p>0,022391666666666</text:p>
          </table:table-cell>
          <table:table-cell table:formula="of:=LOG([.E17];2)" office:value-type="float" office:value="-5.4808942742575" calcext:value-type="float">
            <text:p>-5,4808942742575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1133" calcext:value-type="float">
            <text:p>15,1133</text:p>
          </table:table-cell>
          <table:table-cell office:value-type="float" office:value="196.1887" calcext:value-type="float">
            <text:p>196,1887</text:p>
          </table:table-cell>
          <table:table-cell table:formula="of:=[.C18]/[.A18]" office:value-type="float" office:value="15.0914384615385" calcext:value-type="float">
            <text:p>15,0914384615385</text:p>
          </table:table-cell>
          <table:table-cell table:formula="of:=[.B18]-[.D18]" office:value-type="float" office:value="0.0218615384615379" calcext:value-type="float">
            <text:p>0,021861538461538</text:p>
          </table:table-cell>
          <table:table-cell table:formula="of:=LOG([.E18];2)" office:value-type="float" office:value="-5.5154612584478" calcext:value-type="float">
            <text:p>-5,5154612584478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.1024" calcext:value-type="float">
            <text:p>15,1024</text:p>
          </table:table-cell>
          <table:table-cell office:value-type="float" office:value="211.1182" calcext:value-type="float">
            <text:p>211,1182</text:p>
          </table:table-cell>
          <table:table-cell table:formula="of:=[.C19]/[.A19]" office:value-type="float" office:value="15.0798714285714" calcext:value-type="float">
            <text:p>15,0798714285714</text:p>
          </table:table-cell>
          <table:table-cell table:formula="of:=[.B19]-[.D19]" office:value-type="float" office:value="0.0225285714285715" calcext:value-type="float">
            <text:p>0,022528571428572</text:p>
          </table:table-cell>
          <table:table-cell table:formula="of:=LOG([.E19];2)" office:value-type="float" office:value="-5.47210035681654" calcext:value-type="float">
            <text:p>-5,47210035681654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.1116" calcext:value-type="float">
            <text:p>15,1116</text:p>
          </table:table-cell>
          <table:table-cell office:value-type="float" office:value="226.2687" calcext:value-type="float">
            <text:p>226,2687</text:p>
          </table:table-cell>
          <table:table-cell table:formula="of:=[.C20]/[.A20]" office:value-type="float" office:value="15.08458" calcext:value-type="float">
            <text:p>15,08458</text:p>
          </table:table-cell>
          <table:table-cell table:formula="of:=[.B20]-[.D20]" office:value-type="float" office:value="0.0270200000000003" calcext:value-type="float">
            <text:p>0,02702</text:p>
          </table:table-cell>
          <table:table-cell table:formula="of:=LOG([.E20];2)" office:value-type="float" office:value="-5.20982851511111" calcext:value-type="float">
            <text:p>-5,2098285151111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.0915" calcext:value-type="float">
            <text:p>15,0915</text:p>
          </table:table-cell>
          <table:table-cell office:value-type="float" office:value="241.0746" calcext:value-type="float">
            <text:p>241,0746</text:p>
          </table:table-cell>
          <table:table-cell table:formula="of:=[.C21]/[.A21]" office:value-type="float" office:value="15.0671625" calcext:value-type="float">
            <text:p>15,0671625</text:p>
          </table:table-cell>
          <table:table-cell table:formula="of:=[.B21]-[.D21]" office:value-type="float" office:value="0.0243374999999997" calcext:value-type="float">
            <text:p>0,0243375</text:p>
          </table:table-cell>
          <table:table-cell table:formula="of:=LOG([.E21];2)" office:value-type="float" office:value="-5.36067521082917" calcext:value-type="float">
            <text:p>-5,36067521082917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.0671" calcext:value-type="float">
            <text:p>15,0671</text:p>
          </table:table-cell>
          <table:table-cell office:value-type="float" office:value="255.7053" calcext:value-type="float">
            <text:p>255,7053</text:p>
          </table:table-cell>
          <table:table-cell table:formula="of:=[.C22]/[.A22]" office:value-type="float" office:value="15.0414882352941" calcext:value-type="float">
            <text:p>15,0414882352941</text:p>
          </table:table-cell>
          <table:table-cell table:formula="of:=[.B22]-[.D22]" office:value-type="float" office:value="0.0256117647058822" calcext:value-type="float">
            <text:p>0,025611764705882</text:p>
          </table:table-cell>
          <table:table-cell table:formula="of:=LOG([.E22];2)" office:value-type="float" office:value="-5.28704952861159" calcext:value-type="float">
            <text:p>-5,28704952861159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.0769" calcext:value-type="float">
            <text:p>15,0769</text:p>
          </table:table-cell>
          <table:table-cell office:value-type="float" office:value="270.9444" calcext:value-type="float">
            <text:p>270,9444</text:p>
          </table:table-cell>
          <table:table-cell table:formula="of:=[.C23]/[.A23]" office:value-type="float" office:value="15.0524666666667" calcext:value-type="float">
            <text:p>15,0524666666667</text:p>
          </table:table-cell>
          <table:table-cell table:formula="of:=[.B23]-[.D23]" office:value-type="float" office:value="0.0244333333333344" calcext:value-type="float">
            <text:p>0,024433333333335</text:p>
          </table:table-cell>
          <table:table-cell table:formula="of:=LOG([.E23];2)" office:value-type="float" office:value="-5.35500549213673" calcext:value-type="float">
            <text:p>-5,35500549213673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.0465" calcext:value-type="float">
            <text:p>15,0465</text:p>
          </table:table-cell>
          <table:table-cell office:value-type="float" office:value="285.036" calcext:value-type="float">
            <text:p>285,036</text:p>
          </table:table-cell>
          <table:table-cell table:formula="of:=[.C24]/[.A24]" office:value-type="float" office:value="15.0018947368421" calcext:value-type="float">
            <text:p>15,0018947368421</text:p>
          </table:table-cell>
          <table:table-cell table:formula="of:=[.B24]-[.D24]" office:value-type="float" office:value="0.0446052631578944" calcext:value-type="float">
            <text:p>0,044605263157894</text:p>
          </table:table-cell>
          <table:table-cell table:formula="of:=LOG([.E24];2)" office:value-type="float" office:value="-4.48664224008198" calcext:value-type="float">
            <text:p>-4,48664224008198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.1073" calcext:value-type="float">
            <text:p>15,1073</text:p>
          </table:table-cell>
          <table:table-cell office:value-type="float" office:value="301.5713" calcext:value-type="float">
            <text:p>301,5713</text:p>
          </table:table-cell>
          <table:table-cell table:formula="of:=[.C25]/[.A25]" office:value-type="float" office:value="15.078565" calcext:value-type="float">
            <text:p>15,078565</text:p>
          </table:table-cell>
          <table:table-cell table:formula="of:=[.B25]-[.D25]" office:value-type="float" office:value="0.0287349999999993" calcext:value-type="float">
            <text:p>0,028734999999999</text:p>
          </table:table-cell>
          <table:table-cell table:formula="of:=LOG([.E25];2)" office:value-type="float" office:value="-5.12104714060144" calcext:value-type="float">
            <text:p>-5,12104714060144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.0521" calcext:value-type="float">
            <text:p>15,0521</text:p>
          </table:table-cell>
          <table:table-cell office:value-type="float" office:value="315.5879" calcext:value-type="float">
            <text:p>315,5879</text:p>
          </table:table-cell>
          <table:table-cell table:formula="of:=[.C26]/[.A26]" office:value-type="float" office:value="15.0279952380952" calcext:value-type="float">
            <text:p>15,0279952380952</text:p>
          </table:table-cell>
          <table:table-cell table:formula="of:=[.B26]-[.D26]" office:value-type="float" office:value="0.024104761904761" calcext:value-type="float">
            <text:p>0,024104761904761</text:p>
          </table:table-cell>
          <table:table-cell table:formula="of:=LOG([.E26];2)" office:value-type="float" office:value="-5.37453801021758" calcext:value-type="float">
            <text:p>-5,37453801021758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.1361" calcext:value-type="float">
            <text:p>15,1361</text:p>
          </table:table-cell>
          <table:table-cell office:value-type="float" office:value="332.4718" calcext:value-type="float">
            <text:p>332,4718</text:p>
          </table:table-cell>
          <table:table-cell table:formula="of:=[.C27]/[.A27]" office:value-type="float" office:value="15.1123545454545" calcext:value-type="float">
            <text:p>15,1123545454545</text:p>
          </table:table-cell>
          <table:table-cell table:formula="of:=[.B27]-[.D27]" office:value-type="float" office:value="0.0237454545454572" calcext:value-type="float">
            <text:p>0,023745454545457</text:p>
          </table:table-cell>
          <table:table-cell table:formula="of:=LOG([.E27];2)" office:value-type="float" office:value="-5.39620481664016" calcext:value-type="float">
            <text:p>-5,39620481664016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.0853" calcext:value-type="float">
            <text:p>15,0853</text:p>
          </table:table-cell>
          <table:table-cell office:value-type="float" office:value="346.1895" calcext:value-type="float">
            <text:p>346,1895</text:p>
          </table:table-cell>
          <table:table-cell table:formula="of:=[.C28]/[.A28]" office:value-type="float" office:value="15.0517173913044" calcext:value-type="float">
            <text:p>15,0517173913044</text:p>
          </table:table-cell>
          <table:table-cell table:formula="of:=[.B28]-[.D28]" office:value-type="float" office:value="0.0335826086956512" calcext:value-type="float">
            <text:p>0,033582608695651</text:p>
          </table:table-cell>
          <table:table-cell table:formula="of:=LOG([.E28];2)" office:value-type="float" office:value="-4.89614188665585" calcext:value-type="float">
            <text:p>-4,89614188665585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.1019" calcext:value-type="float">
            <text:p>15,1019</text:p>
          </table:table-cell>
          <table:table-cell office:value-type="float" office:value="361.4137" calcext:value-type="float">
            <text:p>361,4137</text:p>
          </table:table-cell>
          <table:table-cell table:formula="of:=[.C29]/[.A29]" office:value-type="float" office:value="15.0589041666667" calcext:value-type="float">
            <text:p>15,0589041666667</text:p>
          </table:table-cell>
          <table:table-cell table:formula="of:=[.B29]-[.D29]" office:value-type="float" office:value="0.0429958333333342" calcext:value-type="float">
            <text:p>0,042995833333334</text:p>
          </table:table-cell>
          <table:table-cell table:formula="of:=LOG([.E29];2)" office:value-type="float" office:value="-4.53965933276455" calcext:value-type="float">
            <text:p>-4,53965933276455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.125" calcext:value-type="float">
            <text:p>15,125</text:p>
          </table:table-cell>
          <table:table-cell office:value-type="float" office:value="377.4509" calcext:value-type="float">
            <text:p>377,4509</text:p>
          </table:table-cell>
          <table:table-cell table:formula="of:=[.C30]/[.A30]" office:value-type="float" office:value="15.098036" calcext:value-type="float">
            <text:p>15,098036</text:p>
          </table:table-cell>
          <table:table-cell table:formula="of:=[.B30]-[.D30]" office:value-type="float" office:value="0.0269639999999995" calcext:value-type="float">
            <text:p>0,026964</text:p>
          </table:table-cell>
          <table:table-cell table:formula="of:=LOG([.E30];2)" office:value-type="float" office:value="-5.21282165942314" calcext:value-type="float">
            <text:p>-5,21282165942314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.1009" calcext:value-type="float">
            <text:p>15,1009</text:p>
          </table:table-cell>
          <table:table-cell office:value-type="float" office:value="391.3506" calcext:value-type="float">
            <text:p>391,3506</text:p>
          </table:table-cell>
          <table:table-cell table:formula="of:=[.C31]/[.A31]" office:value-type="float" office:value="15.0519461538462" calcext:value-type="float">
            <text:p>15,0519461538462</text:p>
          </table:table-cell>
          <table:table-cell table:formula="of:=[.B31]-[.D31]" office:value-type="float" office:value="0.0489538461538466" calcext:value-type="float">
            <text:p>0,048953846153847</text:p>
          </table:table-cell>
          <table:table-cell table:formula="of:=LOG([.E31];2)" office:value-type="float" office:value="-4.35243397735948" calcext:value-type="float">
            <text:p>-4,35243397735948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.0962" calcext:value-type="float">
            <text:p>15,0962</text:p>
          </table:table-cell>
          <table:table-cell office:value-type="float" office:value="406.6828" calcext:value-type="float">
            <text:p>406,6828</text:p>
          </table:table-cell>
          <table:table-cell table:formula="of:=[.C32]/[.A32]" office:value-type="float" office:value="15.0623259259259" calcext:value-type="float">
            <text:p>15,0623259259259</text:p>
          </table:table-cell>
          <table:table-cell table:formula="of:=[.B32]-[.D32]" office:value-type="float" office:value="0.0338740740740739" calcext:value-type="float">
            <text:p>0,033874074074074</text:p>
          </table:table-cell>
          <table:table-cell table:formula="of:=LOG([.E32];2)" office:value-type="float" office:value="-4.88367467790596" calcext:value-type="float">
            <text:p>-4,88367467790596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.1268" calcext:value-type="float">
            <text:p>15,1268</text:p>
          </table:table-cell>
          <table:table-cell office:value-type="float" office:value="421.8243" calcext:value-type="float">
            <text:p>421,8243</text:p>
          </table:table-cell>
          <table:table-cell table:formula="of:=[.C33]/[.A33]" office:value-type="float" office:value="15.0651535714286" calcext:value-type="float">
            <text:p>15,0651535714286</text:p>
          </table:table-cell>
          <table:table-cell table:formula="of:=[.B33]-[.D33]" office:value-type="float" office:value="0.0616464285714287" calcext:value-type="float">
            <text:p>0,061646428571429</text:p>
          </table:table-cell>
          <table:table-cell table:formula="of:=LOG([.E33];2)" office:value-type="float" office:value="-4.01983887392257" calcext:value-type="float">
            <text:p>-4,01983887392257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.0934" calcext:value-type="float">
            <text:p>15,0934</text:p>
          </table:table-cell>
          <table:table-cell office:value-type="float" office:value="436.2986" calcext:value-type="float">
            <text:p>436,2986</text:p>
          </table:table-cell>
          <table:table-cell table:formula="of:=[.C34]/[.A34]" office:value-type="float" office:value="15.0447793103448" calcext:value-type="float">
            <text:p>15,0447793103448</text:p>
          </table:table-cell>
          <table:table-cell table:formula="of:=[.B34]-[.D34]" office:value-type="float" office:value="0.0486206896551717" calcext:value-type="float">
            <text:p>0,048620689655172</text:p>
          </table:table-cell>
          <table:table-cell table:formula="of:=LOG([.E34];2)" office:value-type="float" office:value="-4.36228583250352" calcext:value-type="float">
            <text:p>-4,36228583250352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.1412" calcext:value-type="float">
            <text:p>15,1412</text:p>
          </table:table-cell>
          <table:table-cell office:value-type="float" office:value="452.6396" calcext:value-type="float">
            <text:p>452,6396</text:p>
          </table:table-cell>
          <table:table-cell table:formula="of:=[.C35]/[.A35]" office:value-type="float" office:value="15.0879866666667" calcext:value-type="float">
            <text:p>15,0879866666667</text:p>
          </table:table-cell>
          <table:table-cell table:formula="of:=[.B35]-[.D35]" office:value-type="float" office:value="0.0532133333333338" calcext:value-type="float">
            <text:p>0,053213333333334</text:p>
          </table:table-cell>
          <table:table-cell table:formula="of:=LOG([.E35];2)" office:value-type="float" office:value="-4.23206841164669" calcext:value-type="float">
            <text:p>-4,23206841164669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.1417" calcext:value-type="float">
            <text:p>15,1417</text:p>
          </table:table-cell>
          <table:table-cell office:value-type="float" office:value="468.2894" calcext:value-type="float">
            <text:p>468,2894</text:p>
          </table:table-cell>
          <table:table-cell table:formula="of:=[.C36]/[.A36]" office:value-type="float" office:value="15.1061096774194" calcext:value-type="float">
            <text:p>15,1061096774194</text:p>
          </table:table-cell>
          <table:table-cell table:formula="of:=[.B36]-[.D36]" office:value-type="float" office:value="0.0355903225806458" calcext:value-type="float">
            <text:p>0,035590322580646</text:p>
          </table:table-cell>
          <table:table-cell table:formula="of:=LOG([.E36];2)" office:value-type="float" office:value="-4.81237118068682" calcext:value-type="float">
            <text:p>-4,81237118068682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.1487" calcext:value-type="float">
            <text:p>15,1487</text:p>
          </table:table-cell>
          <table:table-cell office:value-type="float" office:value="483.078" calcext:value-type="float">
            <text:p>483,078</text:p>
          </table:table-cell>
          <table:table-cell table:formula="of:=[.C37]/[.A37]" office:value-type="float" office:value="15.0961875" calcext:value-type="float">
            <text:p>15,0961875</text:p>
          </table:table-cell>
          <table:table-cell table:formula="of:=[.B37]-[.D37]" office:value-type="float" office:value="0.0525125000000006" calcext:value-type="float">
            <text:p>0,052512500000001</text:p>
          </table:table-cell>
          <table:table-cell table:formula="of:=LOG([.E37];2)" office:value-type="float" office:value="-4.25119530906292" calcext:value-type="float">
            <text:p>-4,25119530906292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.1515" calcext:value-type="float">
            <text:p>15,1515</text:p>
          </table:table-cell>
          <table:table-cell office:value-type="float" office:value="498.237" calcext:value-type="float">
            <text:p>498,237</text:p>
          </table:table-cell>
          <table:table-cell table:formula="of:=[.C38]/[.A38]" office:value-type="float" office:value="15.0980909090909" calcext:value-type="float">
            <text:p>15,0980909090909</text:p>
          </table:table-cell>
          <table:table-cell table:formula="of:=[.B38]-[.D38]" office:value-type="float" office:value="0.0534090909090903" calcext:value-type="float">
            <text:p>0,05340909090909</text:p>
          </table:table-cell>
          <table:table-cell table:formula="of:=LOG([.E38];2)" office:value-type="float" office:value="-4.22677086184704" calcext:value-type="float">
            <text:p>-4,2267708618470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.1615" calcext:value-type="float">
            <text:p>15,1615</text:p>
          </table:table-cell>
          <table:table-cell office:value-type="float" office:value="513.2567" calcext:value-type="float">
            <text:p>513,2567</text:p>
          </table:table-cell>
          <table:table-cell table:formula="of:=[.C39]/[.A39]" office:value-type="float" office:value="15.0957852941176" calcext:value-type="float">
            <text:p>15,0957852941176</text:p>
          </table:table-cell>
          <table:table-cell table:formula="of:=[.B39]-[.D39]" office:value-type="float" office:value="0.0657147058823533" calcext:value-type="float">
            <text:p>0,065714705882353</text:p>
          </table:table-cell>
          <table:table-cell table:formula="of:=LOG([.E39];2)" office:value-type="float" office:value="-3.92763993141195" calcext:value-type="float">
            <text:p>-3,92763993141195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.108" calcext:value-type="float">
            <text:p>15,108</text:p>
          </table:table-cell>
          <table:table-cell office:value-type="float" office:value="526.1096" calcext:value-type="float">
            <text:p>526,1096</text:p>
          </table:table-cell>
          <table:table-cell table:formula="of:=[.C40]/[.A40]" office:value-type="float" office:value="15.0317028571429" calcext:value-type="float">
            <text:p>15,0317028571429</text:p>
          </table:table-cell>
          <table:table-cell table:formula="of:=[.B40]-[.D40]" office:value-type="float" office:value="0.0762971428571433" calcext:value-type="float">
            <text:p>0,076297142857143</text:p>
          </table:table-cell>
          <table:table-cell table:formula="of:=LOG([.E40];2)" office:value-type="float" office:value="-3.71222715713181" calcext:value-type="float">
            <text:p>-3,71222715713181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.1509" calcext:value-type="float">
            <text:p>15,1509</text:p>
          </table:table-cell>
          <table:table-cell office:value-type="float" office:value="543.4071" calcext:value-type="float">
            <text:p>543,4071</text:p>
          </table:table-cell>
          <table:table-cell table:formula="of:=[.C41]/[.A41]" office:value-type="float" office:value="15.0946416666667" calcext:value-type="float">
            <text:p>15,0946416666667</text:p>
          </table:table-cell>
          <table:table-cell table:formula="of:=[.B41]-[.D41]" office:value-type="float" office:value="0.0562583333333322" calcext:value-type="float">
            <text:p>0,056258333333332</text:p>
          </table:table-cell>
          <table:table-cell table:formula="of:=LOG([.E41];2)" office:value-type="float" office:value="-4.15178937667691" calcext:value-type="float">
            <text:p>-4,15178937667691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.1995" calcext:value-type="float">
            <text:p>15,1995</text:p>
          </table:table-cell>
          <table:table-cell office:value-type="float" office:value="559.9455" calcext:value-type="float">
            <text:p>559,9455</text:p>
          </table:table-cell>
          <table:table-cell table:formula="of:=[.C42]/[.A42]" office:value-type="float" office:value="15.1336621621622" calcext:value-type="float">
            <text:p>15,1336621621622</text:p>
          </table:table-cell>
          <table:table-cell table:formula="of:=[.B42]-[.D42]" office:value-type="float" office:value="0.0658378378378366" calcext:value-type="float">
            <text:p>0,065837837837837</text:p>
          </table:table-cell>
          <table:table-cell table:formula="of:=LOG([.E42];2)" office:value-type="float" office:value="-3.92493923238473" calcext:value-type="float">
            <text:p>-3,92493923238473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.4105" calcext:value-type="float">
            <text:p>15,4105</text:p>
          </table:table-cell>
          <table:table-cell office:value-type="float" office:value="583.4163" calcext:value-type="float">
            <text:p>583,4163</text:p>
          </table:table-cell>
          <table:table-cell table:formula="of:=[.C43]/[.A43]" office:value-type="float" office:value="15.3530605263158" calcext:value-type="float">
            <text:p>15,3530605263158</text:p>
          </table:table-cell>
          <table:table-cell table:formula="of:=[.B43]-[.D43]" office:value-type="float" office:value="0.0574394736842123" calcext:value-type="float">
            <text:p>0,057439473684212</text:p>
          </table:table-cell>
          <table:table-cell table:formula="of:=LOG([.E43];2)" office:value-type="float" office:value="-4.12181365991487" calcext:value-type="float">
            <text:p>-4,12181365991487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.5771" calcext:value-type="float">
            <text:p>15,5771</text:p>
          </table:table-cell>
          <table:table-cell office:value-type="float" office:value="605.0445" calcext:value-type="float">
            <text:p>605,0445</text:p>
          </table:table-cell>
          <table:table-cell table:formula="of:=[.C44]/[.A44]" office:value-type="float" office:value="15.5139615384615" calcext:value-type="float">
            <text:p>15,5139615384615</text:p>
          </table:table-cell>
          <table:table-cell table:formula="of:=[.B44]-[.D44]" office:value-type="float" office:value="0.0631384615384611" calcext:value-type="float">
            <text:p>0,063138461538461</text:p>
          </table:table-cell>
          <table:table-cell table:formula="of:=LOG([.E44];2)" office:value-type="float" office:value="-3.9853370820835" calcext:value-type="float">
            <text:p>-3,9853370820835</text:p>
          </table:table-cell>
          <table:table-cell table:number-columns-repeated="7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Core 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umber of threads</text:p>
          </table:table-cell>
          <table:table-cell office:value-type="string" calcext:value-type="string">
            <text:p>total time</text:p>
          </table:table-cell>
          <table:table-cell office:value-type="string" calcext:value-type="string">
            <text:p>total exec time</text:p>
          </table:table-cell>
          <table:table-cell office:value-type="string" calcext:value-type="string">
            <text:p>exec time</text:p>
          </table:table-cell>
          <table:table-cell office:value-type="string" calcext:value-type="string">
            <text:p>delta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.0237" calcext:value-type="float">
            <text:p>85,0237</text:p>
          </table:table-cell>
          <table:table-cell office:value-type="float" office:value="85.0152" calcext:value-type="float">
            <text:p>85,0152</text:p>
          </table:table-cell>
          <table:table-cell table:formula="of:=[.C51]/[.A51]" office:value-type="float" office:value="85.0152" calcext:value-type="float">
            <text:p>85,0152</text:p>
          </table:table-cell>
          <table:table-cell table:formula="of:=[.B51]-[.D51]" office:value-type="float" office:value="0.00850000000001216" calcext:value-type="float">
            <text:p>0,008500000000012</text:p>
          </table:table-cell>
          <table:table-cell table:formula="of:=LOG([.E51];2)" office:value-type="float" office:value="-6.87832144340968" calcext:value-type="float">
            <text:p>-6,87832144340968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6.8576" calcext:value-type="float">
            <text:p>56,8576</text:p>
          </table:table-cell>
          <table:table-cell office:value-type="float" office:value="113.6947" calcext:value-type="float">
            <text:p>113,6947</text:p>
          </table:table-cell>
          <table:table-cell table:formula="of:=[.C52]/[.A52]" office:value-type="float" office:value="56.84735" calcext:value-type="float">
            <text:p>56,84735</text:p>
          </table:table-cell>
          <table:table-cell table:formula="of:=[.B52]-[.D52]" office:value-type="float" office:value="0.0102499999999992" calcext:value-type="float">
            <text:p>0,010249999999999</text:p>
          </table:table-cell>
          <table:table-cell table:formula="of:=LOG([.E52];2)" office:value-type="float" office:value="-6.60823228004412" calcext:value-type="float">
            <text:p>-6,6082322800441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.9052" calcext:value-type="float">
            <text:p>45,9052</text:p>
          </table:table-cell>
          <table:table-cell office:value-type="float" office:value="137.667" calcext:value-type="float">
            <text:p>137,667</text:p>
          </table:table-cell>
          <table:table-cell table:formula="of:=[.C53]/[.A53]" office:value-type="float" office:value="45.889" calcext:value-type="float">
            <text:p>45,889</text:p>
          </table:table-cell>
          <table:table-cell table:formula="of:=[.B53]-[.D53]" office:value-type="float" office:value="0.0161999999999978" calcext:value-type="float">
            <text:p>0,016199999999998</text:p>
          </table:table-cell>
          <table:table-cell table:formula="of:=LOG([.E53];2)" office:value-type="float" office:value="-5.94786237666502" calcext:value-type="float">
            <text:p>-5,94786237666502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7.3024" calcext:value-type="float">
            <text:p>37,3024</text:p>
          </table:table-cell>
          <table:table-cell office:value-type="float" office:value="149.1396" calcext:value-type="float">
            <text:p>149,1396</text:p>
          </table:table-cell>
          <table:table-cell table:formula="of:=[.C54]/[.A54]" office:value-type="float" office:value="37.2849" calcext:value-type="float">
            <text:p>37,2849</text:p>
          </table:table-cell>
          <table:table-cell table:formula="of:=[.B54]-[.D54]" office:value-type="float" office:value="0.0174999999999983" calcext:value-type="float">
            <text:p>0,017499999999998</text:p>
          </table:table-cell>
          <table:table-cell table:formula="of:=LOG([.E54];2)" office:value-type="float" office:value="-5.83650126771726" calcext:value-type="float">
            <text:p>-5,83650126771726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8.4918" calcext:value-type="float">
            <text:p>38,4918</text:p>
          </table:table-cell>
          <table:table-cell office:value-type="float" office:value="192.3857" calcext:value-type="float">
            <text:p>192,3857</text:p>
          </table:table-cell>
          <table:table-cell table:formula="of:=[.C55]/[.A55]" office:value-type="float" office:value="38.47714" calcext:value-type="float">
            <text:p>38,47714</text:p>
          </table:table-cell>
          <table:table-cell table:formula="of:=[.B55]-[.D55]" office:value-type="float" office:value="0.0146599999999921" calcext:value-type="float">
            <text:p>0,014659999999992</text:p>
          </table:table-cell>
          <table:table-cell table:formula="of:=LOG([.E55];2)" office:value-type="float" office:value="-6.09197108630378" calcext:value-type="float">
            <text:p>-6,09197108630378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8.455" calcext:value-type="float">
            <text:p>38,455</text:p>
          </table:table-cell>
          <table:table-cell office:value-type="float" office:value="230.6045" calcext:value-type="float">
            <text:p>230,6045</text:p>
          </table:table-cell>
          <table:table-cell table:formula="of:=[.C56]/[.A56]" office:value-type="float" office:value="38.4340833333333" calcext:value-type="float">
            <text:p>38,4340833333333</text:p>
          </table:table-cell>
          <table:table-cell table:formula="of:=[.B56]-[.D56]" office:value-type="float" office:value="0.0209166666666647" calcext:value-type="float">
            <text:p>0,020916666666665</text:p>
          </table:table-cell>
          <table:table-cell table:formula="of:=LOG([.E56];2)" office:value-type="float" office:value="-5.57920323143261" calcext:value-type="float">
            <text:p>-5,5792032314326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8.4909" calcext:value-type="float">
            <text:p>38,4909</text:p>
          </table:table-cell>
          <table:table-cell office:value-type="float" office:value="269.2447" calcext:value-type="float">
            <text:p>269,2447</text:p>
          </table:table-cell>
          <table:table-cell table:formula="of:=[.C57]/[.A57]" office:value-type="float" office:value="38.4635285714286" calcext:value-type="float">
            <text:p>38,4635285714286</text:p>
          </table:table-cell>
          <table:table-cell table:formula="of:=[.B57]-[.D57]" office:value-type="float" office:value="0.0273714285714277" calcext:value-type="float">
            <text:p>0,027371428571428</text:p>
          </table:table-cell>
          <table:table-cell table:formula="of:=LOG([.E57];2)" office:value-type="float" office:value="-5.19118545587092" calcext:value-type="float">
            <text:p>-5,19118545587092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8.6762" calcext:value-type="float">
            <text:p>38,6762</text:p>
          </table:table-cell>
          <table:table-cell office:value-type="float" office:value="309.2078" calcext:value-type="float">
            <text:p>309,2078</text:p>
          </table:table-cell>
          <table:table-cell table:formula="of:=[.C58]/[.A58]" office:value-type="float" office:value="38.650975" calcext:value-type="float">
            <text:p>38,650975</text:p>
          </table:table-cell>
          <table:table-cell table:formula="of:=[.B58]-[.D58]" office:value-type="float" office:value="0.0252249999999989" calcext:value-type="float">
            <text:p>0,025224999999999</text:p>
          </table:table-cell>
          <table:table-cell table:formula="of:=LOG([.E58];2)" office:value-type="float" office:value="-5.30900192044315" calcext:value-type="float">
            <text:p>-5,30900192044315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8.8037" calcext:value-type="float">
            <text:p>38,8037</text:p>
          </table:table-cell>
          <table:table-cell office:value-type="float" office:value="348.9797" calcext:value-type="float">
            <text:p>348,9797</text:p>
          </table:table-cell>
          <table:table-cell table:formula="of:=[.C59]/[.A59]" office:value-type="float" office:value="38.7755222222222" calcext:value-type="float">
            <text:p>38,7755222222222</text:p>
          </table:table-cell>
          <table:table-cell table:formula="of:=[.B59]-[.D59]" office:value-type="float" office:value="0.0281777777777776" calcext:value-type="float">
            <text:p>0,028177777777778</text:p>
          </table:table-cell>
          <table:table-cell table:formula="of:=LOG([.E59];2)" office:value-type="float" office:value="-5.14929835085236" calcext:value-type="float">
            <text:p>-5,14929835085236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8.7062" calcext:value-type="float">
            <text:p>38,7062</text:p>
          </table:table-cell>
          <table:table-cell office:value-type="float" office:value="386.7992" calcext:value-type="float">
            <text:p>386,7992</text:p>
          </table:table-cell>
          <table:table-cell table:formula="of:=[.C60]/[.A60]" office:value-type="float" office:value="38.67992" calcext:value-type="float">
            <text:p>38,67992</text:p>
          </table:table-cell>
          <table:table-cell table:formula="of:=[.B60]-[.D60]" office:value-type="float" office:value="0.026280000000007" calcext:value-type="float">
            <text:p>0,026280000000007</text:p>
          </table:table-cell>
          <table:table-cell table:formula="of:=LOG([.E60];2)" office:value-type="float" office:value="-5.2498909141141" calcext:value-type="float">
            <text:p>-5,2498909141141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9.1727" calcext:value-type="float">
            <text:p>39,1727</text:p>
          </table:table-cell>
          <table:table-cell office:value-type="float" office:value="430.5539" calcext:value-type="float">
            <text:p>430,5539</text:p>
          </table:table-cell>
          <table:table-cell table:formula="of:=[.C61]/[.A61]" office:value-type="float" office:value="39.1412636363636" calcext:value-type="float">
            <text:p>39,1412636363636</text:p>
          </table:table-cell>
          <table:table-cell table:formula="of:=[.B61]-[.D61]" office:value-type="float" office:value="0.0314363636363595" calcext:value-type="float">
            <text:p>0,03143636363636</text:p>
          </table:table-cell>
          <table:table-cell table:formula="of:=LOG([.E61];2)" office:value-type="float" office:value="-4.99142184454466" calcext:value-type="float">
            <text:p>-4,99142184454466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8.9695" calcext:value-type="float">
            <text:p>38,9695</text:p>
          </table:table-cell>
          <table:table-cell office:value-type="float" office:value="467.2175" calcext:value-type="float">
            <text:p>467,2175</text:p>
          </table:table-cell>
          <table:table-cell table:formula="of:=[.C62]/[.A62]" office:value-type="float" office:value="38.9347916666667" calcext:value-type="float">
            <text:p>38,9347916666667</text:p>
          </table:table-cell>
          <table:table-cell table:formula="of:=[.B62]-[.D62]" office:value-type="float" office:value="0.0347083333333345" calcext:value-type="float">
            <text:p>0,034708333333335</text:p>
          </table:table-cell>
          <table:table-cell table:formula="of:=LOG([.E62];2)" office:value-type="float" office:value="-4.84857410001765" calcext:value-type="float">
            <text:p>-4,84857410001765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.3972" calcext:value-type="float">
            <text:p>39,3972</text:p>
          </table:table-cell>
          <table:table-cell office:value-type="float" office:value="511.7039" calcext:value-type="float">
            <text:p>511,7039</text:p>
          </table:table-cell>
          <table:table-cell table:formula="of:=[.C63]/[.A63]" office:value-type="float" office:value="39.3618384615385" calcext:value-type="float">
            <text:p>39,3618384615385</text:p>
          </table:table-cell>
          <table:table-cell table:formula="of:=[.B63]-[.D63]" office:value-type="float" office:value="0.0353615384615367" calcext:value-type="float">
            <text:p>0,035361538461537</text:p>
          </table:table-cell>
          <table:table-cell table:formula="of:=LOG([.E63];2)" office:value-type="float" office:value="-4.82167514687381" calcext:value-type="float">
            <text:p>-4,8216751468738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9.1761" calcext:value-type="float">
            <text:p>39,1761</text:p>
          </table:table-cell>
          <table:table-cell office:value-type="float" office:value="547.8535" calcext:value-type="float">
            <text:p>547,8535</text:p>
          </table:table-cell>
          <table:table-cell table:formula="of:=[.C64]/[.A64]" office:value-type="float" office:value="39.1323928571429" calcext:value-type="float">
            <text:p>39,1323928571429</text:p>
          </table:table-cell>
          <table:table-cell table:formula="of:=[.B64]-[.D64]" office:value-type="float" office:value="0.0437071428571372" calcext:value-type="float">
            <text:p>0,043707142857137</text:p>
          </table:table-cell>
          <table:table-cell table:formula="of:=LOG([.E64];2)" office:value-type="float" office:value="-4.51598711777248" calcext:value-type="float">
            <text:p>-4,51598711777248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9.4947" calcext:value-type="float">
            <text:p>39,4947</text:p>
          </table:table-cell>
          <table:table-cell office:value-type="float" office:value="591.7039" calcext:value-type="float">
            <text:p>591,7039</text:p>
          </table:table-cell>
          <table:table-cell table:formula="of:=[.C65]/[.A65]" office:value-type="float" office:value="39.4469266666667" calcext:value-type="float">
            <text:p>39,4469266666667</text:p>
          </table:table-cell>
          <table:table-cell table:formula="of:=[.B65]-[.D65]" office:value-type="float" office:value="0.047773333333339" calcext:value-type="float">
            <text:p>0,047773333333339</text:p>
          </table:table-cell>
          <table:table-cell table:formula="of:=LOG([.E65];2)" office:value-type="float" office:value="-4.38765064694706" calcext:value-type="float">
            <text:p>-4,38765064694706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9.3551" calcext:value-type="float">
            <text:p>39,3551</text:p>
          </table:table-cell>
          <table:table-cell office:value-type="float" office:value="628.8998" calcext:value-type="float">
            <text:p>628,8998</text:p>
          </table:table-cell>
          <table:table-cell table:formula="of:=[.C66]/[.A66]" office:value-type="float" office:value="39.3062375" calcext:value-type="float">
            <text:p>39,3062375</text:p>
          </table:table-cell>
          <table:table-cell table:formula="of:=[.B66]-[.D66]" office:value-type="float" office:value="0.0488624999999985" calcext:value-type="float">
            <text:p>0,048862499999999</text:p>
          </table:table-cell>
          <table:table-cell table:formula="of:=LOG([.E66];2)" office:value-type="float" office:value="-4.3551285102602" calcext:value-type="float">
            <text:p>-4,3551285102602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9.2302" calcext:value-type="float">
            <text:p>39,2302</text:p>
          </table:table-cell>
          <table:table-cell office:value-type="float" office:value="666.07" calcext:value-type="float">
            <text:p>666,07</text:p>
          </table:table-cell>
          <table:table-cell table:formula="of:=[.C67]/[.A67]" office:value-type="float" office:value="39.1805882352941" calcext:value-type="float">
            <text:p>39,1805882352941</text:p>
          </table:table-cell>
          <table:table-cell table:formula="of:=[.B67]-[.D67]" office:value-type="float" office:value="0.0496117647058796" calcext:value-type="float">
            <text:p>0,04961176470588</text:p>
          </table:table-cell>
          <table:table-cell table:formula="of:=LOG([.E67];2)" office:value-type="float" office:value="-4.33317391452074" calcext:value-type="float">
            <text:p>-4,33317391452074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9.3312" calcext:value-type="float">
            <text:p>39,3312</text:p>
          </table:table-cell>
          <table:table-cell office:value-type="float" office:value="706.9041" calcext:value-type="float">
            <text:p>706,9041</text:p>
          </table:table-cell>
          <table:table-cell table:formula="of:=[.C68]/[.A68]" office:value-type="float" office:value="39.27245" calcext:value-type="float">
            <text:p>39,27245</text:p>
          </table:table-cell>
          <table:table-cell table:formula="of:=[.B68]-[.D68]" office:value-type="float" office:value="0.0587500000000034" calcext:value-type="float">
            <text:p>0,058750000000003</text:p>
          </table:table-cell>
          <table:table-cell table:formula="of:=LOG([.E68];2)" office:value-type="float" office:value="-4.089267338097" calcext:value-type="float">
            <text:p>-4,089267338097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9.6019" calcext:value-type="float">
            <text:p>39,6019</text:p>
          </table:table-cell>
          <table:table-cell office:value-type="float" office:value="751.5862" calcext:value-type="float">
            <text:p>751,5862</text:p>
          </table:table-cell>
          <table:table-cell table:formula="of:=[.C69]/[.A69]" office:value-type="float" office:value="39.5571684210526" calcext:value-type="float">
            <text:p>39,5571684210526</text:p>
          </table:table-cell>
          <table:table-cell table:formula="of:=[.B69]-[.D69]" office:value-type="float" office:value="0.0447315789473706" calcext:value-type="float">
            <text:p>0,044731578947371</text:p>
          </table:table-cell>
          <table:table-cell table:formula="of:=LOG([.E69];2)" office:value-type="float" office:value="-4.48256250589371" calcext:value-type="float">
            <text:p>-4,48256250589371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9.9103" calcext:value-type="float">
            <text:p>39,9103</text:p>
          </table:table-cell>
          <table:table-cell office:value-type="float" office:value="797.0354" calcext:value-type="float">
            <text:p>797,0354</text:p>
          </table:table-cell>
          <table:table-cell table:formula="of:=[.C70]/[.A70]" office:value-type="float" office:value="39.85177" calcext:value-type="float">
            <text:p>39,85177</text:p>
          </table:table-cell>
          <table:table-cell table:formula="of:=[.B70]-[.D70]" office:value-type="float" office:value="0.0585299999999975" calcext:value-type="float">
            <text:p>0,058529999999998</text:p>
          </table:table-cell>
          <table:table-cell table:formula="of:=LOG([.E70];2)" office:value-type="float" office:value="-4.09467991110669" calcext:value-type="float">
            <text:p>-4,09467991110669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.7155" calcext:value-type="float">
            <text:p>39,7155</text:p>
          </table:table-cell>
          <table:table-cell office:value-type="float" office:value="832.8667" calcext:value-type="float">
            <text:p>832,8667</text:p>
          </table:table-cell>
          <table:table-cell table:formula="of:=[.C71]/[.A71]" office:value-type="float" office:value="39.660319047619" calcext:value-type="float">
            <text:p>39,660319047619</text:p>
          </table:table-cell>
          <table:table-cell table:formula="of:=[.B71]-[.D71]" office:value-type="float" office:value="0.055180952380951" calcext:value-type="float">
            <text:p>0,055180952380951</text:p>
          </table:table-cell>
          <table:table-cell table:formula="of:=LOG([.E71];2)" office:value-type="float" office:value="-4.17968583305784" calcext:value-type="float">
            <text:p>-4,17968583305784</text:p>
          </table:table-cell>
          <table:table-cell table:number-columns-repeated="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9.4885" calcext:value-type="float">
            <text:p>39,4885</text:p>
          </table:table-cell>
          <table:table-cell office:value-type="float" office:value="867.3161" calcext:value-type="float">
            <text:p>867,3161</text:p>
          </table:table-cell>
          <table:table-cell table:formula="of:=[.C72]/[.A72]" office:value-type="float" office:value="39.4234590909091" calcext:value-type="float">
            <text:p>39,4234590909091</text:p>
          </table:table-cell>
          <table:table-cell table:formula="of:=[.B72]-[.D72]" office:value-type="float" office:value="0.0650409090909108" calcext:value-type="float">
            <text:p>0,065040909090911</text:p>
          </table:table-cell>
          <table:table-cell table:formula="of:=LOG([.E72];2)" office:value-type="float" office:value="-3.94250876735897" calcext:value-type="float">
            <text:p>-3,94250876735897</text:p>
          </table:table-cell>
          <table:table-cell table:number-columns-repeated="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9.6902" calcext:value-type="float">
            <text:p>39,6902</text:p>
          </table:table-cell>
          <table:table-cell office:value-type="float" office:value="911.096" calcext:value-type="float">
            <text:p>911,096</text:p>
          </table:table-cell>
          <table:table-cell table:formula="of:=[.C73]/[.A73]" office:value-type="float" office:value="39.6128695652174" calcext:value-type="float">
            <text:p>39,6128695652174</text:p>
          </table:table-cell>
          <table:table-cell table:formula="of:=[.B73]-[.D73]" office:value-type="float" office:value="0.0773304347826027" calcext:value-type="float">
            <text:p>0,077330434782603</text:p>
          </table:table-cell>
          <table:table-cell table:formula="of:=LOG([.E73];2)" office:value-type="float" office:value="-3.69281986529621" calcext:value-type="float">
            <text:p>-3,69281986529621</text:p>
          </table:table-cell>
          <table:table-cell table:number-columns-repeated="7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9.6644" calcext:value-type="float">
            <text:p>39,6644</text:p>
          </table:table-cell>
          <table:table-cell office:value-type="float" office:value="950.8409" calcext:value-type="float">
            <text:p>950,8409</text:p>
          </table:table-cell>
          <table:table-cell table:formula="of:=[.C74]/[.A74]" office:value-type="float" office:value="39.6183708333333" calcext:value-type="float">
            <text:p>39,6183708333333</text:p>
          </table:table-cell>
          <table:table-cell table:formula="of:=[.B74]-[.D74]" office:value-type="float" office:value="0.0460291666666635" calcext:value-type="float">
            <text:p>0,046029166666664</text:p>
          </table:table-cell>
          <table:table-cell table:formula="of:=LOG([.E74];2)" office:value-type="float" office:value="-4.44130786619522" calcext:value-type="float">
            <text:p>-4,44130786619522</text:p>
          </table:table-cell>
          <table:table-cell table:number-columns-repeated="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.7398" calcext:value-type="float">
            <text:p>39,7398</text:p>
          </table:table-cell>
          <table:table-cell office:value-type="float" office:value="991.9815" calcext:value-type="float">
            <text:p>991,9815</text:p>
          </table:table-cell>
          <table:table-cell table:formula="of:=[.C75]/[.A75]" office:value-type="float" office:value="39.67926" calcext:value-type="float">
            <text:p>39,67926</text:p>
          </table:table-cell>
          <table:table-cell table:formula="of:=[.B75]-[.D75]" office:value-type="float" office:value="0.0605400000000032" calcext:value-type="float">
            <text:p>0,060540000000003</text:p>
          </table:table-cell>
          <table:table-cell table:formula="of:=LOG([.E75];2)" office:value-type="float" office:value="-4.04596751460922" calcext:value-type="float">
            <text:p>-4,04596751460922</text:p>
          </table:table-cell>
          <table:table-cell table:number-columns-repeated="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9.7934" calcext:value-type="float">
            <text:p>39,7934</text:p>
          </table:table-cell>
          <table:table-cell office:value-type="float" office:value="1033.2158" calcext:value-type="float">
            <text:p>1033,2158</text:p>
          </table:table-cell>
          <table:table-cell table:formula="of:=[.C76]/[.A76]" office:value-type="float" office:value="39.7390692307692" calcext:value-type="float">
            <text:p>39,7390692307692</text:p>
          </table:table-cell>
          <table:table-cell table:formula="of:=[.B76]-[.D76]" office:value-type="float" office:value="0.0543307692307664" calcext:value-type="float">
            <text:p>0,054330769230766</text:p>
          </table:table-cell>
          <table:table-cell table:formula="of:=LOG([.E76];2)" office:value-type="float" office:value="-4.20208671652666" calcext:value-type="float">
            <text:p>-4,20208671652666</text:p>
          </table:table-cell>
          <table:table-cell table:number-columns-repeated="7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9.4785" calcext:value-type="float">
            <text:p>39,4785</text:p>
          </table:table-cell>
          <table:table-cell office:value-type="float" office:value="1064.4305" calcext:value-type="float">
            <text:p>1064,4305</text:p>
          </table:table-cell>
          <table:table-cell table:formula="of:=[.C77]/[.A77]" office:value-type="float" office:value="39.4233518518518" calcext:value-type="float">
            <text:p>39,4233518518518</text:p>
          </table:table-cell>
          <table:table-cell table:formula="of:=[.B77]-[.D77]" office:value-type="float" office:value="0.0551481481481488" calcext:value-type="float">
            <text:p>0,055148148148149</text:p>
          </table:table-cell>
          <table:table-cell table:formula="of:=LOG([.E77];2)" office:value-type="float" office:value="-4.18054374824344" calcext:value-type="float">
            <text:p>-4,18054374824344</text:p>
          </table:table-cell>
          <table:table-cell table:number-columns-repeated="7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9.5923" calcext:value-type="float">
            <text:p>39,5923</text:p>
          </table:table-cell>
          <table:table-cell office:value-type="float" office:value="1106.7291" calcext:value-type="float">
            <text:p>1106,7291</text:p>
          </table:table-cell>
          <table:table-cell table:formula="of:=[.C78]/[.A78]" office:value-type="float" office:value="39.5260392857143" calcext:value-type="float">
            <text:p>39,5260392857143</text:p>
          </table:table-cell>
          <table:table-cell table:formula="of:=[.B78]-[.D78]" office:value-type="float" office:value="0.0662607142857183" calcext:value-type="float">
            <text:p>0,066260714285718</text:p>
          </table:table-cell>
          <table:table-cell table:formula="of:=LOG([.E78];2)" office:value-type="float" office:value="-3.91570243412354" calcext:value-type="float">
            <text:p>-3,91570243412354</text:p>
          </table:table-cell>
          <table:table-cell table:number-columns-repeated="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9.4549" calcext:value-type="float">
            <text:p>39,4549</text:p>
          </table:table-cell>
          <table:table-cell office:value-type="float" office:value="1141.9173" calcext:value-type="float">
            <text:p>1141,9173</text:p>
          </table:table-cell>
          <table:table-cell table:formula="of:=[.C79]/[.A79]" office:value-type="float" office:value="39.3764586206897" calcext:value-type="float">
            <text:p>39,3764586206897</text:p>
          </table:table-cell>
          <table:table-cell table:formula="of:=[.B79]-[.D79]" office:value-type="float" office:value="0.0784413793103411" calcext:value-type="float">
            <text:p>0,078441379310341</text:p>
          </table:table-cell>
          <table:table-cell table:formula="of:=LOG([.E79];2)" office:value-type="float" office:value="-3.67224128572486" calcext:value-type="float">
            <text:p>-3,67224128572486</text:p>
          </table:table-cell>
          <table:table-cell table:number-columns-repeated="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9.9649" calcext:value-type="float">
            <text:p>39,9649</text:p>
          </table:table-cell>
          <table:table-cell office:value-type="float" office:value="1196.9868" calcext:value-type="float">
            <text:p>1196,9868</text:p>
          </table:table-cell>
          <table:table-cell table:formula="of:=[.C80]/[.A80]" office:value-type="float" office:value="39.89956" calcext:value-type="float">
            <text:p>39,89956</text:p>
          </table:table-cell>
          <table:table-cell table:formula="of:=[.B80]-[.D80]" office:value-type="float" office:value="0.0653400000000062" calcext:value-type="float">
            <text:p>0,065340000000006</text:p>
          </table:table-cell>
          <table:table-cell table:formula="of:=LOG([.E80];2)" office:value-type="float" office:value="-3.93588973499861" calcext:value-type="float">
            <text:p>-3,93588973499861</text:p>
          </table:table-cell>
          <table:table-cell table:number-columns-repeated="7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9.7165" calcext:value-type="float">
            <text:p>39,7165</text:p>
          </table:table-cell>
          <table:table-cell office:value-type="float" office:value="1226.9055" calcext:value-type="float">
            <text:p>1226,9055</text:p>
          </table:table-cell>
          <table:table-cell table:formula="of:=[.C81]/[.A81]" office:value-type="float" office:value="39.5775967741935" calcext:value-type="float">
            <text:p>39,5775967741935</text:p>
          </table:table-cell>
          <table:table-cell table:formula="of:=[.B81]-[.D81]" office:value-type="float" office:value="0.138903225806452" calcext:value-type="float">
            <text:p>0,138903225806452</text:p>
          </table:table-cell>
          <table:table-cell table:formula="of:=LOG([.E81];2)" office:value-type="float" office:value="-2.84784799088173" calcext:value-type="float">
            <text:p>-2,84784799088173</text:p>
          </table:table-cell>
          <table:table-cell table:number-columns-repeated="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0.0357" calcext:value-type="float">
            <text:p>40,0357</text:p>
          </table:table-cell>
          <table:table-cell office:value-type="float" office:value="1278.1567" calcext:value-type="float">
            <text:p>1278,1567</text:p>
          </table:table-cell>
          <table:table-cell table:formula="of:=[.C82]/[.A82]" office:value-type="float" office:value="39.942396875" calcext:value-type="float">
            <text:p>39,942396875</text:p>
          </table:table-cell>
          <table:table-cell table:formula="of:=[.B82]-[.D82]" office:value-type="float" office:value="0.0933031249999985" calcext:value-type="float">
            <text:p>0,093303124999999</text:p>
          </table:table-cell>
          <table:table-cell table:formula="of:=LOG([.E82];2)" office:value-type="float" office:value="-3.42193078772771" calcext:value-type="float">
            <text:p>-3,4219307877277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9.8321" calcext:value-type="float">
            <text:p>39,8321</text:p>
          </table:table-cell>
          <table:table-cell office:value-type="float" office:value="1311.9335" calcext:value-type="float">
            <text:p>1311,9335</text:p>
          </table:table-cell>
          <table:table-cell table:formula="of:=[.C83]/[.A83]" office:value-type="float" office:value="39.7555606060606" calcext:value-type="float">
            <text:p>39,7555606060606</text:p>
          </table:table-cell>
          <table:table-cell table:formula="of:=[.B83]-[.D83]" office:value-type="float" office:value="0.0765393939393846" calcext:value-type="float">
            <text:p>0,076539393939385</text:p>
          </table:table-cell>
          <table:table-cell table:formula="of:=LOG([.E83];2)" office:value-type="float" office:value="-3.70765371239134" calcext:value-type="float">
            <text:p>-3,70765371239134</text:p>
          </table:table-cell>
          <table:table-cell table:number-columns-repeated="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.7312" calcext:value-type="float">
            <text:p>39,7312</text:p>
          </table:table-cell>
          <table:table-cell office:value-type="float" office:value="1348.0694" calcext:value-type="float">
            <text:p>1348,0694</text:p>
          </table:table-cell>
          <table:table-cell table:formula="of:=[.C84]/[.A84]" office:value-type="float" office:value="39.6491" calcext:value-type="float">
            <text:p>39,6491</text:p>
          </table:table-cell>
          <table:table-cell table:formula="of:=[.B84]-[.D84]" office:value-type="float" office:value="0.082099999999997" calcext:value-type="float">
            <text:p>0,082099999999997</text:p>
          </table:table-cell>
          <table:table-cell table:formula="of:=LOG([.E84];2)" office:value-type="float" office:value="-3.6064739677717" calcext:value-type="float">
            <text:p>-3,6064739677717</text:p>
          </table:table-cell>
          <table:table-cell table:number-columns-repeated="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.019" calcext:value-type="float">
            <text:p>40,019</text:p>
          </table:table-cell>
          <table:table-cell office:value-type="float" office:value="1397.1643" calcext:value-type="float">
            <text:p>1397,1643</text:p>
          </table:table-cell>
          <table:table-cell table:formula="of:=[.C85]/[.A85]" office:value-type="float" office:value="39.91898" calcext:value-type="float">
            <text:p>39,91898</text:p>
          </table:table-cell>
          <table:table-cell table:formula="of:=[.B85]-[.D85]" office:value-type="float" office:value="0.100020000000001" calcext:value-type="float">
            <text:p>0,100020000000001</text:p>
          </table:table-cell>
          <table:table-cell table:formula="of:=LOG([.E85];2)" office:value-type="float" office:value="-3.32163958472923" calcext:value-type="float">
            <text:p>-3,32163958472923</text:p>
          </table:table-cell>
          <table:table-cell table:number-columns-repeated="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0.0304" calcext:value-type="float">
            <text:p>40,0304</text:p>
          </table:table-cell>
          <table:table-cell office:value-type="float" office:value="1438.2051" calcext:value-type="float">
            <text:p>1438,2051</text:p>
          </table:table-cell>
          <table:table-cell table:formula="of:=[.C86]/[.A86]" office:value-type="float" office:value="39.9501416666667" calcext:value-type="float">
            <text:p>39,9501416666667</text:p>
          </table:table-cell>
          <table:table-cell table:formula="of:=[.B86]-[.D86]" office:value-type="float" office:value="0.0802583333333331" calcext:value-type="float">
            <text:p>0,080258333333333</text:p>
          </table:table-cell>
          <table:table-cell table:formula="of:=LOG([.E86];2)" office:value-type="float" office:value="-3.63920499274853" calcext:value-type="float">
            <text:p>-3,63920499274853</text:p>
          </table:table-cell>
          <table:table-cell table:number-columns-repeated="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.2612" calcext:value-type="float">
            <text:p>40,2612</text:p>
          </table:table-cell>
          <table:table-cell office:value-type="float" office:value="1486.0749" calcext:value-type="float">
            <text:p>1486,0749</text:p>
          </table:table-cell>
          <table:table-cell table:formula="of:=[.C87]/[.A87]" office:value-type="float" office:value="40.1641864864865" calcext:value-type="float">
            <text:p>40,1641864864865</text:p>
          </table:table-cell>
          <table:table-cell table:formula="of:=[.B87]-[.D87]" office:value-type="float" office:value="0.0970135135135166" calcext:value-type="float">
            <text:p>0,097013513513517</text:p>
          </table:table-cell>
          <table:table-cell table:formula="of:=LOG([.E87];2)" office:value-type="float" office:value="-3.36567046803134" calcext:value-type="float">
            <text:p>-3,36567046803134</text:p>
          </table:table-cell>
          <table:table-cell table:number-columns-repeated="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9.9922" calcext:value-type="float">
            <text:p>39,9922</text:p>
          </table:table-cell>
          <table:table-cell office:value-type="float" office:value="1515.8377" calcext:value-type="float">
            <text:p>1515,8377</text:p>
          </table:table-cell>
          <table:table-cell table:formula="of:=[.C88]/[.A88]" office:value-type="float" office:value="39.8904657894737" calcext:value-type="float">
            <text:p>39,8904657894737</text:p>
          </table:table-cell>
          <table:table-cell table:formula="of:=[.B88]-[.D88]" office:value-type="float" office:value="0.10173421052631" calcext:value-type="float">
            <text:p>0,10173421052631</text:p>
          </table:table-cell>
          <table:table-cell table:formula="of:=LOG([.E88];2)" office:value-type="float" office:value="-3.29712319388987" calcext:value-type="float">
            <text:p>-3,29712319388987</text:p>
          </table:table-cell>
          <table:table-cell table:number-columns-repeated="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.1721" calcext:value-type="float">
            <text:p>40,1721</text:p>
          </table:table-cell>
          <table:table-cell office:value-type="float" office:value="1556.4896" calcext:value-type="float">
            <text:p>1556,4896</text:p>
          </table:table-cell>
          <table:table-cell table:formula="of:=[.C89]/[.A89]" office:value-type="float" office:value="39.9099897435897" calcext:value-type="float">
            <text:p>39,9099897435897</text:p>
          </table:table-cell>
          <table:table-cell table:formula="of:=[.B89]-[.D89]" office:value-type="float" office:value="0.262110256410253" calcext:value-type="float">
            <text:p>0,262110256410253</text:p>
          </table:table-cell>
          <table:table-cell table:formula="of:=LOG([.E89];2)" office:value-type="float" office:value="-1.93175428726184" calcext:value-type="float">
            <text:p>-1,93175428726184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RAM Core 3</text:p>
          </table:table-cell>
          <table:table-cell table:number-columns-repeated="6"/>
          <table:table-cell office:value-type="string" calcext:value-type="string">
            <text:p>RAM Core 4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otal_time/KB</text:p>
          </table:table-cell>
          <table:table-cell office:value-type="string" calcext:value-type="string">
            <text:p>exec time</text:p>
          </table:table-cell>
          <table:table-cell office:value-type="string" calcext:value-type="string">
            <text:p>exec time/KB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total_time</text:p>
          </table:table-cell>
          <table:table-cell office:value-type="string" calcext:value-type="string">
            <text:p>total_time/KB</text:p>
          </table:table-cell>
          <table:table-cell office:value-type="string" calcext:value-type="string">
            <text:p>exec_time</text:p>
          </table:table-cell>
          <table:table-cell office:value-type="string" calcext:value-type="string">
            <text:p>exec time/KB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6832" calcext:value-type="float">
            <text:p>0,6832</text:p>
          </table:table-cell>
          <table:table-cell table:formula="of:=[.C94]/[.A94]" office:value-type="float" office:value="0.010675" calcext:value-type="float">
            <text:p>0,010675</text:p>
          </table:table-cell>
          <table:table-cell office:value-type="float" office:value="0.6727" calcext:value-type="float">
            <text:p>0,6727</text:p>
          </table:table-cell>
          <table:table-cell table:formula="of:=[.E94]/[.B94]/[.A94]" office:value-type="float" office:value="0.0105109375" calcext:value-type="float">
            <text:p>0,010510937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0.508" calcext:value-type="float">
            <text:p>0,508</text:p>
          </table:table-cell>
          <table:table-cell table:formula="of:=[.J94]/[.H94]" office:value-type="float" office:value="0.0079375" calcext:value-type="float">
            <text:p>0,0079375</text:p>
          </table:table-cell>
          <table:table-cell office:value-type="float" office:value="0.5003" calcext:value-type="float">
            <text:p>0,5003</text:p>
          </table:table-cell>
          <table:table-cell table:formula="of:=[.L94]/[.I94]/[.H94]" office:value-type="float" office:value="0.0078171875" calcext:value-type="float">
            <text:p>0,00781718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345" calcext:value-type="float">
            <text:p>0,345</text:p>
          </table:table-cell>
          <table:table-cell table:formula="of:=[.C95]/[.A95]" office:value-type="float" office:value="0.005390625" calcext:value-type="float">
            <text:p>0,005390625</text:p>
          </table:table-cell>
          <table:table-cell office:value-type="float" office:value="0.6783" calcext:value-type="float">
            <text:p>0,6783</text:p>
          </table:table-cell>
          <table:table-cell table:formula="of:=[.E95]/[.B95]/[.A95]" office:value-type="float" office:value="0.00529921875" calcext:value-type="float">
            <text:p>0,0052992187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.2774" calcext:value-type="float">
            <text:p>0,2774</text:p>
          </table:table-cell>
          <table:table-cell table:formula="of:=[.J95]/[.H95]" office:value-type="float" office:value="0.004334375" calcext:value-type="float">
            <text:p>0,004334375</text:p>
          </table:table-cell>
          <table:table-cell office:value-type="float" office:value="0.5455" calcext:value-type="float">
            <text:p>0,5455</text:p>
          </table:table-cell>
          <table:table-cell table:formula="of:=[.L95]/[.I95]/[.H95]" office:value-type="float" office:value="0.00426171875" calcext:value-type="float">
            <text:p>0,004261718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.2256" calcext:value-type="float">
            <text:p>0,2256</text:p>
          </table:table-cell>
          <table:table-cell table:formula="of:=[.C96]/[.A96]" office:value-type="float" office:value="0.003525" calcext:value-type="float">
            <text:p>0,003525</text:p>
          </table:table-cell>
          <table:table-cell office:value-type="float" office:value="0.6641" calcext:value-type="float">
            <text:p>0,6641</text:p>
          </table:table-cell>
          <table:table-cell table:formula="of:=[.E96]/[.B96]/[.A96]" office:value-type="float" office:value="0.00345885416666667" calcext:value-type="float">
            <text:p>0,00345885416666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0.1778" calcext:value-type="float">
            <text:p>0,1778</text:p>
          </table:table-cell>
          <table:table-cell table:formula="of:=[.J96]/[.H96]" office:value-type="float" office:value="0.002778125" calcext:value-type="float">
            <text:p>0,002778125</text:p>
          </table:table-cell>
          <table:table-cell office:value-type="float" office:value="0.5234" calcext:value-type="float">
            <text:p>0,5234</text:p>
          </table:table-cell>
          <table:table-cell table:formula="of:=[.L96]/[.I96]/[.H96]" office:value-type="float" office:value="0.00272604166666667" calcext:value-type="float">
            <text:p>0,0027260416666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2025" calcext:value-type="float">
            <text:p>0,2025</text:p>
          </table:table-cell>
          <table:table-cell table:formula="of:=[.C97]/[.A97]" office:value-type="float" office:value="0.0031640625" calcext:value-type="float">
            <text:p>0,0031640625</text:p>
          </table:table-cell>
          <table:table-cell office:value-type="float" office:value="0.7923" calcext:value-type="float">
            <text:p>0,7923</text:p>
          </table:table-cell>
          <table:table-cell table:formula="of:=[.E97]/[.B97]/[.A97]" office:value-type="float" office:value="0.003094921875" calcext:value-type="float">
            <text:p>0,00309492187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0.1484" calcext:value-type="float">
            <text:p>0,1484</text:p>
          </table:table-cell>
          <table:table-cell table:formula="of:=[.J97]/[.H97]" office:value-type="float" office:value="0.00231875" calcext:value-type="float">
            <text:p>0,00231875</text:p>
          </table:table-cell>
          <table:table-cell office:value-type="float" office:value="0.5695" calcext:value-type="float">
            <text:p>0,5695</text:p>
          </table:table-cell>
          <table:table-cell table:formula="of:=[.L97]/[.I97]/[.H97]" office:value-type="float" office:value="0.002224609375" calcext:value-type="float">
            <text:p>0,0022246093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.2085" calcext:value-type="float">
            <text:p>0,2085</text:p>
          </table:table-cell>
          <table:table-cell table:formula="of:=[.C98]/[.A98]" office:value-type="float" office:value="0.0032578125" calcext:value-type="float">
            <text:p>0,0032578125</text:p>
          </table:table-cell>
          <table:table-cell office:value-type="float" office:value="1.0138" calcext:value-type="float">
            <text:p>1,0138</text:p>
          </table:table-cell>
          <table:table-cell table:formula="of:=[.E98]/[.B98]/[.A98]" office:value-type="float" office:value="0.003168125" calcext:value-type="float">
            <text:p>0,00316812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0.1367" calcext:value-type="float">
            <text:p>0,1367</text:p>
          </table:table-cell>
          <table:table-cell table:formula="of:=[.J98]/[.H98]" office:value-type="float" office:value="0.0021359375" calcext:value-type="float">
            <text:p>0,0021359375</text:p>
          </table:table-cell>
          <table:table-cell office:value-type="float" office:value="0.652" calcext:value-type="float">
            <text:p>0,652</text:p>
          </table:table-cell>
          <table:table-cell table:formula="of:=[.L98]/[.I98]/[.H98]" office:value-type="float" office:value="0.0020375" calcext:value-type="float">
            <text:p>0,00203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.1879" calcext:value-type="float">
            <text:p>0,1879</text:p>
          </table:table-cell>
          <table:table-cell table:formula="of:=[.C99]/[.A99]" office:value-type="float" office:value="0.0029359375" calcext:value-type="float">
            <text:p>0,0029359375</text:p>
          </table:table-cell>
          <table:table-cell office:value-type="float" office:value="1.097" calcext:value-type="float">
            <text:p>1,097</text:p>
          </table:table-cell>
          <table:table-cell table:formula="of:=[.E99]/[.B99]/[.A99]" office:value-type="float" office:value="0.00285677083333333" calcext:value-type="float">
            <text:p>0,00285677083333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0.1423" calcext:value-type="float">
            <text:p>0,1423</text:p>
          </table:table-cell>
          <table:table-cell table:formula="of:=[.J99]/[.H99]" office:value-type="float" office:value="0.0022234375" calcext:value-type="float">
            <text:p>0,0022234375</text:p>
          </table:table-cell>
          <table:table-cell office:value-type="float" office:value="0.806" calcext:value-type="float">
            <text:p>0,806</text:p>
          </table:table-cell>
          <table:table-cell table:formula="of:=[.L99]/[.I99]/[.H99]" office:value-type="float" office:value="0.00209895833333333" calcext:value-type="float">
            <text:p>0,0020989583333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.228" calcext:value-type="float">
            <text:p>0,228</text:p>
          </table:table-cell>
          <table:table-cell table:formula="of:=[.C100]/[.A100]" office:value-type="float" office:value="0.0035625" calcext:value-type="float">
            <text:p>0,0035625</text:p>
          </table:table-cell>
          <table:table-cell office:value-type="float" office:value="1.4581" calcext:value-type="float">
            <text:p>1,4581</text:p>
          </table:table-cell>
          <table:table-cell table:formula="of:=[.E100]/[.B100]/[.A100]" office:value-type="float" office:value="0.0032546875" calcext:value-type="float">
            <text:p>0,003254687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7" calcext:value-type="float">
            <text:p>7</text:p>
          </table:table-cell>
          <table:table-cell office:value-type="float" office:value="0.1418" calcext:value-type="float">
            <text:p>0,1418</text:p>
          </table:table-cell>
          <table:table-cell table:formula="of:=[.J100]/[.H100]" office:value-type="float" office:value="0.002215625" calcext:value-type="float">
            <text:p>0,002215625</text:p>
          </table:table-cell>
          <table:table-cell office:value-type="float" office:value="0.9158" calcext:value-type="float">
            <text:p>0,9158</text:p>
          </table:table-cell>
          <table:table-cell table:formula="of:=[.L100]/[.I100]/[.H100]" office:value-type="float" office:value="0.00204419642857143" calcext:value-type="float">
            <text:p>0,0020441964285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.2249" calcext:value-type="float">
            <text:p>0,2249</text:p>
          </table:table-cell>
          <table:table-cell table:formula="of:=[.C101]/[.A101]" office:value-type="float" office:value="0.0035140625" calcext:value-type="float">
            <text:p>0,0035140625</text:p>
          </table:table-cell>
          <table:table-cell office:value-type="float" office:value="1.6418" calcext:value-type="float">
            <text:p>1,6418</text:p>
          </table:table-cell>
          <table:table-cell table:formula="of:=[.E101]/[.B101]/[.A101]" office:value-type="float" office:value="0.003206640625" calcext:value-type="float">
            <text:p>0,00320664062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0.1403" calcext:value-type="float">
            <text:p>0,1403</text:p>
          </table:table-cell>
          <table:table-cell table:formula="of:=[.J101]/[.H101]" office:value-type="float" office:value="0.0021921875" calcext:value-type="float">
            <text:p>0,0021921875</text:p>
          </table:table-cell>
          <table:table-cell office:value-type="float" office:value="1.0735" calcext:value-type="float">
            <text:p>1,0735</text:p>
          </table:table-cell>
          <table:table-cell table:formula="of:=[.L101]/[.I101]/[.H101]" office:value-type="float" office:value="0.0020966796875" calcext:value-type="float">
            <text:p>0,00209667968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0.2193" calcext:value-type="float">
            <text:p>0,2193</text:p>
          </table:table-cell>
          <table:table-cell table:formula="of:=[.C102]/[.A102]" office:value-type="float" office:value="0.0034265625" calcext:value-type="float">
            <text:p>0,0034265625</text:p>
          </table:table-cell>
          <table:table-cell office:value-type="float" office:value="1.717" calcext:value-type="float">
            <text:p>1,717</text:p>
          </table:table-cell>
          <table:table-cell table:formula="of:=[.E102]/[.B102]/[.A102]" office:value-type="float" office:value="0.00298090277777778" calcext:value-type="float">
            <text:p>0,00298090277777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9" calcext:value-type="float">
            <text:p>9</text:p>
          </table:table-cell>
          <table:table-cell office:value-type="float" office:value="0.1571" calcext:value-type="float">
            <text:p>0,1571</text:p>
          </table:table-cell>
          <table:table-cell table:formula="of:=[.J102]/[.H102]" office:value-type="float" office:value="0.0024546875" calcext:value-type="float">
            <text:p>0,0024546875</text:p>
          </table:table-cell>
          <table:table-cell office:value-type="float" office:value="1.1406" calcext:value-type="float">
            <text:p>1,1406</text:p>
          </table:table-cell>
          <table:table-cell table:formula="of:=[.L102]/[.I102]/[.H102]" office:value-type="float" office:value="0.00198020833333333" calcext:value-type="float">
            <text:p>0,0019802083333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.2265" calcext:value-type="float">
            <text:p>0,2265</text:p>
          </table:table-cell>
          <table:table-cell table:formula="of:=[.C103]/[.A103]" office:value-type="float" office:value="0.0035390625" calcext:value-type="float">
            <text:p>0,0035390625</text:p>
          </table:table-cell>
          <table:table-cell office:value-type="float" office:value="1.971" calcext:value-type="float">
            <text:p>1,971</text:p>
          </table:table-cell>
          <table:table-cell table:formula="of:=[.E103]/[.B103]/[.A103]" office:value-type="float" office:value="0.0030796875" calcext:value-type="float">
            <text:p>0,003079687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0.145" calcext:value-type="float">
            <text:p>0,145</text:p>
          </table:table-cell>
          <table:table-cell table:formula="of:=[.J103]/[.H103]" office:value-type="float" office:value="0.002265625" calcext:value-type="float">
            <text:p>0,002265625</text:p>
          </table:table-cell>
          <table:table-cell office:value-type="float" office:value="1.2725" calcext:value-type="float">
            <text:p>1,2725</text:p>
          </table:table-cell>
          <table:table-cell table:formula="of:=[.L103]/[.I103]/[.H103]" office:value-type="float" office:value="0.00198828125" calcext:value-type="float">
            <text:p>0,001988281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0.2236" calcext:value-type="float">
            <text:p>0,2236</text:p>
          </table:table-cell>
          <table:table-cell table:formula="of:=[.C104]/[.A104]" office:value-type="float" office:value="0.00349375" calcext:value-type="float">
            <text:p>0,00349375</text:p>
          </table:table-cell>
          <table:table-cell office:value-type="float" office:value="2.1722" calcext:value-type="float">
            <text:p>2,1722</text:p>
          </table:table-cell>
          <table:table-cell table:formula="of:=[.E104]/[.B104]/[.A104]" office:value-type="float" office:value="0.00308551136363636" calcext:value-type="float">
            <text:p>0,00308551136363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0.1407" calcext:value-type="float">
            <text:p>0,1407</text:p>
          </table:table-cell>
          <table:table-cell table:formula="of:=[.J104]/[.H104]" office:value-type="float" office:value="0.0021984375" calcext:value-type="float">
            <text:p>0,0021984375</text:p>
          </table:table-cell>
          <table:table-cell office:value-type="float" office:value="1.4474" calcext:value-type="float">
            <text:p>1,4474</text:p>
          </table:table-cell>
          <table:table-cell table:formula="of:=[.L104]/[.I104]/[.H104]" office:value-type="float" office:value="0.00205596590909091" calcext:value-type="float">
            <text:p>0,00205596590909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0.2332" calcext:value-type="float">
            <text:p>0,2332</text:p>
          </table:table-cell>
          <table:table-cell table:formula="of:=[.C105]/[.A105]" office:value-type="float" office:value="0.00364375" calcext:value-type="float">
            <text:p>0,00364375</text:p>
          </table:table-cell>
          <table:table-cell office:value-type="float" office:value="2.3518" calcext:value-type="float">
            <text:p>2,3518</text:p>
          </table:table-cell>
          <table:table-cell table:formula="of:=[.E105]/[.B105]/[.A105]" office:value-type="float" office:value="0.00306223958333333" calcext:value-type="float">
            <text:p>0,00306223958333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0.147" calcext:value-type="float">
            <text:p>0,147</text:p>
          </table:table-cell>
          <table:table-cell table:formula="of:=[.J105]/[.H105]" office:value-type="float" office:value="0.002296875" calcext:value-type="float">
            <text:p>0,002296875</text:p>
          </table:table-cell>
          <table:table-cell office:value-type="float" office:value="1.555" calcext:value-type="float">
            <text:p>1,555</text:p>
          </table:table-cell>
          <table:table-cell table:formula="of:=[.L105]/[.I105]/[.H105]" office:value-type="float" office:value="0.00202473958333333" calcext:value-type="float">
            <text:p>0,0020247395833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0.2451" calcext:value-type="float">
            <text:p>0,2451</text:p>
          </table:table-cell>
          <table:table-cell table:formula="of:=[.C106]/[.A106]" office:value-type="float" office:value="0.0038296875" calcext:value-type="float">
            <text:p>0,0038296875</text:p>
          </table:table-cell>
          <table:table-cell office:value-type="float" office:value="2.7459" calcext:value-type="float">
            <text:p>2,7459</text:p>
          </table:table-cell>
          <table:table-cell table:formula="of:=[.E106]/[.B106]/[.A106]" office:value-type="float" office:value="0.00330036057692308" calcext:value-type="float">
            <text:p>0,00330036057692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3" calcext:value-type="float">
            <text:p>13</text:p>
          </table:table-cell>
          <table:table-cell office:value-type="float" office:value="0.1556" calcext:value-type="float">
            <text:p>0,1556</text:p>
          </table:table-cell>
          <table:table-cell table:formula="of:=[.J106]/[.H106]" office:value-type="float" office:value="0.00243125" calcext:value-type="float">
            <text:p>0,00243125</text:p>
          </table:table-cell>
          <table:table-cell office:value-type="float" office:value="1.6942" calcext:value-type="float">
            <text:p>1,6942</text:p>
          </table:table-cell>
          <table:table-cell table:formula="of:=[.L106]/[.I106]/[.H106]" office:value-type="float" office:value="0.00203629807692308" calcext:value-type="float">
            <text:p>0,0020362980769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0.2518" calcext:value-type="float">
            <text:p>0,2518</text:p>
          </table:table-cell>
          <table:table-cell table:formula="of:=[.C107]/[.A107]" office:value-type="float" office:value="0.003934375" calcext:value-type="float">
            <text:p>0,003934375</text:p>
          </table:table-cell>
          <table:table-cell office:value-type="float" office:value="2.9837" calcext:value-type="float">
            <text:p>2,9837</text:p>
          </table:table-cell>
          <table:table-cell table:formula="of:=[.E107]/[.B107]/[.A107]" office:value-type="float" office:value="0.00333002232142857" calcext:value-type="float">
            <text:p>0,00333002232142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0.1457" calcext:value-type="float">
            <text:p>0,1457</text:p>
          </table:table-cell>
          <table:table-cell table:formula="of:=[.J107]/[.H107]" office:value-type="float" office:value="0.0022765625" calcext:value-type="float">
            <text:p>0,0022765625</text:p>
          </table:table-cell>
          <table:table-cell office:value-type="float" office:value="1.6884" calcext:value-type="float">
            <text:p>1,6884</text:p>
          </table:table-cell>
          <table:table-cell table:formula="of:=[.L107]/[.I107]/[.H107]" office:value-type="float" office:value="0.001884375" calcext:value-type="float">
            <text:p>0,0018843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0.2447" calcext:value-type="float">
            <text:p>0,2447</text:p>
          </table:table-cell>
          <table:table-cell table:formula="of:=[.C108]/[.A108]" office:value-type="float" office:value="0.0038234375" calcext:value-type="float">
            <text:p>0,0038234375</text:p>
          </table:table-cell>
          <table:table-cell office:value-type="float" office:value="2.9938" calcext:value-type="float">
            <text:p>2,9938</text:p>
          </table:table-cell>
          <table:table-cell table:formula="of:=[.E108]/[.B108]/[.A108]" office:value-type="float" office:value="0.00311854166666667" calcext:value-type="float">
            <text:p>0,00311854166666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5" calcext:value-type="float">
            <text:p>15</text:p>
          </table:table-cell>
          <table:table-cell office:value-type="float" office:value="0.141" calcext:value-type="float">
            <text:p>0,141</text:p>
          </table:table-cell>
          <table:table-cell table:formula="of:=[.J108]/[.H108]" office:value-type="float" office:value="0.002203125" calcext:value-type="float">
            <text:p>0,002203125</text:p>
          </table:table-cell>
          <table:table-cell office:value-type="float" office:value="1.7851" calcext:value-type="float">
            <text:p>1,7851</text:p>
          </table:table-cell>
          <table:table-cell table:formula="of:=[.L108]/[.I108]/[.H108]" office:value-type="float" office:value="0.00185947916666667" calcext:value-type="float">
            <text:p>0,0018594791666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0.2466" calcext:value-type="float">
            <text:p>0,2466</text:p>
          </table:table-cell>
          <table:table-cell table:formula="of:=[.C109]/[.A109]" office:value-type="float" office:value="0.003853125" calcext:value-type="float">
            <text:p>0,003853125</text:p>
          </table:table-cell>
          <table:table-cell office:value-type="float" office:value="3.4199" calcext:value-type="float">
            <text:p>3,4199</text:p>
          </table:table-cell>
          <table:table-cell table:formula="of:=[.E109]/[.B109]/[.A109]" office:value-type="float" office:value="0.00333974609375" calcext:value-type="float">
            <text:p>0,0033397460937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  <table:table-cell office:value-type="float" office:value="0.1471" calcext:value-type="float">
            <text:p>0,1471</text:p>
          </table:table-cell>
          <table:table-cell table:formula="of:=[.J109]/[.H109]" office:value-type="float" office:value="0.0022984375" calcext:value-type="float">
            <text:p>0,0022984375</text:p>
          </table:table-cell>
          <table:table-cell office:value-type="float" office:value="2.0631" calcext:value-type="float">
            <text:p>2,0631</text:p>
          </table:table-cell>
          <table:table-cell table:formula="of:=[.L109]/[.I109]/[.H109]" office:value-type="float" office:value="0.00201474609375" calcext:value-type="float">
            <text:p>0,002014746093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0.2417" calcext:value-type="float">
            <text:p>0,2417</text:p>
          </table:table-cell>
          <table:table-cell table:formula="of:=[.C110]/[.A110]" office:value-type="float" office:value="0.0037765625" calcext:value-type="float">
            <text:p>0,0037765625</text:p>
          </table:table-cell>
          <table:table-cell office:value-type="float" office:value="3.2662" calcext:value-type="float">
            <text:p>3,2662</text:p>
          </table:table-cell>
          <table:table-cell table:formula="of:=[.E110]/[.B110]/[.A110]" office:value-type="float" office:value="0.00300202205882353" calcext:value-type="float">
            <text:p>0,00300202205882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  <table:table-cell office:value-type="float" office:value="0.141" calcext:value-type="float">
            <text:p>0,141</text:p>
          </table:table-cell>
          <table:table-cell table:formula="of:=[.J110]/[.H110]" office:value-type="float" office:value="0.002203125" calcext:value-type="float">
            <text:p>0,002203125</text:p>
          </table:table-cell>
          <table:table-cell office:value-type="float" office:value="2.0282" calcext:value-type="float">
            <text:p>2,0282</text:p>
          </table:table-cell>
          <table:table-cell table:formula="of:=[.L110]/[.I110]/[.H110]" office:value-type="float" office:value="0.00186415441176471" calcext:value-type="float">
            <text:p>0,00186415441176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0.2522" calcext:value-type="float">
            <text:p>0,2522</text:p>
          </table:table-cell>
          <table:table-cell table:formula="of:=[.C111]/[.A111]" office:value-type="float" office:value="0.003940625" calcext:value-type="float">
            <text:p>0,003940625</text:p>
          </table:table-cell>
          <table:table-cell office:value-type="float" office:value="3.4374" calcext:value-type="float">
            <text:p>3,4374</text:p>
          </table:table-cell>
          <table:table-cell table:formula="of:=[.E111]/[.B111]/[.A111]" office:value-type="float" office:value="0.00298385416666667" calcext:value-type="float">
            <text:p>0,00298385416666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8" calcext:value-type="float">
            <text:p>18</text:p>
          </table:table-cell>
          <table:table-cell office:value-type="float" office:value="0.1428" calcext:value-type="float">
            <text:p>0,1428</text:p>
          </table:table-cell>
          <table:table-cell table:formula="of:=[.J111]/[.H111]" office:value-type="float" office:value="0.00223125" calcext:value-type="float">
            <text:p>0,00223125</text:p>
          </table:table-cell>
          <table:table-cell office:value-type="float" office:value="2.0878" calcext:value-type="float">
            <text:p>2,0878</text:p>
          </table:table-cell>
          <table:table-cell table:formula="of:=[.L111]/[.I111]/[.H111]" office:value-type="float" office:value="0.00181232638888889" calcext:value-type="float">
            <text:p>0,0018123263888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0.2682" calcext:value-type="float">
            <text:p>0,2682</text:p>
          </table:table-cell>
          <table:table-cell table:formula="of:=[.C112]/[.A112]" office:value-type="float" office:value="0.004190625" calcext:value-type="float">
            <text:p>0,004190625</text:p>
          </table:table-cell>
          <table:table-cell office:value-type="float" office:value="3.6939" calcext:value-type="float">
            <text:p>3,6939</text:p>
          </table:table-cell>
          <table:table-cell table:formula="of:=[.E112]/[.B112]/[.A112]" office:value-type="float" office:value="0.00303774671052632" calcext:value-type="float">
            <text:p>0,00303774671052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0.1427" calcext:value-type="float">
            <text:p>0,1427</text:p>
          </table:table-cell>
          <table:table-cell table:formula="of:=[.J112]/[.H112]" office:value-type="float" office:value="0.0022296875" calcext:value-type="float">
            <text:p>0,0022296875</text:p>
          </table:table-cell>
          <table:table-cell office:value-type="float" office:value="2.512" calcext:value-type="float">
            <text:p>2,512</text:p>
          </table:table-cell>
          <table:table-cell table:formula="of:=[.L112]/[.I112]/[.H112]" office:value-type="float" office:value="0.00206578947368421" calcext:value-type="float">
            <text:p>0,0020657894736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0.2626" calcext:value-type="float">
            <text:p>0,2626</text:p>
          </table:table-cell>
          <table:table-cell table:formula="of:=[.C113]/[.A113]" office:value-type="float" office:value="0.004103125" calcext:value-type="float">
            <text:p>0,004103125</text:p>
          </table:table-cell>
          <table:table-cell office:value-type="float" office:value="3.8688" calcext:value-type="float">
            <text:p>3,8688</text:p>
          </table:table-cell>
          <table:table-cell table:formula="of:=[.E113]/[.B113]/[.A113]" office:value-type="float" office:value="0.0030225" calcext:value-type="float">
            <text:p>0,003022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0" calcext:value-type="float">
            <text:p>20</text:p>
          </table:table-cell>
          <table:table-cell office:value-type="float" office:value="0.149" calcext:value-type="float">
            <text:p>0,149</text:p>
          </table:table-cell>
          <table:table-cell table:formula="of:=[.J113]/[.H113]" office:value-type="float" office:value="0.002328125" calcext:value-type="float">
            <text:p>0,002328125</text:p>
          </table:table-cell>
          <table:table-cell office:value-type="float" office:value="2.5501" calcext:value-type="float">
            <text:p>2,5501</text:p>
          </table:table-cell>
          <table:table-cell table:formula="of:=[.L113]/[.I113]/[.H113]" office:value-type="float" office:value="0.001992265625" calcext:value-type="float">
            <text:p>0,0019922656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0.2575" calcext:value-type="float">
            <text:p>0,2575</text:p>
          </table:table-cell>
          <table:table-cell table:formula="of:=[.C114]/[.A114]" office:value-type="float" office:value="0.0040234375" calcext:value-type="float">
            <text:p>0,0040234375</text:p>
          </table:table-cell>
          <table:table-cell office:value-type="float" office:value="3.4568" calcext:value-type="float">
            <text:p>3,4568</text:p>
          </table:table-cell>
          <table:table-cell table:formula="of:=[.E114]/[.B114]/[.A114]" office:value-type="float" office:value="0.00257202380952381" calcext:value-type="float">
            <text:p>0,00257202380952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1" calcext:value-type="float">
            <text:p>21</text:p>
          </table:table-cell>
          <table:table-cell office:value-type="float" office:value="0.1435" calcext:value-type="float">
            <text:p>0,1435</text:p>
          </table:table-cell>
          <table:table-cell table:formula="of:=[.J114]/[.H114]" office:value-type="float" office:value="0.0022421875" calcext:value-type="float">
            <text:p>0,0022421875</text:p>
          </table:table-cell>
          <table:table-cell office:value-type="float" office:value="2.2844" calcext:value-type="float">
            <text:p>2,2844</text:p>
          </table:table-cell>
          <table:table-cell table:formula="of:=[.L114]/[.I114]/[.H114]" office:value-type="float" office:value="0.00169970238095238" calcext:value-type="float">
            <text:p>0,00169970238095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0.2587" calcext:value-type="float">
            <text:p>0,2587</text:p>
          </table:table-cell>
          <table:table-cell table:formula="of:=[.C115]/[.A115]" office:value-type="float" office:value="0.0040421875" calcext:value-type="float">
            <text:p>0,0040421875</text:p>
          </table:table-cell>
          <table:table-cell office:value-type="float" office:value="4.4131" calcext:value-type="float">
            <text:p>4,4131</text:p>
          </table:table-cell>
          <table:table-cell table:formula="of:=[.E115]/[.B115]/[.A115]" office:value-type="float" office:value="0.00313430397727273" calcext:value-type="float">
            <text:p>0,00313430397727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0.1491" calcext:value-type="float">
            <text:p>0,1491</text:p>
          </table:table-cell>
          <table:table-cell table:formula="of:=[.J115]/[.H115]" office:value-type="float" office:value="0.0023296875" calcext:value-type="float">
            <text:p>0,0023296875</text:p>
          </table:table-cell>
          <table:table-cell office:value-type="float" office:value="2.3402" calcext:value-type="float">
            <text:p>2,3402</text:p>
          </table:table-cell>
          <table:table-cell table:formula="of:=[.L115]/[.I115]/[.H115]" office:value-type="float" office:value="0.00166207386363636" calcext:value-type="float">
            <text:p>0,00166207386363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0.2657" calcext:value-type="float">
            <text:p>0,2657</text:p>
          </table:table-cell>
          <table:table-cell table:formula="of:=[.C116]/[.A116]" office:value-type="float" office:value="0.0041515625" calcext:value-type="float">
            <text:p>0,0041515625</text:p>
          </table:table-cell>
          <table:table-cell office:value-type="float" office:value="4.2936" calcext:value-type="float">
            <text:p>4,2936</text:p>
          </table:table-cell>
          <table:table-cell table:formula="of:=[.E116]/[.B116]/[.A116]" office:value-type="float" office:value="0.00291684782608696" calcext:value-type="float">
            <text:p>0,00291684782608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3" calcext:value-type="float">
            <text:p>23</text:p>
          </table:table-cell>
          <table:table-cell office:value-type="float" office:value="0.1465" calcext:value-type="float">
            <text:p>0,1465</text:p>
          </table:table-cell>
          <table:table-cell table:formula="of:=[.J116]/[.H116]" office:value-type="float" office:value="0.0022890625" calcext:value-type="float">
            <text:p>0,0022890625</text:p>
          </table:table-cell>
          <table:table-cell office:value-type="float" office:value="2.8523" calcext:value-type="float">
            <text:p>2,8523</text:p>
          </table:table-cell>
          <table:table-cell table:formula="of:=[.L116]/[.I116]/[.H116]" office:value-type="float" office:value="0.00193770380434783" calcext:value-type="float">
            <text:p>0,00193770380434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0.2627" calcext:value-type="float">
            <text:p>0,2627</text:p>
          </table:table-cell>
          <table:table-cell table:formula="of:=[.C117]/[.A117]" office:value-type="float" office:value="0.0041046875" calcext:value-type="float">
            <text:p>0,0041046875</text:p>
          </table:table-cell>
          <table:table-cell office:value-type="float" office:value="4.871" calcext:value-type="float">
            <text:p>4,871</text:p>
          </table:table-cell>
          <table:table-cell table:formula="of:=[.E117]/[.B117]/[.A117]" office:value-type="float" office:value="0.00317122395833333" calcext:value-type="float">
            <text:p>0,003171223958333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4" calcext:value-type="float">
            <text:p>24</text:p>
          </table:table-cell>
          <table:table-cell office:value-type="float" office:value="0.1434" calcext:value-type="float">
            <text:p>0,1434</text:p>
          </table:table-cell>
          <table:table-cell table:formula="of:=[.J117]/[.H117]" office:value-type="float" office:value="0.002240625" calcext:value-type="float">
            <text:p>0,002240625</text:p>
          </table:table-cell>
          <table:table-cell office:value-type="float" office:value="2.9095" calcext:value-type="float">
            <text:p>2,9095</text:p>
          </table:table-cell>
          <table:table-cell table:formula="of:=[.L117]/[.I117]/[.H117]" office:value-type="float" office:value="0.00189420572916667" calcext:value-type="float">
            <text:p>0,00189420572916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0.2687" calcext:value-type="float">
            <text:p>0,2687</text:p>
          </table:table-cell>
          <table:table-cell table:formula="of:=[.C118]/[.A118]" office:value-type="float" office:value="0.0041984375" calcext:value-type="float">
            <text:p>0,0041984375</text:p>
          </table:table-cell>
          <table:table-cell office:value-type="float" office:value="5.6062" calcext:value-type="float">
            <text:p>5,6062</text:p>
          </table:table-cell>
          <table:table-cell table:formula="of:=[.E118]/[.B118]/[.A118]" office:value-type="float" office:value="0.003503875" calcext:value-type="float">
            <text:p>0,00350387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float" office:value="0.1495" calcext:value-type="float">
            <text:p>0,1495</text:p>
          </table:table-cell>
          <table:table-cell table:formula="of:=[.J118]/[.H118]" office:value-type="float" office:value="0.0023359375" calcext:value-type="float">
            <text:p>0,0023359375</text:p>
          </table:table-cell>
          <table:table-cell office:value-type="float" office:value="2.7862" calcext:value-type="float">
            <text:p>2,7862</text:p>
          </table:table-cell>
          <table:table-cell table:formula="of:=[.L118]/[.I118]/[.H118]" office:value-type="float" office:value="0.001741375" calcext:value-type="float">
            <text:p>0,00174137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0.2838" calcext:value-type="float">
            <text:p>0,2838</text:p>
          </table:table-cell>
          <table:table-cell table:formula="of:=[.C119]/[.A119]" office:value-type="float" office:value="0.004434375" calcext:value-type="float">
            <text:p>0,004434375</text:p>
          </table:table-cell>
          <table:table-cell office:value-type="float" office:value="6.0415" calcext:value-type="float">
            <text:p>6,0415</text:p>
          </table:table-cell>
          <table:table-cell table:formula="of:=[.E119]/[.B119]/[.A119]" office:value-type="float" office:value="0.00363070913461538" calcext:value-type="float">
            <text:p>0,00363070913461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6" calcext:value-type="float">
            <text:p>26</text:p>
          </table:table-cell>
          <table:table-cell office:value-type="float" office:value="0.1491" calcext:value-type="float">
            <text:p>0,1491</text:p>
          </table:table-cell>
          <table:table-cell table:formula="of:=[.J119]/[.H119]" office:value-type="float" office:value="0.0023296875" calcext:value-type="float">
            <text:p>0,0023296875</text:p>
          </table:table-cell>
          <table:table-cell office:value-type="float" office:value="3.382" calcext:value-type="float">
            <text:p>3,382</text:p>
          </table:table-cell>
          <table:table-cell table:formula="of:=[.L119]/[.I119]/[.H119]" office:value-type="float" office:value="0.00203245192307692" calcext:value-type="float">
            <text:p>0,00203245192307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0.2829" calcext:value-type="float">
            <text:p>0,2829</text:p>
          </table:table-cell>
          <table:table-cell table:formula="of:=[.C120]/[.A120]" office:value-type="float" office:value="0.0044203125" calcext:value-type="float">
            <text:p>0,0044203125</text:p>
          </table:table-cell>
          <table:table-cell office:value-type="float" office:value="5.8986" calcext:value-type="float">
            <text:p>5,8986</text:p>
          </table:table-cell>
          <table:table-cell table:formula="of:=[.E120]/[.B120]/[.A120]" office:value-type="float" office:value="0.00341354166666667" calcext:value-type="float">
            <text:p>0,003413541666667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7" calcext:value-type="float">
            <text:p>27</text:p>
          </table:table-cell>
          <table:table-cell office:value-type="float" office:value="0.1513" calcext:value-type="float">
            <text:p>0,1513</text:p>
          </table:table-cell>
          <table:table-cell table:formula="of:=[.J120]/[.H120]" office:value-type="float" office:value="0.0023640625" calcext:value-type="float">
            <text:p>0,0023640625</text:p>
          </table:table-cell>
          <table:table-cell office:value-type="float" office:value="2.9566" calcext:value-type="float">
            <text:p>2,9566</text:p>
          </table:table-cell>
          <table:table-cell table:formula="of:=[.L120]/[.I120]/[.H120]" office:value-type="float" office:value="0.00171099537037037" calcext:value-type="float">
            <text:p>0,0017109953703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0.2554" calcext:value-type="float">
            <text:p>0,2554</text:p>
          </table:table-cell>
          <table:table-cell table:formula="of:=[.C121]/[.A121]" office:value-type="float" office:value="0.003990625" calcext:value-type="float">
            <text:p>0,003990625</text:p>
          </table:table-cell>
          <table:table-cell office:value-type="float" office:value="5.2885" calcext:value-type="float">
            <text:p>5,2885</text:p>
          </table:table-cell>
          <table:table-cell table:formula="of:=[.E121]/[.B121]/[.A121]" office:value-type="float" office:value="0.002951171875" calcext:value-type="float">
            <text:p>0,00295117187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0.1502" calcext:value-type="float">
            <text:p>0,1502</text:p>
          </table:table-cell>
          <table:table-cell table:formula="of:=[.J121]/[.H121]" office:value-type="float" office:value="0.002346875" calcext:value-type="float">
            <text:p>0,002346875</text:p>
          </table:table-cell>
          <table:table-cell office:value-type="float" office:value="3.3916" calcext:value-type="float">
            <text:p>3,3916</text:p>
          </table:table-cell>
          <table:table-cell table:formula="of:=[.L121]/[.I121]/[.H121]" office:value-type="float" office:value="0.00189263392857143" calcext:value-type="float">
            <text:p>0,00189263392857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0.281" calcext:value-type="float">
            <text:p>0,281</text:p>
          </table:table-cell>
          <table:table-cell table:formula="of:=[.C122]/[.A122]" office:value-type="float" office:value="0.004390625" calcext:value-type="float">
            <text:p>0,004390625</text:p>
          </table:table-cell>
          <table:table-cell office:value-type="float" office:value="6.3884" calcext:value-type="float">
            <text:p>6,3884</text:p>
          </table:table-cell>
          <table:table-cell table:formula="of:=[.E122]/[.B122]/[.A122]" office:value-type="float" office:value="0.00344202586206897" calcext:value-type="float">
            <text:p>0,00344202586206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9" calcext:value-type="float">
            <text:p>29</text:p>
          </table:table-cell>
          <table:table-cell office:value-type="float" office:value="0.1559" calcext:value-type="float">
            <text:p>0,1559</text:p>
          </table:table-cell>
          <table:table-cell table:formula="of:=[.J122]/[.H122]" office:value-type="float" office:value="0.0024359375" calcext:value-type="float">
            <text:p>0,0024359375</text:p>
          </table:table-cell>
          <table:table-cell office:value-type="float" office:value="3.8265" calcext:value-type="float">
            <text:p>3,8265</text:p>
          </table:table-cell>
          <table:table-cell table:formula="of:=[.L122]/[.I122]/[.H122]" office:value-type="float" office:value="0.00206169181034483" calcext:value-type="float">
            <text:p>0,00206169181034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0.2747" calcext:value-type="float">
            <text:p>0,2747</text:p>
          </table:table-cell>
          <table:table-cell table:formula="of:=[.C123]/[.A123]" office:value-type="float" office:value="0.0042921875" calcext:value-type="float">
            <text:p>0,0042921875</text:p>
          </table:table-cell>
          <table:table-cell office:value-type="float" office:value="5.6454" calcext:value-type="float">
            <text:p>5,6454</text:p>
          </table:table-cell>
          <table:table-cell table:formula="of:=[.E123]/[.B123]/[.A123]" office:value-type="float" office:value="0.0029403125" calcext:value-type="float">
            <text:p>0,002940312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0" calcext:value-type="float">
            <text:p>30</text:p>
          </table:table-cell>
          <table:table-cell office:value-type="float" office:value="0.147" calcext:value-type="float">
            <text:p>0,147</text:p>
          </table:table-cell>
          <table:table-cell table:formula="of:=[.J123]/[.H123]" office:value-type="float" office:value="0.002296875" calcext:value-type="float">
            <text:p>0,002296875</text:p>
          </table:table-cell>
          <table:table-cell office:value-type="float" office:value="2.8254" calcext:value-type="float">
            <text:p>2,8254</text:p>
          </table:table-cell>
          <table:table-cell table:formula="of:=[.L123]/[.I123]/[.H123]" office:value-type="float" office:value="0.0014715625" calcext:value-type="float">
            <text:p>0,00147156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0.2703" calcext:value-type="float">
            <text:p>0,2703</text:p>
          </table:table-cell>
          <table:table-cell table:formula="of:=[.C124]/[.A124]" office:value-type="float" office:value="0.0042234375" calcext:value-type="float">
            <text:p>0,0042234375</text:p>
          </table:table-cell>
          <table:table-cell office:value-type="float" office:value="5.4382" calcext:value-type="float">
            <text:p>5,4382</text:p>
          </table:table-cell>
          <table:table-cell table:formula="of:=[.E124]/[.B124]/[.A124]" office:value-type="float" office:value="0.00274102822580645" calcext:value-type="float">
            <text:p>0,00274102822580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  <table:table-cell office:value-type="float" office:value="0.1428" calcext:value-type="float">
            <text:p>0,1428</text:p>
          </table:table-cell>
          <table:table-cell table:formula="of:=[.J124]/[.H124]" office:value-type="float" office:value="0.00223125" calcext:value-type="float">
            <text:p>0,00223125</text:p>
          </table:table-cell>
          <table:table-cell office:value-type="float" office:value="2.8219" calcext:value-type="float">
            <text:p>2,8219</text:p>
          </table:table-cell>
          <table:table-cell table:formula="of:=[.L124]/[.I124]/[.H124]" office:value-type="float" office:value="0.00142232862903226" calcext:value-type="float">
            <text:p>0,00142232862903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.2771" calcext:value-type="float">
            <text:p>0,2771</text:p>
          </table:table-cell>
          <table:table-cell table:formula="of:=[.C125]/[.A125]" office:value-type="float" office:value="0.0043296875" calcext:value-type="float">
            <text:p>0,0043296875</text:p>
          </table:table-cell>
          <table:table-cell office:value-type="float" office:value="7.487" calcext:value-type="float">
            <text:p>7,487</text:p>
          </table:table-cell>
          <table:table-cell table:formula="of:=[.E125]/[.B125]/[.A125]" office:value-type="float" office:value="0.00365576171875" calcext:value-type="float">
            <text:p>0,0036557617187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0.15" calcext:value-type="float">
            <text:p>0,15</text:p>
          </table:table-cell>
          <table:table-cell table:formula="of:=[.J125]/[.H125]" office:value-type="float" office:value="0.00234375" calcext:value-type="float">
            <text:p>0,00234375</text:p>
          </table:table-cell>
          <table:table-cell office:value-type="float" office:value="2.2529" calcext:value-type="float">
            <text:p>2,2529</text:p>
          </table:table-cell>
          <table:table-cell table:formula="of:=[.L125]/[.I125]/[.H125]" office:value-type="float" office:value="0.001100048828125" calcext:value-type="float">
            <text:p>0,0011000488281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0.2752" calcext:value-type="float">
            <text:p>0,2752</text:p>
          </table:table-cell>
          <table:table-cell table:formula="of:=[.C126]/[.A126]" office:value-type="float" office:value="0.0043" calcext:value-type="float">
            <text:p>0,0043</text:p>
          </table:table-cell>
          <table:table-cell office:value-type="float" office:value="6.0119" calcext:value-type="float">
            <text:p>6,0119</text:p>
          </table:table-cell>
          <table:table-cell table:formula="of:=[.E126]/[.B126]/[.A126]" office:value-type="float" office:value="0.00284654356060606" calcext:value-type="float">
            <text:p>0,00284654356060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0.1523" calcext:value-type="float">
            <text:p>0,1523</text:p>
          </table:table-cell>
          <table:table-cell table:formula="of:=[.J126]/[.H126]" office:value-type="float" office:value="0.0023796875" calcext:value-type="float">
            <text:p>0,0023796875</text:p>
          </table:table-cell>
          <table:table-cell office:value-type="float" office:value="2.8834" calcext:value-type="float">
            <text:p>2,8834</text:p>
          </table:table-cell>
          <table:table-cell table:formula="of:=[.L126]/[.I126]/[.H126]" office:value-type="float" office:value="0.00136524621212121" calcext:value-type="float">
            <text:p>0,00136524621212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0.2731" calcext:value-type="float">
            <text:p>0,2731</text:p>
          </table:table-cell>
          <table:table-cell table:formula="of:=[.C127]/[.A127]" office:value-type="float" office:value="0.0042671875" calcext:value-type="float">
            <text:p>0,0042671875</text:p>
          </table:table-cell>
          <table:table-cell office:value-type="float" office:value="5.2751" calcext:value-type="float">
            <text:p>5,2751</text:p>
          </table:table-cell>
          <table:table-cell table:formula="of:=[.E127]/[.B127]/[.A127]" office:value-type="float" office:value="0.00242421875" calcext:value-type="float">
            <text:p>0,00242421875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4" calcext:value-type="float">
            <text:p>34</text:p>
          </table:table-cell>
          <table:table-cell office:value-type="float" office:value="0.1463" calcext:value-type="float">
            <text:p>0,1463</text:p>
          </table:table-cell>
          <table:table-cell table:formula="of:=[.J127]/[.H127]" office:value-type="float" office:value="0.0022859375" calcext:value-type="float">
            <text:p>0,0022859375</text:p>
          </table:table-cell>
          <table:table-cell office:value-type="float" office:value="3.2631" calcext:value-type="float">
            <text:p>3,2631</text:p>
          </table:table-cell>
          <table:table-cell table:formula="of:=[.L127]/[.I127]/[.H127]" office:value-type="float" office:value="0.00149958639705882" calcext:value-type="float">
            <text:p>0,00149958639705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0.2672" calcext:value-type="float">
            <text:p>0,2672</text:p>
          </table:table-cell>
          <table:table-cell table:formula="of:=[.C128]/[.A128]" office:value-type="float" office:value="0.004175" calcext:value-type="float">
            <text:p>0,004175</text:p>
          </table:table-cell>
          <table:table-cell office:value-type="float" office:value="6.5879" calcext:value-type="float">
            <text:p>6,5879</text:p>
          </table:table-cell>
          <table:table-cell table:formula="of:=[.E128]/[.B128]/[.A128]" office:value-type="float" office:value="0.00294102678571429" calcext:value-type="float">
            <text:p>0,00294102678571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0.1734" calcext:value-type="float">
            <text:p>0,1734</text:p>
          </table:table-cell>
          <table:table-cell table:formula="of:=[.J128]/[.H128]" office:value-type="float" office:value="0.002709375" calcext:value-type="float">
            <text:p>0,002709375</text:p>
          </table:table-cell>
          <table:table-cell office:value-type="float" office:value="2.6416" calcext:value-type="float">
            <text:p>2,6416</text:p>
          </table:table-cell>
          <table:table-cell table:formula="of:=[.L128]/[.I128]/[.H128]" office:value-type="float" office:value="0.00117928571428571" calcext:value-type="float">
            <text:p>0,00117928571428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0.2836" calcext:value-type="float">
            <text:p>0,2836</text:p>
          </table:table-cell>
          <table:table-cell table:formula="of:=[.C129]/[.A129]" office:value-type="float" office:value="0.00443125" calcext:value-type="float">
            <text:p>0,00443125</text:p>
          </table:table-cell>
          <table:table-cell office:value-type="float" office:value="6.442" calcext:value-type="float">
            <text:p>6,442</text:p>
          </table:table-cell>
          <table:table-cell table:formula="of:=[.E129]/[.B129]/[.A129]" office:value-type="float" office:value="0.00279600694444444" calcext:value-type="float">
            <text:p>0,00279600694444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0.1468" calcext:value-type="float">
            <text:p>0,1468</text:p>
          </table:table-cell>
          <table:table-cell table:formula="of:=[.J129]/[.H129]" office:value-type="float" office:value="0.00229375" calcext:value-type="float">
            <text:p>0,00229375</text:p>
          </table:table-cell>
          <table:table-cell office:value-type="float" office:value="3.7373" calcext:value-type="float">
            <text:p>3,7373</text:p>
          </table:table-cell>
          <table:table-cell table:formula="of:=[.L129]/[.I129]/[.H129]" office:value-type="float" office:value="0.00162209201388889" calcext:value-type="float">
            <text:p>0,00162209201388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0.281" calcext:value-type="float">
            <text:p>0,281</text:p>
          </table:table-cell>
          <table:table-cell table:formula="of:=[.C130]/[.A130]" office:value-type="float" office:value="0.004390625" calcext:value-type="float">
            <text:p>0,004390625</text:p>
          </table:table-cell>
          <table:table-cell office:value-type="float" office:value="7.7494" calcext:value-type="float">
            <text:p>7,7494</text:p>
          </table:table-cell>
          <table:table-cell table:formula="of:=[.E130]/[.B130]/[.A130]" office:value-type="float" office:value="0.00327255067567568" calcext:value-type="float">
            <text:p>0,003272550675676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7" calcext:value-type="float">
            <text:p>37</text:p>
          </table:table-cell>
          <table:table-cell office:value-type="float" office:value="0.1483" calcext:value-type="float">
            <text:p>0,1483</text:p>
          </table:table-cell>
          <table:table-cell table:formula="of:=[.J130]/[.H130]" office:value-type="float" office:value="0.0023171875" calcext:value-type="float">
            <text:p>0,0023171875</text:p>
          </table:table-cell>
          <table:table-cell office:value-type="float" office:value="3.8871" calcext:value-type="float">
            <text:p>3,8871</text:p>
          </table:table-cell>
          <table:table-cell table:formula="of:=[.L130]/[.I130]/[.H130]" office:value-type="float" office:value="0.00164151182432432" calcext:value-type="float">
            <text:p>0,00164151182432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0.2977" calcext:value-type="float">
            <text:p>0,2977</text:p>
          </table:table-cell>
          <table:table-cell table:formula="of:=[.C131]/[.A131]" office:value-type="float" office:value="0.0046515625" calcext:value-type="float">
            <text:p>0,0046515625</text:p>
          </table:table-cell>
          <table:table-cell office:value-type="float" office:value="8.3456" calcext:value-type="float">
            <text:p>8,3456</text:p>
          </table:table-cell>
          <table:table-cell table:formula="of:=[.E131]/[.B131]/[.A131]" office:value-type="float" office:value="0.00343157894736842" calcext:value-type="float">
            <text:p>0,003431578947368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8" calcext:value-type="float">
            <text:p>38</text:p>
          </table:table-cell>
          <table:table-cell office:value-type="float" office:value="0.156" calcext:value-type="float">
            <text:p>0,156</text:p>
          </table:table-cell>
          <table:table-cell table:formula="of:=[.J131]/[.H131]" office:value-type="float" office:value="0.0024375" calcext:value-type="float">
            <text:p>0,0024375</text:p>
          </table:table-cell>
          <table:table-cell office:value-type="float" office:value="4.2169" calcext:value-type="float">
            <text:p>4,2169</text:p>
          </table:table-cell>
          <table:table-cell table:formula="of:=[.L131]/[.I131]/[.H131]" office:value-type="float" office:value="0.00173392269736842" calcext:value-type="float">
            <text:p>0,00173392269736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0.288" calcext:value-type="float">
            <text:p>0,288</text:p>
          </table:table-cell>
          <table:table-cell table:formula="of:=[.C132]/[.A132]" office:value-type="float" office:value="0.0045" calcext:value-type="float">
            <text:p>0,0045</text:p>
          </table:table-cell>
          <table:table-cell office:value-type="float" office:value="8.1958" calcext:value-type="float">
            <text:p>8,1958</text:p>
          </table:table-cell>
          <table:table-cell table:formula="of:=[.E132]/[.B132]/[.A132]" office:value-type="float" office:value="0.00328357371794872" calcext:value-type="float">
            <text:p>0,003283573717949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9" calcext:value-type="float">
            <text:p>39</text:p>
          </table:table-cell>
          <table:table-cell office:value-type="float" office:value="0.189" calcext:value-type="float">
            <text:p>0,189</text:p>
          </table:table-cell>
          <table:table-cell table:formula="of:=[.J132]/[.H132]" office:value-type="float" office:value="0.002953125" calcext:value-type="float">
            <text:p>0,002953125</text:p>
          </table:table-cell>
          <table:table-cell office:value-type="float" office:value="4.5609" calcext:value-type="float">
            <text:p>4,5609</text:p>
          </table:table-cell>
          <table:table-cell table:formula="of:=[.L132]/[.I132]/[.H132]" office:value-type="float" office:value="0.00182728365384615" calcext:value-type="float">
            <text:p>0,0018272836538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7818" calcext:value-type="float">
            <text:p>0,7818</text:p>
          </table:table-cell>
          <table:table-cell table:formula="of:=[.C133]/[.A133]" office:value-type="float" office:value="0.0061078125" calcext:value-type="float">
            <text:p>0,0061078125</text:p>
          </table:table-cell>
          <table:table-cell office:value-type="float" office:value="0.7752" calcext:value-type="float">
            <text:p>0,7752</text:p>
          </table:table-cell>
          <table:table-cell table:formula="of:=[.E133]/[.B133]/[.A133]" office:value-type="float" office:value="0.00605625" calcext:value-type="float">
            <text:p>0,0060562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0.4788" calcext:value-type="float">
            <text:p>0,4788</text:p>
          </table:table-cell>
          <table:table-cell table:formula="of:=[.J133]/[.H133]" office:value-type="float" office:value="0.003740625" calcext:value-type="float">
            <text:p>0,003740625</text:p>
          </table:table-cell>
          <table:table-cell office:value-type="float" office:value="0.4747" calcext:value-type="float">
            <text:p>0,4747</text:p>
          </table:table-cell>
          <table:table-cell table:formula="of:=[.L133]/[.I133]/[.H133]" office:value-type="float" office:value="0.00370859375" calcext:value-type="float">
            <text:p>0,003708593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0.3778" calcext:value-type="float">
            <text:p>0,3778</text:p>
          </table:table-cell>
          <table:table-cell table:formula="of:=[.C134]/[.A134]" office:value-type="float" office:value="0.0029515625" calcext:value-type="float">
            <text:p>0,0029515625</text:p>
          </table:table-cell>
          <table:table-cell office:value-type="float" office:value="0.7481" calcext:value-type="float">
            <text:p>0,7481</text:p>
          </table:table-cell>
          <table:table-cell table:formula="of:=[.E134]/[.B134]/[.A134]" office:value-type="float" office:value="0.002922265625" calcext:value-type="float">
            <text:p>0,00292226562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office:value-type="float" office:value="0.2506" calcext:value-type="float">
            <text:p>0,2506</text:p>
          </table:table-cell>
          <table:table-cell table:formula="of:=[.J134]/[.H134]" office:value-type="float" office:value="0.0019578125" calcext:value-type="float">
            <text:p>0,0019578125</text:p>
          </table:table-cell>
          <table:table-cell office:value-type="float" office:value="0.4959" calcext:value-type="float">
            <text:p>0,4959</text:p>
          </table:table-cell>
          <table:table-cell table:formula="of:=[.L134]/[.I134]/[.H134]" office:value-type="float" office:value="0.001937109375" calcext:value-type="float">
            <text:p>0,0019371093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0.3004" calcext:value-type="float">
            <text:p>0,3004</text:p>
          </table:table-cell>
          <table:table-cell table:formula="of:=[.C135]/[.A135]" office:value-type="float" office:value="0.002346875" calcext:value-type="float">
            <text:p>0,002346875</text:p>
          </table:table-cell>
          <table:table-cell office:value-type="float" office:value="0.89" calcext:value-type="float">
            <text:p>0,89</text:p>
          </table:table-cell>
          <table:table-cell table:formula="of:=[.E135]/[.B135]/[.A135]" office:value-type="float" office:value="0.00231770833333333" calcext:value-type="float">
            <text:p>0,002317708333333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office:value-type="float" office:value="0.1744" calcext:value-type="float">
            <text:p>0,1744</text:p>
          </table:table-cell>
          <table:table-cell table:formula="of:=[.J135]/[.H135]" office:value-type="float" office:value="0.0013625" calcext:value-type="float">
            <text:p>0,0013625</text:p>
          </table:table-cell>
          <table:table-cell office:value-type="float" office:value="0.5161" calcext:value-type="float">
            <text:p>0,5161</text:p>
          </table:table-cell>
          <table:table-cell table:formula="of:=[.L135]/[.I135]/[.H135]" office:value-type="float" office:value="0.00134401041666667" calcext:value-type="float">
            <text:p>0,0013440104166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2446" calcext:value-type="float">
            <text:p>0,2446</text:p>
          </table:table-cell>
          <table:table-cell table:formula="of:=[.C136]/[.A136]" office:value-type="float" office:value="0.0019109375" calcext:value-type="float">
            <text:p>0,0019109375</text:p>
          </table:table-cell>
          <table:table-cell office:value-type="float" office:value="0.9643" calcext:value-type="float">
            <text:p>0,9643</text:p>
          </table:table-cell>
          <table:table-cell table:formula="of:=[.E136]/[.B136]/[.A136]" office:value-type="float" office:value="0.0018833984375" calcext:value-type="float">
            <text:p>0,001883398437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747" calcext:value-type="float">
            <text:p>0,1747</text:p>
          </table:table-cell>
          <table:table-cell table:formula="of:=[.J136]/[.H136]" office:value-type="float" office:value="0.00136484375" calcext:value-type="float">
            <text:p>0,00136484375</text:p>
          </table:table-cell>
          <table:table-cell office:value-type="float" office:value="0.6851" calcext:value-type="float">
            <text:p>0,6851</text:p>
          </table:table-cell>
          <table:table-cell table:formula="of:=[.L136]/[.I136]/[.H136]" office:value-type="float" office:value="0.0013380859375" calcext:value-type="float">
            <text:p>0,00133808593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0.2439" calcext:value-type="float">
            <text:p>0,2439</text:p>
          </table:table-cell>
          <table:table-cell table:formula="of:=[.C137]/[.A137]" office:value-type="float" office:value="0.00190546875" calcext:value-type="float">
            <text:p>0,00190546875</text:p>
          </table:table-cell>
          <table:table-cell office:value-type="float" office:value="1.1856" calcext:value-type="float">
            <text:p>1,1856</text:p>
          </table:table-cell>
          <table:table-cell table:formula="of:=[.E137]/[.B137]/[.A137]" office:value-type="float" office:value="0.0018525" calcext:value-type="float">
            <text:p>0,001852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0.1489" calcext:value-type="float">
            <text:p>0,1489</text:p>
          </table:table-cell>
          <table:table-cell table:formula="of:=[.J137]/[.H137]" office:value-type="float" office:value="0.00116328125" calcext:value-type="float">
            <text:p>0,00116328125</text:p>
          </table:table-cell>
          <table:table-cell office:value-type="float" office:value="0.731" calcext:value-type="float">
            <text:p>0,731</text:p>
          </table:table-cell>
          <table:table-cell table:formula="of:=[.L137]/[.I137]/[.H137]" office:value-type="float" office:value="0.0011421875" calcext:value-type="float">
            <text:p>0,00114218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0.2617" calcext:value-type="float">
            <text:p>0,2617</text:p>
          </table:table-cell>
          <table:table-cell table:formula="of:=[.C138]/[.A138]" office:value-type="float" office:value="0.00204453125" calcext:value-type="float">
            <text:p>0,00204453125</text:p>
          </table:table-cell>
          <table:table-cell office:value-type="float" office:value="1.5237" calcext:value-type="float">
            <text:p>1,5237</text:p>
          </table:table-cell>
          <table:table-cell table:formula="of:=[.E138]/[.B138]/[.A138]" office:value-type="float" office:value="0.001983984375" calcext:value-type="float">
            <text:p>0,00198398437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0.1338" calcext:value-type="float">
            <text:p>0,1338</text:p>
          </table:table-cell>
          <table:table-cell table:formula="of:=[.J138]/[.H138]" office:value-type="float" office:value="0.0010453125" calcext:value-type="float">
            <text:p>0,0010453125</text:p>
          </table:table-cell>
          <table:table-cell office:value-type="float" office:value="0.774" calcext:value-type="float">
            <text:p>0,774</text:p>
          </table:table-cell>
          <table:table-cell table:formula="of:=[.L138]/[.I138]/[.H138]" office:value-type="float" office:value="0.0010078125" calcext:value-type="float">
            <text:p>0,00100781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0.2637" calcext:value-type="float">
            <text:p>0,2637</text:p>
          </table:table-cell>
          <table:table-cell table:formula="of:=[.C139]/[.A139]" office:value-type="float" office:value="0.00206015625" calcext:value-type="float">
            <text:p>0,00206015625</text:p>
          </table:table-cell>
          <table:table-cell office:value-type="float" office:value="1.7535" calcext:value-type="float">
            <text:p>1,7535</text:p>
          </table:table-cell>
          <table:table-cell table:formula="of:=[.E139]/[.B139]/[.A139]" office:value-type="float" office:value="0.00195703125" calcext:value-type="float">
            <text:p>0,0019570312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office:value-type="float" office:value="0.1375" calcext:value-type="float">
            <text:p>0,1375</text:p>
          </table:table-cell>
          <table:table-cell table:formula="of:=[.J139]/[.H139]" office:value-type="float" office:value="0.00107421875" calcext:value-type="float">
            <text:p>0,00107421875</text:p>
          </table:table-cell>
          <table:table-cell office:value-type="float" office:value="0.9281" calcext:value-type="float">
            <text:p>0,9281</text:p>
          </table:table-cell>
          <table:table-cell table:formula="of:=[.L139]/[.I139]/[.H139]" office:value-type="float" office:value="0.00103582589285714" calcext:value-type="float">
            <text:p>0,0010358258928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0.2672" calcext:value-type="float">
            <text:p>0,2672</text:p>
          </table:table-cell>
          <table:table-cell table:formula="of:=[.C140]/[.A140]" office:value-type="float" office:value="0.0020875" calcext:value-type="float">
            <text:p>0,0020875</text:p>
          </table:table-cell>
          <table:table-cell office:value-type="float" office:value="2.0583" calcext:value-type="float">
            <text:p>2,0583</text:p>
          </table:table-cell>
          <table:table-cell table:formula="of:=[.E140]/[.B140]/[.A140]" office:value-type="float" office:value="0.00201005859375" calcext:value-type="float">
            <text:p>0,0020100585937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0.1675" calcext:value-type="float">
            <text:p>0,1675</text:p>
          </table:table-cell>
          <table:table-cell table:formula="of:=[.J140]/[.H140]" office:value-type="float" office:value="0.00130859375" calcext:value-type="float">
            <text:p>0,00130859375</text:p>
          </table:table-cell>
          <table:table-cell office:value-type="float" office:value="1.146" calcext:value-type="float">
            <text:p>1,146</text:p>
          </table:table-cell>
          <table:table-cell table:formula="of:=[.L140]/[.I140]/[.H140]" office:value-type="float" office:value="0.001119140625" calcext:value-type="float">
            <text:p>0,0011191406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0.2558" calcext:value-type="float">
            <text:p>0,2558</text:p>
          </table:table-cell>
          <table:table-cell table:formula="of:=[.C141]/[.A141]" office:value-type="float" office:value="0.0019984375" calcext:value-type="float">
            <text:p>0,0019984375</text:p>
          </table:table-cell>
          <table:table-cell office:value-type="float" office:value="2.1609" calcext:value-type="float">
            <text:p>2,1609</text:p>
          </table:table-cell>
          <table:table-cell table:formula="of:=[.E141]/[.B141]/[.A141]" office:value-type="float" office:value="0.00187578125" calcext:value-type="float">
            <text:p>0,0018757812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office:value-type="float" office:value="0.1485" calcext:value-type="float">
            <text:p>0,1485</text:p>
          </table:table-cell>
          <table:table-cell table:formula="of:=[.J141]/[.H141]" office:value-type="float" office:value="0.00116015625" calcext:value-type="float">
            <text:p>0,00116015625</text:p>
          </table:table-cell>
          <table:table-cell office:value-type="float" office:value="1.1569" calcext:value-type="float">
            <text:p>1,1569</text:p>
          </table:table-cell>
          <table:table-cell table:formula="of:=[.L141]/[.I141]/[.H141]" office:value-type="float" office:value="0.00100425347222222" calcext:value-type="float">
            <text:p>0,00100425347222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0.265" calcext:value-type="float">
            <text:p>0,265</text:p>
          </table:table-cell>
          <table:table-cell table:formula="of:=[.C142]/[.A142]" office:value-type="float" office:value="0.0020703125" calcext:value-type="float">
            <text:p>0,0020703125</text:p>
          </table:table-cell>
          <table:table-cell office:value-type="float" office:value="2.4639" calcext:value-type="float">
            <text:p>2,4639</text:p>
          </table:table-cell>
          <table:table-cell table:formula="of:=[.E142]/[.B142]/[.A142]" office:value-type="float" office:value="0.001924921875" calcext:value-type="float">
            <text:p>0,00192492187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office:value-type="float" office:value="0.1382" calcext:value-type="float">
            <text:p>0,1382</text:p>
          </table:table-cell>
          <table:table-cell table:formula="of:=[.J142]/[.H142]" office:value-type="float" office:value="0.0010796875" calcext:value-type="float">
            <text:p>0,0010796875</text:p>
          </table:table-cell>
          <table:table-cell office:value-type="float" office:value="1.2253" calcext:value-type="float">
            <text:p>1,2253</text:p>
          </table:table-cell>
          <table:table-cell table:formula="of:=[.L142]/[.I142]/[.H142]" office:value-type="float" office:value="0.000957265625" calcext:value-type="float">
            <text:p>0,0009572656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0.2877" calcext:value-type="float">
            <text:p>0,2877</text:p>
          </table:table-cell>
          <table:table-cell table:formula="of:=[.C143]/[.A143]" office:value-type="float" office:value="0.00224765625" calcext:value-type="float">
            <text:p>0,00224765625</text:p>
          </table:table-cell>
          <table:table-cell office:value-type="float" office:value="2.9554" calcext:value-type="float">
            <text:p>2,9554</text:p>
          </table:table-cell>
          <table:table-cell table:formula="of:=[.E143]/[.B143]/[.A143]" office:value-type="float" office:value="0.00209900568181818" calcext:value-type="float">
            <text:p>0,00209900568181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0.1379" calcext:value-type="float">
            <text:p>0,1379</text:p>
          </table:table-cell>
          <table:table-cell table:formula="of:=[.J143]/[.H143]" office:value-type="float" office:value="0.00107734375" calcext:value-type="float">
            <text:p>0,00107734375</text:p>
          </table:table-cell>
          <table:table-cell office:value-type="float" office:value="1.3421" calcext:value-type="float">
            <text:p>1,3421</text:p>
          </table:table-cell>
          <table:table-cell table:formula="of:=[.L143]/[.I143]/[.H143]" office:value-type="float" office:value="0.000953196022727273" calcext:value-type="float">
            <text:p>0,00095319602272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0.2979" calcext:value-type="float">
            <text:p>0,2979</text:p>
          </table:table-cell>
          <table:table-cell table:formula="of:=[.C144]/[.A144]" office:value-type="float" office:value="0.00232734375" calcext:value-type="float">
            <text:p>0,00232734375</text:p>
          </table:table-cell>
          <table:table-cell office:value-type="float" office:value="2.792" calcext:value-type="float">
            <text:p>2,792</text:p>
          </table:table-cell>
          <table:table-cell table:formula="of:=[.E144]/[.B144]/[.A144]" office:value-type="float" office:value="0.00181770833333333" calcext:value-type="float">
            <text:p>0,001817708333333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2" calcext:value-type="float">
            <text:p>12</text:p>
          </table:table-cell>
          <table:table-cell office:value-type="float" office:value="0.1483" calcext:value-type="float">
            <text:p>0,1483</text:p>
          </table:table-cell>
          <table:table-cell table:formula="of:=[.J144]/[.H144]" office:value-type="float" office:value="0.00115859375" calcext:value-type="float">
            <text:p>0,00115859375</text:p>
          </table:table-cell>
          <table:table-cell office:value-type="float" office:value="1.5279" calcext:value-type="float">
            <text:p>1,5279</text:p>
          </table:table-cell>
          <table:table-cell table:formula="of:=[.L144]/[.I144]/[.H144]" office:value-type="float" office:value="0.0009947265625" calcext:value-type="float">
            <text:p>0,00099472656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0.2529" calcext:value-type="float">
            <text:p>0,2529</text:p>
          </table:table-cell>
          <table:table-cell table:formula="of:=[.C145]/[.A145]" office:value-type="float" office:value="0.00197578125" calcext:value-type="float">
            <text:p>0,00197578125</text:p>
          </table:table-cell>
          <table:table-cell office:value-type="float" office:value="2.896" calcext:value-type="float">
            <text:p>2,896</text:p>
          </table:table-cell>
          <table:table-cell table:formula="of:=[.E145]/[.B145]/[.A145]" office:value-type="float" office:value="0.00174038461538462" calcext:value-type="float">
            <text:p>0,00174038461538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3" calcext:value-type="float">
            <text:p>13</text:p>
          </table:table-cell>
          <table:table-cell office:value-type="float" office:value="0.1383" calcext:value-type="float">
            <text:p>0,1383</text:p>
          </table:table-cell>
          <table:table-cell table:formula="of:=[.J145]/[.H145]" office:value-type="float" office:value="0.00108046875" calcext:value-type="float">
            <text:p>0,00108046875</text:p>
          </table:table-cell>
          <table:table-cell office:value-type="float" office:value="1.5159" calcext:value-type="float">
            <text:p>1,5159</text:p>
          </table:table-cell>
          <table:table-cell table:formula="of:=[.L145]/[.I145]/[.H145]" office:value-type="float" office:value="0.000910997596153846" calcext:value-type="float">
            <text:p>0,00091099759615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0.3043" calcext:value-type="float">
            <text:p>0,3043</text:p>
          </table:table-cell>
          <table:table-cell table:formula="of:=[.C146]/[.A146]" office:value-type="float" office:value="0.00237734375" calcext:value-type="float">
            <text:p>0,00237734375</text:p>
          </table:table-cell>
          <table:table-cell office:value-type="float" office:value="3.8477" calcext:value-type="float">
            <text:p>3,8477</text:p>
          </table:table-cell>
          <table:table-cell table:formula="of:=[.E146]/[.B146]/[.A146]" office:value-type="float" office:value="0.00214715401785714" calcext:value-type="float">
            <text:p>0,00214715401785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4" calcext:value-type="float">
            <text:p>14</text:p>
          </table:table-cell>
          <table:table-cell office:value-type="float" office:value="0.1589" calcext:value-type="float">
            <text:p>0,1589</text:p>
          </table:table-cell>
          <table:table-cell table:formula="of:=[.J146]/[.H146]" office:value-type="float" office:value="0.00124140625" calcext:value-type="float">
            <text:p>0,00124140625</text:p>
          </table:table-cell>
          <table:table-cell office:value-type="float" office:value="1.9843" calcext:value-type="float">
            <text:p>1,9843</text:p>
          </table:table-cell>
          <table:table-cell table:formula="of:=[.L146]/[.I146]/[.H146]" office:value-type="float" office:value="0.00110731026785714" calcext:value-type="float">
            <text:p>0,0011073102678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0.2914" calcext:value-type="float">
            <text:p>0,2914</text:p>
          </table:table-cell>
          <table:table-cell table:formula="of:=[.C147]/[.A147]" office:value-type="float" office:value="0.0022765625" calcext:value-type="float">
            <text:p>0,0022765625</text:p>
          </table:table-cell>
          <table:table-cell office:value-type="float" office:value="3.592" calcext:value-type="float">
            <text:p>3,592</text:p>
          </table:table-cell>
          <table:table-cell table:formula="of:=[.E147]/[.B147]/[.A147]" office:value-type="float" office:value="0.00187083333333333" calcext:value-type="float">
            <text:p>0,001870833333333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5" calcext:value-type="float">
            <text:p>15</text:p>
          </table:table-cell>
          <table:table-cell office:value-type="float" office:value="0.1403" calcext:value-type="float">
            <text:p>0,1403</text:p>
          </table:table-cell>
          <table:table-cell table:formula="of:=[.J147]/[.H147]" office:value-type="float" office:value="0.00109609375" calcext:value-type="float">
            <text:p>0,00109609375</text:p>
          </table:table-cell>
          <table:table-cell office:value-type="float" office:value="1.9098" calcext:value-type="float">
            <text:p>1,9098</text:p>
          </table:table-cell>
          <table:table-cell table:formula="of:=[.L147]/[.I147]/[.H147]" office:value-type="float" office:value="0.0009946875" calcext:value-type="float">
            <text:p>0,00099468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0.2835" calcext:value-type="float">
            <text:p>0,2835</text:p>
          </table:table-cell>
          <table:table-cell table:formula="of:=[.C148]/[.A148]" office:value-type="float" office:value="0.00221484375" calcext:value-type="float">
            <text:p>0,00221484375</text:p>
          </table:table-cell>
          <table:table-cell office:value-type="float" office:value="3.917" calcext:value-type="float">
            <text:p>3,917</text:p>
          </table:table-cell>
          <table:table-cell table:formula="of:=[.E148]/[.B148]/[.A148]" office:value-type="float" office:value="0.00191259765625" calcext:value-type="float">
            <text:p>0,0019125976562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0.1487" calcext:value-type="float">
            <text:p>0,1487</text:p>
          </table:table-cell>
          <table:table-cell table:formula="of:=[.J148]/[.H148]" office:value-type="float" office:value="0.00116171875" calcext:value-type="float">
            <text:p>0,00116171875</text:p>
          </table:table-cell>
          <table:table-cell office:value-type="float" office:value="1.9125" calcext:value-type="float">
            <text:p>1,9125</text:p>
          </table:table-cell>
          <table:table-cell table:formula="of:=[.L148]/[.I148]/[.H148]" office:value-type="float" office:value="0.000933837890625" calcext:value-type="float">
            <text:p>0,00093383789062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0.2726" calcext:value-type="float">
            <text:p>0,2726</text:p>
          </table:table-cell>
          <table:table-cell table:formula="of:=[.C149]/[.A149]" office:value-type="float" office:value="0.0021296875" calcext:value-type="float">
            <text:p>0,0021296875</text:p>
          </table:table-cell>
          <table:table-cell office:value-type="float" office:value="3.4002" calcext:value-type="float">
            <text:p>3,4002</text:p>
          </table:table-cell>
          <table:table-cell table:formula="of:=[.E149]/[.B149]/[.A149]" office:value-type="float" office:value="0.00156259191176471" calcext:value-type="float">
            <text:p>0,00156259191176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0.1459" calcext:value-type="float">
            <text:p>0,1459</text:p>
          </table:table-cell>
          <table:table-cell table:formula="of:=[.J149]/[.H149]" office:value-type="float" office:value="0.00113984375" calcext:value-type="float">
            <text:p>0,00113984375</text:p>
          </table:table-cell>
          <table:table-cell office:value-type="float" office:value="2.3031" calcext:value-type="float">
            <text:p>2,3031</text:p>
          </table:table-cell>
          <table:table-cell table:formula="of:=[.L149]/[.I149]/[.H149]" office:value-type="float" office:value="0.00105840992647059" calcext:value-type="float">
            <text:p>0,00105840992647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0.3003" calcext:value-type="float">
            <text:p>0,3003</text:p>
          </table:table-cell>
          <table:table-cell table:formula="of:=[.C150]/[.A150]" office:value-type="float" office:value="0.00234609375" calcext:value-type="float">
            <text:p>0,00234609375</text:p>
          </table:table-cell>
          <table:table-cell office:value-type="float" office:value="4.5056" calcext:value-type="float">
            <text:p>4,5056</text:p>
          </table:table-cell>
          <table:table-cell table:formula="of:=[.E150]/[.B150]/[.A150]" office:value-type="float" office:value="0.00195555555555556" calcext:value-type="float">
            <text:p>0,00195555555555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8" calcext:value-type="float">
            <text:p>18</text:p>
          </table:table-cell>
          <table:table-cell office:value-type="float" office:value="0.1406" calcext:value-type="float">
            <text:p>0,1406</text:p>
          </table:table-cell>
          <table:table-cell table:formula="of:=[.J150]/[.H150]" office:value-type="float" office:value="0.0010984375" calcext:value-type="float">
            <text:p>0,0010984375</text:p>
          </table:table-cell>
          <table:table-cell office:value-type="float" office:value="2.2911" calcext:value-type="float">
            <text:p>2,2911</text:p>
          </table:table-cell>
          <table:table-cell table:formula="of:=[.L150]/[.I150]/[.H150]" office:value-type="float" office:value="0.000994401041666667" calcext:value-type="float">
            <text:p>0,0009944010416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0.2899" calcext:value-type="float">
            <text:p>0,2899</text:p>
          </table:table-cell>
          <table:table-cell table:formula="of:=[.C151]/[.A151]" office:value-type="float" office:value="0.00226484375" calcext:value-type="float">
            <text:p>0,00226484375</text:p>
          </table:table-cell>
          <table:table-cell office:value-type="float" office:value="4.5233" calcext:value-type="float">
            <text:p>4,5233</text:p>
          </table:table-cell>
          <table:table-cell table:formula="of:=[.E151]/[.B151]/[.A151]" office:value-type="float" office:value="0.00185990953947368" calcext:value-type="float">
            <text:p>0,00185990953947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office:value-type="float" office:value="0.1388" calcext:value-type="float">
            <text:p>0,1388</text:p>
          </table:table-cell>
          <table:table-cell table:formula="of:=[.J151]/[.H151]" office:value-type="float" office:value="0.001084375" calcext:value-type="float">
            <text:p>0,001084375</text:p>
          </table:table-cell>
          <table:table-cell office:value-type="float" office:value="2.0922" calcext:value-type="float">
            <text:p>2,0922</text:p>
          </table:table-cell>
          <table:table-cell table:formula="of:=[.L151]/[.I151]/[.H151]" office:value-type="float" office:value="0.000860279605263158" calcext:value-type="float">
            <text:p>0,00086027960526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0.2764" calcext:value-type="float">
            <text:p>0,2764</text:p>
          </table:table-cell>
          <table:table-cell table:formula="of:=[.C152]/[.A152]" office:value-type="float" office:value="0.002159375" calcext:value-type="float">
            <text:p>0,002159375</text:p>
          </table:table-cell>
          <table:table-cell office:value-type="float" office:value="4.3481" calcext:value-type="float">
            <text:p>4,3481</text:p>
          </table:table-cell>
          <table:table-cell table:formula="of:=[.E152]/[.B152]/[.A152]" office:value-type="float" office:value="0.0016984765625" calcext:value-type="float">
            <text:p>0,001698476562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0.145" calcext:value-type="float">
            <text:p>0,145</text:p>
          </table:table-cell>
          <table:table-cell table:formula="of:=[.J152]/[.H152]" office:value-type="float" office:value="0.0011328125" calcext:value-type="float">
            <text:p>0,0011328125</text:p>
          </table:table-cell>
          <table:table-cell office:value-type="float" office:value="2.6808" calcext:value-type="float">
            <text:p>2,6808</text:p>
          </table:table-cell>
          <table:table-cell table:formula="of:=[.L152]/[.I152]/[.H152]" office:value-type="float" office:value="0.0010471875" calcext:value-type="float">
            <text:p>0,00104718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1" calcext:value-type="float">
            <text:p>21</text:p>
          </table:table-cell>
          <table:table-cell office:value-type="float" office:value="0.3177" calcext:value-type="float">
            <text:p>0,3177</text:p>
          </table:table-cell>
          <table:table-cell table:formula="of:=[.C153]/[.A153]" office:value-type="float" office:value="0.00248203125" calcext:value-type="float">
            <text:p>0,00248203125</text:p>
          </table:table-cell>
          <table:table-cell office:value-type="float" office:value="5.1455" calcext:value-type="float">
            <text:p>5,1455</text:p>
          </table:table-cell>
          <table:table-cell table:formula="of:=[.E153]/[.B153]/[.A153]" office:value-type="float" office:value="0.00191424851190476" calcext:value-type="float">
            <text:p>0,00191424851190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1" calcext:value-type="float">
            <text:p>21</text:p>
          </table:table-cell>
          <table:table-cell office:value-type="float" office:value="0.1479" calcext:value-type="float">
            <text:p>0,1479</text:p>
          </table:table-cell>
          <table:table-cell table:formula="of:=[.J153]/[.H153]" office:value-type="float" office:value="0.00115546875" calcext:value-type="float">
            <text:p>0,00115546875</text:p>
          </table:table-cell>
          <table:table-cell office:value-type="float" office:value="2.2989" calcext:value-type="float">
            <text:p>2,2989</text:p>
          </table:table-cell>
          <table:table-cell table:formula="of:=[.L153]/[.I153]/[.H153]" office:value-type="float" office:value="0.000855245535714286" calcext:value-type="float">
            <text:p>0,00085524553571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0.2933" calcext:value-type="float">
            <text:p>0,2933</text:p>
          </table:table-cell>
          <table:table-cell table:formula="of:=[.C154]/[.A154]" office:value-type="float" office:value="0.00229140625" calcext:value-type="float">
            <text:p>0,00229140625</text:p>
          </table:table-cell>
          <table:table-cell office:value-type="float" office:value="4.7946" calcext:value-type="float">
            <text:p>4,7946</text:p>
          </table:table-cell>
          <table:table-cell table:formula="of:=[.E154]/[.B154]/[.A154]" office:value-type="float" office:value="0.00170262784090909" calcext:value-type="float">
            <text:p>0,001702627840909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2" calcext:value-type="float">
            <text:p>22</text:p>
          </table:table-cell>
          <table:table-cell office:value-type="float" office:value="0.1373" calcext:value-type="float">
            <text:p>0,1373</text:p>
          </table:table-cell>
          <table:table-cell table:formula="of:=[.J154]/[.H154]" office:value-type="float" office:value="0.00107265625" calcext:value-type="float">
            <text:p>0,00107265625</text:p>
          </table:table-cell>
          <table:table-cell office:value-type="float" office:value="2.4078" calcext:value-type="float">
            <text:p>2,4078</text:p>
          </table:table-cell>
          <table:table-cell table:formula="of:=[.L154]/[.I154]/[.H154]" office:value-type="float" office:value="0.000855042613636364" calcext:value-type="float">
            <text:p>0,00085504261363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3" calcext:value-type="float">
            <text:p>23</text:p>
          </table:table-cell>
          <table:table-cell office:value-type="float" office:value="0.2653" calcext:value-type="float">
            <text:p>0,2653</text:p>
          </table:table-cell>
          <table:table-cell table:formula="of:=[.C155]/[.A155]" office:value-type="float" office:value="0.00207265625" calcext:value-type="float">
            <text:p>0,00207265625</text:p>
          </table:table-cell>
          <table:table-cell office:value-type="float" office:value="4.2826" calcext:value-type="float">
            <text:p>4,2826</text:p>
          </table:table-cell>
          <table:table-cell table:formula="of:=[.E155]/[.B155]/[.A155]" office:value-type="float" office:value="0.0014546875" calcext:value-type="float">
            <text:p>0,001454687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3" calcext:value-type="float">
            <text:p>23</text:p>
          </table:table-cell>
          <table:table-cell office:value-type="float" office:value="0.1495" calcext:value-type="float">
            <text:p>0,1495</text:p>
          </table:table-cell>
          <table:table-cell table:formula="of:=[.J155]/[.H155]" office:value-type="float" office:value="0.00116796875" calcext:value-type="float">
            <text:p>0,00116796875</text:p>
          </table:table-cell>
          <table:table-cell office:value-type="float" office:value="2.5339" calcext:value-type="float">
            <text:p>2,5339</text:p>
          </table:table-cell>
          <table:table-cell table:formula="of:=[.L155]/[.I155]/[.H155]" office:value-type="float" office:value="0.00086069972826087" calcext:value-type="float">
            <text:p>0,00086069972826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0.3059" calcext:value-type="float">
            <text:p>0,3059</text:p>
          </table:table-cell>
          <table:table-cell table:formula="of:=[.C156]/[.A156]" office:value-type="float" office:value="0.00238984375" calcext:value-type="float">
            <text:p>0,00238984375</text:p>
          </table:table-cell>
          <table:table-cell office:value-type="float" office:value="5.5826" calcext:value-type="float">
            <text:p>5,5826</text:p>
          </table:table-cell>
          <table:table-cell table:formula="of:=[.E156]/[.B156]/[.A156]" office:value-type="float" office:value="0.00181725260416667" calcext:value-type="float">
            <text:p>0,00181725260416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  <table:table-cell office:value-type="float" office:value="0.139" calcext:value-type="float">
            <text:p>0,139</text:p>
          </table:table-cell>
          <table:table-cell table:formula="of:=[.J156]/[.H156]" office:value-type="float" office:value="0.0010859375" calcext:value-type="float">
            <text:p>0,0010859375</text:p>
          </table:table-cell>
          <table:table-cell office:value-type="float" office:value="2.3066" calcext:value-type="float">
            <text:p>2,3066</text:p>
          </table:table-cell>
          <table:table-cell table:formula="of:=[.L156]/[.I156]/[.H156]" office:value-type="float" office:value="0.000750846354166667" calcext:value-type="float">
            <text:p>0,0007508463541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0.2937" calcext:value-type="float">
            <text:p>0,2937</text:p>
          </table:table-cell>
          <table:table-cell table:formula="of:=[.C157]/[.A157]" office:value-type="float" office:value="0.00229453125" calcext:value-type="float">
            <text:p>0,00229453125</text:p>
          </table:table-cell>
          <table:table-cell office:value-type="float" office:value="5.4561" calcext:value-type="float">
            <text:p>5,4561</text:p>
          </table:table-cell>
          <table:table-cell table:formula="of:=[.E157]/[.B157]/[.A157]" office:value-type="float" office:value="0.00170503125" calcext:value-type="float">
            <text:p>0,0017050312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5" calcext:value-type="float">
            <text:p>25</text:p>
          </table:table-cell>
          <table:table-cell office:value-type="float" office:value="0.1524" calcext:value-type="float">
            <text:p>0,1524</text:p>
          </table:table-cell>
          <table:table-cell table:formula="of:=[.J157]/[.H157]" office:value-type="float" office:value="0.001190625" calcext:value-type="float">
            <text:p>0,001190625</text:p>
          </table:table-cell>
          <table:table-cell office:value-type="float" office:value="3.4592" calcext:value-type="float">
            <text:p>3,4592</text:p>
          </table:table-cell>
          <table:table-cell table:formula="of:=[.L157]/[.I157]/[.H157]" office:value-type="float" office:value="0.001081" calcext:value-type="float">
            <text:p>0,00108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0.3201" calcext:value-type="float">
            <text:p>0,3201</text:p>
          </table:table-cell>
          <table:table-cell table:formula="of:=[.C158]/[.A158]" office:value-type="float" office:value="0.00250078125" calcext:value-type="float">
            <text:p>0,00250078125</text:p>
          </table:table-cell>
          <table:table-cell office:value-type="float" office:value="5.7945" calcext:value-type="float">
            <text:p>5,7945</text:p>
          </table:table-cell>
          <table:table-cell table:formula="of:=[.E158]/[.B158]/[.A158]" office:value-type="float" office:value="0.00174113581730769" calcext:value-type="float">
            <text:p>0,00174113581730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6" calcext:value-type="float">
            <text:p>26</text:p>
          </table:table-cell>
          <table:table-cell office:value-type="float" office:value="0.1541" calcext:value-type="float">
            <text:p>0,1541</text:p>
          </table:table-cell>
          <table:table-cell table:formula="of:=[.J158]/[.H158]" office:value-type="float" office:value="0.00120390625" calcext:value-type="float">
            <text:p>0,00120390625</text:p>
          </table:table-cell>
          <table:table-cell office:value-type="float" office:value="2.9399" calcext:value-type="float">
            <text:p>2,9399</text:p>
          </table:table-cell>
          <table:table-cell table:formula="of:=[.L158]/[.I158]/[.H158]" office:value-type="float" office:value="0.000883383413461539" calcext:value-type="float">
            <text:p>0,00088338341346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0.2816" calcext:value-type="float">
            <text:p>0,2816</text:p>
          </table:table-cell>
          <table:table-cell table:formula="of:=[.C159]/[.A159]" office:value-type="float" office:value="0.0022" calcext:value-type="float">
            <text:p>0,0022</text:p>
          </table:table-cell>
          <table:table-cell office:value-type="float" office:value="5.3858" calcext:value-type="float">
            <text:p>5,3858</text:p>
          </table:table-cell>
          <table:table-cell table:formula="of:=[.E159]/[.B159]/[.A159]" office:value-type="float" office:value="0.0015583912037037" calcext:value-type="float">
            <text:p>0,00155839120370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7" calcext:value-type="float">
            <text:p>27</text:p>
          </table:table-cell>
          <table:table-cell office:value-type="float" office:value="0.1428" calcext:value-type="float">
            <text:p>0,1428</text:p>
          </table:table-cell>
          <table:table-cell table:formula="of:=[.J159]/[.H159]" office:value-type="float" office:value="0.001115625" calcext:value-type="float">
            <text:p>0,001115625</text:p>
          </table:table-cell>
          <table:table-cell office:value-type="float" office:value="2.8895" calcext:value-type="float">
            <text:p>2,8895</text:p>
          </table:table-cell>
          <table:table-cell table:formula="of:=[.L159]/[.I159]/[.H159]" office:value-type="float" office:value="0.000836082175925926" calcext:value-type="float">
            <text:p>0,00083608217592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0.2877" calcext:value-type="float">
            <text:p>0,2877</text:p>
          </table:table-cell>
          <table:table-cell table:formula="of:=[.C160]/[.A160]" office:value-type="float" office:value="0.00224765625" calcext:value-type="float">
            <text:p>0,00224765625</text:p>
          </table:table-cell>
          <table:table-cell office:value-type="float" office:value="7.1835" calcext:value-type="float">
            <text:p>7,1835</text:p>
          </table:table-cell>
          <table:table-cell table:formula="of:=[.E160]/[.B160]/[.A160]" office:value-type="float" office:value="0.00200432477678571" calcext:value-type="float">
            <text:p>0,002004324776786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8" calcext:value-type="float">
            <text:p>28</text:p>
          </table:table-cell>
          <table:table-cell office:value-type="float" office:value="0.1476" calcext:value-type="float">
            <text:p>0,1476</text:p>
          </table:table-cell>
          <table:table-cell table:formula="of:=[.J160]/[.H160]" office:value-type="float" office:value="0.001153125" calcext:value-type="float">
            <text:p>0,001153125</text:p>
          </table:table-cell>
          <table:table-cell office:value-type="float" office:value="2.9401" calcext:value-type="float">
            <text:p>2,9401</text:p>
          </table:table-cell>
          <table:table-cell table:formula="of:=[.L160]/[.I160]/[.H160]" office:value-type="float" office:value="0.000820340401785714" calcext:value-type="float">
            <text:p>0,00082034040178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office:value-type="float" office:value="0.3139" calcext:value-type="float">
            <text:p>0,3139</text:p>
          </table:table-cell>
          <table:table-cell table:formula="of:=[.C161]/[.A161]" office:value-type="float" office:value="0.00245234375" calcext:value-type="float">
            <text:p>0,00245234375</text:p>
          </table:table-cell>
          <table:table-cell office:value-type="float" office:value="6.5059" calcext:value-type="float">
            <text:p>6,5059</text:p>
          </table:table-cell>
          <table:table-cell table:formula="of:=[.E161]/[.B161]/[.A161]" office:value-type="float" office:value="0.00175266702586207" calcext:value-type="float">
            <text:p>0,00175266702586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9" calcext:value-type="float">
            <text:p>29</text:p>
          </table:table-cell>
          <table:table-cell office:value-type="float" office:value="0.1543" calcext:value-type="float">
            <text:p>0,1543</text:p>
          </table:table-cell>
          <table:table-cell table:formula="of:=[.J161]/[.H161]" office:value-type="float" office:value="0.00120546875" calcext:value-type="float">
            <text:p>0,00120546875</text:p>
          </table:table-cell>
          <table:table-cell office:value-type="float" office:value="2.7232" calcext:value-type="float">
            <text:p>2,7232</text:p>
          </table:table-cell>
          <table:table-cell table:formula="of:=[.L161]/[.I161]/[.H161]" office:value-type="float" office:value="0.000733620689655173" calcext:value-type="float">
            <text:p>0,00073362068965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float" office:value="0.291" calcext:value-type="float">
            <text:p>0,291</text:p>
          </table:table-cell>
          <table:table-cell table:formula="of:=[.C162]/[.A162]" office:value-type="float" office:value="0.0022734375" calcext:value-type="float">
            <text:p>0,0022734375</text:p>
          </table:table-cell>
          <table:table-cell office:value-type="float" office:value="6.7272" calcext:value-type="float">
            <text:p>6,7272</text:p>
          </table:table-cell>
          <table:table-cell table:formula="of:=[.E162]/[.B162]/[.A162]" office:value-type="float" office:value="0.001751875" calcext:value-type="float">
            <text:p>0,00175187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30" calcext:value-type="float">
            <text:p>30</text:p>
          </table:table-cell>
          <table:table-cell office:value-type="float" office:value="0.1433" calcext:value-type="float">
            <text:p>0,1433</text:p>
          </table:table-cell>
          <table:table-cell table:formula="of:=[.J162]/[.H162]" office:value-type="float" office:value="0.00111953125" calcext:value-type="float">
            <text:p>0,00111953125</text:p>
          </table:table-cell>
          <table:table-cell office:value-type="float" office:value="3.3082" calcext:value-type="float">
            <text:p>3,3082</text:p>
          </table:table-cell>
          <table:table-cell table:formula="of:=[.L162]/[.I162]/[.H162]" office:value-type="float" office:value="0.000861510416666667" calcext:value-type="float">
            <text:p>0,00086151041666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1" calcext:value-type="float">
            <text:p>31</text:p>
          </table:table-cell>
          <table:table-cell office:value-type="float" office:value="0.301" calcext:value-type="float">
            <text:p>0,301</text:p>
          </table:table-cell>
          <table:table-cell table:formula="of:=[.C163]/[.A163]" office:value-type="float" office:value="0.0023515625" calcext:value-type="float">
            <text:p>0,0023515625</text:p>
          </table:table-cell>
          <table:table-cell office:value-type="float" office:value="5.7888" calcext:value-type="float">
            <text:p>5,7888</text:p>
          </table:table-cell>
          <table:table-cell table:formula="of:=[.E163]/[.B163]/[.A163]" office:value-type="float" office:value="0.00145887096774194" calcext:value-type="float">
            <text:p>0,00145887096774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31" calcext:value-type="float">
            <text:p>31</text:p>
          </table:table-cell>
          <table:table-cell office:value-type="float" office:value="0.1486" calcext:value-type="float">
            <text:p>0,1486</text:p>
          </table:table-cell>
          <table:table-cell table:formula="of:=[.J163]/[.H163]" office:value-type="float" office:value="0.0011609375" calcext:value-type="float">
            <text:p>0,0011609375</text:p>
          </table:table-cell>
          <table:table-cell office:value-type="float" office:value="4.0361" calcext:value-type="float">
            <text:p>4,0361</text:p>
          </table:table-cell>
          <table:table-cell table:formula="of:=[.L163]/[.I163]/[.H163]" office:value-type="float" office:value="0.0010171622983871" calcext:value-type="float">
            <text:p>0,00101716229838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0.2985" calcext:value-type="float">
            <text:p>0,2985</text:p>
          </table:table-cell>
          <table:table-cell table:formula="of:=[.C164]/[.A164]" office:value-type="float" office:value="0.00233203125" calcext:value-type="float">
            <text:p>0,00233203125</text:p>
          </table:table-cell>
          <table:table-cell office:value-type="float" office:value="6.4844" calcext:value-type="float">
            <text:p>6,4844</text:p>
          </table:table-cell>
          <table:table-cell table:formula="of:=[.E164]/[.B164]/[.A164]" office:value-type="float" office:value="0.00158310546875" calcext:value-type="float">
            <text:p>0,00158310546875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  <table:table-cell office:value-type="float" office:value="0.143" calcext:value-type="float">
            <text:p>0,143</text:p>
          </table:table-cell>
          <table:table-cell table:formula="of:=[.J164]/[.H164]" office:value-type="float" office:value="0.0011171875" calcext:value-type="float">
            <text:p>0,0011171875</text:p>
          </table:table-cell>
          <table:table-cell office:value-type="float" office:value="3.2283" calcext:value-type="float">
            <text:p>3,2283</text:p>
          </table:table-cell>
          <table:table-cell table:formula="of:=[.L164]/[.I164]/[.H164]" office:value-type="float" office:value="0.0007881591796875" calcext:value-type="float">
            <text:p>0,00078815917968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3" calcext:value-type="float">
            <text:p>33</text:p>
          </table:table-cell>
          <table:table-cell office:value-type="float" office:value="0.3143" calcext:value-type="float">
            <text:p>0,3143</text:p>
          </table:table-cell>
          <table:table-cell table:formula="of:=[.C165]/[.A165]" office:value-type="float" office:value="0.00245546875" calcext:value-type="float">
            <text:p>0,00245546875</text:p>
          </table:table-cell>
          <table:table-cell office:value-type="float" office:value="7.7465" calcext:value-type="float">
            <text:p>7,7465</text:p>
          </table:table-cell>
          <table:table-cell table:formula="of:=[.E165]/[.B165]/[.A165]" office:value-type="float" office:value="0.00183392518939394" calcext:value-type="float">
            <text:p>0,001833925189394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33" calcext:value-type="float">
            <text:p>33</text:p>
          </table:table-cell>
          <table:table-cell office:value-type="float" office:value="0.1461" calcext:value-type="float">
            <text:p>0,1461</text:p>
          </table:table-cell>
          <table:table-cell table:formula="of:=[.J165]/[.H165]" office:value-type="float" office:value="0.00114140625" calcext:value-type="float">
            <text:p>0,00114140625</text:p>
          </table:table-cell>
          <table:table-cell office:value-type="float" office:value="3.7036" calcext:value-type="float">
            <text:p>3,7036</text:p>
          </table:table-cell>
          <table:table-cell table:formula="of:=[.L165]/[.I165]/[.H165]" office:value-type="float" office:value="0.000876799242424242" calcext:value-type="float">
            <text:p>0,00087679924242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4" calcext:value-type="float">
            <text:p>34</text:p>
          </table:table-cell>
          <table:table-cell office:value-type="float" office:value="0.3082" calcext:value-type="float">
            <text:p>0,3082</text:p>
          </table:table-cell>
          <table:table-cell table:formula="of:=[.C166]/[.A166]" office:value-type="float" office:value="0.0024078125" calcext:value-type="float">
            <text:p>0,0024078125</text:p>
          </table:table-cell>
          <table:table-cell office:value-type="float" office:value="5.7997" calcext:value-type="float">
            <text:p>5,7997</text:p>
          </table:table-cell>
          <table:table-cell table:formula="of:=[.E166]/[.B166]/[.A166]" office:value-type="float" office:value="0.00133265165441176" calcext:value-type="float">
            <text:p>0,00133265165441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34" calcext:value-type="float">
            <text:p>34</text:p>
          </table:table-cell>
          <table:table-cell office:value-type="float" office:value="0.1464" calcext:value-type="float">
            <text:p>0,1464</text:p>
          </table:table-cell>
          <table:table-cell table:formula="of:=[.J166]/[.H166]" office:value-type="float" office:value="0.00114375" calcext:value-type="float">
            <text:p>0,00114375</text:p>
          </table:table-cell>
          <table:table-cell office:value-type="float" office:value="3.3525" calcext:value-type="float">
            <text:p>3,3525</text:p>
          </table:table-cell>
          <table:table-cell table:formula="of:=[.L166]/[.I166]/[.H166]" office:value-type="float" office:value="0.000770335477941176" calcext:value-type="float">
            <text:p>0,00077033547794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office:value-type="float" office:value="0.289" calcext:value-type="float">
            <text:p>0,289</text:p>
          </table:table-cell>
          <table:table-cell table:formula="of:=[.C167]/[.A167]" office:value-type="float" office:value="0.0022578125" calcext:value-type="float">
            <text:p>0,0022578125</text:p>
          </table:table-cell>
          <table:table-cell office:value-type="float" office:value="7.6558" calcext:value-type="float">
            <text:p>7,6558</text:p>
          </table:table-cell>
          <table:table-cell table:formula="of:=[.E167]/[.B167]/[.A167]" office:value-type="float" office:value="0.00170888392857143" calcext:value-type="float">
            <text:p>0,001708883928571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office:value-type="float" office:value="0.1419" calcext:value-type="float">
            <text:p>0,1419</text:p>
          </table:table-cell>
          <table:table-cell table:formula="of:=[.J167]/[.H167]" office:value-type="float" office:value="0.00110859375" calcext:value-type="float">
            <text:p>0,00110859375</text:p>
          </table:table-cell>
          <table:table-cell office:value-type="float" office:value="3.1768" calcext:value-type="float">
            <text:p>3,1768</text:p>
          </table:table-cell>
          <table:table-cell table:formula="of:=[.L167]/[.I167]/[.H167]" office:value-type="float" office:value="0.000709107142857143" calcext:value-type="float">
            <text:p>0,00070910714285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6" calcext:value-type="float">
            <text:p>36</text:p>
          </table:table-cell>
          <table:table-cell office:value-type="float" office:value="0.2965" calcext:value-type="float">
            <text:p>0,2965</text:p>
          </table:table-cell>
          <table:table-cell table:formula="of:=[.C168]/[.A168]" office:value-type="float" office:value="0.00231640625" calcext:value-type="float">
            <text:p>0,00231640625</text:p>
          </table:table-cell>
          <table:table-cell office:value-type="float" office:value="8.1785" calcext:value-type="float">
            <text:p>8,1785</text:p>
          </table:table-cell>
          <table:table-cell table:formula="of:=[.E168]/[.B168]/[.A168]" office:value-type="float" office:value="0.00177484809027778" calcext:value-type="float">
            <text:p>0,00177484809027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36" calcext:value-type="float">
            <text:p>36</text:p>
          </table:table-cell>
          <table:table-cell office:value-type="float" office:value="0.1431" calcext:value-type="float">
            <text:p>0,1431</text:p>
          </table:table-cell>
          <table:table-cell table:formula="of:=[.J168]/[.H168]" office:value-type="float" office:value="0.00111796875" calcext:value-type="float">
            <text:p>0,00111796875</text:p>
          </table:table-cell>
          <table:table-cell office:value-type="float" office:value="3.2441" calcext:value-type="float">
            <text:p>3,2441</text:p>
          </table:table-cell>
          <table:table-cell table:formula="of:=[.L168]/[.I168]/[.H168]" office:value-type="float" office:value="0.000704014756944444" calcext:value-type="float">
            <text:p>0,000704014756944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7" calcext:value-type="float">
            <text:p>37</text:p>
          </table:table-cell>
          <table:table-cell office:value-type="float" office:value="0.3164" calcext:value-type="float">
            <text:p>0,3164</text:p>
          </table:table-cell>
          <table:table-cell table:formula="of:=[.C169]/[.A169]" office:value-type="float" office:value="0.002471875" calcext:value-type="float">
            <text:p>0,002471875</text:p>
          </table:table-cell>
          <table:table-cell office:value-type="float" office:value="7.391" calcext:value-type="float">
            <text:p>7,391</text:p>
          </table:table-cell>
          <table:table-cell table:formula="of:=[.E169]/[.B169]/[.A169]" office:value-type="float" office:value="0.00156059966216216" calcext:value-type="float">
            <text:p>0,00156059966216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37" calcext:value-type="float">
            <text:p>37</text:p>
          </table:table-cell>
          <table:table-cell office:value-type="float" office:value="0.1431" calcext:value-type="float">
            <text:p>0,1431</text:p>
          </table:table-cell>
          <table:table-cell table:formula="of:=[.J169]/[.H169]" office:value-type="float" office:value="0.00111796875" calcext:value-type="float">
            <text:p>0,00111796875</text:p>
          </table:table-cell>
          <table:table-cell office:value-type="float" office:value="4.1304" calcext:value-type="float">
            <text:p>4,1304</text:p>
          </table:table-cell>
          <table:table-cell table:formula="of:=[.L169]/[.I169]/[.H169]" office:value-type="float" office:value="0.000872128378378378" calcext:value-type="float">
            <text:p>0,000872128378378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8" calcext:value-type="float">
            <text:p>38</text:p>
          </table:table-cell>
          <table:table-cell office:value-type="float" office:value="0.31" calcext:value-type="float">
            <text:p>0,31</text:p>
          </table:table-cell>
          <table:table-cell table:formula="of:=[.C170]/[.A170]" office:value-type="float" office:value="0.002421875" calcext:value-type="float">
            <text:p>0,002421875</text:p>
          </table:table-cell>
          <table:table-cell office:value-type="float" office:value="8.8771" calcext:value-type="float">
            <text:p>8,8771</text:p>
          </table:table-cell>
          <table:table-cell table:formula="of:=[.E170]/[.B170]/[.A170]" office:value-type="float" office:value="0.00182506167763158" calcext:value-type="float">
            <text:p>0,001825061677632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38" calcext:value-type="float">
            <text:p>38</text:p>
          </table:table-cell>
          <table:table-cell office:value-type="float" office:value="0.1448" calcext:value-type="float">
            <text:p>0,1448</text:p>
          </table:table-cell>
          <table:table-cell table:formula="of:=[.J170]/[.H170]" office:value-type="float" office:value="0.00113125" calcext:value-type="float">
            <text:p>0,00113125</text:p>
          </table:table-cell>
          <table:table-cell office:value-type="float" office:value="3.6958" calcext:value-type="float">
            <text:p>3,6958</text:p>
          </table:table-cell>
          <table:table-cell table:formula="of:=[.L170]/[.I170]/[.H170]" office:value-type="float" office:value="0.000759827302631579" calcext:value-type="float">
            <text:p>0,00075982730263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9" calcext:value-type="float">
            <text:p>39</text:p>
          </table:table-cell>
          <table:table-cell office:value-type="float" office:value="0.3312" calcext:value-type="float">
            <text:p>0,3312</text:p>
          </table:table-cell>
          <table:table-cell table:formula="of:=[.C171]/[.A171]" office:value-type="float" office:value="0.0025875" calcext:value-type="float">
            <text:p>0,0025875</text:p>
          </table:table-cell>
          <table:table-cell office:value-type="float" office:value="11.043" calcext:value-type="float">
            <text:p>11,043</text:p>
          </table:table-cell>
          <table:table-cell table:formula="of:=[.E171]/[.B171]/[.A171]" office:value-type="float" office:value="0.00221213942307692" calcext:value-type="float">
            <text:p>0,002212139423077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39" calcext:value-type="float">
            <text:p>39</text:p>
          </table:table-cell>
          <table:table-cell office:value-type="float" office:value="0.1443" calcext:value-type="float">
            <text:p>0,1443</text:p>
          </table:table-cell>
          <table:table-cell table:formula="of:=[.J171]/[.H171]" office:value-type="float" office:value="0.00112734375" calcext:value-type="float">
            <text:p>0,00112734375</text:p>
          </table:table-cell>
          <table:table-cell office:value-type="float" office:value="3.1028" calcext:value-type="float">
            <text:p>3,1028</text:p>
          </table:table-cell>
          <table:table-cell table:formula="of:=[.L171]/[.I171]/[.H171]" office:value-type="float" office:value="0.000621554487179487" calcext:value-type="float">
            <text:p>0,00062155448717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.8241" calcext:value-type="float">
            <text:p>0,8241</text:p>
          </table:table-cell>
          <table:table-cell table:formula="of:=[.C172]/[.A172]" office:value-type="float" office:value="0.0042921875" calcext:value-type="float">
            <text:p>0,0042921875</text:p>
          </table:table-cell>
          <table:table-cell office:value-type="float" office:value="0.8192" calcext:value-type="float">
            <text:p>0,8192</text:p>
          </table:table-cell>
          <table:table-cell table:formula="of:=[.E172]/[.B172]/[.A172]" office:value-type="float" office:value="0.00426666666666667" calcext:value-type="float">
            <text:p>0,004266666666667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0.5457" calcext:value-type="float">
            <text:p>0,5457</text:p>
          </table:table-cell>
          <table:table-cell table:formula="of:=[.J172]/[.H172]" office:value-type="float" office:value="0.0028421875" calcext:value-type="float">
            <text:p>0,0028421875</text:p>
          </table:table-cell>
          <table:table-cell office:value-type="float" office:value="0.542" calcext:value-type="float">
            <text:p>0,542</text:p>
          </table:table-cell>
          <table:table-cell table:formula="of:=[.L172]/[.I172]/[.H172]" office:value-type="float" office:value="0.00282291666666667" calcext:value-type="float">
            <text:p>0,00282291666666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0.4583" calcext:value-type="float">
            <text:p>0,4583</text:p>
          </table:table-cell>
          <table:table-cell table:formula="of:=[.C173]/[.A173]" office:value-type="float" office:value="0.00238697916666667" calcext:value-type="float">
            <text:p>0,002386979166667</text:p>
          </table:table-cell>
          <table:table-cell office:value-type="float" office:value="0.9096" calcext:value-type="float">
            <text:p>0,9096</text:p>
          </table:table-cell>
          <table:table-cell table:formula="of:=[.E173]/[.B173]/[.A173]" office:value-type="float" office:value="0.00236875" calcext:value-type="float">
            <text:p>0,0023687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0.2623" calcext:value-type="float">
            <text:p>0,2623</text:p>
          </table:table-cell>
          <table:table-cell table:formula="of:=[.J173]/[.H173]" office:value-type="float" office:value="0.00136614583333333" calcext:value-type="float">
            <text:p>0,001366145833333</text:p>
          </table:table-cell>
          <table:table-cell office:value-type="float" office:value="0.5201" calcext:value-type="float">
            <text:p>0,5201</text:p>
          </table:table-cell>
          <table:table-cell table:formula="of:=[.L173]/[.I173]/[.H173]" office:value-type="float" office:value="0.00135442708333333" calcext:value-type="float">
            <text:p>0,00135442708333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0.3201" calcext:value-type="float">
            <text:p>0,3201</text:p>
          </table:table-cell>
          <table:table-cell table:formula="of:=[.C174]/[.A174]" office:value-type="float" office:value="0.0016671875" calcext:value-type="float">
            <text:p>0,0016671875</text:p>
          </table:table-cell>
          <table:table-cell office:value-type="float" office:value="0.944" calcext:value-type="float">
            <text:p>0,944</text:p>
          </table:table-cell>
          <table:table-cell table:formula="of:=[.E174]/[.B174]/[.A174]" office:value-type="float" office:value="0.00163888888888889" calcext:value-type="float">
            <text:p>0,001638888888889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0.1788" calcext:value-type="float">
            <text:p>0,1788</text:p>
          </table:table-cell>
          <table:table-cell table:formula="of:=[.J174]/[.H174]" office:value-type="float" office:value="0.00093125" calcext:value-type="float">
            <text:p>0,00093125</text:p>
          </table:table-cell>
          <table:table-cell office:value-type="float" office:value="0.5306" calcext:value-type="float">
            <text:p>0,5306</text:p>
          </table:table-cell>
          <table:table-cell table:formula="of:=[.L174]/[.I174]/[.H174]" office:value-type="float" office:value="0.000921180555555556" calcext:value-type="float">
            <text:p>0,00092118055555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0.2442" calcext:value-type="float">
            <text:p>0,2442</text:p>
          </table:table-cell>
          <table:table-cell table:formula="of:=[.C175]/[.A175]" office:value-type="float" office:value="0.001271875" calcext:value-type="float">
            <text:p>0,001271875</text:p>
          </table:table-cell>
          <table:table-cell office:value-type="float" office:value="0.9627" calcext:value-type="float">
            <text:p>0,9627</text:p>
          </table:table-cell>
          <table:table-cell table:formula="of:=[.E175]/[.B175]/[.A175]" office:value-type="float" office:value="0.001253515625" calcext:value-type="float">
            <text:p>0,00125351562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0.1467" calcext:value-type="float">
            <text:p>0,1467</text:p>
          </table:table-cell>
          <table:table-cell table:formula="of:=[.J175]/[.H175]" office:value-type="float" office:value="0.0007640625" calcext:value-type="float">
            <text:p>0,0007640625</text:p>
          </table:table-cell>
          <table:table-cell office:value-type="float" office:value="0.5789" calcext:value-type="float">
            <text:p>0,5789</text:p>
          </table:table-cell>
          <table:table-cell table:formula="of:=[.L175]/[.I175]/[.H175]" office:value-type="float" office:value="0.000753776041666667" calcext:value-type="float">
            <text:p>0,00075377604166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0.2784" calcext:value-type="float">
            <text:p>0,2784</text:p>
          </table:table-cell>
          <table:table-cell table:formula="of:=[.C176]/[.A176]" office:value-type="float" office:value="0.00145" calcext:value-type="float">
            <text:p>0,00145</text:p>
          </table:table-cell>
          <table:table-cell office:value-type="float" office:value="1.3744" calcext:value-type="float">
            <text:p>1,3744</text:p>
          </table:table-cell>
          <table:table-cell table:formula="of:=[.E176]/[.B176]/[.A176]" office:value-type="float" office:value="0.00143166666666667" calcext:value-type="float">
            <text:p>0,001431666666667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5" calcext:value-type="float">
            <text:p>5</text:p>
          </table:table-cell>
          <table:table-cell office:value-type="float" office:value="0.1358" calcext:value-type="float">
            <text:p>0,1358</text:p>
          </table:table-cell>
          <table:table-cell table:formula="of:=[.J176]/[.H176]" office:value-type="float" office:value="0.000707291666666667" calcext:value-type="float">
            <text:p>0,000707291666667</text:p>
          </table:table-cell>
          <table:table-cell office:value-type="float" office:value="0.6476" calcext:value-type="float">
            <text:p>0,6476</text:p>
          </table:table-cell>
          <table:table-cell table:formula="of:=[.L176]/[.I176]/[.H176]" office:value-type="float" office:value="0.000674583333333333" calcext:value-type="float">
            <text:p>0,00067458333333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0.269" calcext:value-type="float">
            <text:p>0,269</text:p>
          </table:table-cell>
          <table:table-cell table:formula="of:=[.C177]/[.A177]" office:value-type="float" office:value="0.00140104166666667" calcext:value-type="float">
            <text:p>0,001401041666667</text:p>
          </table:table-cell>
          <table:table-cell office:value-type="float" office:value="1.5821" calcext:value-type="float">
            <text:p>1,5821</text:p>
          </table:table-cell>
          <table:table-cell table:formula="of:=[.E177]/[.B177]/[.A177]" office:value-type="float" office:value="0.00137335069444444" calcext:value-type="float">
            <text:p>0,001373350694444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0.141" calcext:value-type="float">
            <text:p>0,141</text:p>
          </table:table-cell>
          <table:table-cell table:formula="of:=[.J177]/[.H177]" office:value-type="float" office:value="0.000734375" calcext:value-type="float">
            <text:p>0,000734375</text:p>
          </table:table-cell>
          <table:table-cell office:value-type="float" office:value="0.8111" calcext:value-type="float">
            <text:p>0,8111</text:p>
          </table:table-cell>
          <table:table-cell table:formula="of:=[.L177]/[.I177]/[.H177]" office:value-type="float" office:value="0.000704079861111111" calcext:value-type="float">
            <text:p>0,00070407986111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7" calcext:value-type="float">
            <text:p>7</text:p>
          </table:table-cell>
          <table:table-cell office:value-type="float" office:value="0.2885" calcext:value-type="float">
            <text:p>0,2885</text:p>
          </table:table-cell>
          <table:table-cell table:formula="of:=[.C178]/[.A178]" office:value-type="float" office:value="0.00150260416666667" calcext:value-type="float">
            <text:p>0,001502604166667</text:p>
          </table:table-cell>
          <table:table-cell office:value-type="float" office:value="1.9399" calcext:value-type="float">
            <text:p>1,9399</text:p>
          </table:table-cell>
          <table:table-cell table:formula="of:=[.E178]/[.B178]/[.A178]" office:value-type="float" office:value="0.00144337797619048" calcext:value-type="float">
            <text:p>0,00144337797619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7" calcext:value-type="float">
            <text:p>7</text:p>
          </table:table-cell>
          <table:table-cell office:value-type="float" office:value="0.1421" calcext:value-type="float">
            <text:p>0,1421</text:p>
          </table:table-cell>
          <table:table-cell table:formula="of:=[.J178]/[.H178]" office:value-type="float" office:value="0.000740104166666667" calcext:value-type="float">
            <text:p>0,000740104166667</text:p>
          </table:table-cell>
          <table:table-cell office:value-type="float" office:value="0.9572" calcext:value-type="float">
            <text:p>0,9572</text:p>
          </table:table-cell>
          <table:table-cell table:formula="of:=[.L178]/[.I178]/[.H178]" office:value-type="float" office:value="0.000712202380952381" calcext:value-type="float">
            <text:p>0,00071220238095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office:value-type="float" office:value="0.3057" calcext:value-type="float">
            <text:p>0,3057</text:p>
          </table:table-cell>
          <table:table-cell table:formula="of:=[.C179]/[.A179]" office:value-type="float" office:value="0.0015921875" calcext:value-type="float">
            <text:p>0,0015921875</text:p>
          </table:table-cell>
          <table:table-cell office:value-type="float" office:value="2.3183" calcext:value-type="float">
            <text:p>2,3183</text:p>
          </table:table-cell>
          <table:table-cell table:formula="of:=[.E179]/[.B179]/[.A179]" office:value-type="float" office:value="0.00150930989583333" calcext:value-type="float">
            <text:p>0,001509309895833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8" calcext:value-type="float">
            <text:p>8</text:p>
          </table:table-cell>
          <table:table-cell office:value-type="float" office:value="0.1338" calcext:value-type="float">
            <text:p>0,1338</text:p>
          </table:table-cell>
          <table:table-cell table:formula="of:=[.J179]/[.H179]" office:value-type="float" office:value="0.000696875" calcext:value-type="float">
            <text:p>0,000696875</text:p>
          </table:table-cell>
          <table:table-cell office:value-type="float" office:value="1.0028" calcext:value-type="float">
            <text:p>1,0028</text:p>
          </table:table-cell>
          <table:table-cell table:formula="of:=[.L179]/[.I179]/[.H179]" office:value-type="float" office:value="0.000652864583333333" calcext:value-type="float">
            <text:p>0,00065286458333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9" calcext:value-type="float">
            <text:p>9</text:p>
          </table:table-cell>
          <table:table-cell office:value-type="float" office:value="0.2768" calcext:value-type="float">
            <text:p>0,2768</text:p>
          </table:table-cell>
          <table:table-cell table:formula="of:=[.C180]/[.A180]" office:value-type="float" office:value="0.00144166666666667" calcext:value-type="float">
            <text:p>0,001441666666667</text:p>
          </table:table-cell>
          <table:table-cell office:value-type="float" office:value="2.3492" calcext:value-type="float">
            <text:p>2,3492</text:p>
          </table:table-cell>
          <table:table-cell table:formula="of:=[.E180]/[.B180]/[.A180]" office:value-type="float" office:value="0.00135949074074074" calcext:value-type="float">
            <text:p>0,001359490740741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9" calcext:value-type="float">
            <text:p>9</text:p>
          </table:table-cell>
          <table:table-cell office:value-type="float" office:value="0.1399" calcext:value-type="float">
            <text:p>0,1399</text:p>
          </table:table-cell>
          <table:table-cell table:formula="of:=[.J180]/[.H180]" office:value-type="float" office:value="0.000728645833333333" calcext:value-type="float">
            <text:p>0,000728645833333</text:p>
          </table:table-cell>
          <table:table-cell office:value-type="float" office:value="1.1766" calcext:value-type="float">
            <text:p>1,1766</text:p>
          </table:table-cell>
          <table:table-cell table:formula="of:=[.L180]/[.I180]/[.H180]" office:value-type="float" office:value="0.000680902777777778" calcext:value-type="float">
            <text:p>0,00068090277777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0.2833" calcext:value-type="float">
            <text:p>0,2833</text:p>
          </table:table-cell>
          <table:table-cell table:formula="of:=[.C181]/[.A181]" office:value-type="float" office:value="0.00147552083333333" calcext:value-type="float">
            <text:p>0,001475520833333</text:p>
          </table:table-cell>
          <table:table-cell office:value-type="float" office:value="2.6267" calcext:value-type="float">
            <text:p>2,6267</text:p>
          </table:table-cell>
          <table:table-cell table:formula="of:=[.E181]/[.B181]/[.A181]" office:value-type="float" office:value="0.00136807291666667" calcext:value-type="float">
            <text:p>0,001368072916667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0.1386" calcext:value-type="float">
            <text:p>0,1386</text:p>
          </table:table-cell>
          <table:table-cell table:formula="of:=[.J181]/[.H181]" office:value-type="float" office:value="0.000721875" calcext:value-type="float">
            <text:p>0,000721875</text:p>
          </table:table-cell>
          <table:table-cell office:value-type="float" office:value="1.2016" calcext:value-type="float">
            <text:p>1,2016</text:p>
          </table:table-cell>
          <table:table-cell table:formula="of:=[.L181]/[.I181]/[.H181]" office:value-type="float" office:value="0.000625833333333333" calcext:value-type="float">
            <text:p>0,00062583333333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" calcext:value-type="float">
            <text:p>11</text:p>
          </table:table-cell>
          <table:table-cell office:value-type="float" office:value="0.2918" calcext:value-type="float">
            <text:p>0,2918</text:p>
          </table:table-cell>
          <table:table-cell table:formula="of:=[.C182]/[.A182]" office:value-type="float" office:value="0.00151979166666667" calcext:value-type="float">
            <text:p>0,001519791666667</text:p>
          </table:table-cell>
          <table:table-cell office:value-type="float" office:value="2.8862" calcext:value-type="float">
            <text:p>2,8862</text:p>
          </table:table-cell>
          <table:table-cell table:formula="of:=[.E182]/[.B182]/[.A182]" office:value-type="float" office:value="0.00136657196969697" calcext:value-type="float">
            <text:p>0,001366571969697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1" calcext:value-type="float">
            <text:p>11</text:p>
          </table:table-cell>
          <table:table-cell office:value-type="float" office:value="0.137" calcext:value-type="float">
            <text:p>0,137</text:p>
          </table:table-cell>
          <table:table-cell table:formula="of:=[.J182]/[.H182]" office:value-type="float" office:value="0.000713541666666667" calcext:value-type="float">
            <text:p>0,000713541666667</text:p>
          </table:table-cell>
          <table:table-cell office:value-type="float" office:value="1.3236" calcext:value-type="float">
            <text:p>1,3236</text:p>
          </table:table-cell>
          <table:table-cell table:formula="of:=[.L182]/[.I182]/[.H182]" office:value-type="float" office:value="0.000626704545454545" calcext:value-type="float">
            <text:p>0,00062670454545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" calcext:value-type="float">
            <text:p>12</text:p>
          </table:table-cell>
          <table:table-cell office:value-type="float" office:value="0.2893" calcext:value-type="float">
            <text:p>0,2893</text:p>
          </table:table-cell>
          <table:table-cell table:formula="of:=[.C183]/[.A183]" office:value-type="float" office:value="0.00150677083333333" calcext:value-type="float">
            <text:p>0,001506770833333</text:p>
          </table:table-cell>
          <table:table-cell office:value-type="float" office:value="3.2236" calcext:value-type="float">
            <text:p>3,2236</text:p>
          </table:table-cell>
          <table:table-cell table:formula="of:=[.E183]/[.B183]/[.A183]" office:value-type="float" office:value="0.00139913194444444" calcext:value-type="float">
            <text:p>0,001399131944444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2" calcext:value-type="float">
            <text:p>12</text:p>
          </table:table-cell>
          <table:table-cell office:value-type="float" office:value="0.139" calcext:value-type="float">
            <text:p>0,139</text:p>
          </table:table-cell>
          <table:table-cell table:formula="of:=[.J183]/[.H183]" office:value-type="float" office:value="0.000723958333333333" calcext:value-type="float">
            <text:p>0,000723958333333</text:p>
          </table:table-cell>
          <table:table-cell office:value-type="float" office:value="1.4203" calcext:value-type="float">
            <text:p>1,4203</text:p>
          </table:table-cell>
          <table:table-cell table:formula="of:=[.L183]/[.I183]/[.H183]" office:value-type="float" office:value="0.000616449652777778" calcext:value-type="float">
            <text:p>0,00061644965277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3" calcext:value-type="float">
            <text:p>13</text:p>
          </table:table-cell>
          <table:table-cell office:value-type="float" office:value="0.3018" calcext:value-type="float">
            <text:p>0,3018</text:p>
          </table:table-cell>
          <table:table-cell table:formula="of:=[.C184]/[.A184]" office:value-type="float" office:value="0.001571875" calcext:value-type="float">
            <text:p>0,001571875</text:p>
          </table:table-cell>
          <table:table-cell office:value-type="float" office:value="3.5637" calcext:value-type="float">
            <text:p>3,5637</text:p>
          </table:table-cell>
          <table:table-cell table:formula="of:=[.E184]/[.B184]/[.A184]" office:value-type="float" office:value="0.00142776442307692" calcext:value-type="float">
            <text:p>0,001427764423077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3" calcext:value-type="float">
            <text:p>13</text:p>
          </table:table-cell>
          <table:table-cell office:value-type="float" office:value="0.1429" calcext:value-type="float">
            <text:p>0,1429</text:p>
          </table:table-cell>
          <table:table-cell table:formula="of:=[.J184]/[.H184]" office:value-type="float" office:value="0.000744270833333333" calcext:value-type="float">
            <text:p>0,000744270833333</text:p>
          </table:table-cell>
          <table:table-cell office:value-type="float" office:value="1.7123" calcext:value-type="float">
            <text:p>1,7123</text:p>
          </table:table-cell>
          <table:table-cell table:formula="of:=[.L184]/[.I184]/[.H184]" office:value-type="float" office:value="0.000686017628205128" calcext:value-type="float">
            <text:p>0,00068601762820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0.3335" calcext:value-type="float">
            <text:p>0,3335</text:p>
          </table:table-cell>
          <table:table-cell table:formula="of:=[.C185]/[.A185]" office:value-type="float" office:value="0.00173697916666667" calcext:value-type="float">
            <text:p>0,001736979166667</text:p>
          </table:table-cell>
          <table:table-cell office:value-type="float" office:value="4.2947" calcext:value-type="float">
            <text:p>4,2947</text:p>
          </table:table-cell>
          <table:table-cell table:formula="of:=[.E185]/[.B185]/[.A185]" office:value-type="float" office:value="0.0015977306547619" calcext:value-type="float">
            <text:p>0,00159773065476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4" calcext:value-type="float">
            <text:p>14</text:p>
          </table:table-cell>
          <table:table-cell office:value-type="float" office:value="0.1449" calcext:value-type="float">
            <text:p>0,1449</text:p>
          </table:table-cell>
          <table:table-cell table:formula="of:=[.J185]/[.H185]" office:value-type="float" office:value="0.0007546875" calcext:value-type="float">
            <text:p>0,0007546875</text:p>
          </table:table-cell>
          <table:table-cell office:value-type="float" office:value="1.8157" calcext:value-type="float">
            <text:p>1,8157</text:p>
          </table:table-cell>
          <table:table-cell table:formula="of:=[.L185]/[.I185]/[.H185]" office:value-type="float" office:value="0.000675483630952381" calcext:value-type="float">
            <text:p>0,00067548363095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0.2933" calcext:value-type="float">
            <text:p>0,2933</text:p>
          </table:table-cell>
          <table:table-cell table:formula="of:=[.C186]/[.A186]" office:value-type="float" office:value="0.00152760416666667" calcext:value-type="float">
            <text:p>0,001527604166667</text:p>
          </table:table-cell>
          <table:table-cell office:value-type="float" office:value="4.0886" calcext:value-type="float">
            <text:p>4,0886</text:p>
          </table:table-cell>
          <table:table-cell table:formula="of:=[.E186]/[.B186]/[.A186]" office:value-type="float" office:value="0.00141965277777778" calcext:value-type="float">
            <text:p>0,001419652777778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0.1385" calcext:value-type="float">
            <text:p>0,1385</text:p>
          </table:table-cell>
          <table:table-cell table:formula="of:=[.J186]/[.H186]" office:value-type="float" office:value="0.000721354166666667" calcext:value-type="float">
            <text:p>0,000721354166667</text:p>
          </table:table-cell>
          <table:table-cell office:value-type="float" office:value="1.8382" calcext:value-type="float">
            <text:p>1,8382</text:p>
          </table:table-cell>
          <table:table-cell table:formula="of:=[.L186]/[.I186]/[.H186]" office:value-type="float" office:value="0.000638263888888889" calcext:value-type="float">
            <text:p>0,00063826388888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6" calcext:value-type="float">
            <text:p>16</text:p>
          </table:table-cell>
          <table:table-cell office:value-type="float" office:value="0.3032" calcext:value-type="float">
            <text:p>0,3032</text:p>
          </table:table-cell>
          <table:table-cell table:formula="of:=[.C187]/[.A187]" office:value-type="float" office:value="0.00157916666666667" calcext:value-type="float">
            <text:p>0,001579166666667</text:p>
          </table:table-cell>
          <table:table-cell office:value-type="float" office:value="4.1869" calcext:value-type="float">
            <text:p>4,1869</text:p>
          </table:table-cell>
          <table:table-cell table:formula="of:=[.E187]/[.B187]/[.A187]" office:value-type="float" office:value="0.00136292317708333" calcext:value-type="float">
            <text:p>0,001362923177083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6" calcext:value-type="float">
            <text:p>16</text:p>
          </table:table-cell>
          <table:table-cell office:value-type="float" office:value="0.1372" calcext:value-type="float">
            <text:p>0,1372</text:p>
          </table:table-cell>
          <table:table-cell table:formula="of:=[.J187]/[.H187]" office:value-type="float" office:value="0.000714583333333333" calcext:value-type="float">
            <text:p>0,000714583333333</text:p>
          </table:table-cell>
          <table:table-cell office:value-type="float" office:value="1.8786" calcext:value-type="float">
            <text:p>1,8786</text:p>
          </table:table-cell>
          <table:table-cell table:formula="of:=[.L187]/[.I187]/[.H187]" office:value-type="float" office:value="0.0006115234375" calcext:value-type="float">
            <text:p>0,000611523437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7" calcext:value-type="float">
            <text:p>17</text:p>
          </table:table-cell>
          <table:table-cell office:value-type="float" office:value="0.2916" calcext:value-type="float">
            <text:p>0,2916</text:p>
          </table:table-cell>
          <table:table-cell table:formula="of:=[.C188]/[.A188]" office:value-type="float" office:value="0.00151875" calcext:value-type="float">
            <text:p>0,00151875</text:p>
          </table:table-cell>
          <table:table-cell office:value-type="float" office:value="4.4615" calcext:value-type="float">
            <text:p>4,4615</text:p>
          </table:table-cell>
          <table:table-cell table:formula="of:=[.E188]/[.B188]/[.A188]" office:value-type="float" office:value="0.00136688112745098" calcext:value-type="float">
            <text:p>0,001366881127451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7" calcext:value-type="float">
            <text:p>17</text:p>
          </table:table-cell>
          <table:table-cell office:value-type="float" office:value="0.1399" calcext:value-type="float">
            <text:p>0,1399</text:p>
          </table:table-cell>
          <table:table-cell table:formula="of:=[.J188]/[.H188]" office:value-type="float" office:value="0.000728645833333333" calcext:value-type="float">
            <text:p>0,000728645833333</text:p>
          </table:table-cell>
          <table:table-cell office:value-type="float" office:value="1.9566" calcext:value-type="float">
            <text:p>1,9566</text:p>
          </table:table-cell>
          <table:table-cell table:formula="of:=[.L188]/[.I188]/[.H188]" office:value-type="float" office:value="0.000599448529411765" calcext:value-type="float">
            <text:p>0,00059944852941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8" calcext:value-type="float">
            <text:p>18</text:p>
          </table:table-cell>
          <table:table-cell office:value-type="float" office:value="0.3045" calcext:value-type="float">
            <text:p>0,3045</text:p>
          </table:table-cell>
          <table:table-cell table:formula="of:=[.C189]/[.A189]" office:value-type="float" office:value="0.0015859375" calcext:value-type="float">
            <text:p>0,0015859375</text:p>
          </table:table-cell>
          <table:table-cell office:value-type="float" office:value="4.9842" calcext:value-type="float">
            <text:p>4,9842</text:p>
          </table:table-cell>
          <table:table-cell table:formula="of:=[.E189]/[.B189]/[.A189]" office:value-type="float" office:value="0.0014421875" calcext:value-type="float">
            <text:p>0,001442187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8" calcext:value-type="float">
            <text:p>18</text:p>
          </table:table-cell>
          <table:table-cell office:value-type="float" office:value="0.1398" calcext:value-type="float">
            <text:p>0,1398</text:p>
          </table:table-cell>
          <table:table-cell table:formula="of:=[.J189]/[.H189]" office:value-type="float" office:value="0.000728125" calcext:value-type="float">
            <text:p>0,000728125</text:p>
          </table:table-cell>
          <table:table-cell office:value-type="float" office:value="2.1962" calcext:value-type="float">
            <text:p>2,1962</text:p>
          </table:table-cell>
          <table:table-cell table:formula="of:=[.L189]/[.I189]/[.H189]" office:value-type="float" office:value="0.000635474537037037" calcext:value-type="float">
            <text:p>0,00063547453703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9" calcext:value-type="float">
            <text:p>19</text:p>
          </table:table-cell>
          <table:table-cell office:value-type="float" office:value="0.3171" calcext:value-type="float">
            <text:p>0,3171</text:p>
          </table:table-cell>
          <table:table-cell table:formula="of:=[.C190]/[.A190]" office:value-type="float" office:value="0.0016515625" calcext:value-type="float">
            <text:p>0,0016515625</text:p>
          </table:table-cell>
          <table:table-cell office:value-type="float" office:value="4.9779" calcext:value-type="float">
            <text:p>4,9779</text:p>
          </table:table-cell>
          <table:table-cell table:formula="of:=[.E190]/[.B190]/[.A190]" office:value-type="float" office:value="0.00136455592105263" calcext:value-type="float">
            <text:p>0,001364555921053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19" calcext:value-type="float">
            <text:p>19</text:p>
          </table:table-cell>
          <table:table-cell office:value-type="float" office:value="0.138" calcext:value-type="float">
            <text:p>0,138</text:p>
          </table:table-cell>
          <table:table-cell table:formula="of:=[.J190]/[.H190]" office:value-type="float" office:value="0.00071875" calcext:value-type="float">
            <text:p>0,00071875</text:p>
          </table:table-cell>
          <table:table-cell office:value-type="float" office:value="2.2377" calcext:value-type="float">
            <text:p>2,2377</text:p>
          </table:table-cell>
          <table:table-cell table:formula="of:=[.L190]/[.I190]/[.H190]" office:value-type="float" office:value="0.000613404605263158" calcext:value-type="float">
            <text:p>0,00061340460526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0" calcext:value-type="float">
            <text:p>20</text:p>
          </table:table-cell>
          <table:table-cell office:value-type="float" office:value="0.3042" calcext:value-type="float">
            <text:p>0,3042</text:p>
          </table:table-cell>
          <table:table-cell table:formula="of:=[.C191]/[.A191]" office:value-type="float" office:value="0.001584375" calcext:value-type="float">
            <text:p>0,001584375</text:p>
          </table:table-cell>
          <table:table-cell office:value-type="float" office:value="5.1754" calcext:value-type="float">
            <text:p>5,1754</text:p>
          </table:table-cell>
          <table:table-cell table:formula="of:=[.E191]/[.B191]/[.A191]" office:value-type="float" office:value="0.00134776041666667" calcext:value-type="float">
            <text:p>0,001347760416667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0" calcext:value-type="float">
            <text:p>20</text:p>
          </table:table-cell>
          <table:table-cell office:value-type="float" office:value="0.1498" calcext:value-type="float">
            <text:p>0,1498</text:p>
          </table:table-cell>
          <table:table-cell table:formula="of:=[.J191]/[.H191]" office:value-type="float" office:value="0.000780208333333333" calcext:value-type="float">
            <text:p>0,000780208333333</text:p>
          </table:table-cell>
          <table:table-cell office:value-type="float" office:value="2.7332" calcext:value-type="float">
            <text:p>2,7332</text:p>
          </table:table-cell>
          <table:table-cell table:formula="of:=[.L191]/[.I191]/[.H191]" office:value-type="float" office:value="0.000711770833333333" calcext:value-type="float">
            <text:p>0,00071177083333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1" calcext:value-type="float">
            <text:p>21</text:p>
          </table:table-cell>
          <table:table-cell office:value-type="float" office:value="0.3232" calcext:value-type="float">
            <text:p>0,3232</text:p>
          </table:table-cell>
          <table:table-cell table:formula="of:=[.C192]/[.A192]" office:value-type="float" office:value="0.00168333333333333" calcext:value-type="float">
            <text:p>0,001683333333333</text:p>
          </table:table-cell>
          <table:table-cell office:value-type="float" office:value="5.9429" calcext:value-type="float">
            <text:p>5,9429</text:p>
          </table:table-cell>
          <table:table-cell table:formula="of:=[.E192]/[.B192]/[.A192]" office:value-type="float" office:value="0.00147393353174603" calcext:value-type="float">
            <text:p>0,001473933531746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1" calcext:value-type="float">
            <text:p>21</text:p>
          </table:table-cell>
          <table:table-cell office:value-type="float" office:value="0.1442" calcext:value-type="float">
            <text:p>0,1442</text:p>
          </table:table-cell>
          <table:table-cell table:formula="of:=[.J192]/[.H192]" office:value-type="float" office:value="0.000751041666666667" calcext:value-type="float">
            <text:p>0,000751041666667</text:p>
          </table:table-cell>
          <table:table-cell office:value-type="float" office:value="2.366" calcext:value-type="float">
            <text:p>2,366</text:p>
          </table:table-cell>
          <table:table-cell table:formula="of:=[.L192]/[.I192]/[.H192]" office:value-type="float" office:value="0.000586805555555556" calcext:value-type="float">
            <text:p>0,00058680555555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2" calcext:value-type="float">
            <text:p>22</text:p>
          </table:table-cell>
          <table:table-cell office:value-type="float" office:value="0.315" calcext:value-type="float">
            <text:p>0,315</text:p>
          </table:table-cell>
          <table:table-cell table:formula="of:=[.C193]/[.A193]" office:value-type="float" office:value="0.001640625" calcext:value-type="float">
            <text:p>0,001640625</text:p>
          </table:table-cell>
          <table:table-cell office:value-type="float" office:value="6.2206" calcext:value-type="float">
            <text:p>6,2206</text:p>
          </table:table-cell>
          <table:table-cell table:formula="of:=[.E193]/[.B193]/[.A193]" office:value-type="float" office:value="0.00147267992424242" calcext:value-type="float">
            <text:p>0,001472679924242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2" calcext:value-type="float">
            <text:p>22</text:p>
          </table:table-cell>
          <table:table-cell office:value-type="float" office:value="0.15" calcext:value-type="float">
            <text:p>0,15</text:p>
          </table:table-cell>
          <table:table-cell table:formula="of:=[.J193]/[.H193]" office:value-type="float" office:value="0.00078125" calcext:value-type="float">
            <text:p>0,00078125</text:p>
          </table:table-cell>
          <table:table-cell office:value-type="float" office:value="2.515" calcext:value-type="float">
            <text:p>2,515</text:p>
          </table:table-cell>
          <table:table-cell table:formula="of:=[.L193]/[.I193]/[.H193]" office:value-type="float" office:value="0.000595407196969697" calcext:value-type="float">
            <text:p>0,0005954071969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3" calcext:value-type="float">
            <text:p>23</text:p>
          </table:table-cell>
          <table:table-cell office:value-type="float" office:value="0.3074" calcext:value-type="float">
            <text:p>0,3074</text:p>
          </table:table-cell>
          <table:table-cell table:formula="of:=[.C194]/[.A194]" office:value-type="float" office:value="0.00160104166666667" calcext:value-type="float">
            <text:p>0,001601041666667</text:p>
          </table:table-cell>
          <table:table-cell office:value-type="float" office:value="6.2215" calcext:value-type="float">
            <text:p>6,2215</text:p>
          </table:table-cell>
          <table:table-cell table:formula="of:=[.E194]/[.B194]/[.A194]" office:value-type="float" office:value="0.00140885416666667" calcext:value-type="float">
            <text:p>0,001408854166667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3" calcext:value-type="float">
            <text:p>23</text:p>
          </table:table-cell>
          <table:table-cell office:value-type="float" office:value="0.1406" calcext:value-type="float">
            <text:p>0,1406</text:p>
          </table:table-cell>
          <table:table-cell table:formula="of:=[.J194]/[.H194]" office:value-type="float" office:value="0.000732291666666667" calcext:value-type="float">
            <text:p>0,000732291666667</text:p>
          </table:table-cell>
          <table:table-cell office:value-type="float" office:value="2.561" calcext:value-type="float">
            <text:p>2,561</text:p>
          </table:table-cell>
          <table:table-cell table:formula="of:=[.L194]/[.I194]/[.H194]" office:value-type="float" office:value="0.000579936594202899" calcext:value-type="float">
            <text:p>0,00057993659420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4" calcext:value-type="float">
            <text:p>24</text:p>
          </table:table-cell>
          <table:table-cell office:value-type="float" office:value="0.313" calcext:value-type="float">
            <text:p>0,313</text:p>
          </table:table-cell>
          <table:table-cell table:formula="of:=[.C195]/[.A195]" office:value-type="float" office:value="0.00163020833333333" calcext:value-type="float">
            <text:p>0,001630208333333</text:p>
          </table:table-cell>
          <table:table-cell office:value-type="float" office:value="5.7198" calcext:value-type="float">
            <text:p>5,7198</text:p>
          </table:table-cell>
          <table:table-cell table:formula="of:=[.E195]/[.B195]/[.A195]" office:value-type="float" office:value="0.00124127604166667" calcext:value-type="float">
            <text:p>0,001241276041667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4" calcext:value-type="float">
            <text:p>24</text:p>
          </table:table-cell>
          <table:table-cell office:value-type="float" office:value="0.1423" calcext:value-type="float">
            <text:p>0,1423</text:p>
          </table:table-cell>
          <table:table-cell table:formula="of:=[.J195]/[.H195]" office:value-type="float" office:value="0.000741145833333333" calcext:value-type="float">
            <text:p>0,000741145833333</text:p>
          </table:table-cell>
          <table:table-cell office:value-type="float" office:value="2.6536" calcext:value-type="float">
            <text:p>2,6536</text:p>
          </table:table-cell>
          <table:table-cell table:formula="of:=[.L195]/[.I195]/[.H195]" office:value-type="float" office:value="0.000575868055555555" calcext:value-type="float">
            <text:p>0,00057586805555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5" calcext:value-type="float">
            <text:p>25</text:p>
          </table:table-cell>
          <table:table-cell office:value-type="float" office:value="0.3167" calcext:value-type="float">
            <text:p>0,3167</text:p>
          </table:table-cell>
          <table:table-cell table:formula="of:=[.C196]/[.A196]" office:value-type="float" office:value="0.00164947916666667" calcext:value-type="float">
            <text:p>0,001649479166667</text:p>
          </table:table-cell>
          <table:table-cell office:value-type="float" office:value="6.9729" calcext:value-type="float">
            <text:p>6,9729</text:p>
          </table:table-cell>
          <table:table-cell table:formula="of:=[.E196]/[.B196]/[.A196]" office:value-type="float" office:value="0.0014526875" calcext:value-type="float">
            <text:p>0,0014526875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5" calcext:value-type="float">
            <text:p>25</text:p>
          </table:table-cell>
          <table:table-cell office:value-type="float" office:value="0.1446" calcext:value-type="float">
            <text:p>0,1446</text:p>
          </table:table-cell>
          <table:table-cell table:formula="of:=[.J196]/[.H196]" office:value-type="float" office:value="0.000753125" calcext:value-type="float">
            <text:p>0,000753125</text:p>
          </table:table-cell>
          <table:table-cell office:value-type="float" office:value="3.1111" calcext:value-type="float">
            <text:p>3,1111</text:p>
          </table:table-cell>
          <table:table-cell table:formula="of:=[.L196]/[.I196]/[.H196]" office:value-type="float" office:value="0.000648145833333333" calcext:value-type="float">
            <text:p>0,00064814583333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6" calcext:value-type="float">
            <text:p>26</text:p>
          </table:table-cell>
          <table:table-cell office:value-type="float" office:value="0.3176" calcext:value-type="float">
            <text:p>0,3176</text:p>
          </table:table-cell>
          <table:table-cell table:formula="of:=[.C197]/[.A197]" office:value-type="float" office:value="0.00165416666666667" calcext:value-type="float">
            <text:p>0,001654166666667</text:p>
          </table:table-cell>
          <table:table-cell office:value-type="float" office:value="6.7832" calcext:value-type="float">
            <text:p>6,7832</text:p>
          </table:table-cell>
          <table:table-cell table:formula="of:=[.E197]/[.B197]/[.A197]" office:value-type="float" office:value="0.0013588141025641" calcext:value-type="float">
            <text:p>0,001358814102564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6" calcext:value-type="float">
            <text:p>26</text:p>
          </table:table-cell>
          <table:table-cell office:value-type="float" office:value="0.1446" calcext:value-type="float">
            <text:p>0,1446</text:p>
          </table:table-cell>
          <table:table-cell table:formula="of:=[.J197]/[.H197]" office:value-type="float" office:value="0.000753125" calcext:value-type="float">
            <text:p>0,000753125</text:p>
          </table:table-cell>
          <table:table-cell office:value-type="float" office:value="3.0344" calcext:value-type="float">
            <text:p>3,0344</text:p>
          </table:table-cell>
          <table:table-cell table:formula="of:=[.L197]/[.I197]/[.H197]" office:value-type="float" office:value="0.000607852564102564" calcext:value-type="float">
            <text:p>0,00060785256410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  <table:table-cell office:value-type="float" office:value="0.3156" calcext:value-type="float">
            <text:p>0,3156</text:p>
          </table:table-cell>
          <table:table-cell table:formula="of:=[.C198]/[.A198]" office:value-type="float" office:value="0.00164375" calcext:value-type="float">
            <text:p>0,00164375</text:p>
          </table:table-cell>
          <table:table-cell office:value-type="float" office:value="7.3605" calcext:value-type="float">
            <text:p>7,3605</text:p>
          </table:table-cell>
          <table:table-cell table:formula="of:=[.E198]/[.B198]/[.A198]" office:value-type="float" office:value="0.00141984953703704" calcext:value-type="float">
            <text:p>0,001419849537037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  <table:table-cell office:value-type="float" office:value="0.1418" calcext:value-type="float">
            <text:p>0,1418</text:p>
          </table:table-cell>
          <table:table-cell table:formula="of:=[.J198]/[.H198]" office:value-type="float" office:value="0.000738541666666667" calcext:value-type="float">
            <text:p>0,000738541666667</text:p>
          </table:table-cell>
          <table:table-cell office:value-type="float" office:value="3.1843" calcext:value-type="float">
            <text:p>3,1843</text:p>
          </table:table-cell>
          <table:table-cell table:formula="of:=[.L198]/[.I198]/[.H198]" office:value-type="float" office:value="0.000614255401234568" calcext:value-type="float">
            <text:p>0,00061425540123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float" office:value="0.3174" calcext:value-type="float">
            <text:p>0,3174</text:p>
          </table:table-cell>
          <table:table-cell table:formula="of:=[.C199]/[.A199]" office:value-type="float" office:value="0.001653125" calcext:value-type="float">
            <text:p>0,001653125</text:p>
          </table:table-cell>
          <table:table-cell office:value-type="float" office:value="7.3691" calcext:value-type="float">
            <text:p>7,3691</text:p>
          </table:table-cell>
          <table:table-cell table:formula="of:=[.E199]/[.B199]/[.A199]" office:value-type="float" office:value="0.00137074032738095" calcext:value-type="float">
            <text:p>0,001370740327381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float" office:value="0.1476" calcext:value-type="float">
            <text:p>0,1476</text:p>
          </table:table-cell>
          <table:table-cell table:formula="of:=[.J199]/[.H199]" office:value-type="float" office:value="0.00076875" calcext:value-type="float">
            <text:p>0,00076875</text:p>
          </table:table-cell>
          <table:table-cell office:value-type="float" office:value="3.4507" calcext:value-type="float">
            <text:p>3,4507</text:p>
          </table:table-cell>
          <table:table-cell table:formula="of:=[.L199]/[.I199]/[.H199]" office:value-type="float" office:value="0.000641871279761905" calcext:value-type="float">
            <text:p>0,00064187127976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9" calcext:value-type="float">
            <text:p>29</text:p>
          </table:table-cell>
          <table:table-cell office:value-type="float" office:value="0.3147" calcext:value-type="float">
            <text:p>0,3147</text:p>
          </table:table-cell>
          <table:table-cell table:formula="of:=[.C200]/[.A200]" office:value-type="float" office:value="0.0016390625" calcext:value-type="float">
            <text:p>0,0016390625</text:p>
          </table:table-cell>
          <table:table-cell office:value-type="float" office:value="7.6357" calcext:value-type="float">
            <text:p>7,6357</text:p>
          </table:table-cell>
          <table:table-cell table:formula="of:=[.E200]/[.B200]/[.A200]" office:value-type="float" office:value="0.00137135416666667" calcext:value-type="float">
            <text:p>0,001371354166667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29" calcext:value-type="float">
            <text:p>29</text:p>
          </table:table-cell>
          <table:table-cell office:value-type="float" office:value="0.1458" calcext:value-type="float">
            <text:p>0,1458</text:p>
          </table:table-cell>
          <table:table-cell table:formula="of:=[.J200]/[.H200]" office:value-type="float" office:value="0.000759375" calcext:value-type="float">
            <text:p>0,000759375</text:p>
          </table:table-cell>
          <table:table-cell office:value-type="float" office:value="3.1577" calcext:value-type="float">
            <text:p>3,1577</text:p>
          </table:table-cell>
          <table:table-cell table:formula="of:=[.L200]/[.I200]/[.H200]" office:value-type="float" office:value="0.00056711566091954" calcext:value-type="float">
            <text:p>0,0005671156609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  <table:table-cell office:value-type="float" office:value="0.319" calcext:value-type="float">
            <text:p>0,319</text:p>
          </table:table-cell>
          <table:table-cell table:formula="of:=[.C201]/[.A201]" office:value-type="float" office:value="0.00166145833333333" calcext:value-type="float">
            <text:p>0,001661458333333</text:p>
          </table:table-cell>
          <table:table-cell office:value-type="float" office:value="7.3076" calcext:value-type="float">
            <text:p>7,3076</text:p>
          </table:table-cell>
          <table:table-cell table:formula="of:=[.E201]/[.B201]/[.A201]" office:value-type="float" office:value="0.00126868055555556" calcext:value-type="float">
            <text:p>0,001268680555556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30" calcext:value-type="float">
            <text:p>30</text:p>
          </table:table-cell>
          <table:table-cell office:value-type="float" office:value="0.1417" calcext:value-type="float">
            <text:p>0,1417</text:p>
          </table:table-cell>
          <table:table-cell table:formula="of:=[.J201]/[.H201]" office:value-type="float" office:value="0.000738020833333334" calcext:value-type="float">
            <text:p>0,000738020833333</text:p>
          </table:table-cell>
          <table:table-cell office:value-type="float" office:value="3.0932" calcext:value-type="float">
            <text:p>3,0932</text:p>
          </table:table-cell>
          <table:table-cell table:formula="of:=[.L201]/[.I201]/[.H201]" office:value-type="float" office:value="0.000537013888888889" calcext:value-type="float">
            <text:p>0,00053701388888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1" calcext:value-type="float">
            <text:p>31</text:p>
          </table:table-cell>
          <table:table-cell office:value-type="float" office:value="0.3169" calcext:value-type="float">
            <text:p>0,3169</text:p>
          </table:table-cell>
          <table:table-cell table:formula="of:=[.C202]/[.A202]" office:value-type="float" office:value="0.00165052083333333" calcext:value-type="float">
            <text:p>0,001650520833333</text:p>
          </table:table-cell>
          <table:table-cell office:value-type="float" office:value="8.1783" calcext:value-type="float">
            <text:p>8,1783</text:p>
          </table:table-cell>
          <table:table-cell table:formula="of:=[.E202]/[.B202]/[.A202]" office:value-type="float" office:value="0.00137404233870968" calcext:value-type="float">
            <text:p>0,00137404233871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31" calcext:value-type="float">
            <text:p>31</text:p>
          </table:table-cell>
          <table:table-cell office:value-type="float" office:value="0.147" calcext:value-type="float">
            <text:p>0,147</text:p>
          </table:table-cell>
          <table:table-cell table:formula="of:=[.J202]/[.H202]" office:value-type="float" office:value="0.000765625" calcext:value-type="float">
            <text:p>0,000765625</text:p>
          </table:table-cell>
          <table:table-cell office:value-type="float" office:value="3.395" calcext:value-type="float">
            <text:p>3,395</text:p>
          </table:table-cell>
          <table:table-cell table:formula="of:=[.L202]/[.I202]/[.H202]" office:value-type="float" office:value="0.000570396505376344" calcext:value-type="float">
            <text:p>0,00057039650537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2" calcext:value-type="float">
            <text:p>32</text:p>
          </table:table-cell>
          <table:table-cell office:value-type="float" office:value="0.3196" calcext:value-type="float">
            <text:p>0,3196</text:p>
          </table:table-cell>
          <table:table-cell table:formula="of:=[.C203]/[.A203]" office:value-type="float" office:value="0.00166458333333333" calcext:value-type="float">
            <text:p>0,001664583333333</text:p>
          </table:table-cell>
          <table:table-cell office:value-type="float" office:value="7.8524" calcext:value-type="float">
            <text:p>7,8524</text:p>
          </table:table-cell>
          <table:table-cell table:formula="of:=[.E203]/[.B203]/[.A203]" office:value-type="float" office:value="0.00127805989583333" calcext:value-type="float">
            <text:p>0,001278059895833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32" calcext:value-type="float">
            <text:p>32</text:p>
          </table:table-cell>
          <table:table-cell office:value-type="float" office:value="0.152" calcext:value-type="float">
            <text:p>0,152</text:p>
          </table:table-cell>
          <table:table-cell table:formula="of:=[.J203]/[.H203]" office:value-type="float" office:value="0.000791666666666667" calcext:value-type="float">
            <text:p>0,000791666666667</text:p>
          </table:table-cell>
          <table:table-cell office:value-type="float" office:value="3.0086" calcext:value-type="float">
            <text:p>3,0086</text:p>
          </table:table-cell>
          <table:table-cell table:formula="of:=[.L203]/[.I203]/[.H203]" office:value-type="float" office:value="0.000489680989583333" calcext:value-type="float">
            <text:p>0,000489680989583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3" calcext:value-type="float">
            <text:p>33</text:p>
          </table:table-cell>
          <table:table-cell office:value-type="float" office:value="0.3256" calcext:value-type="float">
            <text:p>0,3256</text:p>
          </table:table-cell>
          <table:table-cell table:formula="of:=[.C204]/[.A204]" office:value-type="float" office:value="0.00169583333333333" calcext:value-type="float">
            <text:p>0,001695833333333</text:p>
          </table:table-cell>
          <table:table-cell office:value-type="float" office:value="7.5334" calcext:value-type="float">
            <text:p>7,5334</text:p>
          </table:table-cell>
          <table:table-cell table:formula="of:=[.E204]/[.B204]/[.A204]" office:value-type="float" office:value="0.00118898358585859" calcext:value-type="float">
            <text:p>0,001188983585859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33" calcext:value-type="float">
            <text:p>33</text:p>
          </table:table-cell>
          <table:table-cell office:value-type="float" office:value="0.1452" calcext:value-type="float">
            <text:p>0,1452</text:p>
          </table:table-cell>
          <table:table-cell table:formula="of:=[.J204]/[.H204]" office:value-type="float" office:value="0.00075625" calcext:value-type="float">
            <text:p>0,00075625</text:p>
          </table:table-cell>
          <table:table-cell office:value-type="float" office:value="3.4423" calcext:value-type="float">
            <text:p>3,4423</text:p>
          </table:table-cell>
          <table:table-cell table:formula="of:=[.L204]/[.I204]/[.H204]" office:value-type="float" office:value="0.000543292297979798" calcext:value-type="float">
            <text:p>0,0005432922979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4" calcext:value-type="float">
            <text:p>34</text:p>
          </table:table-cell>
          <table:table-cell office:value-type="float" office:value="0.3151" calcext:value-type="float">
            <text:p>0,3151</text:p>
          </table:table-cell>
          <table:table-cell table:formula="of:=[.C205]/[.A205]" office:value-type="float" office:value="0.00164114583333333" calcext:value-type="float">
            <text:p>0,001641145833333</text:p>
          </table:table-cell>
          <table:table-cell office:value-type="float" office:value="9.2544" calcext:value-type="float">
            <text:p>9,2544</text:p>
          </table:table-cell>
          <table:table-cell table:formula="of:=[.E205]/[.B205]/[.A205]" office:value-type="float" office:value="0.00141764705882353" calcext:value-type="float">
            <text:p>0,001417647058824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34" calcext:value-type="float">
            <text:p>34</text:p>
          </table:table-cell>
          <table:table-cell office:value-type="float" office:value="0.1532" calcext:value-type="float">
            <text:p>0,1532</text:p>
          </table:table-cell>
          <table:table-cell table:formula="of:=[.J205]/[.H205]" office:value-type="float" office:value="0.000797916666666667" calcext:value-type="float">
            <text:p>0,000797916666667</text:p>
          </table:table-cell>
          <table:table-cell office:value-type="float" office:value="3.5609" calcext:value-type="float">
            <text:p>3,5609</text:p>
          </table:table-cell>
          <table:table-cell table:formula="of:=[.L205]/[.I205]/[.H205]" office:value-type="float" office:value="0.000545481004901961" calcext:value-type="float">
            <text:p>0,00054548100490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5" calcext:value-type="float">
            <text:p>35</text:p>
          </table:table-cell>
          <table:table-cell office:value-type="float" office:value="0.3189" calcext:value-type="float">
            <text:p>0,3189</text:p>
          </table:table-cell>
          <table:table-cell table:formula="of:=[.C206]/[.A206]" office:value-type="float" office:value="0.0016609375" calcext:value-type="float">
            <text:p>0,0016609375</text:p>
          </table:table-cell>
          <table:table-cell office:value-type="float" office:value="7.173" calcext:value-type="float">
            <text:p>7,173</text:p>
          </table:table-cell>
          <table:table-cell table:formula="of:=[.E206]/[.B206]/[.A206]" office:value-type="float" office:value="0.00106741071428571" calcext:value-type="float">
            <text:p>0,001067410714286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35" calcext:value-type="float">
            <text:p>35</text:p>
          </table:table-cell>
          <table:table-cell office:value-type="float" office:value="0.1594" calcext:value-type="float">
            <text:p>0,1594</text:p>
          </table:table-cell>
          <table:table-cell table:formula="of:=[.J206]/[.H206]" office:value-type="float" office:value="0.000830208333333333" calcext:value-type="float">
            <text:p>0,000830208333333</text:p>
          </table:table-cell>
          <table:table-cell office:value-type="float" office:value="4.8343" calcext:value-type="float">
            <text:p>4,8343</text:p>
          </table:table-cell>
          <table:table-cell table:formula="of:=[.L206]/[.I206]/[.H206]" office:value-type="float" office:value="0.000719389880952381" calcext:value-type="float">
            <text:p>0,000719389880952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6" calcext:value-type="float">
            <text:p>36</text:p>
          </table:table-cell>
          <table:table-cell office:value-type="float" office:value="0.2966" calcext:value-type="float">
            <text:p>0,2966</text:p>
          </table:table-cell>
          <table:table-cell table:formula="of:=[.C207]/[.A207]" office:value-type="float" office:value="0.00154479166666667" calcext:value-type="float">
            <text:p>0,001544791666667</text:p>
          </table:table-cell>
          <table:table-cell office:value-type="float" office:value="8.2223" calcext:value-type="float">
            <text:p>8,2223</text:p>
          </table:table-cell>
          <table:table-cell table:formula="of:=[.E207]/[.B207]/[.A207]" office:value-type="float" office:value="0.00118956886574074" calcext:value-type="float">
            <text:p>0,001189568865741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36" calcext:value-type="float">
            <text:p>36</text:p>
          </table:table-cell>
          <table:table-cell office:value-type="float" office:value="0.1538" calcext:value-type="float">
            <text:p>0,1538</text:p>
          </table:table-cell>
          <table:table-cell table:formula="of:=[.J207]/[.H207]" office:value-type="float" office:value="0.000801041666666667" calcext:value-type="float">
            <text:p>0,000801041666667</text:p>
          </table:table-cell>
          <table:table-cell office:value-type="float" office:value="2.9834" calcext:value-type="float">
            <text:p>2,9834</text:p>
          </table:table-cell>
          <table:table-cell table:formula="of:=[.L207]/[.I207]/[.H207]" office:value-type="float" office:value="0.000431626157407407" calcext:value-type="float">
            <text:p>0,00043162615740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  <table:table-cell office:value-type="float" office:value="0.3137" calcext:value-type="float">
            <text:p>0,3137</text:p>
          </table:table-cell>
          <table:table-cell table:formula="of:=[.C208]/[.A208]" office:value-type="float" office:value="0.00163385416666667" calcext:value-type="float">
            <text:p>0,001633854166667</text:p>
          </table:table-cell>
          <table:table-cell office:value-type="float" office:value="9.4879" calcext:value-type="float">
            <text:p>9,4879</text:p>
          </table:table-cell>
          <table:table-cell table:formula="of:=[.E208]/[.B208]/[.A208]" office:value-type="float" office:value="0.00133557150900901" calcext:value-type="float">
            <text:p>0,001335571509009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37" calcext:value-type="float">
            <text:p>37</text:p>
          </table:table-cell>
          <table:table-cell office:value-type="float" office:value="0.1419" calcext:value-type="float">
            <text:p>0,1419</text:p>
          </table:table-cell>
          <table:table-cell table:formula="of:=[.J208]/[.H208]" office:value-type="float" office:value="0.0007390625" calcext:value-type="float">
            <text:p>0,0007390625</text:p>
          </table:table-cell>
          <table:table-cell office:value-type="float" office:value="4.1584" calcext:value-type="float">
            <text:p>4,1584</text:p>
          </table:table-cell>
          <table:table-cell table:formula="of:=[.L208]/[.I208]/[.H208]" office:value-type="float" office:value="0.00058536036036036" calcext:value-type="float">
            <text:p>0,00058536036036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8" calcext:value-type="float">
            <text:p>38</text:p>
          </table:table-cell>
          <table:table-cell office:value-type="float" office:value="0.3198" calcext:value-type="float">
            <text:p>0,3198</text:p>
          </table:table-cell>
          <table:table-cell table:formula="of:=[.C209]/[.A209]" office:value-type="float" office:value="0.001665625" calcext:value-type="float">
            <text:p>0,001665625</text:p>
          </table:table-cell>
          <table:table-cell office:value-type="float" office:value="10.154" calcext:value-type="float">
            <text:p>10,154</text:p>
          </table:table-cell>
          <table:table-cell table:formula="of:=[.E209]/[.B209]/[.A209]" office:value-type="float" office:value="0.00139172149122807" calcext:value-type="float">
            <text:p>0,001391721491228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38" calcext:value-type="float">
            <text:p>38</text:p>
          </table:table-cell>
          <table:table-cell office:value-type="float" office:value="0.1484" calcext:value-type="float">
            <text:p>0,1484</text:p>
          </table:table-cell>
          <table:table-cell table:formula="of:=[.J209]/[.H209]" office:value-type="float" office:value="0.000772916666666667" calcext:value-type="float">
            <text:p>0,000772916666667</text:p>
          </table:table-cell>
          <table:table-cell office:value-type="float" office:value="4.0293" calcext:value-type="float">
            <text:p>4,0293</text:p>
          </table:table-cell>
          <table:table-cell table:formula="of:=[.L209]/[.I209]/[.H209]" office:value-type="float" office:value="0.000552261513157895" calcext:value-type="float">
            <text:p>0,00055226151315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9" calcext:value-type="float">
            <text:p>39</text:p>
          </table:table-cell>
          <table:table-cell office:value-type="float" office:value="0.3267" calcext:value-type="float">
            <text:p>0,3267</text:p>
          </table:table-cell>
          <table:table-cell table:formula="of:=[.C210]/[.A210]" office:value-type="float" office:value="0.0017015625" calcext:value-type="float">
            <text:p>0,0017015625</text:p>
          </table:table-cell>
          <table:table-cell office:value-type="float" office:value="9.273" calcext:value-type="float">
            <text:p>9,273</text:p>
          </table:table-cell>
          <table:table-cell table:formula="of:=[.E210]/[.B210]/[.A210]" office:value-type="float" office:value="0.00123838141025641" calcext:value-type="float">
            <text:p>0,001238381410256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39" calcext:value-type="float">
            <text:p>39</text:p>
          </table:table-cell>
          <table:table-cell office:value-type="float" office:value="0.1539" calcext:value-type="float">
            <text:p>0,1539</text:p>
          </table:table-cell>
          <table:table-cell table:formula="of:=[.J210]/[.H210]" office:value-type="float" office:value="0.0008015625" calcext:value-type="float">
            <text:p>0,0008015625</text:p>
          </table:table-cell>
          <table:table-cell office:value-type="float" office:value="4.2419" calcext:value-type="float">
            <text:p>4,2419</text:p>
          </table:table-cell>
          <table:table-cell table:formula="of:=[.L210]/[.I210]/[.H210]" office:value-type="float" office:value="0.000566493055555556" calcext:value-type="float">
            <text:p>0,00056649305555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1.0897" calcext:value-type="float">
            <text:p>1,0897</text:p>
          </table:table-cell>
          <table:table-cell table:formula="of:=[.C211]/[.A211]" office:value-type="float" office:value="0.004256640625" calcext:value-type="float">
            <text:p>0,004256640625</text:p>
          </table:table-cell>
          <table:table-cell office:value-type="float" office:value="1.0822" calcext:value-type="float">
            <text:p>1,0822</text:p>
          </table:table-cell>
          <table:table-cell table:formula="of:=[.E211]/[.B211]/[.A211]" office:value-type="float" office:value="0.00422734375" calcext:value-type="float">
            <text:p>0,0042273437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office:value-type="float" office:value="0.5189" calcext:value-type="float">
            <text:p>0,5189</text:p>
          </table:table-cell>
          <table:table-cell table:formula="of:=[.J211]/[.H211]" office:value-type="float" office:value="0.002026953125" calcext:value-type="float">
            <text:p>0,002026953125</text:p>
          </table:table-cell>
          <table:table-cell office:value-type="float" office:value="0.5154" calcext:value-type="float">
            <text:p>0,5154</text:p>
          </table:table-cell>
          <table:table-cell table:formula="of:=[.L211]/[.I211]/[.H211]" office:value-type="float" office:value="0.00201328125" calcext:value-type="float">
            <text:p>0,002013281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0.4888" calcext:value-type="float">
            <text:p>0,4888</text:p>
          </table:table-cell>
          <table:table-cell table:formula="of:=[.C212]/[.A212]" office:value-type="float" office:value="0.001909375" calcext:value-type="float">
            <text:p>0,001909375</text:p>
          </table:table-cell>
          <table:table-cell office:value-type="float" office:value="0.9709" calcext:value-type="float">
            <text:p>0,9709</text:p>
          </table:table-cell>
          <table:table-cell table:formula="of:=[.E212]/[.B212]/[.A212]" office:value-type="float" office:value="0.0018962890625" calcext:value-type="float">
            <text:p>0,001896289062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" calcext:value-type="float">
            <text:p>2</text:p>
          </table:table-cell>
          <table:table-cell office:value-type="float" office:value="0.2684" calcext:value-type="float">
            <text:p>0,2684</text:p>
          </table:table-cell>
          <table:table-cell table:formula="of:=[.J212]/[.H212]" office:value-type="float" office:value="0.0010484375" calcext:value-type="float">
            <text:p>0,0010484375</text:p>
          </table:table-cell>
          <table:table-cell office:value-type="float" office:value="0.5332" calcext:value-type="float">
            <text:p>0,5332</text:p>
          </table:table-cell>
          <table:table-cell table:formula="of:=[.L212]/[.I212]/[.H212]" office:value-type="float" office:value="0.00104140625" calcext:value-type="float">
            <text:p>0,001041406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.331" calcext:value-type="float">
            <text:p>0,331</text:p>
          </table:table-cell>
          <table:table-cell table:formula="of:=[.C213]/[.A213]" office:value-type="float" office:value="0.00129296875" calcext:value-type="float">
            <text:p>0,00129296875</text:p>
          </table:table-cell>
          <table:table-cell office:value-type="float" office:value="0.9847" calcext:value-type="float">
            <text:p>0,9847</text:p>
          </table:table-cell>
          <table:table-cell table:formula="of:=[.E213]/[.B213]/[.A213]" office:value-type="float" office:value="0.00128216145833333" calcext:value-type="float">
            <text:p>0,001282161458333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3" calcext:value-type="float">
            <text:p>3</text:p>
          </table:table-cell>
          <table:table-cell office:value-type="float" office:value="0.1695" calcext:value-type="float">
            <text:p>0,1695</text:p>
          </table:table-cell>
          <table:table-cell table:formula="of:=[.J213]/[.H213]" office:value-type="float" office:value="0.000662109375" calcext:value-type="float">
            <text:p>0,000662109375</text:p>
          </table:table-cell>
          <table:table-cell office:value-type="float" office:value="0.5036" calcext:value-type="float">
            <text:p>0,5036</text:p>
          </table:table-cell>
          <table:table-cell table:formula="of:=[.L213]/[.I213]/[.H213]" office:value-type="float" office:value="0.000655729166666667" calcext:value-type="float">
            <text:p>0,0006557291666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2994" calcext:value-type="float">
            <text:p>0,2994</text:p>
          </table:table-cell>
          <table:table-cell table:formula="of:=[.C214]/[.A214]" office:value-type="float" office:value="0.00116953125" calcext:value-type="float">
            <text:p>0,00116953125</text:p>
          </table:table-cell>
          <table:table-cell office:value-type="float" office:value="1.1853" calcext:value-type="float">
            <text:p>1,1853</text:p>
          </table:table-cell>
          <table:table-cell table:formula="of:=[.E214]/[.B214]/[.A214]" office:value-type="float" office:value="0.00115751953125" calcext:value-type="float">
            <text:p>0,0011575195312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452" calcext:value-type="float">
            <text:p>0,1452</text:p>
          </table:table-cell>
          <table:table-cell table:formula="of:=[.J214]/[.H214]" office:value-type="float" office:value="0.0005671875" calcext:value-type="float">
            <text:p>0,0005671875</text:p>
          </table:table-cell>
          <table:table-cell office:value-type="float" office:value="0.5632" calcext:value-type="float">
            <text:p>0,5632</text:p>
          </table:table-cell>
          <table:table-cell table:formula="of:=[.L214]/[.I214]/[.H214]" office:value-type="float" office:value="0.00055" calcext:value-type="float">
            <text:p>0,0005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.2536" calcext:value-type="float">
            <text:p>0,2536</text:p>
          </table:table-cell>
          <table:table-cell table:formula="of:=[.C215]/[.A215]" office:value-type="float" office:value="0.000990625" calcext:value-type="float">
            <text:p>0,000990625</text:p>
          </table:table-cell>
          <table:table-cell office:value-type="float" office:value="1.2271" calcext:value-type="float">
            <text:p>1,2271</text:p>
          </table:table-cell>
          <table:table-cell table:formula="of:=[.E215]/[.B215]/[.A215]" office:value-type="float" office:value="0.000958671875" calcext:value-type="float">
            <text:p>0,00095867187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0.152" calcext:value-type="float">
            <text:p>0,152</text:p>
          </table:table-cell>
          <table:table-cell table:formula="of:=[.J215]/[.H215]" office:value-type="float" office:value="0.00059375" calcext:value-type="float">
            <text:p>0,00059375</text:p>
          </table:table-cell>
          <table:table-cell office:value-type="float" office:value="0.749" calcext:value-type="float">
            <text:p>0,749</text:p>
          </table:table-cell>
          <table:table-cell table:formula="of:=[.L215]/[.I215]/[.H215]" office:value-type="float" office:value="0.00058515625" calcext:value-type="float">
            <text:p>0,000585156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0.3086" calcext:value-type="float">
            <text:p>0,3086</text:p>
          </table:table-cell>
          <table:table-cell table:formula="of:=[.C216]/[.A216]" office:value-type="float" office:value="0.00120546875" calcext:value-type="float">
            <text:p>0,00120546875</text:p>
          </table:table-cell>
          <table:table-cell office:value-type="float" office:value="1.7842" calcext:value-type="float">
            <text:p>1,7842</text:p>
          </table:table-cell>
          <table:table-cell table:formula="of:=[.E216]/[.B216]/[.A216]" office:value-type="float" office:value="0.00116158854166667" calcext:value-type="float">
            <text:p>0,001161588541667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6" calcext:value-type="float">
            <text:p>6</text:p>
          </table:table-cell>
          <table:table-cell office:value-type="float" office:value="0.1357" calcext:value-type="float">
            <text:p>0,1357</text:p>
          </table:table-cell>
          <table:table-cell table:formula="of:=[.J216]/[.H216]" office:value-type="float" office:value="0.000530078125" calcext:value-type="float">
            <text:p>0,000530078125</text:p>
          </table:table-cell>
          <table:table-cell office:value-type="float" office:value="0.784" calcext:value-type="float">
            <text:p>0,784</text:p>
          </table:table-cell>
          <table:table-cell table:formula="of:=[.L216]/[.I216]/[.H216]" office:value-type="float" office:value="0.000510416666666667" calcext:value-type="float">
            <text:p>0,0005104166666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0.2975" calcext:value-type="float">
            <text:p>0,2975</text:p>
          </table:table-cell>
          <table:table-cell table:formula="of:=[.C217]/[.A217]" office:value-type="float" office:value="0.001162109375" calcext:value-type="float">
            <text:p>0,001162109375</text:p>
          </table:table-cell>
          <table:table-cell office:value-type="float" office:value="2.0407" calcext:value-type="float">
            <text:p>2,0407</text:p>
          </table:table-cell>
          <table:table-cell table:formula="of:=[.E217]/[.B217]/[.A217]" office:value-type="float" office:value="0.00113878348214286" calcext:value-type="float">
            <text:p>0,001138783482143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0.1406" calcext:value-type="float">
            <text:p>0,1406</text:p>
          </table:table-cell>
          <table:table-cell table:formula="of:=[.J217]/[.H217]" office:value-type="float" office:value="0.00054921875" calcext:value-type="float">
            <text:p>0,00054921875</text:p>
          </table:table-cell>
          <table:table-cell office:value-type="float" office:value="0.9312" calcext:value-type="float">
            <text:p>0,9312</text:p>
          </table:table-cell>
          <table:table-cell table:formula="of:=[.L217]/[.I217]/[.H217]" office:value-type="float" office:value="0.000519642857142857" calcext:value-type="float">
            <text:p>0,00051964285714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0.2969" calcext:value-type="float">
            <text:p>0,2969</text:p>
          </table:table-cell>
          <table:table-cell table:formula="of:=[.C218]/[.A218]" office:value-type="float" office:value="0.001159765625" calcext:value-type="float">
            <text:p>0,001159765625</text:p>
          </table:table-cell>
          <table:table-cell office:value-type="float" office:value="2.2878" calcext:value-type="float">
            <text:p>2,2878</text:p>
          </table:table-cell>
          <table:table-cell table:formula="of:=[.E218]/[.B218]/[.A218]" office:value-type="float" office:value="0.00111708984375" calcext:value-type="float">
            <text:p>0,0011170898437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0.1359" calcext:value-type="float">
            <text:p>0,1359</text:p>
          </table:table-cell>
          <table:table-cell table:formula="of:=[.J218]/[.H218]" office:value-type="float" office:value="0.000530859375" calcext:value-type="float">
            <text:p>0,000530859375</text:p>
          </table:table-cell>
          <table:table-cell office:value-type="float" office:value="1.0351" calcext:value-type="float">
            <text:p>1,0351</text:p>
          </table:table-cell>
          <table:table-cell table:formula="of:=[.L218]/[.I218]/[.H218]" office:value-type="float" office:value="0.000505419921875" calcext:value-type="float">
            <text:p>0,0005054199218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0.2988" calcext:value-type="float">
            <text:p>0,2988</text:p>
          </table:table-cell>
          <table:table-cell table:formula="of:=[.C219]/[.A219]" office:value-type="float" office:value="0.0011671875" calcext:value-type="float">
            <text:p>0,0011671875</text:p>
          </table:table-cell>
          <table:table-cell office:value-type="float" office:value="2.6051" calcext:value-type="float">
            <text:p>2,6051</text:p>
          </table:table-cell>
          <table:table-cell table:formula="of:=[.E219]/[.B219]/[.A219]" office:value-type="float" office:value="0.00113068576388889" calcext:value-type="float">
            <text:p>0,001130685763889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9" calcext:value-type="float">
            <text:p>9</text:p>
          </table:table-cell>
          <table:table-cell office:value-type="float" office:value="0.1371" calcext:value-type="float">
            <text:p>0,1371</text:p>
          </table:table-cell>
          <table:table-cell table:formula="of:=[.J219]/[.H219]" office:value-type="float" office:value="0.000535546875" calcext:value-type="float">
            <text:p>0,000535546875</text:p>
          </table:table-cell>
          <table:table-cell office:value-type="float" office:value="1.1211" calcext:value-type="float">
            <text:p>1,1211</text:p>
          </table:table-cell>
          <table:table-cell table:formula="of:=[.L219]/[.I219]/[.H219]" office:value-type="float" office:value="0.000486588541666667" calcext:value-type="float">
            <text:p>0,00048658854166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.3058" calcext:value-type="float">
            <text:p>0,3058</text:p>
          </table:table-cell>
          <table:table-cell table:formula="of:=[.C220]/[.A220]" office:value-type="float" office:value="0.00119453125" calcext:value-type="float">
            <text:p>0,00119453125</text:p>
          </table:table-cell>
          <table:table-cell office:value-type="float" office:value="2.9653" calcext:value-type="float">
            <text:p>2,9653</text:p>
          </table:table-cell>
          <table:table-cell table:formula="of:=[.E220]/[.B220]/[.A220]" office:value-type="float" office:value="0.0011583203125" calcext:value-type="float">
            <text:p>0,001158320312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office:value-type="float" office:value="0.1381" calcext:value-type="float">
            <text:p>0,1381</text:p>
          </table:table-cell>
          <table:table-cell table:formula="of:=[.J220]/[.H220]" office:value-type="float" office:value="0.000539453125" calcext:value-type="float">
            <text:p>0,000539453125</text:p>
          </table:table-cell>
          <table:table-cell office:value-type="float" office:value="1.2622" calcext:value-type="float">
            <text:p>1,2622</text:p>
          </table:table-cell>
          <table:table-cell table:formula="of:=[.L220]/[.I220]/[.H220]" office:value-type="float" office:value="0.000493046875" calcext:value-type="float">
            <text:p>0,0004930468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0.2874" calcext:value-type="float">
            <text:p>0,2874</text:p>
          </table:table-cell>
          <table:table-cell table:formula="of:=[.C221]/[.A221]" office:value-type="float" office:value="0.00112265625" calcext:value-type="float">
            <text:p>0,00112265625</text:p>
          </table:table-cell>
          <table:table-cell office:value-type="float" office:value="3.1006" calcext:value-type="float">
            <text:p>3,1006</text:p>
          </table:table-cell>
          <table:table-cell table:formula="of:=[.E221]/[.B221]/[.A221]" office:value-type="float" office:value="0.00110106534090909" calcext:value-type="float">
            <text:p>0,001101065340909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0.1403" calcext:value-type="float">
            <text:p>0,1403</text:p>
          </table:table-cell>
          <table:table-cell table:formula="of:=[.J221]/[.H221]" office:value-type="float" office:value="0.000548046875" calcext:value-type="float">
            <text:p>0,000548046875</text:p>
          </table:table-cell>
          <table:table-cell office:value-type="float" office:value="1.433" calcext:value-type="float">
            <text:p>1,433</text:p>
          </table:table-cell>
          <table:table-cell table:formula="of:=[.L221]/[.I221]/[.H221]" office:value-type="float" office:value="0.000508877840909091" calcext:value-type="float">
            <text:p>0,00050887784090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0.3088" calcext:value-type="float">
            <text:p>0,3088</text:p>
          </table:table-cell>
          <table:table-cell table:formula="of:=[.C222]/[.A222]" office:value-type="float" office:value="0.00120625" calcext:value-type="float">
            <text:p>0,00120625</text:p>
          </table:table-cell>
          <table:table-cell office:value-type="float" office:value="3.5165" calcext:value-type="float">
            <text:p>3,5165</text:p>
          </table:table-cell>
          <table:table-cell table:formula="of:=[.E222]/[.B222]/[.A222]" office:value-type="float" office:value="0.00114469401041667" calcext:value-type="float">
            <text:p>0,001144694010417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2" calcext:value-type="float">
            <text:p>12</text:p>
          </table:table-cell>
          <table:table-cell office:value-type="float" office:value="0.1416" calcext:value-type="float">
            <text:p>0,1416</text:p>
          </table:table-cell>
          <table:table-cell table:formula="of:=[.J222]/[.H222]" office:value-type="float" office:value="0.000553125" calcext:value-type="float">
            <text:p>0,000553125</text:p>
          </table:table-cell>
          <table:table-cell office:value-type="float" office:value="1.5049" calcext:value-type="float">
            <text:p>1,5049</text:p>
          </table:table-cell>
          <table:table-cell table:formula="of:=[.L222]/[.I222]/[.H222]" office:value-type="float" office:value="0.000489876302083333" calcext:value-type="float">
            <text:p>0,00048987630208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0.3687" calcext:value-type="float">
            <text:p>0,3687</text:p>
          </table:table-cell>
          <table:table-cell table:formula="of:=[.C223]/[.A223]" office:value-type="float" office:value="0.001440234375" calcext:value-type="float">
            <text:p>0,001440234375</text:p>
          </table:table-cell>
          <table:table-cell office:value-type="float" office:value="4.3755" calcext:value-type="float">
            <text:p>4,3755</text:p>
          </table:table-cell>
          <table:table-cell table:formula="of:=[.E223]/[.B223]/[.A223]" office:value-type="float" office:value="0.00131475360576923" calcext:value-type="float">
            <text:p>0,001314753605769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3" calcext:value-type="float">
            <text:p>13</text:p>
          </table:table-cell>
          <table:table-cell office:value-type="float" office:value="0.1373" calcext:value-type="float">
            <text:p>0,1373</text:p>
          </table:table-cell>
          <table:table-cell table:formula="of:=[.J223]/[.H223]" office:value-type="float" office:value="0.000536328125" calcext:value-type="float">
            <text:p>0,000536328125</text:p>
          </table:table-cell>
          <table:table-cell office:value-type="float" office:value="1.6451" calcext:value-type="float">
            <text:p>1,6451</text:p>
          </table:table-cell>
          <table:table-cell table:formula="of:=[.L223]/[.I223]/[.H223]" office:value-type="float" office:value="0.000494320913461538" calcext:value-type="float">
            <text:p>0,00049432091346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0.2948" calcext:value-type="float">
            <text:p>0,2948</text:p>
          </table:table-cell>
          <table:table-cell table:formula="of:=[.C224]/[.A224]" office:value-type="float" office:value="0.0011515625" calcext:value-type="float">
            <text:p>0,0011515625</text:p>
          </table:table-cell>
          <table:table-cell office:value-type="float" office:value="3.7673" calcext:value-type="float">
            <text:p>3,7673</text:p>
          </table:table-cell>
          <table:table-cell table:formula="of:=[.E224]/[.B224]/[.A224]" office:value-type="float" office:value="0.00105114397321429" calcext:value-type="float">
            <text:p>0,001051143973214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4" calcext:value-type="float">
            <text:p>14</text:p>
          </table:table-cell>
          <table:table-cell office:value-type="float" office:value="0.1564" calcext:value-type="float">
            <text:p>0,1564</text:p>
          </table:table-cell>
          <table:table-cell table:formula="of:=[.J224]/[.H224]" office:value-type="float" office:value="0.0006109375" calcext:value-type="float">
            <text:p>0,0006109375</text:p>
          </table:table-cell>
          <table:table-cell office:value-type="float" office:value="1.9277" calcext:value-type="float">
            <text:p>1,9277</text:p>
          </table:table-cell>
          <table:table-cell table:formula="of:=[.L224]/[.I224]/[.H224]" office:value-type="float" office:value="0.000537862723214286" calcext:value-type="float">
            <text:p>0,00053786272321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0.3309" calcext:value-type="float">
            <text:p>0,3309</text:p>
          </table:table-cell>
          <table:table-cell table:formula="of:=[.C225]/[.A225]" office:value-type="float" office:value="0.001292578125" calcext:value-type="float">
            <text:p>0,001292578125</text:p>
          </table:table-cell>
          <table:table-cell office:value-type="float" office:value="4.7565" calcext:value-type="float">
            <text:p>4,7565</text:p>
          </table:table-cell>
          <table:table-cell table:formula="of:=[.E225]/[.B225]/[.A225]" office:value-type="float" office:value="0.001238671875" calcext:value-type="float">
            <text:p>0,00123867187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5" calcext:value-type="float">
            <text:p>15</text:p>
          </table:table-cell>
          <table:table-cell office:value-type="float" office:value="0.1384" calcext:value-type="float">
            <text:p>0,1384</text:p>
          </table:table-cell>
          <table:table-cell table:formula="of:=[.J225]/[.H225]" office:value-type="float" office:value="0.000540625" calcext:value-type="float">
            <text:p>0,000540625</text:p>
          </table:table-cell>
          <table:table-cell office:value-type="float" office:value="1.9616" calcext:value-type="float">
            <text:p>1,9616</text:p>
          </table:table-cell>
          <table:table-cell table:formula="of:=[.L225]/[.I225]/[.H225]" office:value-type="float" office:value="0.000510833333333333" calcext:value-type="float">
            <text:p>0,00051083333333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0.3214" calcext:value-type="float">
            <text:p>0,3214</text:p>
          </table:table-cell>
          <table:table-cell table:formula="of:=[.C226]/[.A226]" office:value-type="float" office:value="0.00125546875" calcext:value-type="float">
            <text:p>0,00125546875</text:p>
          </table:table-cell>
          <table:table-cell office:value-type="float" office:value="4.4669" calcext:value-type="float">
            <text:p>4,4669</text:p>
          </table:table-cell>
          <table:table-cell table:formula="of:=[.E226]/[.B226]/[.A226]" office:value-type="float" office:value="0.0010905517578125" calcext:value-type="float">
            <text:p>0,001090551757813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6" calcext:value-type="float">
            <text:p>16</text:p>
          </table:table-cell>
          <table:table-cell office:value-type="float" office:value="0.1425" calcext:value-type="float">
            <text:p>0,1425</text:p>
          </table:table-cell>
          <table:table-cell table:formula="of:=[.J226]/[.H226]" office:value-type="float" office:value="0.000556640625" calcext:value-type="float">
            <text:p>0,000556640625</text:p>
          </table:table-cell>
          <table:table-cell office:value-type="float" office:value="2.0894" calcext:value-type="float">
            <text:p>2,0894</text:p>
          </table:table-cell>
          <table:table-cell table:formula="of:=[.L226]/[.I226]/[.H226]" office:value-type="float" office:value="0.000510107421875" calcext:value-type="float">
            <text:p>0,0005101074218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office:value-type="float" office:value="0.3065" calcext:value-type="float">
            <text:p>0,3065</text:p>
          </table:table-cell>
          <table:table-cell table:formula="of:=[.C227]/[.A227]" office:value-type="float" office:value="0.001197265625" calcext:value-type="float">
            <text:p>0,001197265625</text:p>
          </table:table-cell>
          <table:table-cell office:value-type="float" office:value="4.52" calcext:value-type="float">
            <text:p>4,52</text:p>
          </table:table-cell>
          <table:table-cell table:formula="of:=[.E227]/[.B227]/[.A227]" office:value-type="float" office:value="0.00103860294117647" calcext:value-type="float">
            <text:p>0,001038602941176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7" calcext:value-type="float">
            <text:p>17</text:p>
          </table:table-cell>
          <table:table-cell office:value-type="float" office:value="0.1395" calcext:value-type="float">
            <text:p>0,1395</text:p>
          </table:table-cell>
          <table:table-cell table:formula="of:=[.J227]/[.H227]" office:value-type="float" office:value="0.000544921875" calcext:value-type="float">
            <text:p>0,000544921875</text:p>
          </table:table-cell>
          <table:table-cell office:value-type="float" office:value="2.2757" calcext:value-type="float">
            <text:p>2,2757</text:p>
          </table:table-cell>
          <table:table-cell table:formula="of:=[.L227]/[.I227]/[.H227]" office:value-type="float" office:value="0.000522909007352941" calcext:value-type="float">
            <text:p>0,00052290900735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float" office:value="0.3214" calcext:value-type="float">
            <text:p>0,3214</text:p>
          </table:table-cell>
          <table:table-cell table:formula="of:=[.C228]/[.A228]" office:value-type="float" office:value="0.00125546875" calcext:value-type="float">
            <text:p>0,00125546875</text:p>
          </table:table-cell>
          <table:table-cell office:value-type="float" office:value="5.2865" calcext:value-type="float">
            <text:p>5,2865</text:p>
          </table:table-cell>
          <table:table-cell table:formula="of:=[.E228]/[.B228]/[.A228]" office:value-type="float" office:value="0.00114724392361111" calcext:value-type="float">
            <text:p>0,001147243923611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8" calcext:value-type="float">
            <text:p>18</text:p>
          </table:table-cell>
          <table:table-cell office:value-type="float" office:value="0.1498" calcext:value-type="float">
            <text:p>0,1498</text:p>
          </table:table-cell>
          <table:table-cell table:formula="of:=[.J228]/[.H228]" office:value-type="float" office:value="0.00058515625" calcext:value-type="float">
            <text:p>0,00058515625</text:p>
          </table:table-cell>
          <table:table-cell office:value-type="float" office:value="2.5593" calcext:value-type="float">
            <text:p>2,5593</text:p>
          </table:table-cell>
          <table:table-cell table:formula="of:=[.L228]/[.I228]/[.H228]" office:value-type="float" office:value="0.000555403645833333" calcext:value-type="float">
            <text:p>0,00055540364583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office:value-type="float" office:value="0.3334" calcext:value-type="float">
            <text:p>0,3334</text:p>
          </table:table-cell>
          <table:table-cell table:formula="of:=[.C229]/[.A229]" office:value-type="float" office:value="0.00130234375" calcext:value-type="float">
            <text:p>0,00130234375</text:p>
          </table:table-cell>
          <table:table-cell office:value-type="float" office:value="5.5649" calcext:value-type="float">
            <text:p>5,5649</text:p>
          </table:table-cell>
          <table:table-cell table:formula="of:=[.E229]/[.B229]/[.A229]" office:value-type="float" office:value="0.00114409950657895" calcext:value-type="float">
            <text:p>0,001144099506579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19" calcext:value-type="float">
            <text:p>19</text:p>
          </table:table-cell>
          <table:table-cell office:value-type="float" office:value="0.1389" calcext:value-type="float">
            <text:p>0,1389</text:p>
          </table:table-cell>
          <table:table-cell table:formula="of:=[.J229]/[.H229]" office:value-type="float" office:value="0.000542578125" calcext:value-type="float">
            <text:p>0,000542578125</text:p>
          </table:table-cell>
          <table:table-cell office:value-type="float" office:value="2.2114" calcext:value-type="float">
            <text:p>2,2114</text:p>
          </table:table-cell>
          <table:table-cell table:formula="of:=[.L229]/[.I229]/[.H229]" office:value-type="float" office:value="0.000454646381578947" calcext:value-type="float">
            <text:p>0,00045464638157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0.3045" calcext:value-type="float">
            <text:p>0,3045</text:p>
          </table:table-cell>
          <table:table-cell table:formula="of:=[.C230]/[.A230]" office:value-type="float" office:value="0.001189453125" calcext:value-type="float">
            <text:p>0,001189453125</text:p>
          </table:table-cell>
          <table:table-cell office:value-type="float" office:value="5.2563" calcext:value-type="float">
            <text:p>5,2563</text:p>
          </table:table-cell>
          <table:table-cell table:formula="of:=[.E230]/[.B230]/[.A230]" office:value-type="float" office:value="0.00102662109375" calcext:value-type="float">
            <text:p>0,0010266210937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0" calcext:value-type="float">
            <text:p>20</text:p>
          </table:table-cell>
          <table:table-cell office:value-type="float" office:value="0.1421" calcext:value-type="float">
            <text:p>0,1421</text:p>
          </table:table-cell>
          <table:table-cell table:formula="of:=[.J230]/[.H230]" office:value-type="float" office:value="0.000555078125" calcext:value-type="float">
            <text:p>0,000555078125</text:p>
          </table:table-cell>
          <table:table-cell office:value-type="float" office:value="2.547" calcext:value-type="float">
            <text:p>2,547</text:p>
          </table:table-cell>
          <table:table-cell table:formula="of:=[.L230]/[.I230]/[.H230]" office:value-type="float" office:value="0.0004974609375" calcext:value-type="float">
            <text:p>0,00049746093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1" calcext:value-type="float">
            <text:p>21</text:p>
          </table:table-cell>
          <table:table-cell office:value-type="float" office:value="0.3113" calcext:value-type="float">
            <text:p>0,3113</text:p>
          </table:table-cell>
          <table:table-cell table:formula="of:=[.C231]/[.A231]" office:value-type="float" office:value="0.001216015625" calcext:value-type="float">
            <text:p>0,001216015625</text:p>
          </table:table-cell>
          <table:table-cell office:value-type="float" office:value="5.7946" calcext:value-type="float">
            <text:p>5,7946</text:p>
          </table:table-cell>
          <table:table-cell table:formula="of:=[.E231]/[.B231]/[.A231]" office:value-type="float" office:value="0.00107786458333333" calcext:value-type="float">
            <text:p>0,001077864583333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1" calcext:value-type="float">
            <text:p>21</text:p>
          </table:table-cell>
          <table:table-cell office:value-type="float" office:value="0.1441" calcext:value-type="float">
            <text:p>0,1441</text:p>
          </table:table-cell>
          <table:table-cell table:formula="of:=[.J231]/[.H231]" office:value-type="float" office:value="0.000562890625" calcext:value-type="float">
            <text:p>0,000562890625</text:p>
          </table:table-cell>
          <table:table-cell office:value-type="float" office:value="2.7294" calcext:value-type="float">
            <text:p>2,7294</text:p>
          </table:table-cell>
          <table:table-cell table:formula="of:=[.L231]/[.I231]/[.H231]" office:value-type="float" office:value="0.000507700892857143" calcext:value-type="float">
            <text:p>0,00050770089285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2" calcext:value-type="float">
            <text:p>22</text:p>
          </table:table-cell>
          <table:table-cell office:value-type="float" office:value="0.3011" calcext:value-type="float">
            <text:p>0,3011</text:p>
          </table:table-cell>
          <table:table-cell table:formula="of:=[.C232]/[.A232]" office:value-type="float" office:value="0.001176171875" calcext:value-type="float">
            <text:p>0,001176171875</text:p>
          </table:table-cell>
          <table:table-cell office:value-type="float" office:value="5.4137" calcext:value-type="float">
            <text:p>5,4137</text:p>
          </table:table-cell>
          <table:table-cell table:formula="of:=[.E232]/[.B232]/[.A232]" office:value-type="float" office:value="0.000961239346590909" calcext:value-type="float">
            <text:p>0,000961239346591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2" calcext:value-type="float">
            <text:p>22</text:p>
          </table:table-cell>
          <table:table-cell office:value-type="float" office:value="0.1416" calcext:value-type="float">
            <text:p>0,1416</text:p>
          </table:table-cell>
          <table:table-cell table:formula="of:=[.J232]/[.H232]" office:value-type="float" office:value="0.000553125" calcext:value-type="float">
            <text:p>0,000553125</text:p>
          </table:table-cell>
          <table:table-cell office:value-type="float" office:value="2.926" calcext:value-type="float">
            <text:p>2,926</text:p>
          </table:table-cell>
          <table:table-cell table:formula="of:=[.L232]/[.I232]/[.H232]" office:value-type="float" office:value="0.00051953125" calcext:value-type="float">
            <text:p>0,000519531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3" calcext:value-type="float">
            <text:p>23</text:p>
          </table:table-cell>
          <table:table-cell office:value-type="float" office:value="0.3116" calcext:value-type="float">
            <text:p>0,3116</text:p>
          </table:table-cell>
          <table:table-cell table:formula="of:=[.C233]/[.A233]" office:value-type="float" office:value="0.0012171875" calcext:value-type="float">
            <text:p>0,0012171875</text:p>
          </table:table-cell>
          <table:table-cell office:value-type="float" office:value="6.2769" calcext:value-type="float">
            <text:p>6,2769</text:p>
          </table:table-cell>
          <table:table-cell table:formula="of:=[.E233]/[.B233]/[.A233]" office:value-type="float" office:value="0.0010660495923913" calcext:value-type="float">
            <text:p>0,001066049592391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3" calcext:value-type="float">
            <text:p>23</text:p>
          </table:table-cell>
          <table:table-cell office:value-type="float" office:value="0.1429" calcext:value-type="float">
            <text:p>0,1429</text:p>
          </table:table-cell>
          <table:table-cell table:formula="of:=[.J233]/[.H233]" office:value-type="float" office:value="0.000558203125" calcext:value-type="float">
            <text:p>0,000558203125</text:p>
          </table:table-cell>
          <table:table-cell office:value-type="float" office:value="2.8825" calcext:value-type="float">
            <text:p>2,8825</text:p>
          </table:table-cell>
          <table:table-cell table:formula="of:=[.L233]/[.I233]/[.H233]" office:value-type="float" office:value="0.000489555027173913" calcext:value-type="float">
            <text:p>0,000489555027174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4" calcext:value-type="float">
            <text:p>24</text:p>
          </table:table-cell>
          <table:table-cell office:value-type="float" office:value="0.3174" calcext:value-type="float">
            <text:p>0,3174</text:p>
          </table:table-cell>
          <table:table-cell table:formula="of:=[.C234]/[.A234]" office:value-type="float" office:value="0.00123984375" calcext:value-type="float">
            <text:p>0,00123984375</text:p>
          </table:table-cell>
          <table:table-cell office:value-type="float" office:value="6.3084" calcext:value-type="float">
            <text:p>6,3084</text:p>
          </table:table-cell>
          <table:table-cell table:formula="of:=[.E234]/[.B234]/[.A234]" office:value-type="float" office:value="0.0010267578125" calcext:value-type="float">
            <text:p>0,001026757812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4" calcext:value-type="float">
            <text:p>24</text:p>
          </table:table-cell>
          <table:table-cell office:value-type="float" office:value="0.1421" calcext:value-type="float">
            <text:p>0,1421</text:p>
          </table:table-cell>
          <table:table-cell table:formula="of:=[.J234]/[.H234]" office:value-type="float" office:value="0.000555078125" calcext:value-type="float">
            <text:p>0,000555078125</text:p>
          </table:table-cell>
          <table:table-cell office:value-type="float" office:value="2.7903" calcext:value-type="float">
            <text:p>2,7903</text:p>
          </table:table-cell>
          <table:table-cell table:formula="of:=[.L234]/[.I234]/[.H234]" office:value-type="float" office:value="0.000454150390625" calcext:value-type="float">
            <text:p>0,0004541503906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office:value-type="float" office:value="0.3488" calcext:value-type="float">
            <text:p>0,3488</text:p>
          </table:table-cell>
          <table:table-cell table:formula="of:=[.C235]/[.A235]" office:value-type="float" office:value="0.0013625" calcext:value-type="float">
            <text:p>0,0013625</text:p>
          </table:table-cell>
          <table:table-cell office:value-type="float" office:value="7.6697" calcext:value-type="float">
            <text:p>7,6697</text:p>
          </table:table-cell>
          <table:table-cell table:formula="of:=[.E235]/[.B235]/[.A235]" office:value-type="float" office:value="0.001198390625" calcext:value-type="float">
            <text:p>0,00119839062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5" calcext:value-type="float">
            <text:p>25</text:p>
          </table:table-cell>
          <table:table-cell office:value-type="float" office:value="0.1526" calcext:value-type="float">
            <text:p>0,1526</text:p>
          </table:table-cell>
          <table:table-cell table:formula="of:=[.J235]/[.H235]" office:value-type="float" office:value="0.00059609375" calcext:value-type="float">
            <text:p>0,00059609375</text:p>
          </table:table-cell>
          <table:table-cell office:value-type="float" office:value="3.5527" calcext:value-type="float">
            <text:p>3,5527</text:p>
          </table:table-cell>
          <table:table-cell table:formula="of:=[.L235]/[.I235]/[.H235]" office:value-type="float" office:value="0.000555109375" calcext:value-type="float">
            <text:p>0,0005551093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6" calcext:value-type="float">
            <text:p>26</text:p>
          </table:table-cell>
          <table:table-cell office:value-type="float" office:value="0.3272" calcext:value-type="float">
            <text:p>0,3272</text:p>
          </table:table-cell>
          <table:table-cell table:formula="of:=[.C236]/[.A236]" office:value-type="float" office:value="0.001278125" calcext:value-type="float">
            <text:p>0,001278125</text:p>
          </table:table-cell>
          <table:table-cell office:value-type="float" office:value="7.4743" calcext:value-type="float">
            <text:p>7,4743</text:p>
          </table:table-cell>
          <table:table-cell table:formula="of:=[.E236]/[.B236]/[.A236]" office:value-type="float" office:value="0.00112294170673077" calcext:value-type="float">
            <text:p>0,001122941706731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6" calcext:value-type="float">
            <text:p>26</text:p>
          </table:table-cell>
          <table:table-cell office:value-type="float" office:value="0.165" calcext:value-type="float">
            <text:p>0,165</text:p>
          </table:table-cell>
          <table:table-cell table:formula="of:=[.J236]/[.H236]" office:value-type="float" office:value="0.00064453125" calcext:value-type="float">
            <text:p>0,00064453125</text:p>
          </table:table-cell>
          <table:table-cell office:value-type="float" office:value="3.4651" calcext:value-type="float">
            <text:p>3,4651</text:p>
          </table:table-cell>
          <table:table-cell table:formula="of:=[.L236]/[.I236]/[.H236]" office:value-type="float" office:value="0.000520597956730769" calcext:value-type="float">
            <text:p>0,00052059795673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7" calcext:value-type="float">
            <text:p>27</text:p>
          </table:table-cell>
          <table:table-cell office:value-type="float" office:value="0.3027" calcext:value-type="float">
            <text:p>0,3027</text:p>
          </table:table-cell>
          <table:table-cell table:formula="of:=[.C237]/[.A237]" office:value-type="float" office:value="0.001182421875" calcext:value-type="float">
            <text:p>0,001182421875</text:p>
          </table:table-cell>
          <table:table-cell office:value-type="float" office:value="6.7147" calcext:value-type="float">
            <text:p>6,7147</text:p>
          </table:table-cell>
          <table:table-cell table:formula="of:=[.E237]/[.B237]/[.A237]" office:value-type="float" office:value="0.000971455439814815" calcext:value-type="float">
            <text:p>0,00097145543981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7" calcext:value-type="float">
            <text:p>27</text:p>
          </table:table-cell>
          <table:table-cell office:value-type="float" office:value="0.1493" calcext:value-type="float">
            <text:p>0,1493</text:p>
          </table:table-cell>
          <table:table-cell table:formula="of:=[.J237]/[.H237]" office:value-type="float" office:value="0.000583203125" calcext:value-type="float">
            <text:p>0,000583203125</text:p>
          </table:table-cell>
          <table:table-cell office:value-type="float" office:value="2.3518" calcext:value-type="float">
            <text:p>2,3518</text:p>
          </table:table-cell>
          <table:table-cell table:formula="of:=[.L237]/[.I237]/[.H237]" office:value-type="float" office:value="0.000340248842592593" calcext:value-type="float">
            <text:p>0,00034024884259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8" calcext:value-type="float">
            <text:p>28</text:p>
          </table:table-cell>
          <table:table-cell office:value-type="float" office:value="0.3263" calcext:value-type="float">
            <text:p>0,3263</text:p>
          </table:table-cell>
          <table:table-cell table:formula="of:=[.C238]/[.A238]" office:value-type="float" office:value="0.001274609375" calcext:value-type="float">
            <text:p>0,001274609375</text:p>
          </table:table-cell>
          <table:table-cell office:value-type="float" office:value="7.4264" calcext:value-type="float">
            <text:p>7,4264</text:p>
          </table:table-cell>
          <table:table-cell table:formula="of:=[.E238]/[.B238]/[.A238]" office:value-type="float" office:value="0.00103604910714286" calcext:value-type="float">
            <text:p>0,001036049107143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8" calcext:value-type="float">
            <text:p>28</text:p>
          </table:table-cell>
          <table:table-cell office:value-type="float" office:value="0.1476" calcext:value-type="float">
            <text:p>0,1476</text:p>
          </table:table-cell>
          <table:table-cell table:formula="of:=[.J238]/[.H238]" office:value-type="float" office:value="0.0005765625" calcext:value-type="float">
            <text:p>0,0005765625</text:p>
          </table:table-cell>
          <table:table-cell office:value-type="float" office:value="3.692" calcext:value-type="float">
            <text:p>3,692</text:p>
          </table:table-cell>
          <table:table-cell table:formula="of:=[.L238]/[.I238]/[.H238]" office:value-type="float" office:value="0.000515066964285714" calcext:value-type="float">
            <text:p>0,00051506696428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9" calcext:value-type="float">
            <text:p>29</text:p>
          </table:table-cell>
          <table:table-cell office:value-type="float" office:value="0.3284" calcext:value-type="float">
            <text:p>0,3284</text:p>
          </table:table-cell>
          <table:table-cell table:formula="of:=[.C239]/[.A239]" office:value-type="float" office:value="0.0012828125" calcext:value-type="float">
            <text:p>0,0012828125</text:p>
          </table:table-cell>
          <table:table-cell office:value-type="float" office:value="8.5284" calcext:value-type="float">
            <text:p>8,5284</text:p>
          </table:table-cell>
          <table:table-cell table:formula="of:=[.E239]/[.B239]/[.A239]" office:value-type="float" office:value="0.00114876077586207" calcext:value-type="float">
            <text:p>0,001148760775862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29" calcext:value-type="float">
            <text:p>29</text:p>
          </table:table-cell>
          <table:table-cell office:value-type="float" office:value="0.162" calcext:value-type="float">
            <text:p>0,162</text:p>
          </table:table-cell>
          <table:table-cell table:formula="of:=[.J239]/[.H239]" office:value-type="float" office:value="0.0006328125" calcext:value-type="float">
            <text:p>0,0006328125</text:p>
          </table:table-cell>
          <table:table-cell office:value-type="float" office:value="4.236" calcext:value-type="float">
            <text:p>4,236</text:p>
          </table:table-cell>
          <table:table-cell table:formula="of:=[.L239]/[.I239]/[.H239]" office:value-type="float" office:value="0.000570581896551724" calcext:value-type="float">
            <text:p>0,00057058189655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0" calcext:value-type="float">
            <text:p>30</text:p>
          </table:table-cell>
          <table:table-cell office:value-type="float" office:value="0.3295" calcext:value-type="float">
            <text:p>0,3295</text:p>
          </table:table-cell>
          <table:table-cell table:formula="of:=[.C240]/[.A240]" office:value-type="float" office:value="0.001287109375" calcext:value-type="float">
            <text:p>0,001287109375</text:p>
          </table:table-cell>
          <table:table-cell office:value-type="float" office:value="9.0722" calcext:value-type="float">
            <text:p>9,0722</text:p>
          </table:table-cell>
          <table:table-cell table:formula="of:=[.E240]/[.B240]/[.A240]" office:value-type="float" office:value="0.00118127604166667" calcext:value-type="float">
            <text:p>0,001181276041667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30" calcext:value-type="float">
            <text:p>30</text:p>
          </table:table-cell>
          <table:table-cell office:value-type="float" office:value="0.1489" calcext:value-type="float">
            <text:p>0,1489</text:p>
          </table:table-cell>
          <table:table-cell table:formula="of:=[.J240]/[.H240]" office:value-type="float" office:value="0.000581640625" calcext:value-type="float">
            <text:p>0,000581640625</text:p>
          </table:table-cell>
          <table:table-cell office:value-type="float" office:value="4.1592" calcext:value-type="float">
            <text:p>4,1592</text:p>
          </table:table-cell>
          <table:table-cell table:formula="of:=[.L240]/[.I240]/[.H240]" office:value-type="float" office:value="0.0005415625" calcext:value-type="float">
            <text:p>0,00054156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1" calcext:value-type="float">
            <text:p>31</text:p>
          </table:table-cell>
          <table:table-cell office:value-type="float" office:value="0.3111" calcext:value-type="float">
            <text:p>0,3111</text:p>
          </table:table-cell>
          <table:table-cell table:formula="of:=[.C241]/[.A241]" office:value-type="float" office:value="0.001215234375" calcext:value-type="float">
            <text:p>0,001215234375</text:p>
          </table:table-cell>
          <table:table-cell office:value-type="float" office:value="7.5543" calcext:value-type="float">
            <text:p>7,5543</text:p>
          </table:table-cell>
          <table:table-cell table:formula="of:=[.E241]/[.B241]/[.A241]" office:value-type="float" office:value="0.000951902721774193" calcext:value-type="float">
            <text:p>0,000951902721774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31" calcext:value-type="float">
            <text:p>31</text:p>
          </table:table-cell>
          <table:table-cell office:value-type="float" office:value="0.1519" calcext:value-type="float">
            <text:p>0,1519</text:p>
          </table:table-cell>
          <table:table-cell table:formula="of:=[.J241]/[.H241]" office:value-type="float" office:value="0.000593359375" calcext:value-type="float">
            <text:p>0,000593359375</text:p>
          </table:table-cell>
          <table:table-cell office:value-type="float" office:value="3.5099" calcext:value-type="float">
            <text:p>3,5099</text:p>
          </table:table-cell>
          <table:table-cell table:formula="of:=[.L241]/[.I241]/[.H241]" office:value-type="float" office:value="0.000442275705645161" calcext:value-type="float">
            <text:p>0,0004422757056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0.3247" calcext:value-type="float">
            <text:p>0,3247</text:p>
          </table:table-cell>
          <table:table-cell table:formula="of:=[.C242]/[.A242]" office:value-type="float" office:value="0.001268359375" calcext:value-type="float">
            <text:p>0,001268359375</text:p>
          </table:table-cell>
          <table:table-cell office:value-type="float" office:value="8.7712" calcext:value-type="float">
            <text:p>8,7712</text:p>
          </table:table-cell>
          <table:table-cell table:formula="of:=[.E242]/[.B242]/[.A242]" office:value-type="float" office:value="0.001070703125" calcext:value-type="float">
            <text:p>0,00107070312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32" calcext:value-type="float">
            <text:p>32</text:p>
          </table:table-cell>
          <table:table-cell office:value-type="float" office:value="0.1497" calcext:value-type="float">
            <text:p>0,1497</text:p>
          </table:table-cell>
          <table:table-cell table:formula="of:=[.J242]/[.H242]" office:value-type="float" office:value="0.000584765625" calcext:value-type="float">
            <text:p>0,000584765625</text:p>
          </table:table-cell>
          <table:table-cell office:value-type="float" office:value="3.0586" calcext:value-type="float">
            <text:p>3,0586</text:p>
          </table:table-cell>
          <table:table-cell table:formula="of:=[.L242]/[.I242]/[.H242]" office:value-type="float" office:value="0.0003733642578125" calcext:value-type="float">
            <text:p>0,000373364257813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3" calcext:value-type="float">
            <text:p>33</text:p>
          </table:table-cell>
          <table:table-cell office:value-type="float" office:value="0.3408" calcext:value-type="float">
            <text:p>0,3408</text:p>
          </table:table-cell>
          <table:table-cell table:formula="of:=[.C243]/[.A243]" office:value-type="float" office:value="0.00133125" calcext:value-type="float">
            <text:p>0,00133125</text:p>
          </table:table-cell>
          <table:table-cell office:value-type="float" office:value="9.3807" calcext:value-type="float">
            <text:p>9,3807</text:p>
          </table:table-cell>
          <table:table-cell table:formula="of:=[.E243]/[.B243]/[.A243]" office:value-type="float" office:value="0.00111040482954545" calcext:value-type="float">
            <text:p>0,001110404829545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33" calcext:value-type="float">
            <text:p>33</text:p>
          </table:table-cell>
          <table:table-cell office:value-type="float" office:value="0.1441" calcext:value-type="float">
            <text:p>0,1441</text:p>
          </table:table-cell>
          <table:table-cell table:formula="of:=[.J243]/[.H243]" office:value-type="float" office:value="0.000562890625" calcext:value-type="float">
            <text:p>0,000562890625</text:p>
          </table:table-cell>
          <table:table-cell office:value-type="float" office:value="3.5086" calcext:value-type="float">
            <text:p>3,5086</text:p>
          </table:table-cell>
          <table:table-cell table:formula="of:=[.L243]/[.I243]/[.H243]" office:value-type="float" office:value="0.000415317234848485" calcext:value-type="float">
            <text:p>0,00041531723484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4" calcext:value-type="float">
            <text:p>34</text:p>
          </table:table-cell>
          <table:table-cell office:value-type="float" office:value="0.321" calcext:value-type="float">
            <text:p>0,321</text:p>
          </table:table-cell>
          <table:table-cell table:formula="of:=[.C244]/[.A244]" office:value-type="float" office:value="0.00125390625" calcext:value-type="float">
            <text:p>0,00125390625</text:p>
          </table:table-cell>
          <table:table-cell office:value-type="float" office:value="8.6662" calcext:value-type="float">
            <text:p>8,6662</text:p>
          </table:table-cell>
          <table:table-cell table:formula="of:=[.E244]/[.B244]/[.A244]" office:value-type="float" office:value="0.000995657169117647" calcext:value-type="float">
            <text:p>0,000995657169118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34" calcext:value-type="float">
            <text:p>34</text:p>
          </table:table-cell>
          <table:table-cell office:value-type="float" office:value="0.1522" calcext:value-type="float">
            <text:p>0,1522</text:p>
          </table:table-cell>
          <table:table-cell table:formula="of:=[.J244]/[.H244]" office:value-type="float" office:value="0.00059453125" calcext:value-type="float">
            <text:p>0,00059453125</text:p>
          </table:table-cell>
          <table:table-cell office:value-type="float" office:value="3.9729" calcext:value-type="float">
            <text:p>3,9729</text:p>
          </table:table-cell>
          <table:table-cell table:formula="of:=[.L244]/[.I244]/[.H244]" office:value-type="float" office:value="0.0004564453125" calcext:value-type="float">
            <text:p>0,000456445312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5" calcext:value-type="float">
            <text:p>35</text:p>
          </table:table-cell>
          <table:table-cell office:value-type="float" office:value="0.3198" calcext:value-type="float">
            <text:p>0,3198</text:p>
          </table:table-cell>
          <table:table-cell table:formula="of:=[.C245]/[.A245]" office:value-type="float" office:value="0.00124921875" calcext:value-type="float">
            <text:p>0,00124921875</text:p>
          </table:table-cell>
          <table:table-cell office:value-type="float" office:value="9.0641" calcext:value-type="float">
            <text:p>9,0641</text:p>
          </table:table-cell>
          <table:table-cell table:formula="of:=[.E245]/[.B245]/[.A245]" office:value-type="float" office:value="0.00101161830357143" calcext:value-type="float">
            <text:p>0,001011618303571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35" calcext:value-type="float">
            <text:p>35</text:p>
          </table:table-cell>
          <table:table-cell office:value-type="float" office:value="0.1473" calcext:value-type="float">
            <text:p>0,1473</text:p>
          </table:table-cell>
          <table:table-cell table:formula="of:=[.J245]/[.H245]" office:value-type="float" office:value="0.000575390625" calcext:value-type="float">
            <text:p>0,000575390625</text:p>
          </table:table-cell>
          <table:table-cell office:value-type="float" office:value="3.8183" calcext:value-type="float">
            <text:p>3,8183</text:p>
          </table:table-cell>
          <table:table-cell table:formula="of:=[.L245]/[.I245]/[.H245]" office:value-type="float" office:value="0.000426149553571429" calcext:value-type="float">
            <text:p>0,000426149553571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6" calcext:value-type="float">
            <text:p>36</text:p>
          </table:table-cell>
          <table:table-cell office:value-type="float" office:value="0.3303" calcext:value-type="float">
            <text:p>0,3303</text:p>
          </table:table-cell>
          <table:table-cell table:formula="of:=[.C246]/[.A246]" office:value-type="float" office:value="0.001290234375" calcext:value-type="float">
            <text:p>0,001290234375</text:p>
          </table:table-cell>
          <table:table-cell office:value-type="float" office:value="8.9373" calcext:value-type="float">
            <text:p>8,9373</text:p>
          </table:table-cell>
          <table:table-cell table:formula="of:=[.E246]/[.B246]/[.A246]" office:value-type="float" office:value="0.000969759114583333" calcext:value-type="float">
            <text:p>0,000969759114583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36" calcext:value-type="float">
            <text:p>36</text:p>
          </table:table-cell>
          <table:table-cell office:value-type="float" office:value="0.1496" calcext:value-type="float">
            <text:p>0,1496</text:p>
          </table:table-cell>
          <table:table-cell table:formula="of:=[.J246]/[.H246]" office:value-type="float" office:value="0.000584375" calcext:value-type="float">
            <text:p>0,000584375</text:p>
          </table:table-cell>
          <table:table-cell office:value-type="float" office:value="5.0328" calcext:value-type="float">
            <text:p>5,0328</text:p>
          </table:table-cell>
          <table:table-cell table:formula="of:=[.L246]/[.I246]/[.H246]" office:value-type="float" office:value="0.00054609375" calcext:value-type="float">
            <text:p>0,0005460937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7" calcext:value-type="float">
            <text:p>37</text:p>
          </table:table-cell>
          <table:table-cell office:value-type="float" office:value="0.327" calcext:value-type="float">
            <text:p>0,327</text:p>
          </table:table-cell>
          <table:table-cell table:formula="of:=[.C247]/[.A247]" office:value-type="float" office:value="0.00127734375" calcext:value-type="float">
            <text:p>0,00127734375</text:p>
          </table:table-cell>
          <table:table-cell office:value-type="float" office:value="9.9019" calcext:value-type="float">
            <text:p>9,9019</text:p>
          </table:table-cell>
          <table:table-cell table:formula="of:=[.E247]/[.B247]/[.A247]" office:value-type="float" office:value="0.00104538640202703" calcext:value-type="float">
            <text:p>0,001045386402027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37" calcext:value-type="float">
            <text:p>37</text:p>
          </table:table-cell>
          <table:table-cell office:value-type="float" office:value="0.1504" calcext:value-type="float">
            <text:p>0,1504</text:p>
          </table:table-cell>
          <table:table-cell table:formula="of:=[.J247]/[.H247]" office:value-type="float" office:value="0.0005875" calcext:value-type="float">
            <text:p>0,0005875</text:p>
          </table:table-cell>
          <table:table-cell office:value-type="float" office:value="4.2717" calcext:value-type="float">
            <text:p>4,2717</text:p>
          </table:table-cell>
          <table:table-cell table:formula="of:=[.L247]/[.I247]/[.H247]" office:value-type="float" office:value="0.000450981841216216" calcext:value-type="float">
            <text:p>0,00045098184121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8" calcext:value-type="float">
            <text:p>38</text:p>
          </table:table-cell>
          <table:table-cell office:value-type="float" office:value="0.3309" calcext:value-type="float">
            <text:p>0,3309</text:p>
          </table:table-cell>
          <table:table-cell table:formula="of:=[.C248]/[.A248]" office:value-type="float" office:value="0.001292578125" calcext:value-type="float">
            <text:p>0,001292578125</text:p>
          </table:table-cell>
          <table:table-cell office:value-type="float" office:value="10.0448" calcext:value-type="float">
            <text:p>10,0448</text:p>
          </table:table-cell>
          <table:table-cell table:formula="of:=[.E248]/[.B248]/[.A248]" office:value-type="float" office:value="0.00103256578947368" calcext:value-type="float">
            <text:p>0,001032565789474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38" calcext:value-type="float">
            <text:p>38</text:p>
          </table:table-cell>
          <table:table-cell office:value-type="float" office:value="0.1444" calcext:value-type="float">
            <text:p>0,1444</text:p>
          </table:table-cell>
          <table:table-cell table:formula="of:=[.J248]/[.H248]" office:value-type="float" office:value="0.0005640625" calcext:value-type="float">
            <text:p>0,0005640625</text:p>
          </table:table-cell>
          <table:table-cell office:value-type="float" office:value="3.3261" calcext:value-type="float">
            <text:p>3,3261</text:p>
          </table:table-cell>
          <table:table-cell table:formula="of:=[.L248]/[.I248]/[.H248]" office:value-type="float" office:value="0.000341909950657895" calcext:value-type="float">
            <text:p>0,00034190995065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9" calcext:value-type="float">
            <text:p>39</text:p>
          </table:table-cell>
          <table:table-cell office:value-type="float" office:value="0.3267" calcext:value-type="float">
            <text:p>0,3267</text:p>
          </table:table-cell>
          <table:table-cell table:formula="of:=[.C249]/[.A249]" office:value-type="float" office:value="0.001276171875" calcext:value-type="float">
            <text:p>0,001276171875</text:p>
          </table:table-cell>
          <table:table-cell office:value-type="float" office:value="10.9937" calcext:value-type="float">
            <text:p>10,9937</text:p>
          </table:table-cell>
          <table:table-cell table:formula="of:=[.E249]/[.B249]/[.A249]" office:value-type="float" office:value="0.00110113181089744" calcext:value-type="float">
            <text:p>0,001101131810897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39" calcext:value-type="float">
            <text:p>39</text:p>
          </table:table-cell>
          <table:table-cell office:value-type="float" office:value="0.1572" calcext:value-type="float">
            <text:p>0,1572</text:p>
          </table:table-cell>
          <table:table-cell table:formula="of:=[.J249]/[.H249]" office:value-type="float" office:value="0.0006140625" calcext:value-type="float">
            <text:p>0,0006140625</text:p>
          </table:table-cell>
          <table:table-cell office:value-type="float" office:value="4.4159" calcext:value-type="float">
            <text:p>4,4159</text:p>
          </table:table-cell>
          <table:table-cell table:formula="of:=[.L249]/[.I249]/[.H249]" office:value-type="float" office:value="0.000442297676282051" calcext:value-type="float">
            <text:p>0,00044229767628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1.1504" calcext:value-type="float">
            <text:p>1,1504</text:p>
          </table:table-cell>
          <table:table-cell table:formula="of:=[.C250]/[.A250]" office:value-type="float" office:value="0.003595" calcext:value-type="float">
            <text:p>0,003595</text:p>
          </table:table-cell>
          <table:table-cell office:value-type="float" office:value="1.1448" calcext:value-type="float">
            <text:p>1,1448</text:p>
          </table:table-cell>
          <table:table-cell table:formula="of:=[.E250]/[.B250]/[.A250]" office:value-type="float" office:value="0.0035775" calcext:value-type="float">
            <text:p>0,003577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0.4701" calcext:value-type="float">
            <text:p>0,4701</text:p>
          </table:table-cell>
          <table:table-cell table:formula="of:=[.J250]/[.H250]" office:value-type="float" office:value="0.0014690625" calcext:value-type="float">
            <text:p>0,0014690625</text:p>
          </table:table-cell>
          <table:table-cell office:value-type="float" office:value="0.4679" calcext:value-type="float">
            <text:p>0,4679</text:p>
          </table:table-cell>
          <table:table-cell table:formula="of:=[.L250]/[.I250]/[.H250]" office:value-type="float" office:value="0.0014621875" calcext:value-type="float">
            <text:p>0,001462187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0.5048" calcext:value-type="float">
            <text:p>0,5048</text:p>
          </table:table-cell>
          <table:table-cell table:formula="of:=[.C251]/[.A251]" office:value-type="float" office:value="0.0015775" calcext:value-type="float">
            <text:p>0,0015775</text:p>
          </table:table-cell>
          <table:table-cell office:value-type="float" office:value="1.0039" calcext:value-type="float">
            <text:p>1,0039</text:p>
          </table:table-cell>
          <table:table-cell table:formula="of:=[.E251]/[.B251]/[.A251]" office:value-type="float" office:value="0.00156859375" calcext:value-type="float">
            <text:p>0,0015685937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2" calcext:value-type="float">
            <text:p>2</text:p>
          </table:table-cell>
          <table:table-cell office:value-type="float" office:value="0.2465" calcext:value-type="float">
            <text:p>0,2465</text:p>
          </table:table-cell>
          <table:table-cell table:formula="of:=[.J251]/[.H251]" office:value-type="float" office:value="0.0007703125" calcext:value-type="float">
            <text:p>0,0007703125</text:p>
          </table:table-cell>
          <table:table-cell office:value-type="float" office:value="0.4889" calcext:value-type="float">
            <text:p>0,4889</text:p>
          </table:table-cell>
          <table:table-cell table:formula="of:=[.L251]/[.I251]/[.H251]" office:value-type="float" office:value="0.00076390625" calcext:value-type="float">
            <text:p>0,0007639062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office:value-type="float" office:value="0.404" calcext:value-type="float">
            <text:p>0,404</text:p>
          </table:table-cell>
          <table:table-cell table:formula="of:=[.C252]/[.A252]" office:value-type="float" office:value="0.0012625" calcext:value-type="float">
            <text:p>0,0012625</text:p>
          </table:table-cell>
          <table:table-cell office:value-type="float" office:value="1.2019" calcext:value-type="float">
            <text:p>1,2019</text:p>
          </table:table-cell>
          <table:table-cell table:formula="of:=[.E252]/[.B252]/[.A252]" office:value-type="float" office:value="0.00125197916666667" calcext:value-type="float">
            <text:p>0,001251979166667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office:value-type="float" office:value="0.1903" calcext:value-type="float">
            <text:p>0,1903</text:p>
          </table:table-cell>
          <table:table-cell table:formula="of:=[.J252]/[.H252]" office:value-type="float" office:value="0.0005946875" calcext:value-type="float">
            <text:p>0,0005946875</text:p>
          </table:table-cell>
          <table:table-cell office:value-type="float" office:value="0.5524" calcext:value-type="float">
            <text:p>0,5524</text:p>
          </table:table-cell>
          <table:table-cell table:formula="of:=[.L252]/[.I252]/[.H252]" office:value-type="float" office:value="0.000575416666666667" calcext:value-type="float">
            <text:p>0,00057541666666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0.2842" calcext:value-type="float">
            <text:p>0,2842</text:p>
          </table:table-cell>
          <table:table-cell table:formula="of:=[.C253]/[.A253]" office:value-type="float" office:value="0.000888125" calcext:value-type="float">
            <text:p>0,000888125</text:p>
          </table:table-cell>
          <table:table-cell office:value-type="float" office:value="1.1098" calcext:value-type="float">
            <text:p>1,1098</text:p>
          </table:table-cell>
          <table:table-cell table:formula="of:=[.E253]/[.B253]/[.A253]" office:value-type="float" office:value="0.00086703125" calcext:value-type="float">
            <text:p>0,0008670312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4" calcext:value-type="float">
            <text:p>4</text:p>
          </table:table-cell>
          <table:table-cell office:value-type="float" office:value="0.155" calcext:value-type="float">
            <text:p>0,155</text:p>
          </table:table-cell>
          <table:table-cell table:formula="of:=[.J253]/[.H253]" office:value-type="float" office:value="0.000484375" calcext:value-type="float">
            <text:p>0,000484375</text:p>
          </table:table-cell>
          <table:table-cell office:value-type="float" office:value="0.5975" calcext:value-type="float">
            <text:p>0,5975</text:p>
          </table:table-cell>
          <table:table-cell table:formula="of:=[.L253]/[.I253]/[.H253]" office:value-type="float" office:value="0.000466796875" calcext:value-type="float">
            <text:p>0,00046679687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0.2925" calcext:value-type="float">
            <text:p>0,2925</text:p>
          </table:table-cell>
          <table:table-cell table:formula="of:=[.C254]/[.A254]" office:value-type="float" office:value="0.0009140625" calcext:value-type="float">
            <text:p>0,0009140625</text:p>
          </table:table-cell>
          <table:table-cell office:value-type="float" office:value="1.4366" calcext:value-type="float">
            <text:p>1,4366</text:p>
          </table:table-cell>
          <table:table-cell table:formula="of:=[.E254]/[.B254]/[.A254]" office:value-type="float" office:value="0.000897875" calcext:value-type="float">
            <text:p>0,00089787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0.1521" calcext:value-type="float">
            <text:p>0,1521</text:p>
          </table:table-cell>
          <table:table-cell table:formula="of:=[.J254]/[.H254]" office:value-type="float" office:value="0.0004753125" calcext:value-type="float">
            <text:p>0,0004753125</text:p>
          </table:table-cell>
          <table:table-cell office:value-type="float" office:value="0.7494" calcext:value-type="float">
            <text:p>0,7494</text:p>
          </table:table-cell>
          <table:table-cell table:formula="of:=[.L254]/[.I254]/[.H254]" office:value-type="float" office:value="0.000468375" calcext:value-type="float">
            <text:p>0,00046837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" calcext:value-type="float">
            <text:p>6</text:p>
          </table:table-cell>
          <table:table-cell office:value-type="float" office:value="0.2981" calcext:value-type="float">
            <text:p>0,2981</text:p>
          </table:table-cell>
          <table:table-cell table:formula="of:=[.C255]/[.A255]" office:value-type="float" office:value="0.0009315625" calcext:value-type="float">
            <text:p>0,0009315625</text:p>
          </table:table-cell>
          <table:table-cell office:value-type="float" office:value="1.7411" calcext:value-type="float">
            <text:p>1,7411</text:p>
          </table:table-cell>
          <table:table-cell table:formula="of:=[.E255]/[.B255]/[.A255]" office:value-type="float" office:value="0.000906822916666667" calcext:value-type="float">
            <text:p>0,000906822916667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6" calcext:value-type="float">
            <text:p>6</text:p>
          </table:table-cell>
          <table:table-cell office:value-type="float" office:value="0.1559" calcext:value-type="float">
            <text:p>0,1559</text:p>
          </table:table-cell>
          <table:table-cell table:formula="of:=[.J255]/[.H255]" office:value-type="float" office:value="0.0004871875" calcext:value-type="float">
            <text:p>0,0004871875</text:p>
          </table:table-cell>
          <table:table-cell office:value-type="float" office:value="0.8964" calcext:value-type="float">
            <text:p>0,8964</text:p>
          </table:table-cell>
          <table:table-cell table:formula="of:=[.L255]/[.I255]/[.H255]" office:value-type="float" office:value="0.000466875" calcext:value-type="float">
            <text:p>0,00046687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7" calcext:value-type="float">
            <text:p>7</text:p>
          </table:table-cell>
          <table:table-cell office:value-type="float" office:value="0.3031" calcext:value-type="float">
            <text:p>0,3031</text:p>
          </table:table-cell>
          <table:table-cell table:formula="of:=[.C256]/[.A256]" office:value-type="float" office:value="0.0009471875" calcext:value-type="float">
            <text:p>0,0009471875</text:p>
          </table:table-cell>
          <table:table-cell office:value-type="float" office:value="2.0469" calcext:value-type="float">
            <text:p>2,0469</text:p>
          </table:table-cell>
          <table:table-cell table:formula="of:=[.E256]/[.B256]/[.A256]" office:value-type="float" office:value="0.000913794642857143" calcext:value-type="float">
            <text:p>0,000913794642857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7" calcext:value-type="float">
            <text:p>7</text:p>
          </table:table-cell>
          <table:table-cell office:value-type="float" office:value="0.167" calcext:value-type="float">
            <text:p>0,167</text:p>
          </table:table-cell>
          <table:table-cell table:formula="of:=[.J256]/[.H256]" office:value-type="float" office:value="0.000521875" calcext:value-type="float">
            <text:p>0,000521875</text:p>
          </table:table-cell>
          <table:table-cell office:value-type="float" office:value="1.1089" calcext:value-type="float">
            <text:p>1,1089</text:p>
          </table:table-cell>
          <table:table-cell table:formula="of:=[.L256]/[.I256]/[.H256]" office:value-type="float" office:value="0.000495044642857143" calcext:value-type="float">
            <text:p>0,00049504464285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0.3149" calcext:value-type="float">
            <text:p>0,3149</text:p>
          </table:table-cell>
          <table:table-cell table:formula="of:=[.C257]/[.A257]" office:value-type="float" office:value="0.0009840625" calcext:value-type="float">
            <text:p>0,0009840625</text:p>
          </table:table-cell>
          <table:table-cell office:value-type="float" office:value="2.4057" calcext:value-type="float">
            <text:p>2,4057</text:p>
          </table:table-cell>
          <table:table-cell table:formula="of:=[.E257]/[.B257]/[.A257]" office:value-type="float" office:value="0.0009397265625" calcext:value-type="float">
            <text:p>0,000939726562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8" calcext:value-type="float">
            <text:p>8</text:p>
          </table:table-cell>
          <table:table-cell office:value-type="float" office:value="0.1535" calcext:value-type="float">
            <text:p>0,1535</text:p>
          </table:table-cell>
          <table:table-cell table:formula="of:=[.J257]/[.H257]" office:value-type="float" office:value="0.0004796875" calcext:value-type="float">
            <text:p>0,0004796875</text:p>
          </table:table-cell>
          <table:table-cell office:value-type="float" office:value="1.19" calcext:value-type="float">
            <text:p>1,19</text:p>
          </table:table-cell>
          <table:table-cell table:formula="of:=[.L257]/[.I257]/[.H257]" office:value-type="float" office:value="0.00046484375" calcext:value-type="float">
            <text:p>0,0004648437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9" calcext:value-type="float">
            <text:p>9</text:p>
          </table:table-cell>
          <table:table-cell office:value-type="float" office:value="0.2898" calcext:value-type="float">
            <text:p>0,2898</text:p>
          </table:table-cell>
          <table:table-cell table:formula="of:=[.C258]/[.A258]" office:value-type="float" office:value="0.000905625" calcext:value-type="float">
            <text:p>0,000905625</text:p>
          </table:table-cell>
          <table:table-cell office:value-type="float" office:value="2.4904" calcext:value-type="float">
            <text:p>2,4904</text:p>
          </table:table-cell>
          <table:table-cell table:formula="of:=[.E258]/[.B258]/[.A258]" office:value-type="float" office:value="0.000864722222222222" calcext:value-type="float">
            <text:p>0,000864722222222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9" calcext:value-type="float">
            <text:p>9</text:p>
          </table:table-cell>
          <table:table-cell office:value-type="float" office:value="0.1428" calcext:value-type="float">
            <text:p>0,1428</text:p>
          </table:table-cell>
          <table:table-cell table:formula="of:=[.J258]/[.H258]" office:value-type="float" office:value="0.00044625" calcext:value-type="float">
            <text:p>0,00044625</text:p>
          </table:table-cell>
          <table:table-cell office:value-type="float" office:value="1.2296" calcext:value-type="float">
            <text:p>1,2296</text:p>
          </table:table-cell>
          <table:table-cell table:formula="of:=[.L258]/[.I258]/[.H258]" office:value-type="float" office:value="0.000426944444444445" calcext:value-type="float">
            <text:p>0,00042694444444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0.3815" calcext:value-type="float">
            <text:p>0,3815</text:p>
          </table:table-cell>
          <table:table-cell table:formula="of:=[.C259]/[.A259]" office:value-type="float" office:value="0.0011921875" calcext:value-type="float">
            <text:p>0,0011921875</text:p>
          </table:table-cell>
          <table:table-cell office:value-type="float" office:value="3.6564" calcext:value-type="float">
            <text:p>3,6564</text:p>
          </table:table-cell>
          <table:table-cell table:formula="of:=[.E259]/[.B259]/[.A259]" office:value-type="float" office:value="0.001142625" calcext:value-type="float">
            <text:p>0,00114262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0" calcext:value-type="float">
            <text:p>10</text:p>
          </table:table-cell>
          <table:table-cell office:value-type="float" office:value="0.1542" calcext:value-type="float">
            <text:p>0,1542</text:p>
          </table:table-cell>
          <table:table-cell table:formula="of:=[.J259]/[.H259]" office:value-type="float" office:value="0.000481875" calcext:value-type="float">
            <text:p>0,000481875</text:p>
          </table:table-cell>
          <table:table-cell office:value-type="float" office:value="1.4103" calcext:value-type="float">
            <text:p>1,4103</text:p>
          </table:table-cell>
          <table:table-cell table:formula="of:=[.L259]/[.I259]/[.H259]" office:value-type="float" office:value="0.00044071875" calcext:value-type="float">
            <text:p>0,0004407187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1" calcext:value-type="float">
            <text:p>11</text:p>
          </table:table-cell>
          <table:table-cell office:value-type="float" office:value="0.314" calcext:value-type="float">
            <text:p>0,314</text:p>
          </table:table-cell>
          <table:table-cell table:formula="of:=[.C260]/[.A260]" office:value-type="float" office:value="0.00098125" calcext:value-type="float">
            <text:p>0,00098125</text:p>
          </table:table-cell>
          <table:table-cell office:value-type="float" office:value="3.1355" calcext:value-type="float">
            <text:p>3,1355</text:p>
          </table:table-cell>
          <table:table-cell table:formula="of:=[.E260]/[.B260]/[.A260]" office:value-type="float" office:value="0.000890767045454546" calcext:value-type="float">
            <text:p>0,00089076704545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1" calcext:value-type="float">
            <text:p>11</text:p>
          </table:table-cell>
          <table:table-cell office:value-type="float" office:value="0.144" calcext:value-type="float">
            <text:p>0,144</text:p>
          </table:table-cell>
          <table:table-cell table:formula="of:=[.J260]/[.H260]" office:value-type="float" office:value="0.00045" calcext:value-type="float">
            <text:p>0,00045</text:p>
          </table:table-cell>
          <table:table-cell office:value-type="float" office:value="1.4717" calcext:value-type="float">
            <text:p>1,4717</text:p>
          </table:table-cell>
          <table:table-cell table:formula="of:=[.L260]/[.I260]/[.H260]" office:value-type="float" office:value="0.000418096590909091" calcext:value-type="float">
            <text:p>0,00041809659090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2" calcext:value-type="float">
            <text:p>12</text:p>
          </table:table-cell>
          <table:table-cell office:value-type="float" office:value="0.3153" calcext:value-type="float">
            <text:p>0,3153</text:p>
          </table:table-cell>
          <table:table-cell table:formula="of:=[.C261]/[.A261]" office:value-type="float" office:value="0.0009853125" calcext:value-type="float">
            <text:p>0,0009853125</text:p>
          </table:table-cell>
          <table:table-cell office:value-type="float" office:value="3.4126" calcext:value-type="float">
            <text:p>3,4126</text:p>
          </table:table-cell>
          <table:table-cell table:formula="of:=[.E261]/[.B261]/[.A261]" office:value-type="float" office:value="0.000888697916666667" calcext:value-type="float">
            <text:p>0,000888697916667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2" calcext:value-type="float">
            <text:p>12</text:p>
          </table:table-cell>
          <table:table-cell office:value-type="float" office:value="0.1464" calcext:value-type="float">
            <text:p>0,1464</text:p>
          </table:table-cell>
          <table:table-cell table:formula="of:=[.J261]/[.H261]" office:value-type="float" office:value="0.0004575" calcext:value-type="float">
            <text:p>0,0004575</text:p>
          </table:table-cell>
          <table:table-cell office:value-type="float" office:value="1.6853" calcext:value-type="float">
            <text:p>1,6853</text:p>
          </table:table-cell>
          <table:table-cell table:formula="of:=[.L261]/[.I261]/[.H261]" office:value-type="float" office:value="0.000438880208333333" calcext:value-type="float">
            <text:p>0,00043888020833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office:value-type="float" office:value="0.3126" calcext:value-type="float">
            <text:p>0,3126</text:p>
          </table:table-cell>
          <table:table-cell table:formula="of:=[.C262]/[.A262]" office:value-type="float" office:value="0.000976875" calcext:value-type="float">
            <text:p>0,000976875</text:p>
          </table:table-cell>
          <table:table-cell office:value-type="float" office:value="3.9633" calcext:value-type="float">
            <text:p>3,9633</text:p>
          </table:table-cell>
          <table:table-cell table:formula="of:=[.E262]/[.B262]/[.A262]" office:value-type="float" office:value="0.000952716346153846" calcext:value-type="float">
            <text:p>0,000952716346154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3" calcext:value-type="float">
            <text:p>13</text:p>
          </table:table-cell>
          <table:table-cell office:value-type="float" office:value="0.1561" calcext:value-type="float">
            <text:p>0,1561</text:p>
          </table:table-cell>
          <table:table-cell table:formula="of:=[.J262]/[.H262]" office:value-type="float" office:value="0.0004878125" calcext:value-type="float">
            <text:p>0,0004878125</text:p>
          </table:table-cell>
          <table:table-cell office:value-type="float" office:value="1.6122" calcext:value-type="float">
            <text:p>1,6122</text:p>
          </table:table-cell>
          <table:table-cell table:formula="of:=[.L262]/[.I262]/[.H262]" office:value-type="float" office:value="0.000387548076923077" calcext:value-type="float">
            <text:p>0,00038754807692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" calcext:value-type="float">
            <text:p>14</text:p>
          </table:table-cell>
          <table:table-cell office:value-type="float" office:value="0.3061" calcext:value-type="float">
            <text:p>0,3061</text:p>
          </table:table-cell>
          <table:table-cell table:formula="of:=[.C263]/[.A263]" office:value-type="float" office:value="0.0009565625" calcext:value-type="float">
            <text:p>0,0009565625</text:p>
          </table:table-cell>
          <table:table-cell office:value-type="float" office:value="3.9744" calcext:value-type="float">
            <text:p>3,9744</text:p>
          </table:table-cell>
          <table:table-cell table:formula="of:=[.E263]/[.B263]/[.A263]" office:value-type="float" office:value="0.000887142857142857" calcext:value-type="float">
            <text:p>0,000887142857143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4" calcext:value-type="float">
            <text:p>14</text:p>
          </table:table-cell>
          <table:table-cell office:value-type="float" office:value="0.146" calcext:value-type="float">
            <text:p>0,146</text:p>
          </table:table-cell>
          <table:table-cell table:formula="of:=[.J263]/[.H263]" office:value-type="float" office:value="0.00045625" calcext:value-type="float">
            <text:p>0,00045625</text:p>
          </table:table-cell>
          <table:table-cell office:value-type="float" office:value="1.8279" calcext:value-type="float">
            <text:p>1,8279</text:p>
          </table:table-cell>
          <table:table-cell table:formula="of:=[.L263]/[.I263]/[.H263]" office:value-type="float" office:value="0.000408013392857143" calcext:value-type="float">
            <text:p>0,00040801339285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5" calcext:value-type="float">
            <text:p>15</text:p>
          </table:table-cell>
          <table:table-cell office:value-type="float" office:value="0.3259" calcext:value-type="float">
            <text:p>0,3259</text:p>
          </table:table-cell>
          <table:table-cell table:formula="of:=[.C264]/[.A264]" office:value-type="float" office:value="0.0010184375" calcext:value-type="float">
            <text:p>0,0010184375</text:p>
          </table:table-cell>
          <table:table-cell office:value-type="float" office:value="4.5496" calcext:value-type="float">
            <text:p>4,5496</text:p>
          </table:table-cell>
          <table:table-cell table:formula="of:=[.E264]/[.B264]/[.A264]" office:value-type="float" office:value="0.000947833333333333" calcext:value-type="float">
            <text:p>0,000947833333333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5" calcext:value-type="float">
            <text:p>15</text:p>
          </table:table-cell>
          <table:table-cell office:value-type="float" office:value="0.1515" calcext:value-type="float">
            <text:p>0,1515</text:p>
          </table:table-cell>
          <table:table-cell table:formula="of:=[.J264]/[.H264]" office:value-type="float" office:value="0.0004734375" calcext:value-type="float">
            <text:p>0,0004734375</text:p>
          </table:table-cell>
          <table:table-cell office:value-type="float" office:value="2.1275" calcext:value-type="float">
            <text:p>2,1275</text:p>
          </table:table-cell>
          <table:table-cell table:formula="of:=[.L264]/[.I264]/[.H264]" office:value-type="float" office:value="0.000443229166666667" calcext:value-type="float">
            <text:p>0,00044322916666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0.3463" calcext:value-type="float">
            <text:p>0,3463</text:p>
          </table:table-cell>
          <table:table-cell table:formula="of:=[.C265]/[.A265]" office:value-type="float" office:value="0.0010821875" calcext:value-type="float">
            <text:p>0,0010821875</text:p>
          </table:table-cell>
          <table:table-cell office:value-type="float" office:value="5.1949" calcext:value-type="float">
            <text:p>5,1949</text:p>
          </table:table-cell>
          <table:table-cell table:formula="of:=[.E265]/[.B265]/[.A265]" office:value-type="float" office:value="0.00101462890625" calcext:value-type="float">
            <text:p>0,0010146289062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0.1595" calcext:value-type="float">
            <text:p>0,1595</text:p>
          </table:table-cell>
          <table:table-cell table:formula="of:=[.J265]/[.H265]" office:value-type="float" office:value="0.0004984375" calcext:value-type="float">
            <text:p>0,0004984375</text:p>
          </table:table-cell>
          <table:table-cell office:value-type="float" office:value="2.1398" calcext:value-type="float">
            <text:p>2,1398</text:p>
          </table:table-cell>
          <table:table-cell table:formula="of:=[.L265]/[.I265]/[.H265]" office:value-type="float" office:value="0.0004179296875" calcext:value-type="float">
            <text:p>0,000417929687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7" calcext:value-type="float">
            <text:p>17</text:p>
          </table:table-cell>
          <table:table-cell office:value-type="float" office:value="0.3105" calcext:value-type="float">
            <text:p>0,3105</text:p>
          </table:table-cell>
          <table:table-cell table:formula="of:=[.C266]/[.A266]" office:value-type="float" office:value="0.0009703125" calcext:value-type="float">
            <text:p>0,0009703125</text:p>
          </table:table-cell>
          <table:table-cell office:value-type="float" office:value="4.8712" calcext:value-type="float">
            <text:p>4,8712</text:p>
          </table:table-cell>
          <table:table-cell table:formula="of:=[.E266]/[.B266]/[.A266]" office:value-type="float" office:value="0.000895441176470588" calcext:value-type="float">
            <text:p>0,000895441176471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7" calcext:value-type="float">
            <text:p>17</text:p>
          </table:table-cell>
          <table:table-cell office:value-type="float" office:value="0.1474" calcext:value-type="float">
            <text:p>0,1474</text:p>
          </table:table-cell>
          <table:table-cell table:formula="of:=[.J266]/[.H266]" office:value-type="float" office:value="0.000460625" calcext:value-type="float">
            <text:p>0,000460625</text:p>
          </table:table-cell>
          <table:table-cell office:value-type="float" office:value="2.2133" calcext:value-type="float">
            <text:p>2,2133</text:p>
          </table:table-cell>
          <table:table-cell table:formula="of:=[.L266]/[.I266]/[.H266]" office:value-type="float" office:value="0.000406856617647059" calcext:value-type="float">
            <text:p>0,00040685661764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8" calcext:value-type="float">
            <text:p>18</text:p>
          </table:table-cell>
          <table:table-cell office:value-type="float" office:value="0.346" calcext:value-type="float">
            <text:p>0,346</text:p>
          </table:table-cell>
          <table:table-cell table:formula="of:=[.C267]/[.A267]" office:value-type="float" office:value="0.00108125" calcext:value-type="float">
            <text:p>0,00108125</text:p>
          </table:table-cell>
          <table:table-cell office:value-type="float" office:value="5.4077" calcext:value-type="float">
            <text:p>5,4077</text:p>
          </table:table-cell>
          <table:table-cell table:formula="of:=[.E267]/[.B267]/[.A267]" office:value-type="float" office:value="0.000938836805555556" calcext:value-type="float">
            <text:p>0,000938836805556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8" calcext:value-type="float">
            <text:p>18</text:p>
          </table:table-cell>
          <table:table-cell office:value-type="float" office:value="0.1578" calcext:value-type="float">
            <text:p>0,1578</text:p>
          </table:table-cell>
          <table:table-cell table:formula="of:=[.J267]/[.H267]" office:value-type="float" office:value="0.000493125" calcext:value-type="float">
            <text:p>0,000493125</text:p>
          </table:table-cell>
          <table:table-cell office:value-type="float" office:value="2.4932" calcext:value-type="float">
            <text:p>2,4932</text:p>
          </table:table-cell>
          <table:table-cell table:formula="of:=[.L267]/[.I267]/[.H267]" office:value-type="float" office:value="0.000432847222222222" calcext:value-type="float">
            <text:p>0,00043284722222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9" calcext:value-type="float">
            <text:p>19</text:p>
          </table:table-cell>
          <table:table-cell office:value-type="float" office:value="0.3222" calcext:value-type="float">
            <text:p>0,3222</text:p>
          </table:table-cell>
          <table:table-cell table:formula="of:=[.C268]/[.A268]" office:value-type="float" office:value="0.001006875" calcext:value-type="float">
            <text:p>0,001006875</text:p>
          </table:table-cell>
          <table:table-cell office:value-type="float" office:value="5.7957" calcext:value-type="float">
            <text:p>5,7957</text:p>
          </table:table-cell>
          <table:table-cell table:formula="of:=[.E268]/[.B268]/[.A268]" office:value-type="float" office:value="0.000953240131578947" calcext:value-type="float">
            <text:p>0,000953240131579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19" calcext:value-type="float">
            <text:p>19</text:p>
          </table:table-cell>
          <table:table-cell office:value-type="float" office:value="0.1462" calcext:value-type="float">
            <text:p>0,1462</text:p>
          </table:table-cell>
          <table:table-cell table:formula="of:=[.J268]/[.H268]" office:value-type="float" office:value="0.000456875" calcext:value-type="float">
            <text:p>0,000456875</text:p>
          </table:table-cell>
          <table:table-cell office:value-type="float" office:value="2.4854" calcext:value-type="float">
            <text:p>2,4854</text:p>
          </table:table-cell>
          <table:table-cell table:formula="of:=[.L268]/[.I268]/[.H268]" office:value-type="float" office:value="0.000408782894736842" calcext:value-type="float">
            <text:p>0,00040878289473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office:value-type="float" office:value="0.3126" calcext:value-type="float">
            <text:p>0,3126</text:p>
          </table:table-cell>
          <table:table-cell table:formula="of:=[.C269]/[.A269]" office:value-type="float" office:value="0.000976875" calcext:value-type="float">
            <text:p>0,000976875</text:p>
          </table:table-cell>
          <table:table-cell office:value-type="float" office:value="5.8313" calcext:value-type="float">
            <text:p>5,8313</text:p>
          </table:table-cell>
          <table:table-cell table:formula="of:=[.E269]/[.B269]/[.A269]" office:value-type="float" office:value="0.000911140625" calcext:value-type="float">
            <text:p>0,00091114062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20" calcext:value-type="float">
            <text:p>20</text:p>
          </table:table-cell>
          <table:table-cell office:value-type="float" office:value="0.1431" calcext:value-type="float">
            <text:p>0,1431</text:p>
          </table:table-cell>
          <table:table-cell table:formula="of:=[.J269]/[.H269]" office:value-type="float" office:value="0.0004471875" calcext:value-type="float">
            <text:p>0,0004471875</text:p>
          </table:table-cell>
          <table:table-cell office:value-type="float" office:value="2.7145" calcext:value-type="float">
            <text:p>2,7145</text:p>
          </table:table-cell>
          <table:table-cell table:formula="of:=[.L269]/[.I269]/[.H269]" office:value-type="float" office:value="0.000424140625" calcext:value-type="float">
            <text:p>0,00042414062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1" calcext:value-type="float">
            <text:p>21</text:p>
          </table:table-cell>
          <table:table-cell office:value-type="float" office:value="0.3227" calcext:value-type="float">
            <text:p>0,3227</text:p>
          </table:table-cell>
          <table:table-cell table:formula="of:=[.C270]/[.A270]" office:value-type="float" office:value="0.0010084375" calcext:value-type="float">
            <text:p>0,0010084375</text:p>
          </table:table-cell>
          <table:table-cell office:value-type="float" office:value="6.339" calcext:value-type="float">
            <text:p>6,339</text:p>
          </table:table-cell>
          <table:table-cell table:formula="of:=[.E270]/[.B270]/[.A270]" office:value-type="float" office:value="0.000943303571428572" calcext:value-type="float">
            <text:p>0,000943303571429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21" calcext:value-type="float">
            <text:p>21</text:p>
          </table:table-cell>
          <table:table-cell office:value-type="float" office:value="0.149" calcext:value-type="float">
            <text:p>0,149</text:p>
          </table:table-cell>
          <table:table-cell table:formula="of:=[.J270]/[.H270]" office:value-type="float" office:value="0.000465625" calcext:value-type="float">
            <text:p>0,000465625</text:p>
          </table:table-cell>
          <table:table-cell office:value-type="float" office:value="2.7659" calcext:value-type="float">
            <text:p>2,7659</text:p>
          </table:table-cell>
          <table:table-cell table:formula="of:=[.L270]/[.I270]/[.H270]" office:value-type="float" office:value="0.000411592261904762" calcext:value-type="float">
            <text:p>0,00041159226190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2" calcext:value-type="float">
            <text:p>22</text:p>
          </table:table-cell>
          <table:table-cell office:value-type="float" office:value="0.3117" calcext:value-type="float">
            <text:p>0,3117</text:p>
          </table:table-cell>
          <table:table-cell table:formula="of:=[.C271]/[.A271]" office:value-type="float" office:value="0.0009740625" calcext:value-type="float">
            <text:p>0,0009740625</text:p>
          </table:table-cell>
          <table:table-cell office:value-type="float" office:value="6.3872" calcext:value-type="float">
            <text:p>6,3872</text:p>
          </table:table-cell>
          <table:table-cell table:formula="of:=[.E271]/[.B271]/[.A271]" office:value-type="float" office:value="0.000907272727272727" calcext:value-type="float">
            <text:p>0,000907272727273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22" calcext:value-type="float">
            <text:p>22</text:p>
          </table:table-cell>
          <table:table-cell office:value-type="float" office:value="0.1629" calcext:value-type="float">
            <text:p>0,1629</text:p>
          </table:table-cell>
          <table:table-cell table:formula="of:=[.J271]/[.H271]" office:value-type="float" office:value="0.0005090625" calcext:value-type="float">
            <text:p>0,0005090625</text:p>
          </table:table-cell>
          <table:table-cell office:value-type="float" office:value="3.3571" calcext:value-type="float">
            <text:p>3,3571</text:p>
          </table:table-cell>
          <table:table-cell table:formula="of:=[.L271]/[.I271]/[.H271]" office:value-type="float" office:value="0.000476860795454545" calcext:value-type="float">
            <text:p>0,00047686079545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3" calcext:value-type="float">
            <text:p>23</text:p>
          </table:table-cell>
          <table:table-cell office:value-type="float" office:value="0.3179" calcext:value-type="float">
            <text:p>0,3179</text:p>
          </table:table-cell>
          <table:table-cell table:formula="of:=[.C272]/[.A272]" office:value-type="float" office:value="0.0009934375" calcext:value-type="float">
            <text:p>0,0009934375</text:p>
          </table:table-cell>
          <table:table-cell office:value-type="float" office:value="6.2298" calcext:value-type="float">
            <text:p>6,2298</text:p>
          </table:table-cell>
          <table:table-cell table:formula="of:=[.E272]/[.B272]/[.A272]" office:value-type="float" office:value="0.000846440217391304" calcext:value-type="float">
            <text:p>0,000846440217391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23" calcext:value-type="float">
            <text:p>23</text:p>
          </table:table-cell>
          <table:table-cell office:value-type="float" office:value="0.1529" calcext:value-type="float">
            <text:p>0,1529</text:p>
          </table:table-cell>
          <table:table-cell table:formula="of:=[.J272]/[.H272]" office:value-type="float" office:value="0.0004778125" calcext:value-type="float">
            <text:p>0,0004778125</text:p>
          </table:table-cell>
          <table:table-cell office:value-type="float" office:value="3.1501" calcext:value-type="float">
            <text:p>3,1501</text:p>
          </table:table-cell>
          <table:table-cell table:formula="of:=[.L272]/[.I272]/[.H272]" office:value-type="float" office:value="0.000428002717391304" calcext:value-type="float">
            <text:p>0,00042800271739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4" calcext:value-type="float">
            <text:p>24</text:p>
          </table:table-cell>
          <table:table-cell office:value-type="float" office:value="0.3256" calcext:value-type="float">
            <text:p>0,3256</text:p>
          </table:table-cell>
          <table:table-cell table:formula="of:=[.C273]/[.A273]" office:value-type="float" office:value="0.0010175" calcext:value-type="float">
            <text:p>0,0010175</text:p>
          </table:table-cell>
          <table:table-cell office:value-type="float" office:value="6.0383" calcext:value-type="float">
            <text:p>6,0383</text:p>
          </table:table-cell>
          <table:table-cell table:formula="of:=[.E273]/[.B273]/[.A273]" office:value-type="float" office:value="0.000786236979166667" calcext:value-type="float">
            <text:p>0,000786236979167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24" calcext:value-type="float">
            <text:p>24</text:p>
          </table:table-cell>
          <table:table-cell office:value-type="float" office:value="0.1581" calcext:value-type="float">
            <text:p>0,1581</text:p>
          </table:table-cell>
          <table:table-cell table:formula="of:=[.J273]/[.H273]" office:value-type="float" office:value="0.0004940625" calcext:value-type="float">
            <text:p>0,0004940625</text:p>
          </table:table-cell>
          <table:table-cell office:value-type="float" office:value="2.9532" calcext:value-type="float">
            <text:p>2,9532</text:p>
          </table:table-cell>
          <table:table-cell table:formula="of:=[.L273]/[.I273]/[.H273]" office:value-type="float" office:value="0.00038453125" calcext:value-type="float">
            <text:p>0,0003845312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5" calcext:value-type="float">
            <text:p>25</text:p>
          </table:table-cell>
          <table:table-cell office:value-type="float" office:value="0.3229" calcext:value-type="float">
            <text:p>0,3229</text:p>
          </table:table-cell>
          <table:table-cell table:formula="of:=[.C274]/[.A274]" office:value-type="float" office:value="0.0010090625" calcext:value-type="float">
            <text:p>0,0010090625</text:p>
          </table:table-cell>
          <table:table-cell office:value-type="float" office:value="7.0403" calcext:value-type="float">
            <text:p>7,0403</text:p>
          </table:table-cell>
          <table:table-cell table:formula="of:=[.E274]/[.B274]/[.A274]" office:value-type="float" office:value="0.0008800375" calcext:value-type="float">
            <text:p>0,000880037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25" calcext:value-type="float">
            <text:p>25</text:p>
          </table:table-cell>
          <table:table-cell office:value-type="float" office:value="0.1471" calcext:value-type="float">
            <text:p>0,1471</text:p>
          </table:table-cell>
          <table:table-cell table:formula="of:=[.J274]/[.H274]" office:value-type="float" office:value="0.0004596875" calcext:value-type="float">
            <text:p>0,0004596875</text:p>
          </table:table-cell>
          <table:table-cell office:value-type="float" office:value="3.1364" calcext:value-type="float">
            <text:p>3,1364</text:p>
          </table:table-cell>
          <table:table-cell table:formula="of:=[.L274]/[.I274]/[.H274]" office:value-type="float" office:value="0.00039205" calcext:value-type="float">
            <text:p>0,0003920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6" calcext:value-type="float">
            <text:p>26</text:p>
          </table:table-cell>
          <table:table-cell office:value-type="float" office:value="0.3316" calcext:value-type="float">
            <text:p>0,3316</text:p>
          </table:table-cell>
          <table:table-cell table:formula="of:=[.C275]/[.A275]" office:value-type="float" office:value="0.00103625" calcext:value-type="float">
            <text:p>0,00103625</text:p>
          </table:table-cell>
          <table:table-cell office:value-type="float" office:value="7.7723" calcext:value-type="float">
            <text:p>7,7723</text:p>
          </table:table-cell>
          <table:table-cell table:formula="of:=[.E275]/[.B275]/[.A275]" office:value-type="float" office:value="0.000934170673076923" calcext:value-type="float">
            <text:p>0,000934170673077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26" calcext:value-type="float">
            <text:p>26</text:p>
          </table:table-cell>
          <table:table-cell office:value-type="float" office:value="0.146" calcext:value-type="float">
            <text:p>0,146</text:p>
          </table:table-cell>
          <table:table-cell table:formula="of:=[.J275]/[.H275]" office:value-type="float" office:value="0.00045625" calcext:value-type="float">
            <text:p>0,00045625</text:p>
          </table:table-cell>
          <table:table-cell office:value-type="float" office:value="3.2035" calcext:value-type="float">
            <text:p>3,2035</text:p>
          </table:table-cell>
          <table:table-cell table:formula="of:=[.L275]/[.I275]/[.H275]" office:value-type="float" office:value="0.000385036057692308" calcext:value-type="float">
            <text:p>0,00038503605769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7" calcext:value-type="float">
            <text:p>27</text:p>
          </table:table-cell>
          <table:table-cell office:value-type="float" office:value="0.3135" calcext:value-type="float">
            <text:p>0,3135</text:p>
          </table:table-cell>
          <table:table-cell table:formula="of:=[.C276]/[.A276]" office:value-type="float" office:value="0.0009796875" calcext:value-type="float">
            <text:p>0,0009796875</text:p>
          </table:table-cell>
          <table:table-cell office:value-type="float" office:value="7.2839" calcext:value-type="float">
            <text:p>7,2839</text:p>
          </table:table-cell>
          <table:table-cell table:formula="of:=[.E276]/[.B276]/[.A276]" office:value-type="float" office:value="0.000843043981481481" calcext:value-type="float">
            <text:p>0,000843043981481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27" calcext:value-type="float">
            <text:p>27</text:p>
          </table:table-cell>
          <table:table-cell office:value-type="float" office:value="0.1531" calcext:value-type="float">
            <text:p>0,1531</text:p>
          </table:table-cell>
          <table:table-cell table:formula="of:=[.J276]/[.H276]" office:value-type="float" office:value="0.0004784375" calcext:value-type="float">
            <text:p>0,0004784375</text:p>
          </table:table-cell>
          <table:table-cell office:value-type="float" office:value="3.2944" calcext:value-type="float">
            <text:p>3,2944</text:p>
          </table:table-cell>
          <table:table-cell table:formula="of:=[.L276]/[.I276]/[.H276]" office:value-type="float" office:value="0.000381296296296296" calcext:value-type="float">
            <text:p>0,00038129629629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8" calcext:value-type="float">
            <text:p>28</text:p>
          </table:table-cell>
          <table:table-cell office:value-type="float" office:value="0.3365" calcext:value-type="float">
            <text:p>0,3365</text:p>
          </table:table-cell>
          <table:table-cell table:formula="of:=[.C277]/[.A277]" office:value-type="float" office:value="0.0010515625" calcext:value-type="float">
            <text:p>0,0010515625</text:p>
          </table:table-cell>
          <table:table-cell office:value-type="float" office:value="8.0525" calcext:value-type="float">
            <text:p>8,0525</text:p>
          </table:table-cell>
          <table:table-cell table:formula="of:=[.E277]/[.B277]/[.A277]" office:value-type="float" office:value="0.000898716517857143" calcext:value-type="float">
            <text:p>0,000898716517857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28" calcext:value-type="float">
            <text:p>28</text:p>
          </table:table-cell>
          <table:table-cell office:value-type="float" office:value="0.1736" calcext:value-type="float">
            <text:p>0,1736</text:p>
          </table:table-cell>
          <table:table-cell table:formula="of:=[.J277]/[.H277]" office:value-type="float" office:value="0.0005425" calcext:value-type="float">
            <text:p>0,0005425</text:p>
          </table:table-cell>
          <table:table-cell office:value-type="float" office:value="3.1582" calcext:value-type="float">
            <text:p>3,1582</text:p>
          </table:table-cell>
          <table:table-cell table:formula="of:=[.L277]/[.I277]/[.H277]" office:value-type="float" office:value="0.000352477678571429" calcext:value-type="float">
            <text:p>0,00035247767857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9" calcext:value-type="float">
            <text:p>29</text:p>
          </table:table-cell>
          <table:table-cell office:value-type="float" office:value="0.3259" calcext:value-type="float">
            <text:p>0,3259</text:p>
          </table:table-cell>
          <table:table-cell table:formula="of:=[.C278]/[.A278]" office:value-type="float" office:value="0.0010184375" calcext:value-type="float">
            <text:p>0,0010184375</text:p>
          </table:table-cell>
          <table:table-cell office:value-type="float" office:value="8.258" calcext:value-type="float">
            <text:p>8,258</text:p>
          </table:table-cell>
          <table:table-cell table:formula="of:=[.E278]/[.B278]/[.A278]" office:value-type="float" office:value="0.000889870689655172" calcext:value-type="float">
            <text:p>0,00088987068965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29" calcext:value-type="float">
            <text:p>29</text:p>
          </table:table-cell>
          <table:table-cell office:value-type="float" office:value="0.1578" calcext:value-type="float">
            <text:p>0,1578</text:p>
          </table:table-cell>
          <table:table-cell table:formula="of:=[.J278]/[.H278]" office:value-type="float" office:value="0.000493125" calcext:value-type="float">
            <text:p>0,000493125</text:p>
          </table:table-cell>
          <table:table-cell office:value-type="float" office:value="4.1054" calcext:value-type="float">
            <text:p>4,1054</text:p>
          </table:table-cell>
          <table:table-cell table:formula="of:=[.L278]/[.I278]/[.H278]" office:value-type="float" office:value="0.00044239224137931" calcext:value-type="float">
            <text:p>0,00044239224137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0" calcext:value-type="float">
            <text:p>30</text:p>
          </table:table-cell>
          <table:table-cell office:value-type="float" office:value="0.3434" calcext:value-type="float">
            <text:p>0,3434</text:p>
          </table:table-cell>
          <table:table-cell table:formula="of:=[.C279]/[.A279]" office:value-type="float" office:value="0.001073125" calcext:value-type="float">
            <text:p>0,001073125</text:p>
          </table:table-cell>
          <table:table-cell office:value-type="float" office:value="8.9256" calcext:value-type="float">
            <text:p>8,9256</text:p>
          </table:table-cell>
          <table:table-cell table:formula="of:=[.E279]/[.B279]/[.A279]" office:value-type="float" office:value="0.00092975" calcext:value-type="float">
            <text:p>0,0009297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0" calcext:value-type="float">
            <text:p>30</text:p>
          </table:table-cell>
          <table:table-cell office:value-type="float" office:value="0.1495" calcext:value-type="float">
            <text:p>0,1495</text:p>
          </table:table-cell>
          <table:table-cell table:formula="of:=[.J279]/[.H279]" office:value-type="float" office:value="0.0004671875" calcext:value-type="float">
            <text:p>0,0004671875</text:p>
          </table:table-cell>
          <table:table-cell office:value-type="float" office:value="4.2928" calcext:value-type="float">
            <text:p>4,2928</text:p>
          </table:table-cell>
          <table:table-cell table:formula="of:=[.L279]/[.I279]/[.H279]" office:value-type="float" office:value="0.000447166666666667" calcext:value-type="float">
            <text:p>0,00044716666666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1" calcext:value-type="float">
            <text:p>31</text:p>
          </table:table-cell>
          <table:table-cell office:value-type="float" office:value="0.335" calcext:value-type="float">
            <text:p>0,335</text:p>
          </table:table-cell>
          <table:table-cell table:formula="of:=[.C280]/[.A280]" office:value-type="float" office:value="0.001046875" calcext:value-type="float">
            <text:p>0,001046875</text:p>
          </table:table-cell>
          <table:table-cell office:value-type="float" office:value="9.574" calcext:value-type="float">
            <text:p>9,574</text:p>
          </table:table-cell>
          <table:table-cell table:formula="of:=[.E280]/[.B280]/[.A280]" office:value-type="float" office:value="0.000965120967741935" calcext:value-type="float">
            <text:p>0,000965120967742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1" calcext:value-type="float">
            <text:p>31</text:p>
          </table:table-cell>
          <table:table-cell office:value-type="float" office:value="0.1455" calcext:value-type="float">
            <text:p>0,1455</text:p>
          </table:table-cell>
          <table:table-cell table:formula="of:=[.J280]/[.H280]" office:value-type="float" office:value="0.0004546875" calcext:value-type="float">
            <text:p>0,0004546875</text:p>
          </table:table-cell>
          <table:table-cell office:value-type="float" office:value="4.1513" calcext:value-type="float">
            <text:p>4,1513</text:p>
          </table:table-cell>
          <table:table-cell table:formula="of:=[.L280]/[.I280]/[.H280]" office:value-type="float" office:value="0.000418477822580645" calcext:value-type="float">
            <text:p>0,00041847782258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0.3305" calcext:value-type="float">
            <text:p>0,3305</text:p>
          </table:table-cell>
          <table:table-cell table:formula="of:=[.C281]/[.A281]" office:value-type="float" office:value="0.0010328125" calcext:value-type="float">
            <text:p>0,0010328125</text:p>
          </table:table-cell>
          <table:table-cell office:value-type="float" office:value="7.8564" calcext:value-type="float">
            <text:p>7,8564</text:p>
          </table:table-cell>
          <table:table-cell table:formula="of:=[.E281]/[.B281]/[.A281]" office:value-type="float" office:value="0.0007672265625" calcext:value-type="float">
            <text:p>0,000767226562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2" calcext:value-type="float">
            <text:p>32</text:p>
          </table:table-cell>
          <table:table-cell office:value-type="float" office:value="0.168" calcext:value-type="float">
            <text:p>0,168</text:p>
          </table:table-cell>
          <table:table-cell table:formula="of:=[.J281]/[.H281]" office:value-type="float" office:value="0.000525" calcext:value-type="float">
            <text:p>0,000525</text:p>
          </table:table-cell>
          <table:table-cell office:value-type="float" office:value="4.7475" calcext:value-type="float">
            <text:p>4,7475</text:p>
          </table:table-cell>
          <table:table-cell table:formula="of:=[.L281]/[.I281]/[.H281]" office:value-type="float" office:value="0.000463623046875" calcext:value-type="float">
            <text:p>0,00046362304687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3" calcext:value-type="float">
            <text:p>33</text:p>
          </table:table-cell>
          <table:table-cell office:value-type="float" office:value="0.3431" calcext:value-type="float">
            <text:p>0,3431</text:p>
          </table:table-cell>
          <table:table-cell table:formula="of:=[.C282]/[.A282]" office:value-type="float" office:value="0.0010721875" calcext:value-type="float">
            <text:p>0,0010721875</text:p>
          </table:table-cell>
          <table:table-cell office:value-type="float" office:value="9.8873" calcext:value-type="float">
            <text:p>9,8873</text:p>
          </table:table-cell>
          <table:table-cell table:formula="of:=[.E282]/[.B282]/[.A282]" office:value-type="float" office:value="0.000936297348484848" calcext:value-type="float">
            <text:p>0,000936297348485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3" calcext:value-type="float">
            <text:p>33</text:p>
          </table:table-cell>
          <table:table-cell office:value-type="float" office:value="0.1565" calcext:value-type="float">
            <text:p>0,1565</text:p>
          </table:table-cell>
          <table:table-cell table:formula="of:=[.J282]/[.H282]" office:value-type="float" office:value="0.0004890625" calcext:value-type="float">
            <text:p>0,0004890625</text:p>
          </table:table-cell>
          <table:table-cell office:value-type="float" office:value="4.4242" calcext:value-type="float">
            <text:p>4,4242</text:p>
          </table:table-cell>
          <table:table-cell table:formula="of:=[.L282]/[.I282]/[.H282]" office:value-type="float" office:value="0.000418958333333333" calcext:value-type="float">
            <text:p>0,00041895833333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4" calcext:value-type="float">
            <text:p>34</text:p>
          </table:table-cell>
          <table:table-cell office:value-type="float" office:value="0.3239" calcext:value-type="float">
            <text:p>0,3239</text:p>
          </table:table-cell>
          <table:table-cell table:formula="of:=[.C283]/[.A283]" office:value-type="float" office:value="0.0010121875" calcext:value-type="float">
            <text:p>0,0010121875</text:p>
          </table:table-cell>
          <table:table-cell office:value-type="float" office:value="8.6525" calcext:value-type="float">
            <text:p>8,6525</text:p>
          </table:table-cell>
          <table:table-cell table:formula="of:=[.E283]/[.B283]/[.A283]" office:value-type="float" office:value="0.000795266544117647" calcext:value-type="float">
            <text:p>0,000795266544118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4" calcext:value-type="float">
            <text:p>34</text:p>
          </table:table-cell>
          <table:table-cell office:value-type="float" office:value="0.1645" calcext:value-type="float">
            <text:p>0,1645</text:p>
          </table:table-cell>
          <table:table-cell table:formula="of:=[.J283]/[.H283]" office:value-type="float" office:value="0.0005140625" calcext:value-type="float">
            <text:p>0,0005140625</text:p>
          </table:table-cell>
          <table:table-cell office:value-type="float" office:value="4.1984" calcext:value-type="float">
            <text:p>4,1984</text:p>
          </table:table-cell>
          <table:table-cell table:formula="of:=[.L283]/[.I283]/[.H283]" office:value-type="float" office:value="0.000385882352941177" calcext:value-type="float">
            <text:p>0,00038588235294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5" calcext:value-type="float">
            <text:p>35</text:p>
          </table:table-cell>
          <table:table-cell office:value-type="float" office:value="0.3153" calcext:value-type="float">
            <text:p>0,3153</text:p>
          </table:table-cell>
          <table:table-cell table:formula="of:=[.C284]/[.A284]" office:value-type="float" office:value="0.0009853125" calcext:value-type="float">
            <text:p>0,0009853125</text:p>
          </table:table-cell>
          <table:table-cell office:value-type="float" office:value="10.4299" calcext:value-type="float">
            <text:p>10,4299</text:p>
          </table:table-cell>
          <table:table-cell table:formula="of:=[.E284]/[.B284]/[.A284]" office:value-type="float" office:value="0.000931241071428571" calcext:value-type="float">
            <text:p>0,000931241071429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5" calcext:value-type="float">
            <text:p>35</text:p>
          </table:table-cell>
          <table:table-cell office:value-type="float" office:value="0.157" calcext:value-type="float">
            <text:p>0,157</text:p>
          </table:table-cell>
          <table:table-cell table:formula="of:=[.J284]/[.H284]" office:value-type="float" office:value="0.000490625" calcext:value-type="float">
            <text:p>0,000490625</text:p>
          </table:table-cell>
          <table:table-cell office:value-type="float" office:value="4.702" calcext:value-type="float">
            <text:p>4,702</text:p>
          </table:table-cell>
          <table:table-cell table:formula="of:=[.L284]/[.I284]/[.H284]" office:value-type="float" office:value="0.000419821428571429" calcext:value-type="float">
            <text:p>0,00041982142857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6" calcext:value-type="float">
            <text:p>36</text:p>
          </table:table-cell>
          <table:table-cell office:value-type="float" office:value="0.33" calcext:value-type="float">
            <text:p>0,33</text:p>
          </table:table-cell>
          <table:table-cell table:formula="of:=[.C285]/[.A285]" office:value-type="float" office:value="0.00103125" calcext:value-type="float">
            <text:p>0,00103125</text:p>
          </table:table-cell>
          <table:table-cell office:value-type="float" office:value="10.7801" calcext:value-type="float">
            <text:p>10,7801</text:p>
          </table:table-cell>
          <table:table-cell table:formula="of:=[.E285]/[.B285]/[.A285]" office:value-type="float" office:value="0.000935772569444445" calcext:value-type="float">
            <text:p>0,000935772569444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6" calcext:value-type="float">
            <text:p>36</text:p>
          </table:table-cell>
          <table:table-cell office:value-type="float" office:value="0.1481" calcext:value-type="float">
            <text:p>0,1481</text:p>
          </table:table-cell>
          <table:table-cell table:formula="of:=[.J285]/[.H285]" office:value-type="float" office:value="0.0004628125" calcext:value-type="float">
            <text:p>0,0004628125</text:p>
          </table:table-cell>
          <table:table-cell office:value-type="float" office:value="3.4414" calcext:value-type="float">
            <text:p>3,4414</text:p>
          </table:table-cell>
          <table:table-cell table:formula="of:=[.L285]/[.I285]/[.H285]" office:value-type="float" office:value="0.000298732638888889" calcext:value-type="float">
            <text:p>0,00029873263888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7" calcext:value-type="float">
            <text:p>37</text:p>
          </table:table-cell>
          <table:table-cell office:value-type="float" office:value="0.3473" calcext:value-type="float">
            <text:p>0,3473</text:p>
          </table:table-cell>
          <table:table-cell table:formula="of:=[.C286]/[.A286]" office:value-type="float" office:value="0.0010853125" calcext:value-type="float">
            <text:p>0,0010853125</text:p>
          </table:table-cell>
          <table:table-cell office:value-type="float" office:value="11.6224" calcext:value-type="float">
            <text:p>11,6224</text:p>
          </table:table-cell>
          <table:table-cell table:formula="of:=[.E286]/[.B286]/[.A286]" office:value-type="float" office:value="0.000981621621621622" calcext:value-type="float">
            <text:p>0,000981621621622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7" calcext:value-type="float">
            <text:p>37</text:p>
          </table:table-cell>
          <table:table-cell office:value-type="float" office:value="0.1534" calcext:value-type="float">
            <text:p>0,1534</text:p>
          </table:table-cell>
          <table:table-cell table:formula="of:=[.J286]/[.H286]" office:value-type="float" office:value="0.000479375" calcext:value-type="float">
            <text:p>0,000479375</text:p>
          </table:table-cell>
          <table:table-cell office:value-type="float" office:value="4.1898" calcext:value-type="float">
            <text:p>4,1898</text:p>
          </table:table-cell>
          <table:table-cell table:formula="of:=[.L286]/[.I286]/[.H286]" office:value-type="float" office:value="0.000353868243243243" calcext:value-type="float">
            <text:p>0,00035386824324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0.3227" calcext:value-type="float">
            <text:p>0,3227</text:p>
          </table:table-cell>
          <table:table-cell table:formula="of:=[.C287]/[.A287]" office:value-type="float" office:value="0.0010084375" calcext:value-type="float">
            <text:p>0,0010084375</text:p>
          </table:table-cell>
          <table:table-cell office:value-type="float" office:value="9.5696" calcext:value-type="float">
            <text:p>9,5696</text:p>
          </table:table-cell>
          <table:table-cell table:formula="of:=[.E287]/[.B287]/[.A287]" office:value-type="float" office:value="0.000786973684210526" calcext:value-type="float">
            <text:p>0,000786973684211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0.1665" calcext:value-type="float">
            <text:p>0,1665</text:p>
          </table:table-cell>
          <table:table-cell table:formula="of:=[.J287]/[.H287]" office:value-type="float" office:value="0.0005203125" calcext:value-type="float">
            <text:p>0,0005203125</text:p>
          </table:table-cell>
          <table:table-cell office:value-type="float" office:value="3.263" calcext:value-type="float">
            <text:p>3,263</text:p>
          </table:table-cell>
          <table:table-cell table:formula="of:=[.L287]/[.I287]/[.H287]" office:value-type="float" office:value="0.000268338815789474" calcext:value-type="float">
            <text:p>0,000268338815789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9" calcext:value-type="float">
            <text:p>39</text:p>
          </table:table-cell>
          <table:table-cell office:value-type="float" office:value="0.3481" calcext:value-type="float">
            <text:p>0,3481</text:p>
          </table:table-cell>
          <table:table-cell table:formula="of:=[.C288]/[.A288]" office:value-type="float" office:value="0.0010878125" calcext:value-type="float">
            <text:p>0,0010878125</text:p>
          </table:table-cell>
          <table:table-cell office:value-type="float" office:value="10.7526" calcext:value-type="float">
            <text:p>10,7526</text:p>
          </table:table-cell>
          <table:table-cell table:formula="of:=[.E288]/[.B288]/[.A288]" office:value-type="float" office:value="0.000861586538461538" calcext:value-type="float">
            <text:p>0,000861586538462</text:p>
          </table:table-cell>
          <table:table-cell/>
          <table:table-cell office:value-type="float" office:value="320" calcext:value-type="float">
            <text:p>320</text:p>
          </table:table-cell>
          <table:table-cell office:value-type="float" office:value="39" calcext:value-type="float">
            <text:p>39</text:p>
          </table:table-cell>
          <table:table-cell office:value-type="float" office:value="0.1485" calcext:value-type="float">
            <text:p>0,1485</text:p>
          </table:table-cell>
          <table:table-cell table:formula="of:=[.J288]/[.H288]" office:value-type="float" office:value="0.0004640625" calcext:value-type="float">
            <text:p>0,0004640625</text:p>
          </table:table-cell>
          <table:table-cell office:value-type="float" office:value="5.4332" calcext:value-type="float">
            <text:p>5,4332</text:p>
          </table:table-cell>
          <table:table-cell table:formula="of:=[.L288]/[.I288]/[.H288]" office:value-type="float" office:value="0.000435352564102564" calcext:value-type="float">
            <text:p>0,00043535256410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0.9836" calcext:value-type="float">
            <text:p>0,9836</text:p>
          </table:table-cell>
          <table:table-cell table:formula="of:=[.C289]/[.A289]" office:value-type="float" office:value="0.00256145833333333" calcext:value-type="float">
            <text:p>0,002561458333333</text:p>
          </table:table-cell>
          <table:table-cell office:value-type="float" office:value="0.9792" calcext:value-type="float">
            <text:p>0,9792</text:p>
          </table:table-cell>
          <table:table-cell table:formula="of:=[.E289]/[.B289]/[.A289]" office:value-type="float" office:value="0.00255" calcext:value-type="float">
            <text:p>0,0025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1" calcext:value-type="float">
            <text:p>1</text:p>
          </table:table-cell>
          <table:table-cell office:value-type="float" office:value="0.5332" calcext:value-type="float">
            <text:p>0,5332</text:p>
          </table:table-cell>
          <table:table-cell table:formula="of:=[.J289]/[.H289]" office:value-type="float" office:value="0.00138854166666667" calcext:value-type="float">
            <text:p>0,001388541666667</text:p>
          </table:table-cell>
          <table:table-cell office:value-type="float" office:value="0.5308" calcext:value-type="float">
            <text:p>0,5308</text:p>
          </table:table-cell>
          <table:table-cell table:formula="of:=[.L289]/[.I289]/[.H289]" office:value-type="float" office:value="0.00138229166666667" calcext:value-type="float">
            <text:p>0,00138229166666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" calcext:value-type="float">
            <text:p>2</text:p>
          </table:table-cell>
          <table:table-cell office:value-type="float" office:value="0.5449" calcext:value-type="float">
            <text:p>0,5449</text:p>
          </table:table-cell>
          <table:table-cell table:formula="of:=[.C290]/[.A290]" office:value-type="float" office:value="0.00141901041666667" calcext:value-type="float">
            <text:p>0,001419010416667</text:p>
          </table:table-cell>
          <table:table-cell office:value-type="float" office:value="1.0833" calcext:value-type="float">
            <text:p>1,0833</text:p>
          </table:table-cell>
          <table:table-cell table:formula="of:=[.E290]/[.B290]/[.A290]" office:value-type="float" office:value="0.001410546875" calcext:value-type="float">
            <text:p>0,00141054687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" calcext:value-type="float">
            <text:p>2</text:p>
          </table:table-cell>
          <table:table-cell office:value-type="float" office:value="0.2663" calcext:value-type="float">
            <text:p>0,2663</text:p>
          </table:table-cell>
          <table:table-cell table:formula="of:=[.J290]/[.H290]" office:value-type="float" office:value="0.000693489583333333" calcext:value-type="float">
            <text:p>0,000693489583333</text:p>
          </table:table-cell>
          <table:table-cell office:value-type="float" office:value="0.5283" calcext:value-type="float">
            <text:p>0,5283</text:p>
          </table:table-cell>
          <table:table-cell table:formula="of:=[.L290]/[.I290]/[.H290]" office:value-type="float" office:value="0.000687890625" calcext:value-type="float">
            <text:p>0,00068789062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office:value-type="float" office:value="0.346" calcext:value-type="float">
            <text:p>0,346</text:p>
          </table:table-cell>
          <table:table-cell table:formula="of:=[.C291]/[.A291]" office:value-type="float" office:value="0.000901041666666667" calcext:value-type="float">
            <text:p>0,000901041666667</text:p>
          </table:table-cell>
          <table:table-cell office:value-type="float" office:value="1.0295" calcext:value-type="float">
            <text:p>1,0295</text:p>
          </table:table-cell>
          <table:table-cell table:formula="of:=[.E291]/[.B291]/[.A291]" office:value-type="float" office:value="0.000893663194444444" calcext:value-type="float">
            <text:p>0,00089366319444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  <table:table-cell office:value-type="float" office:value="0.1857" calcext:value-type="float">
            <text:p>0,1857</text:p>
          </table:table-cell>
          <table:table-cell table:formula="of:=[.J291]/[.H291]" office:value-type="float" office:value="0.00048359375" calcext:value-type="float">
            <text:p>0,00048359375</text:p>
          </table:table-cell>
          <table:table-cell office:value-type="float" office:value="0.5518" calcext:value-type="float">
            <text:p>0,5518</text:p>
          </table:table-cell>
          <table:table-cell table:formula="of:=[.L291]/[.I291]/[.H291]" office:value-type="float" office:value="0.000478993055555556" calcext:value-type="float">
            <text:p>0,00047899305555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0.2926" calcext:value-type="float">
            <text:p>0,2926</text:p>
          </table:table-cell>
          <table:table-cell table:formula="of:=[.C292]/[.A292]" office:value-type="float" office:value="0.000761979166666667" calcext:value-type="float">
            <text:p>0,000761979166667</text:p>
          </table:table-cell>
          <table:table-cell office:value-type="float" office:value="1.1559" calcext:value-type="float">
            <text:p>1,1559</text:p>
          </table:table-cell>
          <table:table-cell table:formula="of:=[.E292]/[.B292]/[.A292]" office:value-type="float" office:value="0.0007525390625" calcext:value-type="float">
            <text:p>0,000752539062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4" calcext:value-type="float">
            <text:p>4</text:p>
          </table:table-cell>
          <table:table-cell office:value-type="float" office:value="0.1466" calcext:value-type="float">
            <text:p>0,1466</text:p>
          </table:table-cell>
          <table:table-cell table:formula="of:=[.J292]/[.H292]" office:value-type="float" office:value="0.000381770833333333" calcext:value-type="float">
            <text:p>0,000381770833333</text:p>
          </table:table-cell>
          <table:table-cell office:value-type="float" office:value="0.5685" calcext:value-type="float">
            <text:p>0,5685</text:p>
          </table:table-cell>
          <table:table-cell table:formula="of:=[.L292]/[.I292]/[.H292]" office:value-type="float" office:value="0.0003701171875" calcext:value-type="float">
            <text:p>0,000370117187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" calcext:value-type="float">
            <text:p>5</text:p>
          </table:table-cell>
          <table:table-cell office:value-type="float" office:value="0.3022" calcext:value-type="float">
            <text:p>0,3022</text:p>
          </table:table-cell>
          <table:table-cell table:formula="of:=[.C293]/[.A293]" office:value-type="float" office:value="0.000786979166666667" calcext:value-type="float">
            <text:p>0,000786979166667</text:p>
          </table:table-cell>
          <table:table-cell office:value-type="float" office:value="1.4945" calcext:value-type="float">
            <text:p>1,4945</text:p>
          </table:table-cell>
          <table:table-cell table:formula="of:=[.E293]/[.B293]/[.A293]" office:value-type="float" office:value="0.000778385416666667" calcext:value-type="float">
            <text:p>0,00077838541666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5" calcext:value-type="float">
            <text:p>5</text:p>
          </table:table-cell>
          <table:table-cell office:value-type="float" office:value="0.1503" calcext:value-type="float">
            <text:p>0,1503</text:p>
          </table:table-cell>
          <table:table-cell table:formula="of:=[.J293]/[.H293]" office:value-type="float" office:value="0.00039140625" calcext:value-type="float">
            <text:p>0,00039140625</text:p>
          </table:table-cell>
          <table:table-cell office:value-type="float" office:value="0.7398" calcext:value-type="float">
            <text:p>0,7398</text:p>
          </table:table-cell>
          <table:table-cell table:formula="of:=[.L293]/[.I293]/[.H293]" office:value-type="float" office:value="0.0003853125" calcext:value-type="float">
            <text:p>0,000385312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6" calcext:value-type="float">
            <text:p>6</text:p>
          </table:table-cell>
          <table:table-cell office:value-type="float" office:value="0.3068" calcext:value-type="float">
            <text:p>0,3068</text:p>
          </table:table-cell>
          <table:table-cell table:formula="of:=[.C294]/[.A294]" office:value-type="float" office:value="0.000798958333333333" calcext:value-type="float">
            <text:p>0,000798958333333</text:p>
          </table:table-cell>
          <table:table-cell office:value-type="float" office:value="1.7898" calcext:value-type="float">
            <text:p>1,7898</text:p>
          </table:table-cell>
          <table:table-cell table:formula="of:=[.E294]/[.B294]/[.A294]" office:value-type="float" office:value="0.000776822916666667" calcext:value-type="float">
            <text:p>0,00077682291666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6" calcext:value-type="float">
            <text:p>6</text:p>
          </table:table-cell>
          <table:table-cell office:value-type="float" office:value="0.1479" calcext:value-type="float">
            <text:p>0,1479</text:p>
          </table:table-cell>
          <table:table-cell table:formula="of:=[.J294]/[.H294]" office:value-type="float" office:value="0.00038515625" calcext:value-type="float">
            <text:p>0,00038515625</text:p>
          </table:table-cell>
          <table:table-cell office:value-type="float" office:value="0.8587" calcext:value-type="float">
            <text:p>0,8587</text:p>
          </table:table-cell>
          <table:table-cell table:formula="of:=[.L294]/[.I294]/[.H294]" office:value-type="float" office:value="0.000372699652777778" calcext:value-type="float">
            <text:p>0,00037269965277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7" calcext:value-type="float">
            <text:p>7</text:p>
          </table:table-cell>
          <table:table-cell office:value-type="float" office:value="0.3062" calcext:value-type="float">
            <text:p>0,3062</text:p>
          </table:table-cell>
          <table:table-cell table:formula="of:=[.C295]/[.A295]" office:value-type="float" office:value="0.000797395833333333" calcext:value-type="float">
            <text:p>0,000797395833333</text:p>
          </table:table-cell>
          <table:table-cell office:value-type="float" office:value="2.0962" calcext:value-type="float">
            <text:p>2,0962</text:p>
          </table:table-cell>
          <table:table-cell table:formula="of:=[.E295]/[.B295]/[.A295]" office:value-type="float" office:value="0.00077983630952381" calcext:value-type="float">
            <text:p>0,00077983630952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7" calcext:value-type="float">
            <text:p>7</text:p>
          </table:table-cell>
          <table:table-cell office:value-type="float" office:value="0.1446" calcext:value-type="float">
            <text:p>0,1446</text:p>
          </table:table-cell>
          <table:table-cell table:formula="of:=[.J295]/[.H295]" office:value-type="float" office:value="0.0003765625" calcext:value-type="float">
            <text:p>0,0003765625</text:p>
          </table:table-cell>
          <table:table-cell office:value-type="float" office:value="0.9727" calcext:value-type="float">
            <text:p>0,9727</text:p>
          </table:table-cell>
          <table:table-cell table:formula="of:=[.L295]/[.I295]/[.H295]" office:value-type="float" office:value="0.00036186755952381" calcext:value-type="float">
            <text:p>0,00036186755952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8" calcext:value-type="float">
            <text:p>8</text:p>
          </table:table-cell>
          <table:table-cell office:value-type="float" office:value="0.3169" calcext:value-type="float">
            <text:p>0,3169</text:p>
          </table:table-cell>
          <table:table-cell table:formula="of:=[.C296]/[.A296]" office:value-type="float" office:value="0.000825260416666667" calcext:value-type="float">
            <text:p>0,000825260416667</text:p>
          </table:table-cell>
          <table:table-cell office:value-type="float" office:value="2.4132" calcext:value-type="float">
            <text:p>2,4132</text:p>
          </table:table-cell>
          <table:table-cell table:formula="of:=[.E296]/[.B296]/[.A296]" office:value-type="float" office:value="0.000785546875" calcext:value-type="float">
            <text:p>0,00078554687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8" calcext:value-type="float">
            <text:p>8</text:p>
          </table:table-cell>
          <table:table-cell office:value-type="float" office:value="0.1458" calcext:value-type="float">
            <text:p>0,1458</text:p>
          </table:table-cell>
          <table:table-cell table:formula="of:=[.J296]/[.H296]" office:value-type="float" office:value="0.0003796875" calcext:value-type="float">
            <text:p>0,0003796875</text:p>
          </table:table-cell>
          <table:table-cell office:value-type="float" office:value="1.1092" calcext:value-type="float">
            <text:p>1,1092</text:p>
          </table:table-cell>
          <table:table-cell table:formula="of:=[.L296]/[.I296]/[.H296]" office:value-type="float" office:value="0.000361067708333333" calcext:value-type="float">
            <text:p>0,00036106770833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9" calcext:value-type="float">
            <text:p>9</text:p>
          </table:table-cell>
          <table:table-cell office:value-type="float" office:value="0.3247" calcext:value-type="float">
            <text:p>0,3247</text:p>
          </table:table-cell>
          <table:table-cell table:formula="of:=[.C297]/[.A297]" office:value-type="float" office:value="0.000845572916666667" calcext:value-type="float">
            <text:p>0,000845572916667</text:p>
          </table:table-cell>
          <table:table-cell office:value-type="float" office:value="2.7525" calcext:value-type="float">
            <text:p>2,7525</text:p>
          </table:table-cell>
          <table:table-cell table:formula="of:=[.E297]/[.B297]/[.A297]" office:value-type="float" office:value="0.000796440972222222" calcext:value-type="float">
            <text:p>0,00079644097222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9" calcext:value-type="float">
            <text:p>9</text:p>
          </table:table-cell>
          <table:table-cell office:value-type="float" office:value="0.1595" calcext:value-type="float">
            <text:p>0,1595</text:p>
          </table:table-cell>
          <table:table-cell table:formula="of:=[.J297]/[.H297]" office:value-type="float" office:value="0.000415364583333333" calcext:value-type="float">
            <text:p>0,000415364583333</text:p>
          </table:table-cell>
          <table:table-cell office:value-type="float" office:value="1.3626" calcext:value-type="float">
            <text:p>1,3626</text:p>
          </table:table-cell>
          <table:table-cell table:formula="of:=[.L297]/[.I297]/[.H297]" office:value-type="float" office:value="0.000394270833333333" calcext:value-type="float">
            <text:p>0,00039427083333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0" calcext:value-type="float">
            <text:p>10</text:p>
          </table:table-cell>
          <table:table-cell office:value-type="float" office:value="0.3148" calcext:value-type="float">
            <text:p>0,3148</text:p>
          </table:table-cell>
          <table:table-cell table:formula="of:=[.C298]/[.A298]" office:value-type="float" office:value="0.000819791666666667" calcext:value-type="float">
            <text:p>0,000819791666667</text:p>
          </table:table-cell>
          <table:table-cell office:value-type="float" office:value="3.0255" calcext:value-type="float">
            <text:p>3,0255</text:p>
          </table:table-cell>
          <table:table-cell table:formula="of:=[.E298]/[.B298]/[.A298]" office:value-type="float" office:value="0.000787890625" calcext:value-type="float">
            <text:p>0,00078789062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10" calcext:value-type="float">
            <text:p>10</text:p>
          </table:table-cell>
          <table:table-cell office:value-type="float" office:value="0.1606" calcext:value-type="float">
            <text:p>0,1606</text:p>
          </table:table-cell>
          <table:table-cell table:formula="of:=[.J298]/[.H298]" office:value-type="float" office:value="0.000418229166666667" calcext:value-type="float">
            <text:p>0,000418229166667</text:p>
          </table:table-cell>
          <table:table-cell office:value-type="float" office:value="1.4784" calcext:value-type="float">
            <text:p>1,4784</text:p>
          </table:table-cell>
          <table:table-cell table:formula="of:=[.L298]/[.I298]/[.H298]" office:value-type="float" office:value="0.000385" calcext:value-type="float">
            <text:p>0,00038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1" calcext:value-type="float">
            <text:p>11</text:p>
          </table:table-cell>
          <table:table-cell office:value-type="float" office:value="0.3284" calcext:value-type="float">
            <text:p>0,3284</text:p>
          </table:table-cell>
          <table:table-cell table:formula="of:=[.C299]/[.A299]" office:value-type="float" office:value="0.000855208333333333" calcext:value-type="float">
            <text:p>0,000855208333333</text:p>
          </table:table-cell>
          <table:table-cell office:value-type="float" office:value="3.4687" calcext:value-type="float">
            <text:p>3,4687</text:p>
          </table:table-cell>
          <table:table-cell table:formula="of:=[.E299]/[.B299]/[.A299]" office:value-type="float" office:value="0.000821188446969697" calcext:value-type="float">
            <text:p>0,0008211884469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11" calcext:value-type="float">
            <text:p>11</text:p>
          </table:table-cell>
          <table:table-cell office:value-type="float" office:value="0.1605" calcext:value-type="float">
            <text:p>0,1605</text:p>
          </table:table-cell>
          <table:table-cell table:formula="of:=[.J299]/[.H299]" office:value-type="float" office:value="0.00041796875" calcext:value-type="float">
            <text:p>0,00041796875</text:p>
          </table:table-cell>
          <table:table-cell office:value-type="float" office:value="1.5502" calcext:value-type="float">
            <text:p>1,5502</text:p>
          </table:table-cell>
          <table:table-cell table:formula="of:=[.L299]/[.I299]/[.H299]" office:value-type="float" office:value="0.000366998106060606" calcext:value-type="float">
            <text:p>0,00036699810606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2" calcext:value-type="float">
            <text:p>12</text:p>
          </table:table-cell>
          <table:table-cell office:value-type="float" office:value="0.3673" calcext:value-type="float">
            <text:p>0,3673</text:p>
          </table:table-cell>
          <table:table-cell table:formula="of:=[.C300]/[.A300]" office:value-type="float" office:value="0.000956510416666667" calcext:value-type="float">
            <text:p>0,000956510416667</text:p>
          </table:table-cell>
          <table:table-cell office:value-type="float" office:value="4.1119" calcext:value-type="float">
            <text:p>4,1119</text:p>
          </table:table-cell>
          <table:table-cell table:formula="of:=[.E300]/[.B300]/[.A300]" office:value-type="float" office:value="0.000892339409722222" calcext:value-type="float">
            <text:p>0,00089233940972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12" calcext:value-type="float">
            <text:p>12</text:p>
          </table:table-cell>
          <table:table-cell office:value-type="float" office:value="0.1505" calcext:value-type="float">
            <text:p>0,1505</text:p>
          </table:table-cell>
          <table:table-cell table:formula="of:=[.J300]/[.H300]" office:value-type="float" office:value="0.000391927083333333" calcext:value-type="float">
            <text:p>0,000391927083333</text:p>
          </table:table-cell>
          <table:table-cell office:value-type="float" office:value="1.7064" calcext:value-type="float">
            <text:p>1,7064</text:p>
          </table:table-cell>
          <table:table-cell table:formula="of:=[.L300]/[.I300]/[.H300]" office:value-type="float" office:value="0.0003703125" calcext:value-type="float">
            <text:p>0,000370312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3" calcext:value-type="float">
            <text:p>13</text:p>
          </table:table-cell>
          <table:table-cell office:value-type="float" office:value="0.3181" calcext:value-type="float">
            <text:p>0,3181</text:p>
          </table:table-cell>
          <table:table-cell table:formula="of:=[.C301]/[.A301]" office:value-type="float" office:value="0.000828385416666667" calcext:value-type="float">
            <text:p>0,000828385416667</text:p>
          </table:table-cell>
          <table:table-cell office:value-type="float" office:value="3.933" calcext:value-type="float">
            <text:p>3,933</text:p>
          </table:table-cell>
          <table:table-cell table:formula="of:=[.E301]/[.B301]/[.A301]" office:value-type="float" office:value="0.000787860576923077" calcext:value-type="float">
            <text:p>0,00078786057692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13" calcext:value-type="float">
            <text:p>13</text:p>
          </table:table-cell>
          <table:table-cell office:value-type="float" office:value="0.1582" calcext:value-type="float">
            <text:p>0,1582</text:p>
          </table:table-cell>
          <table:table-cell table:formula="of:=[.J301]/[.H301]" office:value-type="float" office:value="0.000411979166666667" calcext:value-type="float">
            <text:p>0,000411979166667</text:p>
          </table:table-cell>
          <table:table-cell office:value-type="float" office:value="1.7924" calcext:value-type="float">
            <text:p>1,7924</text:p>
          </table:table-cell>
          <table:table-cell table:formula="of:=[.L301]/[.I301]/[.H301]" office:value-type="float" office:value="0.000359054487179487" calcext:value-type="float">
            <text:p>0,00035905448717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" calcext:value-type="float">
            <text:p>14</text:p>
          </table:table-cell>
          <table:table-cell office:value-type="float" office:value="0.3237" calcext:value-type="float">
            <text:p>0,3237</text:p>
          </table:table-cell>
          <table:table-cell table:formula="of:=[.C302]/[.A302]" office:value-type="float" office:value="0.00084296875" calcext:value-type="float">
            <text:p>0,00084296875</text:p>
          </table:table-cell>
          <table:table-cell office:value-type="float" office:value="4.1286" calcext:value-type="float">
            <text:p>4,1286</text:p>
          </table:table-cell>
          <table:table-cell table:formula="of:=[.E302]/[.B302]/[.A302]" office:value-type="float" office:value="0.00076796875" calcext:value-type="float">
            <text:p>0,0007679687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14" calcext:value-type="float">
            <text:p>14</text:p>
          </table:table-cell>
          <table:table-cell office:value-type="float" office:value="0.1518" calcext:value-type="float">
            <text:p>0,1518</text:p>
          </table:table-cell>
          <table:table-cell table:formula="of:=[.J302]/[.H302]" office:value-type="float" office:value="0.0003953125" calcext:value-type="float">
            <text:p>0,0003953125</text:p>
          </table:table-cell>
          <table:table-cell office:value-type="float" office:value="2.0094" calcext:value-type="float">
            <text:p>2,0094</text:p>
          </table:table-cell>
          <table:table-cell table:formula="of:=[.L302]/[.I302]/[.H302]" office:value-type="float" office:value="0.000373772321428571" calcext:value-type="float">
            <text:p>0,00037377232142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5" calcext:value-type="float">
            <text:p>15</text:p>
          </table:table-cell>
          <table:table-cell office:value-type="float" office:value="0.3229" calcext:value-type="float">
            <text:p>0,3229</text:p>
          </table:table-cell>
          <table:table-cell table:formula="of:=[.C303]/[.A303]" office:value-type="float" office:value="0.000840885416666667" calcext:value-type="float">
            <text:p>0,000840885416667</text:p>
          </table:table-cell>
          <table:table-cell office:value-type="float" office:value="4.4568" calcext:value-type="float">
            <text:p>4,4568</text:p>
          </table:table-cell>
          <table:table-cell table:formula="of:=[.E303]/[.B303]/[.A303]" office:value-type="float" office:value="0.00077375" calcext:value-type="float">
            <text:p>0,0007737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15" calcext:value-type="float">
            <text:p>15</text:p>
          </table:table-cell>
          <table:table-cell office:value-type="float" office:value="0.1521" calcext:value-type="float">
            <text:p>0,1521</text:p>
          </table:table-cell>
          <table:table-cell table:formula="of:=[.J303]/[.H303]" office:value-type="float" office:value="0.00039609375" calcext:value-type="float">
            <text:p>0,00039609375</text:p>
          </table:table-cell>
          <table:table-cell office:value-type="float" office:value="1.8338" calcext:value-type="float">
            <text:p>1,8338</text:p>
          </table:table-cell>
          <table:table-cell table:formula="of:=[.L303]/[.I303]/[.H303]" office:value-type="float" office:value="0.000318368055555556" calcext:value-type="float">
            <text:p>0,00031836805555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6" calcext:value-type="float">
            <text:p>16</text:p>
          </table:table-cell>
          <table:table-cell office:value-type="float" office:value="0.3354" calcext:value-type="float">
            <text:p>0,3354</text:p>
          </table:table-cell>
          <table:table-cell table:formula="of:=[.C304]/[.A304]" office:value-type="float" office:value="0.0008734375" calcext:value-type="float">
            <text:p>0,0008734375</text:p>
          </table:table-cell>
          <table:table-cell office:value-type="float" office:value="4.6743" calcext:value-type="float">
            <text:p>4,6743</text:p>
          </table:table-cell>
          <table:table-cell table:formula="of:=[.E304]/[.B304]/[.A304]" office:value-type="float" office:value="0.000760791015625" calcext:value-type="float">
            <text:p>0,00076079101562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16" calcext:value-type="float">
            <text:p>16</text:p>
          </table:table-cell>
          <table:table-cell office:value-type="float" office:value="0.1512" calcext:value-type="float">
            <text:p>0,1512</text:p>
          </table:table-cell>
          <table:table-cell table:formula="of:=[.J304]/[.H304]" office:value-type="float" office:value="0.00039375" calcext:value-type="float">
            <text:p>0,00039375</text:p>
          </table:table-cell>
          <table:table-cell office:value-type="float" office:value="2.3" calcext:value-type="float">
            <text:p>2,3</text:p>
          </table:table-cell>
          <table:table-cell table:formula="of:=[.L304]/[.I304]/[.H304]" office:value-type="float" office:value="0.000374348958333333" calcext:value-type="float">
            <text:p>0,00037434895833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7" calcext:value-type="float">
            <text:p>17</text:p>
          </table:table-cell>
          <table:table-cell office:value-type="float" office:value="0.3281" calcext:value-type="float">
            <text:p>0,3281</text:p>
          </table:table-cell>
          <table:table-cell table:formula="of:=[.C305]/[.A305]" office:value-type="float" office:value="0.000854427083333333" calcext:value-type="float">
            <text:p>0,000854427083333</text:p>
          </table:table-cell>
          <table:table-cell office:value-type="float" office:value="5.1526" calcext:value-type="float">
            <text:p>5,1526</text:p>
          </table:table-cell>
          <table:table-cell table:formula="of:=[.E305]/[.B305]/[.A305]" office:value-type="float" office:value="0.000789307598039216" calcext:value-type="float">
            <text:p>0,00078930759803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17" calcext:value-type="float">
            <text:p>17</text:p>
          </table:table-cell>
          <table:table-cell office:value-type="float" office:value="0.1605" calcext:value-type="float">
            <text:p>0,1605</text:p>
          </table:table-cell>
          <table:table-cell table:formula="of:=[.J305]/[.H305]" office:value-type="float" office:value="0.00041796875" calcext:value-type="float">
            <text:p>0,00041796875</text:p>
          </table:table-cell>
          <table:table-cell office:value-type="float" office:value="2.255" calcext:value-type="float">
            <text:p>2,255</text:p>
          </table:table-cell>
          <table:table-cell table:formula="of:=[.L305]/[.I305]/[.H305]" office:value-type="float" office:value="0.000345435049019608" calcext:value-type="float">
            <text:p>0,0003454350490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8" calcext:value-type="float">
            <text:p>18</text:p>
          </table:table-cell>
          <table:table-cell office:value-type="float" office:value="0.3486" calcext:value-type="float">
            <text:p>0,3486</text:p>
          </table:table-cell>
          <table:table-cell table:formula="of:=[.C306]/[.A306]" office:value-type="float" office:value="0.0009078125" calcext:value-type="float">
            <text:p>0,0009078125</text:p>
          </table:table-cell>
          <table:table-cell office:value-type="float" office:value="5.7555" calcext:value-type="float">
            <text:p>5,7555</text:p>
          </table:table-cell>
          <table:table-cell table:formula="of:=[.E306]/[.B306]/[.A306]" office:value-type="float" office:value="0.000832682291666667" calcext:value-type="float">
            <text:p>0,00083268229166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18" calcext:value-type="float">
            <text:p>18</text:p>
          </table:table-cell>
          <table:table-cell office:value-type="float" office:value="0.1539" calcext:value-type="float">
            <text:p>0,1539</text:p>
          </table:table-cell>
          <table:table-cell table:formula="of:=[.J306]/[.H306]" office:value-type="float" office:value="0.00040078125" calcext:value-type="float">
            <text:p>0,00040078125</text:p>
          </table:table-cell>
          <table:table-cell office:value-type="float" office:value="2.498" calcext:value-type="float">
            <text:p>2,498</text:p>
          </table:table-cell>
          <table:table-cell table:formula="of:=[.L306]/[.I306]/[.H306]" office:value-type="float" office:value="0.000361400462962963" calcext:value-type="float">
            <text:p>0,00036140046296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9" calcext:value-type="float">
            <text:p>19</text:p>
          </table:table-cell>
          <table:table-cell office:value-type="float" office:value="0.3346" calcext:value-type="float">
            <text:p>0,3346</text:p>
          </table:table-cell>
          <table:table-cell table:formula="of:=[.C307]/[.A307]" office:value-type="float" office:value="0.000871354166666667" calcext:value-type="float">
            <text:p>0,000871354166667</text:p>
          </table:table-cell>
          <table:table-cell office:value-type="float" office:value="5.9131" calcext:value-type="float">
            <text:p>5,9131</text:p>
          </table:table-cell>
          <table:table-cell table:formula="of:=[.E307]/[.B307]/[.A307]" office:value-type="float" office:value="0.000810457785087719" calcext:value-type="float">
            <text:p>0,00081045778508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19" calcext:value-type="float">
            <text:p>19</text:p>
          </table:table-cell>
          <table:table-cell office:value-type="float" office:value="0.1509" calcext:value-type="float">
            <text:p>0,1509</text:p>
          </table:table-cell>
          <table:table-cell table:formula="of:=[.J307]/[.H307]" office:value-type="float" office:value="0.00039296875" calcext:value-type="float">
            <text:p>0,00039296875</text:p>
          </table:table-cell>
          <table:table-cell office:value-type="float" office:value="2.7792" calcext:value-type="float">
            <text:p>2,7792</text:p>
          </table:table-cell>
          <table:table-cell table:formula="of:=[.L307]/[.I307]/[.H307]" office:value-type="float" office:value="0.000380921052631579" calcext:value-type="float">
            <text:p>0,00038092105263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0" calcext:value-type="float">
            <text:p>20</text:p>
          </table:table-cell>
          <table:table-cell office:value-type="float" office:value="0.3278" calcext:value-type="float">
            <text:p>0,3278</text:p>
          </table:table-cell>
          <table:table-cell table:formula="of:=[.C308]/[.A308]" office:value-type="float" office:value="0.000853645833333333" calcext:value-type="float">
            <text:p>0,000853645833333</text:p>
          </table:table-cell>
          <table:table-cell office:value-type="float" office:value="6.2614" calcext:value-type="float">
            <text:p>6,2614</text:p>
          </table:table-cell>
          <table:table-cell table:formula="of:=[.E308]/[.B308]/[.A308]" office:value-type="float" office:value="0.000815286458333333" calcext:value-type="float">
            <text:p>0,00081528645833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0" calcext:value-type="float">
            <text:p>20</text:p>
          </table:table-cell>
          <table:table-cell office:value-type="float" office:value="0.1526" calcext:value-type="float">
            <text:p>0,1526</text:p>
          </table:table-cell>
          <table:table-cell table:formula="of:=[.J308]/[.H308]" office:value-type="float" office:value="0.000397395833333333" calcext:value-type="float">
            <text:p>0,000397395833333</text:p>
          </table:table-cell>
          <table:table-cell office:value-type="float" office:value="2.9144" calcext:value-type="float">
            <text:p>2,9144</text:p>
          </table:table-cell>
          <table:table-cell table:formula="of:=[.L308]/[.I308]/[.H308]" office:value-type="float" office:value="0.000379479166666667" calcext:value-type="float">
            <text:p>0,00037947916666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1" calcext:value-type="float">
            <text:p>21</text:p>
          </table:table-cell>
          <table:table-cell office:value-type="float" office:value="0.3337" calcext:value-type="float">
            <text:p>0,3337</text:p>
          </table:table-cell>
          <table:table-cell table:formula="of:=[.C309]/[.A309]" office:value-type="float" office:value="0.000869010416666667" calcext:value-type="float">
            <text:p>0,000869010416667</text:p>
          </table:table-cell>
          <table:table-cell office:value-type="float" office:value="6.2881" calcext:value-type="float">
            <text:p>6,2881</text:p>
          </table:table-cell>
          <table:table-cell table:formula="of:=[.E309]/[.B309]/[.A309]" office:value-type="float" office:value="0.000779774305555556" calcext:value-type="float">
            <text:p>0,00077977430555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1" calcext:value-type="float">
            <text:p>21</text:p>
          </table:table-cell>
          <table:table-cell office:value-type="float" office:value="0.165" calcext:value-type="float">
            <text:p>0,165</text:p>
          </table:table-cell>
          <table:table-cell table:formula="of:=[.J309]/[.H309]" office:value-type="float" office:value="0.0004296875" calcext:value-type="float">
            <text:p>0,0004296875</text:p>
          </table:table-cell>
          <table:table-cell office:value-type="float" office:value="3.2374" calcext:value-type="float">
            <text:p>3,2374</text:p>
          </table:table-cell>
          <table:table-cell table:formula="of:=[.L309]/[.I309]/[.H309]" office:value-type="float" office:value="0.000401463293650794" calcext:value-type="float">
            <text:p>0,00040146329365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2" calcext:value-type="float">
            <text:p>22</text:p>
          </table:table-cell>
          <table:table-cell office:value-type="float" office:value="0.3355" calcext:value-type="float">
            <text:p>0,3355</text:p>
          </table:table-cell>
          <table:table-cell table:formula="of:=[.C310]/[.A310]" office:value-type="float" office:value="0.000873697916666667" calcext:value-type="float">
            <text:p>0,000873697916667</text:p>
          </table:table-cell>
          <table:table-cell office:value-type="float" office:value="6.2724" calcext:value-type="float">
            <text:p>6,2724</text:p>
          </table:table-cell>
          <table:table-cell table:formula="of:=[.E310]/[.B310]/[.A310]" office:value-type="float" office:value="0.000742471590909091" calcext:value-type="float">
            <text:p>0,00074247159090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2" calcext:value-type="float">
            <text:p>22</text:p>
          </table:table-cell>
          <table:table-cell office:value-type="float" office:value="0.1517" calcext:value-type="float">
            <text:p>0,1517</text:p>
          </table:table-cell>
          <table:table-cell table:formula="of:=[.J310]/[.H310]" office:value-type="float" office:value="0.000395052083333333" calcext:value-type="float">
            <text:p>0,000395052083333</text:p>
          </table:table-cell>
          <table:table-cell office:value-type="float" office:value="2.8619" calcext:value-type="float">
            <text:p>2,8619</text:p>
          </table:table-cell>
          <table:table-cell table:formula="of:=[.L310]/[.I310]/[.H310]" office:value-type="float" office:value="0.000338766571969697" calcext:value-type="float">
            <text:p>0,0003387665719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3" calcext:value-type="float">
            <text:p>23</text:p>
          </table:table-cell>
          <table:table-cell office:value-type="float" office:value="0.3239" calcext:value-type="float">
            <text:p>0,3239</text:p>
          </table:table-cell>
          <table:table-cell table:formula="of:=[.C311]/[.A311]" office:value-type="float" office:value="0.000843489583333333" calcext:value-type="float">
            <text:p>0,000843489583333</text:p>
          </table:table-cell>
          <table:table-cell office:value-type="float" office:value="6.3938" calcext:value-type="float">
            <text:p>6,3938</text:p>
          </table:table-cell>
          <table:table-cell table:formula="of:=[.E311]/[.B311]/[.A311]" office:value-type="float" office:value="0.000723935688405797" calcext:value-type="float">
            <text:p>0,00072393568840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3" calcext:value-type="float">
            <text:p>23</text:p>
          </table:table-cell>
          <table:table-cell office:value-type="float" office:value="0.1567" calcext:value-type="float">
            <text:p>0,1567</text:p>
          </table:table-cell>
          <table:table-cell table:formula="of:=[.J311]/[.H311]" office:value-type="float" office:value="0.000408072916666667" calcext:value-type="float">
            <text:p>0,000408072916667</text:p>
          </table:table-cell>
          <table:table-cell office:value-type="float" office:value="3.2441" calcext:value-type="float">
            <text:p>3,2441</text:p>
          </table:table-cell>
          <table:table-cell table:formula="of:=[.L311]/[.I311]/[.H311]" office:value-type="float" office:value="0.000367312047101449" calcext:value-type="float">
            <text:p>0,00036731204710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4" calcext:value-type="float">
            <text:p>24</text:p>
          </table:table-cell>
          <table:table-cell office:value-type="float" office:value="0.3374" calcext:value-type="float">
            <text:p>0,3374</text:p>
          </table:table-cell>
          <table:table-cell table:formula="of:=[.C312]/[.A312]" office:value-type="float" office:value="0.000878645833333333" calcext:value-type="float">
            <text:p>0,000878645833333</text:p>
          </table:table-cell>
          <table:table-cell office:value-type="float" office:value="7.0017" calcext:value-type="float">
            <text:p>7,0017</text:p>
          </table:table-cell>
          <table:table-cell table:formula="of:=[.E312]/[.B312]/[.A312]" office:value-type="float" office:value="0.000759733072916667" calcext:value-type="float">
            <text:p>0,00075973307291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4" calcext:value-type="float">
            <text:p>24</text:p>
          </table:table-cell>
          <table:table-cell office:value-type="float" office:value="0.1529" calcext:value-type="float">
            <text:p>0,1529</text:p>
          </table:table-cell>
          <table:table-cell table:formula="of:=[.J312]/[.H312]" office:value-type="float" office:value="0.000398177083333333" calcext:value-type="float">
            <text:p>0,000398177083333</text:p>
          </table:table-cell>
          <table:table-cell office:value-type="float" office:value="3.1753" calcext:value-type="float">
            <text:p>3,1753</text:p>
          </table:table-cell>
          <table:table-cell table:formula="of:=[.L312]/[.I312]/[.H312]" office:value-type="float" office:value="0.000344542100694444" calcext:value-type="float">
            <text:p>0,00034454210069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5" calcext:value-type="float">
            <text:p>25</text:p>
          </table:table-cell>
          <table:table-cell office:value-type="float" office:value="0.3217" calcext:value-type="float">
            <text:p>0,3217</text:p>
          </table:table-cell>
          <table:table-cell table:formula="of:=[.C313]/[.A313]" office:value-type="float" office:value="0.000837760416666667" calcext:value-type="float">
            <text:p>0,000837760416667</text:p>
          </table:table-cell>
          <table:table-cell office:value-type="float" office:value="7.6103" calcext:value-type="float">
            <text:p>7,6103</text:p>
          </table:table-cell>
          <table:table-cell table:formula="of:=[.E313]/[.B313]/[.A313]" office:value-type="float" office:value="0.000792739583333333" calcext:value-type="float">
            <text:p>0,00079273958333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5" calcext:value-type="float">
            <text:p>25</text:p>
          </table:table-cell>
          <table:table-cell office:value-type="float" office:value="0.1566" calcext:value-type="float">
            <text:p>0,1566</text:p>
          </table:table-cell>
          <table:table-cell table:formula="of:=[.J313]/[.H313]" office:value-type="float" office:value="0.0004078125" calcext:value-type="float">
            <text:p>0,0004078125</text:p>
          </table:table-cell>
          <table:table-cell office:value-type="float" office:value="3.6585" calcext:value-type="float">
            <text:p>3,6585</text:p>
          </table:table-cell>
          <table:table-cell table:formula="of:=[.L313]/[.I313]/[.H313]" office:value-type="float" office:value="0.00038109375" calcext:value-type="float">
            <text:p>0,0003810937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6" calcext:value-type="float">
            <text:p>26</text:p>
          </table:table-cell>
          <table:table-cell office:value-type="float" office:value="0.3268" calcext:value-type="float">
            <text:p>0,3268</text:p>
          </table:table-cell>
          <table:table-cell table:formula="of:=[.C314]/[.A314]" office:value-type="float" office:value="0.000851041666666667" calcext:value-type="float">
            <text:p>0,000851041666667</text:p>
          </table:table-cell>
          <table:table-cell office:value-type="float" office:value="6.76" calcext:value-type="float">
            <text:p>6,76</text:p>
          </table:table-cell>
          <table:table-cell table:formula="of:=[.E314]/[.B314]/[.A314]" office:value-type="float" office:value="0.000677083333333333" calcext:value-type="float">
            <text:p>0,00067708333333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6" calcext:value-type="float">
            <text:p>26</text:p>
          </table:table-cell>
          <table:table-cell office:value-type="float" office:value="0.1676" calcext:value-type="float">
            <text:p>0,1676</text:p>
          </table:table-cell>
          <table:table-cell table:formula="of:=[.J314]/[.H314]" office:value-type="float" office:value="0.000436458333333333" calcext:value-type="float">
            <text:p>0,000436458333333</text:p>
          </table:table-cell>
          <table:table-cell office:value-type="float" office:value="3.9828" calcext:value-type="float">
            <text:p>3,9828</text:p>
          </table:table-cell>
          <table:table-cell table:formula="of:=[.L314]/[.I314]/[.H314]" office:value-type="float" office:value="0.000398918269230769" calcext:value-type="float">
            <text:p>0,00039891826923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7" calcext:value-type="float">
            <text:p>27</text:p>
          </table:table-cell>
          <table:table-cell office:value-type="float" office:value="0.3357" calcext:value-type="float">
            <text:p>0,3357</text:p>
          </table:table-cell>
          <table:table-cell table:formula="of:=[.C315]/[.A315]" office:value-type="float" office:value="0.00087421875" calcext:value-type="float">
            <text:p>0,00087421875</text:p>
          </table:table-cell>
          <table:table-cell office:value-type="float" office:value="7.6076" calcext:value-type="float">
            <text:p>7,6076</text:p>
          </table:table-cell>
          <table:table-cell table:formula="of:=[.E315]/[.B315]/[.A315]" office:value-type="float" office:value="0.000733757716049383" calcext:value-type="float">
            <text:p>0,000733757716049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7" calcext:value-type="float">
            <text:p>27</text:p>
          </table:table-cell>
          <table:table-cell office:value-type="float" office:value="0.1687" calcext:value-type="float">
            <text:p>0,1687</text:p>
          </table:table-cell>
          <table:table-cell table:formula="of:=[.J315]/[.H315]" office:value-type="float" office:value="0.000439322916666667" calcext:value-type="float">
            <text:p>0,000439322916667</text:p>
          </table:table-cell>
          <table:table-cell office:value-type="float" office:value="3.696" calcext:value-type="float">
            <text:p>3,696</text:p>
          </table:table-cell>
          <table:table-cell table:formula="of:=[.L315]/[.I315]/[.H315]" office:value-type="float" office:value="0.000356481481481481" calcext:value-type="float">
            <text:p>0,00035648148148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0.3326" calcext:value-type="float">
            <text:p>0,3326</text:p>
          </table:table-cell>
          <table:table-cell table:formula="of:=[.C316]/[.A316]" office:value-type="float" office:value="0.000866145833333333" calcext:value-type="float">
            <text:p>0,000866145833333</text:p>
          </table:table-cell>
          <table:table-cell office:value-type="float" office:value="8.6603" calcext:value-type="float">
            <text:p>8,6603</text:p>
          </table:table-cell>
          <table:table-cell table:formula="of:=[.E316]/[.B316]/[.A316]" office:value-type="float" office:value="0.000805459449404762" calcext:value-type="float">
            <text:p>0,00080545944940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8" calcext:value-type="float">
            <text:p>28</text:p>
          </table:table-cell>
          <table:table-cell office:value-type="float" office:value="0.153" calcext:value-type="float">
            <text:p>0,153</text:p>
          </table:table-cell>
          <table:table-cell table:formula="of:=[.J316]/[.H316]" office:value-type="float" office:value="0.0003984375" calcext:value-type="float">
            <text:p>0,0003984375</text:p>
          </table:table-cell>
          <table:table-cell office:value-type="float" office:value="3.2637" calcext:value-type="float">
            <text:p>3,2637</text:p>
          </table:table-cell>
          <table:table-cell table:formula="of:=[.L316]/[.I316]/[.H316]" office:value-type="float" office:value="0.000303543526785714" calcext:value-type="float">
            <text:p>0,00030354352678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9" calcext:value-type="float">
            <text:p>29</text:p>
          </table:table-cell>
          <table:table-cell office:value-type="float" office:value="0.3376" calcext:value-type="float">
            <text:p>0,3376</text:p>
          </table:table-cell>
          <table:table-cell table:formula="of:=[.C317]/[.A317]" office:value-type="float" office:value="0.000879166666666667" calcext:value-type="float">
            <text:p>0,000879166666667</text:p>
          </table:table-cell>
          <table:table-cell office:value-type="float" office:value="8.7519" calcext:value-type="float">
            <text:p>8,7519</text:p>
          </table:table-cell>
          <table:table-cell table:formula="of:=[.E317]/[.B317]/[.A317]" office:value-type="float" office:value="0.000785910560344827" calcext:value-type="float">
            <text:p>0,00078591056034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29" calcext:value-type="float">
            <text:p>29</text:p>
          </table:table-cell>
          <table:table-cell office:value-type="float" office:value="0.1536" calcext:value-type="float">
            <text:p>0,1536</text:p>
          </table:table-cell>
          <table:table-cell table:formula="of:=[.J317]/[.H317]" office:value-type="float" office:value="0.0004" calcext:value-type="float">
            <text:p>0,0004</text:p>
          </table:table-cell>
          <table:table-cell office:value-type="float" office:value="3.4672" calcext:value-type="float">
            <text:p>3,4672</text:p>
          </table:table-cell>
          <table:table-cell table:formula="of:=[.L317]/[.I317]/[.H317]" office:value-type="float" office:value="0.000311350574712644" calcext:value-type="float">
            <text:p>0,00031135057471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0" calcext:value-type="float">
            <text:p>30</text:p>
          </table:table-cell>
          <table:table-cell office:value-type="float" office:value="0.3388" calcext:value-type="float">
            <text:p>0,3388</text:p>
          </table:table-cell>
          <table:table-cell table:formula="of:=[.C318]/[.A318]" office:value-type="float" office:value="0.000882291666666667" calcext:value-type="float">
            <text:p>0,000882291666667</text:p>
          </table:table-cell>
          <table:table-cell office:value-type="float" office:value="8.6107" calcext:value-type="float">
            <text:p>8,6107</text:p>
          </table:table-cell>
          <table:table-cell table:formula="of:=[.E318]/[.B318]/[.A318]" office:value-type="float" office:value="0.000747456597222222" calcext:value-type="float">
            <text:p>0,000747456597222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30" calcext:value-type="float">
            <text:p>30</text:p>
          </table:table-cell>
          <table:table-cell office:value-type="float" office:value="0.181" calcext:value-type="float">
            <text:p>0,181</text:p>
          </table:table-cell>
          <table:table-cell table:formula="of:=[.J318]/[.H318]" office:value-type="float" office:value="0.000471354166666667" calcext:value-type="float">
            <text:p>0,000471354166667</text:p>
          </table:table-cell>
          <table:table-cell office:value-type="float" office:value="4.5455" calcext:value-type="float">
            <text:p>4,5455</text:p>
          </table:table-cell>
          <table:table-cell table:formula="of:=[.L318]/[.I318]/[.H318]" office:value-type="float" office:value="0.000394574652777778" calcext:value-type="float">
            <text:p>0,000394574652778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1" calcext:value-type="float">
            <text:p>31</text:p>
          </table:table-cell>
          <table:table-cell office:value-type="float" office:value="0.3433" calcext:value-type="float">
            <text:p>0,3433</text:p>
          </table:table-cell>
          <table:table-cell table:formula="of:=[.C319]/[.A319]" office:value-type="float" office:value="0.000894010416666667" calcext:value-type="float">
            <text:p>0,000894010416667</text:p>
          </table:table-cell>
          <table:table-cell office:value-type="float" office:value="9.4882" calcext:value-type="float">
            <text:p>9,4882</text:p>
          </table:table-cell>
          <table:table-cell table:formula="of:=[.E319]/[.B319]/[.A319]" office:value-type="float" office:value="0.000797059811827957" calcext:value-type="float">
            <text:p>0,00079705981182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31" calcext:value-type="float">
            <text:p>31</text:p>
          </table:table-cell>
          <table:table-cell office:value-type="float" office:value="0.1617" calcext:value-type="float">
            <text:p>0,1617</text:p>
          </table:table-cell>
          <table:table-cell table:formula="of:=[.J319]/[.H319]" office:value-type="float" office:value="0.00042109375" calcext:value-type="float">
            <text:p>0,00042109375</text:p>
          </table:table-cell>
          <table:table-cell office:value-type="float" office:value="4.5793" calcext:value-type="float">
            <text:p>4,5793</text:p>
          </table:table-cell>
          <table:table-cell table:formula="of:=[.L319]/[.I319]/[.H319]" office:value-type="float" office:value="0.000384685819892473" calcext:value-type="float">
            <text:p>0,000384685819892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2" calcext:value-type="float">
            <text:p>32</text:p>
          </table:table-cell>
          <table:table-cell office:value-type="float" office:value="0.3374" calcext:value-type="float">
            <text:p>0,3374</text:p>
          </table:table-cell>
          <table:table-cell table:formula="of:=[.C320]/[.A320]" office:value-type="float" office:value="0.000878645833333333" calcext:value-type="float">
            <text:p>0,000878645833333</text:p>
          </table:table-cell>
          <table:table-cell office:value-type="float" office:value="9.4282" calcext:value-type="float">
            <text:p>9,4282</text:p>
          </table:table-cell>
          <table:table-cell table:formula="of:=[.E320]/[.B320]/[.A320]" office:value-type="float" office:value="0.000767268880208333" calcext:value-type="float">
            <text:p>0,000767268880208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32" calcext:value-type="float">
            <text:p>32</text:p>
          </table:table-cell>
          <table:table-cell office:value-type="float" office:value="0.1709" calcext:value-type="float">
            <text:p>0,1709</text:p>
          </table:table-cell>
          <table:table-cell table:formula="of:=[.J320]/[.H320]" office:value-type="float" office:value="0.000445052083333333" calcext:value-type="float">
            <text:p>0,000445052083333</text:p>
          </table:table-cell>
          <table:table-cell office:value-type="float" office:value="4.4717" calcext:value-type="float">
            <text:p>4,4717</text:p>
          </table:table-cell>
          <table:table-cell table:formula="of:=[.L320]/[.I320]/[.H320]" office:value-type="float" office:value="0.000363907877604167" calcext:value-type="float">
            <text:p>0,000363907877604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3" calcext:value-type="float">
            <text:p>33</text:p>
          </table:table-cell>
          <table:table-cell office:value-type="float" office:value="0.332" calcext:value-type="float">
            <text:p>0,332</text:p>
          </table:table-cell>
          <table:table-cell table:formula="of:=[.C321]/[.A321]" office:value-type="float" office:value="0.000864583333333333" calcext:value-type="float">
            <text:p>0,000864583333333</text:p>
          </table:table-cell>
          <table:table-cell office:value-type="float" office:value="8.3865" calcext:value-type="float">
            <text:p>8,3865</text:p>
          </table:table-cell>
          <table:table-cell table:formula="of:=[.E321]/[.B321]/[.A321]" office:value-type="float" office:value="0.000661813446969697" calcext:value-type="float">
            <text:p>0,0006618134469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33" calcext:value-type="float">
            <text:p>33</text:p>
          </table:table-cell>
          <table:table-cell office:value-type="float" office:value="0.1594" calcext:value-type="float">
            <text:p>0,1594</text:p>
          </table:table-cell>
          <table:table-cell table:formula="of:=[.J321]/[.H321]" office:value-type="float" office:value="0.000415104166666667" calcext:value-type="float">
            <text:p>0,000415104166667</text:p>
          </table:table-cell>
          <table:table-cell office:value-type="float" office:value="4.2582" calcext:value-type="float">
            <text:p>4,2582</text:p>
          </table:table-cell>
          <table:table-cell table:formula="of:=[.L321]/[.I321]/[.H321]" office:value-type="float" office:value="0.000336032196969697" calcext:value-type="float">
            <text:p>0,0003360321969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4" calcext:value-type="float">
            <text:p>34</text:p>
          </table:table-cell>
          <table:table-cell office:value-type="float" office:value="0.3343" calcext:value-type="float">
            <text:p>0,3343</text:p>
          </table:table-cell>
          <table:table-cell table:formula="of:=[.C322]/[.A322]" office:value-type="float" office:value="0.000870572916666667" calcext:value-type="float">
            <text:p>0,000870572916667</text:p>
          </table:table-cell>
          <table:table-cell office:value-type="float" office:value="8.8634" calcext:value-type="float">
            <text:p>8,8634</text:p>
          </table:table-cell>
          <table:table-cell table:formula="of:=[.E322]/[.B322]/[.A322]" office:value-type="float" office:value="0.000678875612745098" calcext:value-type="float">
            <text:p>0,000678875612745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34" calcext:value-type="float">
            <text:p>34</text:p>
          </table:table-cell>
          <table:table-cell office:value-type="float" office:value="0.1522" calcext:value-type="float">
            <text:p>0,1522</text:p>
          </table:table-cell>
          <table:table-cell table:formula="of:=[.J322]/[.H322]" office:value-type="float" office:value="0.000396354166666667" calcext:value-type="float">
            <text:p>0,000396354166667</text:p>
          </table:table-cell>
          <table:table-cell office:value-type="float" office:value="3.5754" calcext:value-type="float">
            <text:p>3,5754</text:p>
          </table:table-cell>
          <table:table-cell table:formula="of:=[.L322]/[.I322]/[.H322]" office:value-type="float" office:value="0.000273851102941176" calcext:value-type="float">
            <text:p>0,00027385110294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5" calcext:value-type="float">
            <text:p>35</text:p>
          </table:table-cell>
          <table:table-cell office:value-type="float" office:value="0.3477" calcext:value-type="float">
            <text:p>0,3477</text:p>
          </table:table-cell>
          <table:table-cell table:formula="of:=[.C323]/[.A323]" office:value-type="float" office:value="0.00090546875" calcext:value-type="float">
            <text:p>0,00090546875</text:p>
          </table:table-cell>
          <table:table-cell office:value-type="float" office:value="9.8342" calcext:value-type="float">
            <text:p>9,8342</text:p>
          </table:table-cell>
          <table:table-cell table:formula="of:=[.E323]/[.B323]/[.A323]" office:value-type="float" office:value="0.000731711309523809" calcext:value-type="float">
            <text:p>0,000731711309524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35" calcext:value-type="float">
            <text:p>35</text:p>
          </table:table-cell>
          <table:table-cell office:value-type="float" office:value="0.1774" calcext:value-type="float">
            <text:p>0,1774</text:p>
          </table:table-cell>
          <table:table-cell table:formula="of:=[.J323]/[.H323]" office:value-type="float" office:value="0.000461979166666667" calcext:value-type="float">
            <text:p>0,000461979166667</text:p>
          </table:table-cell>
          <table:table-cell office:value-type="float" office:value="5.812" calcext:value-type="float">
            <text:p>5,812</text:p>
          </table:table-cell>
          <table:table-cell table:formula="of:=[.L323]/[.I323]/[.H323]" office:value-type="float" office:value="0.000432440476190476" calcext:value-type="float">
            <text:p>0,00043244047619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6" calcext:value-type="float">
            <text:p>36</text:p>
          </table:table-cell>
          <table:table-cell office:value-type="float" office:value="0.3396" calcext:value-type="float">
            <text:p>0,3396</text:p>
          </table:table-cell>
          <table:table-cell table:formula="of:=[.C324]/[.A324]" office:value-type="float" office:value="0.000884375" calcext:value-type="float">
            <text:p>0,000884375</text:p>
          </table:table-cell>
          <table:table-cell office:value-type="float" office:value="10.3526" calcext:value-type="float">
            <text:p>10,3526</text:p>
          </table:table-cell>
          <table:table-cell table:formula="of:=[.E324]/[.B324]/[.A324]" office:value-type="float" office:value="0.00074888599537037" calcext:value-type="float">
            <text:p>0,00074888599537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36" calcext:value-type="float">
            <text:p>36</text:p>
          </table:table-cell>
          <table:table-cell office:value-type="float" office:value="0.1693" calcext:value-type="float">
            <text:p>0,1693</text:p>
          </table:table-cell>
          <table:table-cell table:formula="of:=[.J324]/[.H324]" office:value-type="float" office:value="0.000440885416666667" calcext:value-type="float">
            <text:p>0,000440885416667</text:p>
          </table:table-cell>
          <table:table-cell office:value-type="float" office:value="4.3941" calcext:value-type="float">
            <text:p>4,3941</text:p>
          </table:table-cell>
          <table:table-cell table:formula="of:=[.L324]/[.I324]/[.H324]" office:value-type="float" office:value="0.000317860243055556" calcext:value-type="float">
            <text:p>0,00031786024305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7" calcext:value-type="float">
            <text:p>37</text:p>
          </table:table-cell>
          <table:table-cell office:value-type="float" office:value="0.3308" calcext:value-type="float">
            <text:p>0,3308</text:p>
          </table:table-cell>
          <table:table-cell table:formula="of:=[.C325]/[.A325]" office:value-type="float" office:value="0.000861458333333333" calcext:value-type="float">
            <text:p>0,000861458333333</text:p>
          </table:table-cell>
          <table:table-cell office:value-type="float" office:value="10.4494" calcext:value-type="float">
            <text:p>10,4494</text:p>
          </table:table-cell>
          <table:table-cell table:formula="of:=[.E325]/[.B325]/[.A325]" office:value-type="float" office:value="0.000735458896396396" calcext:value-type="float">
            <text:p>0,00073545889639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37" calcext:value-type="float">
            <text:p>37</text:p>
          </table:table-cell>
          <table:table-cell office:value-type="float" office:value="0.1796" calcext:value-type="float">
            <text:p>0,1796</text:p>
          </table:table-cell>
          <table:table-cell table:formula="of:=[.J325]/[.H325]" office:value-type="float" office:value="0.000467708333333333" calcext:value-type="float">
            <text:p>0,000467708333333</text:p>
          </table:table-cell>
          <table:table-cell office:value-type="float" office:value="4.7697" calcext:value-type="float">
            <text:p>4,7697</text:p>
          </table:table-cell>
          <table:table-cell table:formula="of:=[.L325]/[.I325]/[.H325]" office:value-type="float" office:value="0.000335705236486487" calcext:value-type="float">
            <text:p>0,00033570523648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8" calcext:value-type="float">
            <text:p>38</text:p>
          </table:table-cell>
          <table:table-cell office:value-type="float" office:value="0.3408" calcext:value-type="float">
            <text:p>0,3408</text:p>
          </table:table-cell>
          <table:table-cell table:formula="of:=[.C326]/[.A326]" office:value-type="float" office:value="0.0008875" calcext:value-type="float">
            <text:p>0,0008875</text:p>
          </table:table-cell>
          <table:table-cell office:value-type="float" office:value="12.1843" calcext:value-type="float">
            <text:p>12,1843</text:p>
          </table:table-cell>
          <table:table-cell table:formula="of:=[.E326]/[.B326]/[.A326]" office:value-type="float" office:value="0.000834998629385965" calcext:value-type="float">
            <text:p>0,000834998629386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38" calcext:value-type="float">
            <text:p>38</text:p>
          </table:table-cell>
          <table:table-cell office:value-type="float" office:value="0.1647" calcext:value-type="float">
            <text:p>0,1647</text:p>
          </table:table-cell>
          <table:table-cell table:formula="of:=[.J326]/[.H326]" office:value-type="float" office:value="0.00042890625" calcext:value-type="float">
            <text:p>0,00042890625</text:p>
          </table:table-cell>
          <table:table-cell office:value-type="float" office:value="4.4458" calcext:value-type="float">
            <text:p>4,4458</text:p>
          </table:table-cell>
          <table:table-cell table:formula="of:=[.L326]/[.I326]/[.H326]" office:value-type="float" office:value="0.000304673793859649" calcext:value-type="float">
            <text:p>0,00030467379386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9" calcext:value-type="float">
            <text:p>39</text:p>
          </table:table-cell>
          <table:table-cell office:value-type="float" office:value="0.3323" calcext:value-type="float">
            <text:p>0,3323</text:p>
          </table:table-cell>
          <table:table-cell table:formula="of:=[.C327]/[.A327]" office:value-type="float" office:value="0.000865364583333333" calcext:value-type="float">
            <text:p>0,000865364583333</text:p>
          </table:table-cell>
          <table:table-cell office:value-type="float" office:value="9.5643" calcext:value-type="float">
            <text:p>9,5643</text:p>
          </table:table-cell>
          <table:table-cell table:formula="of:=[.E327]/[.B327]/[.A327]" office:value-type="float" office:value="0.000638641826923077" calcext:value-type="float">
            <text:p>0,000638641826923</text:p>
          </table:table-cell>
          <table:table-cell/>
          <table:table-cell office:value-type="float" office:value="384" calcext:value-type="float">
            <text:p>384</text:p>
          </table:table-cell>
          <table:table-cell office:value-type="float" office:value="39" calcext:value-type="float">
            <text:p>39</text:p>
          </table:table-cell>
          <table:table-cell office:value-type="float" office:value="0.1796" calcext:value-type="float">
            <text:p>0,1796</text:p>
          </table:table-cell>
          <table:table-cell table:formula="of:=[.J327]/[.H327]" office:value-type="float" office:value="0.000467708333333333" calcext:value-type="float">
            <text:p>0,000467708333333</text:p>
          </table:table-cell>
          <table:table-cell office:value-type="float" office:value="4.5329" calcext:value-type="float">
            <text:p>4,5329</text:p>
          </table:table-cell>
          <table:table-cell table:formula="of:=[.L327]/[.I327]/[.H327]" office:value-type="float" office:value="0.000302677617521367" calcext:value-type="float">
            <text:p>0,00030267761752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office:value-type="float" office:value="1.1044" calcext:value-type="float">
            <text:p>1,1044</text:p>
          </table:table-cell>
          <table:table-cell table:formula="of:=[.C328]/[.A328]" office:value-type="float" office:value="0.00246517857142857" calcext:value-type="float">
            <text:p>0,002465178571429</text:p>
          </table:table-cell>
          <table:table-cell office:value-type="float" office:value="1.1003" calcext:value-type="float">
            <text:p>1,1003</text:p>
          </table:table-cell>
          <table:table-cell table:formula="of:=[.E328]/[.B328]/[.A328]" office:value-type="float" office:value="0.00245602678571429" calcext:value-type="float">
            <text:p>0,002456026785714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1" calcext:value-type="float">
            <text:p>1</text:p>
          </table:table-cell>
          <table:table-cell office:value-type="float" office:value="0.555" calcext:value-type="float">
            <text:p>0,555</text:p>
          </table:table-cell>
          <table:table-cell table:formula="of:=[.J328]/[.H328]" office:value-type="float" office:value="0.00123883928571429" calcext:value-type="float">
            <text:p>0,001238839285714</text:p>
          </table:table-cell>
          <table:table-cell office:value-type="float" office:value="0.5521" calcext:value-type="float">
            <text:p>0,5521</text:p>
          </table:table-cell>
          <table:table-cell table:formula="of:=[.L328]/[.I328]/[.H328]" office:value-type="float" office:value="0.00123236607142857" calcext:value-type="float">
            <text:p>0,00123236607142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  <table:table-cell office:value-type="float" office:value="0.5461" calcext:value-type="float">
            <text:p>0,5461</text:p>
          </table:table-cell>
          <table:table-cell table:formula="of:=[.C329]/[.A329]" office:value-type="float" office:value="0.00121897321428571" calcext:value-type="float">
            <text:p>0,001218973214286</text:p>
          </table:table-cell>
          <table:table-cell office:value-type="float" office:value="1.0863" calcext:value-type="float">
            <text:p>1,0863</text:p>
          </table:table-cell>
          <table:table-cell table:formula="of:=[.E329]/[.B329]/[.A329]" office:value-type="float" office:value="0.00121238839285714" calcext:value-type="float">
            <text:p>0,001212388392857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2" calcext:value-type="float">
            <text:p>2</text:p>
          </table:table-cell>
          <table:table-cell office:value-type="float" office:value="0.2674" calcext:value-type="float">
            <text:p>0,2674</text:p>
          </table:table-cell>
          <table:table-cell table:formula="of:=[.J329]/[.H329]" office:value-type="float" office:value="0.000596875" calcext:value-type="float">
            <text:p>0,000596875</text:p>
          </table:table-cell>
          <table:table-cell office:value-type="float" office:value="0.531" calcext:value-type="float">
            <text:p>0,531</text:p>
          </table:table-cell>
          <table:table-cell table:formula="of:=[.L329]/[.I329]/[.H329]" office:value-type="float" office:value="0.000592633928571429" calcext:value-type="float">
            <text:p>0,00059263392857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" calcext:value-type="float">
            <text:p>3</text:p>
          </table:table-cell>
          <table:table-cell office:value-type="float" office:value="0.405" calcext:value-type="float">
            <text:p>0,405</text:p>
          </table:table-cell>
          <table:table-cell table:formula="of:=[.C330]/[.A330]" office:value-type="float" office:value="0.000904017857142857" calcext:value-type="float">
            <text:p>0,000904017857143</text:p>
          </table:table-cell>
          <table:table-cell office:value-type="float" office:value="1.2044" calcext:value-type="float">
            <text:p>1,2044</text:p>
          </table:table-cell>
          <table:table-cell table:formula="of:=[.E330]/[.B330]/[.A330]" office:value-type="float" office:value="0.000896130952380952" calcext:value-type="float">
            <text:p>0,000896130952381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3" calcext:value-type="float">
            <text:p>3</text:p>
          </table:table-cell>
          <table:table-cell office:value-type="float" office:value="0.2006" calcext:value-type="float">
            <text:p>0,2006</text:p>
          </table:table-cell>
          <table:table-cell table:formula="of:=[.J330]/[.H330]" office:value-type="float" office:value="0.000447767857142857" calcext:value-type="float">
            <text:p>0,000447767857143</text:p>
          </table:table-cell>
          <table:table-cell office:value-type="float" office:value="0.5967" calcext:value-type="float">
            <text:p>0,5967</text:p>
          </table:table-cell>
          <table:table-cell table:formula="of:=[.L330]/[.I330]/[.H330]" office:value-type="float" office:value="0.000443973214285714" calcext:value-type="float">
            <text:p>0,00044397321428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" calcext:value-type="float">
            <text:p>4</text:p>
          </table:table-cell>
          <table:table-cell office:value-type="float" office:value="0.3143" calcext:value-type="float">
            <text:p>0,3143</text:p>
          </table:table-cell>
          <table:table-cell table:formula="of:=[.C331]/[.A331]" office:value-type="float" office:value="0.0007015625" calcext:value-type="float">
            <text:p>0,0007015625</text:p>
          </table:table-cell>
          <table:table-cell office:value-type="float" office:value="1.2465" calcext:value-type="float">
            <text:p>1,2465</text:p>
          </table:table-cell>
          <table:table-cell table:formula="of:=[.E331]/[.B331]/[.A331]" office:value-type="float" office:value="0.000695591517857143" calcext:value-type="float">
            <text:p>0,000695591517857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4" calcext:value-type="float">
            <text:p>4</text:p>
          </table:table-cell>
          <table:table-cell office:value-type="float" office:value="0.1551" calcext:value-type="float">
            <text:p>0,1551</text:p>
          </table:table-cell>
          <table:table-cell table:formula="of:=[.J331]/[.H331]" office:value-type="float" office:value="0.000346205357142857" calcext:value-type="float">
            <text:p>0,000346205357143</text:p>
          </table:table-cell>
          <table:table-cell office:value-type="float" office:value="0.6132" calcext:value-type="float">
            <text:p>0,6132</text:p>
          </table:table-cell>
          <table:table-cell table:formula="of:=[.L331]/[.I331]/[.H331]" office:value-type="float" office:value="0.0003421875" calcext:value-type="float">
            <text:p>0,000342187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5" calcext:value-type="float">
            <text:p>5</text:p>
          </table:table-cell>
          <table:table-cell office:value-type="float" office:value="0.3198" calcext:value-type="float">
            <text:p>0,3198</text:p>
          </table:table-cell>
          <table:table-cell table:formula="of:=[.C332]/[.A332]" office:value-type="float" office:value="0.000713839285714286" calcext:value-type="float">
            <text:p>0,000713839285714</text:p>
          </table:table-cell>
          <table:table-cell office:value-type="float" office:value="1.5578" calcext:value-type="float">
            <text:p>1,5578</text:p>
          </table:table-cell>
          <table:table-cell table:formula="of:=[.E332]/[.B332]/[.A332]" office:value-type="float" office:value="0.000695446428571429" calcext:value-type="float">
            <text:p>0,000695446428571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5" calcext:value-type="float">
            <text:p>5</text:p>
          </table:table-cell>
          <table:table-cell office:value-type="float" office:value="0.1692" calcext:value-type="float">
            <text:p>0,1692</text:p>
          </table:table-cell>
          <table:table-cell table:formula="of:=[.J332]/[.H332]" office:value-type="float" office:value="0.000377678571428571" calcext:value-type="float">
            <text:p>0,000377678571429</text:p>
          </table:table-cell>
          <table:table-cell office:value-type="float" office:value="0.8347" calcext:value-type="float">
            <text:p>0,8347</text:p>
          </table:table-cell>
          <table:table-cell table:formula="of:=[.L332]/[.I332]/[.H332]" office:value-type="float" office:value="0.000372633928571429" calcext:value-type="float">
            <text:p>0,00037263392857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6" calcext:value-type="float">
            <text:p>6</text:p>
          </table:table-cell>
          <table:table-cell office:value-type="float" office:value="0.3224" calcext:value-type="float">
            <text:p>0,3224</text:p>
          </table:table-cell>
          <table:table-cell table:formula="of:=[.C333]/[.A333]" office:value-type="float" office:value="0.000719642857142857" calcext:value-type="float">
            <text:p>0,000719642857143</text:p>
          </table:table-cell>
          <table:table-cell office:value-type="float" office:value="1.863" calcext:value-type="float">
            <text:p>1,863</text:p>
          </table:table-cell>
          <table:table-cell table:formula="of:=[.E333]/[.B333]/[.A333]" office:value-type="float" office:value="0.000693080357142857" calcext:value-type="float">
            <text:p>0,000693080357143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6" calcext:value-type="float">
            <text:p>6</text:p>
          </table:table-cell>
          <table:table-cell office:value-type="float" office:value="0.1674" calcext:value-type="float">
            <text:p>0,1674</text:p>
          </table:table-cell>
          <table:table-cell table:formula="of:=[.J333]/[.H333]" office:value-type="float" office:value="0.000373660714285714" calcext:value-type="float">
            <text:p>0,000373660714286</text:p>
          </table:table-cell>
          <table:table-cell office:value-type="float" office:value="0.9777" calcext:value-type="float">
            <text:p>0,9777</text:p>
          </table:table-cell>
          <table:table-cell table:formula="of:=[.L333]/[.I333]/[.H333]" office:value-type="float" office:value="0.000363727678571429" calcext:value-type="float">
            <text:p>0,00036372767857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" calcext:value-type="float">
            <text:p>7</text:p>
          </table:table-cell>
          <table:table-cell office:value-type="float" office:value="0.3393" calcext:value-type="float">
            <text:p>0,3393</text:p>
          </table:table-cell>
          <table:table-cell table:formula="of:=[.C334]/[.A334]" office:value-type="float" office:value="0.000757366071428571" calcext:value-type="float">
            <text:p>0,000757366071429</text:p>
          </table:table-cell>
          <table:table-cell office:value-type="float" office:value="2.2488" calcext:value-type="float">
            <text:p>2,2488</text:p>
          </table:table-cell>
          <table:table-cell table:formula="of:=[.E334]/[.B334]/[.A334]" office:value-type="float" office:value="0.000717091836734694" calcext:value-type="float">
            <text:p>0,000717091836735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7" calcext:value-type="float">
            <text:p>7</text:p>
          </table:table-cell>
          <table:table-cell office:value-type="float" office:value="0.1679" calcext:value-type="float">
            <text:p>0,1679</text:p>
          </table:table-cell>
          <table:table-cell table:formula="of:=[.J334]/[.H334]" office:value-type="float" office:value="0.000374776785714286" calcext:value-type="float">
            <text:p>0,000374776785714</text:p>
          </table:table-cell>
          <table:table-cell office:value-type="float" office:value="1.1319" calcext:value-type="float">
            <text:p>1,1319</text:p>
          </table:table-cell>
          <table:table-cell table:formula="of:=[.L334]/[.I334]/[.H334]" office:value-type="float" office:value="0.0003609375" calcext:value-type="float">
            <text:p>0,000360937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8" calcext:value-type="float">
            <text:p>8</text:p>
          </table:table-cell>
          <table:table-cell office:value-type="float" office:value="0.3276" calcext:value-type="float">
            <text:p>0,3276</text:p>
          </table:table-cell>
          <table:table-cell table:formula="of:=[.C335]/[.A335]" office:value-type="float" office:value="0.00073125" calcext:value-type="float">
            <text:p>0,00073125</text:p>
          </table:table-cell>
          <table:table-cell office:value-type="float" office:value="2.5595" calcext:value-type="float">
            <text:p>2,5595</text:p>
          </table:table-cell>
          <table:table-cell table:formula="of:=[.E335]/[.B335]/[.A335]" office:value-type="float" office:value="0.000714146205357143" calcext:value-type="float">
            <text:p>0,000714146205357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8" calcext:value-type="float">
            <text:p>8</text:p>
          </table:table-cell>
          <table:table-cell office:value-type="float" office:value="0.1635" calcext:value-type="float">
            <text:p>0,1635</text:p>
          </table:table-cell>
          <table:table-cell table:formula="of:=[.J335]/[.H335]" office:value-type="float" office:value="0.000364955357142857" calcext:value-type="float">
            <text:p>0,000364955357143</text:p>
          </table:table-cell>
          <table:table-cell office:value-type="float" office:value="1.2119" calcext:value-type="float">
            <text:p>1,2119</text:p>
          </table:table-cell>
          <table:table-cell table:formula="of:=[.L335]/[.I335]/[.H335]" office:value-type="float" office:value="0.000338141741071429" calcext:value-type="float">
            <text:p>0,00033814174107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9" calcext:value-type="float">
            <text:p>9</text:p>
          </table:table-cell>
          <table:table-cell office:value-type="float" office:value="0.3308" calcext:value-type="float">
            <text:p>0,3308</text:p>
          </table:table-cell>
          <table:table-cell table:formula="of:=[.C336]/[.A336]" office:value-type="float" office:value="0.000738392857142857" calcext:value-type="float">
            <text:p>0,000738392857143</text:p>
          </table:table-cell>
          <table:table-cell office:value-type="float" office:value="2.8467" calcext:value-type="float">
            <text:p>2,8467</text:p>
          </table:table-cell>
          <table:table-cell table:formula="of:=[.E336]/[.B336]/[.A336]" office:value-type="float" office:value="0.000706026785714286" calcext:value-type="float">
            <text:p>0,000706026785714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9" calcext:value-type="float">
            <text:p>9</text:p>
          </table:table-cell>
          <table:table-cell office:value-type="float" office:value="0.1714" calcext:value-type="float">
            <text:p>0,1714</text:p>
          </table:table-cell>
          <table:table-cell table:formula="of:=[.J336]/[.H336]" office:value-type="float" office:value="0.000382589285714286" calcext:value-type="float">
            <text:p>0,000382589285714</text:p>
          </table:table-cell>
          <table:table-cell office:value-type="float" office:value="1.394" calcext:value-type="float">
            <text:p>1,394</text:p>
          </table:table-cell>
          <table:table-cell table:formula="of:=[.L336]/[.I336]/[.H336]" office:value-type="float" office:value="0.000345734126984127" calcext:value-type="float">
            <text:p>0,00034573412698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0" calcext:value-type="float">
            <text:p>10</text:p>
          </table:table-cell>
          <table:table-cell office:value-type="float" office:value="0.3358" calcext:value-type="float">
            <text:p>0,3358</text:p>
          </table:table-cell>
          <table:table-cell table:formula="of:=[.C337]/[.A337]" office:value-type="float" office:value="0.000749553571428571" calcext:value-type="float">
            <text:p>0,000749553571429</text:p>
          </table:table-cell>
          <table:table-cell office:value-type="float" office:value="3.1864" calcext:value-type="float">
            <text:p>3,1864</text:p>
          </table:table-cell>
          <table:table-cell table:formula="of:=[.E337]/[.B337]/[.A337]" office:value-type="float" office:value="0.00071125" calcext:value-type="float">
            <text:p>0,00071125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10" calcext:value-type="float">
            <text:p>10</text:p>
          </table:table-cell>
          <table:table-cell office:value-type="float" office:value="0.1705" calcext:value-type="float">
            <text:p>0,1705</text:p>
          </table:table-cell>
          <table:table-cell table:formula="of:=[.J337]/[.H337]" office:value-type="float" office:value="0.000380580357142857" calcext:value-type="float">
            <text:p>0,000380580357143</text:p>
          </table:table-cell>
          <table:table-cell office:value-type="float" office:value="1.6118" calcext:value-type="float">
            <text:p>1,6118</text:p>
          </table:table-cell>
          <table:table-cell table:formula="of:=[.L337]/[.I337]/[.H337]" office:value-type="float" office:value="0.000359776785714286" calcext:value-type="float">
            <text:p>0,00035977678571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1" calcext:value-type="float">
            <text:p>11</text:p>
          </table:table-cell>
          <table:table-cell office:value-type="float" office:value="0.3222" calcext:value-type="float">
            <text:p>0,3222</text:p>
          </table:table-cell>
          <table:table-cell table:formula="of:=[.C338]/[.A338]" office:value-type="float" office:value="0.000719196428571429" calcext:value-type="float">
            <text:p>0,000719196428571</text:p>
          </table:table-cell>
          <table:table-cell office:value-type="float" office:value="3.3752" calcext:value-type="float">
            <text:p>3,3752</text:p>
          </table:table-cell>
          <table:table-cell table:formula="of:=[.E338]/[.B338]/[.A338]" office:value-type="float" office:value="0.000684902597402597" calcext:value-type="float">
            <text:p>0,000684902597403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11" calcext:value-type="float">
            <text:p>11</text:p>
          </table:table-cell>
          <table:table-cell office:value-type="float" office:value="0.1711" calcext:value-type="float">
            <text:p>0,1711</text:p>
          </table:table-cell>
          <table:table-cell table:formula="of:=[.J338]/[.H338]" office:value-type="float" office:value="0.000381919642857143" calcext:value-type="float">
            <text:p>0,000381919642857</text:p>
          </table:table-cell>
          <table:table-cell office:value-type="float" office:value="1.7564" calcext:value-type="float">
            <text:p>1,7564</text:p>
          </table:table-cell>
          <table:table-cell table:formula="of:=[.L338]/[.I338]/[.H338]" office:value-type="float" office:value="0.000356412337662338" calcext:value-type="float">
            <text:p>0,00035641233766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2" calcext:value-type="float">
            <text:p>12</text:p>
          </table:table-cell>
          <table:table-cell office:value-type="float" office:value="0.3195" calcext:value-type="float">
            <text:p>0,3195</text:p>
          </table:table-cell>
          <table:table-cell table:formula="of:=[.C339]/[.A339]" office:value-type="float" office:value="0.000713169642857143" calcext:value-type="float">
            <text:p>0,000713169642857</text:p>
          </table:table-cell>
          <table:table-cell office:value-type="float" office:value="3.5838" calcext:value-type="float">
            <text:p>3,5838</text:p>
          </table:table-cell>
          <table:table-cell table:formula="of:=[.E339]/[.B339]/[.A339]" office:value-type="float" office:value="0.000666629464285714" calcext:value-type="float">
            <text:p>0,000666629464286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12" calcext:value-type="float">
            <text:p>12</text:p>
          </table:table-cell>
          <table:table-cell office:value-type="float" office:value="0.1752" calcext:value-type="float">
            <text:p>0,1752</text:p>
          </table:table-cell>
          <table:table-cell table:formula="of:=[.J339]/[.H339]" office:value-type="float" office:value="0.000391071428571429" calcext:value-type="float">
            <text:p>0,000391071428571</text:p>
          </table:table-cell>
          <table:table-cell office:value-type="float" office:value="1.9708" calcext:value-type="float">
            <text:p>1,9708</text:p>
          </table:table-cell>
          <table:table-cell table:formula="of:=[.L339]/[.I339]/[.H339]" office:value-type="float" office:value="0.000366592261904762" calcext:value-type="float">
            <text:p>0,00036659226190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3" calcext:value-type="float">
            <text:p>13</text:p>
          </table:table-cell>
          <table:table-cell office:value-type="float" office:value="0.3328" calcext:value-type="float">
            <text:p>0,3328</text:p>
          </table:table-cell>
          <table:table-cell table:formula="of:=[.C340]/[.A340]" office:value-type="float" office:value="0.000742857142857143" calcext:value-type="float">
            <text:p>0,000742857142857</text:p>
          </table:table-cell>
          <table:table-cell office:value-type="float" office:value="4.1478" calcext:value-type="float">
            <text:p>4,1478</text:p>
          </table:table-cell>
          <table:table-cell table:formula="of:=[.E340]/[.B340]/[.A340]" office:value-type="float" office:value="0.000712190934065934" calcext:value-type="float">
            <text:p>0,000712190934066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13" calcext:value-type="float">
            <text:p>13</text:p>
          </table:table-cell>
          <table:table-cell office:value-type="float" office:value="0.1832" calcext:value-type="float">
            <text:p>0,1832</text:p>
          </table:table-cell>
          <table:table-cell table:formula="of:=[.J340]/[.H340]" office:value-type="float" office:value="0.000408928571428571" calcext:value-type="float">
            <text:p>0,000408928571429</text:p>
          </table:table-cell>
          <table:table-cell office:value-type="float" office:value="2.163" calcext:value-type="float">
            <text:p>2,163</text:p>
          </table:table-cell>
          <table:table-cell table:formula="of:=[.L340]/[.I340]/[.H340]" office:value-type="float" office:value="0.000371394230769231" calcext:value-type="float">
            <text:p>0,00037139423076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" calcext:value-type="float">
            <text:p>14</text:p>
          </table:table-cell>
          <table:table-cell office:value-type="float" office:value="0.3329" calcext:value-type="float">
            <text:p>0,3329</text:p>
          </table:table-cell>
          <table:table-cell table:formula="of:=[.C341]/[.A341]" office:value-type="float" office:value="0.000743080357142857" calcext:value-type="float">
            <text:p>0,000743080357143</text:p>
          </table:table-cell>
          <table:table-cell office:value-type="float" office:value="4.4085" calcext:value-type="float">
            <text:p>4,4085</text:p>
          </table:table-cell>
          <table:table-cell table:formula="of:=[.E341]/[.B341]/[.A341]" office:value-type="float" office:value="0.000702885841836735" calcext:value-type="float">
            <text:p>0,000702885841837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14" calcext:value-type="float">
            <text:p>14</text:p>
          </table:table-cell>
          <table:table-cell office:value-type="float" office:value="0.183" calcext:value-type="float">
            <text:p>0,183</text:p>
          </table:table-cell>
          <table:table-cell table:formula="of:=[.J341]/[.H341]" office:value-type="float" office:value="0.000408482142857143" calcext:value-type="float">
            <text:p>0,000408482142857</text:p>
          </table:table-cell>
          <table:table-cell office:value-type="float" office:value="2.2968" calcext:value-type="float">
            <text:p>2,2968</text:p>
          </table:table-cell>
          <table:table-cell table:formula="of:=[.L341]/[.I341]/[.H341]" office:value-type="float" office:value="0.000366198979591837" calcext:value-type="float">
            <text:p>0,00036619897959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5" calcext:value-type="float">
            <text:p>15</text:p>
          </table:table-cell>
          <table:table-cell office:value-type="float" office:value="0.3219" calcext:value-type="float">
            <text:p>0,3219</text:p>
          </table:table-cell>
          <table:table-cell table:formula="of:=[.C342]/[.A342]" office:value-type="float" office:value="0.000718526785714286" calcext:value-type="float">
            <text:p>0,000718526785714</text:p>
          </table:table-cell>
          <table:table-cell office:value-type="float" office:value="4.6436" calcext:value-type="float">
            <text:p>4,6436</text:p>
          </table:table-cell>
          <table:table-cell table:formula="of:=[.E342]/[.B342]/[.A342]" office:value-type="float" office:value="0.000691011904761905" calcext:value-type="float">
            <text:p>0,000691011904762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15" calcext:value-type="float">
            <text:p>15</text:p>
          </table:table-cell>
          <table:table-cell office:value-type="float" office:value="0.1697" calcext:value-type="float">
            <text:p>0,1697</text:p>
          </table:table-cell>
          <table:table-cell table:formula="of:=[.J342]/[.H342]" office:value-type="float" office:value="0.000378794642857143" calcext:value-type="float">
            <text:p>0,000378794642857</text:p>
          </table:table-cell>
          <table:table-cell office:value-type="float" office:value="2.356" calcext:value-type="float">
            <text:p>2,356</text:p>
          </table:table-cell>
          <table:table-cell table:formula="of:=[.L342]/[.I342]/[.H342]" office:value-type="float" office:value="0.000350595238095238" calcext:value-type="float">
            <text:p>0,00035059523809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0.342" calcext:value-type="float">
            <text:p>0,342</text:p>
          </table:table-cell>
          <table:table-cell table:formula="of:=[.C343]/[.A343]" office:value-type="float" office:value="0.000763392857142857" calcext:value-type="float">
            <text:p>0,000763392857143</text:p>
          </table:table-cell>
          <table:table-cell office:value-type="float" office:value="5.0517" calcext:value-type="float">
            <text:p>5,0517</text:p>
          </table:table-cell>
          <table:table-cell table:formula="of:=[.E343]/[.B343]/[.A343]" office:value-type="float" office:value="0.000704757254464286" calcext:value-type="float">
            <text:p>0,000704757254464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16" calcext:value-type="float">
            <text:p>16</text:p>
          </table:table-cell>
          <table:table-cell office:value-type="float" office:value="0.163" calcext:value-type="float">
            <text:p>0,163</text:p>
          </table:table-cell>
          <table:table-cell table:formula="of:=[.J343]/[.H343]" office:value-type="float" office:value="0.000363839285714286" calcext:value-type="float">
            <text:p>0,000363839285714</text:p>
          </table:table-cell>
          <table:table-cell office:value-type="float" office:value="2.5066" calcext:value-type="float">
            <text:p>2,5066</text:p>
          </table:table-cell>
          <table:table-cell table:formula="of:=[.L343]/[.I343]/[.H343]" office:value-type="float" office:value="0.000349693080357143" calcext:value-type="float">
            <text:p>0,00034969308035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7" calcext:value-type="float">
            <text:p>17</text:p>
          </table:table-cell>
          <table:table-cell office:value-type="float" office:value="0.3334" calcext:value-type="float">
            <text:p>0,3334</text:p>
          </table:table-cell>
          <table:table-cell table:formula="of:=[.C344]/[.A344]" office:value-type="float" office:value="0.000744196428571429" calcext:value-type="float">
            <text:p>0,000744196428571</text:p>
          </table:table-cell>
          <table:table-cell office:value-type="float" office:value="5.3817" calcext:value-type="float">
            <text:p>5,3817</text:p>
          </table:table-cell>
          <table:table-cell table:formula="of:=[.E344]/[.B344]/[.A344]" office:value-type="float" office:value="0.000706630777310924" calcext:value-type="float">
            <text:p>0,000706630777311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17" calcext:value-type="float">
            <text:p>17</text:p>
          </table:table-cell>
          <table:table-cell office:value-type="float" office:value="0.1637" calcext:value-type="float">
            <text:p>0,1637</text:p>
          </table:table-cell>
          <table:table-cell table:formula="of:=[.J344]/[.H344]" office:value-type="float" office:value="0.000365401785714286" calcext:value-type="float">
            <text:p>0,000365401785714</text:p>
          </table:table-cell>
          <table:table-cell office:value-type="float" office:value="2.4094" calcext:value-type="float">
            <text:p>2,4094</text:p>
          </table:table-cell>
          <table:table-cell table:formula="of:=[.L344]/[.I344]/[.H344]" office:value-type="float" office:value="0.000316360294117647" calcext:value-type="float">
            <text:p>0,00031636029411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8" calcext:value-type="float">
            <text:p>18</text:p>
          </table:table-cell>
          <table:table-cell office:value-type="float" office:value="0.345" calcext:value-type="float">
            <text:p>0,345</text:p>
          </table:table-cell>
          <table:table-cell table:formula="of:=[.C345]/[.A345]" office:value-type="float" office:value="0.000770089285714286" calcext:value-type="float">
            <text:p>0,000770089285714</text:p>
          </table:table-cell>
          <table:table-cell office:value-type="float" office:value="5.6921" calcext:value-type="float">
            <text:p>5,6921</text:p>
          </table:table-cell>
          <table:table-cell table:formula="of:=[.E345]/[.B345]/[.A345]" office:value-type="float" office:value="0.000705865575396825" calcext:value-type="float">
            <text:p>0,000705865575397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18" calcext:value-type="float">
            <text:p>18</text:p>
          </table:table-cell>
          <table:table-cell office:value-type="float" office:value="0.1829" calcext:value-type="float">
            <text:p>0,1829</text:p>
          </table:table-cell>
          <table:table-cell table:formula="of:=[.J345]/[.H345]" office:value-type="float" office:value="0.000408258928571429" calcext:value-type="float">
            <text:p>0,000408258928571</text:p>
          </table:table-cell>
          <table:table-cell office:value-type="float" office:value="2.9733" calcext:value-type="float">
            <text:p>2,9733</text:p>
          </table:table-cell>
          <table:table-cell table:formula="of:=[.L345]/[.I345]/[.H345]" office:value-type="float" office:value="0.000368712797619048" calcext:value-type="float">
            <text:p>0,00036871279761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9" calcext:value-type="float">
            <text:p>19</text:p>
          </table:table-cell>
          <table:table-cell office:value-type="float" office:value="0.3519" calcext:value-type="float">
            <text:p>0,3519</text:p>
          </table:table-cell>
          <table:table-cell table:formula="of:=[.C346]/[.A346]" office:value-type="float" office:value="0.000785491071428571" calcext:value-type="float">
            <text:p>0,000785491071429</text:p>
          </table:table-cell>
          <table:table-cell office:value-type="float" office:value="6.1487" calcext:value-type="float">
            <text:p>6,1487</text:p>
          </table:table-cell>
          <table:table-cell table:formula="of:=[.E346]/[.B346]/[.A346]" office:value-type="float" office:value="0.000722356672932331" calcext:value-type="float">
            <text:p>0,000722356672932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19" calcext:value-type="float">
            <text:p>19</text:p>
          </table:table-cell>
          <table:table-cell office:value-type="float" office:value="0.1855" calcext:value-type="float">
            <text:p>0,1855</text:p>
          </table:table-cell>
          <table:table-cell table:formula="of:=[.J346]/[.H346]" office:value-type="float" office:value="0.0004140625" calcext:value-type="float">
            <text:p>0,0004140625</text:p>
          </table:table-cell>
          <table:table-cell office:value-type="float" office:value="3.1326" calcext:value-type="float">
            <text:p>3,1326</text:p>
          </table:table-cell>
          <table:table-cell table:formula="of:=[.L346]/[.I346]/[.H346]" office:value-type="float" office:value="0.000368021616541353" calcext:value-type="float">
            <text:p>0,00036802161654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0" calcext:value-type="float">
            <text:p>20</text:p>
          </table:table-cell>
          <table:table-cell office:value-type="float" office:value="0.314" calcext:value-type="float">
            <text:p>0,314</text:p>
          </table:table-cell>
          <table:table-cell table:formula="of:=[.C347]/[.A347]" office:value-type="float" office:value="0.000700892857142857" calcext:value-type="float">
            <text:p>0,000700892857143</text:p>
          </table:table-cell>
          <table:table-cell office:value-type="float" office:value="5.8972" calcext:value-type="float">
            <text:p>5,8972</text:p>
          </table:table-cell>
          <table:table-cell table:formula="of:=[.E347]/[.B347]/[.A347]" office:value-type="float" office:value="0.000658169642857143" calcext:value-type="float">
            <text:p>0,000658169642857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20" calcext:value-type="float">
            <text:p>20</text:p>
          </table:table-cell>
          <table:table-cell office:value-type="float" office:value="0.172" calcext:value-type="float">
            <text:p>0,172</text:p>
          </table:table-cell>
          <table:table-cell table:formula="of:=[.J347]/[.H347]" office:value-type="float" office:value="0.000383928571428571" calcext:value-type="float">
            <text:p>0,000383928571429</text:p>
          </table:table-cell>
          <table:table-cell office:value-type="float" office:value="3.1494" calcext:value-type="float">
            <text:p>3,1494</text:p>
          </table:table-cell>
          <table:table-cell table:formula="of:=[.L347]/[.I347]/[.H347]" office:value-type="float" office:value="0.000351495535714286" calcext:value-type="float">
            <text:p>0,000351495535714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1" calcext:value-type="float">
            <text:p>21</text:p>
          </table:table-cell>
          <table:table-cell office:value-type="float" office:value="0.3333" calcext:value-type="float">
            <text:p>0,3333</text:p>
          </table:table-cell>
          <table:table-cell table:formula="of:=[.C348]/[.A348]" office:value-type="float" office:value="0.000743973214285714" calcext:value-type="float">
            <text:p>0,000743973214286</text:p>
          </table:table-cell>
          <table:table-cell office:value-type="float" office:value="6.5153" calcext:value-type="float">
            <text:p>6,5153</text:p>
          </table:table-cell>
          <table:table-cell table:formula="of:=[.E348]/[.B348]/[.A348]" office:value-type="float" office:value="0.000692527636054422" calcext:value-type="float">
            <text:p>0,000692527636054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21" calcext:value-type="float">
            <text:p>21</text:p>
          </table:table-cell>
          <table:table-cell office:value-type="float" office:value="0.1726" calcext:value-type="float">
            <text:p>0,1726</text:p>
          </table:table-cell>
          <table:table-cell table:formula="of:=[.J348]/[.H348]" office:value-type="float" office:value="0.000385267857142857" calcext:value-type="float">
            <text:p>0,000385267857143</text:p>
          </table:table-cell>
          <table:table-cell office:value-type="float" office:value="3.0721" calcext:value-type="float">
            <text:p>3,0721</text:p>
          </table:table-cell>
          <table:table-cell table:formula="of:=[.L348]/[.I348]/[.H348]" office:value-type="float" office:value="0.000326541241496599" calcext:value-type="float">
            <text:p>0,00032654124149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2" calcext:value-type="float">
            <text:p>22</text:p>
          </table:table-cell>
          <table:table-cell office:value-type="float" office:value="0.3267" calcext:value-type="float">
            <text:p>0,3267</text:p>
          </table:table-cell>
          <table:table-cell table:formula="of:=[.C349]/[.A349]" office:value-type="float" office:value="0.000729241071428571" calcext:value-type="float">
            <text:p>0,000729241071429</text:p>
          </table:table-cell>
          <table:table-cell office:value-type="float" office:value="6.5633" calcext:value-type="float">
            <text:p>6,5633</text:p>
          </table:table-cell>
          <table:table-cell table:formula="of:=[.E349]/[.B349]/[.A349]" office:value-type="float" office:value="0.000665919237012987" calcext:value-type="float">
            <text:p>0,000665919237013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22" calcext:value-type="float">
            <text:p>22</text:p>
          </table:table-cell>
          <table:table-cell office:value-type="float" office:value="0.1671" calcext:value-type="float">
            <text:p>0,1671</text:p>
          </table:table-cell>
          <table:table-cell table:formula="of:=[.J349]/[.H349]" office:value-type="float" office:value="0.000372991071428571" calcext:value-type="float">
            <text:p>0,000372991071429</text:p>
          </table:table-cell>
          <table:table-cell office:value-type="float" office:value="3.2526" calcext:value-type="float">
            <text:p>3,2526</text:p>
          </table:table-cell>
          <table:table-cell table:formula="of:=[.L349]/[.I349]/[.H349]" office:value-type="float" office:value="0.000330012175324675" calcext:value-type="float">
            <text:p>0,00033001217532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3" calcext:value-type="float">
            <text:p>23</text:p>
          </table:table-cell>
          <table:table-cell office:value-type="float" office:value="0.3377" calcext:value-type="float">
            <text:p>0,3377</text:p>
          </table:table-cell>
          <table:table-cell table:formula="of:=[.C350]/[.A350]" office:value-type="float" office:value="0.000753794642857143" calcext:value-type="float">
            <text:p>0,000753794642857</text:p>
          </table:table-cell>
          <table:table-cell office:value-type="float" office:value="7.0586" calcext:value-type="float">
            <text:p>7,0586</text:p>
          </table:table-cell>
          <table:table-cell table:formula="of:=[.E350]/[.B350]/[.A350]" office:value-type="float" office:value="0.000685034937888199" calcext:value-type="float">
            <text:p>0,000685034937888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23" calcext:value-type="float">
            <text:p>23</text:p>
          </table:table-cell>
          <table:table-cell office:value-type="float" office:value="0.1821" calcext:value-type="float">
            <text:p>0,1821</text:p>
          </table:table-cell>
          <table:table-cell table:formula="of:=[.J350]/[.H350]" office:value-type="float" office:value="0.000406473214285714" calcext:value-type="float">
            <text:p>0,000406473214286</text:p>
          </table:table-cell>
          <table:table-cell office:value-type="float" office:value="3.5296" calcext:value-type="float">
            <text:p>3,5296</text:p>
          </table:table-cell>
          <table:table-cell table:formula="of:=[.L350]/[.I350]/[.H350]" office:value-type="float" office:value="0.000342546583850932" calcext:value-type="float">
            <text:p>0,00034254658385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4" calcext:value-type="float">
            <text:p>24</text:p>
          </table:table-cell>
          <table:table-cell office:value-type="float" office:value="0.3753" calcext:value-type="float">
            <text:p>0,3753</text:p>
          </table:table-cell>
          <table:table-cell table:formula="of:=[.C351]/[.A351]" office:value-type="float" office:value="0.000837723214285714" calcext:value-type="float">
            <text:p>0,000837723214286</text:p>
          </table:table-cell>
          <table:table-cell office:value-type="float" office:value="8.2936" calcext:value-type="float">
            <text:p>8,2936</text:p>
          </table:table-cell>
          <table:table-cell table:formula="of:=[.E351]/[.B351]/[.A351]" office:value-type="float" office:value="0.000771354166666667" calcext:value-type="float">
            <text:p>0,000771354166667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24" calcext:value-type="float">
            <text:p>24</text:p>
          </table:table-cell>
          <table:table-cell office:value-type="float" office:value="0.1651" calcext:value-type="float">
            <text:p>0,1651</text:p>
          </table:table-cell>
          <table:table-cell table:formula="of:=[.J351]/[.H351]" office:value-type="float" office:value="0.000368526785714286" calcext:value-type="float">
            <text:p>0,000368526785714</text:p>
          </table:table-cell>
          <table:table-cell office:value-type="float" office:value="3.5777" calcext:value-type="float">
            <text:p>3,5777</text:p>
          </table:table-cell>
          <table:table-cell table:formula="of:=[.L351]/[.I351]/[.H351]" office:value-type="float" office:value="0.000332747395833333" calcext:value-type="float">
            <text:p>0,00033274739583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5" calcext:value-type="float">
            <text:p>25</text:p>
          </table:table-cell>
          <table:table-cell office:value-type="float" office:value="0.3465" calcext:value-type="float">
            <text:p>0,3465</text:p>
          </table:table-cell>
          <table:table-cell table:formula="of:=[.C352]/[.A352]" office:value-type="float" office:value="0.0007734375" calcext:value-type="float">
            <text:p>0,0007734375</text:p>
          </table:table-cell>
          <table:table-cell office:value-type="float" office:value="7.7978" calcext:value-type="float">
            <text:p>7,7978</text:p>
          </table:table-cell>
          <table:table-cell table:formula="of:=[.E352]/[.B352]/[.A352]" office:value-type="float" office:value="0.000696232142857143" calcext:value-type="float">
            <text:p>0,000696232142857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25" calcext:value-type="float">
            <text:p>25</text:p>
          </table:table-cell>
          <table:table-cell office:value-type="float" office:value="0.1743" calcext:value-type="float">
            <text:p>0,1743</text:p>
          </table:table-cell>
          <table:table-cell table:formula="of:=[.J352]/[.H352]" office:value-type="float" office:value="0.0003890625" calcext:value-type="float">
            <text:p>0,0003890625</text:p>
          </table:table-cell>
          <table:table-cell office:value-type="float" office:value="3.8367" calcext:value-type="float">
            <text:p>3,8367</text:p>
          </table:table-cell>
          <table:table-cell table:formula="of:=[.L352]/[.I352]/[.H352]" office:value-type="float" office:value="0.0003425625" calcext:value-type="float">
            <text:p>0,000342562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6" calcext:value-type="float">
            <text:p>26</text:p>
          </table:table-cell>
          <table:table-cell office:value-type="float" office:value="0.3289" calcext:value-type="float">
            <text:p>0,3289</text:p>
          </table:table-cell>
          <table:table-cell table:formula="of:=[.C353]/[.A353]" office:value-type="float" office:value="0.000734151785714286" calcext:value-type="float">
            <text:p>0,000734151785714</text:p>
          </table:table-cell>
          <table:table-cell office:value-type="float" office:value="7.0528" calcext:value-type="float">
            <text:p>7,0528</text:p>
          </table:table-cell>
          <table:table-cell table:formula="of:=[.E353]/[.B353]/[.A353]" office:value-type="float" office:value="0.000605494505494506" calcext:value-type="float">
            <text:p>0,000605494505495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26" calcext:value-type="float">
            <text:p>26</text:p>
          </table:table-cell>
          <table:table-cell office:value-type="float" office:value="0.1781" calcext:value-type="float">
            <text:p>0,1781</text:p>
          </table:table-cell>
          <table:table-cell table:formula="of:=[.J353]/[.H353]" office:value-type="float" office:value="0.000397544642857143" calcext:value-type="float">
            <text:p>0,000397544642857</text:p>
          </table:table-cell>
          <table:table-cell office:value-type="float" office:value="3.9639" calcext:value-type="float">
            <text:p>3,9639</text:p>
          </table:table-cell>
          <table:table-cell table:formula="of:=[.L353]/[.I353]/[.H353]" office:value-type="float" office:value="0.000340307348901099" calcext:value-type="float">
            <text:p>0,00034030734890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7" calcext:value-type="float">
            <text:p>27</text:p>
          </table:table-cell>
          <table:table-cell office:value-type="float" office:value="0.3365" calcext:value-type="float">
            <text:p>0,3365</text:p>
          </table:table-cell>
          <table:table-cell table:formula="of:=[.C354]/[.A354]" office:value-type="float" office:value="0.000751116071428572" calcext:value-type="float">
            <text:p>0,000751116071429</text:p>
          </table:table-cell>
          <table:table-cell office:value-type="float" office:value="8.0205" calcext:value-type="float">
            <text:p>8,0205</text:p>
          </table:table-cell>
          <table:table-cell table:formula="of:=[.E354]/[.B354]/[.A354]" office:value-type="float" office:value="0.000663070436507937" calcext:value-type="float">
            <text:p>0,000663070436508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27" calcext:value-type="float">
            <text:p>27</text:p>
          </table:table-cell>
          <table:table-cell office:value-type="float" office:value="0.1715" calcext:value-type="float">
            <text:p>0,1715</text:p>
          </table:table-cell>
          <table:table-cell table:formula="of:=[.J354]/[.H354]" office:value-type="float" office:value="0.0003828125" calcext:value-type="float">
            <text:p>0,0003828125</text:p>
          </table:table-cell>
          <table:table-cell office:value-type="float" office:value="4.4248" calcext:value-type="float">
            <text:p>4,4248</text:p>
          </table:table-cell>
          <table:table-cell table:formula="of:=[.L354]/[.I354]/[.H354]" office:value-type="float" office:value="0.000365806878306878" calcext:value-type="float">
            <text:p>0,00036580687830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8" calcext:value-type="float">
            <text:p>28</text:p>
          </table:table-cell>
          <table:table-cell office:value-type="float" office:value="0.3372" calcext:value-type="float">
            <text:p>0,3372</text:p>
          </table:table-cell>
          <table:table-cell table:formula="of:=[.C355]/[.A355]" office:value-type="float" office:value="0.000752678571428571" calcext:value-type="float">
            <text:p>0,000752678571429</text:p>
          </table:table-cell>
          <table:table-cell office:value-type="float" office:value="8.362" calcext:value-type="float">
            <text:p>8,362</text:p>
          </table:table-cell>
          <table:table-cell table:formula="of:=[.E355]/[.B355]/[.A355]" office:value-type="float" office:value="0.000666613520408163" calcext:value-type="float">
            <text:p>0,000666613520408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28" calcext:value-type="float">
            <text:p>28</text:p>
          </table:table-cell>
          <table:table-cell office:value-type="float" office:value="0.1769" calcext:value-type="float">
            <text:p>0,1769</text:p>
          </table:table-cell>
          <table:table-cell table:formula="of:=[.J355]/[.H355]" office:value-type="float" office:value="0.000394866071428571" calcext:value-type="float">
            <text:p>0,000394866071429</text:p>
          </table:table-cell>
          <table:table-cell office:value-type="float" office:value="3.8659" calcext:value-type="float">
            <text:p>3,8659</text:p>
          </table:table-cell>
          <table:table-cell table:formula="of:=[.L355]/[.I355]/[.H355]" office:value-type="float" office:value="0.000308187181122449" calcext:value-type="float">
            <text:p>0,00030818718112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9" calcext:value-type="float">
            <text:p>29</text:p>
          </table:table-cell>
          <table:table-cell office:value-type="float" office:value="0.3328" calcext:value-type="float">
            <text:p>0,3328</text:p>
          </table:table-cell>
          <table:table-cell table:formula="of:=[.C356]/[.A356]" office:value-type="float" office:value="0.000742857142857143" calcext:value-type="float">
            <text:p>0,000742857142857</text:p>
          </table:table-cell>
          <table:table-cell office:value-type="float" office:value="7.8266" calcext:value-type="float">
            <text:p>7,8266</text:p>
          </table:table-cell>
          <table:table-cell table:formula="of:=[.E356]/[.B356]/[.A356]" office:value-type="float" office:value="0.000602416871921182" calcext:value-type="float">
            <text:p>0,000602416871921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29" calcext:value-type="float">
            <text:p>29</text:p>
          </table:table-cell>
          <table:table-cell office:value-type="float" office:value="0.1714" calcext:value-type="float">
            <text:p>0,1714</text:p>
          </table:table-cell>
          <table:table-cell table:formula="of:=[.J356]/[.H356]" office:value-type="float" office:value="0.000382589285714286" calcext:value-type="float">
            <text:p>0,000382589285714</text:p>
          </table:table-cell>
          <table:table-cell office:value-type="float" office:value="3.1791" calcext:value-type="float">
            <text:p>3,1791</text:p>
          </table:table-cell>
          <table:table-cell table:formula="of:=[.L356]/[.I356]/[.H356]" office:value-type="float" office:value="0.000244696736453202" calcext:value-type="float">
            <text:p>0,00024469673645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0" calcext:value-type="float">
            <text:p>30</text:p>
          </table:table-cell>
          <table:table-cell office:value-type="float" office:value="0.3551" calcext:value-type="float">
            <text:p>0,3551</text:p>
          </table:table-cell>
          <table:table-cell table:formula="of:=[.C357]/[.A357]" office:value-type="float" office:value="0.000792633928571429" calcext:value-type="float">
            <text:p>0,000792633928571</text:p>
          </table:table-cell>
          <table:table-cell office:value-type="float" office:value="9.3353" calcext:value-type="float">
            <text:p>9,3353</text:p>
          </table:table-cell>
          <table:table-cell table:formula="of:=[.E357]/[.B357]/[.A357]" office:value-type="float" office:value="0.000694590773809524" calcext:value-type="float">
            <text:p>0,00069459077381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30" calcext:value-type="float">
            <text:p>30</text:p>
          </table:table-cell>
          <table:table-cell office:value-type="float" office:value="0.1963" calcext:value-type="float">
            <text:p>0,1963</text:p>
          </table:table-cell>
          <table:table-cell table:formula="of:=[.J357]/[.H357]" office:value-type="float" office:value="0.000438169642857143" calcext:value-type="float">
            <text:p>0,000438169642857</text:p>
          </table:table-cell>
          <table:table-cell office:value-type="float" office:value="4.7785" calcext:value-type="float">
            <text:p>4,7785</text:p>
          </table:table-cell>
          <table:table-cell table:formula="of:=[.L357]/[.I357]/[.H357]" office:value-type="float" office:value="0.000355543154761905" calcext:value-type="float">
            <text:p>0,00035554315476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1" calcext:value-type="float">
            <text:p>31</text:p>
          </table:table-cell>
          <table:table-cell office:value-type="float" office:value="0.3391" calcext:value-type="float">
            <text:p>0,3391</text:p>
          </table:table-cell>
          <table:table-cell table:formula="of:=[.C358]/[.A358]" office:value-type="float" office:value="0.000756919642857143" calcext:value-type="float">
            <text:p>0,000756919642857</text:p>
          </table:table-cell>
          <table:table-cell office:value-type="float" office:value="9.2611" calcext:value-type="float">
            <text:p>9,2611</text:p>
          </table:table-cell>
          <table:table-cell table:formula="of:=[.E358]/[.B358]/[.A358]" office:value-type="float" office:value="0.000666841877880184" calcext:value-type="float">
            <text:p>0,00066684187788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31" calcext:value-type="float">
            <text:p>31</text:p>
          </table:table-cell>
          <table:table-cell office:value-type="float" office:value="0.186" calcext:value-type="float">
            <text:p>0,186</text:p>
          </table:table-cell>
          <table:table-cell table:formula="of:=[.J358]/[.H358]" office:value-type="float" office:value="0.000415178571428571" calcext:value-type="float">
            <text:p>0,000415178571429</text:p>
          </table:table-cell>
          <table:table-cell office:value-type="float" office:value="4.4921" calcext:value-type="float">
            <text:p>4,4921</text:p>
          </table:table-cell>
          <table:table-cell table:formula="of:=[.L358]/[.I358]/[.H358]" office:value-type="float" office:value="0.000323451900921659" calcext:value-type="float">
            <text:p>0,00032345190092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0.3447" calcext:value-type="float">
            <text:p>0,3447</text:p>
          </table:table-cell>
          <table:table-cell table:formula="of:=[.C359]/[.A359]" office:value-type="float" office:value="0.000769419642857143" calcext:value-type="float">
            <text:p>0,000769419642857</text:p>
          </table:table-cell>
          <table:table-cell office:value-type="float" office:value="9.3245" calcext:value-type="float">
            <text:p>9,3245</text:p>
          </table:table-cell>
          <table:table-cell table:formula="of:=[.E359]/[.B359]/[.A359]" office:value-type="float" office:value="0.000650425502232143" calcext:value-type="float">
            <text:p>0,000650425502232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32" calcext:value-type="float">
            <text:p>32</text:p>
          </table:table-cell>
          <table:table-cell office:value-type="float" office:value="0.1848" calcext:value-type="float">
            <text:p>0,1848</text:p>
          </table:table-cell>
          <table:table-cell table:formula="of:=[.J359]/[.H359]" office:value-type="float" office:value="0.0004125" calcext:value-type="float">
            <text:p>0,0004125</text:p>
          </table:table-cell>
          <table:table-cell office:value-type="float" office:value="4.6278" calcext:value-type="float">
            <text:p>4,6278</text:p>
          </table:table-cell>
          <table:table-cell table:formula="of:=[.L359]/[.I359]/[.H359]" office:value-type="float" office:value="0.000322809709821429" calcext:value-type="float">
            <text:p>0,00032280970982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3" calcext:value-type="float">
            <text:p>33</text:p>
          </table:table-cell>
          <table:table-cell office:value-type="float" office:value="0.3743" calcext:value-type="float">
            <text:p>0,3743</text:p>
          </table:table-cell>
          <table:table-cell table:formula="of:=[.C360]/[.A360]" office:value-type="float" office:value="0.000835491071428571" calcext:value-type="float">
            <text:p>0,000835491071429</text:p>
          </table:table-cell>
          <table:table-cell office:value-type="float" office:value="10.9749" calcext:value-type="float">
            <text:p>10,9749</text:p>
          </table:table-cell>
          <table:table-cell table:formula="of:=[.E360]/[.B360]/[.A360]" office:value-type="float" office:value="0.000742349837662338" calcext:value-type="float">
            <text:p>0,000742349837662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33" calcext:value-type="float">
            <text:p>33</text:p>
          </table:table-cell>
          <table:table-cell office:value-type="float" office:value="0.178" calcext:value-type="float">
            <text:p>0,178</text:p>
          </table:table-cell>
          <table:table-cell table:formula="of:=[.J360]/[.H360]" office:value-type="float" office:value="0.000397321428571429" calcext:value-type="float">
            <text:p>0,000397321428571</text:p>
          </table:table-cell>
          <table:table-cell office:value-type="float" office:value="5.1722" calcext:value-type="float">
            <text:p>5,1722</text:p>
          </table:table-cell>
          <table:table-cell table:formula="of:=[.L360]/[.I360]/[.H360]" office:value-type="float" office:value="0.00034985119047619" calcext:value-type="float">
            <text:p>0,000349851190476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4" calcext:value-type="float">
            <text:p>34</text:p>
          </table:table-cell>
          <table:table-cell office:value-type="float" office:value="0.3235" calcext:value-type="float">
            <text:p>0,3235</text:p>
          </table:table-cell>
          <table:table-cell table:formula="of:=[.C361]/[.A361]" office:value-type="float" office:value="0.000722098214285714" calcext:value-type="float">
            <text:p>0,000722098214286</text:p>
          </table:table-cell>
          <table:table-cell office:value-type="float" office:value="9.531" calcext:value-type="float">
            <text:p>9,531</text:p>
          </table:table-cell>
          <table:table-cell table:formula="of:=[.E361]/[.B361]/[.A361]" office:value-type="float" office:value="0.000625722163865546" calcext:value-type="float">
            <text:p>0,000625722163866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34" calcext:value-type="float">
            <text:p>34</text:p>
          </table:table-cell>
          <table:table-cell office:value-type="float" office:value="0.1731" calcext:value-type="float">
            <text:p>0,1731</text:p>
          </table:table-cell>
          <table:table-cell table:formula="of:=[.J361]/[.H361]" office:value-type="float" office:value="0.000386383928571429" calcext:value-type="float">
            <text:p>0,000386383928571</text:p>
          </table:table-cell>
          <table:table-cell office:value-type="float" office:value="4.6597" calcext:value-type="float">
            <text:p>4,6597</text:p>
          </table:table-cell>
          <table:table-cell table:formula="of:=[.L361]/[.I361]/[.H361]" office:value-type="float" office:value="0.000305915178571429" calcext:value-type="float">
            <text:p>0,000305915178571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5" calcext:value-type="float">
            <text:p>35</text:p>
          </table:table-cell>
          <table:table-cell office:value-type="float" office:value="0.3435" calcext:value-type="float">
            <text:p>0,3435</text:p>
          </table:table-cell>
          <table:table-cell table:formula="of:=[.C362]/[.A362]" office:value-type="float" office:value="0.000766741071428572" calcext:value-type="float">
            <text:p>0,000766741071429</text:p>
          </table:table-cell>
          <table:table-cell office:value-type="float" office:value="10.3036" calcext:value-type="float">
            <text:p>10,3036</text:p>
          </table:table-cell>
          <table:table-cell table:formula="of:=[.E362]/[.B362]/[.A362]" office:value-type="float" office:value="0.000657117346938775" calcext:value-type="float">
            <text:p>0,000657117346939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35" calcext:value-type="float">
            <text:p>35</text:p>
          </table:table-cell>
          <table:table-cell office:value-type="float" office:value="0.2033" calcext:value-type="float">
            <text:p>0,2033</text:p>
          </table:table-cell>
          <table:table-cell table:formula="of:=[.J362]/[.H362]" office:value-type="float" office:value="0.000453794642857143" calcext:value-type="float">
            <text:p>0,000453794642857</text:p>
          </table:table-cell>
          <table:table-cell office:value-type="float" office:value="5.2995" calcext:value-type="float">
            <text:p>5,2995</text:p>
          </table:table-cell>
          <table:table-cell table:formula="of:=[.L362]/[.I362]/[.H362]" office:value-type="float" office:value="0.000337978316326531" calcext:value-type="float">
            <text:p>0,000337978316327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6" calcext:value-type="float">
            <text:p>36</text:p>
          </table:table-cell>
          <table:table-cell office:value-type="float" office:value="0.3398" calcext:value-type="float">
            <text:p>0,3398</text:p>
          </table:table-cell>
          <table:table-cell table:formula="of:=[.C363]/[.A363]" office:value-type="float" office:value="0.000758482142857143" calcext:value-type="float">
            <text:p>0,000758482142857</text:p>
          </table:table-cell>
          <table:table-cell office:value-type="float" office:value="11.5656" calcext:value-type="float">
            <text:p>11,5656</text:p>
          </table:table-cell>
          <table:table-cell table:formula="of:=[.E363]/[.B363]/[.A363]" office:value-type="float" office:value="0.000717113095238095" calcext:value-type="float">
            <text:p>0,000717113095238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36" calcext:value-type="float">
            <text:p>36</text:p>
          </table:table-cell>
          <table:table-cell office:value-type="float" office:value="0.1803" calcext:value-type="float">
            <text:p>0,1803</text:p>
          </table:table-cell>
          <table:table-cell table:formula="of:=[.J363]/[.H363]" office:value-type="float" office:value="0.000402455357142857" calcext:value-type="float">
            <text:p>0,000402455357143</text:p>
          </table:table-cell>
          <table:table-cell office:value-type="float" office:value="4.8387" calcext:value-type="float">
            <text:p>4,8387</text:p>
          </table:table-cell>
          <table:table-cell table:formula="of:=[.L363]/[.I363]/[.H363]" office:value-type="float" office:value="0.000300018601190476" calcext:value-type="float">
            <text:p>0,00030001860119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7" calcext:value-type="float">
            <text:p>37</text:p>
          </table:table-cell>
          <table:table-cell office:value-type="float" office:value="0.3433" calcext:value-type="float">
            <text:p>0,3433</text:p>
          </table:table-cell>
          <table:table-cell table:formula="of:=[.C364]/[.A364]" office:value-type="float" office:value="0.000766294642857143" calcext:value-type="float">
            <text:p>0,000766294642857</text:p>
          </table:table-cell>
          <table:table-cell office:value-type="float" office:value="11.1832" calcext:value-type="float">
            <text:p>11,1832</text:p>
          </table:table-cell>
          <table:table-cell table:formula="of:=[.E364]/[.B364]/[.A364]" office:value-type="float" office:value="0.000674662162162162" calcext:value-type="float">
            <text:p>0,000674662162162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37" calcext:value-type="float">
            <text:p>37</text:p>
          </table:table-cell>
          <table:table-cell office:value-type="float" office:value="0.173" calcext:value-type="float">
            <text:p>0,173</text:p>
          </table:table-cell>
          <table:table-cell table:formula="of:=[.J364]/[.H364]" office:value-type="float" office:value="0.000386160714285714" calcext:value-type="float">
            <text:p>0,000386160714286</text:p>
          </table:table-cell>
          <table:table-cell office:value-type="float" office:value="5.2166" calcext:value-type="float">
            <text:p>5,2166</text:p>
          </table:table-cell>
          <table:table-cell table:formula="of:=[.L364]/[.I364]/[.H364]" office:value-type="float" office:value="0.000314708011583012" calcext:value-type="float">
            <text:p>0,00031470801158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8" calcext:value-type="float">
            <text:p>38</text:p>
          </table:table-cell>
          <table:table-cell office:value-type="float" office:value="0.3605" calcext:value-type="float">
            <text:p>0,3605</text:p>
          </table:table-cell>
          <table:table-cell table:formula="of:=[.C365]/[.A365]" office:value-type="float" office:value="0.0008046875" calcext:value-type="float">
            <text:p>0,0008046875</text:p>
          </table:table-cell>
          <table:table-cell office:value-type="float" office:value="12.2679" calcext:value-type="float">
            <text:p>12,2679</text:p>
          </table:table-cell>
          <table:table-cell table:formula="of:=[.E365]/[.B365]/[.A365]" office:value-type="float" office:value="0.00072062382518797" calcext:value-type="float">
            <text:p>0,000720623825188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38" calcext:value-type="float">
            <text:p>38</text:p>
          </table:table-cell>
          <table:table-cell office:value-type="float" office:value="0.1806" calcext:value-type="float">
            <text:p>0,1806</text:p>
          </table:table-cell>
          <table:table-cell table:formula="of:=[.J365]/[.H365]" office:value-type="float" office:value="0.000403125" calcext:value-type="float">
            <text:p>0,000403125</text:p>
          </table:table-cell>
          <table:table-cell office:value-type="float" office:value="6.138" calcext:value-type="float">
            <text:p>6,138</text:p>
          </table:table-cell>
          <table:table-cell table:formula="of:=[.L365]/[.I365]/[.H365]" office:value-type="float" office:value="0.000360549812030075" calcext:value-type="float">
            <text:p>0,00036054981203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9" calcext:value-type="float">
            <text:p>39</text:p>
          </table:table-cell>
          <table:table-cell office:value-type="float" office:value="0.3494" calcext:value-type="float">
            <text:p>0,3494</text:p>
          </table:table-cell>
          <table:table-cell table:formula="of:=[.C366]/[.A366]" office:value-type="float" office:value="0.000779910714285714" calcext:value-type="float">
            <text:p>0,000779910714286</text:p>
          </table:table-cell>
          <table:table-cell office:value-type="float" office:value="11.2931" calcext:value-type="float">
            <text:p>11,2931</text:p>
          </table:table-cell>
          <table:table-cell table:formula="of:=[.E366]/[.B366]/[.A366]" office:value-type="float" office:value="0.000646354166666667" calcext:value-type="float">
            <text:p>0,000646354166667</text:p>
          </table:table-cell>
          <table:table-cell/>
          <table:table-cell office:value-type="float" office:value="448" calcext:value-type="float">
            <text:p>448</text:p>
          </table:table-cell>
          <table:table-cell office:value-type="float" office:value="39" calcext:value-type="float">
            <text:p>39</text:p>
          </table:table-cell>
          <table:table-cell office:value-type="float" office:value="0.1823" calcext:value-type="float">
            <text:p>0,1823</text:p>
          </table:table-cell>
          <table:table-cell table:formula="of:=[.J366]/[.H366]" office:value-type="float" office:value="0.000406919642857143" calcext:value-type="float">
            <text:p>0,000406919642857</text:p>
          </table:table-cell>
          <table:table-cell office:value-type="float" office:value="5.4226" calcext:value-type="float">
            <text:p>5,4226</text:p>
          </table:table-cell>
          <table:table-cell table:formula="of:=[.L366]/[.I366]/[.H366]" office:value-type="float" office:value="0.000310359432234432" calcext:value-type="float">
            <text:p>0,00031035943223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1.0627" calcext:value-type="float">
            <text:p>1,0627</text:p>
          </table:table-cell>
          <table:table-cell table:formula="of:=[.C367]/[.A367]" office:value-type="float" office:value="0.0020755859375" calcext:value-type="float">
            <text:p>0,0020755859375</text:p>
          </table:table-cell>
          <table:table-cell office:value-type="float" office:value="1.0591" calcext:value-type="float">
            <text:p>1,0591</text:p>
          </table:table-cell>
          <table:table-cell table:formula="of:=[.E367]/[.B367]/[.A367]" office:value-type="float" office:value="0.0020685546875" calcext:value-type="float">
            <text:p>0,002068554687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" calcext:value-type="float">
            <text:p>1</text:p>
          </table:table-cell>
          <table:table-cell office:value-type="float" office:value="0.4985" calcext:value-type="float">
            <text:p>0,4985</text:p>
          </table:table-cell>
          <table:table-cell table:formula="of:=[.J367]/[.H367]" office:value-type="float" office:value="0.0009736328125" calcext:value-type="float">
            <text:p>0,0009736328125</text:p>
          </table:table-cell>
          <table:table-cell office:value-type="float" office:value="0.4966" calcext:value-type="float">
            <text:p>0,4966</text:p>
          </table:table-cell>
          <table:table-cell table:formula="of:=[.L367]/[.I367]/[.H367]" office:value-type="float" office:value="0.000969921875" calcext:value-type="float">
            <text:p>0,00096992187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0.6086" calcext:value-type="float">
            <text:p>0,6086</text:p>
          </table:table-cell>
          <table:table-cell table:formula="of:=[.C368]/[.A368]" office:value-type="float" office:value="0.001188671875" calcext:value-type="float">
            <text:p>0,001188671875</text:p>
          </table:table-cell>
          <table:table-cell office:value-type="float" office:value="1.2108" calcext:value-type="float">
            <text:p>1,2108</text:p>
          </table:table-cell>
          <table:table-cell table:formula="of:=[.E368]/[.B368]/[.A368]" office:value-type="float" office:value="0.001182421875" calcext:value-type="float">
            <text:p>0,00118242187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" calcext:value-type="float">
            <text:p>2</text:p>
          </table:table-cell>
          <table:table-cell office:value-type="float" office:value="0.3049" calcext:value-type="float">
            <text:p>0,3049</text:p>
          </table:table-cell>
          <table:table-cell table:formula="of:=[.J368]/[.H368]" office:value-type="float" office:value="0.0005955078125" calcext:value-type="float">
            <text:p>0,0005955078125</text:p>
          </table:table-cell>
          <table:table-cell office:value-type="float" office:value="0.606" calcext:value-type="float">
            <text:p>0,606</text:p>
          </table:table-cell>
          <table:table-cell table:formula="of:=[.L368]/[.I368]/[.H368]" office:value-type="float" office:value="0.000591796875" calcext:value-type="float">
            <text:p>0,00059179687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0.3968" calcext:value-type="float">
            <text:p>0,3968</text:p>
          </table:table-cell>
          <table:table-cell table:formula="of:=[.C369]/[.A369]" office:value-type="float" office:value="0.000775" calcext:value-type="float">
            <text:p>0,000775</text:p>
          </table:table-cell>
          <table:table-cell office:value-type="float" office:value="1.182" calcext:value-type="float">
            <text:p>1,182</text:p>
          </table:table-cell>
          <table:table-cell table:formula="of:=[.E369]/[.B369]/[.A369]" office:value-type="float" office:value="0.00076953125" calcext:value-type="float">
            <text:p>0,0007695312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" calcext:value-type="float">
            <text:p>3</text:p>
          </table:table-cell>
          <table:table-cell office:value-type="float" office:value="0.2121" calcext:value-type="float">
            <text:p>0,2121</text:p>
          </table:table-cell>
          <table:table-cell table:formula="of:=[.J369]/[.H369]" office:value-type="float" office:value="0.0004142578125" calcext:value-type="float">
            <text:p>0,0004142578125</text:p>
          </table:table-cell>
          <table:table-cell office:value-type="float" office:value="0.6312" calcext:value-type="float">
            <text:p>0,6312</text:p>
          </table:table-cell>
          <table:table-cell table:formula="of:=[.L369]/[.I369]/[.H369]" office:value-type="float" office:value="0.0004109375" calcext:value-type="float">
            <text:p>0,000410937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0.3565" calcext:value-type="float">
            <text:p>0,3565</text:p>
          </table:table-cell>
          <table:table-cell table:formula="of:=[.C370]/[.A370]" office:value-type="float" office:value="0.0006962890625" calcext:value-type="float">
            <text:p>0,0006962890625</text:p>
          </table:table-cell>
          <table:table-cell office:value-type="float" office:value="1.4128" calcext:value-type="float">
            <text:p>1,4128</text:p>
          </table:table-cell>
          <table:table-cell table:formula="of:=[.E370]/[.B370]/[.A370]" office:value-type="float" office:value="0.00068984375" calcext:value-type="float">
            <text:p>0,0006898437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4" calcext:value-type="float">
            <text:p>4</text:p>
          </table:table-cell>
          <table:table-cell office:value-type="float" office:value="0.1759" calcext:value-type="float">
            <text:p>0,1759</text:p>
          </table:table-cell>
          <table:table-cell table:formula="of:=[.J370]/[.H370]" office:value-type="float" office:value="0.0003435546875" calcext:value-type="float">
            <text:p>0,0003435546875</text:p>
          </table:table-cell>
          <table:table-cell office:value-type="float" office:value="0.6938" calcext:value-type="float">
            <text:p>0,6938</text:p>
          </table:table-cell>
          <table:table-cell table:formula="of:=[.L370]/[.I370]/[.H370]" office:value-type="float" office:value="0.00033876953125" calcext:value-type="float">
            <text:p>0,0003387695312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0.3242" calcext:value-type="float">
            <text:p>0,3242</text:p>
          </table:table-cell>
          <table:table-cell table:formula="of:=[.C371]/[.A371]" office:value-type="float" office:value="0.000633203125" calcext:value-type="float">
            <text:p>0,000633203125</text:p>
          </table:table-cell>
          <table:table-cell office:value-type="float" office:value="1.6048" calcext:value-type="float">
            <text:p>1,6048</text:p>
          </table:table-cell>
          <table:table-cell table:formula="of:=[.E371]/[.B371]/[.A371]" office:value-type="float" office:value="0.000626875" calcext:value-type="float">
            <text:p>0,00062687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5" calcext:value-type="float">
            <text:p>5</text:p>
          </table:table-cell>
          <table:table-cell office:value-type="float" office:value="0.1942" calcext:value-type="float">
            <text:p>0,1942</text:p>
          </table:table-cell>
          <table:table-cell table:formula="of:=[.J371]/[.H371]" office:value-type="float" office:value="0.000379296875" calcext:value-type="float">
            <text:p>0,000379296875</text:p>
          </table:table-cell>
          <table:table-cell office:value-type="float" office:value="0.9387" calcext:value-type="float">
            <text:p>0,9387</text:p>
          </table:table-cell>
          <table:table-cell table:formula="of:=[.L371]/[.I371]/[.H371]" office:value-type="float" office:value="0.0003666796875" calcext:value-type="float">
            <text:p>0,000366679687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0.3577" calcext:value-type="float">
            <text:p>0,3577</text:p>
          </table:table-cell>
          <table:table-cell table:formula="of:=[.C372]/[.A372]" office:value-type="float" office:value="0.0006986328125" calcext:value-type="float">
            <text:p>0,0006986328125</text:p>
          </table:table-cell>
          <table:table-cell office:value-type="float" office:value="2.105" calcext:value-type="float">
            <text:p>2,105</text:p>
          </table:table-cell>
          <table:table-cell table:formula="of:=[.E372]/[.B372]/[.A372]" office:value-type="float" office:value="0.000685221354166667" calcext:value-type="float">
            <text:p>0,000685221354167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6" calcext:value-type="float">
            <text:p>6</text:p>
          </table:table-cell>
          <table:table-cell office:value-type="float" office:value="0.1839" calcext:value-type="float">
            <text:p>0,1839</text:p>
          </table:table-cell>
          <table:table-cell table:formula="of:=[.J372]/[.H372]" office:value-type="float" office:value="0.0003591796875" calcext:value-type="float">
            <text:p>0,0003591796875</text:p>
          </table:table-cell>
          <table:table-cell office:value-type="float" office:value="1.0677" calcext:value-type="float">
            <text:p>1,0677</text:p>
          </table:table-cell>
          <table:table-cell table:formula="of:=[.L372]/[.I372]/[.H372]" office:value-type="float" office:value="0.00034755859375" calcext:value-type="float">
            <text:p>0,0003475585937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  <table:table-cell office:value-type="float" office:value="0.3422" calcext:value-type="float">
            <text:p>0,3422</text:p>
          </table:table-cell>
          <table:table-cell table:formula="of:=[.C373]/[.A373]" office:value-type="float" office:value="0.000668359375" calcext:value-type="float">
            <text:p>0,000668359375</text:p>
          </table:table-cell>
          <table:table-cell office:value-type="float" office:value="2.287" calcext:value-type="float">
            <text:p>2,287</text:p>
          </table:table-cell>
          <table:table-cell table:formula="of:=[.E373]/[.B373]/[.A373]" office:value-type="float" office:value="0.000638113839285714" calcext:value-type="float">
            <text:p>0,000638113839286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7" calcext:value-type="float">
            <text:p>7</text:p>
          </table:table-cell>
          <table:table-cell office:value-type="float" office:value="0.1883" calcext:value-type="float">
            <text:p>0,1883</text:p>
          </table:table-cell>
          <table:table-cell table:formula="of:=[.J373]/[.H373]" office:value-type="float" office:value="0.0003677734375" calcext:value-type="float">
            <text:p>0,0003677734375</text:p>
          </table:table-cell>
          <table:table-cell office:value-type="float" office:value="1.2554" calcext:value-type="float">
            <text:p>1,2554</text:p>
          </table:table-cell>
          <table:table-cell table:formula="of:=[.L373]/[.I373]/[.H373]" office:value-type="float" office:value="0.000350279017857143" calcext:value-type="float">
            <text:p>0,00035027901785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0.3347" calcext:value-type="float">
            <text:p>0,3347</text:p>
          </table:table-cell>
          <table:table-cell table:formula="of:=[.C374]/[.A374]" office:value-type="float" office:value="0.0006537109375" calcext:value-type="float">
            <text:p>0,0006537109375</text:p>
          </table:table-cell>
          <table:table-cell office:value-type="float" office:value="2.5658" calcext:value-type="float">
            <text:p>2,5658</text:p>
          </table:table-cell>
          <table:table-cell table:formula="of:=[.E374]/[.B374]/[.A374]" office:value-type="float" office:value="0.000626416015625" calcext:value-type="float">
            <text:p>0,00062641601562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8" calcext:value-type="float">
            <text:p>8</text:p>
          </table:table-cell>
          <table:table-cell office:value-type="float" office:value="0.1865" calcext:value-type="float">
            <text:p>0,1865</text:p>
          </table:table-cell>
          <table:table-cell table:formula="of:=[.J374]/[.H374]" office:value-type="float" office:value="0.0003642578125" calcext:value-type="float">
            <text:p>0,0003642578125</text:p>
          </table:table-cell>
          <table:table-cell office:value-type="float" office:value="1.3975" calcext:value-type="float">
            <text:p>1,3975</text:p>
          </table:table-cell>
          <table:table-cell table:formula="of:=[.L374]/[.I374]/[.H374]" office:value-type="float" office:value="0.0003411865234375" calcext:value-type="float">
            <text:p>0,00034118652343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float" office:value="0.3244" calcext:value-type="float">
            <text:p>0,3244</text:p>
          </table:table-cell>
          <table:table-cell table:formula="of:=[.C375]/[.A375]" office:value-type="float" office:value="0.00063359375" calcext:value-type="float">
            <text:p>0,00063359375</text:p>
          </table:table-cell>
          <table:table-cell office:value-type="float" office:value="2.7208" calcext:value-type="float">
            <text:p>2,7208</text:p>
          </table:table-cell>
          <table:table-cell table:formula="of:=[.E375]/[.B375]/[.A375]" office:value-type="float" office:value="0.000590451388888889" calcext:value-type="float">
            <text:p>0,000590451388889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9" calcext:value-type="float">
            <text:p>9</text:p>
          </table:table-cell>
          <table:table-cell office:value-type="float" office:value="0.1864" calcext:value-type="float">
            <text:p>0,1864</text:p>
          </table:table-cell>
          <table:table-cell table:formula="of:=[.J375]/[.H375]" office:value-type="float" office:value="0.0003640625" calcext:value-type="float">
            <text:p>0,0003640625</text:p>
          </table:table-cell>
          <table:table-cell office:value-type="float" office:value="1.5302" calcext:value-type="float">
            <text:p>1,5302</text:p>
          </table:table-cell>
          <table:table-cell table:formula="of:=[.L375]/[.I375]/[.H375]" office:value-type="float" office:value="0.000332074652777778" calcext:value-type="float">
            <text:p>0,00033207465277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0.3454" calcext:value-type="float">
            <text:p>0,3454</text:p>
          </table:table-cell>
          <table:table-cell table:formula="of:=[.C376]/[.A376]" office:value-type="float" office:value="0.000674609375" calcext:value-type="float">
            <text:p>0,000674609375</text:p>
          </table:table-cell>
          <table:table-cell office:value-type="float" office:value="3.2925" calcext:value-type="float">
            <text:p>3,2925</text:p>
          </table:table-cell>
          <table:table-cell table:formula="of:=[.E376]/[.B376]/[.A376]" office:value-type="float" office:value="0.00064306640625" calcext:value-type="float">
            <text:p>0,0006430664062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office:value-type="float" office:value="0.1861" calcext:value-type="float">
            <text:p>0,1861</text:p>
          </table:table-cell>
          <table:table-cell table:formula="of:=[.J376]/[.H376]" office:value-type="float" office:value="0.0003634765625" calcext:value-type="float">
            <text:p>0,0003634765625</text:p>
          </table:table-cell>
          <table:table-cell office:value-type="float" office:value="1.7699" calcext:value-type="float">
            <text:p>1,7699</text:p>
          </table:table-cell>
          <table:table-cell table:formula="of:=[.L376]/[.I376]/[.H376]" office:value-type="float" office:value="0.00034568359375" calcext:value-type="float">
            <text:p>0,0003456835937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 office:value-type="float" office:value="0.333" calcext:value-type="float">
            <text:p>0,333</text:p>
          </table:table-cell>
          <table:table-cell table:formula="of:=[.C377]/[.A377]" office:value-type="float" office:value="0.000650390625" calcext:value-type="float">
            <text:p>0,000650390625</text:p>
          </table:table-cell>
          <table:table-cell office:value-type="float" office:value="3.488" calcext:value-type="float">
            <text:p>3,488</text:p>
          </table:table-cell>
          <table:table-cell table:formula="of:=[.E377]/[.B377]/[.A377]" office:value-type="float" office:value="0.000619318181818182" calcext:value-type="float">
            <text:p>0,000619318181818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1" calcext:value-type="float">
            <text:p>11</text:p>
          </table:table-cell>
          <table:table-cell office:value-type="float" office:value="0.1946" calcext:value-type="float">
            <text:p>0,1946</text:p>
          </table:table-cell>
          <table:table-cell table:formula="of:=[.J377]/[.H377]" office:value-type="float" office:value="0.000380078125" calcext:value-type="float">
            <text:p>0,000380078125</text:p>
          </table:table-cell>
          <table:table-cell office:value-type="float" office:value="2.0957" calcext:value-type="float">
            <text:p>2,0957</text:p>
          </table:table-cell>
          <table:table-cell table:formula="of:=[.L377]/[.I377]/[.H377]" office:value-type="float" office:value="0.000372105823863636" calcext:value-type="float">
            <text:p>0,00037210582386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0.3474" calcext:value-type="float">
            <text:p>0,3474</text:p>
          </table:table-cell>
          <table:table-cell table:formula="of:=[.C378]/[.A378]" office:value-type="float" office:value="0.000678515625" calcext:value-type="float">
            <text:p>0,000678515625</text:p>
          </table:table-cell>
          <table:table-cell office:value-type="float" office:value="4.0204" calcext:value-type="float">
            <text:p>4,0204</text:p>
          </table:table-cell>
          <table:table-cell table:formula="of:=[.E378]/[.B378]/[.A378]" office:value-type="float" office:value="0.000654361979166667" calcext:value-type="float">
            <text:p>0,000654361979167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2" calcext:value-type="float">
            <text:p>12</text:p>
          </table:table-cell>
          <table:table-cell office:value-type="float" office:value="0.2042" calcext:value-type="float">
            <text:p>0,2042</text:p>
          </table:table-cell>
          <table:table-cell table:formula="of:=[.J378]/[.H378]" office:value-type="float" office:value="0.000398828125" calcext:value-type="float">
            <text:p>0,000398828125</text:p>
          </table:table-cell>
          <table:table-cell office:value-type="float" office:value="2.3003" calcext:value-type="float">
            <text:p>2,3003</text:p>
          </table:table-cell>
          <table:table-cell table:formula="of:=[.L378]/[.I378]/[.H378]" office:value-type="float" office:value="0.000374397786458333" calcext:value-type="float">
            <text:p>0,00037439778645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3" calcext:value-type="float">
            <text:p>13</text:p>
          </table:table-cell>
          <table:table-cell office:value-type="float" office:value="0.3479" calcext:value-type="float">
            <text:p>0,3479</text:p>
          </table:table-cell>
          <table:table-cell table:formula="of:=[.C379]/[.A379]" office:value-type="float" office:value="0.0006794921875" calcext:value-type="float">
            <text:p>0,0006794921875</text:p>
          </table:table-cell>
          <table:table-cell office:value-type="float" office:value="4.1808" calcext:value-type="float">
            <text:p>4,1808</text:p>
          </table:table-cell>
          <table:table-cell table:formula="of:=[.E379]/[.B379]/[.A379]" office:value-type="float" office:value="0.000628125" calcext:value-type="float">
            <text:p>0,00062812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3" calcext:value-type="float">
            <text:p>13</text:p>
          </table:table-cell>
          <table:table-cell office:value-type="float" office:value="0.204" calcext:value-type="float">
            <text:p>0,204</text:p>
          </table:table-cell>
          <table:table-cell table:formula="of:=[.J379]/[.H379]" office:value-type="float" office:value="0.0003984375" calcext:value-type="float">
            <text:p>0,0003984375</text:p>
          </table:table-cell>
          <table:table-cell office:value-type="float" office:value="2.3108" calcext:value-type="float">
            <text:p>2,3108</text:p>
          </table:table-cell>
          <table:table-cell table:formula="of:=[.L379]/[.I379]/[.H379]" office:value-type="float" office:value="0.000347175480769231" calcext:value-type="float">
            <text:p>0,00034717548076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0.3545" calcext:value-type="float">
            <text:p>0,3545</text:p>
          </table:table-cell>
          <table:table-cell table:formula="of:=[.C380]/[.A380]" office:value-type="float" office:value="0.0006923828125" calcext:value-type="float">
            <text:p>0,0006923828125</text:p>
          </table:table-cell>
          <table:table-cell office:value-type="float" office:value="4.4856" calcext:value-type="float">
            <text:p>4,4856</text:p>
          </table:table-cell>
          <table:table-cell table:formula="of:=[.E380]/[.B380]/[.A380]" office:value-type="float" office:value="0.00062578125" calcext:value-type="float">
            <text:p>0,0006257812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4" calcext:value-type="float">
            <text:p>14</text:p>
          </table:table-cell>
          <table:table-cell office:value-type="float" office:value="0.212" calcext:value-type="float">
            <text:p>0,212</text:p>
          </table:table-cell>
          <table:table-cell table:formula="of:=[.J380]/[.H380]" office:value-type="float" office:value="0.0004140625" calcext:value-type="float">
            <text:p>0,0004140625</text:p>
          </table:table-cell>
          <table:table-cell office:value-type="float" office:value="2.7479" calcext:value-type="float">
            <text:p>2,7479</text:p>
          </table:table-cell>
          <table:table-cell table:formula="of:=[.L380]/[.I380]/[.H380]" office:value-type="float" office:value="0.000383356584821429" calcext:value-type="float">
            <text:p>0,00038335658482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5" calcext:value-type="float">
            <text:p>15</text:p>
          </table:table-cell>
          <table:table-cell office:value-type="float" office:value="0.3452" calcext:value-type="float">
            <text:p>0,3452</text:p>
          </table:table-cell>
          <table:table-cell table:formula="of:=[.C381]/[.A381]" office:value-type="float" office:value="0.00067421875" calcext:value-type="float">
            <text:p>0,00067421875</text:p>
          </table:table-cell>
          <table:table-cell office:value-type="float" office:value="4.7355" calcext:value-type="float">
            <text:p>4,7355</text:p>
          </table:table-cell>
          <table:table-cell table:formula="of:=[.E381]/[.B381]/[.A381]" office:value-type="float" office:value="0.0006166015625" calcext:value-type="float">
            <text:p>0,000616601562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5" calcext:value-type="float">
            <text:p>15</text:p>
          </table:table-cell>
          <table:table-cell office:value-type="float" office:value="0.2084" calcext:value-type="float">
            <text:p>0,2084</text:p>
          </table:table-cell>
          <table:table-cell table:formula="of:=[.J381]/[.H381]" office:value-type="float" office:value="0.00040703125" calcext:value-type="float">
            <text:p>0,00040703125</text:p>
          </table:table-cell>
          <table:table-cell office:value-type="float" office:value="2.919" calcext:value-type="float">
            <text:p>2,919</text:p>
          </table:table-cell>
          <table:table-cell table:formula="of:=[.L381]/[.I381]/[.H381]" office:value-type="float" office:value="0.000380078125" calcext:value-type="float">
            <text:p>0,00038007812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0.3308" calcext:value-type="float">
            <text:p>0,3308</text:p>
          </table:table-cell>
          <table:table-cell table:formula="of:=[.C382]/[.A382]" office:value-type="float" office:value="0.00064609375" calcext:value-type="float">
            <text:p>0,00064609375</text:p>
          </table:table-cell>
          <table:table-cell office:value-type="float" office:value="4.8499" calcext:value-type="float">
            <text:p>4,8499</text:p>
          </table:table-cell>
          <table:table-cell table:formula="of:=[.E382]/[.B382]/[.A382]" office:value-type="float" office:value="0.00059202880859375" calcext:value-type="float">
            <text:p>0,000592028808594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0.1911" calcext:value-type="float">
            <text:p>0,1911</text:p>
          </table:table-cell>
          <table:table-cell table:formula="of:=[.J382]/[.H382]" office:value-type="float" office:value="0.0003732421875" calcext:value-type="float">
            <text:p>0,0003732421875</text:p>
          </table:table-cell>
          <table:table-cell office:value-type="float" office:value="2.9038" calcext:value-type="float">
            <text:p>2,9038</text:p>
          </table:table-cell>
          <table:table-cell table:formula="of:=[.L382]/[.I382]/[.H382]" office:value-type="float" office:value="0.0003544677734375" calcext:value-type="float">
            <text:p>0,00035446777343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7" calcext:value-type="float">
            <text:p>17</text:p>
          </table:table-cell>
          <table:table-cell office:value-type="float" office:value="0.377" calcext:value-type="float">
            <text:p>0,377</text:p>
          </table:table-cell>
          <table:table-cell table:formula="of:=[.C383]/[.A383]" office:value-type="float" office:value="0.000736328125" calcext:value-type="float">
            <text:p>0,000736328125</text:p>
          </table:table-cell>
          <table:table-cell office:value-type="float" office:value="5.7472" calcext:value-type="float">
            <text:p>5,7472</text:p>
          </table:table-cell>
          <table:table-cell table:formula="of:=[.E383]/[.B383]/[.A383]" office:value-type="float" office:value="0.000660294117647059" calcext:value-type="float">
            <text:p>0,000660294117647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7" calcext:value-type="float">
            <text:p>17</text:p>
          </table:table-cell>
          <table:table-cell office:value-type="float" office:value="0.2087" calcext:value-type="float">
            <text:p>0,2087</text:p>
          </table:table-cell>
          <table:table-cell table:formula="of:=[.J383]/[.H383]" office:value-type="float" office:value="0.0004076171875" calcext:value-type="float">
            <text:p>0,0004076171875</text:p>
          </table:table-cell>
          <table:table-cell office:value-type="float" office:value="3.0712" calcext:value-type="float">
            <text:p>3,0712</text:p>
          </table:table-cell>
          <table:table-cell table:formula="of:=[.L383]/[.I383]/[.H383]" office:value-type="float" office:value="0.000352849264705882" calcext:value-type="float">
            <text:p>0,00035284926470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8" calcext:value-type="float">
            <text:p>18</text:p>
          </table:table-cell>
          <table:table-cell office:value-type="float" office:value="0.3672" calcext:value-type="float">
            <text:p>0,3672</text:p>
          </table:table-cell>
          <table:table-cell table:formula="of:=[.C384]/[.A384]" office:value-type="float" office:value="0.0007171875" calcext:value-type="float">
            <text:p>0,0007171875</text:p>
          </table:table-cell>
          <table:table-cell office:value-type="float" office:value="6.0069" calcext:value-type="float">
            <text:p>6,0069</text:p>
          </table:table-cell>
          <table:table-cell table:formula="of:=[.E384]/[.B384]/[.A384]" office:value-type="float" office:value="0.000651790364583333" calcext:value-type="float">
            <text:p>0,000651790364583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8" calcext:value-type="float">
            <text:p>18</text:p>
          </table:table-cell>
          <table:table-cell office:value-type="float" office:value="0.1981" calcext:value-type="float">
            <text:p>0,1981</text:p>
          </table:table-cell>
          <table:table-cell table:formula="of:=[.J384]/[.H384]" office:value-type="float" office:value="0.0003869140625" calcext:value-type="float">
            <text:p>0,0003869140625</text:p>
          </table:table-cell>
          <table:table-cell office:value-type="float" office:value="3.295" calcext:value-type="float">
            <text:p>3,295</text:p>
          </table:table-cell>
          <table:table-cell table:formula="of:=[.L384]/[.I384]/[.H384]" office:value-type="float" office:value="0.000357530381944444" calcext:value-type="float">
            <text:p>0,00035753038194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9" calcext:value-type="float">
            <text:p>19</text:p>
          </table:table-cell>
          <table:table-cell office:value-type="float" office:value="0.3456" calcext:value-type="float">
            <text:p>0,3456</text:p>
          </table:table-cell>
          <table:table-cell table:formula="of:=[.C385]/[.A385]" office:value-type="float" office:value="0.000675" calcext:value-type="float">
            <text:p>0,000675</text:p>
          </table:table-cell>
          <table:table-cell office:value-type="float" office:value="6.0841" calcext:value-type="float">
            <text:p>6,0841</text:p>
          </table:table-cell>
          <table:table-cell table:formula="of:=[.E385]/[.B385]/[.A385]" office:value-type="float" office:value="0.00062542146381579" calcext:value-type="float">
            <text:p>0,000625421463816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9" calcext:value-type="float">
            <text:p>19</text:p>
          </table:table-cell>
          <table:table-cell office:value-type="float" office:value="0.2244" calcext:value-type="float">
            <text:p>0,2244</text:p>
          </table:table-cell>
          <table:table-cell table:formula="of:=[.J385]/[.H385]" office:value-type="float" office:value="0.00043828125" calcext:value-type="float">
            <text:p>0,00043828125</text:p>
          </table:table-cell>
          <table:table-cell office:value-type="float" office:value="3.5679" calcext:value-type="float">
            <text:p>3,5679</text:p>
          </table:table-cell>
          <table:table-cell table:formula="of:=[.L385]/[.I385]/[.H385]" office:value-type="float" office:value="0.00036676603618421" calcext:value-type="float">
            <text:p>0,00036676603618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  <table:table-cell office:value-type="float" office:value="0.3691" calcext:value-type="float">
            <text:p>0,3691</text:p>
          </table:table-cell>
          <table:table-cell table:formula="of:=[.C386]/[.A386]" office:value-type="float" office:value="0.0007208984375" calcext:value-type="float">
            <text:p>0,0007208984375</text:p>
          </table:table-cell>
          <table:table-cell office:value-type="float" office:value="6.6743" calcext:value-type="float">
            <text:p>6,6743</text:p>
          </table:table-cell>
          <table:table-cell table:formula="of:=[.E386]/[.B386]/[.A386]" office:value-type="float" office:value="0.000651787109375" calcext:value-type="float">
            <text:p>0,00065178710937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0" calcext:value-type="float">
            <text:p>20</text:p>
          </table:table-cell>
          <table:table-cell office:value-type="float" office:value="0.2084" calcext:value-type="float">
            <text:p>0,2084</text:p>
          </table:table-cell>
          <table:table-cell table:formula="of:=[.J386]/[.H386]" office:value-type="float" office:value="0.00040703125" calcext:value-type="float">
            <text:p>0,00040703125</text:p>
          </table:table-cell>
          <table:table-cell office:value-type="float" office:value="3.9925" calcext:value-type="float">
            <text:p>3,9925</text:p>
          </table:table-cell>
          <table:table-cell table:formula="of:=[.L386]/[.I386]/[.H386]" office:value-type="float" office:value="0.000389892578125" calcext:value-type="float">
            <text:p>0,00038989257812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1" calcext:value-type="float">
            <text:p>21</text:p>
          </table:table-cell>
          <table:table-cell office:value-type="float" office:value="0.3383" calcext:value-type="float">
            <text:p>0,3383</text:p>
          </table:table-cell>
          <table:table-cell table:formula="of:=[.C387]/[.A387]" office:value-type="float" office:value="0.0006607421875" calcext:value-type="float">
            <text:p>0,0006607421875</text:p>
          </table:table-cell>
          <table:table-cell office:value-type="float" office:value="6.4015" calcext:value-type="float">
            <text:p>6,4015</text:p>
          </table:table-cell>
          <table:table-cell table:formula="of:=[.E387]/[.B387]/[.A387]" office:value-type="float" office:value="0.000595377604166667" calcext:value-type="float">
            <text:p>0,000595377604167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1" calcext:value-type="float">
            <text:p>21</text:p>
          </table:table-cell>
          <table:table-cell office:value-type="float" office:value="0.2172" calcext:value-type="float">
            <text:p>0,2172</text:p>
          </table:table-cell>
          <table:table-cell table:formula="of:=[.J387]/[.H387]" office:value-type="float" office:value="0.00042421875" calcext:value-type="float">
            <text:p>0,00042421875</text:p>
          </table:table-cell>
          <table:table-cell office:value-type="float" office:value="4.3097" calcext:value-type="float">
            <text:p>4,3097</text:p>
          </table:table-cell>
          <table:table-cell table:formula="of:=[.L387]/[.I387]/[.H387]" office:value-type="float" office:value="0.000400827752976191" calcext:value-type="float">
            <text:p>0,00040082775297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2" calcext:value-type="float">
            <text:p>22</text:p>
          </table:table-cell>
          <table:table-cell office:value-type="float" office:value="0.3619" calcext:value-type="float">
            <text:p>0,3619</text:p>
          </table:table-cell>
          <table:table-cell table:formula="of:=[.C388]/[.A388]" office:value-type="float" office:value="0.0007068359375" calcext:value-type="float">
            <text:p>0,0007068359375</text:p>
          </table:table-cell>
          <table:table-cell office:value-type="float" office:value="7.2645" calcext:value-type="float">
            <text:p>7,2645</text:p>
          </table:table-cell>
          <table:table-cell table:formula="of:=[.E388]/[.B388]/[.A388]" office:value-type="float" office:value="0.000644930752840909" calcext:value-type="float">
            <text:p>0,000644930752841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2" calcext:value-type="float">
            <text:p>22</text:p>
          </table:table-cell>
          <table:table-cell office:value-type="float" office:value="0.2099" calcext:value-type="float">
            <text:p>0,2099</text:p>
          </table:table-cell>
          <table:table-cell table:formula="of:=[.J388]/[.H388]" office:value-type="float" office:value="0.0004099609375" calcext:value-type="float">
            <text:p>0,0004099609375</text:p>
          </table:table-cell>
          <table:table-cell office:value-type="float" office:value="3.855" calcext:value-type="float">
            <text:p>3,855</text:p>
          </table:table-cell>
          <table:table-cell table:formula="of:=[.L388]/[.I388]/[.H388]" office:value-type="float" office:value="0.000342240767045455" calcext:value-type="float">
            <text:p>0,00034224076704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3" calcext:value-type="float">
            <text:p>23</text:p>
          </table:table-cell>
          <table:table-cell office:value-type="float" office:value="0.3573" calcext:value-type="float">
            <text:p>0,3573</text:p>
          </table:table-cell>
          <table:table-cell table:formula="of:=[.C389]/[.A389]" office:value-type="float" office:value="0.0006978515625" calcext:value-type="float">
            <text:p>0,0006978515625</text:p>
          </table:table-cell>
          <table:table-cell office:value-type="float" office:value="7.6714" calcext:value-type="float">
            <text:p>7,6714</text:p>
          </table:table-cell>
          <table:table-cell table:formula="of:=[.E389]/[.B389]/[.A389]" office:value-type="float" office:value="0.000651443614130435" calcext:value-type="float">
            <text:p>0,00065144361413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3" calcext:value-type="float">
            <text:p>23</text:p>
          </table:table-cell>
          <table:table-cell office:value-type="float" office:value="0.2252" calcext:value-type="float">
            <text:p>0,2252</text:p>
          </table:table-cell>
          <table:table-cell table:formula="of:=[.J389]/[.H389]" office:value-type="float" office:value="0.00043984375" calcext:value-type="float">
            <text:p>0,00043984375</text:p>
          </table:table-cell>
          <table:table-cell office:value-type="float" office:value="4.4493" calcext:value-type="float">
            <text:p>4,4493</text:p>
          </table:table-cell>
          <table:table-cell table:formula="of:=[.L389]/[.I389]/[.H389]" office:value-type="float" office:value="0.000377827785326087" calcext:value-type="float">
            <text:p>0,00037782778532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4" calcext:value-type="float">
            <text:p>24</text:p>
          </table:table-cell>
          <table:table-cell office:value-type="float" office:value="0.3716" calcext:value-type="float">
            <text:p>0,3716</text:p>
          </table:table-cell>
          <table:table-cell table:formula="of:=[.C390]/[.A390]" office:value-type="float" office:value="0.00072578125" calcext:value-type="float">
            <text:p>0,00072578125</text:p>
          </table:table-cell>
          <table:table-cell office:value-type="float" office:value="7.6012" calcext:value-type="float">
            <text:p>7,6012</text:p>
          </table:table-cell>
          <table:table-cell table:formula="of:=[.E390]/[.B390]/[.A390]" office:value-type="float" office:value="0.000618587239583333" calcext:value-type="float">
            <text:p>0,000618587239583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4" calcext:value-type="float">
            <text:p>24</text:p>
          </table:table-cell>
          <table:table-cell office:value-type="float" office:value="0.229" calcext:value-type="float">
            <text:p>0,229</text:p>
          </table:table-cell>
          <table:table-cell table:formula="of:=[.J390]/[.H390]" office:value-type="float" office:value="0.000447265625" calcext:value-type="float">
            <text:p>0,000447265625</text:p>
          </table:table-cell>
          <table:table-cell office:value-type="float" office:value="5.015" calcext:value-type="float">
            <text:p>5,015</text:p>
          </table:table-cell>
          <table:table-cell table:formula="of:=[.L390]/[.I390]/[.H390]" office:value-type="float" office:value="0.000408121744791667" calcext:value-type="float">
            <text:p>0,000408121744792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5" calcext:value-type="float">
            <text:p>25</text:p>
          </table:table-cell>
          <table:table-cell office:value-type="float" office:value="0.3785" calcext:value-type="float">
            <text:p>0,3785</text:p>
          </table:table-cell>
          <table:table-cell table:formula="of:=[.C391]/[.A391]" office:value-type="float" office:value="0.0007392578125" calcext:value-type="float">
            <text:p>0,0007392578125</text:p>
          </table:table-cell>
          <table:table-cell office:value-type="float" office:value="8.6799" calcext:value-type="float">
            <text:p>8,6799</text:p>
          </table:table-cell>
          <table:table-cell table:formula="of:=[.E391]/[.B391]/[.A391]" office:value-type="float" office:value="0.0006781171875" calcext:value-type="float">
            <text:p>0,000678117187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5" calcext:value-type="float">
            <text:p>25</text:p>
          </table:table-cell>
          <table:table-cell office:value-type="float" office:value="0.2113" calcext:value-type="float">
            <text:p>0,2113</text:p>
          </table:table-cell>
          <table:table-cell table:formula="of:=[.J391]/[.H391]" office:value-type="float" office:value="0.0004126953125" calcext:value-type="float">
            <text:p>0,0004126953125</text:p>
          </table:table-cell>
          <table:table-cell office:value-type="float" office:value="4.9535" calcext:value-type="float">
            <text:p>4,9535</text:p>
          </table:table-cell>
          <table:table-cell table:formula="of:=[.L391]/[.I391]/[.H391]" office:value-type="float" office:value="0.0003869921875" calcext:value-type="float">
            <text:p>0,000386992187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6" calcext:value-type="float">
            <text:p>26</text:p>
          </table:table-cell>
          <table:table-cell office:value-type="float" office:value="0.3542" calcext:value-type="float">
            <text:p>0,3542</text:p>
          </table:table-cell>
          <table:table-cell table:formula="of:=[.C392]/[.A392]" office:value-type="float" office:value="0.000691796875" calcext:value-type="float">
            <text:p>0,000691796875</text:p>
          </table:table-cell>
          <table:table-cell office:value-type="float" office:value="7.8976" calcext:value-type="float">
            <text:p>7,8976</text:p>
          </table:table-cell>
          <table:table-cell table:formula="of:=[.E392]/[.B392]/[.A392]" office:value-type="float" office:value="0.000593269230769231" calcext:value-type="float">
            <text:p>0,000593269230769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6" calcext:value-type="float">
            <text:p>26</text:p>
          </table:table-cell>
          <table:table-cell office:value-type="float" office:value="0.2093" calcext:value-type="float">
            <text:p>0,2093</text:p>
          </table:table-cell>
          <table:table-cell table:formula="of:=[.J392]/[.H392]" office:value-type="float" office:value="0.0004087890625" calcext:value-type="float">
            <text:p>0,0004087890625</text:p>
          </table:table-cell>
          <table:table-cell office:value-type="float" office:value="4.9583" calcext:value-type="float">
            <text:p>4,9583</text:p>
          </table:table-cell>
          <table:table-cell table:formula="of:=[.L392]/[.I392]/[.H392]" office:value-type="float" office:value="0.000372468449519231" calcext:value-type="float">
            <text:p>0,00037246844951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7" calcext:value-type="float">
            <text:p>27</text:p>
          </table:table-cell>
          <table:table-cell office:value-type="float" office:value="0.3337" calcext:value-type="float">
            <text:p>0,3337</text:p>
          </table:table-cell>
          <table:table-cell table:formula="of:=[.C393]/[.A393]" office:value-type="float" office:value="0.0006517578125" calcext:value-type="float">
            <text:p>0,0006517578125</text:p>
          </table:table-cell>
          <table:table-cell office:value-type="float" office:value="8.1825" calcext:value-type="float">
            <text:p>8,1825</text:p>
          </table:table-cell>
          <table:table-cell table:formula="of:=[.E393]/[.B393]/[.A393]" office:value-type="float" office:value="0.000591905381944444" calcext:value-type="float">
            <text:p>0,000591905381944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7" calcext:value-type="float">
            <text:p>27</text:p>
          </table:table-cell>
          <table:table-cell office:value-type="float" office:value="0.2054" calcext:value-type="float">
            <text:p>0,2054</text:p>
          </table:table-cell>
          <table:table-cell table:formula="of:=[.J393]/[.H393]" office:value-type="float" office:value="0.000401171875" calcext:value-type="float">
            <text:p>0,000401171875</text:p>
          </table:table-cell>
          <table:table-cell office:value-type="float" office:value="4.5769" calcext:value-type="float">
            <text:p>4,5769</text:p>
          </table:table-cell>
          <table:table-cell table:formula="of:=[.L393]/[.I393]/[.H393]" office:value-type="float" office:value="0.000331083622685185" calcext:value-type="float">
            <text:p>0,00033108362268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8" calcext:value-type="float">
            <text:p>28</text:p>
          </table:table-cell>
          <table:table-cell office:value-type="float" office:value="0.3765" calcext:value-type="float">
            <text:p>0,3765</text:p>
          </table:table-cell>
          <table:table-cell table:formula="of:=[.C394]/[.A394]" office:value-type="float" office:value="0.0007353515625" calcext:value-type="float">
            <text:p>0,0007353515625</text:p>
          </table:table-cell>
          <table:table-cell office:value-type="float" office:value="8.8274" calcext:value-type="float">
            <text:p>8,8274</text:p>
          </table:table-cell>
          <table:table-cell table:formula="of:=[.E394]/[.B394]/[.A394]" office:value-type="float" office:value="0.000615750558035714" calcext:value-type="float">
            <text:p>0,000615750558036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8" calcext:value-type="float">
            <text:p>28</text:p>
          </table:table-cell>
          <table:table-cell office:value-type="float" office:value="0.2082" calcext:value-type="float">
            <text:p>0,2082</text:p>
          </table:table-cell>
          <table:table-cell table:formula="of:=[.J394]/[.H394]" office:value-type="float" office:value="0.000406640625" calcext:value-type="float">
            <text:p>0,000406640625</text:p>
          </table:table-cell>
          <table:table-cell office:value-type="float" office:value="5.1272" calcext:value-type="float">
            <text:p>5,1272</text:p>
          </table:table-cell>
          <table:table-cell table:formula="of:=[.L394]/[.I394]/[.H394]" office:value-type="float" office:value="0.000357645089285714" calcext:value-type="float">
            <text:p>0,00035764508928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29" calcext:value-type="float">
            <text:p>29</text:p>
          </table:table-cell>
          <table:table-cell office:value-type="float" office:value="0.3568" calcext:value-type="float">
            <text:p>0,3568</text:p>
          </table:table-cell>
          <table:table-cell table:formula="of:=[.C395]/[.A395]" office:value-type="float" office:value="0.000696875" calcext:value-type="float">
            <text:p>0,000696875</text:p>
          </table:table-cell>
          <table:table-cell office:value-type="float" office:value="9.4014" calcext:value-type="float">
            <text:p>9,4014</text:p>
          </table:table-cell>
          <table:table-cell table:formula="of:=[.E395]/[.B395]/[.A395]" office:value-type="float" office:value="0.000633176185344828" calcext:value-type="float">
            <text:p>0,00063317618534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29" calcext:value-type="float">
            <text:p>29</text:p>
          </table:table-cell>
          <table:table-cell office:value-type="float" office:value="0.2063" calcext:value-type="float">
            <text:p>0,2063</text:p>
          </table:table-cell>
          <table:table-cell table:formula="of:=[.J395]/[.H395]" office:value-type="float" office:value="0.0004029296875" calcext:value-type="float">
            <text:p>0,0004029296875</text:p>
          </table:table-cell>
          <table:table-cell office:value-type="float" office:value="4.7614" calcext:value-type="float">
            <text:p>4,7614</text:p>
          </table:table-cell>
          <table:table-cell table:formula="of:=[.L395]/[.I395]/[.H395]" office:value-type="float" office:value="0.000320676185344828" calcext:value-type="float">
            <text:p>0,00032067618534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0" calcext:value-type="float">
            <text:p>30</text:p>
          </table:table-cell>
          <table:table-cell office:value-type="float" office:value="0.3791" calcext:value-type="float">
            <text:p>0,3791</text:p>
          </table:table-cell>
          <table:table-cell table:formula="of:=[.C396]/[.A396]" office:value-type="float" office:value="0.0007404296875" calcext:value-type="float">
            <text:p>0,0007404296875</text:p>
          </table:table-cell>
          <table:table-cell office:value-type="float" office:value="9.9259" calcext:value-type="float">
            <text:p>9,9259</text:p>
          </table:table-cell>
          <table:table-cell table:formula="of:=[.E396]/[.B396]/[.A396]" office:value-type="float" office:value="0.000646217447916667" calcext:value-type="float">
            <text:p>0,000646217447917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0" calcext:value-type="float">
            <text:p>30</text:p>
          </table:table-cell>
          <table:table-cell office:value-type="float" office:value="0.2137" calcext:value-type="float">
            <text:p>0,2137</text:p>
          </table:table-cell>
          <table:table-cell table:formula="of:=[.J396]/[.H396]" office:value-type="float" office:value="0.0004173828125" calcext:value-type="float">
            <text:p>0,0004173828125</text:p>
          </table:table-cell>
          <table:table-cell office:value-type="float" office:value="5.8127" calcext:value-type="float">
            <text:p>5,8127</text:p>
          </table:table-cell>
          <table:table-cell table:formula="of:=[.L396]/[.I396]/[.H396]" office:value-type="float" office:value="0.000378430989583333" calcext:value-type="float">
            <text:p>0,00037843098958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1" calcext:value-type="float">
            <text:p>31</text:p>
          </table:table-cell>
          <table:table-cell office:value-type="float" office:value="0.3607" calcext:value-type="float">
            <text:p>0,3607</text:p>
          </table:table-cell>
          <table:table-cell table:formula="of:=[.C397]/[.A397]" office:value-type="float" office:value="0.0007044921875" calcext:value-type="float">
            <text:p>0,0007044921875</text:p>
          </table:table-cell>
          <table:table-cell office:value-type="float" office:value="10.3752" calcext:value-type="float">
            <text:p>10,3752</text:p>
          </table:table-cell>
          <table:table-cell table:formula="of:=[.E397]/[.B397]/[.A397]" office:value-type="float" office:value="0.000653679435483871" calcext:value-type="float">
            <text:p>0,000653679435484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1" calcext:value-type="float">
            <text:p>31</text:p>
          </table:table-cell>
          <table:table-cell office:value-type="float" office:value="0.2209" calcext:value-type="float">
            <text:p>0,2209</text:p>
          </table:table-cell>
          <table:table-cell table:formula="of:=[.J397]/[.H397]" office:value-type="float" office:value="0.0004314453125" calcext:value-type="float">
            <text:p>0,0004314453125</text:p>
          </table:table-cell>
          <table:table-cell office:value-type="float" office:value="5.6075" calcext:value-type="float">
            <text:p>5,6075</text:p>
          </table:table-cell>
          <table:table-cell table:formula="of:=[.L397]/[.I397]/[.H397]" office:value-type="float" office:value="0.000353295110887097" calcext:value-type="float">
            <text:p>0,00035329511088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0.3626" calcext:value-type="float">
            <text:p>0,3626</text:p>
          </table:table-cell>
          <table:table-cell table:formula="of:=[.C398]/[.A398]" office:value-type="float" office:value="0.000708203125" calcext:value-type="float">
            <text:p>0,000708203125</text:p>
          </table:table-cell>
          <table:table-cell office:value-type="float" office:value="10.066" calcext:value-type="float">
            <text:p>10,066</text:p>
          </table:table-cell>
          <table:table-cell table:formula="of:=[.E398]/[.B398]/[.A398]" office:value-type="float" office:value="0.0006143798828125" calcext:value-type="float">
            <text:p>0,000614379882813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float" office:value="0.2357" calcext:value-type="float">
            <text:p>0,2357</text:p>
          </table:table-cell>
          <table:table-cell table:formula="of:=[.J398]/[.H398]" office:value-type="float" office:value="0.0004603515625" calcext:value-type="float">
            <text:p>0,0004603515625</text:p>
          </table:table-cell>
          <table:table-cell office:value-type="float" office:value="6.2989" calcext:value-type="float">
            <text:p>6,2989</text:p>
          </table:table-cell>
          <table:table-cell table:formula="of:=[.L398]/[.I398]/[.H398]" office:value-type="float" office:value="0.000384454345703125" calcext:value-type="float">
            <text:p>0,00038445434570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3" calcext:value-type="float">
            <text:p>33</text:p>
          </table:table-cell>
          <table:table-cell office:value-type="float" office:value="0.382" calcext:value-type="float">
            <text:p>0,382</text:p>
          </table:table-cell>
          <table:table-cell table:formula="of:=[.C399]/[.A399]" office:value-type="float" office:value="0.00074609375" calcext:value-type="float">
            <text:p>0,00074609375</text:p>
          </table:table-cell>
          <table:table-cell office:value-type="float" office:value="9.8699" calcext:value-type="float">
            <text:p>9,8699</text:p>
          </table:table-cell>
          <table:table-cell table:formula="of:=[.E399]/[.B399]/[.A399]" office:value-type="float" office:value="0.000584156013257576" calcext:value-type="float">
            <text:p>0,000584156013258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3" calcext:value-type="float">
            <text:p>33</text:p>
          </table:table-cell>
          <table:table-cell office:value-type="float" office:value="0.231" calcext:value-type="float">
            <text:p>0,231</text:p>
          </table:table-cell>
          <table:table-cell table:formula="of:=[.J399]/[.H399]" office:value-type="float" office:value="0.000451171875" calcext:value-type="float">
            <text:p>0,000451171875</text:p>
          </table:table-cell>
          <table:table-cell office:value-type="float" office:value="5.7879" calcext:value-type="float">
            <text:p>5,7879</text:p>
          </table:table-cell>
          <table:table-cell table:formula="of:=[.L399]/[.I399]/[.H399]" office:value-type="float" office:value="0.000342560369318182" calcext:value-type="float">
            <text:p>0,000342560369318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4" calcext:value-type="float">
            <text:p>34</text:p>
          </table:table-cell>
          <table:table-cell office:value-type="float" office:value="0.355" calcext:value-type="float">
            <text:p>0,355</text:p>
          </table:table-cell>
          <table:table-cell table:formula="of:=[.C400]/[.A400]" office:value-type="float" office:value="0.000693359375" calcext:value-type="float">
            <text:p>0,000693359375</text:p>
          </table:table-cell>
          <table:table-cell office:value-type="float" office:value="10.2456" calcext:value-type="float">
            <text:p>10,2456</text:p>
          </table:table-cell>
          <table:table-cell table:formula="of:=[.E400]/[.B400]/[.A400]" office:value-type="float" office:value="0.000588556985294118" calcext:value-type="float">
            <text:p>0,000588556985294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4" calcext:value-type="float">
            <text:p>34</text:p>
          </table:table-cell>
          <table:table-cell office:value-type="float" office:value="0.2485" calcext:value-type="float">
            <text:p>0,2485</text:p>
          </table:table-cell>
          <table:table-cell table:formula="of:=[.J400]/[.H400]" office:value-type="float" office:value="0.0004853515625" calcext:value-type="float">
            <text:p>0,0004853515625</text:p>
          </table:table-cell>
          <table:table-cell office:value-type="float" office:value="7.9155" calcext:value-type="float">
            <text:p>7,9155</text:p>
          </table:table-cell>
          <table:table-cell table:formula="of:=[.L400]/[.I400]/[.H400]" office:value-type="float" office:value="0.000454704733455882" calcext:value-type="float">
            <text:p>0,00045470473345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5" calcext:value-type="float">
            <text:p>35</text:p>
          </table:table-cell>
          <table:table-cell office:value-type="float" office:value="0.3691" calcext:value-type="float">
            <text:p>0,3691</text:p>
          </table:table-cell>
          <table:table-cell table:formula="of:=[.C401]/[.A401]" office:value-type="float" office:value="0.0007208984375" calcext:value-type="float">
            <text:p>0,0007208984375</text:p>
          </table:table-cell>
          <table:table-cell office:value-type="float" office:value="10.2515" calcext:value-type="float">
            <text:p>10,2515</text:p>
          </table:table-cell>
          <table:table-cell table:formula="of:=[.E401]/[.B401]/[.A401]" office:value-type="float" office:value="0.0005720703125" calcext:value-type="float">
            <text:p>0,000572070312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5" calcext:value-type="float">
            <text:p>35</text:p>
          </table:table-cell>
          <table:table-cell office:value-type="float" office:value="0.2149" calcext:value-type="float">
            <text:p>0,2149</text:p>
          </table:table-cell>
          <table:table-cell table:formula="of:=[.J401]/[.H401]" office:value-type="float" office:value="0.0004197265625" calcext:value-type="float">
            <text:p>0,0004197265625</text:p>
          </table:table-cell>
          <table:table-cell office:value-type="float" office:value="6.7862" calcext:value-type="float">
            <text:p>6,7862</text:p>
          </table:table-cell>
          <table:table-cell table:formula="of:=[.L401]/[.I401]/[.H401]" office:value-type="float" office:value="0.000378694196428571" calcext:value-type="float">
            <text:p>0,00037869419642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6" calcext:value-type="float">
            <text:p>36</text:p>
          </table:table-cell>
          <table:table-cell office:value-type="float" office:value="0.3954" calcext:value-type="float">
            <text:p>0,3954</text:p>
          </table:table-cell>
          <table:table-cell table:formula="of:=[.C402]/[.A402]" office:value-type="float" office:value="0.000772265625" calcext:value-type="float">
            <text:p>0,000772265625</text:p>
          </table:table-cell>
          <table:table-cell office:value-type="float" office:value="12.5895" calcext:value-type="float">
            <text:p>12,5895</text:p>
          </table:table-cell>
          <table:table-cell table:formula="of:=[.E402]/[.B402]/[.A402]" office:value-type="float" office:value="0.000683024088541667" calcext:value-type="float">
            <text:p>0,000683024088542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6" calcext:value-type="float">
            <text:p>36</text:p>
          </table:table-cell>
          <table:table-cell office:value-type="float" office:value="0.2157" calcext:value-type="float">
            <text:p>0,2157</text:p>
          </table:table-cell>
          <table:table-cell table:formula="of:=[.J402]/[.H402]" office:value-type="float" office:value="0.0004212890625" calcext:value-type="float">
            <text:p>0,0004212890625</text:p>
          </table:table-cell>
          <table:table-cell office:value-type="float" office:value="6.1191" calcext:value-type="float">
            <text:p>6,1191</text:p>
          </table:table-cell>
          <table:table-cell table:formula="of:=[.L402]/[.I402]/[.H402]" office:value-type="float" office:value="0.000331982421875" calcext:value-type="float">
            <text:p>0,000331982421875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7" calcext:value-type="float">
            <text:p>37</text:p>
          </table:table-cell>
          <table:table-cell office:value-type="float" office:value="0.367" calcext:value-type="float">
            <text:p>0,367</text:p>
          </table:table-cell>
          <table:table-cell table:formula="of:=[.C403]/[.A403]" office:value-type="float" office:value="0.000716796875" calcext:value-type="float">
            <text:p>0,000716796875</text:p>
          </table:table-cell>
          <table:table-cell office:value-type="float" office:value="12.6614" calcext:value-type="float">
            <text:p>12,6614</text:p>
          </table:table-cell>
          <table:table-cell table:formula="of:=[.E403]/[.B403]/[.A403]" office:value-type="float" office:value="0.000668359375" calcext:value-type="float">
            <text:p>0,00066835937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7" calcext:value-type="float">
            <text:p>37</text:p>
          </table:table-cell>
          <table:table-cell office:value-type="float" office:value="0.2468" calcext:value-type="float">
            <text:p>0,2468</text:p>
          </table:table-cell>
          <table:table-cell table:formula="of:=[.J403]/[.H403]" office:value-type="float" office:value="0.00048203125" calcext:value-type="float">
            <text:p>0,00048203125</text:p>
          </table:table-cell>
          <table:table-cell office:value-type="float" office:value="7.6762" calcext:value-type="float">
            <text:p>7,6762</text:p>
          </table:table-cell>
          <table:table-cell table:formula="of:=[.L403]/[.I403]/[.H403]" office:value-type="float" office:value="0.000405204814189189" calcext:value-type="float">
            <text:p>0,00040520481418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8" calcext:value-type="float">
            <text:p>38</text:p>
          </table:table-cell>
          <table:table-cell office:value-type="float" office:value="0.3738" calcext:value-type="float">
            <text:p>0,3738</text:p>
          </table:table-cell>
          <table:table-cell table:formula="of:=[.C404]/[.A404]" office:value-type="float" office:value="0.000730078125" calcext:value-type="float">
            <text:p>0,000730078125</text:p>
          </table:table-cell>
          <table:table-cell office:value-type="float" office:value="13.2426" calcext:value-type="float">
            <text:p>13,2426</text:p>
          </table:table-cell>
          <table:table-cell table:formula="of:=[.E404]/[.B404]/[.A404]" office:value-type="float" office:value="0.000680643503289474" calcext:value-type="float">
            <text:p>0,000680643503289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8" calcext:value-type="float">
            <text:p>38</text:p>
          </table:table-cell>
          <table:table-cell office:value-type="float" office:value="0.2298" calcext:value-type="float">
            <text:p>0,2298</text:p>
          </table:table-cell>
          <table:table-cell table:formula="of:=[.J404]/[.H404]" office:value-type="float" office:value="0.000448828125" calcext:value-type="float">
            <text:p>0,000448828125</text:p>
          </table:table-cell>
          <table:table-cell office:value-type="float" office:value="6.7081" calcext:value-type="float">
            <text:p>6,7081</text:p>
          </table:table-cell>
          <table:table-cell table:formula="of:=[.L404]/[.I404]/[.H404]" office:value-type="float" office:value="0.000344783100328947" calcext:value-type="float">
            <text:p>0,000344783100329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9" calcext:value-type="float">
            <text:p>39</text:p>
          </table:table-cell>
          <table:table-cell office:value-type="float" office:value="0.3792" calcext:value-type="float">
            <text:p>0,3792</text:p>
          </table:table-cell>
          <table:table-cell table:formula="of:=[.C405]/[.A405]" office:value-type="float" office:value="0.000740625" calcext:value-type="float">
            <text:p>0,000740625</text:p>
          </table:table-cell>
          <table:table-cell office:value-type="float" office:value="11.2173" calcext:value-type="float">
            <text:p>11,2173</text:p>
          </table:table-cell>
          <table:table-cell table:formula="of:=[.E405]/[.B405]/[.A405]" office:value-type="float" office:value="0.000561763822115385" calcext:value-type="float">
            <text:p>0,000561763822115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39" calcext:value-type="float">
            <text:p>39</text:p>
          </table:table-cell>
          <table:table-cell office:value-type="float" office:value="0.2458" calcext:value-type="float">
            <text:p>0,2458</text:p>
          </table:table-cell>
          <table:table-cell table:formula="of:=[.J405]/[.H405]" office:value-type="float" office:value="0.000480078125" calcext:value-type="float">
            <text:p>0,000480078125</text:p>
          </table:table-cell>
          <table:table-cell office:value-type="float" office:value="7.0913" calcext:value-type="float">
            <text:p>7,0913</text:p>
          </table:table-cell>
          <table:table-cell table:formula="of:=[.L405]/[.I405]/[.H405]" office:value-type="float" office:value="0.000355133213141026" calcext:value-type="float">
            <text:p>0,00035513321314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office:value-type="float" office:value="1.2255" calcext:value-type="float">
            <text:p>1,2255</text:p>
          </table:table-cell>
          <table:table-cell table:formula="of:=[.C406]/[.A406]" office:value-type="float" office:value="0.00212760416666667" calcext:value-type="float">
            <text:p>0,002127604166667</text:p>
          </table:table-cell>
          <table:table-cell office:value-type="float" office:value="1.2209" calcext:value-type="float">
            <text:p>1,2209</text:p>
          </table:table-cell>
          <table:table-cell table:formula="of:=[.E406]/[.B406]/[.A406]" office:value-type="float" office:value="0.00211961805555556" calcext:value-type="float">
            <text:p>0,002119618055556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1" calcext:value-type="float">
            <text:p>1</text:p>
          </table:table-cell>
          <table:table-cell office:value-type="float" office:value="0.5648" calcext:value-type="float">
            <text:p>0,5648</text:p>
          </table:table-cell>
          <table:table-cell table:formula="of:=[.J406]/[.H406]" office:value-type="float" office:value="0.000980555555555556" calcext:value-type="float">
            <text:p>0,000980555555556</text:p>
          </table:table-cell>
          <table:table-cell office:value-type="float" office:value="0.5627" calcext:value-type="float">
            <text:p>0,5627</text:p>
          </table:table-cell>
          <table:table-cell table:formula="of:=[.L406]/[.I406]/[.H406]" office:value-type="float" office:value="0.000976909722222222" calcext:value-type="float">
            <text:p>0,00097690972222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" calcext:value-type="float">
            <text:p>2</text:p>
          </table:table-cell>
          <table:table-cell office:value-type="float" office:value="0.544" calcext:value-type="float">
            <text:p>0,544</text:p>
          </table:table-cell>
          <table:table-cell table:formula="of:=[.C407]/[.A407]" office:value-type="float" office:value="0.000944444444444444" calcext:value-type="float">
            <text:p>0,000944444444444</text:p>
          </table:table-cell>
          <table:table-cell office:value-type="float" office:value="1.0826" calcext:value-type="float">
            <text:p>1,0826</text:p>
          </table:table-cell>
          <table:table-cell table:formula="of:=[.E407]/[.B407]/[.A407]" office:value-type="float" office:value="0.000939756944444444" calcext:value-type="float">
            <text:p>0,000939756944444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2" calcext:value-type="float">
            <text:p>2</text:p>
          </table:table-cell>
          <table:table-cell office:value-type="float" office:value="0.3279" calcext:value-type="float">
            <text:p>0,3279</text:p>
          </table:table-cell>
          <table:table-cell table:formula="of:=[.J407]/[.H407]" office:value-type="float" office:value="0.000569270833333333" calcext:value-type="float">
            <text:p>0,000569270833333</text:p>
          </table:table-cell>
          <table:table-cell office:value-type="float" office:value="0.6519" calcext:value-type="float">
            <text:p>0,6519</text:p>
          </table:table-cell>
          <table:table-cell table:formula="of:=[.L407]/[.I407]/[.H407]" office:value-type="float" office:value="0.000565885416666667" calcext:value-type="float">
            <text:p>0,00056588541666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" calcext:value-type="float">
            <text:p>3</text:p>
          </table:table-cell>
          <table:table-cell office:value-type="float" office:value="0.4288" calcext:value-type="float">
            <text:p>0,4288</text:p>
          </table:table-cell>
          <table:table-cell table:formula="of:=[.C408]/[.A408]" office:value-type="float" office:value="0.000744444444444444" calcext:value-type="float">
            <text:p>0,000744444444444</text:p>
          </table:table-cell>
          <table:table-cell office:value-type="float" office:value="1.2781" calcext:value-type="float">
            <text:p>1,2781</text:p>
          </table:table-cell>
          <table:table-cell table:formula="of:=[.E408]/[.B408]/[.A408]" office:value-type="float" office:value="0.000739641203703704" calcext:value-type="float">
            <text:p>0,000739641203704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3" calcext:value-type="float">
            <text:p>3</text:p>
          </table:table-cell>
          <table:table-cell office:value-type="float" office:value="0.2595" calcext:value-type="float">
            <text:p>0,2595</text:p>
          </table:table-cell>
          <table:table-cell table:formula="of:=[.J408]/[.H408]" office:value-type="float" office:value="0.000450520833333333" calcext:value-type="float">
            <text:p>0,000450520833333</text:p>
          </table:table-cell>
          <table:table-cell office:value-type="float" office:value="0.7737" calcext:value-type="float">
            <text:p>0,7737</text:p>
          </table:table-cell>
          <table:table-cell table:formula="of:=[.L408]/[.I408]/[.H408]" office:value-type="float" office:value="0.000447743055555556" calcext:value-type="float">
            <text:p>0,00044774305555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" calcext:value-type="float">
            <text:p>4</text:p>
          </table:table-cell>
          <table:table-cell office:value-type="float" office:value="0.365" calcext:value-type="float">
            <text:p>0,365</text:p>
          </table:table-cell>
          <table:table-cell table:formula="of:=[.C409]/[.A409]" office:value-type="float" office:value="0.000633680555555555" calcext:value-type="float">
            <text:p>0,000633680555556</text:p>
          </table:table-cell>
          <table:table-cell office:value-type="float" office:value="1.4463" calcext:value-type="float">
            <text:p>1,4463</text:p>
          </table:table-cell>
          <table:table-cell table:formula="of:=[.E409]/[.B409]/[.A409]" office:value-type="float" office:value="0.000627734375" calcext:value-type="float">
            <text:p>0,000627734375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4" calcext:value-type="float">
            <text:p>4</text:p>
          </table:table-cell>
          <table:table-cell office:value-type="float" office:value="0.2485" calcext:value-type="float">
            <text:p>0,2485</text:p>
          </table:table-cell>
          <table:table-cell table:formula="of:=[.J409]/[.H409]" office:value-type="float" office:value="0.000431423611111111" calcext:value-type="float">
            <text:p>0,000431423611111</text:p>
          </table:table-cell>
          <table:table-cell office:value-type="float" office:value="0.9866" calcext:value-type="float">
            <text:p>0,9866</text:p>
          </table:table-cell>
          <table:table-cell table:formula="of:=[.L409]/[.I409]/[.H409]" office:value-type="float" office:value="0.000428211805555556" calcext:value-type="float">
            <text:p>0,00042821180555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5" calcext:value-type="float">
            <text:p>5</text:p>
          </table:table-cell>
          <table:table-cell office:value-type="float" office:value="0.3476" calcext:value-type="float">
            <text:p>0,3476</text:p>
          </table:table-cell>
          <table:table-cell table:formula="of:=[.C410]/[.A410]" office:value-type="float" office:value="0.000603472222222222" calcext:value-type="float">
            <text:p>0,000603472222222</text:p>
          </table:table-cell>
          <table:table-cell office:value-type="float" office:value="1.7073" calcext:value-type="float">
            <text:p>1,7073</text:p>
          </table:table-cell>
          <table:table-cell table:formula="of:=[.E410]/[.B410]/[.A410]" office:value-type="float" office:value="0.0005928125" calcext:value-type="float">
            <text:p>0,0005928125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5" calcext:value-type="float">
            <text:p>5</text:p>
          </table:table-cell>
          <table:table-cell office:value-type="float" office:value="0.2324" calcext:value-type="float">
            <text:p>0,2324</text:p>
          </table:table-cell>
          <table:table-cell table:formula="of:=[.J410]/[.H410]" office:value-type="float" office:value="0.000403472222222222" calcext:value-type="float">
            <text:p>0,000403472222222</text:p>
          </table:table-cell>
          <table:table-cell office:value-type="float" office:value="1.1399" calcext:value-type="float">
            <text:p>1,1399</text:p>
          </table:table-cell>
          <table:table-cell table:formula="of:=[.L410]/[.I410]/[.H410]" office:value-type="float" office:value="0.000395798611111111" calcext:value-type="float">
            <text:p>0,00039579861111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" calcext:value-type="float">
            <text:p>6</text:p>
          </table:table-cell>
          <table:table-cell office:value-type="float" office:value="0.3639" calcext:value-type="float">
            <text:p>0,3639</text:p>
          </table:table-cell>
          <table:table-cell table:formula="of:=[.C411]/[.A411]" office:value-type="float" office:value="0.000631770833333333" calcext:value-type="float">
            <text:p>0,000631770833333</text:p>
          </table:table-cell>
          <table:table-cell office:value-type="float" office:value="2.1594" calcext:value-type="float">
            <text:p>2,1594</text:p>
          </table:table-cell>
          <table:table-cell table:formula="of:=[.E411]/[.B411]/[.A411]" office:value-type="float" office:value="0.000624826388888889" calcext:value-type="float">
            <text:p>0,000624826388889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6" calcext:value-type="float">
            <text:p>6</text:p>
          </table:table-cell>
          <table:table-cell office:value-type="float" office:value="0.2462" calcext:value-type="float">
            <text:p>0,2462</text:p>
          </table:table-cell>
          <table:table-cell table:formula="of:=[.J411]/[.H411]" office:value-type="float" office:value="0.000427430555555556" calcext:value-type="float">
            <text:p>0,000427430555556</text:p>
          </table:table-cell>
          <table:table-cell office:value-type="float" office:value="1.4364" calcext:value-type="float">
            <text:p>1,4364</text:p>
          </table:table-cell>
          <table:table-cell table:formula="of:=[.L411]/[.I411]/[.H411]" office:value-type="float" office:value="0.000415625" calcext:value-type="float">
            <text:p>0,00041562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7" calcext:value-type="float">
            <text:p>7</text:p>
          </table:table-cell>
          <table:table-cell office:value-type="float" office:value="0.3651" calcext:value-type="float">
            <text:p>0,3651</text:p>
          </table:table-cell>
          <table:table-cell table:formula="of:=[.C412]/[.A412]" office:value-type="float" office:value="0.000633854166666667" calcext:value-type="float">
            <text:p>0,000633854166667</text:p>
          </table:table-cell>
          <table:table-cell office:value-type="float" office:value="2.4965" calcext:value-type="float">
            <text:p>2,4965</text:p>
          </table:table-cell>
          <table:table-cell table:formula="of:=[.E412]/[.B412]/[.A412]" office:value-type="float" office:value="0.000619171626984127" calcext:value-type="float">
            <text:p>0,000619171626984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7" calcext:value-type="float">
            <text:p>7</text:p>
          </table:table-cell>
          <table:table-cell office:value-type="float" office:value="0.2362" calcext:value-type="float">
            <text:p>0,2362</text:p>
          </table:table-cell>
          <table:table-cell table:formula="of:=[.J412]/[.H412]" office:value-type="float" office:value="0.000410069444444444" calcext:value-type="float">
            <text:p>0,000410069444444</text:p>
          </table:table-cell>
          <table:table-cell office:value-type="float" office:value="1.5534" calcext:value-type="float">
            <text:p>1,5534</text:p>
          </table:table-cell>
          <table:table-cell table:formula="of:=[.L412]/[.I412]/[.H412]" office:value-type="float" office:value="0.000385267857142857" calcext:value-type="float">
            <text:p>0,00038526785714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8" calcext:value-type="float">
            <text:p>8</text:p>
          </table:table-cell>
          <table:table-cell office:value-type="float" office:value="0.4073" calcext:value-type="float">
            <text:p>0,4073</text:p>
          </table:table-cell>
          <table:table-cell table:formula="of:=[.C413]/[.A413]" office:value-type="float" office:value="0.000707118055555556" calcext:value-type="float">
            <text:p>0,000707118055556</text:p>
          </table:table-cell>
          <table:table-cell office:value-type="float" office:value="3.1534" calcext:value-type="float">
            <text:p>3,1534</text:p>
          </table:table-cell>
          <table:table-cell table:formula="of:=[.E413]/[.B413]/[.A413]" office:value-type="float" office:value="0.000684331597222222" calcext:value-type="float">
            <text:p>0,000684331597222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8" calcext:value-type="float">
            <text:p>8</text:p>
          </table:table-cell>
          <table:table-cell office:value-type="float" office:value="0.244" calcext:value-type="float">
            <text:p>0,244</text:p>
          </table:table-cell>
          <table:table-cell table:formula="of:=[.J413]/[.H413]" office:value-type="float" office:value="0.000423611111111111" calcext:value-type="float">
            <text:p>0,000423611111111</text:p>
          </table:table-cell>
          <table:table-cell office:value-type="float" office:value="1.8877" calcext:value-type="float">
            <text:p>1,8877</text:p>
          </table:table-cell>
          <table:table-cell table:formula="of:=[.L413]/[.I413]/[.H413]" office:value-type="float" office:value="0.000409657118055556" calcext:value-type="float">
            <text:p>0,00040965711805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9" calcext:value-type="float">
            <text:p>9</text:p>
          </table:table-cell>
          <table:table-cell office:value-type="float" office:value="0.3819" calcext:value-type="float">
            <text:p>0,3819</text:p>
          </table:table-cell>
          <table:table-cell table:formula="of:=[.C414]/[.A414]" office:value-type="float" office:value="0.000663020833333333" calcext:value-type="float">
            <text:p>0,000663020833333</text:p>
          </table:table-cell>
          <table:table-cell office:value-type="float" office:value="3.3346" calcext:value-type="float">
            <text:p>3,3346</text:p>
          </table:table-cell>
          <table:table-cell table:formula="of:=[.E414]/[.B414]/[.A414]" office:value-type="float" office:value="0.000643248456790123" calcext:value-type="float">
            <text:p>0,00064324845679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9" calcext:value-type="float">
            <text:p>9</text:p>
          </table:table-cell>
          <table:table-cell office:value-type="float" office:value="0.2456" calcext:value-type="float">
            <text:p>0,2456</text:p>
          </table:table-cell>
          <table:table-cell table:formula="of:=[.J414]/[.H414]" office:value-type="float" office:value="0.000426388888888889" calcext:value-type="float">
            <text:p>0,000426388888889</text:p>
          </table:table-cell>
          <table:table-cell office:value-type="float" office:value="2.1258" calcext:value-type="float">
            <text:p>2,1258</text:p>
          </table:table-cell>
          <table:table-cell table:formula="of:=[.L414]/[.I414]/[.H414]" office:value-type="float" office:value="0.000410069444444444" calcext:value-type="float">
            <text:p>0,00041006944444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0" calcext:value-type="float">
            <text:p>10</text:p>
          </table:table-cell>
          <table:table-cell office:value-type="float" office:value="0.3768" calcext:value-type="float">
            <text:p>0,3768</text:p>
          </table:table-cell>
          <table:table-cell table:formula="of:=[.C415]/[.A415]" office:value-type="float" office:value="0.000654166666666667" calcext:value-type="float">
            <text:p>0,000654166666667</text:p>
          </table:table-cell>
          <table:table-cell office:value-type="float" office:value="3.5872" calcext:value-type="float">
            <text:p>3,5872</text:p>
          </table:table-cell>
          <table:table-cell table:formula="of:=[.E415]/[.B415]/[.A415]" office:value-type="float" office:value="0.000622777777777778" calcext:value-type="float">
            <text:p>0,000622777777778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10" calcext:value-type="float">
            <text:p>10</text:p>
          </table:table-cell>
          <table:table-cell office:value-type="float" office:value="0.2412" calcext:value-type="float">
            <text:p>0,2412</text:p>
          </table:table-cell>
          <table:table-cell table:formula="of:=[.J415]/[.H415]" office:value-type="float" office:value="0.00041875" calcext:value-type="float">
            <text:p>0,00041875</text:p>
          </table:table-cell>
          <table:table-cell office:value-type="float" office:value="2.3272" calcext:value-type="float">
            <text:p>2,3272</text:p>
          </table:table-cell>
          <table:table-cell table:formula="of:=[.L415]/[.I415]/[.H415]" office:value-type="float" office:value="0.000404027777777778" calcext:value-type="float">
            <text:p>0,00040402777777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1" calcext:value-type="float">
            <text:p>11</text:p>
          </table:table-cell>
          <table:table-cell office:value-type="float" office:value="0.3666" calcext:value-type="float">
            <text:p>0,3666</text:p>
          </table:table-cell>
          <table:table-cell table:formula="of:=[.C416]/[.A416]" office:value-type="float" office:value="0.000636458333333333" calcext:value-type="float">
            <text:p>0,000636458333333</text:p>
          </table:table-cell>
          <table:table-cell office:value-type="float" office:value="3.817" calcext:value-type="float">
            <text:p>3,817</text:p>
          </table:table-cell>
          <table:table-cell table:formula="of:=[.E416]/[.B416]/[.A416]" office:value-type="float" office:value="0.000602430555555556" calcext:value-type="float">
            <text:p>0,000602430555556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11" calcext:value-type="float">
            <text:p>11</text:p>
          </table:table-cell>
          <table:table-cell office:value-type="float" office:value="0.2551" calcext:value-type="float">
            <text:p>0,2551</text:p>
          </table:table-cell>
          <table:table-cell table:formula="of:=[.J416]/[.H416]" office:value-type="float" office:value="0.000442881944444444" calcext:value-type="float">
            <text:p>0,000442881944444</text:p>
          </table:table-cell>
          <table:table-cell office:value-type="float" office:value="2.7052" calcext:value-type="float">
            <text:p>2,7052</text:p>
          </table:table-cell>
          <table:table-cell table:formula="of:=[.L416]/[.I416]/[.H416]" office:value-type="float" office:value="0.000426957070707071" calcext:value-type="float">
            <text:p>0,00042695707070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2" calcext:value-type="float">
            <text:p>12</text:p>
          </table:table-cell>
          <table:table-cell office:value-type="float" office:value="0.3422" calcext:value-type="float">
            <text:p>0,3422</text:p>
          </table:table-cell>
          <table:table-cell table:formula="of:=[.C417]/[.A417]" office:value-type="float" office:value="0.000594097222222222" calcext:value-type="float">
            <text:p>0,000594097222222</text:p>
          </table:table-cell>
          <table:table-cell office:value-type="float" office:value="3.9495" calcext:value-type="float">
            <text:p>3,9495</text:p>
          </table:table-cell>
          <table:table-cell table:formula="of:=[.E417]/[.B417]/[.A417]" office:value-type="float" office:value="0.000571397569444444" calcext:value-type="float">
            <text:p>0,000571397569444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12" calcext:value-type="float">
            <text:p>12</text:p>
          </table:table-cell>
          <table:table-cell office:value-type="float" office:value="0.2556" calcext:value-type="float">
            <text:p>0,2556</text:p>
          </table:table-cell>
          <table:table-cell table:formula="of:=[.J417]/[.H417]" office:value-type="float" office:value="0.00044375" calcext:value-type="float">
            <text:p>0,00044375</text:p>
          </table:table-cell>
          <table:table-cell office:value-type="float" office:value="2.9747" calcext:value-type="float">
            <text:p>2,9747</text:p>
          </table:table-cell>
          <table:table-cell table:formula="of:=[.L417]/[.I417]/[.H417]" office:value-type="float" office:value="0.000430367476851852" calcext:value-type="float">
            <text:p>0,00043036747685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3" calcext:value-type="float">
            <text:p>13</text:p>
          </table:table-cell>
          <table:table-cell office:value-type="float" office:value="0.3789" calcext:value-type="float">
            <text:p>0,3789</text:p>
          </table:table-cell>
          <table:table-cell table:formula="of:=[.C418]/[.A418]" office:value-type="float" office:value="0.0006578125" calcext:value-type="float">
            <text:p>0,0006578125</text:p>
          </table:table-cell>
          <table:table-cell office:value-type="float" office:value="4.6509" calcext:value-type="float">
            <text:p>4,6509</text:p>
          </table:table-cell>
          <table:table-cell table:formula="of:=[.E418]/[.B418]/[.A418]" office:value-type="float" office:value="0.000621113782051282" calcext:value-type="float">
            <text:p>0,000621113782051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13" calcext:value-type="float">
            <text:p>13</text:p>
          </table:table-cell>
          <table:table-cell office:value-type="float" office:value="0.2575" calcext:value-type="float">
            <text:p>0,2575</text:p>
          </table:table-cell>
          <table:table-cell table:formula="of:=[.J418]/[.H418]" office:value-type="float" office:value="0.000447048611111111" calcext:value-type="float">
            <text:p>0,000447048611111</text:p>
          </table:table-cell>
          <table:table-cell office:value-type="float" office:value="3.2" calcext:value-type="float">
            <text:p>3,2</text:p>
          </table:table-cell>
          <table:table-cell table:formula="of:=[.L418]/[.I418]/[.H418]" office:value-type="float" office:value="0.000427350427350427" calcext:value-type="float">
            <text:p>0,0004273504273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" calcext:value-type="float">
            <text:p>14</text:p>
          </table:table-cell>
          <table:table-cell office:value-type="float" office:value="0.4195" calcext:value-type="float">
            <text:p>0,4195</text:p>
          </table:table-cell>
          <table:table-cell table:formula="of:=[.C419]/[.A419]" office:value-type="float" office:value="0.000728298611111111" calcext:value-type="float">
            <text:p>0,000728298611111</text:p>
          </table:table-cell>
          <table:table-cell office:value-type="float" office:value="5.5833" calcext:value-type="float">
            <text:p>5,5833</text:p>
          </table:table-cell>
          <table:table-cell table:formula="of:=[.E419]/[.B419]/[.A419]" office:value-type="float" office:value="0.000692373511904762" calcext:value-type="float">
            <text:p>0,000692373511905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14" calcext:value-type="float">
            <text:p>14</text:p>
          </table:table-cell>
          <table:table-cell office:value-type="float" office:value="0.2732" calcext:value-type="float">
            <text:p>0,2732</text:p>
          </table:table-cell>
          <table:table-cell table:formula="of:=[.J419]/[.H419]" office:value-type="float" office:value="0.000474305555555556" calcext:value-type="float">
            <text:p>0,000474305555556</text:p>
          </table:table-cell>
          <table:table-cell office:value-type="float" office:value="3.6361" calcext:value-type="float">
            <text:p>3,6361</text:p>
          </table:table-cell>
          <table:table-cell table:formula="of:=[.L419]/[.I419]/[.H419]" office:value-type="float" office:value="0.000450905257936508" calcext:value-type="float">
            <text:p>0,00045090525793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5" calcext:value-type="float">
            <text:p>15</text:p>
          </table:table-cell>
          <table:table-cell office:value-type="float" office:value="0.368" calcext:value-type="float">
            <text:p>0,368</text:p>
          </table:table-cell>
          <table:table-cell table:formula="of:=[.C420]/[.A420]" office:value-type="float" office:value="0.000638888888888889" calcext:value-type="float">
            <text:p>0,000638888888889</text:p>
          </table:table-cell>
          <table:table-cell office:value-type="float" office:value="5.2131" calcext:value-type="float">
            <text:p>5,2131</text:p>
          </table:table-cell>
          <table:table-cell table:formula="of:=[.E420]/[.B420]/[.A420]" office:value-type="float" office:value="0.000603368055555556" calcext:value-type="float">
            <text:p>0,000603368055556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15" calcext:value-type="float">
            <text:p>15</text:p>
          </table:table-cell>
          <table:table-cell office:value-type="float" office:value="0.2539" calcext:value-type="float">
            <text:p>0,2539</text:p>
          </table:table-cell>
          <table:table-cell table:formula="of:=[.J420]/[.H420]" office:value-type="float" office:value="0.000440798611111111" calcext:value-type="float">
            <text:p>0,000440798611111</text:p>
          </table:table-cell>
          <table:table-cell office:value-type="float" office:value="3.6297" calcext:value-type="float">
            <text:p>3,6297</text:p>
          </table:table-cell>
          <table:table-cell table:formula="of:=[.L420]/[.I420]/[.H420]" office:value-type="float" office:value="0.000420104166666667" calcext:value-type="float">
            <text:p>0,00042010416666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6" calcext:value-type="float">
            <text:p>16</text:p>
          </table:table-cell>
          <table:table-cell office:value-type="float" office:value="0.3716" calcext:value-type="float">
            <text:p>0,3716</text:p>
          </table:table-cell>
          <table:table-cell table:formula="of:=[.C421]/[.A421]" office:value-type="float" office:value="0.000645138888888889" calcext:value-type="float">
            <text:p>0,000645138888889</text:p>
          </table:table-cell>
          <table:table-cell office:value-type="float" office:value="5.6686" calcext:value-type="float">
            <text:p>5,6686</text:p>
          </table:table-cell>
          <table:table-cell table:formula="of:=[.E421]/[.B421]/[.A421]" office:value-type="float" office:value="0.000615082465277778" calcext:value-type="float">
            <text:p>0,000615082465278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16" calcext:value-type="float">
            <text:p>16</text:p>
          </table:table-cell>
          <table:table-cell office:value-type="float" office:value="0.2712" calcext:value-type="float">
            <text:p>0,2712</text:p>
          </table:table-cell>
          <table:table-cell table:formula="of:=[.J421]/[.H421]" office:value-type="float" office:value="0.000470833333333333" calcext:value-type="float">
            <text:p>0,000470833333333</text:p>
          </table:table-cell>
          <table:table-cell office:value-type="float" office:value="4.0455" calcext:value-type="float">
            <text:p>4,0455</text:p>
          </table:table-cell>
          <table:table-cell table:formula="of:=[.L421]/[.I421]/[.H421]" office:value-type="float" office:value="0.00043896484375" calcext:value-type="float">
            <text:p>0,0004389648437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7" calcext:value-type="float">
            <text:p>17</text:p>
          </table:table-cell>
          <table:table-cell office:value-type="float" office:value="0.3925" calcext:value-type="float">
            <text:p>0,3925</text:p>
          </table:table-cell>
          <table:table-cell table:formula="of:=[.C422]/[.A422]" office:value-type="float" office:value="0.000681423611111111" calcext:value-type="float">
            <text:p>0,000681423611111</text:p>
          </table:table-cell>
          <table:table-cell office:value-type="float" office:value="6.1706" calcext:value-type="float">
            <text:p>6,1706</text:p>
          </table:table-cell>
          <table:table-cell table:formula="of:=[.E422]/[.B422]/[.A422]" office:value-type="float" office:value="0.000630167483660131" calcext:value-type="float">
            <text:p>0,00063016748366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17" calcext:value-type="float">
            <text:p>17</text:p>
          </table:table-cell>
          <table:table-cell office:value-type="float" office:value="0.277" calcext:value-type="float">
            <text:p>0,277</text:p>
          </table:table-cell>
          <table:table-cell table:formula="of:=[.J422]/[.H422]" office:value-type="float" office:value="0.000480902777777778" calcext:value-type="float">
            <text:p>0,000480902777778</text:p>
          </table:table-cell>
          <table:table-cell office:value-type="float" office:value="4.5469" calcext:value-type="float">
            <text:p>4,5469</text:p>
          </table:table-cell>
          <table:table-cell table:formula="of:=[.L422]/[.I422]/[.H422]" office:value-type="float" office:value="0.000464348447712418" calcext:value-type="float">
            <text:p>0,00046434844771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8" calcext:value-type="float">
            <text:p>18</text:p>
          </table:table-cell>
          <table:table-cell office:value-type="float" office:value="0.3712" calcext:value-type="float">
            <text:p>0,3712</text:p>
          </table:table-cell>
          <table:table-cell table:formula="of:=[.C423]/[.A423]" office:value-type="float" office:value="0.000644444444444444" calcext:value-type="float">
            <text:p>0,000644444444444</text:p>
          </table:table-cell>
          <table:table-cell office:value-type="float" office:value="6.1175" calcext:value-type="float">
            <text:p>6,1175</text:p>
          </table:table-cell>
          <table:table-cell table:formula="of:=[.E423]/[.B423]/[.A423]" office:value-type="float" office:value="0.000590036651234568" calcext:value-type="float">
            <text:p>0,000590036651235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18" calcext:value-type="float">
            <text:p>18</text:p>
          </table:table-cell>
          <table:table-cell office:value-type="float" office:value="0.2473" calcext:value-type="float">
            <text:p>0,2473</text:p>
          </table:table-cell>
          <table:table-cell table:formula="of:=[.J423]/[.H423]" office:value-type="float" office:value="0.000429340277777778" calcext:value-type="float">
            <text:p>0,000429340277778</text:p>
          </table:table-cell>
          <table:table-cell office:value-type="float" office:value="4.1803" calcext:value-type="float">
            <text:p>4,1803</text:p>
          </table:table-cell>
          <table:table-cell table:formula="of:=[.L423]/[.I423]/[.H423]" office:value-type="float" office:value="0.000403192515432099" calcext:value-type="float">
            <text:p>0,000403192515432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9" calcext:value-type="float">
            <text:p>19</text:p>
          </table:table-cell>
          <table:table-cell office:value-type="float" office:value="0.4132" calcext:value-type="float">
            <text:p>0,4132</text:p>
          </table:table-cell>
          <table:table-cell table:formula="of:=[.C424]/[.A424]" office:value-type="float" office:value="0.000717361111111111" calcext:value-type="float">
            <text:p>0,000717361111111</text:p>
          </table:table-cell>
          <table:table-cell office:value-type="float" office:value="7.2188" calcext:value-type="float">
            <text:p>7,2188</text:p>
          </table:table-cell>
          <table:table-cell table:formula="of:=[.E424]/[.B424]/[.A424]" office:value-type="float" office:value="0.000659612573099415" calcext:value-type="float">
            <text:p>0,000659612573099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19" calcext:value-type="float">
            <text:p>19</text:p>
          </table:table-cell>
          <table:table-cell office:value-type="float" office:value="0.2572" calcext:value-type="float">
            <text:p>0,2572</text:p>
          </table:table-cell>
          <table:table-cell table:formula="of:=[.J424]/[.H424]" office:value-type="float" office:value="0.000446527777777778" calcext:value-type="float">
            <text:p>0,000446527777778</text:p>
          </table:table-cell>
          <table:table-cell office:value-type="float" office:value="4.4053" calcext:value-type="float">
            <text:p>4,4053</text:p>
          </table:table-cell>
          <table:table-cell table:formula="of:=[.L424]/[.I424]/[.H424]" office:value-type="float" office:value="0.000402531067251462" calcext:value-type="float">
            <text:p>0,00040253106725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0" calcext:value-type="float">
            <text:p>20</text:p>
          </table:table-cell>
          <table:table-cell office:value-type="float" office:value="0.3854" calcext:value-type="float">
            <text:p>0,3854</text:p>
          </table:table-cell>
          <table:table-cell table:formula="of:=[.C425]/[.A425]" office:value-type="float" office:value="0.000669097222222222" calcext:value-type="float">
            <text:p>0,000669097222222</text:p>
          </table:table-cell>
          <table:table-cell office:value-type="float" office:value="7.2342" calcext:value-type="float">
            <text:p>7,2342</text:p>
          </table:table-cell>
          <table:table-cell table:formula="of:=[.E425]/[.B425]/[.A425]" office:value-type="float" office:value="0.00062796875" calcext:value-type="float">
            <text:p>0,00062796875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20" calcext:value-type="float">
            <text:p>20</text:p>
          </table:table-cell>
          <table:table-cell office:value-type="float" office:value="0.2691" calcext:value-type="float">
            <text:p>0,2691</text:p>
          </table:table-cell>
          <table:table-cell table:formula="of:=[.J425]/[.H425]" office:value-type="float" office:value="0.0004671875" calcext:value-type="float">
            <text:p>0,0004671875</text:p>
          </table:table-cell>
          <table:table-cell office:value-type="float" office:value="5.1681" calcext:value-type="float">
            <text:p>5,1681</text:p>
          </table:table-cell>
          <table:table-cell table:formula="of:=[.L425]/[.I425]/[.H425]" office:value-type="float" office:value="0.000448619791666667" calcext:value-type="float">
            <text:p>0,00044861979166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1" calcext:value-type="float">
            <text:p>21</text:p>
          </table:table-cell>
          <table:table-cell office:value-type="float" office:value="0.3916" calcext:value-type="float">
            <text:p>0,3916</text:p>
          </table:table-cell>
          <table:table-cell table:formula="of:=[.C426]/[.A426]" office:value-type="float" office:value="0.000679861111111111" calcext:value-type="float">
            <text:p>0,000679861111111</text:p>
          </table:table-cell>
          <table:table-cell office:value-type="float" office:value="7.6281" calcext:value-type="float">
            <text:p>7,6281</text:p>
          </table:table-cell>
          <table:table-cell table:formula="of:=[.E426]/[.B426]/[.A426]" office:value-type="float" office:value="0.00063062996031746" calcext:value-type="float">
            <text:p>0,000630629960317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21" calcext:value-type="float">
            <text:p>21</text:p>
          </table:table-cell>
          <table:table-cell office:value-type="float" office:value="0.264" calcext:value-type="float">
            <text:p>0,264</text:p>
          </table:table-cell>
          <table:table-cell table:formula="of:=[.J426]/[.H426]" office:value-type="float" office:value="0.000458333333333333" calcext:value-type="float">
            <text:p>0,000458333333333</text:p>
          </table:table-cell>
          <table:table-cell office:value-type="float" office:value="4.863" calcext:value-type="float">
            <text:p>4,863</text:p>
          </table:table-cell>
          <table:table-cell table:formula="of:=[.L426]/[.I426]/[.H426]" office:value-type="float" office:value="0.00040203373015873" calcext:value-type="float">
            <text:p>0,00040203373015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2" calcext:value-type="float">
            <text:p>22</text:p>
          </table:table-cell>
          <table:table-cell office:value-type="float" office:value="0.3943" calcext:value-type="float">
            <text:p>0,3943</text:p>
          </table:table-cell>
          <table:table-cell table:formula="of:=[.C427]/[.A427]" office:value-type="float" office:value="0.000684548611111111" calcext:value-type="float">
            <text:p>0,000684548611111</text:p>
          </table:table-cell>
          <table:table-cell office:value-type="float" office:value="8.1022" calcext:value-type="float">
            <text:p>8,1022</text:p>
          </table:table-cell>
          <table:table-cell table:formula="of:=[.E427]/[.B427]/[.A427]" office:value-type="float" office:value="0.000639378156565657" calcext:value-type="float">
            <text:p>0,000639378156566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22" calcext:value-type="float">
            <text:p>22</text:p>
          </table:table-cell>
          <table:table-cell office:value-type="float" office:value="0.2668" calcext:value-type="float">
            <text:p>0,2668</text:p>
          </table:table-cell>
          <table:table-cell table:formula="of:=[.J427]/[.H427]" office:value-type="float" office:value="0.000463194444444444" calcext:value-type="float">
            <text:p>0,000463194444444</text:p>
          </table:table-cell>
          <table:table-cell office:value-type="float" office:value="5.0778" calcext:value-type="float">
            <text:p>5,0778</text:p>
          </table:table-cell>
          <table:table-cell table:formula="of:=[.L427]/[.I427]/[.H427]" office:value-type="float" office:value="0.000400710227272727" calcext:value-type="float">
            <text:p>0,00040071022727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3" calcext:value-type="float">
            <text:p>23</text:p>
          </table:table-cell>
          <table:table-cell office:value-type="float" office:value="0.3804" calcext:value-type="float">
            <text:p>0,3804</text:p>
          </table:table-cell>
          <table:table-cell table:formula="of:=[.C428]/[.A428]" office:value-type="float" office:value="0.000660416666666667" calcext:value-type="float">
            <text:p>0,000660416666667</text:p>
          </table:table-cell>
          <table:table-cell office:value-type="float" office:value="8.0227" calcext:value-type="float">
            <text:p>8,0227</text:p>
          </table:table-cell>
          <table:table-cell table:formula="of:=[.E428]/[.B428]/[.A428]" office:value-type="float" office:value="0.000605578200483092" calcext:value-type="float">
            <text:p>0,000605578200483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23" calcext:value-type="float">
            <text:p>23</text:p>
          </table:table-cell>
          <table:table-cell office:value-type="float" office:value="0.2509" calcext:value-type="float">
            <text:p>0,2509</text:p>
          </table:table-cell>
          <table:table-cell table:formula="of:=[.J428]/[.H428]" office:value-type="float" office:value="0.000435590277777778" calcext:value-type="float">
            <text:p>0,000435590277778</text:p>
          </table:table-cell>
          <table:table-cell office:value-type="float" office:value="5.0972" calcext:value-type="float">
            <text:p>5,0972</text:p>
          </table:table-cell>
          <table:table-cell table:formula="of:=[.L428]/[.I428]/[.H428]" office:value-type="float" office:value="0.000384752415458937" calcext:value-type="float">
            <text:p>0,00038475241545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4" calcext:value-type="float">
            <text:p>24</text:p>
          </table:table-cell>
          <table:table-cell office:value-type="float" office:value="0.377" calcext:value-type="float">
            <text:p>0,377</text:p>
          </table:table-cell>
          <table:table-cell table:formula="of:=[.C429]/[.A429]" office:value-type="float" office:value="0.000654513888888889" calcext:value-type="float">
            <text:p>0,000654513888889</text:p>
          </table:table-cell>
          <table:table-cell office:value-type="float" office:value="8.2531" calcext:value-type="float">
            <text:p>8,2531</text:p>
          </table:table-cell>
          <table:table-cell table:formula="of:=[.E429]/[.B429]/[.A429]" office:value-type="float" office:value="0.00059701244212963" calcext:value-type="float">
            <text:p>0,00059701244213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24" calcext:value-type="float">
            <text:p>24</text:p>
          </table:table-cell>
          <table:table-cell office:value-type="float" office:value="0.2602" calcext:value-type="float">
            <text:p>0,2602</text:p>
          </table:table-cell>
          <table:table-cell table:formula="of:=[.J429]/[.H429]" office:value-type="float" office:value="0.000451736111111111" calcext:value-type="float">
            <text:p>0,000451736111111</text:p>
          </table:table-cell>
          <table:table-cell office:value-type="float" office:value="5.8195" calcext:value-type="float">
            <text:p>5,8195</text:p>
          </table:table-cell>
          <table:table-cell table:formula="of:=[.L429]/[.I429]/[.H429]" office:value-type="float" office:value="0.000420970775462963" calcext:value-type="float">
            <text:p>0,00042097077546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5" calcext:value-type="float">
            <text:p>25</text:p>
          </table:table-cell>
          <table:table-cell office:value-type="float" office:value="0.3833" calcext:value-type="float">
            <text:p>0,3833</text:p>
          </table:table-cell>
          <table:table-cell table:formula="of:=[.C430]/[.A430]" office:value-type="float" office:value="0.000665451388888889" calcext:value-type="float">
            <text:p>0,000665451388889</text:p>
          </table:table-cell>
          <table:table-cell office:value-type="float" office:value="8.8526" calcext:value-type="float">
            <text:p>8,8526</text:p>
          </table:table-cell>
          <table:table-cell table:formula="of:=[.E430]/[.B430]/[.A430]" office:value-type="float" office:value="0.000614763888888889" calcext:value-type="float">
            <text:p>0,000614763888889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25" calcext:value-type="float">
            <text:p>25</text:p>
          </table:table-cell>
          <table:table-cell office:value-type="float" office:value="0.2588" calcext:value-type="float">
            <text:p>0,2588</text:p>
          </table:table-cell>
          <table:table-cell table:formula="of:=[.J430]/[.H430]" office:value-type="float" office:value="0.000449305555555556" calcext:value-type="float">
            <text:p>0,000449305555556</text:p>
          </table:table-cell>
          <table:table-cell office:value-type="float" office:value="6.2067" calcext:value-type="float">
            <text:p>6,2067</text:p>
          </table:table-cell>
          <table:table-cell table:formula="of:=[.L430]/[.I430]/[.H430]" office:value-type="float" office:value="0.000431020833333333" calcext:value-type="float">
            <text:p>0,00043102083333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6" calcext:value-type="float">
            <text:p>26</text:p>
          </table:table-cell>
          <table:table-cell office:value-type="float" office:value="0.3926" calcext:value-type="float">
            <text:p>0,3926</text:p>
          </table:table-cell>
          <table:table-cell table:formula="of:=[.C431]/[.A431]" office:value-type="float" office:value="0.000681597222222222" calcext:value-type="float">
            <text:p>0,000681597222222</text:p>
          </table:table-cell>
          <table:table-cell office:value-type="float" office:value="9.4538" calcext:value-type="float">
            <text:p>9,4538</text:p>
          </table:table-cell>
          <table:table-cell table:formula="of:=[.E431]/[.B431]/[.A431]" office:value-type="float" office:value="0.000631263354700855" calcext:value-type="float">
            <text:p>0,000631263354701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26" calcext:value-type="float">
            <text:p>26</text:p>
          </table:table-cell>
          <table:table-cell office:value-type="float" office:value="0.262" calcext:value-type="float">
            <text:p>0,262</text:p>
          </table:table-cell>
          <table:table-cell table:formula="of:=[.J431]/[.H431]" office:value-type="float" office:value="0.000454861111111111" calcext:value-type="float">
            <text:p>0,000454861111111</text:p>
          </table:table-cell>
          <table:table-cell office:value-type="float" office:value="6.4581" calcext:value-type="float">
            <text:p>6,4581</text:p>
          </table:table-cell>
          <table:table-cell table:formula="of:=[.L431]/[.I431]/[.H431]" office:value-type="float" office:value="0.000431229967948718" calcext:value-type="float">
            <text:p>0,00043122996794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7" calcext:value-type="float">
            <text:p>27</text:p>
          </table:table-cell>
          <table:table-cell office:value-type="float" office:value="0.4" calcext:value-type="float">
            <text:p>0,4</text:p>
          </table:table-cell>
          <table:table-cell table:formula="of:=[.C432]/[.A432]" office:value-type="float" office:value="0.000694444444444444" calcext:value-type="float">
            <text:p>0,000694444444444</text:p>
          </table:table-cell>
          <table:table-cell office:value-type="float" office:value="9.6604" calcext:value-type="float">
            <text:p>9,6604</text:p>
          </table:table-cell>
          <table:table-cell table:formula="of:=[.E432]/[.B432]/[.A432]" office:value-type="float" office:value="0.000621167695473251" calcext:value-type="float">
            <text:p>0,000621167695473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27" calcext:value-type="float">
            <text:p>27</text:p>
          </table:table-cell>
          <table:table-cell office:value-type="float" office:value="0.2861" calcext:value-type="float">
            <text:p>0,2861</text:p>
          </table:table-cell>
          <table:table-cell table:formula="of:=[.J432]/[.H432]" office:value-type="float" office:value="0.000496701388888889" calcext:value-type="float">
            <text:p>0,000496701388889</text:p>
          </table:table-cell>
          <table:table-cell office:value-type="float" office:value="6.2502" calcext:value-type="float">
            <text:p>6,2502</text:p>
          </table:table-cell>
          <table:table-cell table:formula="of:=[.L432]/[.I432]/[.H432]" office:value-type="float" office:value="0.000401890432098765" calcext:value-type="float">
            <text:p>0,00040189043209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8" calcext:value-type="float">
            <text:p>28</text:p>
          </table:table-cell>
          <table:table-cell office:value-type="float" office:value="0.3991" calcext:value-type="float">
            <text:p>0,3991</text:p>
          </table:table-cell>
          <table:table-cell table:formula="of:=[.C433]/[.A433]" office:value-type="float" office:value="0.000692881944444444" calcext:value-type="float">
            <text:p>0,000692881944444</text:p>
          </table:table-cell>
          <table:table-cell office:value-type="float" office:value="9.9759" calcext:value-type="float">
            <text:p>9,9759</text:p>
          </table:table-cell>
          <table:table-cell table:formula="of:=[.E433]/[.B433]/[.A433]" office:value-type="float" office:value="0.000618545386904762" calcext:value-type="float">
            <text:p>0,000618545386905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28" calcext:value-type="float">
            <text:p>28</text:p>
          </table:table-cell>
          <table:table-cell office:value-type="float" office:value="0.2536" calcext:value-type="float">
            <text:p>0,2536</text:p>
          </table:table-cell>
          <table:table-cell table:formula="of:=[.J433]/[.H433]" office:value-type="float" office:value="0.000440277777777778" calcext:value-type="float">
            <text:p>0,000440277777778</text:p>
          </table:table-cell>
          <table:table-cell office:value-type="float" office:value="6.1187" calcext:value-type="float">
            <text:p>6,1187</text:p>
          </table:table-cell>
          <table:table-cell table:formula="of:=[.L433]/[.I433]/[.H433]" office:value-type="float" office:value="0.000379383680555556" calcext:value-type="float">
            <text:p>0,00037938368055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9" calcext:value-type="float">
            <text:p>29</text:p>
          </table:table-cell>
          <table:table-cell office:value-type="float" office:value="0.4091" calcext:value-type="float">
            <text:p>0,4091</text:p>
          </table:table-cell>
          <table:table-cell table:formula="of:=[.C434]/[.A434]" office:value-type="float" office:value="0.000710243055555556" calcext:value-type="float">
            <text:p>0,000710243055556</text:p>
          </table:table-cell>
          <table:table-cell office:value-type="float" office:value="10.459" calcext:value-type="float">
            <text:p>10,459</text:p>
          </table:table-cell>
          <table:table-cell table:formula="of:=[.E434]/[.B434]/[.A434]" office:value-type="float" office:value="0.00062613745210728" calcext:value-type="float">
            <text:p>0,000626137452107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29" calcext:value-type="float">
            <text:p>29</text:p>
          </table:table-cell>
          <table:table-cell office:value-type="float" office:value="0.2628" calcext:value-type="float">
            <text:p>0,2628</text:p>
          </table:table-cell>
          <table:table-cell table:formula="of:=[.J434]/[.H434]" office:value-type="float" office:value="0.00045625" calcext:value-type="float">
            <text:p>0,00045625</text:p>
          </table:table-cell>
          <table:table-cell office:value-type="float" office:value="6.6126" calcext:value-type="float">
            <text:p>6,6126</text:p>
          </table:table-cell>
          <table:table-cell table:formula="of:=[.L434]/[.I434]/[.H434]" office:value-type="float" office:value="0.000395869252873563" calcext:value-type="float">
            <text:p>0,00039586925287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0" calcext:value-type="float">
            <text:p>30</text:p>
          </table:table-cell>
          <table:table-cell office:value-type="float" office:value="0.3931" calcext:value-type="float">
            <text:p>0,3931</text:p>
          </table:table-cell>
          <table:table-cell table:formula="of:=[.C435]/[.A435]" office:value-type="float" office:value="0.000682465277777778" calcext:value-type="float">
            <text:p>0,000682465277778</text:p>
          </table:table-cell>
          <table:table-cell office:value-type="float" office:value="10.4683" calcext:value-type="float">
            <text:p>10,4683</text:p>
          </table:table-cell>
          <table:table-cell table:formula="of:=[.E435]/[.B435]/[.A435]" office:value-type="float" office:value="0.000605804398148148" calcext:value-type="float">
            <text:p>0,000605804398148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30" calcext:value-type="float">
            <text:p>30</text:p>
          </table:table-cell>
          <table:table-cell office:value-type="float" office:value="0.2837" calcext:value-type="float">
            <text:p>0,2837</text:p>
          </table:table-cell>
          <table:table-cell table:formula="of:=[.J435]/[.H435]" office:value-type="float" office:value="0.000492534722222222" calcext:value-type="float">
            <text:p>0,000492534722222</text:p>
          </table:table-cell>
          <table:table-cell office:value-type="float" office:value="8.1709" calcext:value-type="float">
            <text:p>8,1709</text:p>
          </table:table-cell>
          <table:table-cell table:formula="of:=[.L435]/[.I435]/[.H435]" office:value-type="float" office:value="0.000472853009259259" calcext:value-type="float">
            <text:p>0,00047285300925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1" calcext:value-type="float">
            <text:p>31</text:p>
          </table:table-cell>
          <table:table-cell office:value-type="float" office:value="0.4397" calcext:value-type="float">
            <text:p>0,4397</text:p>
          </table:table-cell>
          <table:table-cell table:formula="of:=[.C436]/[.A436]" office:value-type="float" office:value="0.000763368055555556" calcext:value-type="float">
            <text:p>0,000763368055556</text:p>
          </table:table-cell>
          <table:table-cell office:value-type="float" office:value="11.8991" calcext:value-type="float">
            <text:p>11,8991</text:p>
          </table:table-cell>
          <table:table-cell table:formula="of:=[.E436]/[.B436]/[.A436]" office:value-type="float" office:value="0.000666392249103943" calcext:value-type="float">
            <text:p>0,000666392249104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31" calcext:value-type="float">
            <text:p>31</text:p>
          </table:table-cell>
          <table:table-cell office:value-type="float" office:value="0.2895" calcext:value-type="float">
            <text:p>0,2895</text:p>
          </table:table-cell>
          <table:table-cell table:formula="of:=[.J436]/[.H436]" office:value-type="float" office:value="0.000502604166666667" calcext:value-type="float">
            <text:p>0,000502604166667</text:p>
          </table:table-cell>
          <table:table-cell office:value-type="float" office:value="7.3478" calcext:value-type="float">
            <text:p>7,3478</text:p>
          </table:table-cell>
          <table:table-cell table:formula="of:=[.L436]/[.I436]/[.H436]" office:value-type="float" office:value="0.000411503136200717" calcext:value-type="float">
            <text:p>0,00041150313620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2" calcext:value-type="float">
            <text:p>32</text:p>
          </table:table-cell>
          <table:table-cell office:value-type="float" office:value="0.3947" calcext:value-type="float">
            <text:p>0,3947</text:p>
          </table:table-cell>
          <table:table-cell table:formula="of:=[.C437]/[.A437]" office:value-type="float" office:value="0.000685243055555556" calcext:value-type="float">
            <text:p>0,000685243055556</text:p>
          </table:table-cell>
          <table:table-cell office:value-type="float" office:value="11.1246" calcext:value-type="float">
            <text:p>11,1246</text:p>
          </table:table-cell>
          <table:table-cell table:formula="of:=[.E437]/[.B437]/[.A437]" office:value-type="float" office:value="0.000603548177083333" calcext:value-type="float">
            <text:p>0,000603548177083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32" calcext:value-type="float">
            <text:p>32</text:p>
          </table:table-cell>
          <table:table-cell office:value-type="float" office:value="0.2596" calcext:value-type="float">
            <text:p>0,2596</text:p>
          </table:table-cell>
          <table:table-cell table:formula="of:=[.J437]/[.H437]" office:value-type="float" office:value="0.000450694444444444" calcext:value-type="float">
            <text:p>0,000450694444444</text:p>
          </table:table-cell>
          <table:table-cell office:value-type="float" office:value="6.6138" calcext:value-type="float">
            <text:p>6,6138</text:p>
          </table:table-cell>
          <table:table-cell table:formula="of:=[.L437]/[.I437]/[.H437]" office:value-type="float" office:value="0.000358821614583333" calcext:value-type="float">
            <text:p>0,00035882161458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3" calcext:value-type="float">
            <text:p>33</text:p>
          </table:table-cell>
          <table:table-cell office:value-type="float" office:value="0.4217" calcext:value-type="float">
            <text:p>0,4217</text:p>
          </table:table-cell>
          <table:table-cell table:formula="of:=[.C438]/[.A438]" office:value-type="float" office:value="0.000732118055555556" calcext:value-type="float">
            <text:p>0,000732118055556</text:p>
          </table:table-cell>
          <table:table-cell office:value-type="float" office:value="11.6147" calcext:value-type="float">
            <text:p>11,6147</text:p>
          </table:table-cell>
          <table:table-cell table:formula="of:=[.E438]/[.B438]/[.A438]" office:value-type="float" office:value="0.000611042718855219" calcext:value-type="float">
            <text:p>0,000611042718855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33" calcext:value-type="float">
            <text:p>33</text:p>
          </table:table-cell>
          <table:table-cell office:value-type="float" office:value="0.2655" calcext:value-type="float">
            <text:p>0,2655</text:p>
          </table:table-cell>
          <table:table-cell table:formula="of:=[.J438]/[.H438]" office:value-type="float" office:value="0.0004609375" calcext:value-type="float">
            <text:p>0,0004609375</text:p>
          </table:table-cell>
          <table:table-cell office:value-type="float" office:value="7.2789" calcext:value-type="float">
            <text:p>7,2789</text:p>
          </table:table-cell>
          <table:table-cell table:formula="of:=[.L438]/[.I438]/[.H438]" office:value-type="float" office:value="0.000382938762626263" calcext:value-type="float">
            <text:p>0,000382938762626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4" calcext:value-type="float">
            <text:p>34</text:p>
          </table:table-cell>
          <table:table-cell office:value-type="float" office:value="0.3818" calcext:value-type="float">
            <text:p>0,3818</text:p>
          </table:table-cell>
          <table:table-cell table:formula="of:=[.C439]/[.A439]" office:value-type="float" office:value="0.000662847222222222" calcext:value-type="float">
            <text:p>0,000662847222222</text:p>
          </table:table-cell>
          <table:table-cell office:value-type="float" office:value="11.4959" calcext:value-type="float">
            <text:p>11,4959</text:p>
          </table:table-cell>
          <table:table-cell table:formula="of:=[.E439]/[.B439]/[.A439]" office:value-type="float" office:value="0.000587004697712418" calcext:value-type="float">
            <text:p>0,000587004697712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34" calcext:value-type="float">
            <text:p>34</text:p>
          </table:table-cell>
          <table:table-cell office:value-type="float" office:value="0.2676" calcext:value-type="float">
            <text:p>0,2676</text:p>
          </table:table-cell>
          <table:table-cell table:formula="of:=[.J439]/[.H439]" office:value-type="float" office:value="0.000464583333333333" calcext:value-type="float">
            <text:p>0,000464583333333</text:p>
          </table:table-cell>
          <table:table-cell office:value-type="float" office:value="8.464" calcext:value-type="float">
            <text:p>8,464</text:p>
          </table:table-cell>
          <table:table-cell table:formula="of:=[.L439]/[.I439]/[.H439]" office:value-type="float" office:value="0.00043218954248366" calcext:value-type="float">
            <text:p>0,000432189542484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5" calcext:value-type="float">
            <text:p>35</text:p>
          </table:table-cell>
          <table:table-cell office:value-type="float" office:value="0.4014" calcext:value-type="float">
            <text:p>0,4014</text:p>
          </table:table-cell>
          <table:table-cell table:formula="of:=[.C440]/[.A440]" office:value-type="float" office:value="0.000696875" calcext:value-type="float">
            <text:p>0,000696875</text:p>
          </table:table-cell>
          <table:table-cell office:value-type="float" office:value="12.5489" calcext:value-type="float">
            <text:p>12,5489</text:p>
          </table:table-cell>
          <table:table-cell table:formula="of:=[.E440]/[.B440]/[.A440]" office:value-type="float" office:value="0.000622465277777778" calcext:value-type="float">
            <text:p>0,000622465277778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35" calcext:value-type="float">
            <text:p>35</text:p>
          </table:table-cell>
          <table:table-cell office:value-type="float" office:value="0.2926" calcext:value-type="float">
            <text:p>0,2926</text:p>
          </table:table-cell>
          <table:table-cell table:formula="of:=[.J440]/[.H440]" office:value-type="float" office:value="0.000507986111111111" calcext:value-type="float">
            <text:p>0,000507986111111</text:p>
          </table:table-cell>
          <table:table-cell office:value-type="float" office:value="9.1024" calcext:value-type="float">
            <text:p>9,1024</text:p>
          </table:table-cell>
          <table:table-cell table:formula="of:=[.L440]/[.I440]/[.H440]" office:value-type="float" office:value="0.000451507936507937" calcext:value-type="float">
            <text:p>0,00045150793650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6" calcext:value-type="float">
            <text:p>36</text:p>
          </table:table-cell>
          <table:table-cell office:value-type="float" office:value="0.4031" calcext:value-type="float">
            <text:p>0,4031</text:p>
          </table:table-cell>
          <table:table-cell table:formula="of:=[.C441]/[.A441]" office:value-type="float" office:value="0.000699826388888889" calcext:value-type="float">
            <text:p>0,000699826388889</text:p>
          </table:table-cell>
          <table:table-cell office:value-type="float" office:value="12.2823" calcext:value-type="float">
            <text:p>12,2823</text:p>
          </table:table-cell>
          <table:table-cell table:formula="of:=[.E441]/[.B441]/[.A441]" office:value-type="float" office:value="0.000592317708333333" calcext:value-type="float">
            <text:p>0,000592317708333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36" calcext:value-type="float">
            <text:p>36</text:p>
          </table:table-cell>
          <table:table-cell office:value-type="float" office:value="0.2767" calcext:value-type="float">
            <text:p>0,2767</text:p>
          </table:table-cell>
          <table:table-cell table:formula="of:=[.J441]/[.H441]" office:value-type="float" office:value="0.000480381944444444" calcext:value-type="float">
            <text:p>0,000480381944444</text:p>
          </table:table-cell>
          <table:table-cell office:value-type="float" office:value="7.6809" calcext:value-type="float">
            <text:p>7,6809</text:p>
          </table:table-cell>
          <table:table-cell table:formula="of:=[.L441]/[.I441]/[.H441]" office:value-type="float" office:value="0.000370413773148148" calcext:value-type="float">
            <text:p>0,00037041377314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7" calcext:value-type="float">
            <text:p>37</text:p>
          </table:table-cell>
          <table:table-cell office:value-type="float" office:value="0.4054" calcext:value-type="float">
            <text:p>0,4054</text:p>
          </table:table-cell>
          <table:table-cell table:formula="of:=[.C442]/[.A442]" office:value-type="float" office:value="0.000703819444444444" calcext:value-type="float">
            <text:p>0,000703819444444</text:p>
          </table:table-cell>
          <table:table-cell office:value-type="float" office:value="13.574" calcext:value-type="float">
            <text:p>13,574</text:p>
          </table:table-cell>
          <table:table-cell table:formula="of:=[.E442]/[.B442]/[.A442]" office:value-type="float" office:value="0.000636918168168168" calcext:value-type="float">
            <text:p>0,000636918168168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37" calcext:value-type="float">
            <text:p>37</text:p>
          </table:table-cell>
          <table:table-cell office:value-type="float" office:value="0.2684" calcext:value-type="float">
            <text:p>0,2684</text:p>
          </table:table-cell>
          <table:table-cell table:formula="of:=[.J442]/[.H442]" office:value-type="float" office:value="0.000465972222222222" calcext:value-type="float">
            <text:p>0,000465972222222</text:p>
          </table:table-cell>
          <table:table-cell office:value-type="float" office:value="7.7502" calcext:value-type="float">
            <text:p>7,7502</text:p>
          </table:table-cell>
          <table:table-cell table:formula="of:=[.L442]/[.I442]/[.H442]" office:value-type="float" office:value="0.000363654279279279" calcext:value-type="float">
            <text:p>0,000363654279279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8" calcext:value-type="float">
            <text:p>38</text:p>
          </table:table-cell>
          <table:table-cell office:value-type="float" office:value="0.3776" calcext:value-type="float">
            <text:p>0,3776</text:p>
          </table:table-cell>
          <table:table-cell table:formula="of:=[.C443]/[.A443]" office:value-type="float" office:value="0.000655555555555555" calcext:value-type="float">
            <text:p>0,000655555555556</text:p>
          </table:table-cell>
          <table:table-cell office:value-type="float" office:value="12.3013" calcext:value-type="float">
            <text:p>12,3013</text:p>
          </table:table-cell>
          <table:table-cell table:formula="of:=[.E443]/[.B443]/[.A443]" office:value-type="float" office:value="0.000562011147660819" calcext:value-type="float">
            <text:p>0,000562011147661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38" calcext:value-type="float">
            <text:p>38</text:p>
          </table:table-cell>
          <table:table-cell office:value-type="float" office:value="0.2595" calcext:value-type="float">
            <text:p>0,2595</text:p>
          </table:table-cell>
          <table:table-cell table:formula="of:=[.J443]/[.H443]" office:value-type="float" office:value="0.000450520833333333" calcext:value-type="float">
            <text:p>0,000450520833333</text:p>
          </table:table-cell>
          <table:table-cell office:value-type="float" office:value="8.359" calcext:value-type="float">
            <text:p>8,359</text:p>
          </table:table-cell>
          <table:table-cell table:formula="of:=[.L443]/[.I443]/[.H443]" office:value-type="float" office:value="0.000381898757309941" calcext:value-type="float">
            <text:p>0,00038189875731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9" calcext:value-type="float">
            <text:p>39</text:p>
          </table:table-cell>
          <table:table-cell office:value-type="float" office:value="0.4043" calcext:value-type="float">
            <text:p>0,4043</text:p>
          </table:table-cell>
          <table:table-cell table:formula="of:=[.C444]/[.A444]" office:value-type="float" office:value="0.000701909722222222" calcext:value-type="float">
            <text:p>0,000701909722222</text:p>
          </table:table-cell>
          <table:table-cell office:value-type="float" office:value="14.3993" calcext:value-type="float">
            <text:p>14,3993</text:p>
          </table:table-cell>
          <table:table-cell table:formula="of:=[.E444]/[.B444]/[.A444]" office:value-type="float" office:value="0.00064099448005698" calcext:value-type="float">
            <text:p>0,000640994480057</text:p>
          </table:table-cell>
          <table:table-cell/>
          <table:table-cell office:value-type="float" office:value="576" calcext:value-type="float">
            <text:p>576</text:p>
          </table:table-cell>
          <table:table-cell office:value-type="float" office:value="39" calcext:value-type="float">
            <text:p>39</text:p>
          </table:table-cell>
          <table:table-cell office:value-type="float" office:value="0.2658" calcext:value-type="float">
            <text:p>0,2658</text:p>
          </table:table-cell>
          <table:table-cell table:formula="of:=[.J444]/[.H444]" office:value-type="float" office:value="0.000461458333333333" calcext:value-type="float">
            <text:p>0,000461458333333</text:p>
          </table:table-cell>
          <table:table-cell office:value-type="float" office:value="8.6814" calcext:value-type="float">
            <text:p>8,6814</text:p>
          </table:table-cell>
          <table:table-cell table:formula="of:=[.L444]/[.I444]/[.H444]" office:value-type="float" office:value="0.000386458333333333" calcext:value-type="float">
            <text:p>0,00038645833333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  <table:table-cell office:value-type="float" office:value="1.0077" calcext:value-type="float">
            <text:p>1,0077</text:p>
          </table:table-cell>
          <table:table-cell table:formula="of:=[.C445]/[.A445]" office:value-type="float" office:value="0.00157453125" calcext:value-type="float">
            <text:p>0,00157453125</text:p>
          </table:table-cell>
          <table:table-cell office:value-type="float" office:value="1.0045" calcext:value-type="float">
            <text:p>1,0045</text:p>
          </table:table-cell>
          <table:table-cell table:formula="of:=[.E445]/[.B445]/[.A445]" office:value-type="float" office:value="0.00156953125" calcext:value-type="float">
            <text:p>0,00156953125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  <table:table-cell office:value-type="float" office:value="0.6173" calcext:value-type="float">
            <text:p>0,6173</text:p>
          </table:table-cell>
          <table:table-cell table:formula="of:=[.J445]/[.H445]" office:value-type="float" office:value="0.00096453125" calcext:value-type="float">
            <text:p>0,00096453125</text:p>
          </table:table-cell>
          <table:table-cell office:value-type="float" office:value="0.6148" calcext:value-type="float">
            <text:p>0,6148</text:p>
          </table:table-cell>
          <table:table-cell table:formula="of:=[.L445]/[.I445]/[.H445]" office:value-type="float" office:value="0.000960625" calcext:value-type="float">
            <text:p>0,00096062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0.5368" calcext:value-type="float">
            <text:p>0,5368</text:p>
          </table:table-cell>
          <table:table-cell table:formula="of:=[.C446]/[.A446]" office:value-type="float" office:value="0.00083875" calcext:value-type="float">
            <text:p>0,00083875</text:p>
          </table:table-cell>
          <table:table-cell office:value-type="float" office:value="1.0684" calcext:value-type="float">
            <text:p>1,0684</text:p>
          </table:table-cell>
          <table:table-cell table:formula="of:=[.E446]/[.B446]/[.A446]" office:value-type="float" office:value="0.0008346875" calcext:value-type="float">
            <text:p>0,0008346875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0.3447" calcext:value-type="float">
            <text:p>0,3447</text:p>
          </table:table-cell>
          <table:table-cell table:formula="of:=[.J446]/[.H446]" office:value-type="float" office:value="0.00053859375" calcext:value-type="float">
            <text:p>0,00053859375</text:p>
          </table:table-cell>
          <table:table-cell office:value-type="float" office:value="0.6864" calcext:value-type="float">
            <text:p>0,6864</text:p>
          </table:table-cell>
          <table:table-cell table:formula="of:=[.L446]/[.I446]/[.H446]" office:value-type="float" office:value="0.00053625" calcext:value-type="float">
            <text:p>0,0005362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" calcext:value-type="float">
            <text:p>3</text:p>
          </table:table-cell>
          <table:table-cell office:value-type="float" office:value="0.4693" calcext:value-type="float">
            <text:p>0,4693</text:p>
          </table:table-cell>
          <table:table-cell table:formula="of:=[.C447]/[.A447]" office:value-type="float" office:value="0.00073328125" calcext:value-type="float">
            <text:p>0,00073328125</text:p>
          </table:table-cell>
          <table:table-cell office:value-type="float" office:value="1.3992" calcext:value-type="float">
            <text:p>1,3992</text:p>
          </table:table-cell>
          <table:table-cell table:formula="of:=[.E447]/[.B447]/[.A447]" office:value-type="float" office:value="0.00072875" calcext:value-type="float">
            <text:p>0,00072875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3" calcext:value-type="float">
            <text:p>3</text:p>
          </table:table-cell>
          <table:table-cell office:value-type="float" office:value="0.3041" calcext:value-type="float">
            <text:p>0,3041</text:p>
          </table:table-cell>
          <table:table-cell table:formula="of:=[.J447]/[.H447]" office:value-type="float" office:value="0.00047515625" calcext:value-type="float">
            <text:p>0,00047515625</text:p>
          </table:table-cell>
          <table:table-cell office:value-type="float" office:value="0.9062" calcext:value-type="float">
            <text:p>0,9062</text:p>
          </table:table-cell>
          <table:table-cell table:formula="of:=[.L447]/[.I447]/[.H447]" office:value-type="float" office:value="0.000471979166666667" calcext:value-type="float">
            <text:p>0,00047197916666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float" office:value="0.3982" calcext:value-type="float">
            <text:p>0,3982</text:p>
          </table:table-cell>
          <table:table-cell table:formula="of:=[.C448]/[.A448]" office:value-type="float" office:value="0.0006221875" calcext:value-type="float">
            <text:p>0,0006221875</text:p>
          </table:table-cell>
          <table:table-cell office:value-type="float" office:value="1.5721" calcext:value-type="float">
            <text:p>1,5721</text:p>
          </table:table-cell>
          <table:table-cell table:formula="of:=[.E448]/[.B448]/[.A448]" office:value-type="float" office:value="0.0006141015625" calcext:value-type="float">
            <text:p>0,0006141015625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4" calcext:value-type="float">
            <text:p>4</text:p>
          </table:table-cell>
          <table:table-cell office:value-type="float" office:value="0.2835" calcext:value-type="float">
            <text:p>0,2835</text:p>
          </table:table-cell>
          <table:table-cell table:formula="of:=[.J448]/[.H448]" office:value-type="float" office:value="0.00044296875" calcext:value-type="float">
            <text:p>0,00044296875</text:p>
          </table:table-cell>
          <table:table-cell office:value-type="float" office:value="1.1141" calcext:value-type="float">
            <text:p>1,1141</text:p>
          </table:table-cell>
          <table:table-cell table:formula="of:=[.L448]/[.I448]/[.H448]" office:value-type="float" office:value="0.0004351953125" calcext:value-type="float">
            <text:p>0,000435195312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" calcext:value-type="float">
            <text:p>5</text:p>
          </table:table-cell>
          <table:table-cell office:value-type="float" office:value="0.4008" calcext:value-type="float">
            <text:p>0,4008</text:p>
          </table:table-cell>
          <table:table-cell table:formula="of:=[.C449]/[.A449]" office:value-type="float" office:value="0.00062625" calcext:value-type="float">
            <text:p>0,00062625</text:p>
          </table:table-cell>
          <table:table-cell office:value-type="float" office:value="1.9762" calcext:value-type="float">
            <text:p>1,9762</text:p>
          </table:table-cell>
          <table:table-cell table:formula="of:=[.E449]/[.B449]/[.A449]" office:value-type="float" office:value="0.0006175625" calcext:value-type="float">
            <text:p>0,0006175625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5" calcext:value-type="float">
            <text:p>5</text:p>
          </table:table-cell>
          <table:table-cell office:value-type="float" office:value="0.2935" calcext:value-type="float">
            <text:p>0,2935</text:p>
          </table:table-cell>
          <table:table-cell table:formula="of:=[.J449]/[.H449]" office:value-type="float" office:value="0.00045859375" calcext:value-type="float">
            <text:p>0,00045859375</text:p>
          </table:table-cell>
          <table:table-cell office:value-type="float" office:value="1.4513" calcext:value-type="float">
            <text:p>1,4513</text:p>
          </table:table-cell>
          <table:table-cell table:formula="of:=[.L449]/[.I449]/[.H449]" office:value-type="float" office:value="0.00045353125" calcext:value-type="float">
            <text:p>0,0004535312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6" calcext:value-type="float">
            <text:p>6</text:p>
          </table:table-cell>
          <table:table-cell office:value-type="float" office:value="0.4305" calcext:value-type="float">
            <text:p>0,4305</text:p>
          </table:table-cell>
          <table:table-cell table:formula="of:=[.C450]/[.A450]" office:value-type="float" office:value="0.00067265625" calcext:value-type="float">
            <text:p>0,00067265625</text:p>
          </table:table-cell>
          <table:table-cell office:value-type="float" office:value="2.5217" calcext:value-type="float">
            <text:p>2,5217</text:p>
          </table:table-cell>
          <table:table-cell table:formula="of:=[.E450]/[.B450]/[.A450]" office:value-type="float" office:value="0.000656692708333333" calcext:value-type="float">
            <text:p>0,000656692708333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6" calcext:value-type="float">
            <text:p>6</text:p>
          </table:table-cell>
          <table:table-cell office:value-type="float" office:value="0.2848" calcext:value-type="float">
            <text:p>0,2848</text:p>
          </table:table-cell>
          <table:table-cell table:formula="of:=[.J450]/[.H450]" office:value-type="float" office:value="0.000445" calcext:value-type="float">
            <text:p>0,000445</text:p>
          </table:table-cell>
          <table:table-cell office:value-type="float" office:value="1.6545" calcext:value-type="float">
            <text:p>1,6545</text:p>
          </table:table-cell>
          <table:table-cell table:formula="of:=[.L450]/[.I450]/[.H450]" office:value-type="float" office:value="0.000430859375" calcext:value-type="float">
            <text:p>0,00043085937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7" calcext:value-type="float">
            <text:p>7</text:p>
          </table:table-cell>
          <table:table-cell office:value-type="float" office:value="0.4261" calcext:value-type="float">
            <text:p>0,4261</text:p>
          </table:table-cell>
          <table:table-cell table:formula="of:=[.C451]/[.A451]" office:value-type="float" office:value="0.00066578125" calcext:value-type="float">
            <text:p>0,00066578125</text:p>
          </table:table-cell>
          <table:table-cell office:value-type="float" office:value="2.8472" calcext:value-type="float">
            <text:p>2,8472</text:p>
          </table:table-cell>
          <table:table-cell table:formula="of:=[.E451]/[.B451]/[.A451]" office:value-type="float" office:value="0.000635535714285714" calcext:value-type="float">
            <text:p>0,000635535714286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7" calcext:value-type="float">
            <text:p>7</text:p>
          </table:table-cell>
          <table:table-cell office:value-type="float" office:value="0.2905" calcext:value-type="float">
            <text:p>0,2905</text:p>
          </table:table-cell>
          <table:table-cell table:formula="of:=[.J451]/[.H451]" office:value-type="float" office:value="0.00045390625" calcext:value-type="float">
            <text:p>0,00045390625</text:p>
          </table:table-cell>
          <table:table-cell office:value-type="float" office:value="1.9473" calcext:value-type="float">
            <text:p>1,9473</text:p>
          </table:table-cell>
          <table:table-cell table:formula="of:=[.L451]/[.I451]/[.H451]" office:value-type="float" office:value="0.000434665178571429" calcext:value-type="float">
            <text:p>0,00043466517857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office:value-type="float" office:value="0.448" calcext:value-type="float">
            <text:p>0,448</text:p>
          </table:table-cell>
          <table:table-cell table:formula="of:=[.C452]/[.A452]" office:value-type="float" office:value="0.0007" calcext:value-type="float">
            <text:p>0,0007</text:p>
          </table:table-cell>
          <table:table-cell office:value-type="float" office:value="3.5099" calcext:value-type="float">
            <text:p>3,5099</text:p>
          </table:table-cell>
          <table:table-cell table:formula="of:=[.E452]/[.B452]/[.A452]" office:value-type="float" office:value="0.00068552734375" calcext:value-type="float">
            <text:p>0,00068552734375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8" calcext:value-type="float">
            <text:p>8</text:p>
          </table:table-cell>
          <table:table-cell office:value-type="float" office:value="0.2905" calcext:value-type="float">
            <text:p>0,2905</text:p>
          </table:table-cell>
          <table:table-cell table:formula="of:=[.J452]/[.H452]" office:value-type="float" office:value="0.00045390625" calcext:value-type="float">
            <text:p>0,00045390625</text:p>
          </table:table-cell>
          <table:table-cell office:value-type="float" office:value="2.2448" calcext:value-type="float">
            <text:p>2,2448</text:p>
          </table:table-cell>
          <table:table-cell table:formula="of:=[.L452]/[.I452]/[.H452]" office:value-type="float" office:value="0.0004384375" calcext:value-type="float">
            <text:p>0,000438437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9" calcext:value-type="float">
            <text:p>9</text:p>
          </table:table-cell>
          <table:table-cell office:value-type="float" office:value="0.4039" calcext:value-type="float">
            <text:p>0,4039</text:p>
          </table:table-cell>
          <table:table-cell table:formula="of:=[.C453]/[.A453]" office:value-type="float" office:value="0.00063109375" calcext:value-type="float">
            <text:p>0,00063109375</text:p>
          </table:table-cell>
          <table:table-cell office:value-type="float" office:value="3.5155" calcext:value-type="float">
            <text:p>3,5155</text:p>
          </table:table-cell>
          <table:table-cell table:formula="of:=[.E453]/[.B453]/[.A453]" office:value-type="float" office:value="0.000610329861111111" calcext:value-type="float">
            <text:p>0,000610329861111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9" calcext:value-type="float">
            <text:p>9</text:p>
          </table:table-cell>
          <table:table-cell office:value-type="float" office:value="0.3015" calcext:value-type="float">
            <text:p>0,3015</text:p>
          </table:table-cell>
          <table:table-cell table:formula="of:=[.J453]/[.H453]" office:value-type="float" office:value="0.00047109375" calcext:value-type="float">
            <text:p>0,00047109375</text:p>
          </table:table-cell>
          <table:table-cell office:value-type="float" office:value="2.5968" calcext:value-type="float">
            <text:p>2,5968</text:p>
          </table:table-cell>
          <table:table-cell table:formula="of:=[.L453]/[.I453]/[.H453]" office:value-type="float" office:value="0.000450833333333333" calcext:value-type="float">
            <text:p>0,00045083333333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 office:value-type="float" office:value="0.3807" calcext:value-type="float">
            <text:p>0,3807</text:p>
          </table:table-cell>
          <table:table-cell table:formula="of:=[.C454]/[.A454]" office:value-type="float" office:value="0.00059484375" calcext:value-type="float">
            <text:p>0,00059484375</text:p>
          </table:table-cell>
          <table:table-cell office:value-type="float" office:value="3.6461" calcext:value-type="float">
            <text:p>3,6461</text:p>
          </table:table-cell>
          <table:table-cell table:formula="of:=[.E454]/[.B454]/[.A454]" office:value-type="float" office:value="0.000569703125" calcext:value-type="float">
            <text:p>0,000569703125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10" calcext:value-type="float">
            <text:p>10</text:p>
          </table:table-cell>
          <table:table-cell office:value-type="float" office:value="0.29" calcext:value-type="float">
            <text:p>0,29</text:p>
          </table:table-cell>
          <table:table-cell table:formula="of:=[.J454]/[.H454]" office:value-type="float" office:value="0.000453125" calcext:value-type="float">
            <text:p>0,000453125</text:p>
          </table:table-cell>
          <table:table-cell office:value-type="float" office:value="2.8231" calcext:value-type="float">
            <text:p>2,8231</text:p>
          </table:table-cell>
          <table:table-cell table:formula="of:=[.L454]/[.I454]/[.H454]" office:value-type="float" office:value="0.000441109375" calcext:value-type="float">
            <text:p>0,00044110937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1" calcext:value-type="float">
            <text:p>11</text:p>
          </table:table-cell>
          <table:table-cell office:value-type="float" office:value="0.436" calcext:value-type="float">
            <text:p>0,436</text:p>
          </table:table-cell>
          <table:table-cell table:formula="of:=[.C455]/[.A455]" office:value-type="float" office:value="0.00068125" calcext:value-type="float">
            <text:p>0,00068125</text:p>
          </table:table-cell>
          <table:table-cell office:value-type="float" office:value="4.634" calcext:value-type="float">
            <text:p>4,634</text:p>
          </table:table-cell>
          <table:table-cell table:formula="of:=[.E455]/[.B455]/[.A455]" office:value-type="float" office:value="0.000658238636363636" calcext:value-type="float">
            <text:p>0,000658238636364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11" calcext:value-type="float">
            <text:p>11</text:p>
          </table:table-cell>
          <table:table-cell office:value-type="float" office:value="0.2972" calcext:value-type="float">
            <text:p>0,2972</text:p>
          </table:table-cell>
          <table:table-cell table:formula="of:=[.J455]/[.H455]" office:value-type="float" office:value="0.000464375" calcext:value-type="float">
            <text:p>0,000464375</text:p>
          </table:table-cell>
          <table:table-cell office:value-type="float" office:value="3.0488" calcext:value-type="float">
            <text:p>3,0488</text:p>
          </table:table-cell>
          <table:table-cell table:formula="of:=[.L455]/[.I455]/[.H455]" office:value-type="float" office:value="0.000433068181818182" calcext:value-type="float">
            <text:p>0,00043306818181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2" calcext:value-type="float">
            <text:p>12</text:p>
          </table:table-cell>
          <table:table-cell office:value-type="float" office:value="0.4149" calcext:value-type="float">
            <text:p>0,4149</text:p>
          </table:table-cell>
          <table:table-cell table:formula="of:=[.C456]/[.A456]" office:value-type="float" office:value="0.00064828125" calcext:value-type="float">
            <text:p>0,00064828125</text:p>
          </table:table-cell>
          <table:table-cell office:value-type="float" office:value="4.7386" calcext:value-type="float">
            <text:p>4,7386</text:p>
          </table:table-cell>
          <table:table-cell table:formula="of:=[.E456]/[.B456]/[.A456]" office:value-type="float" office:value="0.000617005208333333" calcext:value-type="float">
            <text:p>0,000617005208333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12" calcext:value-type="float">
            <text:p>12</text:p>
          </table:table-cell>
          <table:table-cell office:value-type="float" office:value="0.3053" calcext:value-type="float">
            <text:p>0,3053</text:p>
          </table:table-cell>
          <table:table-cell table:formula="of:=[.J456]/[.H456]" office:value-type="float" office:value="0.00047703125" calcext:value-type="float">
            <text:p>0,00047703125</text:p>
          </table:table-cell>
          <table:table-cell office:value-type="float" office:value="3.4709" calcext:value-type="float">
            <text:p>3,4709</text:p>
          </table:table-cell>
          <table:table-cell table:formula="of:=[.L456]/[.I456]/[.H456]" office:value-type="float" office:value="0.000451940104166667" calcext:value-type="float">
            <text:p>0,00045194010416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3" calcext:value-type="float">
            <text:p>13</text:p>
          </table:table-cell>
          <table:table-cell office:value-type="float" office:value="0.4155" calcext:value-type="float">
            <text:p>0,4155</text:p>
          </table:table-cell>
          <table:table-cell table:formula="of:=[.C457]/[.A457]" office:value-type="float" office:value="0.00064921875" calcext:value-type="float">
            <text:p>0,00064921875</text:p>
          </table:table-cell>
          <table:table-cell office:value-type="float" office:value="5.0204" calcext:value-type="float">
            <text:p>5,0204</text:p>
          </table:table-cell>
          <table:table-cell table:formula="of:=[.E457]/[.B457]/[.A457]" office:value-type="float" office:value="0.000603413461538462" calcext:value-type="float">
            <text:p>0,000603413461538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13" calcext:value-type="float">
            <text:p>13</text:p>
          </table:table-cell>
          <table:table-cell office:value-type="float" office:value="0.2985" calcext:value-type="float">
            <text:p>0,2985</text:p>
          </table:table-cell>
          <table:table-cell table:formula="of:=[.J457]/[.H457]" office:value-type="float" office:value="0.00046640625" calcext:value-type="float">
            <text:p>0,00046640625</text:p>
          </table:table-cell>
          <table:table-cell office:value-type="float" office:value="3.647" calcext:value-type="float">
            <text:p>3,647</text:p>
          </table:table-cell>
          <table:table-cell table:formula="of:=[.L457]/[.I457]/[.H457]" office:value-type="float" office:value="0.000438341346153846" calcext:value-type="float">
            <text:p>0,00043834134615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4" calcext:value-type="float">
            <text:p>14</text:p>
          </table:table-cell>
          <table:table-cell office:value-type="float" office:value="0.429" calcext:value-type="float">
            <text:p>0,429</text:p>
          </table:table-cell>
          <table:table-cell table:formula="of:=[.C458]/[.A458]" office:value-type="float" office:value="0.0006703125" calcext:value-type="float">
            <text:p>0,0006703125</text:p>
          </table:table-cell>
          <table:table-cell office:value-type="float" office:value="5.7273" calcext:value-type="float">
            <text:p>5,7273</text:p>
          </table:table-cell>
          <table:table-cell table:formula="of:=[.E458]/[.B458]/[.A458]" office:value-type="float" office:value="0.000639207589285714" calcext:value-type="float">
            <text:p>0,000639207589286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14" calcext:value-type="float">
            <text:p>14</text:p>
          </table:table-cell>
          <table:table-cell office:value-type="float" office:value="0.3161" calcext:value-type="float">
            <text:p>0,3161</text:p>
          </table:table-cell>
          <table:table-cell table:formula="of:=[.J458]/[.H458]" office:value-type="float" office:value="0.00049390625" calcext:value-type="float">
            <text:p>0,00049390625</text:p>
          </table:table-cell>
          <table:table-cell office:value-type="float" office:value="4.2059" calcext:value-type="float">
            <text:p>4,2059</text:p>
          </table:table-cell>
          <table:table-cell table:formula="of:=[.L458]/[.I458]/[.H458]" office:value-type="float" office:value="0.000469408482142857" calcext:value-type="float">
            <text:p>0,00046940848214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5" calcext:value-type="float">
            <text:p>15</text:p>
          </table:table-cell>
          <table:table-cell office:value-type="float" office:value="0.4326" calcext:value-type="float">
            <text:p>0,4326</text:p>
          </table:table-cell>
          <table:table-cell table:formula="of:=[.C459]/[.A459]" office:value-type="float" office:value="0.0006759375" calcext:value-type="float">
            <text:p>0,0006759375</text:p>
          </table:table-cell>
          <table:table-cell office:value-type="float" office:value="6.2884" calcext:value-type="float">
            <text:p>6,2884</text:p>
          </table:table-cell>
          <table:table-cell table:formula="of:=[.E459]/[.B459]/[.A459]" office:value-type="float" office:value="0.000655041666666667" calcext:value-type="float">
            <text:p>0,000655041666667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15" calcext:value-type="float">
            <text:p>15</text:p>
          </table:table-cell>
          <table:table-cell office:value-type="float" office:value="0.3009" calcext:value-type="float">
            <text:p>0,3009</text:p>
          </table:table-cell>
          <table:table-cell table:formula="of:=[.J459]/[.H459]" office:value-type="float" office:value="0.00047015625" calcext:value-type="float">
            <text:p>0,00047015625</text:p>
          </table:table-cell>
          <table:table-cell office:value-type="float" office:value="4.4229" calcext:value-type="float">
            <text:p>4,4229</text:p>
          </table:table-cell>
          <table:table-cell table:formula="of:=[.L459]/[.I459]/[.H459]" office:value-type="float" office:value="0.00046071875" calcext:value-type="float">
            <text:p>0,0004607187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office:value-type="float" office:value="0.4317" calcext:value-type="float">
            <text:p>0,4317</text:p>
          </table:table-cell>
          <table:table-cell table:formula="of:=[.C460]/[.A460]" office:value-type="float" office:value="0.00067453125" calcext:value-type="float">
            <text:p>0,00067453125</text:p>
          </table:table-cell>
          <table:table-cell office:value-type="float" office:value="6.6668" calcext:value-type="float">
            <text:p>6,6668</text:p>
          </table:table-cell>
          <table:table-cell table:formula="of:=[.E460]/[.B460]/[.A460]" office:value-type="float" office:value="0.0006510546875" calcext:value-type="float">
            <text:p>0,0006510546875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16" calcext:value-type="float">
            <text:p>16</text:p>
          </table:table-cell>
          <table:table-cell office:value-type="float" office:value="0.3159" calcext:value-type="float">
            <text:p>0,3159</text:p>
          </table:table-cell>
          <table:table-cell table:formula="of:=[.J460]/[.H460]" office:value-type="float" office:value="0.00049359375" calcext:value-type="float">
            <text:p>0,00049359375</text:p>
          </table:table-cell>
          <table:table-cell office:value-type="float" office:value="4.675" calcext:value-type="float">
            <text:p>4,675</text:p>
          </table:table-cell>
          <table:table-cell table:formula="of:=[.L460]/[.I460]/[.H460]" office:value-type="float" office:value="0.00045654296875" calcext:value-type="float">
            <text:p>0,0004565429687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7" calcext:value-type="float">
            <text:p>17</text:p>
          </table:table-cell>
          <table:table-cell office:value-type="float" office:value="0.4109" calcext:value-type="float">
            <text:p>0,4109</text:p>
          </table:table-cell>
          <table:table-cell table:formula="of:=[.C461]/[.A461]" office:value-type="float" office:value="0.00064203125" calcext:value-type="float">
            <text:p>0,00064203125</text:p>
          </table:table-cell>
          <table:table-cell office:value-type="float" office:value="6.5986" calcext:value-type="float">
            <text:p>6,5986</text:p>
          </table:table-cell>
          <table:table-cell table:formula="of:=[.E461]/[.B461]/[.A461]" office:value-type="float" office:value="0.000606488970588235" calcext:value-type="float">
            <text:p>0,000606488970588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17" calcext:value-type="float">
            <text:p>17</text:p>
          </table:table-cell>
          <table:table-cell office:value-type="float" office:value="0.299" calcext:value-type="float">
            <text:p>0,299</text:p>
          </table:table-cell>
          <table:table-cell table:formula="of:=[.J461]/[.H461]" office:value-type="float" office:value="0.0004671875" calcext:value-type="float">
            <text:p>0,0004671875</text:p>
          </table:table-cell>
          <table:table-cell office:value-type="float" office:value="4.7989" calcext:value-type="float">
            <text:p>4,7989</text:p>
          </table:table-cell>
          <table:table-cell table:formula="of:=[.L461]/[.I461]/[.H461]" office:value-type="float" office:value="0.000441075367647059" calcext:value-type="float">
            <text:p>0,00044107536764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8" calcext:value-type="float">
            <text:p>18</text:p>
          </table:table-cell>
          <table:table-cell office:value-type="float" office:value="0.4567" calcext:value-type="float">
            <text:p>0,4567</text:p>
          </table:table-cell>
          <table:table-cell table:formula="of:=[.C462]/[.A462]" office:value-type="float" office:value="0.00071359375" calcext:value-type="float">
            <text:p>0,00071359375</text:p>
          </table:table-cell>
          <table:table-cell office:value-type="float" office:value="7.874" calcext:value-type="float">
            <text:p>7,874</text:p>
          </table:table-cell>
          <table:table-cell table:formula="of:=[.E462]/[.B462]/[.A462]" office:value-type="float" office:value="0.000683506944444444" calcext:value-type="float">
            <text:p>0,000683506944444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18" calcext:value-type="float">
            <text:p>18</text:p>
          </table:table-cell>
          <table:table-cell office:value-type="float" office:value="0.3034" calcext:value-type="float">
            <text:p>0,3034</text:p>
          </table:table-cell>
          <table:table-cell table:formula="of:=[.J462]/[.H462]" office:value-type="float" office:value="0.0004740625" calcext:value-type="float">
            <text:p>0,0004740625</text:p>
          </table:table-cell>
          <table:table-cell office:value-type="float" office:value="5.0802" calcext:value-type="float">
            <text:p>5,0802</text:p>
          </table:table-cell>
          <table:table-cell table:formula="of:=[.L462]/[.I462]/[.H462]" office:value-type="float" office:value="0.000440989583333333" calcext:value-type="float">
            <text:p>0,00044098958333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9" calcext:value-type="float">
            <text:p>19</text:p>
          </table:table-cell>
          <table:table-cell office:value-type="float" office:value="0.4268" calcext:value-type="float">
            <text:p>0,4268</text:p>
          </table:table-cell>
          <table:table-cell table:formula="of:=[.C463]/[.A463]" office:value-type="float" office:value="0.000666875" calcext:value-type="float">
            <text:p>0,000666875</text:p>
          </table:table-cell>
          <table:table-cell office:value-type="float" office:value="7.1479" calcext:value-type="float">
            <text:p>7,1479</text:p>
          </table:table-cell>
          <table:table-cell table:formula="of:=[.E463]/[.B463]/[.A463]" office:value-type="float" office:value="0.000587820723684211" calcext:value-type="float">
            <text:p>0,000587820723684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19" calcext:value-type="float">
            <text:p>19</text:p>
          </table:table-cell>
          <table:table-cell office:value-type="float" office:value="0.3114" calcext:value-type="float">
            <text:p>0,3114</text:p>
          </table:table-cell>
          <table:table-cell table:formula="of:=[.J463]/[.H463]" office:value-type="float" office:value="0.0004865625" calcext:value-type="float">
            <text:p>0,0004865625</text:p>
          </table:table-cell>
          <table:table-cell office:value-type="float" office:value="5.5673" calcext:value-type="float">
            <text:p>5,5673</text:p>
          </table:table-cell>
          <table:table-cell table:formula="of:=[.L463]/[.I463]/[.H463]" office:value-type="float" office:value="0.000457837171052632" calcext:value-type="float">
            <text:p>0,00045783717105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0" calcext:value-type="float">
            <text:p>20</text:p>
          </table:table-cell>
          <table:table-cell office:value-type="float" office:value="0.4243" calcext:value-type="float">
            <text:p>0,4243</text:p>
          </table:table-cell>
          <table:table-cell table:formula="of:=[.C464]/[.A464]" office:value-type="float" office:value="0.00066296875" calcext:value-type="float">
            <text:p>0,00066296875</text:p>
          </table:table-cell>
          <table:table-cell office:value-type="float" office:value="8.1442" calcext:value-type="float">
            <text:p>8,1442</text:p>
          </table:table-cell>
          <table:table-cell table:formula="of:=[.E464]/[.B464]/[.A464]" office:value-type="float" office:value="0.000636265625" calcext:value-type="float">
            <text:p>0,000636265625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20" calcext:value-type="float">
            <text:p>20</text:p>
          </table:table-cell>
          <table:table-cell office:value-type="float" office:value="0.3078" calcext:value-type="float">
            <text:p>0,3078</text:p>
          </table:table-cell>
          <table:table-cell table:formula="of:=[.J464]/[.H464]" office:value-type="float" office:value="0.0004809375" calcext:value-type="float">
            <text:p>0,0004809375</text:p>
          </table:table-cell>
          <table:table-cell office:value-type="float" office:value="5.4215" calcext:value-type="float">
            <text:p>5,4215</text:p>
          </table:table-cell>
          <table:table-cell table:formula="of:=[.L464]/[.I464]/[.H464]" office:value-type="float" office:value="0.0004235546875" calcext:value-type="float">
            <text:p>0,000423554687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1" calcext:value-type="float">
            <text:p>21</text:p>
          </table:table-cell>
          <table:table-cell office:value-type="float" office:value="0.4192" calcext:value-type="float">
            <text:p>0,4192</text:p>
          </table:table-cell>
          <table:table-cell table:formula="of:=[.C465]/[.A465]" office:value-type="float" office:value="0.000655" calcext:value-type="float">
            <text:p>0,000655</text:p>
          </table:table-cell>
          <table:table-cell office:value-type="float" office:value="7.9514" calcext:value-type="float">
            <text:p>7,9514</text:p>
          </table:table-cell>
          <table:table-cell table:formula="of:=[.E465]/[.B465]/[.A465]" office:value-type="float" office:value="0.000591622023809524" calcext:value-type="float">
            <text:p>0,00059162202381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21" calcext:value-type="float">
            <text:p>21</text:p>
          </table:table-cell>
          <table:table-cell office:value-type="float" office:value="0.3216" calcext:value-type="float">
            <text:p>0,3216</text:p>
          </table:table-cell>
          <table:table-cell table:formula="of:=[.J465]/[.H465]" office:value-type="float" office:value="0.0005025" calcext:value-type="float">
            <text:p>0,0005025</text:p>
          </table:table-cell>
          <table:table-cell office:value-type="float" office:value="6.1451" calcext:value-type="float">
            <text:p>6,1451</text:p>
          </table:table-cell>
          <table:table-cell table:formula="of:=[.L465]/[.I465]/[.H465]" office:value-type="float" office:value="0.000457224702380952" calcext:value-type="float">
            <text:p>0,000457224702381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2" calcext:value-type="float">
            <text:p>22</text:p>
          </table:table-cell>
          <table:table-cell office:value-type="float" office:value="0.4308" calcext:value-type="float">
            <text:p>0,4308</text:p>
          </table:table-cell>
          <table:table-cell table:formula="of:=[.C466]/[.A466]" office:value-type="float" office:value="0.000673125" calcext:value-type="float">
            <text:p>0,000673125</text:p>
          </table:table-cell>
          <table:table-cell office:value-type="float" office:value="8.5691" calcext:value-type="float">
            <text:p>8,5691</text:p>
          </table:table-cell>
          <table:table-cell table:formula="of:=[.E466]/[.B466]/[.A466]" office:value-type="float" office:value="0.000608600852272727" calcext:value-type="float">
            <text:p>0,000608600852273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22" calcext:value-type="float">
            <text:p>22</text:p>
          </table:table-cell>
          <table:table-cell office:value-type="float" office:value="0.316" calcext:value-type="float">
            <text:p>0,316</text:p>
          </table:table-cell>
          <table:table-cell table:formula="of:=[.J466]/[.H466]" office:value-type="float" office:value="0.00049375" calcext:value-type="float">
            <text:p>0,00049375</text:p>
          </table:table-cell>
          <table:table-cell office:value-type="float" office:value="6.5808" calcext:value-type="float">
            <text:p>6,5808</text:p>
          </table:table-cell>
          <table:table-cell table:formula="of:=[.L466]/[.I466]/[.H466]" office:value-type="float" office:value="0.000467386363636364" calcext:value-type="float">
            <text:p>0,00046738636363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3" calcext:value-type="float">
            <text:p>23</text:p>
          </table:table-cell>
          <table:table-cell office:value-type="float" office:value="0.4396" calcext:value-type="float">
            <text:p>0,4396</text:p>
          </table:table-cell>
          <table:table-cell table:formula="of:=[.C467]/[.A467]" office:value-type="float" office:value="0.000686875" calcext:value-type="float">
            <text:p>0,000686875</text:p>
          </table:table-cell>
          <table:table-cell office:value-type="float" office:value="9.3864" calcext:value-type="float">
            <text:p>9,3864</text:p>
          </table:table-cell>
          <table:table-cell table:formula="of:=[.E467]/[.B467]/[.A467]" office:value-type="float" office:value="0.000637663043478261" calcext:value-type="float">
            <text:p>0,000637663043478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23" calcext:value-type="float">
            <text:p>23</text:p>
          </table:table-cell>
          <table:table-cell office:value-type="float" office:value="0.3092" calcext:value-type="float">
            <text:p>0,3092</text:p>
          </table:table-cell>
          <table:table-cell table:formula="of:=[.J467]/[.H467]" office:value-type="float" office:value="0.000483125" calcext:value-type="float">
            <text:p>0,000483125</text:p>
          </table:table-cell>
          <table:table-cell office:value-type="float" office:value="6.4053" calcext:value-type="float">
            <text:p>6,4053</text:p>
          </table:table-cell>
          <table:table-cell table:formula="of:=[.L467]/[.I467]/[.H467]" office:value-type="float" office:value="0.000435142663043478" calcext:value-type="float">
            <text:p>0,00043514266304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4" calcext:value-type="float">
            <text:p>24</text:p>
          </table:table-cell>
          <table:table-cell office:value-type="float" office:value="0.4431" calcext:value-type="float">
            <text:p>0,4431</text:p>
          </table:table-cell>
          <table:table-cell table:formula="of:=[.C468]/[.A468]" office:value-type="float" office:value="0.00069234375" calcext:value-type="float">
            <text:p>0,00069234375</text:p>
          </table:table-cell>
          <table:table-cell office:value-type="float" office:value="9.5206" calcext:value-type="float">
            <text:p>9,5206</text:p>
          </table:table-cell>
          <table:table-cell table:formula="of:=[.E468]/[.B468]/[.A468]" office:value-type="float" office:value="0.000619830729166667" calcext:value-type="float">
            <text:p>0,000619830729167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24" calcext:value-type="float">
            <text:p>24</text:p>
          </table:table-cell>
          <table:table-cell office:value-type="float" office:value="0.3058" calcext:value-type="float">
            <text:p>0,3058</text:p>
          </table:table-cell>
          <table:table-cell table:formula="of:=[.J468]/[.H468]" office:value-type="float" office:value="0.0004778125" calcext:value-type="float">
            <text:p>0,0004778125</text:p>
          </table:table-cell>
          <table:table-cell office:value-type="float" office:value="6.4051" calcext:value-type="float">
            <text:p>6,4051</text:p>
          </table:table-cell>
          <table:table-cell table:formula="of:=[.L468]/[.I468]/[.H468]" office:value-type="float" office:value="0.000416998697916667" calcext:value-type="float">
            <text:p>0,000416998697917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5" calcext:value-type="float">
            <text:p>25</text:p>
          </table:table-cell>
          <table:table-cell office:value-type="float" office:value="0.4146" calcext:value-type="float">
            <text:p>0,4146</text:p>
          </table:table-cell>
          <table:table-cell table:formula="of:=[.C469]/[.A469]" office:value-type="float" office:value="0.0006478125" calcext:value-type="float">
            <text:p>0,0006478125</text:p>
          </table:table-cell>
          <table:table-cell office:value-type="float" office:value="9.9039" calcext:value-type="float">
            <text:p>9,9039</text:p>
          </table:table-cell>
          <table:table-cell table:formula="of:=[.E469]/[.B469]/[.A469]" office:value-type="float" office:value="0.00061899375" calcext:value-type="float">
            <text:p>0,00061899375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25" calcext:value-type="float">
            <text:p>25</text:p>
          </table:table-cell>
          <table:table-cell office:value-type="float" office:value="0.3311" calcext:value-type="float">
            <text:p>0,3311</text:p>
          </table:table-cell>
          <table:table-cell table:formula="of:=[.J469]/[.H469]" office:value-type="float" office:value="0.00051734375" calcext:value-type="float">
            <text:p>0,00051734375</text:p>
          </table:table-cell>
          <table:table-cell office:value-type="float" office:value="7.6608" calcext:value-type="float">
            <text:p>7,6608</text:p>
          </table:table-cell>
          <table:table-cell table:formula="of:=[.L469]/[.I469]/[.H469]" office:value-type="float" office:value="0.0004788" calcext:value-type="float">
            <text:p>0,000478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6" calcext:value-type="float">
            <text:p>26</text:p>
          </table:table-cell>
          <table:table-cell office:value-type="float" office:value="0.444" calcext:value-type="float">
            <text:p>0,444</text:p>
          </table:table-cell>
          <table:table-cell table:formula="of:=[.C470]/[.A470]" office:value-type="float" office:value="0.00069375" calcext:value-type="float">
            <text:p>0,00069375</text:p>
          </table:table-cell>
          <table:table-cell office:value-type="float" office:value="10.4792" calcext:value-type="float">
            <text:p>10,4792</text:p>
          </table:table-cell>
          <table:table-cell table:formula="of:=[.E470]/[.B470]/[.A470]" office:value-type="float" office:value="0.000629759615384615" calcext:value-type="float">
            <text:p>0,000629759615385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26" calcext:value-type="float">
            <text:p>26</text:p>
          </table:table-cell>
          <table:table-cell office:value-type="float" office:value="0.3104" calcext:value-type="float">
            <text:p>0,3104</text:p>
          </table:table-cell>
          <table:table-cell table:formula="of:=[.J470]/[.H470]" office:value-type="float" office:value="0.000485" calcext:value-type="float">
            <text:p>0,000485</text:p>
          </table:table-cell>
          <table:table-cell office:value-type="float" office:value="6.33" calcext:value-type="float">
            <text:p>6,33</text:p>
          </table:table-cell>
          <table:table-cell table:formula="of:=[.L470]/[.I470]/[.H470]" office:value-type="float" office:value="0.000380408653846154" calcext:value-type="float">
            <text:p>0,00038040865384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7" calcext:value-type="float">
            <text:p>27</text:p>
          </table:table-cell>
          <table:table-cell office:value-type="float" office:value="0.4352" calcext:value-type="float">
            <text:p>0,4352</text:p>
          </table:table-cell>
          <table:table-cell table:formula="of:=[.C471]/[.A471]" office:value-type="float" office:value="0.00068" calcext:value-type="float">
            <text:p>0,00068</text:p>
          </table:table-cell>
          <table:table-cell office:value-type="float" office:value="11.0482" calcext:value-type="float">
            <text:p>11,0482</text:p>
          </table:table-cell>
          <table:table-cell table:formula="of:=[.E471]/[.B471]/[.A471]" office:value-type="float" office:value="0.000639363425925926" calcext:value-type="float">
            <text:p>0,000639363425926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27" calcext:value-type="float">
            <text:p>27</text:p>
          </table:table-cell>
          <table:table-cell office:value-type="float" office:value="0.3132" calcext:value-type="float">
            <text:p>0,3132</text:p>
          </table:table-cell>
          <table:table-cell table:formula="of:=[.J471]/[.H471]" office:value-type="float" office:value="0.000489375" calcext:value-type="float">
            <text:p>0,000489375</text:p>
          </table:table-cell>
          <table:table-cell office:value-type="float" office:value="7.5479" calcext:value-type="float">
            <text:p>7,5479</text:p>
          </table:table-cell>
          <table:table-cell table:formula="of:=[.L471]/[.I471]/[.H471]" office:value-type="float" office:value="0.000436799768518519" calcext:value-type="float">
            <text:p>0,00043679976851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 office:value-type="float" office:value="0.4514" calcext:value-type="float">
            <text:p>0,4514</text:p>
          </table:table-cell>
          <table:table-cell table:formula="of:=[.C472]/[.A472]" office:value-type="float" office:value="0.0007053125" calcext:value-type="float">
            <text:p>0,0007053125</text:p>
          </table:table-cell>
          <table:table-cell office:value-type="float" office:value="11.713" calcext:value-type="float">
            <text:p>11,713</text:p>
          </table:table-cell>
          <table:table-cell table:formula="of:=[.E472]/[.B472]/[.A472]" office:value-type="float" office:value="0.000653627232142857" calcext:value-type="float">
            <text:p>0,000653627232143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28" calcext:value-type="float">
            <text:p>28</text:p>
          </table:table-cell>
          <table:table-cell office:value-type="float" office:value="0.3066" calcext:value-type="float">
            <text:p>0,3066</text:p>
          </table:table-cell>
          <table:table-cell table:formula="of:=[.J472]/[.H472]" office:value-type="float" office:value="0.0004790625" calcext:value-type="float">
            <text:p>0,0004790625</text:p>
          </table:table-cell>
          <table:table-cell office:value-type="float" office:value="8.0497" calcext:value-type="float">
            <text:p>8,0497</text:p>
          </table:table-cell>
          <table:table-cell table:formula="of:=[.L472]/[.I472]/[.H472]" office:value-type="float" office:value="0.000449202008928571" calcext:value-type="float">
            <text:p>0,00044920200892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9" calcext:value-type="float">
            <text:p>29</text:p>
          </table:table-cell>
          <table:table-cell office:value-type="float" office:value="0.438" calcext:value-type="float">
            <text:p>0,438</text:p>
          </table:table-cell>
          <table:table-cell table:formula="of:=[.C473]/[.A473]" office:value-type="float" office:value="0.000684375" calcext:value-type="float">
            <text:p>0,000684375</text:p>
          </table:table-cell>
          <table:table-cell office:value-type="float" office:value="11.2438" calcext:value-type="float">
            <text:p>11,2438</text:p>
          </table:table-cell>
          <table:table-cell table:formula="of:=[.E473]/[.B473]/[.A473]" office:value-type="float" office:value="0.000605808189655172" calcext:value-type="float">
            <text:p>0,000605808189655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29" calcext:value-type="float">
            <text:p>29</text:p>
          </table:table-cell>
          <table:table-cell office:value-type="float" office:value="0.32" calcext:value-type="float">
            <text:p>0,32</text:p>
          </table:table-cell>
          <table:table-cell table:formula="of:=[.J473]/[.H473]" office:value-type="float" office:value="0.0005" calcext:value-type="float">
            <text:p>0,0005</text:p>
          </table:table-cell>
          <table:table-cell office:value-type="float" office:value="7.8614" calcext:value-type="float">
            <text:p>7,8614</text:p>
          </table:table-cell>
          <table:table-cell table:formula="of:=[.L473]/[.I473]/[.H473]" office:value-type="float" office:value="0.000423566810344828" calcext:value-type="float">
            <text:p>0,00042356681034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0" calcext:value-type="float">
            <text:p>30</text:p>
          </table:table-cell>
          <table:table-cell office:value-type="float" office:value="0.4297" calcext:value-type="float">
            <text:p>0,4297</text:p>
          </table:table-cell>
          <table:table-cell table:formula="of:=[.C474]/[.A474]" office:value-type="float" office:value="0.00067140625" calcext:value-type="float">
            <text:p>0,00067140625</text:p>
          </table:table-cell>
          <table:table-cell office:value-type="float" office:value="11.084" calcext:value-type="float">
            <text:p>11,084</text:p>
          </table:table-cell>
          <table:table-cell table:formula="of:=[.E474]/[.B474]/[.A474]" office:value-type="float" office:value="0.000577291666666667" calcext:value-type="float">
            <text:p>0,000577291666667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30" calcext:value-type="float">
            <text:p>30</text:p>
          </table:table-cell>
          <table:table-cell office:value-type="float" office:value="0.3094" calcext:value-type="float">
            <text:p>0,3094</text:p>
          </table:table-cell>
          <table:table-cell table:formula="of:=[.J474]/[.H474]" office:value-type="float" office:value="0.0004834375" calcext:value-type="float">
            <text:p>0,0004834375</text:p>
          </table:table-cell>
          <table:table-cell office:value-type="float" office:value="8.5684" calcext:value-type="float">
            <text:p>8,5684</text:p>
          </table:table-cell>
          <table:table-cell table:formula="of:=[.L474]/[.I474]/[.H474]" office:value-type="float" office:value="0.000446270833333333" calcext:value-type="float">
            <text:p>0,00044627083333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1" calcext:value-type="float">
            <text:p>31</text:p>
          </table:table-cell>
          <table:table-cell office:value-type="float" office:value="0.4301" calcext:value-type="float">
            <text:p>0,4301</text:p>
          </table:table-cell>
          <table:table-cell table:formula="of:=[.C475]/[.A475]" office:value-type="float" office:value="0.00067203125" calcext:value-type="float">
            <text:p>0,00067203125</text:p>
          </table:table-cell>
          <table:table-cell office:value-type="float" office:value="11.5763" calcext:value-type="float">
            <text:p>11,5763</text:p>
          </table:table-cell>
          <table:table-cell table:formula="of:=[.E475]/[.B475]/[.A475]" office:value-type="float" office:value="0.000583482862903226" calcext:value-type="float">
            <text:p>0,000583482862903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31" calcext:value-type="float">
            <text:p>31</text:p>
          </table:table-cell>
          <table:table-cell office:value-type="float" office:value="0.3108" calcext:value-type="float">
            <text:p>0,3108</text:p>
          </table:table-cell>
          <table:table-cell table:formula="of:=[.J475]/[.H475]" office:value-type="float" office:value="0.000485625" calcext:value-type="float">
            <text:p>0,000485625</text:p>
          </table:table-cell>
          <table:table-cell office:value-type="float" office:value="8.9352" calcext:value-type="float">
            <text:p>8,9352</text:p>
          </table:table-cell>
          <table:table-cell table:formula="of:=[.L475]/[.I475]/[.H475]" office:value-type="float" office:value="0.000450362903225807" calcext:value-type="float">
            <text:p>0,000450362903226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0.4325" calcext:value-type="float">
            <text:p>0,4325</text:p>
          </table:table-cell>
          <table:table-cell table:formula="of:=[.C476]/[.A476]" office:value-type="float" office:value="0.00067578125" calcext:value-type="float">
            <text:p>0,00067578125</text:p>
          </table:table-cell>
          <table:table-cell office:value-type="float" office:value="12.3061" calcext:value-type="float">
            <text:p>12,3061</text:p>
          </table:table-cell>
          <table:table-cell table:formula="of:=[.E476]/[.B476]/[.A476]" office:value-type="float" office:value="0.0006008837890625" calcext:value-type="float">
            <text:p>0,000600883789063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32" calcext:value-type="float">
            <text:p>32</text:p>
          </table:table-cell>
          <table:table-cell office:value-type="float" office:value="0.3086" calcext:value-type="float">
            <text:p>0,3086</text:p>
          </table:table-cell>
          <table:table-cell table:formula="of:=[.J476]/[.H476]" office:value-type="float" office:value="0.0004821875" calcext:value-type="float">
            <text:p>0,0004821875</text:p>
          </table:table-cell>
          <table:table-cell office:value-type="float" office:value="8.1951" calcext:value-type="float">
            <text:p>8,1951</text:p>
          </table:table-cell>
          <table:table-cell table:formula="of:=[.L476]/[.I476]/[.H476]" office:value-type="float" office:value="0.0004001513671875" calcext:value-type="float">
            <text:p>0,000400151367188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3" calcext:value-type="float">
            <text:p>33</text:p>
          </table:table-cell>
          <table:table-cell office:value-type="float" office:value="0.4463" calcext:value-type="float">
            <text:p>0,4463</text:p>
          </table:table-cell>
          <table:table-cell table:formula="of:=[.C477]/[.A477]" office:value-type="float" office:value="0.00069734375" calcext:value-type="float">
            <text:p>0,00069734375</text:p>
          </table:table-cell>
          <table:table-cell office:value-type="float" office:value="12.8443" calcext:value-type="float">
            <text:p>12,8443</text:p>
          </table:table-cell>
          <table:table-cell table:formula="of:=[.E477]/[.B477]/[.A477]" office:value-type="float" office:value="0.000608158143939394" calcext:value-type="float">
            <text:p>0,000608158143939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33" calcext:value-type="float">
            <text:p>33</text:p>
          </table:table-cell>
          <table:table-cell office:value-type="float" office:value="0.3182" calcext:value-type="float">
            <text:p>0,3182</text:p>
          </table:table-cell>
          <table:table-cell table:formula="of:=[.J477]/[.H477]" office:value-type="float" office:value="0.0004971875" calcext:value-type="float">
            <text:p>0,0004971875</text:p>
          </table:table-cell>
          <table:table-cell office:value-type="float" office:value="9.3335" calcext:value-type="float">
            <text:p>9,3335</text:p>
          </table:table-cell>
          <table:table-cell table:formula="of:=[.L477]/[.I477]/[.H477]" office:value-type="float" office:value="0.000441927083333333" calcext:value-type="float">
            <text:p>0,00044192708333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4" calcext:value-type="float">
            <text:p>34</text:p>
          </table:table-cell>
          <table:table-cell office:value-type="float" office:value="0.4343" calcext:value-type="float">
            <text:p>0,4343</text:p>
          </table:table-cell>
          <table:table-cell table:formula="of:=[.C478]/[.A478]" office:value-type="float" office:value="0.00067859375" calcext:value-type="float">
            <text:p>0,00067859375</text:p>
          </table:table-cell>
          <table:table-cell office:value-type="float" office:value="12.4718" calcext:value-type="float">
            <text:p>12,4718</text:p>
          </table:table-cell>
          <table:table-cell table:formula="of:=[.E478]/[.B478]/[.A478]" office:value-type="float" office:value="0.000573152573529412" calcext:value-type="float">
            <text:p>0,000573152573529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34" calcext:value-type="float">
            <text:p>34</text:p>
          </table:table-cell>
          <table:table-cell office:value-type="float" office:value="0.3276" calcext:value-type="float">
            <text:p>0,3276</text:p>
          </table:table-cell>
          <table:table-cell table:formula="of:=[.J478]/[.H478]" office:value-type="float" office:value="0.000511875" calcext:value-type="float">
            <text:p>0,000511875</text:p>
          </table:table-cell>
          <table:table-cell office:value-type="float" office:value="10.5501" calcext:value-type="float">
            <text:p>10,5501</text:p>
          </table:table-cell>
          <table:table-cell table:formula="of:=[.L478]/[.I478]/[.H478]" office:value-type="float" office:value="0.000484839154411765" calcext:value-type="float">
            <text:p>0,00048483915441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5" calcext:value-type="float">
            <text:p>35</text:p>
          </table:table-cell>
          <table:table-cell office:value-type="float" office:value="0.4141" calcext:value-type="float">
            <text:p>0,4141</text:p>
          </table:table-cell>
          <table:table-cell table:formula="of:=[.C479]/[.A479]" office:value-type="float" office:value="0.00064703125" calcext:value-type="float">
            <text:p>0,00064703125</text:p>
          </table:table-cell>
          <table:table-cell office:value-type="float" office:value="12.8367" calcext:value-type="float">
            <text:p>12,8367</text:p>
          </table:table-cell>
          <table:table-cell table:formula="of:=[.E479]/[.B479]/[.A479]" office:value-type="float" office:value="0.000573066964285714" calcext:value-type="float">
            <text:p>0,000573066964286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35" calcext:value-type="float">
            <text:p>35</text:p>
          </table:table-cell>
          <table:table-cell office:value-type="float" office:value="0.3125" calcext:value-type="float">
            <text:p>0,3125</text:p>
          </table:table-cell>
          <table:table-cell table:formula="of:=[.J479]/[.H479]" office:value-type="float" office:value="0.00048828125" calcext:value-type="float">
            <text:p>0,00048828125</text:p>
          </table:table-cell>
          <table:table-cell office:value-type="float" office:value="8.7345" calcext:value-type="float">
            <text:p>8,7345</text:p>
          </table:table-cell>
          <table:table-cell table:formula="of:=[.L479]/[.I479]/[.H479]" office:value-type="float" office:value="0.000389933035714286" calcext:value-type="float">
            <text:p>0,00038993303571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6" calcext:value-type="float">
            <text:p>36</text:p>
          </table:table-cell>
          <table:table-cell office:value-type="float" office:value="0.4404" calcext:value-type="float">
            <text:p>0,4404</text:p>
          </table:table-cell>
          <table:table-cell table:formula="of:=[.C480]/[.A480]" office:value-type="float" office:value="0.000688125" calcext:value-type="float">
            <text:p>0,000688125</text:p>
          </table:table-cell>
          <table:table-cell office:value-type="float" office:value="14.4525" calcext:value-type="float">
            <text:p>14,4525</text:p>
          </table:table-cell>
          <table:table-cell table:formula="of:=[.E480]/[.B480]/[.A480]" office:value-type="float" office:value="0.000627278645833333" calcext:value-type="float">
            <text:p>0,000627278645833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36" calcext:value-type="float">
            <text:p>36</text:p>
          </table:table-cell>
          <table:table-cell office:value-type="float" office:value="0.3153" calcext:value-type="float">
            <text:p>0,3153</text:p>
          </table:table-cell>
          <table:table-cell table:formula="of:=[.J480]/[.H480]" office:value-type="float" office:value="0.00049265625" calcext:value-type="float">
            <text:p>0,00049265625</text:p>
          </table:table-cell>
          <table:table-cell office:value-type="float" office:value="9.9579" calcext:value-type="float">
            <text:p>9,9579</text:p>
          </table:table-cell>
          <table:table-cell table:formula="of:=[.L480]/[.I480]/[.H480]" office:value-type="float" office:value="0.000432200520833333" calcext:value-type="float">
            <text:p>0,00043220052083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7" calcext:value-type="float">
            <text:p>37</text:p>
          </table:table-cell>
          <table:table-cell office:value-type="float" office:value="0.4514" calcext:value-type="float">
            <text:p>0,4514</text:p>
          </table:table-cell>
          <table:table-cell table:formula="of:=[.C481]/[.A481]" office:value-type="float" office:value="0.0007053125" calcext:value-type="float">
            <text:p>0,0007053125</text:p>
          </table:table-cell>
          <table:table-cell office:value-type="float" office:value="15.0884" calcext:value-type="float">
            <text:p>15,0884</text:p>
          </table:table-cell>
          <table:table-cell table:formula="of:=[.E481]/[.B481]/[.A481]" office:value-type="float" office:value="0.000637179054054054" calcext:value-type="float">
            <text:p>0,000637179054054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37" calcext:value-type="float">
            <text:p>37</text:p>
          </table:table-cell>
          <table:table-cell office:value-type="float" office:value="0.3207" calcext:value-type="float">
            <text:p>0,3207</text:p>
          </table:table-cell>
          <table:table-cell table:formula="of:=[.J481]/[.H481]" office:value-type="float" office:value="0.00050109375" calcext:value-type="float">
            <text:p>0,00050109375</text:p>
          </table:table-cell>
          <table:table-cell office:value-type="float" office:value="10.718" calcext:value-type="float">
            <text:p>10,718</text:p>
          </table:table-cell>
          <table:table-cell table:formula="of:=[.L481]/[.I481]/[.H481]" office:value-type="float" office:value="0.000452618243243243" calcext:value-type="float">
            <text:p>0,000452618243243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8" calcext:value-type="float">
            <text:p>38</text:p>
          </table:table-cell>
          <table:table-cell office:value-type="float" office:value="0.422" calcext:value-type="float">
            <text:p>0,422</text:p>
          </table:table-cell>
          <table:table-cell table:formula="of:=[.C482]/[.A482]" office:value-type="float" office:value="0.000659375" calcext:value-type="float">
            <text:p>0,000659375</text:p>
          </table:table-cell>
          <table:table-cell office:value-type="float" office:value="14.527" calcext:value-type="float">
            <text:p>14,527</text:p>
          </table:table-cell>
          <table:table-cell table:formula="of:=[.E482]/[.B482]/[.A482]" office:value-type="float" office:value="0.000597327302631579" calcext:value-type="float">
            <text:p>0,000597327302632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38" calcext:value-type="float">
            <text:p>38</text:p>
          </table:table-cell>
          <table:table-cell office:value-type="float" office:value="0.3083" calcext:value-type="float">
            <text:p>0,3083</text:p>
          </table:table-cell>
          <table:table-cell table:formula="of:=[.J482]/[.H482]" office:value-type="float" office:value="0.00048171875" calcext:value-type="float">
            <text:p>0,00048171875</text:p>
          </table:table-cell>
          <table:table-cell office:value-type="float" office:value="8.0029" calcext:value-type="float">
            <text:p>8,0029</text:p>
          </table:table-cell>
          <table:table-cell table:formula="of:=[.L482]/[.I482]/[.H482]" office:value-type="float" office:value="0.000329066611842105" calcext:value-type="float">
            <text:p>0,00032906661184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9" calcext:value-type="float">
            <text:p>39</text:p>
          </table:table-cell>
          <table:table-cell office:value-type="float" office:value="0.4255" calcext:value-type="float">
            <text:p>0,4255</text:p>
          </table:table-cell>
          <table:table-cell table:formula="of:=[.C483]/[.A483]" office:value-type="float" office:value="0.00066484375" calcext:value-type="float">
            <text:p>0,00066484375</text:p>
          </table:table-cell>
          <table:table-cell office:value-type="float" office:value="13.1383" calcext:value-type="float">
            <text:p>13,1383</text:p>
          </table:table-cell>
          <table:table-cell table:formula="of:=[.E483]/[.B483]/[.A483]" office:value-type="float" office:value="0.000526374198717949" calcext:value-type="float">
            <text:p>0,000526374198718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39" calcext:value-type="float">
            <text:p>39</text:p>
          </table:table-cell>
          <table:table-cell office:value-type="float" office:value="0.3078" calcext:value-type="float">
            <text:p>0,3078</text:p>
          </table:table-cell>
          <table:table-cell table:formula="of:=[.J483]/[.H483]" office:value-type="float" office:value="0.0004809375" calcext:value-type="float">
            <text:p>0,0004809375</text:p>
          </table:table-cell>
          <table:table-cell office:value-type="float" office:value="9.038" calcext:value-type="float">
            <text:p>9,038</text:p>
          </table:table-cell>
          <table:table-cell table:formula="of:=[.L483]/[.I483]/[.H483]" office:value-type="float" office:value="0.000362099358974359" calcext:value-type="float">
            <text:p>0,00036209935897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office:value-type="float" office:value="0.9805" calcext:value-type="float">
            <text:p>0,9805</text:p>
          </table:table-cell>
          <table:table-cell table:formula="of:=[.C484]/[.A484]" office:value-type="float" office:value="0.00139275568181818" calcext:value-type="float">
            <text:p>0,001392755681818</text:p>
          </table:table-cell>
          <table:table-cell office:value-type="float" office:value="0.9776" calcext:value-type="float">
            <text:p>0,9776</text:p>
          </table:table-cell>
          <table:table-cell table:formula="of:=[.E484]/[.B484]/[.A484]" office:value-type="float" office:value="0.00138863636363636" calcext:value-type="float">
            <text:p>0,001388636363636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1" calcext:value-type="float">
            <text:p>1</text:p>
          </table:table-cell>
          <table:table-cell office:value-type="float" office:value="0.5911" calcext:value-type="float">
            <text:p>0,5911</text:p>
          </table:table-cell>
          <table:table-cell table:formula="of:=[.J484]/[.H484]" office:value-type="float" office:value="0.000839630681818182" calcext:value-type="float">
            <text:p>0,000839630681818</text:p>
          </table:table-cell>
          <table:table-cell office:value-type="float" office:value="0.5888" calcext:value-type="float">
            <text:p>0,5888</text:p>
          </table:table-cell>
          <table:table-cell table:formula="of:=[.L484]/[.I484]/[.H484]" office:value-type="float" office:value="0.000836363636363636" calcext:value-type="float">
            <text:p>0,00083636363636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" calcext:value-type="float">
            <text:p>2</text:p>
          </table:table-cell>
          <table:table-cell office:value-type="float" office:value="0.5993" calcext:value-type="float">
            <text:p>0,5993</text:p>
          </table:table-cell>
          <table:table-cell table:formula="of:=[.C485]/[.A485]" office:value-type="float" office:value="0.000851278409090909" calcext:value-type="float">
            <text:p>0,000851278409091</text:p>
          </table:table-cell>
          <table:table-cell office:value-type="float" office:value="1.1935" calcext:value-type="float">
            <text:p>1,1935</text:p>
          </table:table-cell>
          <table:table-cell table:formula="of:=[.E485]/[.B485]/[.A485]" office:value-type="float" office:value="0.00084765625" calcext:value-type="float">
            <text:p>0,00084765625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2" calcext:value-type="float">
            <text:p>2</text:p>
          </table:table-cell>
          <table:table-cell office:value-type="float" office:value="0.3905" calcext:value-type="float">
            <text:p>0,3905</text:p>
          </table:table-cell>
          <table:table-cell table:formula="of:=[.J485]/[.H485]" office:value-type="float" office:value="0.0005546875" calcext:value-type="float">
            <text:p>0,0005546875</text:p>
          </table:table-cell>
          <table:table-cell office:value-type="float" office:value="0.7777" calcext:value-type="float">
            <text:p>0,7777</text:p>
          </table:table-cell>
          <table:table-cell table:formula="of:=[.L485]/[.I485]/[.H485]" office:value-type="float" office:value="0.00055234375" calcext:value-type="float">
            <text:p>0,0005523437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" calcext:value-type="float">
            <text:p>3</text:p>
          </table:table-cell>
          <table:table-cell office:value-type="float" office:value="0.4892" calcext:value-type="float">
            <text:p>0,4892</text:p>
          </table:table-cell>
          <table:table-cell table:formula="of:=[.C486]/[.A486]" office:value-type="float" office:value="0.000694886363636364" calcext:value-type="float">
            <text:p>0,000694886363636</text:p>
          </table:table-cell>
          <table:table-cell office:value-type="float" office:value="1.4591" calcext:value-type="float">
            <text:p>1,4591</text:p>
          </table:table-cell>
          <table:table-cell table:formula="of:=[.E486]/[.B486]/[.A486]" office:value-type="float" office:value="0.000690861742424242" calcext:value-type="float">
            <text:p>0,000690861742424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3" calcext:value-type="float">
            <text:p>3</text:p>
          </table:table-cell>
          <table:table-cell office:value-type="float" office:value="0.3507" calcext:value-type="float">
            <text:p>0,3507</text:p>
          </table:table-cell>
          <table:table-cell table:formula="of:=[.J486]/[.H486]" office:value-type="float" office:value="0.000498153409090909" calcext:value-type="float">
            <text:p>0,000498153409091</text:p>
          </table:table-cell>
          <table:table-cell office:value-type="float" office:value="1.0457" calcext:value-type="float">
            <text:p>1,0457</text:p>
          </table:table-cell>
          <table:table-cell table:formula="of:=[.L486]/[.I486]/[.H486]" office:value-type="float" office:value="0.000495123106060606" calcext:value-type="float">
            <text:p>0,00049512310606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  <table:table-cell office:value-type="float" office:value="0.4676" calcext:value-type="float">
            <text:p>0,4676</text:p>
          </table:table-cell>
          <table:table-cell table:formula="of:=[.C487]/[.A487]" office:value-type="float" office:value="0.000664204545454546" calcext:value-type="float">
            <text:p>0,000664204545455</text:p>
          </table:table-cell>
          <table:table-cell office:value-type="float" office:value="1.8423" calcext:value-type="float">
            <text:p>1,8423</text:p>
          </table:table-cell>
          <table:table-cell table:formula="of:=[.E487]/[.B487]/[.A487]" office:value-type="float" office:value="0.000654225852272727" calcext:value-type="float">
            <text:p>0,000654225852273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  <table:table-cell office:value-type="float" office:value="0.3284" calcext:value-type="float">
            <text:p>0,3284</text:p>
          </table:table-cell>
          <table:table-cell table:formula="of:=[.J487]/[.H487]" office:value-type="float" office:value="0.000466477272727273" calcext:value-type="float">
            <text:p>0,000466477272727</text:p>
          </table:table-cell>
          <table:table-cell office:value-type="float" office:value="1.2937" calcext:value-type="float">
            <text:p>1,2937</text:p>
          </table:table-cell>
          <table:table-cell table:formula="of:=[.L487]/[.I487]/[.H487]" office:value-type="float" office:value="0.000459410511363636" calcext:value-type="float">
            <text:p>0,00045941051136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" calcext:value-type="float">
            <text:p>5</text:p>
          </table:table-cell>
          <table:table-cell office:value-type="float" office:value="0.4599" calcext:value-type="float">
            <text:p>0,4599</text:p>
          </table:table-cell>
          <table:table-cell table:formula="of:=[.C488]/[.A488]" office:value-type="float" office:value="0.000653267045454546" calcext:value-type="float">
            <text:p>0,000653267045455</text:p>
          </table:table-cell>
          <table:table-cell office:value-type="float" office:value="2.2551" calcext:value-type="float">
            <text:p>2,2551</text:p>
          </table:table-cell>
          <table:table-cell table:formula="of:=[.E488]/[.B488]/[.A488]" office:value-type="float" office:value="0.000640653409090909" calcext:value-type="float">
            <text:p>0,000640653409091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5" calcext:value-type="float">
            <text:p>5</text:p>
          </table:table-cell>
          <table:table-cell office:value-type="float" office:value="0.3291" calcext:value-type="float">
            <text:p>0,3291</text:p>
          </table:table-cell>
          <table:table-cell table:formula="of:=[.J488]/[.H488]" office:value-type="float" office:value="0.000467471590909091" calcext:value-type="float">
            <text:p>0,000467471590909</text:p>
          </table:table-cell>
          <table:table-cell office:value-type="float" office:value="1.63" calcext:value-type="float">
            <text:p>1,63</text:p>
          </table:table-cell>
          <table:table-cell table:formula="of:=[.L488]/[.I488]/[.H488]" office:value-type="float" office:value="0.000463068181818182" calcext:value-type="float">
            <text:p>0,00046306818181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6" calcext:value-type="float">
            <text:p>6</text:p>
          </table:table-cell>
          <table:table-cell office:value-type="float" office:value="0.483" calcext:value-type="float">
            <text:p>0,483</text:p>
          </table:table-cell>
          <table:table-cell table:formula="of:=[.C489]/[.A489]" office:value-type="float" office:value="0.000686079545454546" calcext:value-type="float">
            <text:p>0,000686079545455</text:p>
          </table:table-cell>
          <table:table-cell office:value-type="float" office:value="2.7875" calcext:value-type="float">
            <text:p>2,7875</text:p>
          </table:table-cell>
          <table:table-cell table:formula="of:=[.E489]/[.B489]/[.A489]" office:value-type="float" office:value="0.000659919507575758" calcext:value-type="float">
            <text:p>0,000659919507576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6" calcext:value-type="float">
            <text:p>6</text:p>
          </table:table-cell>
          <table:table-cell office:value-type="float" office:value="0.3337" calcext:value-type="float">
            <text:p>0,3337</text:p>
          </table:table-cell>
          <table:table-cell table:formula="of:=[.J489]/[.H489]" office:value-type="float" office:value="0.000474005681818182" calcext:value-type="float">
            <text:p>0,000474005681818</text:p>
          </table:table-cell>
          <table:table-cell office:value-type="float" office:value="1.9279" calcext:value-type="float">
            <text:p>1,9279</text:p>
          </table:table-cell>
          <table:table-cell table:formula="of:=[.L489]/[.I489]/[.H489]" office:value-type="float" office:value="0.00045641571969697" calcext:value-type="float">
            <text:p>0,00045641571969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7" calcext:value-type="float">
            <text:p>7</text:p>
          </table:table-cell>
          <table:table-cell office:value-type="float" office:value="0.4596" calcext:value-type="float">
            <text:p>0,4596</text:p>
          </table:table-cell>
          <table:table-cell table:formula="of:=[.C490]/[.A490]" office:value-type="float" office:value="0.000652840909090909" calcext:value-type="float">
            <text:p>0,000652840909091</text:p>
          </table:table-cell>
          <table:table-cell office:value-type="float" office:value="3.1522" calcext:value-type="float">
            <text:p>3,1522</text:p>
          </table:table-cell>
          <table:table-cell table:formula="of:=[.E490]/[.B490]/[.A490]" office:value-type="float" office:value="0.000639650974025974" calcext:value-type="float">
            <text:p>0,000639650974026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7" calcext:value-type="float">
            <text:p>7</text:p>
          </table:table-cell>
          <table:table-cell office:value-type="float" office:value="0.3404" calcext:value-type="float">
            <text:p>0,3404</text:p>
          </table:table-cell>
          <table:table-cell table:formula="of:=[.J490]/[.H490]" office:value-type="float" office:value="0.000483522727272727" calcext:value-type="float">
            <text:p>0,000483522727273</text:p>
          </table:table-cell>
          <table:table-cell office:value-type="float" office:value="2.2775" calcext:value-type="float">
            <text:p>2,2775</text:p>
          </table:table-cell>
          <table:table-cell table:formula="of:=[.L490]/[.I490]/[.H490]" office:value-type="float" office:value="0.000462155032467533" calcext:value-type="float">
            <text:p>0,00046215503246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8" calcext:value-type="float">
            <text:p>8</text:p>
          </table:table-cell>
          <table:table-cell office:value-type="float" office:value="0.4309" calcext:value-type="float">
            <text:p>0,4309</text:p>
          </table:table-cell>
          <table:table-cell table:formula="of:=[.C491]/[.A491]" office:value-type="float" office:value="0.000612073863636364" calcext:value-type="float">
            <text:p>0,000612073863636</text:p>
          </table:table-cell>
          <table:table-cell office:value-type="float" office:value="3.3416" calcext:value-type="float">
            <text:p>3,3416</text:p>
          </table:table-cell>
          <table:table-cell table:formula="of:=[.E491]/[.B491]/[.A491]" office:value-type="float" office:value="0.000593323863636364" calcext:value-type="float">
            <text:p>0,000593323863636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8" calcext:value-type="float">
            <text:p>8</text:p>
          </table:table-cell>
          <table:table-cell office:value-type="float" office:value="0.3414" calcext:value-type="float">
            <text:p>0,3414</text:p>
          </table:table-cell>
          <table:table-cell table:formula="of:=[.J491]/[.H491]" office:value-type="float" office:value="0.000484943181818182" calcext:value-type="float">
            <text:p>0,000484943181818</text:p>
          </table:table-cell>
          <table:table-cell office:value-type="float" office:value="2.6498" calcext:value-type="float">
            <text:p>2,6498</text:p>
          </table:table-cell>
          <table:table-cell table:formula="of:=[.L491]/[.I491]/[.H491]" office:value-type="float" office:value="0.000470490056818182" calcext:value-type="float">
            <text:p>0,00047049005681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9" calcext:value-type="float">
            <text:p>9</text:p>
          </table:table-cell>
          <table:table-cell office:value-type="float" office:value="0.4616" calcext:value-type="float">
            <text:p>0,4616</text:p>
          </table:table-cell>
          <table:table-cell table:formula="of:=[.C492]/[.A492]" office:value-type="float" office:value="0.000655681818181818" calcext:value-type="float">
            <text:p>0,000655681818182</text:p>
          </table:table-cell>
          <table:table-cell office:value-type="float" office:value="4.0477" calcext:value-type="float">
            <text:p>4,0477</text:p>
          </table:table-cell>
          <table:table-cell table:formula="of:=[.E492]/[.B492]/[.A492]" office:value-type="float" office:value="0.00063884154040404" calcext:value-type="float">
            <text:p>0,000638841540404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9" calcext:value-type="float">
            <text:p>9</text:p>
          </table:table-cell>
          <table:table-cell office:value-type="float" office:value="0.3355" calcext:value-type="float">
            <text:p>0,3355</text:p>
          </table:table-cell>
          <table:table-cell table:formula="of:=[.J492]/[.H492]" office:value-type="float" office:value="0.0004765625" calcext:value-type="float">
            <text:p>0,0004765625</text:p>
          </table:table-cell>
          <table:table-cell office:value-type="float" office:value="2.912" calcext:value-type="float">
            <text:p>2,912</text:p>
          </table:table-cell>
          <table:table-cell table:formula="of:=[.L492]/[.I492]/[.H492]" office:value-type="float" office:value="0.00045959595959596" calcext:value-type="float">
            <text:p>0,00045959595959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0" calcext:value-type="float">
            <text:p>10</text:p>
          </table:table-cell>
          <table:table-cell office:value-type="float" office:value="0.459" calcext:value-type="float">
            <text:p>0,459</text:p>
          </table:table-cell>
          <table:table-cell table:formula="of:=[.C493]/[.A493]" office:value-type="float" office:value="0.000651988636363636" calcext:value-type="float">
            <text:p>0,000651988636364</text:p>
          </table:table-cell>
          <table:table-cell office:value-type="float" office:value="4.4308" calcext:value-type="float">
            <text:p>4,4308</text:p>
          </table:table-cell>
          <table:table-cell table:formula="of:=[.E493]/[.B493]/[.A493]" office:value-type="float" office:value="0.000629375" calcext:value-type="float">
            <text:p>0,000629375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10" calcext:value-type="float">
            <text:p>10</text:p>
          </table:table-cell>
          <table:table-cell office:value-type="float" office:value="0.3413" calcext:value-type="float">
            <text:p>0,3413</text:p>
          </table:table-cell>
          <table:table-cell table:formula="of:=[.J493]/[.H493]" office:value-type="float" office:value="0.000484801136363636" calcext:value-type="float">
            <text:p>0,000484801136364</text:p>
          </table:table-cell>
          <table:table-cell office:value-type="float" office:value="3.2908" calcext:value-type="float">
            <text:p>3,2908</text:p>
          </table:table-cell>
          <table:table-cell table:formula="of:=[.L493]/[.I493]/[.H493]" office:value-type="float" office:value="0.000467443181818182" calcext:value-type="float">
            <text:p>0,00046744318181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1" calcext:value-type="float">
            <text:p>11</text:p>
          </table:table-cell>
          <table:table-cell office:value-type="float" office:value="0.455" calcext:value-type="float">
            <text:p>0,455</text:p>
          </table:table-cell>
          <table:table-cell table:formula="of:=[.C494]/[.A494]" office:value-type="float" office:value="0.000646306818181818" calcext:value-type="float">
            <text:p>0,000646306818182</text:p>
          </table:table-cell>
          <table:table-cell office:value-type="float" office:value="4.8913" calcext:value-type="float">
            <text:p>4,8913</text:p>
          </table:table-cell>
          <table:table-cell table:formula="of:=[.E494]/[.B494]/[.A494]" office:value-type="float" office:value="0.000631624483471074" calcext:value-type="float">
            <text:p>0,000631624483471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11" calcext:value-type="float">
            <text:p>11</text:p>
          </table:table-cell>
          <table:table-cell office:value-type="float" office:value="0.3387" calcext:value-type="float">
            <text:p>0,3387</text:p>
          </table:table-cell>
          <table:table-cell table:formula="of:=[.J494]/[.H494]" office:value-type="float" office:value="0.000481107954545455" calcext:value-type="float">
            <text:p>0,000481107954545</text:p>
          </table:table-cell>
          <table:table-cell office:value-type="float" office:value="3.6186" calcext:value-type="float">
            <text:p>3,6186</text:p>
          </table:table-cell>
          <table:table-cell table:formula="of:=[.L494]/[.I494]/[.H494]" office:value-type="float" office:value="0.000467277892561983" calcext:value-type="float">
            <text:p>0,00046727789256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2" calcext:value-type="float">
            <text:p>12</text:p>
          </table:table-cell>
          <table:table-cell office:value-type="float" office:value="0.4636" calcext:value-type="float">
            <text:p>0,4636</text:p>
          </table:table-cell>
          <table:table-cell table:formula="of:=[.C495]/[.A495]" office:value-type="float" office:value="0.000658522727272727" calcext:value-type="float">
            <text:p>0,000658522727273</text:p>
          </table:table-cell>
          <table:table-cell office:value-type="float" office:value="5.2652" calcext:value-type="float">
            <text:p>5,2652</text:p>
          </table:table-cell>
          <table:table-cell table:formula="of:=[.E495]/[.B495]/[.A495]" office:value-type="float" office:value="0.000623248106060606" calcext:value-type="float">
            <text:p>0,000623248106061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12" calcext:value-type="float">
            <text:p>12</text:p>
          </table:table-cell>
          <table:table-cell office:value-type="float" office:value="0.3434" calcext:value-type="float">
            <text:p>0,3434</text:p>
          </table:table-cell>
          <table:table-cell table:formula="of:=[.J495]/[.H495]" office:value-type="float" office:value="0.000487784090909091" calcext:value-type="float">
            <text:p>0,000487784090909</text:p>
          </table:table-cell>
          <table:table-cell office:value-type="float" office:value="3.9801" calcext:value-type="float">
            <text:p>3,9801</text:p>
          </table:table-cell>
          <table:table-cell table:formula="of:=[.L495]/[.I495]/[.H495]" office:value-type="float" office:value="0.000471129261363636" calcext:value-type="float">
            <text:p>0,00047112926136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3" calcext:value-type="float">
            <text:p>13</text:p>
          </table:table-cell>
          <table:table-cell office:value-type="float" office:value="0.4644" calcext:value-type="float">
            <text:p>0,4644</text:p>
          </table:table-cell>
          <table:table-cell table:formula="of:=[.C496]/[.A496]" office:value-type="float" office:value="0.000659659090909091" calcext:value-type="float">
            <text:p>0,000659659090909</text:p>
          </table:table-cell>
          <table:table-cell office:value-type="float" office:value="5.7895" calcext:value-type="float">
            <text:p>5,7895</text:p>
          </table:table-cell>
          <table:table-cell table:formula="of:=[.E496]/[.B496]/[.A496]" office:value-type="float" office:value="0.000632593968531469" calcext:value-type="float">
            <text:p>0,000632593968531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13" calcext:value-type="float">
            <text:p>13</text:p>
          </table:table-cell>
          <table:table-cell office:value-type="float" office:value="0.3463" calcext:value-type="float">
            <text:p>0,3463</text:p>
          </table:table-cell>
          <table:table-cell table:formula="of:=[.J496]/[.H496]" office:value-type="float" office:value="0.000491903409090909" calcext:value-type="float">
            <text:p>0,000491903409091</text:p>
          </table:table-cell>
          <table:table-cell office:value-type="float" office:value="4.2876" calcext:value-type="float">
            <text:p>4,2876</text:p>
          </table:table-cell>
          <table:table-cell table:formula="of:=[.L496]/[.I496]/[.H496]" office:value-type="float" office:value="0.000468487762237762" calcext:value-type="float">
            <text:p>0,00046848776223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4" calcext:value-type="float">
            <text:p>14</text:p>
          </table:table-cell>
          <table:table-cell office:value-type="float" office:value="0.4694" calcext:value-type="float">
            <text:p>0,4694</text:p>
          </table:table-cell>
          <table:table-cell table:formula="of:=[.C497]/[.A497]" office:value-type="float" office:value="0.000666761363636364" calcext:value-type="float">
            <text:p>0,000666761363636</text:p>
          </table:table-cell>
          <table:table-cell office:value-type="float" office:value="6.1346" calcext:value-type="float">
            <text:p>6,1346</text:p>
          </table:table-cell>
          <table:table-cell table:formula="of:=[.E497]/[.B497]/[.A497]" office:value-type="float" office:value="0.00062242288961039" calcext:value-type="float">
            <text:p>0,00062242288961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14" calcext:value-type="float">
            <text:p>14</text:p>
          </table:table-cell>
          <table:table-cell office:value-type="float" office:value="0.3523" calcext:value-type="float">
            <text:p>0,3523</text:p>
          </table:table-cell>
          <table:table-cell table:formula="of:=[.J497]/[.H497]" office:value-type="float" office:value="0.000500426136363636" calcext:value-type="float">
            <text:p>0,000500426136364</text:p>
          </table:table-cell>
          <table:table-cell office:value-type="float" office:value="4.8518" calcext:value-type="float">
            <text:p>4,8518</text:p>
          </table:table-cell>
          <table:table-cell table:formula="of:=[.L497]/[.I497]/[.H497]" office:value-type="float" office:value="0.000492268668831169" calcext:value-type="float">
            <text:p>0,00049226866883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5" calcext:value-type="float">
            <text:p>15</text:p>
          </table:table-cell>
          <table:table-cell office:value-type="float" office:value="0.4666" calcext:value-type="float">
            <text:p>0,4666</text:p>
          </table:table-cell>
          <table:table-cell table:formula="of:=[.C498]/[.A498]" office:value-type="float" office:value="0.000662784090909091" calcext:value-type="float">
            <text:p>0,000662784090909</text:p>
          </table:table-cell>
          <table:table-cell office:value-type="float" office:value="6.713" calcext:value-type="float">
            <text:p>6,713</text:p>
          </table:table-cell>
          <table:table-cell table:formula="of:=[.E498]/[.B498]/[.A498]" office:value-type="float" office:value="0.000635700757575758" calcext:value-type="float">
            <text:p>0,000635700757576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15" calcext:value-type="float">
            <text:p>15</text:p>
          </table:table-cell>
          <table:table-cell office:value-type="float" office:value="0.3412" calcext:value-type="float">
            <text:p>0,3412</text:p>
          </table:table-cell>
          <table:table-cell table:formula="of:=[.J498]/[.H498]" office:value-type="float" office:value="0.000484659090909091" calcext:value-type="float">
            <text:p>0,000484659090909</text:p>
          </table:table-cell>
          <table:table-cell office:value-type="float" office:value="4.8376" calcext:value-type="float">
            <text:p>4,8376</text:p>
          </table:table-cell>
          <table:table-cell table:formula="of:=[.L498]/[.I498]/[.H498]" office:value-type="float" office:value="0.000458106060606061" calcext:value-type="float">
            <text:p>0,00045810606060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6" calcext:value-type="float">
            <text:p>16</text:p>
          </table:table-cell>
          <table:table-cell office:value-type="float" office:value="0.4644" calcext:value-type="float">
            <text:p>0,4644</text:p>
          </table:table-cell>
          <table:table-cell table:formula="of:=[.C499]/[.A499]" office:value-type="float" office:value="0.000659659090909091" calcext:value-type="float">
            <text:p>0,000659659090909</text:p>
          </table:table-cell>
          <table:table-cell office:value-type="float" office:value="7.0677" calcext:value-type="float">
            <text:p>7,0677</text:p>
          </table:table-cell>
          <table:table-cell table:formula="of:=[.E499]/[.B499]/[.A499]" office:value-type="float" office:value="0.000627459161931818" calcext:value-type="float">
            <text:p>0,000627459161932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16" calcext:value-type="float">
            <text:p>16</text:p>
          </table:table-cell>
          <table:table-cell office:value-type="float" office:value="0.3459" calcext:value-type="float">
            <text:p>0,3459</text:p>
          </table:table-cell>
          <table:table-cell table:formula="of:=[.J499]/[.H499]" office:value-type="float" office:value="0.000491335227272727" calcext:value-type="float">
            <text:p>0,000491335227273</text:p>
          </table:table-cell>
          <table:table-cell office:value-type="float" office:value="5.1461" calcext:value-type="float">
            <text:p>5,1461</text:p>
          </table:table-cell>
          <table:table-cell table:formula="of:=[.L499]/[.I499]/[.H499]" office:value-type="float" office:value="0.000456862571022727" calcext:value-type="float">
            <text:p>0,00045686257102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7" calcext:value-type="float">
            <text:p>17</text:p>
          </table:table-cell>
          <table:table-cell office:value-type="float" office:value="0.4918" calcext:value-type="float">
            <text:p>0,4918</text:p>
          </table:table-cell>
          <table:table-cell table:formula="of:=[.C500]/[.A500]" office:value-type="float" office:value="0.000698579545454546" calcext:value-type="float">
            <text:p>0,000698579545455</text:p>
          </table:table-cell>
          <table:table-cell office:value-type="float" office:value="8.0259" calcext:value-type="float">
            <text:p>8,0259</text:p>
          </table:table-cell>
          <table:table-cell table:formula="of:=[.E500]/[.B500]/[.A500]" office:value-type="float" office:value="0.000670613302139037" calcext:value-type="float">
            <text:p>0,000670613302139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17" calcext:value-type="float">
            <text:p>17</text:p>
          </table:table-cell>
          <table:table-cell office:value-type="float" office:value="0.344" calcext:value-type="float">
            <text:p>0,344</text:p>
          </table:table-cell>
          <table:table-cell table:formula="of:=[.J500]/[.H500]" office:value-type="float" office:value="0.000488636363636364" calcext:value-type="float">
            <text:p>0,000488636363636</text:p>
          </table:table-cell>
          <table:table-cell office:value-type="float" office:value="5.4162" calcext:value-type="float">
            <text:p>5,4162</text:p>
          </table:table-cell>
          <table:table-cell table:formula="of:=[.L500]/[.I500]/[.H500]" office:value-type="float" office:value="0.000452556818181818" calcext:value-type="float">
            <text:p>0,00045255681818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8" calcext:value-type="float">
            <text:p>18</text:p>
          </table:table-cell>
          <table:table-cell office:value-type="float" office:value="0.46" calcext:value-type="float">
            <text:p>0,46</text:p>
          </table:table-cell>
          <table:table-cell table:formula="of:=[.C501]/[.A501]" office:value-type="float" office:value="0.000653409090909091" calcext:value-type="float">
            <text:p>0,000653409090909</text:p>
          </table:table-cell>
          <table:table-cell office:value-type="float" office:value="7.8034" calcext:value-type="float">
            <text:p>7,8034</text:p>
          </table:table-cell>
          <table:table-cell table:formula="of:=[.E501]/[.B501]/[.A501]" office:value-type="float" office:value="0.000615798611111111" calcext:value-type="float">
            <text:p>0,000615798611111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18" calcext:value-type="float">
            <text:p>18</text:p>
          </table:table-cell>
          <table:table-cell office:value-type="float" office:value="0.3543" calcext:value-type="float">
            <text:p>0,3543</text:p>
          </table:table-cell>
          <table:table-cell table:formula="of:=[.J501]/[.H501]" office:value-type="float" office:value="0.000503267045454545" calcext:value-type="float">
            <text:p>0,000503267045455</text:p>
          </table:table-cell>
          <table:table-cell office:value-type="float" office:value="5.8747" calcext:value-type="float">
            <text:p>5,8747</text:p>
          </table:table-cell>
          <table:table-cell table:formula="of:=[.L501]/[.I501]/[.H501]" office:value-type="float" office:value="0.000463596906565657" calcext:value-type="float">
            <text:p>0,00046359690656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9" calcext:value-type="float">
            <text:p>19</text:p>
          </table:table-cell>
          <table:table-cell office:value-type="float" office:value="0.495" calcext:value-type="float">
            <text:p>0,495</text:p>
          </table:table-cell>
          <table:table-cell table:formula="of:=[.C502]/[.A502]" office:value-type="float" office:value="0.000703125" calcext:value-type="float">
            <text:p>0,000703125</text:p>
          </table:table-cell>
          <table:table-cell office:value-type="float" office:value="8.9026" calcext:value-type="float">
            <text:p>8,9026</text:p>
          </table:table-cell>
          <table:table-cell table:formula="of:=[.E502]/[.B502]/[.A502]" office:value-type="float" office:value="0.00066556519138756" calcext:value-type="float">
            <text:p>0,000665565191388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19" calcext:value-type="float">
            <text:p>19</text:p>
          </table:table-cell>
          <table:table-cell office:value-type="float" office:value="0.3476" calcext:value-type="float">
            <text:p>0,3476</text:p>
          </table:table-cell>
          <table:table-cell table:formula="of:=[.J502]/[.H502]" office:value-type="float" office:value="0.00049375" calcext:value-type="float">
            <text:p>0,00049375</text:p>
          </table:table-cell>
          <table:table-cell office:value-type="float" office:value="6.165" calcext:value-type="float">
            <text:p>6,165</text:p>
          </table:table-cell>
          <table:table-cell table:formula="of:=[.L502]/[.I502]/[.H502]" office:value-type="float" office:value="0.000460900119617225" calcext:value-type="float">
            <text:p>0,00046090011961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0" calcext:value-type="float">
            <text:p>20</text:p>
          </table:table-cell>
          <table:table-cell office:value-type="float" office:value="0.4859" calcext:value-type="float">
            <text:p>0,4859</text:p>
          </table:table-cell>
          <table:table-cell table:formula="of:=[.C503]/[.A503]" office:value-type="float" office:value="0.000690198863636364" calcext:value-type="float">
            <text:p>0,000690198863636</text:p>
          </table:table-cell>
          <table:table-cell office:value-type="float" office:value="9.1307" calcext:value-type="float">
            <text:p>9,1307</text:p>
          </table:table-cell>
          <table:table-cell table:formula="of:=[.E503]/[.B503]/[.A503]" office:value-type="float" office:value="0.000648487215909091" calcext:value-type="float">
            <text:p>0,000648487215909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20" calcext:value-type="float">
            <text:p>20</text:p>
          </table:table-cell>
          <table:table-cell office:value-type="float" office:value="0.3544" calcext:value-type="float">
            <text:p>0,3544</text:p>
          </table:table-cell>
          <table:table-cell table:formula="of:=[.J503]/[.H503]" office:value-type="float" office:value="0.000503409090909091" calcext:value-type="float">
            <text:p>0,000503409090909</text:p>
          </table:table-cell>
          <table:table-cell office:value-type="float" office:value="6.8003" calcext:value-type="float">
            <text:p>6,8003</text:p>
          </table:table-cell>
          <table:table-cell table:formula="of:=[.L503]/[.I503]/[.H503]" office:value-type="float" office:value="0.000482975852272727" calcext:value-type="float">
            <text:p>0,00048297585227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1" calcext:value-type="float">
            <text:p>21</text:p>
          </table:table-cell>
          <table:table-cell office:value-type="float" office:value="0.4655" calcext:value-type="float">
            <text:p>0,4655</text:p>
          </table:table-cell>
          <table:table-cell table:formula="of:=[.C504]/[.A504]" office:value-type="float" office:value="0.000661221590909091" calcext:value-type="float">
            <text:p>0,000661221590909</text:p>
          </table:table-cell>
          <table:table-cell office:value-type="float" office:value="9.0154" calcext:value-type="float">
            <text:p>9,0154</text:p>
          </table:table-cell>
          <table:table-cell table:formula="of:=[.E504]/[.B504]/[.A504]" office:value-type="float" office:value="0.0006098079004329" calcext:value-type="float">
            <text:p>0,000609807900433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21" calcext:value-type="float">
            <text:p>21</text:p>
          </table:table-cell>
          <table:table-cell office:value-type="float" office:value="0.3469" calcext:value-type="float">
            <text:p>0,3469</text:p>
          </table:table-cell>
          <table:table-cell table:formula="of:=[.J504]/[.H504]" office:value-type="float" office:value="0.000492755681818182" calcext:value-type="float">
            <text:p>0,000492755681818</text:p>
          </table:table-cell>
          <table:table-cell office:value-type="float" office:value="6.9637" calcext:value-type="float">
            <text:p>6,9637</text:p>
          </table:table-cell>
          <table:table-cell table:formula="of:=[.L504]/[.I504]/[.H504]" office:value-type="float" office:value="0.000471029491341991" calcext:value-type="float">
            <text:p>0,00047102949134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2" calcext:value-type="float">
            <text:p>22</text:p>
          </table:table-cell>
          <table:table-cell office:value-type="float" office:value="0.4472" calcext:value-type="float">
            <text:p>0,4472</text:p>
          </table:table-cell>
          <table:table-cell table:formula="of:=[.C505]/[.A505]" office:value-type="float" office:value="0.000635227272727273" calcext:value-type="float">
            <text:p>0,000635227272727</text:p>
          </table:table-cell>
          <table:table-cell office:value-type="float" office:value="8.8881" calcext:value-type="float">
            <text:p>8,8881</text:p>
          </table:table-cell>
          <table:table-cell table:formula="of:=[.E505]/[.B505]/[.A505]" office:value-type="float" office:value="0.000573870092975207" calcext:value-type="float">
            <text:p>0,000573870092975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22" calcext:value-type="float">
            <text:p>22</text:p>
          </table:table-cell>
          <table:table-cell office:value-type="float" office:value="0.3531" calcext:value-type="float">
            <text:p>0,3531</text:p>
          </table:table-cell>
          <table:table-cell table:formula="of:=[.J505]/[.H505]" office:value-type="float" office:value="0.0005015625" calcext:value-type="float">
            <text:p>0,0005015625</text:p>
          </table:table-cell>
          <table:table-cell office:value-type="float" office:value="7.3749" calcext:value-type="float">
            <text:p>7,3749</text:p>
          </table:table-cell>
          <table:table-cell table:formula="of:=[.L505]/[.I505]/[.H505]" office:value-type="float" office:value="0.000476168646694215" calcext:value-type="float">
            <text:p>0,00047616864669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3" calcext:value-type="float">
            <text:p>23</text:p>
          </table:table-cell>
          <table:table-cell office:value-type="float" office:value="0.4873" calcext:value-type="float">
            <text:p>0,4873</text:p>
          </table:table-cell>
          <table:table-cell table:formula="of:=[.C506]/[.A506]" office:value-type="float" office:value="0.0006921875" calcext:value-type="float">
            <text:p>0,0006921875</text:p>
          </table:table-cell>
          <table:table-cell office:value-type="float" office:value="10.0095" calcext:value-type="float">
            <text:p>10,0095</text:p>
          </table:table-cell>
          <table:table-cell table:formula="of:=[.E506]/[.B506]/[.A506]" office:value-type="float" office:value="0.00061817564229249" calcext:value-type="float">
            <text:p>0,000618175642292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23" calcext:value-type="float">
            <text:p>23</text:p>
          </table:table-cell>
          <table:table-cell office:value-type="float" office:value="0.3505" calcext:value-type="float">
            <text:p>0,3505</text:p>
          </table:table-cell>
          <table:table-cell table:formula="of:=[.J506]/[.H506]" office:value-type="float" office:value="0.000497869318181818" calcext:value-type="float">
            <text:p>0,000497869318182</text:p>
          </table:table-cell>
          <table:table-cell office:value-type="float" office:value="7.3205" calcext:value-type="float">
            <text:p>7,3205</text:p>
          </table:table-cell>
          <table:table-cell table:formula="of:=[.L506]/[.I506]/[.H506]" office:value-type="float" office:value="0.00045210597826087" calcext:value-type="float">
            <text:p>0,00045210597826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4" calcext:value-type="float">
            <text:p>24</text:p>
          </table:table-cell>
          <table:table-cell office:value-type="float" office:value="0.4647" calcext:value-type="float">
            <text:p>0,4647</text:p>
          </table:table-cell>
          <table:table-cell table:formula="of:=[.C507]/[.A507]" office:value-type="float" office:value="0.000660085227272727" calcext:value-type="float">
            <text:p>0,000660085227273</text:p>
          </table:table-cell>
          <table:table-cell office:value-type="float" office:value="10.0544" calcext:value-type="float">
            <text:p>10,0544</text:p>
          </table:table-cell>
          <table:table-cell table:formula="of:=[.E507]/[.B507]/[.A507]" office:value-type="float" office:value="0.000595075757575758" calcext:value-type="float">
            <text:p>0,000595075757576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24" calcext:value-type="float">
            <text:p>24</text:p>
          </table:table-cell>
          <table:table-cell office:value-type="float" office:value="0.35" calcext:value-type="float">
            <text:p>0,35</text:p>
          </table:table-cell>
          <table:table-cell table:formula="of:=[.J507]/[.H507]" office:value-type="float" office:value="0.000497159090909091" calcext:value-type="float">
            <text:p>0,000497159090909</text:p>
          </table:table-cell>
          <table:table-cell office:value-type="float" office:value="7.5563" calcext:value-type="float">
            <text:p>7,5563</text:p>
          </table:table-cell>
          <table:table-cell table:formula="of:=[.L507]/[.I507]/[.H507]" office:value-type="float" office:value="0.000447224195075758" calcext:value-type="float">
            <text:p>0,00044722419507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5" calcext:value-type="float">
            <text:p>25</text:p>
          </table:table-cell>
          <table:table-cell office:value-type="float" office:value="0.4659" calcext:value-type="float">
            <text:p>0,4659</text:p>
          </table:table-cell>
          <table:table-cell table:formula="of:=[.C508]/[.A508]" office:value-type="float" office:value="0.000661789772727273" calcext:value-type="float">
            <text:p>0,000661789772727</text:p>
          </table:table-cell>
          <table:table-cell office:value-type="float" office:value="10.3492" calcext:value-type="float">
            <text:p>10,3492</text:p>
          </table:table-cell>
          <table:table-cell table:formula="of:=[.E508]/[.B508]/[.A508]" office:value-type="float" office:value="0.000588022727272727" calcext:value-type="float">
            <text:p>0,000588022727273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25" calcext:value-type="float">
            <text:p>25</text:p>
          </table:table-cell>
          <table:table-cell office:value-type="float" office:value="0.3498" calcext:value-type="float">
            <text:p>0,3498</text:p>
          </table:table-cell>
          <table:table-cell table:formula="of:=[.J508]/[.H508]" office:value-type="float" office:value="0.000496875" calcext:value-type="float">
            <text:p>0,000496875</text:p>
          </table:table-cell>
          <table:table-cell office:value-type="float" office:value="8.068" calcext:value-type="float">
            <text:p>8,068</text:p>
          </table:table-cell>
          <table:table-cell table:formula="of:=[.L508]/[.I508]/[.H508]" office:value-type="float" office:value="0.000458409090909091" calcext:value-type="float">
            <text:p>0,000458409090909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6" calcext:value-type="float">
            <text:p>26</text:p>
          </table:table-cell>
          <table:table-cell office:value-type="float" office:value="0.4715" calcext:value-type="float">
            <text:p>0,4715</text:p>
          </table:table-cell>
          <table:table-cell table:formula="of:=[.C509]/[.A509]" office:value-type="float" office:value="0.000669744318181818" calcext:value-type="float">
            <text:p>0,000669744318182</text:p>
          </table:table-cell>
          <table:table-cell office:value-type="float" office:value="11.5302" calcext:value-type="float">
            <text:p>11,5302</text:p>
          </table:table-cell>
          <table:table-cell table:formula="of:=[.E509]/[.B509]/[.A509]" office:value-type="float" office:value="0.000629927884615385" calcext:value-type="float">
            <text:p>0,000629927884615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26" calcext:value-type="float">
            <text:p>26</text:p>
          </table:table-cell>
          <table:table-cell office:value-type="float" office:value="0.3495" calcext:value-type="float">
            <text:p>0,3495</text:p>
          </table:table-cell>
          <table:table-cell table:formula="of:=[.J509]/[.H509]" office:value-type="float" office:value="0.000496448863636364" calcext:value-type="float">
            <text:p>0,000496448863636</text:p>
          </table:table-cell>
          <table:table-cell office:value-type="float" office:value="8.2626" calcext:value-type="float">
            <text:p>8,2626</text:p>
          </table:table-cell>
          <table:table-cell table:formula="of:=[.L509]/[.I509]/[.H509]" office:value-type="float" office:value="0.000451409527972028" calcext:value-type="float">
            <text:p>0,00045140952797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7" calcext:value-type="float">
            <text:p>27</text:p>
          </table:table-cell>
          <table:table-cell office:value-type="float" office:value="0.4726" calcext:value-type="float">
            <text:p>0,4726</text:p>
          </table:table-cell>
          <table:table-cell table:formula="of:=[.C510]/[.A510]" office:value-type="float" office:value="0.000671306818181818" calcext:value-type="float">
            <text:p>0,000671306818182</text:p>
          </table:table-cell>
          <table:table-cell office:value-type="float" office:value="11.612" calcext:value-type="float">
            <text:p>11,612</text:p>
          </table:table-cell>
          <table:table-cell table:formula="of:=[.E510]/[.B510]/[.A510]" office:value-type="float" office:value="0.000610900673400673" calcext:value-type="float">
            <text:p>0,000610900673401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27" calcext:value-type="float">
            <text:p>27</text:p>
          </table:table-cell>
          <table:table-cell office:value-type="float" office:value="0.3477" calcext:value-type="float">
            <text:p>0,3477</text:p>
          </table:table-cell>
          <table:table-cell table:formula="of:=[.J510]/[.H510]" office:value-type="float" office:value="0.000493892045454546" calcext:value-type="float">
            <text:p>0,000493892045455</text:p>
          </table:table-cell>
          <table:table-cell office:value-type="float" office:value="7.9865" calcext:value-type="float">
            <text:p>7,9865</text:p>
          </table:table-cell>
          <table:table-cell table:formula="of:=[.L510]/[.I510]/[.H510]" office:value-type="float" office:value="0.000420165193602694" calcext:value-type="float">
            <text:p>0,00042016519360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8" calcext:value-type="float">
            <text:p>28</text:p>
          </table:table-cell>
          <table:table-cell office:value-type="float" office:value="0.4706" calcext:value-type="float">
            <text:p>0,4706</text:p>
          </table:table-cell>
          <table:table-cell table:formula="of:=[.C511]/[.A511]" office:value-type="float" office:value="0.000668465909090909" calcext:value-type="float">
            <text:p>0,000668465909091</text:p>
          </table:table-cell>
          <table:table-cell office:value-type="float" office:value="11.5716" calcext:value-type="float">
            <text:p>11,5716</text:p>
          </table:table-cell>
          <table:table-cell table:formula="of:=[.E511]/[.B511]/[.A511]" office:value-type="float" office:value="0.000587033279220779" calcext:value-type="float">
            <text:p>0,000587033279221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28" calcext:value-type="float">
            <text:p>28</text:p>
          </table:table-cell>
          <table:table-cell office:value-type="float" office:value="0.3533" calcext:value-type="float">
            <text:p>0,3533</text:p>
          </table:table-cell>
          <table:table-cell table:formula="of:=[.J511]/[.H511]" office:value-type="float" office:value="0.000501846590909091" calcext:value-type="float">
            <text:p>0,000501846590909</text:p>
          </table:table-cell>
          <table:table-cell office:value-type="float" office:value="9.3857" calcext:value-type="float">
            <text:p>9,3857</text:p>
          </table:table-cell>
          <table:table-cell table:formula="of:=[.L511]/[.I511]/[.H511]" office:value-type="float" office:value="0.000476141436688312" calcext:value-type="float">
            <text:p>0,00047614143668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9" calcext:value-type="float">
            <text:p>29</text:p>
          </table:table-cell>
          <table:table-cell office:value-type="float" office:value="0.4855" calcext:value-type="float">
            <text:p>0,4855</text:p>
          </table:table-cell>
          <table:table-cell table:formula="of:=[.C512]/[.A512]" office:value-type="float" office:value="0.000689630681818182" calcext:value-type="float">
            <text:p>0,000689630681818</text:p>
          </table:table-cell>
          <table:table-cell office:value-type="float" office:value="12.9258" calcext:value-type="float">
            <text:p>12,9258</text:p>
          </table:table-cell>
          <table:table-cell table:formula="of:=[.E512]/[.B512]/[.A512]" office:value-type="float" office:value="0.000633121081504702" calcext:value-type="float">
            <text:p>0,000633121081505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29" calcext:value-type="float">
            <text:p>29</text:p>
          </table:table-cell>
          <table:table-cell office:value-type="float" office:value="0.3501" calcext:value-type="float">
            <text:p>0,3501</text:p>
          </table:table-cell>
          <table:table-cell table:formula="of:=[.J512]/[.H512]" office:value-type="float" office:value="0.000497301136363636" calcext:value-type="float">
            <text:p>0,000497301136364</text:p>
          </table:table-cell>
          <table:table-cell office:value-type="float" office:value="8.6666" calcext:value-type="float">
            <text:p>8,6666</text:p>
          </table:table-cell>
          <table:table-cell table:formula="of:=[.L512]/[.I512]/[.H512]" office:value-type="float" office:value="0.00042450039184953" calcext:value-type="float">
            <text:p>0,0004245003918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0" calcext:value-type="float">
            <text:p>30</text:p>
          </table:table-cell>
          <table:table-cell office:value-type="float" office:value="0.4963" calcext:value-type="float">
            <text:p>0,4963</text:p>
          </table:table-cell>
          <table:table-cell table:formula="of:=[.C513]/[.A513]" office:value-type="float" office:value="0.000704971590909091" calcext:value-type="float">
            <text:p>0,000704971590909</text:p>
          </table:table-cell>
          <table:table-cell office:value-type="float" office:value="14.0696" calcext:value-type="float">
            <text:p>14,0696</text:p>
          </table:table-cell>
          <table:table-cell table:formula="of:=[.E513]/[.B513]/[.A513]" office:value-type="float" office:value="0.000666174242424242" calcext:value-type="float">
            <text:p>0,000666174242424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30" calcext:value-type="float">
            <text:p>30</text:p>
          </table:table-cell>
          <table:table-cell office:value-type="float" office:value="0.3468" calcext:value-type="float">
            <text:p>0,3468</text:p>
          </table:table-cell>
          <table:table-cell table:formula="of:=[.J513]/[.H513]" office:value-type="float" office:value="0.000492613636363636" calcext:value-type="float">
            <text:p>0,000492613636364</text:p>
          </table:table-cell>
          <table:table-cell office:value-type="float" office:value="9.1742" calcext:value-type="float">
            <text:p>9,1742</text:p>
          </table:table-cell>
          <table:table-cell table:formula="of:=[.L513]/[.I513]/[.H513]" office:value-type="float" office:value="0.00043438446969697" calcext:value-type="float">
            <text:p>0,00043438446969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1" calcext:value-type="float">
            <text:p>31</text:p>
          </table:table-cell>
          <table:table-cell office:value-type="float" office:value="0.4802" calcext:value-type="float">
            <text:p>0,4802</text:p>
          </table:table-cell>
          <table:table-cell table:formula="of:=[.C514]/[.A514]" office:value-type="float" office:value="0.000682102272727273" calcext:value-type="float">
            <text:p>0,000682102272727</text:p>
          </table:table-cell>
          <table:table-cell office:value-type="float" office:value="13.4456" calcext:value-type="float">
            <text:p>13,4456</text:p>
          </table:table-cell>
          <table:table-cell table:formula="of:=[.E514]/[.B514]/[.A514]" office:value-type="float" office:value="0.000616092375366569" calcext:value-type="float">
            <text:p>0,000616092375367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31" calcext:value-type="float">
            <text:p>31</text:p>
          </table:table-cell>
          <table:table-cell office:value-type="float" office:value="0.358" calcext:value-type="float">
            <text:p>0,358</text:p>
          </table:table-cell>
          <table:table-cell table:formula="of:=[.J514]/[.H514]" office:value-type="float" office:value="0.000508522727272727" calcext:value-type="float">
            <text:p>0,000508522727273</text:p>
          </table:table-cell>
          <table:table-cell office:value-type="float" office:value="9.9654" calcext:value-type="float">
            <text:p>9,9654</text:p>
          </table:table-cell>
          <table:table-cell table:formula="of:=[.L514]/[.I514]/[.H514]" office:value-type="float" office:value="0.00045662573313783" calcext:value-type="float">
            <text:p>0,00045662573313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2" calcext:value-type="float">
            <text:p>32</text:p>
          </table:table-cell>
          <table:table-cell office:value-type="float" office:value="0.4306" calcext:value-type="float">
            <text:p>0,4306</text:p>
          </table:table-cell>
          <table:table-cell table:formula="of:=[.C515]/[.A515]" office:value-type="float" office:value="0.000611647727272727" calcext:value-type="float">
            <text:p>0,000611647727273</text:p>
          </table:table-cell>
          <table:table-cell office:value-type="float" office:value="12.1182" calcext:value-type="float">
            <text:p>12,1182</text:p>
          </table:table-cell>
          <table:table-cell table:formula="of:=[.E515]/[.B515]/[.A515]" office:value-type="float" office:value="0.000537917258522727" calcext:value-type="float">
            <text:p>0,000537917258523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32" calcext:value-type="float">
            <text:p>32</text:p>
          </table:table-cell>
          <table:table-cell office:value-type="float" office:value="0.3525" calcext:value-type="float">
            <text:p>0,3525</text:p>
          </table:table-cell>
          <table:table-cell table:formula="of:=[.J515]/[.H515]" office:value-type="float" office:value="0.000500710227272727" calcext:value-type="float">
            <text:p>0,000500710227273</text:p>
          </table:table-cell>
          <table:table-cell office:value-type="float" office:value="10.1524" calcext:value-type="float">
            <text:p>10,1524</text:p>
          </table:table-cell>
          <table:table-cell table:formula="of:=[.L515]/[.I515]/[.H515]" office:value-type="float" office:value="0.000450656960227273" calcext:value-type="float">
            <text:p>0,000450656960227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3" calcext:value-type="float">
            <text:p>33</text:p>
          </table:table-cell>
          <table:table-cell office:value-type="float" office:value="0.4696" calcext:value-type="float">
            <text:p>0,4696</text:p>
          </table:table-cell>
          <table:table-cell table:formula="of:=[.C516]/[.A516]" office:value-type="float" office:value="0.000667045454545455" calcext:value-type="float">
            <text:p>0,000667045454545</text:p>
          </table:table-cell>
          <table:table-cell office:value-type="float" office:value="14.244" calcext:value-type="float">
            <text:p>14,244</text:p>
          </table:table-cell>
          <table:table-cell table:formula="of:=[.E516]/[.B516]/[.A516]" office:value-type="float" office:value="0.000613119834710744" calcext:value-type="float">
            <text:p>0,000613119834711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33" calcext:value-type="float">
            <text:p>33</text:p>
          </table:table-cell>
          <table:table-cell office:value-type="float" office:value="0.358" calcext:value-type="float">
            <text:p>0,358</text:p>
          </table:table-cell>
          <table:table-cell table:formula="of:=[.J516]/[.H516]" office:value-type="float" office:value="0.000508522727272727" calcext:value-type="float">
            <text:p>0,000508522727273</text:p>
          </table:table-cell>
          <table:table-cell office:value-type="float" office:value="10.3318" calcext:value-type="float">
            <text:p>10,3318</text:p>
          </table:table-cell>
          <table:table-cell table:formula="of:=[.L516]/[.I516]/[.H516]" office:value-type="float" office:value="0.000444722796143251" calcext:value-type="float">
            <text:p>0,00044472279614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4" calcext:value-type="float">
            <text:p>34</text:p>
          </table:table-cell>
          <table:table-cell office:value-type="float" office:value="0.4905" calcext:value-type="float">
            <text:p>0,4905</text:p>
          </table:table-cell>
          <table:table-cell table:formula="of:=[.C517]/[.A517]" office:value-type="float" office:value="0.000696732954545455" calcext:value-type="float">
            <text:p>0,000696732954545</text:p>
          </table:table-cell>
          <table:table-cell office:value-type="float" office:value="15.2188" calcext:value-type="float">
            <text:p>15,2188</text:p>
          </table:table-cell>
          <table:table-cell table:formula="of:=[.E517]/[.B517]/[.A517]" office:value-type="float" office:value="0.000635812165775401" calcext:value-type="float">
            <text:p>0,000635812165775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34" calcext:value-type="float">
            <text:p>34</text:p>
          </table:table-cell>
          <table:table-cell office:value-type="float" office:value="0.3548" calcext:value-type="float">
            <text:p>0,3548</text:p>
          </table:table-cell>
          <table:table-cell table:formula="of:=[.J517]/[.H517]" office:value-type="float" office:value="0.000503977272727273" calcext:value-type="float">
            <text:p>0,000503977272727</text:p>
          </table:table-cell>
          <table:table-cell office:value-type="float" office:value="11.4267" calcext:value-type="float">
            <text:p>11,4267</text:p>
          </table:table-cell>
          <table:table-cell table:formula="of:=[.L517]/[.I517]/[.H517]" office:value-type="float" office:value="0.000477385528074866" calcext:value-type="float">
            <text:p>0,000477385528075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5" calcext:value-type="float">
            <text:p>35</text:p>
          </table:table-cell>
          <table:table-cell office:value-type="float" office:value="0.4693" calcext:value-type="float">
            <text:p>0,4693</text:p>
          </table:table-cell>
          <table:table-cell table:formula="of:=[.C518]/[.A518]" office:value-type="float" office:value="0.000666619318181818" calcext:value-type="float">
            <text:p>0,000666619318182</text:p>
          </table:table-cell>
          <table:table-cell office:value-type="float" office:value="14.8935" calcext:value-type="float">
            <text:p>14,8935</text:p>
          </table:table-cell>
          <table:table-cell table:formula="of:=[.E518]/[.B518]/[.A518]" office:value-type="float" office:value="0.000604443993506493" calcext:value-type="float">
            <text:p>0,000604443993506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35" calcext:value-type="float">
            <text:p>35</text:p>
          </table:table-cell>
          <table:table-cell office:value-type="float" office:value="0.3446" calcext:value-type="float">
            <text:p>0,3446</text:p>
          </table:table-cell>
          <table:table-cell table:formula="of:=[.J518]/[.H518]" office:value-type="float" office:value="0.000489488636363636" calcext:value-type="float">
            <text:p>0,000489488636364</text:p>
          </table:table-cell>
          <table:table-cell office:value-type="float" office:value="10.38" calcext:value-type="float">
            <text:p>10,38</text:p>
          </table:table-cell>
          <table:table-cell table:formula="of:=[.L518]/[.I518]/[.H518]" office:value-type="float" office:value="0.000421266233766234" calcext:value-type="float">
            <text:p>0,000421266233766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6" calcext:value-type="float">
            <text:p>36</text:p>
          </table:table-cell>
          <table:table-cell office:value-type="float" office:value="0.4914" calcext:value-type="float">
            <text:p>0,4914</text:p>
          </table:table-cell>
          <table:table-cell table:formula="of:=[.C519]/[.A519]" office:value-type="float" office:value="0.000698011363636364" calcext:value-type="float">
            <text:p>0,000698011363636</text:p>
          </table:table-cell>
          <table:table-cell office:value-type="float" office:value="16.5609" calcext:value-type="float">
            <text:p>16,5609</text:p>
          </table:table-cell>
          <table:table-cell table:formula="of:=[.E519]/[.B519]/[.A519]" office:value-type="float" office:value="0.000653444602272727" calcext:value-type="float">
            <text:p>0,000653444602273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36" calcext:value-type="float">
            <text:p>36</text:p>
          </table:table-cell>
          <table:table-cell office:value-type="float" office:value="0.3568" calcext:value-type="float">
            <text:p>0,3568</text:p>
          </table:table-cell>
          <table:table-cell table:formula="of:=[.J519]/[.H519]" office:value-type="float" office:value="0.000506818181818182" calcext:value-type="float">
            <text:p>0,000506818181818</text:p>
          </table:table-cell>
          <table:table-cell office:value-type="float" office:value="11.529" calcext:value-type="float">
            <text:p>11,529</text:p>
          </table:table-cell>
          <table:table-cell table:formula="of:=[.L519]/[.I519]/[.H519]" office:value-type="float" office:value="0.000454900568181818" calcext:value-type="float">
            <text:p>0,00045490056818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7" calcext:value-type="float">
            <text:p>37</text:p>
          </table:table-cell>
          <table:table-cell office:value-type="float" office:value="0.4454" calcext:value-type="float">
            <text:p>0,4454</text:p>
          </table:table-cell>
          <table:table-cell table:formula="of:=[.C520]/[.A520]" office:value-type="float" office:value="0.000632670454545455" calcext:value-type="float">
            <text:p>0,000632670454545</text:p>
          </table:table-cell>
          <table:table-cell office:value-type="float" office:value="13.6214" calcext:value-type="float">
            <text:p>13,6214</text:p>
          </table:table-cell>
          <table:table-cell table:formula="of:=[.E520]/[.B520]/[.A520]" office:value-type="float" office:value="0.000522934582309582" calcext:value-type="float">
            <text:p>0,00052293458231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37" calcext:value-type="float">
            <text:p>37</text:p>
          </table:table-cell>
          <table:table-cell office:value-type="float" office:value="0.3544" calcext:value-type="float">
            <text:p>0,3544</text:p>
          </table:table-cell>
          <table:table-cell table:formula="of:=[.J520]/[.H520]" office:value-type="float" office:value="0.000503409090909091" calcext:value-type="float">
            <text:p>0,000503409090909</text:p>
          </table:table-cell>
          <table:table-cell office:value-type="float" office:value="10.954" calcext:value-type="float">
            <text:p>10,954</text:p>
          </table:table-cell>
          <table:table-cell table:formula="of:=[.L520]/[.I520]/[.H520]" office:value-type="float" office:value="0.000420531326781327" calcext:value-type="float">
            <text:p>0,000420531326781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8" calcext:value-type="float">
            <text:p>38</text:p>
          </table:table-cell>
          <table:table-cell office:value-type="float" office:value="0.5043" calcext:value-type="float">
            <text:p>0,5043</text:p>
          </table:table-cell>
          <table:table-cell table:formula="of:=[.C521]/[.A521]" office:value-type="float" office:value="0.000716335227272727" calcext:value-type="float">
            <text:p>0,000716335227273</text:p>
          </table:table-cell>
          <table:table-cell office:value-type="float" office:value="18.0568" calcext:value-type="float">
            <text:p>18,0568</text:p>
          </table:table-cell>
          <table:table-cell table:formula="of:=[.E521]/[.B521]/[.A521]" office:value-type="float" office:value="0.00067497009569378" calcext:value-type="float">
            <text:p>0,000674970095694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38" calcext:value-type="float">
            <text:p>38</text:p>
          </table:table-cell>
          <table:table-cell office:value-type="float" office:value="0.3505" calcext:value-type="float">
            <text:p>0,3505</text:p>
          </table:table-cell>
          <table:table-cell table:formula="of:=[.J521]/[.H521]" office:value-type="float" office:value="0.000497869318181818" calcext:value-type="float">
            <text:p>0,000497869318182</text:p>
          </table:table-cell>
          <table:table-cell office:value-type="float" office:value="11.2349" calcext:value-type="float">
            <text:p>11,2349</text:p>
          </table:table-cell>
          <table:table-cell table:formula="of:=[.L521]/[.I521]/[.H521]" office:value-type="float" office:value="0.000419964862440191" calcext:value-type="float">
            <text:p>0,0004199648624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39" calcext:value-type="float">
            <text:p>39</text:p>
          </table:table-cell>
          <table:table-cell office:value-type="float" office:value="0.4244" calcext:value-type="float">
            <text:p>0,4244</text:p>
          </table:table-cell>
          <table:table-cell table:formula="of:=[.C522]/[.A522]" office:value-type="float" office:value="0.000602840909090909" calcext:value-type="float">
            <text:p>0,000602840909091</text:p>
          </table:table-cell>
          <table:table-cell office:value-type="float" office:value="14.831" calcext:value-type="float">
            <text:p>14,831</text:p>
          </table:table-cell>
          <table:table-cell table:formula="of:=[.E522]/[.B522]/[.A522]" office:value-type="float" office:value="0.000540173368298368" calcext:value-type="float">
            <text:p>0,000540173368298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39" calcext:value-type="float">
            <text:p>39</text:p>
          </table:table-cell>
          <table:table-cell office:value-type="float" office:value="0.3469" calcext:value-type="float">
            <text:p>0,3469</text:p>
          </table:table-cell>
          <table:table-cell table:formula="of:=[.J522]/[.H522]" office:value-type="float" office:value="0.000492755681818182" calcext:value-type="float">
            <text:p>0,000492755681818</text:p>
          </table:table-cell>
          <table:table-cell office:value-type="float" office:value="11.3656" calcext:value-type="float">
            <text:p>11,3656</text:p>
          </table:table-cell>
          <table:table-cell table:formula="of:=[.L522]/[.I522]/[.H522]" office:value-type="float" office:value="0.000413956876456877" calcext:value-type="float">
            <text:p>0,00041395687645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office:value-type="float" office:value="1.1175" calcext:value-type="float">
            <text:p>1,1175</text:p>
          </table:table-cell>
          <table:table-cell table:formula="of:=[.C523]/[.A523]" office:value-type="float" office:value="0.001455078125" calcext:value-type="float">
            <text:p>0,001455078125</text:p>
          </table:table-cell>
          <table:table-cell office:value-type="float" office:value="1.1142" calcext:value-type="float">
            <text:p>1,1142</text:p>
          </table:table-cell>
          <table:table-cell table:formula="of:=[.E523]/[.B523]/[.A523]" office:value-type="float" office:value="0.00145078125" calcext:value-type="float">
            <text:p>0,00145078125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1" calcext:value-type="float">
            <text:p>1</text:p>
          </table:table-cell>
          <table:table-cell office:value-type="float" office:value="0.5939" calcext:value-type="float">
            <text:p>0,5939</text:p>
          </table:table-cell>
          <table:table-cell table:formula="of:=[.J523]/[.H523]" office:value-type="float" office:value="0.000773307291666667" calcext:value-type="float">
            <text:p>0,000773307291667</text:p>
          </table:table-cell>
          <table:table-cell office:value-type="float" office:value="0.5916" calcext:value-type="float">
            <text:p>0,5916</text:p>
          </table:table-cell>
          <table:table-cell table:formula="of:=[.L523]/[.I523]/[.H523]" office:value-type="float" office:value="0.0007703125" calcext:value-type="float">
            <text:p>0,000770312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office:value-type="float" office:value="0.615" calcext:value-type="float">
            <text:p>0,615</text:p>
          </table:table-cell>
          <table:table-cell table:formula="of:=[.C524]/[.A524]" office:value-type="float" office:value="0.00080078125" calcext:value-type="float">
            <text:p>0,00080078125</text:p>
          </table:table-cell>
          <table:table-cell office:value-type="float" office:value="1.2241" calcext:value-type="float">
            <text:p>1,2241</text:p>
          </table:table-cell>
          <table:table-cell table:formula="of:=[.E524]/[.B524]/[.A524]" office:value-type="float" office:value="0.000796940104166667" calcext:value-type="float">
            <text:p>0,000796940104167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2" calcext:value-type="float">
            <text:p>2</text:p>
          </table:table-cell>
          <table:table-cell office:value-type="float" office:value="0.4034" calcext:value-type="float">
            <text:p>0,4034</text:p>
          </table:table-cell>
          <table:table-cell table:formula="of:=[.J524]/[.H524]" office:value-type="float" office:value="0.000525260416666667" calcext:value-type="float">
            <text:p>0,000525260416667</text:p>
          </table:table-cell>
          <table:table-cell office:value-type="float" office:value="0.795" calcext:value-type="float">
            <text:p>0,795</text:p>
          </table:table-cell>
          <table:table-cell table:formula="of:=[.L524]/[.I524]/[.H524]" office:value-type="float" office:value="0.000517578125" calcext:value-type="float">
            <text:p>0,00051757812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" calcext:value-type="float">
            <text:p>3</text:p>
          </table:table-cell>
          <table:table-cell office:value-type="float" office:value="0.54" calcext:value-type="float">
            <text:p>0,54</text:p>
          </table:table-cell>
          <table:table-cell table:formula="of:=[.C525]/[.A525]" office:value-type="float" office:value="0.000703125" calcext:value-type="float">
            <text:p>0,000703125</text:p>
          </table:table-cell>
          <table:table-cell office:value-type="float" office:value="1.6109" calcext:value-type="float">
            <text:p>1,6109</text:p>
          </table:table-cell>
          <table:table-cell table:formula="of:=[.E525]/[.B525]/[.A525]" office:value-type="float" office:value="0.000699175347222222" calcext:value-type="float">
            <text:p>0,000699175347222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3" calcext:value-type="float">
            <text:p>3</text:p>
          </table:table-cell>
          <table:table-cell office:value-type="float" office:value="0.3723" calcext:value-type="float">
            <text:p>0,3723</text:p>
          </table:table-cell>
          <table:table-cell table:formula="of:=[.J525]/[.H525]" office:value-type="float" office:value="0.000484765625" calcext:value-type="float">
            <text:p>0,000484765625</text:p>
          </table:table-cell>
          <table:table-cell office:value-type="float" office:value="1.1113" calcext:value-type="float">
            <text:p>1,1113</text:p>
          </table:table-cell>
          <table:table-cell table:formula="of:=[.L525]/[.I525]/[.H525]" office:value-type="float" office:value="0.000482335069444444" calcext:value-type="float">
            <text:p>0,00048233506944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office:value-type="float" office:value="0.4587" calcext:value-type="float">
            <text:p>0,4587</text:p>
          </table:table-cell>
          <table:table-cell table:formula="of:=[.C526]/[.A526]" office:value-type="float" office:value="0.000597265625" calcext:value-type="float">
            <text:p>0,000597265625</text:p>
          </table:table-cell>
          <table:table-cell office:value-type="float" office:value="1.8066" calcext:value-type="float">
            <text:p>1,8066</text:p>
          </table:table-cell>
          <table:table-cell table:formula="of:=[.E526]/[.B526]/[.A526]" office:value-type="float" office:value="0.0005880859375" calcext:value-type="float">
            <text:p>0,0005880859375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4" calcext:value-type="float">
            <text:p>4</text:p>
          </table:table-cell>
          <table:table-cell office:value-type="float" office:value="0.3711" calcext:value-type="float">
            <text:p>0,3711</text:p>
          </table:table-cell>
          <table:table-cell table:formula="of:=[.J526]/[.H526]" office:value-type="float" office:value="0.000483203125" calcext:value-type="float">
            <text:p>0,000483203125</text:p>
          </table:table-cell>
          <table:table-cell office:value-type="float" office:value="1.4605" calcext:value-type="float">
            <text:p>1,4605</text:p>
          </table:table-cell>
          <table:table-cell table:formula="of:=[.L526]/[.I526]/[.H526]" office:value-type="float" office:value="0.000475423177083333" calcext:value-type="float">
            <text:p>0,00047542317708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5" calcext:value-type="float">
            <text:p>5</text:p>
          </table:table-cell>
          <table:table-cell office:value-type="float" office:value="0.5118" calcext:value-type="float">
            <text:p>0,5118</text:p>
          </table:table-cell>
          <table:table-cell table:formula="of:=[.C527]/[.A527]" office:value-type="float" office:value="0.00066640625" calcext:value-type="float">
            <text:p>0,00066640625</text:p>
          </table:table-cell>
          <table:table-cell office:value-type="float" office:value="2.5259" calcext:value-type="float">
            <text:p>2,5259</text:p>
          </table:table-cell>
          <table:table-cell table:formula="of:=[.E527]/[.B527]/[.A527]" office:value-type="float" office:value="0.000657786458333333" calcext:value-type="float">
            <text:p>0,000657786458333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5" calcext:value-type="float">
            <text:p>5</text:p>
          </table:table-cell>
          <table:table-cell office:value-type="float" office:value="0.3652" calcext:value-type="float">
            <text:p>0,3652</text:p>
          </table:table-cell>
          <table:table-cell table:formula="of:=[.J527]/[.H527]" office:value-type="float" office:value="0.000475520833333333" calcext:value-type="float">
            <text:p>0,000475520833333</text:p>
          </table:table-cell>
          <table:table-cell office:value-type="float" office:value="1.7949" calcext:value-type="float">
            <text:p>1,7949</text:p>
          </table:table-cell>
          <table:table-cell table:formula="of:=[.L527]/[.I527]/[.H527]" office:value-type="float" office:value="0.000467421875" calcext:value-type="float">
            <text:p>0,00046742187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6" calcext:value-type="float">
            <text:p>6</text:p>
          </table:table-cell>
          <table:table-cell office:value-type="float" office:value="0.4828" calcext:value-type="float">
            <text:p>0,4828</text:p>
          </table:table-cell>
          <table:table-cell table:formula="of:=[.C528]/[.A528]" office:value-type="float" office:value="0.000628645833333333" calcext:value-type="float">
            <text:p>0,000628645833333</text:p>
          </table:table-cell>
          <table:table-cell office:value-type="float" office:value="2.8349" calcext:value-type="float">
            <text:p>2,8349</text:p>
          </table:table-cell>
          <table:table-cell table:formula="of:=[.E528]/[.B528]/[.A528]" office:value-type="float" office:value="0.000615212673611111" calcext:value-type="float">
            <text:p>0,000615212673611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6" calcext:value-type="float">
            <text:p>6</text:p>
          </table:table-cell>
          <table:table-cell office:value-type="float" office:value="0.3681" calcext:value-type="float">
            <text:p>0,3681</text:p>
          </table:table-cell>
          <table:table-cell table:formula="of:=[.J528]/[.H528]" office:value-type="float" office:value="0.000479296875" calcext:value-type="float">
            <text:p>0,000479296875</text:p>
          </table:table-cell>
          <table:table-cell office:value-type="float" office:value="2.1758" calcext:value-type="float">
            <text:p>2,1758</text:p>
          </table:table-cell>
          <table:table-cell table:formula="of:=[.L528]/[.I528]/[.H528]" office:value-type="float" office:value="0.000472178819444444" calcext:value-type="float">
            <text:p>0,00047217881944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7" calcext:value-type="float">
            <text:p>7</text:p>
          </table:table-cell>
          <table:table-cell office:value-type="float" office:value="0.5165" calcext:value-type="float">
            <text:p>0,5165</text:p>
          </table:table-cell>
          <table:table-cell table:formula="of:=[.C529]/[.A529]" office:value-type="float" office:value="0.000672526041666667" calcext:value-type="float">
            <text:p>0,000672526041667</text:p>
          </table:table-cell>
          <table:table-cell office:value-type="float" office:value="3.5115" calcext:value-type="float">
            <text:p>3,5115</text:p>
          </table:table-cell>
          <table:table-cell table:formula="of:=[.E529]/[.B529]/[.A529]" office:value-type="float" office:value="0.000653180803571429" calcext:value-type="float">
            <text:p>0,000653180803571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7" calcext:value-type="float">
            <text:p>7</text:p>
          </table:table-cell>
          <table:table-cell office:value-type="float" office:value="0.3707" calcext:value-type="float">
            <text:p>0,3707</text:p>
          </table:table-cell>
          <table:table-cell table:formula="of:=[.J529]/[.H529]" office:value-type="float" office:value="0.000482682291666667" calcext:value-type="float">
            <text:p>0,000482682291667</text:p>
          </table:table-cell>
          <table:table-cell office:value-type="float" office:value="2.5369" calcext:value-type="float">
            <text:p>2,5369</text:p>
          </table:table-cell>
          <table:table-cell table:formula="of:=[.L529]/[.I529]/[.H529]" office:value-type="float" office:value="0.000471893601190476" calcext:value-type="float">
            <text:p>0,0004718936011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8" calcext:value-type="float">
            <text:p>8</text:p>
          </table:table-cell>
          <table:table-cell office:value-type="float" office:value="0.5073" calcext:value-type="float">
            <text:p>0,5073</text:p>
          </table:table-cell>
          <table:table-cell table:formula="of:=[.C530]/[.A530]" office:value-type="float" office:value="0.000660546875" calcext:value-type="float">
            <text:p>0,000660546875</text:p>
          </table:table-cell>
          <table:table-cell office:value-type="float" office:value="3.9438" calcext:value-type="float">
            <text:p>3,9438</text:p>
          </table:table-cell>
          <table:table-cell table:formula="of:=[.E530]/[.B530]/[.A530]" office:value-type="float" office:value="0.00064189453125" calcext:value-type="float">
            <text:p>0,00064189453125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8" calcext:value-type="float">
            <text:p>8</text:p>
          </table:table-cell>
          <table:table-cell office:value-type="float" office:value="0.3759" calcext:value-type="float">
            <text:p>0,3759</text:p>
          </table:table-cell>
          <table:table-cell table:formula="of:=[.J530]/[.H530]" office:value-type="float" office:value="0.000489453125" calcext:value-type="float">
            <text:p>0,000489453125</text:p>
          </table:table-cell>
          <table:table-cell office:value-type="float" office:value="2.8948" calcext:value-type="float">
            <text:p>2,8948</text:p>
          </table:table-cell>
          <table:table-cell table:formula="of:=[.L530]/[.I530]/[.H530]" office:value-type="float" office:value="0.000471158854166667" calcext:value-type="float">
            <text:p>0,00047115885416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9" calcext:value-type="float">
            <text:p>9</text:p>
          </table:table-cell>
          <table:table-cell office:value-type="float" office:value="0.4712" calcext:value-type="float">
            <text:p>0,4712</text:p>
          </table:table-cell>
          <table:table-cell table:formula="of:=[.C531]/[.A531]" office:value-type="float" office:value="0.000613541666666667" calcext:value-type="float">
            <text:p>0,000613541666667</text:p>
          </table:table-cell>
          <table:table-cell office:value-type="float" office:value="4.064" calcext:value-type="float">
            <text:p>4,064</text:p>
          </table:table-cell>
          <table:table-cell table:formula="of:=[.E531]/[.B531]/[.A531]" office:value-type="float" office:value="0.000587962962962963" calcext:value-type="float">
            <text:p>0,000587962962963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9" calcext:value-type="float">
            <text:p>9</text:p>
          </table:table-cell>
          <table:table-cell office:value-type="float" office:value="0.3754" calcext:value-type="float">
            <text:p>0,3754</text:p>
          </table:table-cell>
          <table:table-cell table:formula="of:=[.J531]/[.H531]" office:value-type="float" office:value="0.000488802083333333" calcext:value-type="float">
            <text:p>0,000488802083333</text:p>
          </table:table-cell>
          <table:table-cell office:value-type="float" office:value="3.2898" calcext:value-type="float">
            <text:p>3,2898</text:p>
          </table:table-cell>
          <table:table-cell table:formula="of:=[.L531]/[.I531]/[.H531]" office:value-type="float" office:value="0.000475954861111111" calcext:value-type="float">
            <text:p>0,00047595486111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0" calcext:value-type="float">
            <text:p>10</text:p>
          </table:table-cell>
          <table:table-cell office:value-type="float" office:value="0.4887" calcext:value-type="float">
            <text:p>0,4887</text:p>
          </table:table-cell>
          <table:table-cell table:formula="of:=[.C532]/[.A532]" office:value-type="float" office:value="0.000636328125" calcext:value-type="float">
            <text:p>0,000636328125</text:p>
          </table:table-cell>
          <table:table-cell office:value-type="float" office:value="4.7472" calcext:value-type="float">
            <text:p>4,7472</text:p>
          </table:table-cell>
          <table:table-cell table:formula="of:=[.E532]/[.B532]/[.A532]" office:value-type="float" office:value="0.000618125" calcext:value-type="float">
            <text:p>0,000618125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10" calcext:value-type="float">
            <text:p>10</text:p>
          </table:table-cell>
          <table:table-cell office:value-type="float" office:value="0.3728" calcext:value-type="float">
            <text:p>0,3728</text:p>
          </table:table-cell>
          <table:table-cell table:formula="of:=[.J532]/[.H532]" office:value-type="float" office:value="0.000485416666666667" calcext:value-type="float">
            <text:p>0,000485416666667</text:p>
          </table:table-cell>
          <table:table-cell office:value-type="float" office:value="3.5906" calcext:value-type="float">
            <text:p>3,5906</text:p>
          </table:table-cell>
          <table:table-cell table:formula="of:=[.L532]/[.I532]/[.H532]" office:value-type="float" office:value="0.000467526041666667" calcext:value-type="float">
            <text:p>0,00046752604166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1" calcext:value-type="float">
            <text:p>11</text:p>
          </table:table-cell>
          <table:table-cell office:value-type="float" office:value="0.4849" calcext:value-type="float">
            <text:p>0,4849</text:p>
          </table:table-cell>
          <table:table-cell table:formula="of:=[.C533]/[.A533]" office:value-type="float" office:value="0.000631380208333333" calcext:value-type="float">
            <text:p>0,000631380208333</text:p>
          </table:table-cell>
          <table:table-cell office:value-type="float" office:value="5.1015" calcext:value-type="float">
            <text:p>5,1015</text:p>
          </table:table-cell>
          <table:table-cell table:formula="of:=[.E533]/[.B533]/[.A533]" office:value-type="float" office:value="0.000603870738636364" calcext:value-type="float">
            <text:p>0,000603870738636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11" calcext:value-type="float">
            <text:p>11</text:p>
          </table:table-cell>
          <table:table-cell office:value-type="float" office:value="0.3791" calcext:value-type="float">
            <text:p>0,3791</text:p>
          </table:table-cell>
          <table:table-cell table:formula="of:=[.J533]/[.H533]" office:value-type="float" office:value="0.000493619791666667" calcext:value-type="float">
            <text:p>0,000493619791667</text:p>
          </table:table-cell>
          <table:table-cell office:value-type="float" office:value="3.9995" calcext:value-type="float">
            <text:p>3,9995</text:p>
          </table:table-cell>
          <table:table-cell table:formula="of:=[.L533]/[.I533]/[.H533]" office:value-type="float" office:value="0.000473425662878788" calcext:value-type="float">
            <text:p>0,00047342566287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2" calcext:value-type="float">
            <text:p>12</text:p>
          </table:table-cell>
          <table:table-cell office:value-type="float" office:value="0.494" calcext:value-type="float">
            <text:p>0,494</text:p>
          </table:table-cell>
          <table:table-cell table:formula="of:=[.C534]/[.A534]" office:value-type="float" office:value="0.000643229166666667" calcext:value-type="float">
            <text:p>0,000643229166667</text:p>
          </table:table-cell>
          <table:table-cell office:value-type="float" office:value="5.7016" calcext:value-type="float">
            <text:p>5,7016</text:p>
          </table:table-cell>
          <table:table-cell table:formula="of:=[.E534]/[.B534]/[.A534]" office:value-type="float" office:value="0.000618663194444444" calcext:value-type="float">
            <text:p>0,000618663194444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12" calcext:value-type="float">
            <text:p>12</text:p>
          </table:table-cell>
          <table:table-cell office:value-type="float" office:value="0.3783" calcext:value-type="float">
            <text:p>0,3783</text:p>
          </table:table-cell>
          <table:table-cell table:formula="of:=[.J534]/[.H534]" office:value-type="float" office:value="0.000492578125" calcext:value-type="float">
            <text:p>0,000492578125</text:p>
          </table:table-cell>
          <table:table-cell office:value-type="float" office:value="4.3181" calcext:value-type="float">
            <text:p>4,3181</text:p>
          </table:table-cell>
          <table:table-cell table:formula="of:=[.L534]/[.I534]/[.H534]" office:value-type="float" office:value="0.000468543836805556" calcext:value-type="float">
            <text:p>0,00046854383680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3" calcext:value-type="float">
            <text:p>13</text:p>
          </table:table-cell>
          <table:table-cell office:value-type="float" office:value="0.5164" calcext:value-type="float">
            <text:p>0,5164</text:p>
          </table:table-cell>
          <table:table-cell table:formula="of:=[.C535]/[.A535]" office:value-type="float" office:value="0.000672395833333333" calcext:value-type="float">
            <text:p>0,000672395833333</text:p>
          </table:table-cell>
          <table:table-cell office:value-type="float" office:value="6.4909" calcext:value-type="float">
            <text:p>6,4909</text:p>
          </table:table-cell>
          <table:table-cell table:formula="of:=[.E535]/[.B535]/[.A535]" office:value-type="float" office:value="0.000650130208333333" calcext:value-type="float">
            <text:p>0,000650130208333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13" calcext:value-type="float">
            <text:p>13</text:p>
          </table:table-cell>
          <table:table-cell office:value-type="float" office:value="0.377" calcext:value-type="float">
            <text:p>0,377</text:p>
          </table:table-cell>
          <table:table-cell table:formula="of:=[.J535]/[.H535]" office:value-type="float" office:value="0.000490885416666667" calcext:value-type="float">
            <text:p>0,000490885416667</text:p>
          </table:table-cell>
          <table:table-cell office:value-type="float" office:value="4.5976" calcext:value-type="float">
            <text:p>4,5976</text:p>
          </table:table-cell>
          <table:table-cell table:formula="of:=[.L535]/[.I535]/[.H535]" office:value-type="float" office:value="0.000460496794871795" calcext:value-type="float">
            <text:p>0,000460496794872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4" calcext:value-type="float">
            <text:p>14</text:p>
          </table:table-cell>
          <table:table-cell office:value-type="float" office:value="0.5402" calcext:value-type="float">
            <text:p>0,5402</text:p>
          </table:table-cell>
          <table:table-cell table:formula="of:=[.C536]/[.A536]" office:value-type="float" office:value="0.000703385416666667" calcext:value-type="float">
            <text:p>0,000703385416667</text:p>
          </table:table-cell>
          <table:table-cell office:value-type="float" office:value="7.2182" calcext:value-type="float">
            <text:p>7,2182</text:p>
          </table:table-cell>
          <table:table-cell table:formula="of:=[.E536]/[.B536]/[.A536]" office:value-type="float" office:value="0.000671335565476191" calcext:value-type="float">
            <text:p>0,000671335565476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14" calcext:value-type="float">
            <text:p>14</text:p>
          </table:table-cell>
          <table:table-cell office:value-type="float" office:value="0.3795" calcext:value-type="float">
            <text:p>0,3795</text:p>
          </table:table-cell>
          <table:table-cell table:formula="of:=[.J536]/[.H536]" office:value-type="float" office:value="0.000494140625" calcext:value-type="float">
            <text:p>0,000494140625</text:p>
          </table:table-cell>
          <table:table-cell office:value-type="float" office:value="5.0807" calcext:value-type="float">
            <text:p>5,0807</text:p>
          </table:table-cell>
          <table:table-cell table:formula="of:=[.L536]/[.I536]/[.H536]" office:value-type="float" office:value="0.000472535342261905" calcext:value-type="float">
            <text:p>0,000472535342262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5" calcext:value-type="float">
            <text:p>15</text:p>
          </table:table-cell>
          <table:table-cell office:value-type="float" office:value="0.4998" calcext:value-type="float">
            <text:p>0,4998</text:p>
          </table:table-cell>
          <table:table-cell table:formula="of:=[.C537]/[.A537]" office:value-type="float" office:value="0.00065078125" calcext:value-type="float">
            <text:p>0,00065078125</text:p>
          </table:table-cell>
          <table:table-cell office:value-type="float" office:value="7.1826" calcext:value-type="float">
            <text:p>7,1826</text:p>
          </table:table-cell>
          <table:table-cell table:formula="of:=[.E537]/[.B537]/[.A537]" office:value-type="float" office:value="0.000623489583333333" calcext:value-type="float">
            <text:p>0,000623489583333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15" calcext:value-type="float">
            <text:p>15</text:p>
          </table:table-cell>
          <table:table-cell office:value-type="float" office:value="0.379" calcext:value-type="float">
            <text:p>0,379</text:p>
          </table:table-cell>
          <table:table-cell table:formula="of:=[.J537]/[.H537]" office:value-type="float" office:value="0.000493489583333333" calcext:value-type="float">
            <text:p>0,000493489583333</text:p>
          </table:table-cell>
          <table:table-cell office:value-type="float" office:value="5.5114" calcext:value-type="float">
            <text:p>5,5114</text:p>
          </table:table-cell>
          <table:table-cell table:formula="of:=[.L537]/[.I537]/[.H537]" office:value-type="float" office:value="0.000478420138888889" calcext:value-type="float">
            <text:p>0,00047842013888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6" calcext:value-type="float">
            <text:p>16</text:p>
          </table:table-cell>
          <table:table-cell office:value-type="float" office:value="0.5125" calcext:value-type="float">
            <text:p>0,5125</text:p>
          </table:table-cell>
          <table:table-cell table:formula="of:=[.C538]/[.A538]" office:value-type="float" office:value="0.000667317708333333" calcext:value-type="float">
            <text:p>0,000667317708333</text:p>
          </table:table-cell>
          <table:table-cell office:value-type="float" office:value="7.8714" calcext:value-type="float">
            <text:p>7,8714</text:p>
          </table:table-cell>
          <table:table-cell table:formula="of:=[.E538]/[.B538]/[.A538]" office:value-type="float" office:value="0.000640576171875" calcext:value-type="float">
            <text:p>0,000640576171875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16" calcext:value-type="float">
            <text:p>16</text:p>
          </table:table-cell>
          <table:table-cell office:value-type="float" office:value="0.3808" calcext:value-type="float">
            <text:p>0,3808</text:p>
          </table:table-cell>
          <table:table-cell table:formula="of:=[.J538]/[.H538]" office:value-type="float" office:value="0.000495833333333333" calcext:value-type="float">
            <text:p>0,000495833333333</text:p>
          </table:table-cell>
          <table:table-cell office:value-type="float" office:value="5.9099" calcext:value-type="float">
            <text:p>5,9099</text:p>
          </table:table-cell>
          <table:table-cell table:formula="of:=[.L538]/[.I538]/[.H538]" office:value-type="float" office:value="0.000480948893229167" calcext:value-type="float">
            <text:p>0,00048094889322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7" calcext:value-type="float">
            <text:p>17</text:p>
          </table:table-cell>
          <table:table-cell office:value-type="float" office:value="0.4905" calcext:value-type="float">
            <text:p>0,4905</text:p>
          </table:table-cell>
          <table:table-cell table:formula="of:=[.C539]/[.A539]" office:value-type="float" office:value="0.000638671875" calcext:value-type="float">
            <text:p>0,000638671875</text:p>
          </table:table-cell>
          <table:table-cell office:value-type="float" office:value="7.828" calcext:value-type="float">
            <text:p>7,828</text:p>
          </table:table-cell>
          <table:table-cell table:formula="of:=[.E539]/[.B539]/[.A539]" office:value-type="float" office:value="0.000599571078431373" calcext:value-type="float">
            <text:p>0,000599571078431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17" calcext:value-type="float">
            <text:p>17</text:p>
          </table:table-cell>
          <table:table-cell office:value-type="float" office:value="0.3882" calcext:value-type="float">
            <text:p>0,3882</text:p>
          </table:table-cell>
          <table:table-cell table:formula="of:=[.J539]/[.H539]" office:value-type="float" office:value="0.00050546875" calcext:value-type="float">
            <text:p>0,00050546875</text:p>
          </table:table-cell>
          <table:table-cell office:value-type="float" office:value="6.2884" calcext:value-type="float">
            <text:p>6,2884</text:p>
          </table:table-cell>
          <table:table-cell table:formula="of:=[.L539]/[.I539]/[.H539]" office:value-type="float" office:value="0.000481648284313726" calcext:value-type="float">
            <text:p>0,00048164828431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8" calcext:value-type="float">
            <text:p>18</text:p>
          </table:table-cell>
          <table:table-cell office:value-type="float" office:value="0.485" calcext:value-type="float">
            <text:p>0,485</text:p>
          </table:table-cell>
          <table:table-cell table:formula="of:=[.C540]/[.A540]" office:value-type="float" office:value="0.000631510416666667" calcext:value-type="float">
            <text:p>0,000631510416667</text:p>
          </table:table-cell>
          <table:table-cell office:value-type="float" office:value="8.1985" calcext:value-type="float">
            <text:p>8,1985</text:p>
          </table:table-cell>
          <table:table-cell table:formula="of:=[.E540]/[.B540]/[.A540]" office:value-type="float" office:value="0.000593062789351852" calcext:value-type="float">
            <text:p>0,000593062789352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18" calcext:value-type="float">
            <text:p>18</text:p>
          </table:table-cell>
          <table:table-cell office:value-type="float" office:value="0.383" calcext:value-type="float">
            <text:p>0,383</text:p>
          </table:table-cell>
          <table:table-cell table:formula="of:=[.J540]/[.H540]" office:value-type="float" office:value="0.000498697916666667" calcext:value-type="float">
            <text:p>0,000498697916667</text:p>
          </table:table-cell>
          <table:table-cell office:value-type="float" office:value="6.563" calcext:value-type="float">
            <text:p>6,563</text:p>
          </table:table-cell>
          <table:table-cell table:formula="of:=[.L540]/[.I540]/[.H540]" office:value-type="float" office:value="0.000474754050925926" calcext:value-type="float">
            <text:p>0,00047475405092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9" calcext:value-type="float">
            <text:p>19</text:p>
          </table:table-cell>
          <table:table-cell office:value-type="float" office:value="0.5162" calcext:value-type="float">
            <text:p>0,5162</text:p>
          </table:table-cell>
          <table:table-cell table:formula="of:=[.C541]/[.A541]" office:value-type="float" office:value="0.000672135416666667" calcext:value-type="float">
            <text:p>0,000672135416667</text:p>
          </table:table-cell>
          <table:table-cell office:value-type="float" office:value="9.1253" calcext:value-type="float">
            <text:p>9,1253</text:p>
          </table:table-cell>
          <table:table-cell table:formula="of:=[.E541]/[.B541]/[.A541]" office:value-type="float" office:value="0.000625363212719298" calcext:value-type="float">
            <text:p>0,000625363212719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19" calcext:value-type="float">
            <text:p>19</text:p>
          </table:table-cell>
          <table:table-cell office:value-type="float" office:value="0.3846" calcext:value-type="float">
            <text:p>0,3846</text:p>
          </table:table-cell>
          <table:table-cell table:formula="of:=[.J541]/[.H541]" office:value-type="float" office:value="0.00050078125" calcext:value-type="float">
            <text:p>0,00050078125</text:p>
          </table:table-cell>
          <table:table-cell office:value-type="float" office:value="6.828" calcext:value-type="float">
            <text:p>6,828</text:p>
          </table:table-cell>
          <table:table-cell table:formula="of:=[.L541]/[.I541]/[.H541]" office:value-type="float" office:value="0.000467927631578947" calcext:value-type="float">
            <text:p>0,00046792763157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0" calcext:value-type="float">
            <text:p>20</text:p>
          </table:table-cell>
          <table:table-cell office:value-type="float" office:value="0.4912" calcext:value-type="float">
            <text:p>0,4912</text:p>
          </table:table-cell>
          <table:table-cell table:formula="of:=[.C542]/[.A542]" office:value-type="float" office:value="0.000639583333333333" calcext:value-type="float">
            <text:p>0,000639583333333</text:p>
          </table:table-cell>
          <table:table-cell office:value-type="float" office:value="9.3228" calcext:value-type="float">
            <text:p>9,3228</text:p>
          </table:table-cell>
          <table:table-cell table:formula="of:=[.E542]/[.B542]/[.A542]" office:value-type="float" office:value="0.000606953125" calcext:value-type="float">
            <text:p>0,000606953125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20" calcext:value-type="float">
            <text:p>20</text:p>
          </table:table-cell>
          <table:table-cell office:value-type="float" office:value="0.3859" calcext:value-type="float">
            <text:p>0,3859</text:p>
          </table:table-cell>
          <table:table-cell table:formula="of:=[.J542]/[.H542]" office:value-type="float" office:value="0.000502473958333333" calcext:value-type="float">
            <text:p>0,000502473958333</text:p>
          </table:table-cell>
          <table:table-cell office:value-type="float" office:value="7.5347" calcext:value-type="float">
            <text:p>7,5347</text:p>
          </table:table-cell>
          <table:table-cell table:formula="of:=[.L542]/[.I542]/[.H542]" office:value-type="float" office:value="0.000490540364583333" calcext:value-type="float">
            <text:p>0,000490540364583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1" calcext:value-type="float">
            <text:p>21</text:p>
          </table:table-cell>
          <table:table-cell office:value-type="float" office:value="0.4804" calcext:value-type="float">
            <text:p>0,4804</text:p>
          </table:table-cell>
          <table:table-cell table:formula="of:=[.C543]/[.A543]" office:value-type="float" office:value="0.000625520833333333" calcext:value-type="float">
            <text:p>0,000625520833333</text:p>
          </table:table-cell>
          <table:table-cell office:value-type="float" office:value="9.5583" calcext:value-type="float">
            <text:p>9,5583</text:p>
          </table:table-cell>
          <table:table-cell table:formula="of:=[.E543]/[.B543]/[.A543]" office:value-type="float" office:value="0.000592652529761905" calcext:value-type="float">
            <text:p>0,000592652529762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21" calcext:value-type="float">
            <text:p>21</text:p>
          </table:table-cell>
          <table:table-cell office:value-type="float" office:value="0.3836" calcext:value-type="float">
            <text:p>0,3836</text:p>
          </table:table-cell>
          <table:table-cell table:formula="of:=[.J543]/[.H543]" office:value-type="float" office:value="0.000499479166666667" calcext:value-type="float">
            <text:p>0,000499479166667</text:p>
          </table:table-cell>
          <table:table-cell office:value-type="float" office:value="7.7221" calcext:value-type="float">
            <text:p>7,7221</text:p>
          </table:table-cell>
          <table:table-cell table:formula="of:=[.L543]/[.I543]/[.H543]" office:value-type="float" office:value="0.000478800843253968" calcext:value-type="float">
            <text:p>0,000478800843254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2" calcext:value-type="float">
            <text:p>22</text:p>
          </table:table-cell>
          <table:table-cell office:value-type="float" office:value="0.5241" calcext:value-type="float">
            <text:p>0,5241</text:p>
          </table:table-cell>
          <table:table-cell table:formula="of:=[.C544]/[.A544]" office:value-type="float" office:value="0.000682421875" calcext:value-type="float">
            <text:p>0,000682421875</text:p>
          </table:table-cell>
          <table:table-cell office:value-type="float" office:value="11.0011" calcext:value-type="float">
            <text:p>11,0011</text:p>
          </table:table-cell>
          <table:table-cell table:formula="of:=[.E544]/[.B544]/[.A544]" office:value-type="float" office:value="0.000651106770833333" calcext:value-type="float">
            <text:p>0,000651106770833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22" calcext:value-type="float">
            <text:p>22</text:p>
          </table:table-cell>
          <table:table-cell office:value-type="float" office:value="0.3849" calcext:value-type="float">
            <text:p>0,3849</text:p>
          </table:table-cell>
          <table:table-cell table:formula="of:=[.J544]/[.H544]" office:value-type="float" office:value="0.000501171875" calcext:value-type="float">
            <text:p>0,000501171875</text:p>
          </table:table-cell>
          <table:table-cell office:value-type="float" office:value="8.1506" calcext:value-type="float">
            <text:p>8,1506</text:p>
          </table:table-cell>
          <table:table-cell table:formula="of:=[.L544]/[.I544]/[.H544]" office:value-type="float" office:value="0.000482398200757576" calcext:value-type="float">
            <text:p>0,00048239820075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  <table:table-cell office:value-type="float" office:value="0.4939" calcext:value-type="float">
            <text:p>0,4939</text:p>
          </table:table-cell>
          <table:table-cell table:formula="of:=[.C545]/[.A545]" office:value-type="float" office:value="0.000643098958333333" calcext:value-type="float">
            <text:p>0,000643098958333</text:p>
          </table:table-cell>
          <table:table-cell office:value-type="float" office:value="10.9413" calcext:value-type="float">
            <text:p>10,9413</text:p>
          </table:table-cell>
          <table:table-cell table:formula="of:=[.E545]/[.B545]/[.A545]" office:value-type="float" office:value="0.000619412364130435" calcext:value-type="float">
            <text:p>0,00061941236413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23" calcext:value-type="float">
            <text:p>23</text:p>
          </table:table-cell>
          <table:table-cell office:value-type="float" office:value="0.385" calcext:value-type="float">
            <text:p>0,385</text:p>
          </table:table-cell>
          <table:table-cell table:formula="of:=[.J545]/[.H545]" office:value-type="float" office:value="0.000501302083333333" calcext:value-type="float">
            <text:p>0,000501302083333</text:p>
          </table:table-cell>
          <table:table-cell office:value-type="float" office:value="8.1768" calcext:value-type="float">
            <text:p>8,1768</text:p>
          </table:table-cell>
          <table:table-cell table:formula="of:=[.L545]/[.I545]/[.H545]" office:value-type="float" office:value="0.000462907608695652" calcext:value-type="float">
            <text:p>0,00046290760869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4" calcext:value-type="float">
            <text:p>24</text:p>
          </table:table-cell>
          <table:table-cell office:value-type="float" office:value="0.4942" calcext:value-type="float">
            <text:p>0,4942</text:p>
          </table:table-cell>
          <table:table-cell table:formula="of:=[.C546]/[.A546]" office:value-type="float" office:value="0.000643489583333333" calcext:value-type="float">
            <text:p>0,000643489583333</text:p>
          </table:table-cell>
          <table:table-cell office:value-type="float" office:value="10.0506" calcext:value-type="float">
            <text:p>10,0506</text:p>
          </table:table-cell>
          <table:table-cell table:formula="of:=[.E546]/[.B546]/[.A546]" office:value-type="float" office:value="0.000545279947916667" calcext:value-type="float">
            <text:p>0,000545279947917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24" calcext:value-type="float">
            <text:p>24</text:p>
          </table:table-cell>
          <table:table-cell office:value-type="float" office:value="0.3886" calcext:value-type="float">
            <text:p>0,3886</text:p>
          </table:table-cell>
          <table:table-cell table:formula="of:=[.J546]/[.H546]" office:value-type="float" office:value="0.000505989583333333" calcext:value-type="float">
            <text:p>0,000505989583333</text:p>
          </table:table-cell>
          <table:table-cell office:value-type="float" office:value="8.9676" calcext:value-type="float">
            <text:p>8,9676</text:p>
          </table:table-cell>
          <table:table-cell table:formula="of:=[.L546]/[.I546]/[.H546]" office:value-type="float" office:value="0.0004865234375" calcext:value-type="float">
            <text:p>0,000486523437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5" calcext:value-type="float">
            <text:p>25</text:p>
          </table:table-cell>
          <table:table-cell office:value-type="float" office:value="0.4944" calcext:value-type="float">
            <text:p>0,4944</text:p>
          </table:table-cell>
          <table:table-cell table:formula="of:=[.C547]/[.A547]" office:value-type="float" office:value="0.00064375" calcext:value-type="float">
            <text:p>0,00064375</text:p>
          </table:table-cell>
          <table:table-cell office:value-type="float" office:value="11.5622" calcext:value-type="float">
            <text:p>11,5622</text:p>
          </table:table-cell>
          <table:table-cell table:formula="of:=[.E547]/[.B547]/[.A547]" office:value-type="float" office:value="0.000602197916666667" calcext:value-type="float">
            <text:p>0,000602197916667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25" calcext:value-type="float">
            <text:p>25</text:p>
          </table:table-cell>
          <table:table-cell office:value-type="float" office:value="0.3876" calcext:value-type="float">
            <text:p>0,3876</text:p>
          </table:table-cell>
          <table:table-cell table:formula="of:=[.J547]/[.H547]" office:value-type="float" office:value="0.0005046875" calcext:value-type="float">
            <text:p>0,0005046875</text:p>
          </table:table-cell>
          <table:table-cell office:value-type="float" office:value="8.8307" calcext:value-type="float">
            <text:p>8,8307</text:p>
          </table:table-cell>
          <table:table-cell table:formula="of:=[.L547]/[.I547]/[.H547]" office:value-type="float" office:value="0.000459932291666667" calcext:value-type="float">
            <text:p>0,00045993229166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6" calcext:value-type="float">
            <text:p>26</text:p>
          </table:table-cell>
          <table:table-cell office:value-type="float" office:value="0.5011" calcext:value-type="float">
            <text:p>0,5011</text:p>
          </table:table-cell>
          <table:table-cell table:formula="of:=[.C548]/[.A548]" office:value-type="float" office:value="0.000652473958333333" calcext:value-type="float">
            <text:p>0,000652473958333</text:p>
          </table:table-cell>
          <table:table-cell office:value-type="float" office:value="11.2508" calcext:value-type="float">
            <text:p>11,2508</text:p>
          </table:table-cell>
          <table:table-cell table:formula="of:=[.E548]/[.B548]/[.A548]" office:value-type="float" office:value="0.000563441506410256" calcext:value-type="float">
            <text:p>0,00056344150641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26" calcext:value-type="float">
            <text:p>26</text:p>
          </table:table-cell>
          <table:table-cell office:value-type="float" office:value="0.3833" calcext:value-type="float">
            <text:p>0,3833</text:p>
          </table:table-cell>
          <table:table-cell table:formula="of:=[.J548]/[.H548]" office:value-type="float" office:value="0.000499088541666667" calcext:value-type="float">
            <text:p>0,000499088541667</text:p>
          </table:table-cell>
          <table:table-cell office:value-type="float" office:value="9.2129" calcext:value-type="float">
            <text:p>9,2129</text:p>
          </table:table-cell>
          <table:table-cell table:formula="of:=[.L548]/[.I548]/[.H548]" office:value-type="float" office:value="0.000461383213141026" calcext:value-type="float">
            <text:p>0,00046138321314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7" calcext:value-type="float">
            <text:p>27</text:p>
          </table:table-cell>
          <table:table-cell office:value-type="float" office:value="0.5288" calcext:value-type="float">
            <text:p>0,5288</text:p>
          </table:table-cell>
          <table:table-cell table:formula="of:=[.C549]/[.A549]" office:value-type="float" office:value="0.000688541666666667" calcext:value-type="float">
            <text:p>0,000688541666667</text:p>
          </table:table-cell>
          <table:table-cell office:value-type="float" office:value="13.2425" calcext:value-type="float">
            <text:p>13,2425</text:p>
          </table:table-cell>
          <table:table-cell table:formula="of:=[.E549]/[.B549]/[.A549]" office:value-type="float" office:value="0.000638623649691358" calcext:value-type="float">
            <text:p>0,000638623649691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27" calcext:value-type="float">
            <text:p>27</text:p>
          </table:table-cell>
          <table:table-cell office:value-type="float" office:value="0.3867" calcext:value-type="float">
            <text:p>0,3867</text:p>
          </table:table-cell>
          <table:table-cell table:formula="of:=[.J549]/[.H549]" office:value-type="float" office:value="0.000503515625" calcext:value-type="float">
            <text:p>0,000503515625</text:p>
          </table:table-cell>
          <table:table-cell office:value-type="float" office:value="9.3575" calcext:value-type="float">
            <text:p>9,3575</text:p>
          </table:table-cell>
          <table:table-cell table:formula="of:=[.L549]/[.I549]/[.H549]" office:value-type="float" office:value="0.000451268325617284" calcext:value-type="float">
            <text:p>0,00045126832561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8" calcext:value-type="float">
            <text:p>28</text:p>
          </table:table-cell>
          <table:table-cell office:value-type="float" office:value="0.5184" calcext:value-type="float">
            <text:p>0,5184</text:p>
          </table:table-cell>
          <table:table-cell table:formula="of:=[.C550]/[.A550]" office:value-type="float" office:value="0.000675" calcext:value-type="float">
            <text:p>0,000675</text:p>
          </table:table-cell>
          <table:table-cell office:value-type="float" office:value="13.6244" calcext:value-type="float">
            <text:p>13,6244</text:p>
          </table:table-cell>
          <table:table-cell table:formula="of:=[.E550]/[.B550]/[.A550]" office:value-type="float" office:value="0.000633575148809524" calcext:value-type="float">
            <text:p>0,00063357514881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28" calcext:value-type="float">
            <text:p>28</text:p>
          </table:table-cell>
          <table:table-cell office:value-type="float" office:value="0.3921" calcext:value-type="float">
            <text:p>0,3921</text:p>
          </table:table-cell>
          <table:table-cell table:formula="of:=[.J550]/[.H550]" office:value-type="float" office:value="0.000510546875" calcext:value-type="float">
            <text:p>0,000510546875</text:p>
          </table:table-cell>
          <table:table-cell office:value-type="float" office:value="10.2753" calcext:value-type="float">
            <text:p>10,2753</text:p>
          </table:table-cell>
          <table:table-cell table:formula="of:=[.L550]/[.I550]/[.H550]" office:value-type="float" office:value="0.00047783203125" calcext:value-type="float">
            <text:p>0,0004778320312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9" calcext:value-type="float">
            <text:p>29</text:p>
          </table:table-cell>
          <table:table-cell office:value-type="float" office:value="0.5079" calcext:value-type="float">
            <text:p>0,5079</text:p>
          </table:table-cell>
          <table:table-cell table:formula="of:=[.C551]/[.A551]" office:value-type="float" office:value="0.000661328125" calcext:value-type="float">
            <text:p>0,000661328125</text:p>
          </table:table-cell>
          <table:table-cell office:value-type="float" office:value="13.2802" calcext:value-type="float">
            <text:p>13,2802</text:p>
          </table:table-cell>
          <table:table-cell table:formula="of:=[.E551]/[.B551]/[.A551]" office:value-type="float" office:value="0.000596273347701149" calcext:value-type="float">
            <text:p>0,000596273347701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29" calcext:value-type="float">
            <text:p>29</text:p>
          </table:table-cell>
          <table:table-cell office:value-type="float" office:value="0.385" calcext:value-type="float">
            <text:p>0,385</text:p>
          </table:table-cell>
          <table:table-cell table:formula="of:=[.J551]/[.H551]" office:value-type="float" office:value="0.000501302083333333" calcext:value-type="float">
            <text:p>0,000501302083333</text:p>
          </table:table-cell>
          <table:table-cell office:value-type="float" office:value="9.5102" calcext:value-type="float">
            <text:p>9,5102</text:p>
          </table:table-cell>
          <table:table-cell table:formula="of:=[.L551]/[.I551]/[.H551]" office:value-type="float" office:value="0.000427002514367816" calcext:value-type="float">
            <text:p>0,00042700251436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0" calcext:value-type="float">
            <text:p>30</text:p>
          </table:table-cell>
          <table:table-cell office:value-type="float" office:value="0.4887" calcext:value-type="float">
            <text:p>0,4887</text:p>
          </table:table-cell>
          <table:table-cell table:formula="of:=[.C552]/[.A552]" office:value-type="float" office:value="0.000636328125" calcext:value-type="float">
            <text:p>0,000636328125</text:p>
          </table:table-cell>
          <table:table-cell office:value-type="float" office:value="13.3683" calcext:value-type="float">
            <text:p>13,3683</text:p>
          </table:table-cell>
          <table:table-cell table:formula="of:=[.E552]/[.B552]/[.A552]" office:value-type="float" office:value="0.000580221354166667" calcext:value-type="float">
            <text:p>0,000580221354167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30" calcext:value-type="float">
            <text:p>30</text:p>
          </table:table-cell>
          <table:table-cell office:value-type="float" office:value="0.3889" calcext:value-type="float">
            <text:p>0,3889</text:p>
          </table:table-cell>
          <table:table-cell table:formula="of:=[.J552]/[.H552]" office:value-type="float" office:value="0.000506380208333333" calcext:value-type="float">
            <text:p>0,000506380208333</text:p>
          </table:table-cell>
          <table:table-cell office:value-type="float" office:value="10.8203" calcext:value-type="float">
            <text:p>10,8203</text:p>
          </table:table-cell>
          <table:table-cell table:formula="of:=[.L552]/[.I552]/[.H552]" office:value-type="float" office:value="0.000469631076388889" calcext:value-type="float">
            <text:p>0,00046963107638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1" calcext:value-type="float">
            <text:p>31</text:p>
          </table:table-cell>
          <table:table-cell office:value-type="float" office:value="0.5153" calcext:value-type="float">
            <text:p>0,5153</text:p>
          </table:table-cell>
          <table:table-cell table:formula="of:=[.C553]/[.A553]" office:value-type="float" office:value="0.000670963541666667" calcext:value-type="float">
            <text:p>0,000670963541667</text:p>
          </table:table-cell>
          <table:table-cell office:value-type="float" office:value="14.9325" calcext:value-type="float">
            <text:p>14,9325</text:p>
          </table:table-cell>
          <table:table-cell table:formula="of:=[.E553]/[.B553]/[.A553]" office:value-type="float" office:value="0.000627205141129032" calcext:value-type="float">
            <text:p>0,000627205141129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31" calcext:value-type="float">
            <text:p>31</text:p>
          </table:table-cell>
          <table:table-cell office:value-type="float" office:value="0.3897" calcext:value-type="float">
            <text:p>0,3897</text:p>
          </table:table-cell>
          <table:table-cell table:formula="of:=[.J553]/[.H553]" office:value-type="float" office:value="0.000507421875" calcext:value-type="float">
            <text:p>0,000507421875</text:p>
          </table:table-cell>
          <table:table-cell office:value-type="float" office:value="10.9918" calcext:value-type="float">
            <text:p>10,9918</text:p>
          </table:table-cell>
          <table:table-cell table:formula="of:=[.L553]/[.I553]/[.H553]" office:value-type="float" office:value="0.000461685147849462" calcext:value-type="float">
            <text:p>0,00046168514784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0.5033" calcext:value-type="float">
            <text:p>0,5033</text:p>
          </table:table-cell>
          <table:table-cell table:formula="of:=[.C554]/[.A554]" office:value-type="float" office:value="0.000655338541666667" calcext:value-type="float">
            <text:p>0,000655338541667</text:p>
          </table:table-cell>
          <table:table-cell office:value-type="float" office:value="14.1355" calcext:value-type="float">
            <text:p>14,1355</text:p>
          </table:table-cell>
          <table:table-cell table:formula="of:=[.E554]/[.B554]/[.A554]" office:value-type="float" office:value="0.000575174967447917" calcext:value-type="float">
            <text:p>0,000575174967448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0.3899" calcext:value-type="float">
            <text:p>0,3899</text:p>
          </table:table-cell>
          <table:table-cell table:formula="of:=[.J554]/[.H554]" office:value-type="float" office:value="0.000507682291666667" calcext:value-type="float">
            <text:p>0,000507682291667</text:p>
          </table:table-cell>
          <table:table-cell office:value-type="float" office:value="10.6515" calcext:value-type="float">
            <text:p>10,6515</text:p>
          </table:table-cell>
          <table:table-cell table:formula="of:=[.L554]/[.I554]/[.H554]" office:value-type="float" office:value="0.00043341064453125" calcext:value-type="float">
            <text:p>0,00043341064453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3" calcext:value-type="float">
            <text:p>33</text:p>
          </table:table-cell>
          <table:table-cell office:value-type="float" office:value="0.4978" calcext:value-type="float">
            <text:p>0,4978</text:p>
          </table:table-cell>
          <table:table-cell table:formula="of:=[.C555]/[.A555]" office:value-type="float" office:value="0.000648177083333333" calcext:value-type="float">
            <text:p>0,000648177083333</text:p>
          </table:table-cell>
          <table:table-cell office:value-type="float" office:value="15.185" calcext:value-type="float">
            <text:p>15,185</text:p>
          </table:table-cell>
          <table:table-cell table:formula="of:=[.E555]/[.B555]/[.A555]" office:value-type="float" office:value="0.000599155618686869" calcext:value-type="float">
            <text:p>0,000599155618687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33" calcext:value-type="float">
            <text:p>33</text:p>
          </table:table-cell>
          <table:table-cell office:value-type="float" office:value="0.389" calcext:value-type="float">
            <text:p>0,389</text:p>
          </table:table-cell>
          <table:table-cell table:formula="of:=[.J555]/[.H555]" office:value-type="float" office:value="0.000506510416666667" calcext:value-type="float">
            <text:p>0,000506510416667</text:p>
          </table:table-cell>
          <table:table-cell office:value-type="float" office:value="11.4174" calcext:value-type="float">
            <text:p>11,4174</text:p>
          </table:table-cell>
          <table:table-cell table:formula="of:=[.L555]/[.I555]/[.H555]" office:value-type="float" office:value="0.000450497159090909" calcext:value-type="float">
            <text:p>0,00045049715909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4" calcext:value-type="float">
            <text:p>34</text:p>
          </table:table-cell>
          <table:table-cell office:value-type="float" office:value="0.4971" calcext:value-type="float">
            <text:p>0,4971</text:p>
          </table:table-cell>
          <table:table-cell table:formula="of:=[.C556]/[.A556]" office:value-type="float" office:value="0.000647265625" calcext:value-type="float">
            <text:p>0,000647265625</text:p>
          </table:table-cell>
          <table:table-cell office:value-type="float" office:value="15.3351" calcext:value-type="float">
            <text:p>15,3351</text:p>
          </table:table-cell>
          <table:table-cell table:formula="of:=[.E556]/[.B556]/[.A556]" office:value-type="float" office:value="0.000587281709558823" calcext:value-type="float">
            <text:p>0,000587281709559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34" calcext:value-type="float">
            <text:p>34</text:p>
          </table:table-cell>
          <table:table-cell office:value-type="float" office:value="0.3893" calcext:value-type="float">
            <text:p>0,3893</text:p>
          </table:table-cell>
          <table:table-cell table:formula="of:=[.J556]/[.H556]" office:value-type="float" office:value="0.000506901041666667" calcext:value-type="float">
            <text:p>0,000506901041667</text:p>
          </table:table-cell>
          <table:table-cell office:value-type="float" office:value="11.2771" calcext:value-type="float">
            <text:p>11,2771</text:p>
          </table:table-cell>
          <table:table-cell table:formula="of:=[.L556]/[.I556]/[.H556]" office:value-type="float" office:value="0.000431874234068627" calcext:value-type="float">
            <text:p>0,000431874234069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5" calcext:value-type="float">
            <text:p>35</text:p>
          </table:table-cell>
          <table:table-cell office:value-type="float" office:value="0.4953" calcext:value-type="float">
            <text:p>0,4953</text:p>
          </table:table-cell>
          <table:table-cell table:formula="of:=[.C557]/[.A557]" office:value-type="float" office:value="0.000644921875" calcext:value-type="float">
            <text:p>0,000644921875</text:p>
          </table:table-cell>
          <table:table-cell office:value-type="float" office:value="16.3953" calcext:value-type="float">
            <text:p>16,3953</text:p>
          </table:table-cell>
          <table:table-cell table:formula="of:=[.E557]/[.B557]/[.A557]" office:value-type="float" office:value="0.000609944196428571" calcext:value-type="float">
            <text:p>0,000609944196429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35" calcext:value-type="float">
            <text:p>35</text:p>
          </table:table-cell>
          <table:table-cell office:value-type="float" office:value="0.3903" calcext:value-type="float">
            <text:p>0,3903</text:p>
          </table:table-cell>
          <table:table-cell table:formula="of:=[.J557]/[.H557]" office:value-type="float" office:value="0.000508203125" calcext:value-type="float">
            <text:p>0,000508203125</text:p>
          </table:table-cell>
          <table:table-cell office:value-type="float" office:value="12.1256" calcext:value-type="float">
            <text:p>12,1256</text:p>
          </table:table-cell>
          <table:table-cell table:formula="of:=[.L557]/[.I557]/[.H557]" office:value-type="float" office:value="0.000451101190476191" calcext:value-type="float">
            <text:p>0,000451101190476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6" calcext:value-type="float">
            <text:p>36</text:p>
          </table:table-cell>
          <table:table-cell office:value-type="float" office:value="0.4923" calcext:value-type="float">
            <text:p>0,4923</text:p>
          </table:table-cell>
          <table:table-cell table:formula="of:=[.C558]/[.A558]" office:value-type="float" office:value="0.000641015625" calcext:value-type="float">
            <text:p>0,000641015625</text:p>
          </table:table-cell>
          <table:table-cell office:value-type="float" office:value="16.6751" calcext:value-type="float">
            <text:p>16,6751</text:p>
          </table:table-cell>
          <table:table-cell table:formula="of:=[.E558]/[.B558]/[.A558]" office:value-type="float" office:value="0.000603121383101852" calcext:value-type="float">
            <text:p>0,000603121383102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36" calcext:value-type="float">
            <text:p>36</text:p>
          </table:table-cell>
          <table:table-cell office:value-type="float" office:value="0.391" calcext:value-type="float">
            <text:p>0,391</text:p>
          </table:table-cell>
          <table:table-cell table:formula="of:=[.J558]/[.H558]" office:value-type="float" office:value="0.000509114583333333" calcext:value-type="float">
            <text:p>0,000509114583333</text:p>
          </table:table-cell>
          <table:table-cell office:value-type="float" office:value="11.772" calcext:value-type="float">
            <text:p>11,772</text:p>
          </table:table-cell>
          <table:table-cell table:formula="of:=[.L558]/[.I558]/[.H558]" office:value-type="float" office:value="0.00042578125" calcext:value-type="float">
            <text:p>0,00042578125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7" calcext:value-type="float">
            <text:p>37</text:p>
          </table:table-cell>
          <table:table-cell office:value-type="float" office:value="0.5281" calcext:value-type="float">
            <text:p>0,5281</text:p>
          </table:table-cell>
          <table:table-cell table:formula="of:=[.C559]/[.A559]" office:value-type="float" office:value="0.000687630208333333" calcext:value-type="float">
            <text:p>0,000687630208333</text:p>
          </table:table-cell>
          <table:table-cell office:value-type="float" office:value="16.4643" calcext:value-type="float">
            <text:p>16,4643</text:p>
          </table:table-cell>
          <table:table-cell table:formula="of:=[.E559]/[.B559]/[.A559]" office:value-type="float" office:value="0.000579402449324324" calcext:value-type="float">
            <text:p>0,000579402449324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37" calcext:value-type="float">
            <text:p>37</text:p>
          </table:table-cell>
          <table:table-cell office:value-type="float" office:value="0.3931" calcext:value-type="float">
            <text:p>0,3931</text:p>
          </table:table-cell>
          <table:table-cell table:formula="of:=[.J559]/[.H559]" office:value-type="float" office:value="0.000511848958333333" calcext:value-type="float">
            <text:p>0,000511848958333</text:p>
          </table:table-cell>
          <table:table-cell office:value-type="float" office:value="12.7018" calcext:value-type="float">
            <text:p>12,7018</text:p>
          </table:table-cell>
          <table:table-cell table:formula="of:=[.L559]/[.I559]/[.H559]" office:value-type="float" office:value="0.000446994650900901" calcext:value-type="float">
            <text:p>0,00044699465090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8" calcext:value-type="float">
            <text:p>38</text:p>
          </table:table-cell>
          <table:table-cell office:value-type="float" office:value="0.5164" calcext:value-type="float">
            <text:p>0,5164</text:p>
          </table:table-cell>
          <table:table-cell table:formula="of:=[.C560]/[.A560]" office:value-type="float" office:value="0.000672395833333333" calcext:value-type="float">
            <text:p>0,000672395833333</text:p>
          </table:table-cell>
          <table:table-cell office:value-type="float" office:value="16.6922" calcext:value-type="float">
            <text:p>16,6922</text:p>
          </table:table-cell>
          <table:table-cell table:formula="of:=[.E560]/[.B560]/[.A560]" office:value-type="float" office:value="0.000571964089912281" calcext:value-type="float">
            <text:p>0,000571964089912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38" calcext:value-type="float">
            <text:p>38</text:p>
          </table:table-cell>
          <table:table-cell office:value-type="float" office:value="0.3912" calcext:value-type="float">
            <text:p>0,3912</text:p>
          </table:table-cell>
          <table:table-cell table:formula="of:=[.J560]/[.H560]" office:value-type="float" office:value="0.000509375" calcext:value-type="float">
            <text:p>0,000509375</text:p>
          </table:table-cell>
          <table:table-cell office:value-type="float" office:value="13.7175" calcext:value-type="float">
            <text:p>13,7175</text:p>
          </table:table-cell>
          <table:table-cell table:formula="of:=[.L560]/[.I560]/[.H560]" office:value-type="float" office:value="0.000470034950657895" calcext:value-type="float">
            <text:p>0,00047003495065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9" calcext:value-type="float">
            <text:p>39</text:p>
          </table:table-cell>
          <table:table-cell office:value-type="float" office:value="0.4865" calcext:value-type="float">
            <text:p>0,4865</text:p>
          </table:table-cell>
          <table:table-cell table:formula="of:=[.C561]/[.A561]" office:value-type="float" office:value="0.000633463541666667" calcext:value-type="float">
            <text:p>0,000633463541667</text:p>
          </table:table-cell>
          <table:table-cell office:value-type="float" office:value="16.3292" calcext:value-type="float">
            <text:p>16,3292</text:p>
          </table:table-cell>
          <table:table-cell table:formula="of:=[.E561]/[.B561]/[.A561]" office:value-type="float" office:value="0.000545178952991453" calcext:value-type="float">
            <text:p>0,000545178952991</text:p>
          </table:table-cell>
          <table:table-cell/>
          <table:table-cell office:value-type="float" office:value="768" calcext:value-type="float">
            <text:p>768</text:p>
          </table:table-cell>
          <table:table-cell office:value-type="float" office:value="39" calcext:value-type="float">
            <text:p>39</text:p>
          </table:table-cell>
          <table:table-cell office:value-type="float" office:value="0.3952" calcext:value-type="float">
            <text:p>0,3952</text:p>
          </table:table-cell>
          <table:table-cell table:formula="of:=[.J561]/[.H561]" office:value-type="float" office:value="0.000514583333333333" calcext:value-type="float">
            <text:p>0,000514583333333</text:p>
          </table:table-cell>
          <table:table-cell office:value-type="float" office:value="13.8716" calcext:value-type="float">
            <text:p>13,8716</text:p>
          </table:table-cell>
          <table:table-cell table:formula="of:=[.L561]/[.I561]/[.H561]" office:value-type="float" office:value="0.000463127670940171" calcext:value-type="float">
            <text:p>0,0004631276709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office:value-type="float" office:value="1.1833" calcext:value-type="float">
            <text:p>1,1833</text:p>
          </table:table-cell>
          <table:table-cell table:formula="of:=[.C562]/[.A562]" office:value-type="float" office:value="0.00142223557692308" calcext:value-type="float">
            <text:p>0,001422235576923</text:p>
          </table:table-cell>
          <table:table-cell office:value-type="float" office:value="1.1799" calcext:value-type="float">
            <text:p>1,1799</text:p>
          </table:table-cell>
          <table:table-cell table:formula="of:=[.E562]/[.B562]/[.A562]" office:value-type="float" office:value="0.00141814903846154" calcext:value-type="float">
            <text:p>0,001418149038462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1" calcext:value-type="float">
            <text:p>1</text:p>
          </table:table-cell>
          <table:table-cell office:value-type="float" office:value="0.615" calcext:value-type="float">
            <text:p>0,615</text:p>
          </table:table-cell>
          <table:table-cell table:formula="of:=[.J562]/[.H562]" office:value-type="float" office:value="0.000739182692307692" calcext:value-type="float">
            <text:p>0,000739182692308</text:p>
          </table:table-cell>
          <table:table-cell office:value-type="float" office:value="0.6125" calcext:value-type="float">
            <text:p>0,6125</text:p>
          </table:table-cell>
          <table:table-cell table:formula="of:=[.L562]/[.I562]/[.H562]" office:value-type="float" office:value="0.000736177884615385" calcext:value-type="float">
            <text:p>0,00073617788461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" calcext:value-type="float">
            <text:p>2</text:p>
          </table:table-cell>
          <table:table-cell office:value-type="float" office:value="0.6778" calcext:value-type="float">
            <text:p>0,6778</text:p>
          </table:table-cell>
          <table:table-cell table:formula="of:=[.C563]/[.A563]" office:value-type="float" office:value="0.000814663461538462" calcext:value-type="float">
            <text:p>0,000814663461538</text:p>
          </table:table-cell>
          <table:table-cell office:value-type="float" office:value="1.3495" calcext:value-type="float">
            <text:p>1,3495</text:p>
          </table:table-cell>
          <table:table-cell table:formula="of:=[.E563]/[.B563]/[.A563]" office:value-type="float" office:value="0.000810997596153846" calcext:value-type="float">
            <text:p>0,000810997596154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2" calcext:value-type="float">
            <text:p>2</text:p>
          </table:table-cell>
          <table:table-cell office:value-type="float" office:value="0.4484" calcext:value-type="float">
            <text:p>0,4484</text:p>
          </table:table-cell>
          <table:table-cell table:formula="of:=[.J563]/[.H563]" office:value-type="float" office:value="0.000538942307692308" calcext:value-type="float">
            <text:p>0,000538942307692</text:p>
          </table:table-cell>
          <table:table-cell office:value-type="float" office:value="0.8932" calcext:value-type="float">
            <text:p>0,8932</text:p>
          </table:table-cell>
          <table:table-cell table:formula="of:=[.L563]/[.I563]/[.H563]" office:value-type="float" office:value="0.000536778846153846" calcext:value-type="float">
            <text:p>0,00053677884615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" calcext:value-type="float">
            <text:p>3</text:p>
          </table:table-cell>
          <table:table-cell office:value-type="float" office:value="0.5232" calcext:value-type="float">
            <text:p>0,5232</text:p>
          </table:table-cell>
          <table:table-cell table:formula="of:=[.C564]/[.A564]" office:value-type="float" office:value="0.000628846153846154" calcext:value-type="float">
            <text:p>0,000628846153846</text:p>
          </table:table-cell>
          <table:table-cell office:value-type="float" office:value="1.5607" calcext:value-type="float">
            <text:p>1,5607</text:p>
          </table:table-cell>
          <table:table-cell table:formula="of:=[.E564]/[.B564]/[.A564]" office:value-type="float" office:value="0.000625280448717949" calcext:value-type="float">
            <text:p>0,000625280448718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3" calcext:value-type="float">
            <text:p>3</text:p>
          </table:table-cell>
          <table:table-cell office:value-type="float" office:value="0.4164" calcext:value-type="float">
            <text:p>0,4164</text:p>
          </table:table-cell>
          <table:table-cell table:formula="of:=[.J564]/[.H564]" office:value-type="float" office:value="0.000500480769230769" calcext:value-type="float">
            <text:p>0,000500480769231</text:p>
          </table:table-cell>
          <table:table-cell office:value-type="float" office:value="1.2429" calcext:value-type="float">
            <text:p>1,2429</text:p>
          </table:table-cell>
          <table:table-cell table:formula="of:=[.L564]/[.I564]/[.H564]" office:value-type="float" office:value="0.000497956730769231" calcext:value-type="float">
            <text:p>0,000497956730769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4" calcext:value-type="float">
            <text:p>4</text:p>
          </table:table-cell>
          <table:table-cell office:value-type="float" office:value="0.5049" calcext:value-type="float">
            <text:p>0,5049</text:p>
          </table:table-cell>
          <table:table-cell table:formula="of:=[.C565]/[.A565]" office:value-type="float" office:value="0.000606850961538462" calcext:value-type="float">
            <text:p>0,000606850961538</text:p>
          </table:table-cell>
          <table:table-cell office:value-type="float" office:value="1.9956" calcext:value-type="float">
            <text:p>1,9956</text:p>
          </table:table-cell>
          <table:table-cell table:formula="of:=[.E565]/[.B565]/[.A565]" office:value-type="float" office:value="0.000599639423076923" calcext:value-type="float">
            <text:p>0,000599639423077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4" calcext:value-type="float">
            <text:p>4</text:p>
          </table:table-cell>
          <table:table-cell office:value-type="float" office:value="0.4009" calcext:value-type="float">
            <text:p>0,4009</text:p>
          </table:table-cell>
          <table:table-cell table:formula="of:=[.J565]/[.H565]" office:value-type="float" office:value="0.000481850961538462" calcext:value-type="float">
            <text:p>0,000481850961538</text:p>
          </table:table-cell>
          <table:table-cell office:value-type="float" office:value="1.5925" calcext:value-type="float">
            <text:p>1,5925</text:p>
          </table:table-cell>
          <table:table-cell table:formula="of:=[.L565]/[.I565]/[.H565]" office:value-type="float" office:value="0.000478515625" calcext:value-type="float">
            <text:p>0,00047851562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5" calcext:value-type="float">
            <text:p>5</text:p>
          </table:table-cell>
          <table:table-cell office:value-type="float" office:value="0.5148" calcext:value-type="float">
            <text:p>0,5148</text:p>
          </table:table-cell>
          <table:table-cell table:formula="of:=[.C566]/[.A566]" office:value-type="float" office:value="0.00061875" calcext:value-type="float">
            <text:p>0,00061875</text:p>
          </table:table-cell>
          <table:table-cell office:value-type="float" office:value="2.5251" calcext:value-type="float">
            <text:p>2,5251</text:p>
          </table:table-cell>
          <table:table-cell table:formula="of:=[.E566]/[.B566]/[.A566]" office:value-type="float" office:value="0.000606995192307692" calcext:value-type="float">
            <text:p>0,000606995192308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5" calcext:value-type="float">
            <text:p>5</text:p>
          </table:table-cell>
          <table:table-cell office:value-type="float" office:value="0.4017" calcext:value-type="float">
            <text:p>0,4017</text:p>
          </table:table-cell>
          <table:table-cell table:formula="of:=[.J566]/[.H566]" office:value-type="float" office:value="0.0004828125" calcext:value-type="float">
            <text:p>0,0004828125</text:p>
          </table:table-cell>
          <table:table-cell office:value-type="float" office:value="1.985" calcext:value-type="float">
            <text:p>1,985</text:p>
          </table:table-cell>
          <table:table-cell table:formula="of:=[.L566]/[.I566]/[.H566]" office:value-type="float" office:value="0.000477163461538462" calcext:value-type="float">
            <text:p>0,00047716346153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6" calcext:value-type="float">
            <text:p>6</text:p>
          </table:table-cell>
          <table:table-cell office:value-type="float" office:value="0.5071" calcext:value-type="float">
            <text:p>0,5071</text:p>
          </table:table-cell>
          <table:table-cell table:formula="of:=[.C567]/[.A567]" office:value-type="float" office:value="0.000609495192307692" calcext:value-type="float">
            <text:p>0,000609495192308</text:p>
          </table:table-cell>
          <table:table-cell office:value-type="float" office:value="2.9669" calcext:value-type="float">
            <text:p>2,9669</text:p>
          </table:table-cell>
          <table:table-cell table:formula="of:=[.E567]/[.B567]/[.A567]" office:value-type="float" office:value="0.00059433092948718" calcext:value-type="float">
            <text:p>0,000594330929487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6" calcext:value-type="float">
            <text:p>6</text:p>
          </table:table-cell>
          <table:table-cell office:value-type="float" office:value="0.4031" calcext:value-type="float">
            <text:p>0,4031</text:p>
          </table:table-cell>
          <table:table-cell table:formula="of:=[.J567]/[.H567]" office:value-type="float" office:value="0.000484495192307692" calcext:value-type="float">
            <text:p>0,000484495192308</text:p>
          </table:table-cell>
          <table:table-cell office:value-type="float" office:value="2.3737" calcext:value-type="float">
            <text:p>2,3737</text:p>
          </table:table-cell>
          <table:table-cell table:formula="of:=[.L567]/[.I567]/[.H567]" office:value-type="float" office:value="0.000475500801282051" calcext:value-type="float">
            <text:p>0,00047550080128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7" calcext:value-type="float">
            <text:p>7</text:p>
          </table:table-cell>
          <table:table-cell office:value-type="float" office:value="0.5214" calcext:value-type="float">
            <text:p>0,5214</text:p>
          </table:table-cell>
          <table:table-cell table:formula="of:=[.C568]/[.A568]" office:value-type="float" office:value="0.000626682692307692" calcext:value-type="float">
            <text:p>0,000626682692308</text:p>
          </table:table-cell>
          <table:table-cell office:value-type="float" office:value="3.5802" calcext:value-type="float">
            <text:p>3,5802</text:p>
          </table:table-cell>
          <table:table-cell table:formula="of:=[.E568]/[.B568]/[.A568]" office:value-type="float" office:value="0.000614732142857143" calcext:value-type="float">
            <text:p>0,000614732142857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7" calcext:value-type="float">
            <text:p>7</text:p>
          </table:table-cell>
          <table:table-cell office:value-type="float" office:value="0.4119" calcext:value-type="float">
            <text:p>0,4119</text:p>
          </table:table-cell>
          <table:table-cell table:formula="of:=[.J568]/[.H568]" office:value-type="float" office:value="0.000495072115384615" calcext:value-type="float">
            <text:p>0,000495072115385</text:p>
          </table:table-cell>
          <table:table-cell office:value-type="float" office:value="2.7934" calcext:value-type="float">
            <text:p>2,7934</text:p>
          </table:table-cell>
          <table:table-cell table:formula="of:=[.L568]/[.I568]/[.H568]" office:value-type="float" office:value="0.000479635989010989" calcext:value-type="float">
            <text:p>0,00047963598901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8" calcext:value-type="float">
            <text:p>8</text:p>
          </table:table-cell>
          <table:table-cell office:value-type="float" office:value="0.5141" calcext:value-type="float">
            <text:p>0,5141</text:p>
          </table:table-cell>
          <table:table-cell table:formula="of:=[.C569]/[.A569]" office:value-type="float" office:value="0.000617908653846154" calcext:value-type="float">
            <text:p>0,000617908653846</text:p>
          </table:table-cell>
          <table:table-cell office:value-type="float" office:value="4.0452" calcext:value-type="float">
            <text:p>4,0452</text:p>
          </table:table-cell>
          <table:table-cell table:formula="of:=[.E569]/[.B569]/[.A569]" office:value-type="float" office:value="0.000607752403846154" calcext:value-type="float">
            <text:p>0,000607752403846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8" calcext:value-type="float">
            <text:p>8</text:p>
          </table:table-cell>
          <table:table-cell office:value-type="float" office:value="0.404" calcext:value-type="float">
            <text:p>0,404</text:p>
          </table:table-cell>
          <table:table-cell table:formula="of:=[.J569]/[.H569]" office:value-type="float" office:value="0.000485576923076923" calcext:value-type="float">
            <text:p>0,000485576923077</text:p>
          </table:table-cell>
          <table:table-cell office:value-type="float" office:value="3.1476" calcext:value-type="float">
            <text:p>3,1476</text:p>
          </table:table-cell>
          <table:table-cell table:formula="of:=[.L569]/[.I569]/[.H569]" office:value-type="float" office:value="0.000472896634615385" calcext:value-type="float">
            <text:p>0,00047289663461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9" calcext:value-type="float">
            <text:p>9</text:p>
          </table:table-cell>
          <table:table-cell office:value-type="float" office:value="0.5284" calcext:value-type="float">
            <text:p>0,5284</text:p>
          </table:table-cell>
          <table:table-cell table:formula="of:=[.C570]/[.A570]" office:value-type="float" office:value="0.000635096153846154" calcext:value-type="float">
            <text:p>0,000635096153846</text:p>
          </table:table-cell>
          <table:table-cell office:value-type="float" office:value="4.6188" calcext:value-type="float">
            <text:p>4,6188</text:p>
          </table:table-cell>
          <table:table-cell table:formula="of:=[.E570]/[.B570]/[.A570]" office:value-type="float" office:value="0.000616826923076923" calcext:value-type="float">
            <text:p>0,000616826923077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9" calcext:value-type="float">
            <text:p>9</text:p>
          </table:table-cell>
          <table:table-cell office:value-type="float" office:value="0.4127" calcext:value-type="float">
            <text:p>0,4127</text:p>
          </table:table-cell>
          <table:table-cell table:formula="of:=[.J570]/[.H570]" office:value-type="float" office:value="0.000496033653846154" calcext:value-type="float">
            <text:p>0,000496033653846</text:p>
          </table:table-cell>
          <table:table-cell office:value-type="float" office:value="3.6158" calcext:value-type="float">
            <text:p>3,6158</text:p>
          </table:table-cell>
          <table:table-cell table:formula="of:=[.L570]/[.I570]/[.H570]" office:value-type="float" office:value="0.000482879273504274" calcext:value-type="float">
            <text:p>0,00048287927350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0" calcext:value-type="float">
            <text:p>10</text:p>
          </table:table-cell>
          <table:table-cell office:value-type="float" office:value="0.5371" calcext:value-type="float">
            <text:p>0,5371</text:p>
          </table:table-cell>
          <table:table-cell table:formula="of:=[.C571]/[.A571]" office:value-type="float" office:value="0.000645552884615385" calcext:value-type="float">
            <text:p>0,000645552884615</text:p>
          </table:table-cell>
          <table:table-cell office:value-type="float" office:value="5.0057" calcext:value-type="float">
            <text:p>5,0057</text:p>
          </table:table-cell>
          <table:table-cell table:formula="of:=[.E571]/[.B571]/[.A571]" office:value-type="float" office:value="0.000601646634615385" calcext:value-type="float">
            <text:p>0,000601646634615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10" calcext:value-type="float">
            <text:p>10</text:p>
          </table:table-cell>
          <table:table-cell office:value-type="float" office:value="0.4087" calcext:value-type="float">
            <text:p>0,4087</text:p>
          </table:table-cell>
          <table:table-cell table:formula="of:=[.J571]/[.H571]" office:value-type="float" office:value="0.000491225961538462" calcext:value-type="float">
            <text:p>0,000491225961538</text:p>
          </table:table-cell>
          <table:table-cell office:value-type="float" office:value="3.932" calcext:value-type="float">
            <text:p>3,932</text:p>
          </table:table-cell>
          <table:table-cell table:formula="of:=[.L571]/[.I571]/[.H571]" office:value-type="float" office:value="0.000472596153846154" calcext:value-type="float">
            <text:p>0,00047259615384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1" calcext:value-type="float">
            <text:p>11</text:p>
          </table:table-cell>
          <table:table-cell office:value-type="float" office:value="0.5175" calcext:value-type="float">
            <text:p>0,5175</text:p>
          </table:table-cell>
          <table:table-cell table:formula="of:=[.C572]/[.A572]" office:value-type="float" office:value="0.000621995192307692" calcext:value-type="float">
            <text:p>0,000621995192308</text:p>
          </table:table-cell>
          <table:table-cell office:value-type="float" office:value="5.5493" calcext:value-type="float">
            <text:p>5,5493</text:p>
          </table:table-cell>
          <table:table-cell table:formula="of:=[.E572]/[.B572]/[.A572]" office:value-type="float" office:value="0.000606348339160839" calcext:value-type="float">
            <text:p>0,000606348339161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11" calcext:value-type="float">
            <text:p>11</text:p>
          </table:table-cell>
          <table:table-cell office:value-type="float" office:value="0.4129" calcext:value-type="float">
            <text:p>0,4129</text:p>
          </table:table-cell>
          <table:table-cell table:formula="of:=[.J572]/[.H572]" office:value-type="float" office:value="0.000496274038461539" calcext:value-type="float">
            <text:p>0,000496274038462</text:p>
          </table:table-cell>
          <table:table-cell office:value-type="float" office:value="4.3991" calcext:value-type="float">
            <text:p>4,3991</text:p>
          </table:table-cell>
          <table:table-cell table:formula="of:=[.L572]/[.I572]/[.H572]" office:value-type="float" office:value="0.000480670891608392" calcext:value-type="float">
            <text:p>0,00048067089160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2" calcext:value-type="float">
            <text:p>12</text:p>
          </table:table-cell>
          <table:table-cell office:value-type="float" office:value="0.55" calcext:value-type="float">
            <text:p>0,55</text:p>
          </table:table-cell>
          <table:table-cell table:formula="of:=[.C573]/[.A573]" office:value-type="float" office:value="0.000661057692307692" calcext:value-type="float">
            <text:p>0,000661057692308</text:p>
          </table:table-cell>
          <table:table-cell office:value-type="float" office:value="6.3591" calcext:value-type="float">
            <text:p>6,3591</text:p>
          </table:table-cell>
          <table:table-cell table:formula="of:=[.E573]/[.B573]/[.A573]" office:value-type="float" office:value="0.000636929086538462" calcext:value-type="float">
            <text:p>0,000636929086538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12" calcext:value-type="float">
            <text:p>12</text:p>
          </table:table-cell>
          <table:table-cell office:value-type="float" office:value="0.411" calcext:value-type="float">
            <text:p>0,411</text:p>
          </table:table-cell>
          <table:table-cell table:formula="of:=[.J573]/[.H573]" office:value-type="float" office:value="0.000493990384615385" calcext:value-type="float">
            <text:p>0,000493990384615</text:p>
          </table:table-cell>
          <table:table-cell office:value-type="float" office:value="4.7905" calcext:value-type="float">
            <text:p>4,7905</text:p>
          </table:table-cell>
          <table:table-cell table:formula="of:=[.L573]/[.I573]/[.H573]" office:value-type="float" office:value="0.000479817708333333" calcext:value-type="float">
            <text:p>0,00047981770833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3" calcext:value-type="float">
            <text:p>13</text:p>
          </table:table-cell>
          <table:table-cell office:value-type="float" office:value="0.5499" calcext:value-type="float">
            <text:p>0,5499</text:p>
          </table:table-cell>
          <table:table-cell table:formula="of:=[.C574]/[.A574]" office:value-type="float" office:value="0.0006609375" calcext:value-type="float">
            <text:p>0,0006609375</text:p>
          </table:table-cell>
          <table:table-cell office:value-type="float" office:value="6.9134" calcext:value-type="float">
            <text:p>6,9134</text:p>
          </table:table-cell>
          <table:table-cell table:formula="of:=[.E574]/[.B574]/[.A574]" office:value-type="float" office:value="0.000639182692307692" calcext:value-type="float">
            <text:p>0,000639182692308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13" calcext:value-type="float">
            <text:p>13</text:p>
          </table:table-cell>
          <table:table-cell office:value-type="float" office:value="0.4139" calcext:value-type="float">
            <text:p>0,4139</text:p>
          </table:table-cell>
          <table:table-cell table:formula="of:=[.J574]/[.H574]" office:value-type="float" office:value="0.000497475961538462" calcext:value-type="float">
            <text:p>0,000497475961538</text:p>
          </table:table-cell>
          <table:table-cell office:value-type="float" office:value="5.1259" calcext:value-type="float">
            <text:p>5,1259</text:p>
          </table:table-cell>
          <table:table-cell table:formula="of:=[.L574]/[.I574]/[.H574]" office:value-type="float" office:value="0.000473918269230769" calcext:value-type="float">
            <text:p>0,000473918269231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4" calcext:value-type="float">
            <text:p>14</text:p>
          </table:table-cell>
          <table:table-cell office:value-type="float" office:value="0.5472" calcext:value-type="float">
            <text:p>0,5472</text:p>
          </table:table-cell>
          <table:table-cell table:formula="of:=[.C575]/[.A575]" office:value-type="float" office:value="0.000657692307692308" calcext:value-type="float">
            <text:p>0,000657692307692</text:p>
          </table:table-cell>
          <table:table-cell office:value-type="float" office:value="7.4179" calcext:value-type="float">
            <text:p>7,4179</text:p>
          </table:table-cell>
          <table:table-cell table:formula="of:=[.E575]/[.B575]/[.A575]" office:value-type="float" office:value="0.000636838942307692" calcext:value-type="float">
            <text:p>0,000636838942308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14" calcext:value-type="float">
            <text:p>14</text:p>
          </table:table-cell>
          <table:table-cell office:value-type="float" office:value="0.4076" calcext:value-type="float">
            <text:p>0,4076</text:p>
          </table:table-cell>
          <table:table-cell table:formula="of:=[.J575]/[.H575]" office:value-type="float" office:value="0.000489903846153846" calcext:value-type="float">
            <text:p>0,000489903846154</text:p>
          </table:table-cell>
          <table:table-cell office:value-type="float" office:value="5.5316" calcext:value-type="float">
            <text:p>5,5316</text:p>
          </table:table-cell>
          <table:table-cell table:formula="of:=[.L575]/[.I575]/[.H575]" office:value-type="float" office:value="0.000474896978021978" calcext:value-type="float">
            <text:p>0,00047489697802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5" calcext:value-type="float">
            <text:p>15</text:p>
          </table:table-cell>
          <table:table-cell office:value-type="float" office:value="0.5371" calcext:value-type="float">
            <text:p>0,5371</text:p>
          </table:table-cell>
          <table:table-cell table:formula="of:=[.C576]/[.A576]" office:value-type="float" office:value="0.000645552884615385" calcext:value-type="float">
            <text:p>0,000645552884615</text:p>
          </table:table-cell>
          <table:table-cell office:value-type="float" office:value="7.8182" calcext:value-type="float">
            <text:p>7,8182</text:p>
          </table:table-cell>
          <table:table-cell table:formula="of:=[.E576]/[.B576]/[.A576]" office:value-type="float" office:value="0.000626458333333333" calcext:value-type="float">
            <text:p>0,000626458333333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15" calcext:value-type="float">
            <text:p>15</text:p>
          </table:table-cell>
          <table:table-cell office:value-type="float" office:value="0.4124" calcext:value-type="float">
            <text:p>0,4124</text:p>
          </table:table-cell>
          <table:table-cell table:formula="of:=[.J576]/[.H576]" office:value-type="float" office:value="0.000495673076923077" calcext:value-type="float">
            <text:p>0,000495673076923</text:p>
          </table:table-cell>
          <table:table-cell office:value-type="float" office:value="5.9162" calcext:value-type="float">
            <text:p>5,9162</text:p>
          </table:table-cell>
          <table:table-cell table:formula="of:=[.L576]/[.I576]/[.H576]" office:value-type="float" office:value="0.000474054487179487" calcext:value-type="float">
            <text:p>0,000474054487179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6" calcext:value-type="float">
            <text:p>16</text:p>
          </table:table-cell>
          <table:table-cell office:value-type="float" office:value="0.5041" calcext:value-type="float">
            <text:p>0,5041</text:p>
          </table:table-cell>
          <table:table-cell table:formula="of:=[.C577]/[.A577]" office:value-type="float" office:value="0.000605889423076923" calcext:value-type="float">
            <text:p>0,000605889423077</text:p>
          </table:table-cell>
          <table:table-cell office:value-type="float" office:value="7.7115" calcext:value-type="float">
            <text:p>7,7115</text:p>
          </table:table-cell>
          <table:table-cell table:formula="of:=[.E577]/[.B577]/[.A577]" office:value-type="float" office:value="0.000579289362980769" calcext:value-type="float">
            <text:p>0,000579289362981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16" calcext:value-type="float">
            <text:p>16</text:p>
          </table:table-cell>
          <table:table-cell office:value-type="float" office:value="0.41" calcext:value-type="float">
            <text:p>0,41</text:p>
          </table:table-cell>
          <table:table-cell table:formula="of:=[.J577]/[.H577]" office:value-type="float" office:value="0.000492788461538462" calcext:value-type="float">
            <text:p>0,000492788461538</text:p>
          </table:table-cell>
          <table:table-cell office:value-type="float" office:value="6.2211" calcext:value-type="float">
            <text:p>6,2211</text:p>
          </table:table-cell>
          <table:table-cell table:formula="of:=[.L577]/[.I577]/[.H577]" office:value-type="float" office:value="0.000467330228365385" calcext:value-type="float">
            <text:p>0,00046733022836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7" calcext:value-type="float">
            <text:p>17</text:p>
          </table:table-cell>
          <table:table-cell office:value-type="float" office:value="0.5145" calcext:value-type="float">
            <text:p>0,5145</text:p>
          </table:table-cell>
          <table:table-cell table:formula="of:=[.C578]/[.A578]" office:value-type="float" office:value="0.000618389423076923" calcext:value-type="float">
            <text:p>0,000618389423077</text:p>
          </table:table-cell>
          <table:table-cell office:value-type="float" office:value="8.328" calcext:value-type="float">
            <text:p>8,328</text:p>
          </table:table-cell>
          <table:table-cell table:formula="of:=[.E578]/[.B578]/[.A578]" office:value-type="float" office:value="0.000588800904977375" calcext:value-type="float">
            <text:p>0,000588800904977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17" calcext:value-type="float">
            <text:p>17</text:p>
          </table:table-cell>
          <table:table-cell office:value-type="float" office:value="0.4174" calcext:value-type="float">
            <text:p>0,4174</text:p>
          </table:table-cell>
          <table:table-cell table:formula="of:=[.J578]/[.H578]" office:value-type="float" office:value="0.000501682692307692" calcext:value-type="float">
            <text:p>0,000501682692308</text:p>
          </table:table-cell>
          <table:table-cell office:value-type="float" office:value="6.7634" calcext:value-type="float">
            <text:p>6,7634</text:p>
          </table:table-cell>
          <table:table-cell table:formula="of:=[.L578]/[.I578]/[.H578]" office:value-type="float" office:value="0.000478181561085973" calcext:value-type="float">
            <text:p>0,00047818156108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8" calcext:value-type="float">
            <text:p>18</text:p>
          </table:table-cell>
          <table:table-cell office:value-type="float" office:value="0.5527" calcext:value-type="float">
            <text:p>0,5527</text:p>
          </table:table-cell>
          <table:table-cell table:formula="of:=[.C579]/[.A579]" office:value-type="float" office:value="0.000664302884615385" calcext:value-type="float">
            <text:p>0,000664302884615</text:p>
          </table:table-cell>
          <table:table-cell office:value-type="float" office:value="9.4567" calcext:value-type="float">
            <text:p>9,4567</text:p>
          </table:table-cell>
          <table:table-cell table:formula="of:=[.E579]/[.B579]/[.A579]" office:value-type="float" office:value="0.000631456997863248" calcext:value-type="float">
            <text:p>0,000631456997863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18" calcext:value-type="float">
            <text:p>18</text:p>
          </table:table-cell>
          <table:table-cell office:value-type="float" office:value="0.4122" calcext:value-type="float">
            <text:p>0,4122</text:p>
          </table:table-cell>
          <table:table-cell table:formula="of:=[.J579]/[.H579]" office:value-type="float" office:value="0.000495432692307692" calcext:value-type="float">
            <text:p>0,000495432692308</text:p>
          </table:table-cell>
          <table:table-cell office:value-type="float" office:value="7.0044" calcext:value-type="float">
            <text:p>7,0044</text:p>
          </table:table-cell>
          <table:table-cell table:formula="of:=[.L579]/[.I579]/[.H579]" office:value-type="float" office:value="0.000467708333333333" calcext:value-type="float">
            <text:p>0,00046770833333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9" calcext:value-type="float">
            <text:p>19</text:p>
          </table:table-cell>
          <table:table-cell office:value-type="float" office:value="0.5181" calcext:value-type="float">
            <text:p>0,5181</text:p>
          </table:table-cell>
          <table:table-cell table:formula="of:=[.C580]/[.A580]" office:value-type="float" office:value="0.000622716346153846" calcext:value-type="float">
            <text:p>0,000622716346154</text:p>
          </table:table-cell>
          <table:table-cell office:value-type="float" office:value="9.2288" calcext:value-type="float">
            <text:p>9,2288</text:p>
          </table:table-cell>
          <table:table-cell table:formula="of:=[.E580]/[.B580]/[.A580]" office:value-type="float" office:value="0.000583805668016194" calcext:value-type="float">
            <text:p>0,000583805668016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19" calcext:value-type="float">
            <text:p>19</text:p>
          </table:table-cell>
          <table:table-cell office:value-type="float" office:value="0.4113" calcext:value-type="float">
            <text:p>0,4113</text:p>
          </table:table-cell>
          <table:table-cell table:formula="of:=[.J580]/[.H580]" office:value-type="float" office:value="0.000494350961538462" calcext:value-type="float">
            <text:p>0,000494350961538</text:p>
          </table:table-cell>
          <table:table-cell office:value-type="float" office:value="7.3157" calcext:value-type="float">
            <text:p>7,3157</text:p>
          </table:table-cell>
          <table:table-cell table:formula="of:=[.L580]/[.I580]/[.H580]" office:value-type="float" office:value="0.000462784665991903" calcext:value-type="float">
            <text:p>0,00046278466599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0" calcext:value-type="float">
            <text:p>20</text:p>
          </table:table-cell>
          <table:table-cell office:value-type="float" office:value="0.564" calcext:value-type="float">
            <text:p>0,564</text:p>
          </table:table-cell>
          <table:table-cell table:formula="of:=[.C581]/[.A581]" office:value-type="float" office:value="0.000677884615384615" calcext:value-type="float">
            <text:p>0,000677884615385</text:p>
          </table:table-cell>
          <table:table-cell office:value-type="float" office:value="10.3544" calcext:value-type="float">
            <text:p>10,3544</text:p>
          </table:table-cell>
          <table:table-cell table:formula="of:=[.E581]/[.B581]/[.A581]" office:value-type="float" office:value="0.000622259615384615" calcext:value-type="float">
            <text:p>0,000622259615385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20" calcext:value-type="float">
            <text:p>20</text:p>
          </table:table-cell>
          <table:table-cell office:value-type="float" office:value="0.4145" calcext:value-type="float">
            <text:p>0,4145</text:p>
          </table:table-cell>
          <table:table-cell table:formula="of:=[.J581]/[.H581]" office:value-type="float" office:value="0.000498197115384615" calcext:value-type="float">
            <text:p>0,000498197115385</text:p>
          </table:table-cell>
          <table:table-cell office:value-type="float" office:value="7.7704" calcext:value-type="float">
            <text:p>7,7704</text:p>
          </table:table-cell>
          <table:table-cell table:formula="of:=[.L581]/[.I581]/[.H581]" office:value-type="float" office:value="0.000466971153846154" calcext:value-type="float">
            <text:p>0,00046697115384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1" calcext:value-type="float">
            <text:p>21</text:p>
          </table:table-cell>
          <table:table-cell office:value-type="float" office:value="0.5045" calcext:value-type="float">
            <text:p>0,5045</text:p>
          </table:table-cell>
          <table:table-cell table:formula="of:=[.C582]/[.A582]" office:value-type="float" office:value="0.000606370192307692" calcext:value-type="float">
            <text:p>0,000606370192308</text:p>
          </table:table-cell>
          <table:table-cell office:value-type="float" office:value="9.8647" calcext:value-type="float">
            <text:p>9,8647</text:p>
          </table:table-cell>
          <table:table-cell table:formula="of:=[.E582]/[.B582]/[.A582]" office:value-type="float" office:value="0.000564600503663004" calcext:value-type="float">
            <text:p>0,000564600503663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21" calcext:value-type="float">
            <text:p>21</text:p>
          </table:table-cell>
          <table:table-cell office:value-type="float" office:value="0.4132" calcext:value-type="float">
            <text:p>0,4132</text:p>
          </table:table-cell>
          <table:table-cell table:formula="of:=[.J582]/[.H582]" office:value-type="float" office:value="0.000496634615384615" calcext:value-type="float">
            <text:p>0,000496634615385</text:p>
          </table:table-cell>
          <table:table-cell office:value-type="float" office:value="8.0417" calcext:value-type="float">
            <text:p>8,0417</text:p>
          </table:table-cell>
          <table:table-cell table:formula="of:=[.L582]/[.I582]/[.H582]" office:value-type="float" office:value="0.000460262133699634" calcext:value-type="float">
            <text:p>0,0004602621337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2" calcext:value-type="float">
            <text:p>22</text:p>
          </table:table-cell>
          <table:table-cell office:value-type="float" office:value="0.5129" calcext:value-type="float">
            <text:p>0,5129</text:p>
          </table:table-cell>
          <table:table-cell table:formula="of:=[.C583]/[.A583]" office:value-type="float" office:value="0.000616466346153846" calcext:value-type="float">
            <text:p>0,000616466346154</text:p>
          </table:table-cell>
          <table:table-cell office:value-type="float" office:value="10.4056" calcext:value-type="float">
            <text:p>10,4056</text:p>
          </table:table-cell>
          <table:table-cell table:formula="of:=[.E583]/[.B583]/[.A583]" office:value-type="float" office:value="0.000568487762237762" calcext:value-type="float">
            <text:p>0,000568487762238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22" calcext:value-type="float">
            <text:p>22</text:p>
          </table:table-cell>
          <table:table-cell office:value-type="float" office:value="0.4116" calcext:value-type="float">
            <text:p>0,4116</text:p>
          </table:table-cell>
          <table:table-cell table:formula="of:=[.J583]/[.H583]" office:value-type="float" office:value="0.000494711538461539" calcext:value-type="float">
            <text:p>0,000494711538462</text:p>
          </table:table-cell>
          <table:table-cell office:value-type="float" office:value="8.4033" calcext:value-type="float">
            <text:p>8,4033</text:p>
          </table:table-cell>
          <table:table-cell table:formula="of:=[.L583]/[.I583]/[.H583]" office:value-type="float" office:value="0.000459096372377622" calcext:value-type="float">
            <text:p>0,00045909637237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3" calcext:value-type="float">
            <text:p>23</text:p>
          </table:table-cell>
          <table:table-cell office:value-type="float" office:value="0.5314" calcext:value-type="float">
            <text:p>0,5314</text:p>
          </table:table-cell>
          <table:table-cell table:formula="of:=[.C584]/[.A584]" office:value-type="float" office:value="0.000638701923076923" calcext:value-type="float">
            <text:p>0,000638701923077</text:p>
          </table:table-cell>
          <table:table-cell office:value-type="float" office:value="11.3239" calcext:value-type="float">
            <text:p>11,3239</text:p>
          </table:table-cell>
          <table:table-cell table:formula="of:=[.E584]/[.B584]/[.A584]" office:value-type="float" office:value="0.000591758988294314" calcext:value-type="float">
            <text:p>0,000591758988294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23" calcext:value-type="float">
            <text:p>23</text:p>
          </table:table-cell>
          <table:table-cell office:value-type="float" office:value="0.4197" calcext:value-type="float">
            <text:p>0,4197</text:p>
          </table:table-cell>
          <table:table-cell table:formula="of:=[.J584]/[.H584]" office:value-type="float" office:value="0.000504447115384615" calcext:value-type="float">
            <text:p>0,000504447115385</text:p>
          </table:table-cell>
          <table:table-cell office:value-type="float" office:value="9.0848" calcext:value-type="float">
            <text:p>9,0848</text:p>
          </table:table-cell>
          <table:table-cell table:formula="of:=[.L584]/[.I584]/[.H584]" office:value-type="float" office:value="0.000474749163879599" calcext:value-type="float">
            <text:p>0,0004747491638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4" calcext:value-type="float">
            <text:p>24</text:p>
          </table:table-cell>
          <table:table-cell office:value-type="float" office:value="0.5426" calcext:value-type="float">
            <text:p>0,5426</text:p>
          </table:table-cell>
          <table:table-cell table:formula="of:=[.C585]/[.A585]" office:value-type="float" office:value="0.000652163461538462" calcext:value-type="float">
            <text:p>0,000652163461538</text:p>
          </table:table-cell>
          <table:table-cell office:value-type="float" office:value="12.0651" calcext:value-type="float">
            <text:p>12,0651</text:p>
          </table:table-cell>
          <table:table-cell table:formula="of:=[.E585]/[.B585]/[.A585]" office:value-type="float" office:value="0.000604221754807692" calcext:value-type="float">
            <text:p>0,000604221754808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24" calcext:value-type="float">
            <text:p>24</text:p>
          </table:table-cell>
          <table:table-cell office:value-type="float" office:value="0.4138" calcext:value-type="float">
            <text:p>0,4138</text:p>
          </table:table-cell>
          <table:table-cell table:formula="of:=[.J585]/[.H585]" office:value-type="float" office:value="0.000497355769230769" calcext:value-type="float">
            <text:p>0,000497355769231</text:p>
          </table:table-cell>
          <table:table-cell office:value-type="float" office:value="9.3615" calcext:value-type="float">
            <text:p>9,3615</text:p>
          </table:table-cell>
          <table:table-cell table:formula="of:=[.L585]/[.I585]/[.H585]" office:value-type="float" office:value="0.000468825120192308" calcext:value-type="float">
            <text:p>0,00046882512019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5" calcext:value-type="float">
            <text:p>25</text:p>
          </table:table-cell>
          <table:table-cell office:value-type="float" office:value="0.5245" calcext:value-type="float">
            <text:p>0,5245</text:p>
          </table:table-cell>
          <table:table-cell table:formula="of:=[.C586]/[.A586]" office:value-type="float" office:value="0.000630408653846154" calcext:value-type="float">
            <text:p>0,000630408653846</text:p>
          </table:table-cell>
          <table:table-cell office:value-type="float" office:value="12.494" calcext:value-type="float">
            <text:p>12,494</text:p>
          </table:table-cell>
          <table:table-cell table:formula="of:=[.E586]/[.B586]/[.A586]" office:value-type="float" office:value="0.000600673076923077" calcext:value-type="float">
            <text:p>0,000600673076923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25" calcext:value-type="float">
            <text:p>25</text:p>
          </table:table-cell>
          <table:table-cell office:value-type="float" office:value="0.4141" calcext:value-type="float">
            <text:p>0,4141</text:p>
          </table:table-cell>
          <table:table-cell table:formula="of:=[.J586]/[.H586]" office:value-type="float" office:value="0.000497716346153846" calcext:value-type="float">
            <text:p>0,000497716346154</text:p>
          </table:table-cell>
          <table:table-cell office:value-type="float" office:value="9.5613" calcext:value-type="float">
            <text:p>9,5613</text:p>
          </table:table-cell>
          <table:table-cell table:formula="of:=[.L586]/[.I586]/[.H586]" office:value-type="float" office:value="0.000459677884615385" calcext:value-type="float">
            <text:p>0,00045967788461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6" calcext:value-type="float">
            <text:p>26</text:p>
          </table:table-cell>
          <table:table-cell office:value-type="float" office:value="0.5133" calcext:value-type="float">
            <text:p>0,5133</text:p>
          </table:table-cell>
          <table:table-cell table:formula="of:=[.C587]/[.A587]" office:value-type="float" office:value="0.000616947115384615" calcext:value-type="float">
            <text:p>0,000616947115385</text:p>
          </table:table-cell>
          <table:table-cell office:value-type="float" office:value="12.417" calcext:value-type="float">
            <text:p>12,417</text:p>
          </table:table-cell>
          <table:table-cell table:formula="of:=[.E587]/[.B587]/[.A587]" office:value-type="float" office:value="0.000574010724852071" calcext:value-type="float">
            <text:p>0,000574010724852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26" calcext:value-type="float">
            <text:p>26</text:p>
          </table:table-cell>
          <table:table-cell office:value-type="float" office:value="0.417" calcext:value-type="float">
            <text:p>0,417</text:p>
          </table:table-cell>
          <table:table-cell table:formula="of:=[.J587]/[.H587]" office:value-type="float" office:value="0.000501201923076923" calcext:value-type="float">
            <text:p>0,000501201923077</text:p>
          </table:table-cell>
          <table:table-cell office:value-type="float" office:value="9.9131" calcext:value-type="float">
            <text:p>9,9131</text:p>
          </table:table-cell>
          <table:table-cell table:formula="of:=[.L587]/[.I587]/[.H587]" office:value-type="float" office:value="0.000458260909763314" calcext:value-type="float">
            <text:p>0,00045826090976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7" calcext:value-type="float">
            <text:p>27</text:p>
          </table:table-cell>
          <table:table-cell office:value-type="float" office:value="0.5742" calcext:value-type="float">
            <text:p>0,5742</text:p>
          </table:table-cell>
          <table:table-cell table:formula="of:=[.C588]/[.A588]" office:value-type="float" office:value="0.000690144230769231" calcext:value-type="float">
            <text:p>0,000690144230769</text:p>
          </table:table-cell>
          <table:table-cell office:value-type="float" office:value="14.7787" calcext:value-type="float">
            <text:p>14,7787</text:p>
          </table:table-cell>
          <table:table-cell table:formula="of:=[.E588]/[.B588]/[.A588]" office:value-type="float" office:value="0.000657883725071225" calcext:value-type="float">
            <text:p>0,000657883725071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27" calcext:value-type="float">
            <text:p>27</text:p>
          </table:table-cell>
          <table:table-cell office:value-type="float" office:value="0.4171" calcext:value-type="float">
            <text:p>0,4171</text:p>
          </table:table-cell>
          <table:table-cell table:formula="of:=[.J588]/[.H588]" office:value-type="float" office:value="0.000501322115384615" calcext:value-type="float">
            <text:p>0,000501322115385</text:p>
          </table:table-cell>
          <table:table-cell office:value-type="float" office:value="10.9529" calcext:value-type="float">
            <text:p>10,9529</text:p>
          </table:table-cell>
          <table:table-cell table:formula="of:=[.L588]/[.I588]/[.H588]" office:value-type="float" office:value="0.000487575676638177" calcext:value-type="float">
            <text:p>0,00048757567663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8" calcext:value-type="float">
            <text:p>28</text:p>
          </table:table-cell>
          <table:table-cell office:value-type="float" office:value="0.5229" calcext:value-type="float">
            <text:p>0,5229</text:p>
          </table:table-cell>
          <table:table-cell table:formula="of:=[.C589]/[.A589]" office:value-type="float" office:value="0.000628485576923077" calcext:value-type="float">
            <text:p>0,000628485576923</text:p>
          </table:table-cell>
          <table:table-cell office:value-type="float" office:value="12.6558" calcext:value-type="float">
            <text:p>12,6558</text:p>
          </table:table-cell>
          <table:table-cell table:formula="of:=[.E589]/[.B589]/[.A589]" office:value-type="float" office:value="0.000543260645604396" calcext:value-type="float">
            <text:p>0,000543260645604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28" calcext:value-type="float">
            <text:p>28</text:p>
          </table:table-cell>
          <table:table-cell office:value-type="float" office:value="0.4191" calcext:value-type="float">
            <text:p>0,4191</text:p>
          </table:table-cell>
          <table:table-cell table:formula="of:=[.J589]/[.H589]" office:value-type="float" office:value="0.000503725961538462" calcext:value-type="float">
            <text:p>0,000503725961538</text:p>
          </table:table-cell>
          <table:table-cell office:value-type="float" office:value="10.6059" calcext:value-type="float">
            <text:p>10,6059</text:p>
          </table:table-cell>
          <table:table-cell table:formula="of:=[.L589]/[.I589]/[.H589]" office:value-type="float" office:value="0.000455266998626374" calcext:value-type="float">
            <text:p>0,000455266998626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9" calcext:value-type="float">
            <text:p>29</text:p>
          </table:table-cell>
          <table:table-cell office:value-type="float" office:value="0.5242" calcext:value-type="float">
            <text:p>0,5242</text:p>
          </table:table-cell>
          <table:table-cell table:formula="of:=[.C590]/[.A590]" office:value-type="float" office:value="0.000630048076923077" calcext:value-type="float">
            <text:p>0,000630048076923</text:p>
          </table:table-cell>
          <table:table-cell office:value-type="float" office:value="14.5833" calcext:value-type="float">
            <text:p>14,5833</text:p>
          </table:table-cell>
          <table:table-cell table:formula="of:=[.E590]/[.B590]/[.A590]" office:value-type="float" office:value="0.000604413958885942" calcext:value-type="float">
            <text:p>0,000604413958886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29" calcext:value-type="float">
            <text:p>29</text:p>
          </table:table-cell>
          <table:table-cell office:value-type="float" office:value="0.4277" calcext:value-type="float">
            <text:p>0,4277</text:p>
          </table:table-cell>
          <table:table-cell table:formula="of:=[.J590]/[.H590]" office:value-type="float" office:value="0.0005140625" calcext:value-type="float">
            <text:p>0,0005140625</text:p>
          </table:table-cell>
          <table:table-cell office:value-type="float" office:value="11.3395" calcext:value-type="float">
            <text:p>11,3395</text:p>
          </table:table-cell>
          <table:table-cell table:formula="of:=[.L590]/[.I590]/[.H590]" office:value-type="float" office:value="0.000469972645888594" calcext:value-type="float">
            <text:p>0,000469972645889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0" calcext:value-type="float">
            <text:p>30</text:p>
          </table:table-cell>
          <table:table-cell office:value-type="float" office:value="0.532" calcext:value-type="float">
            <text:p>0,532</text:p>
          </table:table-cell>
          <table:table-cell table:formula="of:=[.C591]/[.A591]" office:value-type="float" office:value="0.000639423076923077" calcext:value-type="float">
            <text:p>0,000639423076923</text:p>
          </table:table-cell>
          <table:table-cell office:value-type="float" office:value="14.7968" calcext:value-type="float">
            <text:p>14,7968</text:p>
          </table:table-cell>
          <table:table-cell table:formula="of:=[.E591]/[.B591]/[.A591]" office:value-type="float" office:value="0.000592820512820513" calcext:value-type="float">
            <text:p>0,000592820512821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30" calcext:value-type="float">
            <text:p>30</text:p>
          </table:table-cell>
          <table:table-cell office:value-type="float" office:value="0.419" calcext:value-type="float">
            <text:p>0,419</text:p>
          </table:table-cell>
          <table:table-cell table:formula="of:=[.J591]/[.H591]" office:value-type="float" office:value="0.000503605769230769" calcext:value-type="float">
            <text:p>0,000503605769231</text:p>
          </table:table-cell>
          <table:table-cell office:value-type="float" office:value="10.8467" calcext:value-type="float">
            <text:p>10,8467</text:p>
          </table:table-cell>
          <table:table-cell table:formula="of:=[.L591]/[.I591]/[.H591]" office:value-type="float" office:value="0.000434563301282051" calcext:value-type="float">
            <text:p>0,000434563301282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1" calcext:value-type="float">
            <text:p>31</text:p>
          </table:table-cell>
          <table:table-cell office:value-type="float" office:value="0.5746" calcext:value-type="float">
            <text:p>0,5746</text:p>
          </table:table-cell>
          <table:table-cell table:formula="of:=[.C592]/[.A592]" office:value-type="float" office:value="0.000690625" calcext:value-type="float">
            <text:p>0,000690625</text:p>
          </table:table-cell>
          <table:table-cell office:value-type="float" office:value="16.7389" calcext:value-type="float">
            <text:p>16,7389</text:p>
          </table:table-cell>
          <table:table-cell table:formula="of:=[.E592]/[.B592]/[.A592]" office:value-type="float" office:value="0.000648995812655087" calcext:value-type="float">
            <text:p>0,000648995812655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31" calcext:value-type="float">
            <text:p>31</text:p>
          </table:table-cell>
          <table:table-cell office:value-type="float" office:value="0.4166" calcext:value-type="float">
            <text:p>0,4166</text:p>
          </table:table-cell>
          <table:table-cell table:formula="of:=[.J592]/[.H592]" office:value-type="float" office:value="0.000500721153846154" calcext:value-type="float">
            <text:p>0,000500721153846</text:p>
          </table:table-cell>
          <table:table-cell office:value-type="float" office:value="11.8847" calcext:value-type="float">
            <text:p>11,8847</text:p>
          </table:table-cell>
          <table:table-cell table:formula="of:=[.L592]/[.I592]/[.H592]" office:value-type="float" office:value="0.000460790167493797" calcext:value-type="float">
            <text:p>0,00046079016749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2" calcext:value-type="float">
            <text:p>32</text:p>
          </table:table-cell>
          <table:table-cell office:value-type="float" office:value="0.5302" calcext:value-type="float">
            <text:p>0,5302</text:p>
          </table:table-cell>
          <table:table-cell table:formula="of:=[.C593]/[.A593]" office:value-type="float" office:value="0.000637259615384615" calcext:value-type="float">
            <text:p>0,000637259615385</text:p>
          </table:table-cell>
          <table:table-cell office:value-type="float" office:value="15.4498" calcext:value-type="float">
            <text:p>15,4498</text:p>
          </table:table-cell>
          <table:table-cell table:formula="of:=[.E593]/[.B593]/[.A593]" office:value-type="float" office:value="0.000580295973557692" calcext:value-type="float">
            <text:p>0,000580295973558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32" calcext:value-type="float">
            <text:p>32</text:p>
          </table:table-cell>
          <table:table-cell office:value-type="float" office:value="0.4257" calcext:value-type="float">
            <text:p>0,4257</text:p>
          </table:table-cell>
          <table:table-cell table:formula="of:=[.J593]/[.H593]" office:value-type="float" office:value="0.000511658653846154" calcext:value-type="float">
            <text:p>0,000511658653846</text:p>
          </table:table-cell>
          <table:table-cell office:value-type="float" office:value="11.8397" calcext:value-type="float">
            <text:p>11,8397</text:p>
          </table:table-cell>
          <table:table-cell table:formula="of:=[.L593]/[.I593]/[.H593]" office:value-type="float" office:value="0.000444700270432692" calcext:value-type="float">
            <text:p>0,000444700270433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3" calcext:value-type="float">
            <text:p>33</text:p>
          </table:table-cell>
          <table:table-cell office:value-type="float" office:value="0.5507" calcext:value-type="float">
            <text:p>0,5507</text:p>
          </table:table-cell>
          <table:table-cell table:formula="of:=[.C594]/[.A594]" office:value-type="float" office:value="0.000661899038461539" calcext:value-type="float">
            <text:p>0,000661899038462</text:p>
          </table:table-cell>
          <table:table-cell office:value-type="float" office:value="16.82" calcext:value-type="float">
            <text:p>16,82</text:p>
          </table:table-cell>
          <table:table-cell table:formula="of:=[.E594]/[.B594]/[.A594]" office:value-type="float" office:value="0.00061261655011655" calcext:value-type="float">
            <text:p>0,000612616550117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33" calcext:value-type="float">
            <text:p>33</text:p>
          </table:table-cell>
          <table:table-cell office:value-type="float" office:value="0.423" calcext:value-type="float">
            <text:p>0,423</text:p>
          </table:table-cell>
          <table:table-cell table:formula="of:=[.J594]/[.H594]" office:value-type="float" office:value="0.000508413461538462" calcext:value-type="float">
            <text:p>0,000508413461538</text:p>
          </table:table-cell>
          <table:table-cell office:value-type="float" office:value="12.5756" calcext:value-type="float">
            <text:p>12,5756</text:p>
          </table:table-cell>
          <table:table-cell table:formula="of:=[.L594]/[.I594]/[.H594]" office:value-type="float" office:value="0.000458027389277389" calcext:value-type="float">
            <text:p>0,000458027389277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4" calcext:value-type="float">
            <text:p>34</text:p>
          </table:table-cell>
          <table:table-cell office:value-type="float" office:value="0.5128" calcext:value-type="float">
            <text:p>0,5128</text:p>
          </table:table-cell>
          <table:table-cell table:formula="of:=[.C595]/[.A595]" office:value-type="float" office:value="0.000616346153846154" calcext:value-type="float">
            <text:p>0,000616346153846</text:p>
          </table:table-cell>
          <table:table-cell office:value-type="float" office:value="16.4338" calcext:value-type="float">
            <text:p>16,4338</text:p>
          </table:table-cell>
          <table:table-cell table:formula="of:=[.E595]/[.B595]/[.A595]" office:value-type="float" office:value="0.000580945984162896" calcext:value-type="float">
            <text:p>0,000580945984163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34" calcext:value-type="float">
            <text:p>34</text:p>
          </table:table-cell>
          <table:table-cell office:value-type="float" office:value="0.4232" calcext:value-type="float">
            <text:p>0,4232</text:p>
          </table:table-cell>
          <table:table-cell table:formula="of:=[.J595]/[.H595]" office:value-type="float" office:value="0.000508653846153846" calcext:value-type="float">
            <text:p>0,000508653846154</text:p>
          </table:table-cell>
          <table:table-cell office:value-type="float" office:value="12.4933" calcext:value-type="float">
            <text:p>12,4933</text:p>
          </table:table-cell>
          <table:table-cell table:formula="of:=[.L595]/[.I595]/[.H595]" office:value-type="float" office:value="0.000441646634615385" calcext:value-type="float">
            <text:p>0,000441646634615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5" calcext:value-type="float">
            <text:p>35</text:p>
          </table:table-cell>
          <table:table-cell office:value-type="float" office:value="0.5289" calcext:value-type="float">
            <text:p>0,5289</text:p>
          </table:table-cell>
          <table:table-cell table:formula="of:=[.C596]/[.A596]" office:value-type="float" office:value="0.000635697115384615" calcext:value-type="float">
            <text:p>0,000635697115385</text:p>
          </table:table-cell>
          <table:table-cell office:value-type="float" office:value="16.7144" calcext:value-type="float">
            <text:p>16,7144</text:p>
          </table:table-cell>
          <table:table-cell table:formula="of:=[.E596]/[.B596]/[.A596]" office:value-type="float" office:value="0.000573983516483517" calcext:value-type="float">
            <text:p>0,000573983516484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35" calcext:value-type="float">
            <text:p>35</text:p>
          </table:table-cell>
          <table:table-cell office:value-type="float" office:value="0.4224" calcext:value-type="float">
            <text:p>0,4224</text:p>
          </table:table-cell>
          <table:table-cell table:formula="of:=[.J596]/[.H596]" office:value-type="float" office:value="0.000507692307692308" calcext:value-type="float">
            <text:p>0,000507692307692</text:p>
          </table:table-cell>
          <table:table-cell office:value-type="float" office:value="12.5947" calcext:value-type="float">
            <text:p>12,5947</text:p>
          </table:table-cell>
          <table:table-cell table:formula="of:=[.L596]/[.I596]/[.H596]" office:value-type="float" office:value="0.000432510302197802" calcext:value-type="float">
            <text:p>0,000432510302198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6" calcext:value-type="float">
            <text:p>36</text:p>
          </table:table-cell>
          <table:table-cell office:value-type="float" office:value="0.4901" calcext:value-type="float">
            <text:p>0,4901</text:p>
          </table:table-cell>
          <table:table-cell table:formula="of:=[.C597]/[.A597]" office:value-type="float" office:value="0.0005890625" calcext:value-type="float">
            <text:p>0,0005890625</text:p>
          </table:table-cell>
          <table:table-cell office:value-type="float" office:value="14.6954" calcext:value-type="float">
            <text:p>14,6954</text:p>
          </table:table-cell>
          <table:table-cell table:formula="of:=[.E597]/[.B597]/[.A597]" office:value-type="float" office:value="0.000490631677350427" calcext:value-type="float">
            <text:p>0,00049063167735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36" calcext:value-type="float">
            <text:p>36</text:p>
          </table:table-cell>
          <table:table-cell office:value-type="float" office:value="0.4237" calcext:value-type="float">
            <text:p>0,4237</text:p>
          </table:table-cell>
          <table:table-cell table:formula="of:=[.J597]/[.H597]" office:value-type="float" office:value="0.000509254807692308" calcext:value-type="float">
            <text:p>0,000509254807692</text:p>
          </table:table-cell>
          <table:table-cell office:value-type="float" office:value="12.8826" calcext:value-type="float">
            <text:p>12,8826</text:p>
          </table:table-cell>
          <table:table-cell table:formula="of:=[.L597]/[.I597]/[.H597]" office:value-type="float" office:value="0.000430108173076923" calcext:value-type="float">
            <text:p>0,000430108173077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7" calcext:value-type="float">
            <text:p>37</text:p>
          </table:table-cell>
          <table:table-cell office:value-type="float" office:value="0.5554" calcext:value-type="float">
            <text:p>0,5554</text:p>
          </table:table-cell>
          <table:table-cell table:formula="of:=[.C598]/[.A598]" office:value-type="float" office:value="0.000667548076923077" calcext:value-type="float">
            <text:p>0,000667548076923</text:p>
          </table:table-cell>
          <table:table-cell office:value-type="float" office:value="18.0686" calcext:value-type="float">
            <text:p>18,0686</text:p>
          </table:table-cell>
          <table:table-cell table:formula="of:=[.E598]/[.B598]/[.A598]" office:value-type="float" office:value="0.000586947765072765" calcext:value-type="float">
            <text:p>0,000586947765073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37" calcext:value-type="float">
            <text:p>37</text:p>
          </table:table-cell>
          <table:table-cell office:value-type="float" office:value="0.4193" calcext:value-type="float">
            <text:p>0,4193</text:p>
          </table:table-cell>
          <table:table-cell table:formula="of:=[.J598]/[.H598]" office:value-type="float" office:value="0.000503966346153846" calcext:value-type="float">
            <text:p>0,000503966346154</text:p>
          </table:table-cell>
          <table:table-cell office:value-type="float" office:value="14.1232" calcext:value-type="float">
            <text:p>14,1232</text:p>
          </table:table-cell>
          <table:table-cell table:formula="of:=[.L598]/[.I598]/[.H598]" office:value-type="float" office:value="0.000458783783783784" calcext:value-type="float">
            <text:p>0,00045878378378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8" calcext:value-type="float">
            <text:p>38</text:p>
          </table:table-cell>
          <table:table-cell office:value-type="float" office:value="0.5357" calcext:value-type="float">
            <text:p>0,5357</text:p>
          </table:table-cell>
          <table:table-cell table:formula="of:=[.C599]/[.A599]" office:value-type="float" office:value="0.000643870192307692" calcext:value-type="float">
            <text:p>0,000643870192308</text:p>
          </table:table-cell>
          <table:table-cell office:value-type="float" office:value="18.7228" calcext:value-type="float">
            <text:p>18,7228</text:p>
          </table:table-cell>
          <table:table-cell table:formula="of:=[.E599]/[.B599]/[.A599]" office:value-type="float" office:value="0.000592193825910931" calcext:value-type="float">
            <text:p>0,000592193825911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38" calcext:value-type="float">
            <text:p>38</text:p>
          </table:table-cell>
          <table:table-cell office:value-type="float" office:value="0.4238" calcext:value-type="float">
            <text:p>0,4238</text:p>
          </table:table-cell>
          <table:table-cell table:formula="of:=[.J599]/[.H599]" office:value-type="float" office:value="0.000509375" calcext:value-type="float">
            <text:p>0,000509375</text:p>
          </table:table-cell>
          <table:table-cell office:value-type="float" office:value="14.7048" calcext:value-type="float">
            <text:p>14,7048</text:p>
          </table:table-cell>
          <table:table-cell table:formula="of:=[.L599]/[.I599]/[.H599]" office:value-type="float" office:value="0.000465106275303644" calcext:value-type="float">
            <text:p>0,00046510627530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39" calcext:value-type="float">
            <text:p>39</text:p>
          </table:table-cell>
          <table:table-cell office:value-type="float" office:value="0.5316" calcext:value-type="float">
            <text:p>0,5316</text:p>
          </table:table-cell>
          <table:table-cell table:formula="of:=[.C600]/[.A600]" office:value-type="float" office:value="0.000638942307692308" calcext:value-type="float">
            <text:p>0,000638942307692</text:p>
          </table:table-cell>
          <table:table-cell office:value-type="float" office:value="19.0883" calcext:value-type="float">
            <text:p>19,0883</text:p>
          </table:table-cell>
          <table:table-cell table:formula="of:=[.E600]/[.B600]/[.A600]" office:value-type="float" office:value="0.000588273545364892" calcext:value-type="float">
            <text:p>0,000588273545365</text:p>
          </table:table-cell>
          <table:table-cell/>
          <table:table-cell office:value-type="float" office:value="832" calcext:value-type="float">
            <text:p>832</text:p>
          </table:table-cell>
          <table:table-cell office:value-type="float" office:value="39" calcext:value-type="float">
            <text:p>39</text:p>
          </table:table-cell>
          <table:table-cell office:value-type="float" office:value="0.4188" calcext:value-type="float">
            <text:p>0,4188</text:p>
          </table:table-cell>
          <table:table-cell table:formula="of:=[.J600]/[.H600]" office:value-type="float" office:value="0.000503365384615385" calcext:value-type="float">
            <text:p>0,000503365384615</text:p>
          </table:table-cell>
          <table:table-cell office:value-type="float" office:value="13.5481" calcext:value-type="float">
            <text:p>13,5481</text:p>
          </table:table-cell>
          <table:table-cell table:formula="of:=[.L600]/[.I600]/[.H600]" office:value-type="float" office:value="0.00041753266765286" calcext:value-type="float">
            <text:p>0,00041753266765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,38</text:p>
          </table:table-cell>
          <table:table-cell table:formula="of:=[.C601]/[.A601]" office:value-type="float" office:value="0.00154017857142857" calcext:value-type="float">
            <text:p>0,001540178571429</text:p>
          </table:table-cell>
          <table:table-cell office:value-type="float" office:value="1.3762" calcext:value-type="float">
            <text:p>1,3762</text:p>
          </table:table-cell>
          <table:table-cell table:formula="of:=[.E601]/[.B601]/[.A601]" office:value-type="float" office:value="0.0015359375" calcext:value-type="float">
            <text:p>0,0015359375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1" calcext:value-type="float">
            <text:p>1</text:p>
          </table:table-cell>
          <table:table-cell office:value-type="float" office:value="0.6248" calcext:value-type="float">
            <text:p>0,6248</text:p>
          </table:table-cell>
          <table:table-cell table:formula="of:=[.J601]/[.H601]" office:value-type="float" office:value="0.000697321428571429" calcext:value-type="float">
            <text:p>0,000697321428571</text:p>
          </table:table-cell>
          <table:table-cell office:value-type="float" office:value="0.6226" calcext:value-type="float">
            <text:p>0,6226</text:p>
          </table:table-cell>
          <table:table-cell table:formula="of:=[.L601]/[.I601]/[.H601]" office:value-type="float" office:value="0.000694866071428571" calcext:value-type="float">
            <text:p>0,000694866071429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" calcext:value-type="float">
            <text:p>2</text:p>
          </table:table-cell>
          <table:table-cell office:value-type="float" office:value="0.5876" calcext:value-type="float">
            <text:p>0,5876</text:p>
          </table:table-cell>
          <table:table-cell table:formula="of:=[.C602]/[.A602]" office:value-type="float" office:value="0.000655803571428571" calcext:value-type="float">
            <text:p>0,000655803571429</text:p>
          </table:table-cell>
          <table:table-cell office:value-type="float" office:value="1.1707" calcext:value-type="float">
            <text:p>1,1707</text:p>
          </table:table-cell>
          <table:table-cell table:formula="of:=[.E602]/[.B602]/[.A602]" office:value-type="float" office:value="0.000653292410714286" calcext:value-type="float">
            <text:p>0,000653292410714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2" calcext:value-type="float">
            <text:p>2</text:p>
          </table:table-cell>
          <table:table-cell office:value-type="float" office:value="0.4505" calcext:value-type="float">
            <text:p>0,4505</text:p>
          </table:table-cell>
          <table:table-cell table:formula="of:=[.J602]/[.H602]" office:value-type="float" office:value="0.000502790178571429" calcext:value-type="float">
            <text:p>0,000502790178571</text:p>
          </table:table-cell>
          <table:table-cell office:value-type="float" office:value="0.8978" calcext:value-type="float">
            <text:p>0,8978</text:p>
          </table:table-cell>
          <table:table-cell table:formula="of:=[.L602]/[.I602]/[.H602]" office:value-type="float" office:value="0.000501004464285714" calcext:value-type="float">
            <text:p>0,00050100446428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" calcext:value-type="float">
            <text:p>3</text:p>
          </table:table-cell>
          <table:table-cell office:value-type="float" office:value="0.5809" calcext:value-type="float">
            <text:p>0,5809</text:p>
          </table:table-cell>
          <table:table-cell table:formula="of:=[.C603]/[.A603]" office:value-type="float" office:value="0.000648325892857143" calcext:value-type="float">
            <text:p>0,000648325892857</text:p>
          </table:table-cell>
          <table:table-cell office:value-type="float" office:value="1.7326" calcext:value-type="float">
            <text:p>1,7326</text:p>
          </table:table-cell>
          <table:table-cell table:formula="of:=[.E603]/[.B603]/[.A603]" office:value-type="float" office:value="0.000644568452380952" calcext:value-type="float">
            <text:p>0,000644568452381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3" calcext:value-type="float">
            <text:p>3</text:p>
          </table:table-cell>
          <table:table-cell office:value-type="float" office:value="0.4487" calcext:value-type="float">
            <text:p>0,4487</text:p>
          </table:table-cell>
          <table:table-cell table:formula="of:=[.J603]/[.H603]" office:value-type="float" office:value="0.00050078125" calcext:value-type="float">
            <text:p>0,00050078125</text:p>
          </table:table-cell>
          <table:table-cell office:value-type="float" office:value="1.3392" calcext:value-type="float">
            <text:p>1,3392</text:p>
          </table:table-cell>
          <table:table-cell table:formula="of:=[.L603]/[.I603]/[.H603]" office:value-type="float" office:value="0.000498214285714286" calcext:value-type="float">
            <text:p>0,00049821428571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4" calcext:value-type="float">
            <text:p>4</text:p>
          </table:table-cell>
          <table:table-cell office:value-type="float" office:value="0.5776" calcext:value-type="float">
            <text:p>0,5776</text:p>
          </table:table-cell>
          <table:table-cell table:formula="of:=[.C604]/[.A604]" office:value-type="float" office:value="0.000644642857142857" calcext:value-type="float">
            <text:p>0,000644642857143</text:p>
          </table:table-cell>
          <table:table-cell office:value-type="float" office:value="2.2942" calcext:value-type="float">
            <text:p>2,2942</text:p>
          </table:table-cell>
          <table:table-cell table:formula="of:=[.E604]/[.B604]/[.A604]" office:value-type="float" office:value="0.000640122767857143" calcext:value-type="float">
            <text:p>0,000640122767857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4" calcext:value-type="float">
            <text:p>4</text:p>
          </table:table-cell>
          <table:table-cell office:value-type="float" office:value="0.4323" calcext:value-type="float">
            <text:p>0,4323</text:p>
          </table:table-cell>
          <table:table-cell table:formula="of:=[.J604]/[.H604]" office:value-type="float" office:value="0.000482477678571429" calcext:value-type="float">
            <text:p>0,000482477678571</text:p>
          </table:table-cell>
          <table:table-cell office:value-type="float" office:value="1.7168" calcext:value-type="float">
            <text:p>1,7168</text:p>
          </table:table-cell>
          <table:table-cell table:formula="of:=[.L604]/[.I604]/[.H604]" office:value-type="float" office:value="0.000479017857142857" calcext:value-type="float">
            <text:p>0,00047901785714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5" calcext:value-type="float">
            <text:p>5</text:p>
          </table:table-cell>
          <table:table-cell office:value-type="float" office:value="0.5482" calcext:value-type="float">
            <text:p>0,5482</text:p>
          </table:table-cell>
          <table:table-cell table:formula="of:=[.C605]/[.A605]" office:value-type="float" office:value="0.000611830357142857" calcext:value-type="float">
            <text:p>0,000611830357143</text:p>
          </table:table-cell>
          <table:table-cell office:value-type="float" office:value="2.7001" calcext:value-type="float">
            <text:p>2,7001</text:p>
          </table:table-cell>
          <table:table-cell table:formula="of:=[.E605]/[.B605]/[.A605]" office:value-type="float" office:value="0.000602700892857143" calcext:value-type="float">
            <text:p>0,000602700892857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5" calcext:value-type="float">
            <text:p>5</text:p>
          </table:table-cell>
          <table:table-cell office:value-type="float" office:value="0.4369" calcext:value-type="float">
            <text:p>0,4369</text:p>
          </table:table-cell>
          <table:table-cell table:formula="of:=[.J605]/[.H605]" office:value-type="float" office:value="0.000487611607142857" calcext:value-type="float">
            <text:p>0,000487611607143</text:p>
          </table:table-cell>
          <table:table-cell office:value-type="float" office:value="2.1589" calcext:value-type="float">
            <text:p>2,1589</text:p>
          </table:table-cell>
          <table:table-cell table:formula="of:=[.L605]/[.I605]/[.H605]" office:value-type="float" office:value="0.000481897321428571" calcext:value-type="float">
            <text:p>0,000481897321429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6" calcext:value-type="float">
            <text:p>6</text:p>
          </table:table-cell>
          <table:table-cell office:value-type="float" office:value="0.5368" calcext:value-type="float">
            <text:p>0,5368</text:p>
          </table:table-cell>
          <table:table-cell table:formula="of:=[.C606]/[.A606]" office:value-type="float" office:value="0.000599107142857143" calcext:value-type="float">
            <text:p>0,000599107142857</text:p>
          </table:table-cell>
          <table:table-cell office:value-type="float" office:value="3.1707" calcext:value-type="float">
            <text:p>3,1707</text:p>
          </table:table-cell>
          <table:table-cell table:formula="of:=[.E606]/[.B606]/[.A606]" office:value-type="float" office:value="0.000589787946428571" calcext:value-type="float">
            <text:p>0,000589787946429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6" calcext:value-type="float">
            <text:p>6</text:p>
          </table:table-cell>
          <table:table-cell office:value-type="float" office:value="0.4349" calcext:value-type="float">
            <text:p>0,4349</text:p>
          </table:table-cell>
          <table:table-cell table:formula="of:=[.J606]/[.H606]" office:value-type="float" office:value="0.000485379464285714" calcext:value-type="float">
            <text:p>0,000485379464286</text:p>
          </table:table-cell>
          <table:table-cell office:value-type="float" office:value="2.5388" calcext:value-type="float">
            <text:p>2,5388</text:p>
          </table:table-cell>
          <table:table-cell table:formula="of:=[.L606]/[.I606]/[.H606]" office:value-type="float" office:value="0.000472247023809524" calcext:value-type="float">
            <text:p>0,0004722470238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7" calcext:value-type="float">
            <text:p>7</text:p>
          </table:table-cell>
          <table:table-cell office:value-type="float" office:value="0.527" calcext:value-type="float">
            <text:p>0,527</text:p>
          </table:table-cell>
          <table:table-cell table:formula="of:=[.C607]/[.A607]" office:value-type="float" office:value="0.000588169642857143" calcext:value-type="float">
            <text:p>0,000588169642857</text:p>
          </table:table-cell>
          <table:table-cell office:value-type="float" office:value="3.6343" calcext:value-type="float">
            <text:p>3,6343</text:p>
          </table:table-cell>
          <table:table-cell table:formula="of:=[.E607]/[.B607]/[.A607]" office:value-type="float" office:value="0.000579448341836735" calcext:value-type="float">
            <text:p>0,000579448341837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7" calcext:value-type="float">
            <text:p>7</text:p>
          </table:table-cell>
          <table:table-cell office:value-type="float" office:value="0.4335" calcext:value-type="float">
            <text:p>0,4335</text:p>
          </table:table-cell>
          <table:table-cell table:formula="of:=[.J607]/[.H607]" office:value-type="float" office:value="0.000483816964285714" calcext:value-type="float">
            <text:p>0,000483816964286</text:p>
          </table:table-cell>
          <table:table-cell office:value-type="float" office:value="2.9641" calcext:value-type="float">
            <text:p>2,9641</text:p>
          </table:table-cell>
          <table:table-cell table:formula="of:=[.L607]/[.I607]/[.H607]" office:value-type="float" office:value="0.000472592474489796" calcext:value-type="float">
            <text:p>0,00047259247449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8" calcext:value-type="float">
            <text:p>8</text:p>
          </table:table-cell>
          <table:table-cell office:value-type="float" office:value="0.5569" calcext:value-type="float">
            <text:p>0,5569</text:p>
          </table:table-cell>
          <table:table-cell table:formula="of:=[.C608]/[.A608]" office:value-type="float" office:value="0.000621540178571429" calcext:value-type="float">
            <text:p>0,000621540178571</text:p>
          </table:table-cell>
          <table:table-cell office:value-type="float" office:value="4.3448" calcext:value-type="float">
            <text:p>4,3448</text:p>
          </table:table-cell>
          <table:table-cell table:formula="of:=[.E608]/[.B608]/[.A608]" office:value-type="float" office:value="0.000606138392857143" calcext:value-type="float">
            <text:p>0,000606138392857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8" calcext:value-type="float">
            <text:p>8</text:p>
          </table:table-cell>
          <table:table-cell office:value-type="float" office:value="0.4367" calcext:value-type="float">
            <text:p>0,4367</text:p>
          </table:table-cell>
          <table:table-cell table:formula="of:=[.J608]/[.H608]" office:value-type="float" office:value="0.000487388392857143" calcext:value-type="float">
            <text:p>0,000487388392857</text:p>
          </table:table-cell>
          <table:table-cell office:value-type="float" office:value="3.3998" calcext:value-type="float">
            <text:p>3,3998</text:p>
          </table:table-cell>
          <table:table-cell table:formula="of:=[.L608]/[.I608]/[.H608]" office:value-type="float" office:value="0.000474302455357143" calcext:value-type="float">
            <text:p>0,00047430245535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9" calcext:value-type="float">
            <text:p>9</text:p>
          </table:table-cell>
          <table:table-cell office:value-type="float" office:value="0.5445" calcext:value-type="float">
            <text:p>0,5445</text:p>
          </table:table-cell>
          <table:table-cell table:formula="of:=[.C609]/[.A609]" office:value-type="float" office:value="0.000607700892857143" calcext:value-type="float">
            <text:p>0,000607700892857</text:p>
          </table:table-cell>
          <table:table-cell office:value-type="float" office:value="4.7884" calcext:value-type="float">
            <text:p>4,7884</text:p>
          </table:table-cell>
          <table:table-cell table:formula="of:=[.E609]/[.B609]/[.A609]" office:value-type="float" office:value="0.000593799603174603" calcext:value-type="float">
            <text:p>0,000593799603175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9" calcext:value-type="float">
            <text:p>9</text:p>
          </table:table-cell>
          <table:table-cell office:value-type="float" office:value="0.4361" calcext:value-type="float">
            <text:p>0,4361</text:p>
          </table:table-cell>
          <table:table-cell table:formula="of:=[.J609]/[.H609]" office:value-type="float" office:value="0.00048671875" calcext:value-type="float">
            <text:p>0,00048671875</text:p>
          </table:table-cell>
          <table:table-cell office:value-type="float" office:value="3.8565" calcext:value-type="float">
            <text:p>3,8565</text:p>
          </table:table-cell>
          <table:table-cell table:formula="of:=[.L609]/[.I609]/[.H609]" office:value-type="float" office:value="0.000478236607142857" calcext:value-type="float">
            <text:p>0,00047823660714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0" calcext:value-type="float">
            <text:p>10</text:p>
          </table:table-cell>
          <table:table-cell office:value-type="float" office:value="0.5641" calcext:value-type="float">
            <text:p>0,5641</text:p>
          </table:table-cell>
          <table:table-cell table:formula="of:=[.C610]/[.A610]" office:value-type="float" office:value="0.000629575892857143" calcext:value-type="float">
            <text:p>0,000629575892857</text:p>
          </table:table-cell>
          <table:table-cell office:value-type="float" office:value="5.4756" calcext:value-type="float">
            <text:p>5,4756</text:p>
          </table:table-cell>
          <table:table-cell table:formula="of:=[.E610]/[.B610]/[.A610]" office:value-type="float" office:value="0.000611116071428572" calcext:value-type="float">
            <text:p>0,000611116071429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10" calcext:value-type="float">
            <text:p>10</text:p>
          </table:table-cell>
          <table:table-cell office:value-type="float" office:value="0.4334" calcext:value-type="float">
            <text:p>0,4334</text:p>
          </table:table-cell>
          <table:table-cell table:formula="of:=[.J610]/[.H610]" office:value-type="float" office:value="0.000483705357142857" calcext:value-type="float">
            <text:p>0,000483705357143</text:p>
          </table:table-cell>
          <table:table-cell office:value-type="float" office:value="4.1599" calcext:value-type="float">
            <text:p>4,1599</text:p>
          </table:table-cell>
          <table:table-cell table:formula="of:=[.L610]/[.I610]/[.H610]" office:value-type="float" office:value="0.000464274553571429" calcext:value-type="float">
            <text:p>0,00046427455357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1" calcext:value-type="float">
            <text:p>11</text:p>
          </table:table-cell>
          <table:table-cell office:value-type="float" office:value="0.5706" calcext:value-type="float">
            <text:p>0,5706</text:p>
          </table:table-cell>
          <table:table-cell table:formula="of:=[.C611]/[.A611]" office:value-type="float" office:value="0.000636830357142857" calcext:value-type="float">
            <text:p>0,000636830357143</text:p>
          </table:table-cell>
          <table:table-cell office:value-type="float" office:value="6.0836" calcext:value-type="float">
            <text:p>6,0836</text:p>
          </table:table-cell>
          <table:table-cell table:formula="of:=[.E611]/[.B611]/[.A611]" office:value-type="float" office:value="0.000617248376623377" calcext:value-type="float">
            <text:p>0,000617248376623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11" calcext:value-type="float">
            <text:p>11</text:p>
          </table:table-cell>
          <table:table-cell office:value-type="float" office:value="0.4392" calcext:value-type="float">
            <text:p>0,4392</text:p>
          </table:table-cell>
          <table:table-cell table:formula="of:=[.J611]/[.H611]" office:value-type="float" office:value="0.000490178571428571" calcext:value-type="float">
            <text:p>0,000490178571429</text:p>
          </table:table-cell>
          <table:table-cell office:value-type="float" office:value="4.686" calcext:value-type="float">
            <text:p>4,686</text:p>
          </table:table-cell>
          <table:table-cell table:formula="of:=[.L611]/[.I611]/[.H611]" office:value-type="float" office:value="0.000475446428571429" calcext:value-type="float">
            <text:p>0,00047544642857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2" calcext:value-type="float">
            <text:p>12</text:p>
          </table:table-cell>
          <table:table-cell office:value-type="float" office:value="0.5327" calcext:value-type="float">
            <text:p>0,5327</text:p>
          </table:table-cell>
          <table:table-cell table:formula="of:=[.C612]/[.A612]" office:value-type="float" office:value="0.00059453125" calcext:value-type="float">
            <text:p>0,00059453125</text:p>
          </table:table-cell>
          <table:table-cell office:value-type="float" office:value="6.1274" calcext:value-type="float">
            <text:p>6,1274</text:p>
          </table:table-cell>
          <table:table-cell table:formula="of:=[.E612]/[.B612]/[.A612]" office:value-type="float" office:value="0.000569884672619048" calcext:value-type="float">
            <text:p>0,000569884672619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12" calcext:value-type="float">
            <text:p>12</text:p>
          </table:table-cell>
          <table:table-cell office:value-type="float" office:value="0.4407" calcext:value-type="float">
            <text:p>0,4407</text:p>
          </table:table-cell>
          <table:table-cell table:formula="of:=[.J612]/[.H612]" office:value-type="float" office:value="0.000491852678571429" calcext:value-type="float">
            <text:p>0,000491852678571</text:p>
          </table:table-cell>
          <table:table-cell office:value-type="float" office:value="5.2153" calcext:value-type="float">
            <text:p>5,2153</text:p>
          </table:table-cell>
          <table:table-cell table:formula="of:=[.L612]/[.I612]/[.H612]" office:value-type="float" office:value="0.000485053943452381" calcext:value-type="float">
            <text:p>0,000485053943452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3" calcext:value-type="float">
            <text:p>13</text:p>
          </table:table-cell>
          <table:table-cell office:value-type="float" office:value="0.5597" calcext:value-type="float">
            <text:p>0,5597</text:p>
          </table:table-cell>
          <table:table-cell table:formula="of:=[.C613]/[.A613]" office:value-type="float" office:value="0.000624665178571429" calcext:value-type="float">
            <text:p>0,000624665178571</text:p>
          </table:table-cell>
          <table:table-cell office:value-type="float" office:value="7.0325" calcext:value-type="float">
            <text:p>7,0325</text:p>
          </table:table-cell>
          <table:table-cell table:formula="of:=[.E613]/[.B613]/[.A613]" office:value-type="float" office:value="0.000603751717032967" calcext:value-type="float">
            <text:p>0,000603751717033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13" calcext:value-type="float">
            <text:p>13</text:p>
          </table:table-cell>
          <table:table-cell office:value-type="float" office:value="0.4424" calcext:value-type="float">
            <text:p>0,4424</text:p>
          </table:table-cell>
          <table:table-cell table:formula="of:=[.J613]/[.H613]" office:value-type="float" office:value="0.00049375" calcext:value-type="float">
            <text:p>0,00049375</text:p>
          </table:table-cell>
          <table:table-cell office:value-type="float" office:value="5.5136" calcext:value-type="float">
            <text:p>5,5136</text:p>
          </table:table-cell>
          <table:table-cell table:formula="of:=[.L613]/[.I613]/[.H613]" office:value-type="float" office:value="0.000473351648351648" calcext:value-type="float">
            <text:p>0,000473351648352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4" calcext:value-type="float">
            <text:p>14</text:p>
          </table:table-cell>
          <table:table-cell office:value-type="float" office:value="0.5736" calcext:value-type="float">
            <text:p>0,5736</text:p>
          </table:table-cell>
          <table:table-cell table:formula="of:=[.C614]/[.A614]" office:value-type="float" office:value="0.000640178571428571" calcext:value-type="float">
            <text:p>0,000640178571429</text:p>
          </table:table-cell>
          <table:table-cell office:value-type="float" office:value="7.8049" calcext:value-type="float">
            <text:p>7,8049</text:p>
          </table:table-cell>
          <table:table-cell table:formula="of:=[.E614]/[.B614]/[.A614]" office:value-type="float" office:value="0.000622201849489796" calcext:value-type="float">
            <text:p>0,00062220184949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14" calcext:value-type="float">
            <text:p>14</text:p>
          </table:table-cell>
          <table:table-cell office:value-type="float" office:value="0.4394" calcext:value-type="float">
            <text:p>0,4394</text:p>
          </table:table-cell>
          <table:table-cell table:formula="of:=[.J614]/[.H614]" office:value-type="float" office:value="0.000490401785714286" calcext:value-type="float">
            <text:p>0,000490401785714</text:p>
          </table:table-cell>
          <table:table-cell office:value-type="float" office:value="5.9332" calcext:value-type="float">
            <text:p>5,9332</text:p>
          </table:table-cell>
          <table:table-cell table:formula="of:=[.L614]/[.I614]/[.H614]" office:value-type="float" office:value="0.000472991071428571" calcext:value-type="float">
            <text:p>0,000472991071429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5" calcext:value-type="float">
            <text:p>15</text:p>
          </table:table-cell>
          <table:table-cell office:value-type="float" office:value="0.5529" calcext:value-type="float">
            <text:p>0,5529</text:p>
          </table:table-cell>
          <table:table-cell table:formula="of:=[.C615]/[.A615]" office:value-type="float" office:value="0.000617075892857143" calcext:value-type="float">
            <text:p>0,000617075892857</text:p>
          </table:table-cell>
          <table:table-cell office:value-type="float" office:value="7.9911" calcext:value-type="float">
            <text:p>7,9911</text:p>
          </table:table-cell>
          <table:table-cell table:formula="of:=[.E615]/[.B615]/[.A615]" office:value-type="float" office:value="0.000594575892857143" calcext:value-type="float">
            <text:p>0,000594575892857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15" calcext:value-type="float">
            <text:p>15</text:p>
          </table:table-cell>
          <table:table-cell office:value-type="float" office:value="0.4404" calcext:value-type="float">
            <text:p>0,4404</text:p>
          </table:table-cell>
          <table:table-cell table:formula="of:=[.J615]/[.H615]" office:value-type="float" office:value="0.000491517857142857" calcext:value-type="float">
            <text:p>0,000491517857143</text:p>
          </table:table-cell>
          <table:table-cell office:value-type="float" office:value="6.2458" calcext:value-type="float">
            <text:p>6,2458</text:p>
          </table:table-cell>
          <table:table-cell table:formula="of:=[.L615]/[.I615]/[.H615]" office:value-type="float" office:value="0.000464717261904762" calcext:value-type="float">
            <text:p>0,00046471726190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0.5943" calcext:value-type="float">
            <text:p>0,5943</text:p>
          </table:table-cell>
          <table:table-cell table:formula="of:=[.C616]/[.A616]" office:value-type="float" office:value="0.00066328125" calcext:value-type="float">
            <text:p>0,00066328125</text:p>
          </table:table-cell>
          <table:table-cell office:value-type="float" office:value="9.0159" calcext:value-type="float">
            <text:p>9,0159</text:p>
          </table:table-cell>
          <table:table-cell table:formula="of:=[.E616]/[.B616]/[.A616]" office:value-type="float" office:value="0.000628899274553571" calcext:value-type="float">
            <text:p>0,000628899274554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office:value-type="float" office:value="0.4412" calcext:value-type="float">
            <text:p>0,4412</text:p>
          </table:table-cell>
          <table:table-cell table:formula="of:=[.J616]/[.H616]" office:value-type="float" office:value="0.000492410714285714" calcext:value-type="float">
            <text:p>0,000492410714286</text:p>
          </table:table-cell>
          <table:table-cell office:value-type="float" office:value="6.8772" calcext:value-type="float">
            <text:p>6,8772</text:p>
          </table:table-cell>
          <table:table-cell table:formula="of:=[.L616]/[.I616]/[.H616]" office:value-type="float" office:value="0.000479715401785714" calcext:value-type="float">
            <text:p>0,00047971540178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7" calcext:value-type="float">
            <text:p>17</text:p>
          </table:table-cell>
          <table:table-cell office:value-type="float" office:value="0.5135" calcext:value-type="float">
            <text:p>0,5135</text:p>
          </table:table-cell>
          <table:table-cell table:formula="of:=[.C617]/[.A617]" office:value-type="float" office:value="0.000573102678571429" calcext:value-type="float">
            <text:p>0,000573102678571</text:p>
          </table:table-cell>
          <table:table-cell office:value-type="float" office:value="8.3689" calcext:value-type="float">
            <text:p>8,3689</text:p>
          </table:table-cell>
          <table:table-cell table:formula="of:=[.E617]/[.B617]/[.A617]" office:value-type="float" office:value="0.000549428834033613" calcext:value-type="float">
            <text:p>0,000549428834034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17" calcext:value-type="float">
            <text:p>17</text:p>
          </table:table-cell>
          <table:table-cell office:value-type="float" office:value="0.4419" calcext:value-type="float">
            <text:p>0,4419</text:p>
          </table:table-cell>
          <table:table-cell table:formula="of:=[.J617]/[.H617]" office:value-type="float" office:value="0.000493191964285714" calcext:value-type="float">
            <text:p>0,000493191964286</text:p>
          </table:table-cell>
          <table:table-cell office:value-type="float" office:value="6.9844" calcext:value-type="float">
            <text:p>6,9844</text:p>
          </table:table-cell>
          <table:table-cell table:formula="of:=[.L617]/[.I617]/[.H617]" office:value-type="float" office:value="0.000458534663865546" calcext:value-type="float">
            <text:p>0,00045853466386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8" calcext:value-type="float">
            <text:p>18</text:p>
          </table:table-cell>
          <table:table-cell office:value-type="float" office:value="0.5861" calcext:value-type="float">
            <text:p>0,5861</text:p>
          </table:table-cell>
          <table:table-cell table:formula="of:=[.C618]/[.A618]" office:value-type="float" office:value="0.000654129464285714" calcext:value-type="float">
            <text:p>0,000654129464286</text:p>
          </table:table-cell>
          <table:table-cell office:value-type="float" office:value="10.0977" calcext:value-type="float">
            <text:p>10,0977</text:p>
          </table:table-cell>
          <table:table-cell table:formula="of:=[.E618]/[.B618]/[.A618]" office:value-type="float" office:value="0.000626097470238095" calcext:value-type="float">
            <text:p>0,000626097470238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18" calcext:value-type="float">
            <text:p>18</text:p>
          </table:table-cell>
          <table:table-cell office:value-type="float" office:value="0.4449" calcext:value-type="float">
            <text:p>0,4449</text:p>
          </table:table-cell>
          <table:table-cell table:formula="of:=[.J618]/[.H618]" office:value-type="float" office:value="0.000496540178571429" calcext:value-type="float">
            <text:p>0,000496540178571</text:p>
          </table:table-cell>
          <table:table-cell office:value-type="float" office:value="7.6196" calcext:value-type="float">
            <text:p>7,6196</text:p>
          </table:table-cell>
          <table:table-cell table:formula="of:=[.L618]/[.I618]/[.H618]" office:value-type="float" office:value="0.000472445436507937" calcext:value-type="float">
            <text:p>0,000472445436508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9" calcext:value-type="float">
            <text:p>19</text:p>
          </table:table-cell>
          <table:table-cell office:value-type="float" office:value="0.5396" calcext:value-type="float">
            <text:p>0,5396</text:p>
          </table:table-cell>
          <table:table-cell table:formula="of:=[.C619]/[.A619]" office:value-type="float" office:value="0.000602232142857143" calcext:value-type="float">
            <text:p>0,000602232142857</text:p>
          </table:table-cell>
          <table:table-cell office:value-type="float" office:value="9.9131" calcext:value-type="float">
            <text:p>9,9131</text:p>
          </table:table-cell>
          <table:table-cell table:formula="of:=[.E619]/[.B619]/[.A619]" office:value-type="float" office:value="0.000582301456766917" calcext:value-type="float">
            <text:p>0,000582301456767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19" calcext:value-type="float">
            <text:p>19</text:p>
          </table:table-cell>
          <table:table-cell office:value-type="float" office:value="0.4433" calcext:value-type="float">
            <text:p>0,4433</text:p>
          </table:table-cell>
          <table:table-cell table:formula="of:=[.J619]/[.H619]" office:value-type="float" office:value="0.000494754464285714" calcext:value-type="float">
            <text:p>0,000494754464286</text:p>
          </table:table-cell>
          <table:table-cell office:value-type="float" office:value="7.894" calcext:value-type="float">
            <text:p>7,894</text:p>
          </table:table-cell>
          <table:table-cell table:formula="of:=[.L619]/[.I619]/[.H619]" office:value-type="float" office:value="0.000463698308270677" calcext:value-type="float">
            <text:p>0,00046369830827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0" calcext:value-type="float">
            <text:p>20</text:p>
          </table:table-cell>
          <table:table-cell office:value-type="float" office:value="0.5661" calcext:value-type="float">
            <text:p>0,5661</text:p>
          </table:table-cell>
          <table:table-cell table:formula="of:=[.C620]/[.A620]" office:value-type="float" office:value="0.000631808035714286" calcext:value-type="float">
            <text:p>0,000631808035714</text:p>
          </table:table-cell>
          <table:table-cell office:value-type="float" office:value="10.4111" calcext:value-type="float">
            <text:p>10,4111</text:p>
          </table:table-cell>
          <table:table-cell table:formula="of:=[.E620]/[.B620]/[.A620]" office:value-type="float" office:value="0.0005809765625" calcext:value-type="float">
            <text:p>0,0005809765625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20" calcext:value-type="float">
            <text:p>20</text:p>
          </table:table-cell>
          <table:table-cell office:value-type="float" office:value="0.4464" calcext:value-type="float">
            <text:p>0,4464</text:p>
          </table:table-cell>
          <table:table-cell table:formula="of:=[.J620]/[.H620]" office:value-type="float" office:value="0.000498214285714286" calcext:value-type="float">
            <text:p>0,000498214285714</text:p>
          </table:table-cell>
          <table:table-cell office:value-type="float" office:value="8.0987" calcext:value-type="float">
            <text:p>8,0987</text:p>
          </table:table-cell>
          <table:table-cell table:formula="of:=[.L620]/[.I620]/[.H620]" office:value-type="float" office:value="0.000451936383928572" calcext:value-type="float">
            <text:p>0,000451936383929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1" calcext:value-type="float">
            <text:p>21</text:p>
          </table:table-cell>
          <table:table-cell office:value-type="float" office:value="0.5772" calcext:value-type="float">
            <text:p>0,5772</text:p>
          </table:table-cell>
          <table:table-cell table:formula="of:=[.C621]/[.A621]" office:value-type="float" office:value="0.000644196428571429" calcext:value-type="float">
            <text:p>0,000644196428571</text:p>
          </table:table-cell>
          <table:table-cell office:value-type="float" office:value="11.5923" calcext:value-type="float">
            <text:p>11,5923</text:p>
          </table:table-cell>
          <table:table-cell table:formula="of:=[.E621]/[.B621]/[.A621]" office:value-type="float" office:value="0.00061608737244898" calcext:value-type="float">
            <text:p>0,000616087372449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21" calcext:value-type="float">
            <text:p>21</text:p>
          </table:table-cell>
          <table:table-cell office:value-type="float" office:value="0.4377" calcext:value-type="float">
            <text:p>0,4377</text:p>
          </table:table-cell>
          <table:table-cell table:formula="of:=[.J621]/[.H621]" office:value-type="float" office:value="0.000488504464285714" calcext:value-type="float">
            <text:p>0,000488504464286</text:p>
          </table:table-cell>
          <table:table-cell office:value-type="float" office:value="8.7209" calcext:value-type="float">
            <text:p>8,7209</text:p>
          </table:table-cell>
          <table:table-cell table:formula="of:=[.L621]/[.I621]/[.H621]" office:value-type="float" office:value="0.000463483205782313" calcext:value-type="float">
            <text:p>0,000463483205782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2" calcext:value-type="float">
            <text:p>22</text:p>
          </table:table-cell>
          <table:table-cell office:value-type="float" office:value="0.5523" calcext:value-type="float">
            <text:p>0,5523</text:p>
          </table:table-cell>
          <table:table-cell table:formula="of:=[.C622]/[.A622]" office:value-type="float" office:value="0.00061640625" calcext:value-type="float">
            <text:p>0,00061640625</text:p>
          </table:table-cell>
          <table:table-cell office:value-type="float" office:value="11.5749" calcext:value-type="float">
            <text:p>11,5749</text:p>
          </table:table-cell>
          <table:table-cell table:formula="of:=[.E622]/[.B622]/[.A622]" office:value-type="float" office:value="0.000587200689935065" calcext:value-type="float">
            <text:p>0,000587200689935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22" calcext:value-type="float">
            <text:p>22</text:p>
          </table:table-cell>
          <table:table-cell office:value-type="float" office:value="0.4386" calcext:value-type="float">
            <text:p>0,4386</text:p>
          </table:table-cell>
          <table:table-cell table:formula="of:=[.J622]/[.H622]" office:value-type="float" office:value="0.000489508928571429" calcext:value-type="float">
            <text:p>0,000489508928571</text:p>
          </table:table-cell>
          <table:table-cell office:value-type="float" office:value="8.9665" calcext:value-type="float">
            <text:p>8,9665</text:p>
          </table:table-cell>
          <table:table-cell table:formula="of:=[.L622]/[.I622]/[.H622]" office:value-type="float" office:value="0.000454875202922078" calcext:value-type="float">
            <text:p>0,000454875202922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3" calcext:value-type="float">
            <text:p>23</text:p>
          </table:table-cell>
          <table:table-cell office:value-type="float" office:value="0.5438" calcext:value-type="float">
            <text:p>0,5438</text:p>
          </table:table-cell>
          <table:table-cell table:formula="of:=[.C623]/[.A623]" office:value-type="float" office:value="0.000606919642857143" calcext:value-type="float">
            <text:p>0,000606919642857</text:p>
          </table:table-cell>
          <table:table-cell office:value-type="float" office:value="11.6502" calcext:value-type="float">
            <text:p>11,6502</text:p>
          </table:table-cell>
          <table:table-cell table:formula="of:=[.E623]/[.B623]/[.A623]" office:value-type="float" office:value="0.000565324145962733" calcext:value-type="float">
            <text:p>0,000565324145963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23" calcext:value-type="float">
            <text:p>23</text:p>
          </table:table-cell>
          <table:table-cell office:value-type="float" office:value="0.4456" calcext:value-type="float">
            <text:p>0,4456</text:p>
          </table:table-cell>
          <table:table-cell table:formula="of:=[.J623]/[.H623]" office:value-type="float" office:value="0.000497321428571429" calcext:value-type="float">
            <text:p>0,000497321428571</text:p>
          </table:table-cell>
          <table:table-cell office:value-type="float" office:value="8.8651" calcext:value-type="float">
            <text:p>8,8651</text:p>
          </table:table-cell>
          <table:table-cell table:formula="of:=[.L623]/[.I623]/[.H623]" office:value-type="float" office:value="0.000430177600931677" calcext:value-type="float">
            <text:p>0,000430177600932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4" calcext:value-type="float">
            <text:p>24</text:p>
          </table:table-cell>
          <table:table-cell office:value-type="float" office:value="0.5429" calcext:value-type="float">
            <text:p>0,5429</text:p>
          </table:table-cell>
          <table:table-cell table:formula="of:=[.C624]/[.A624]" office:value-type="float" office:value="0.000605915178571429" calcext:value-type="float">
            <text:p>0,000605915178571</text:p>
          </table:table-cell>
          <table:table-cell office:value-type="float" office:value="12.3922" calcext:value-type="float">
            <text:p>12,3922</text:p>
          </table:table-cell>
          <table:table-cell table:formula="of:=[.E624]/[.B624]/[.A624]" office:value-type="float" office:value="0.000576274181547619" calcext:value-type="float">
            <text:p>0,000576274181548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24" calcext:value-type="float">
            <text:p>24</text:p>
          </table:table-cell>
          <table:table-cell office:value-type="float" office:value="0.4441" calcext:value-type="float">
            <text:p>0,4441</text:p>
          </table:table-cell>
          <table:table-cell table:formula="of:=[.J624]/[.H624]" office:value-type="float" office:value="0.000495647321428571" calcext:value-type="float">
            <text:p>0,000495647321429</text:p>
          </table:table-cell>
          <table:table-cell office:value-type="float" office:value="9.9995" calcext:value-type="float">
            <text:p>9,9995</text:p>
          </table:table-cell>
          <table:table-cell table:formula="of:=[.L624]/[.I624]/[.H624]" office:value-type="float" office:value="0.000465006510416667" calcext:value-type="float">
            <text:p>0,000465006510417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5" calcext:value-type="float">
            <text:p>25</text:p>
          </table:table-cell>
          <table:table-cell office:value-type="float" office:value="0.548" calcext:value-type="float">
            <text:p>0,548</text:p>
          </table:table-cell>
          <table:table-cell table:formula="of:=[.C625]/[.A625]" office:value-type="float" office:value="0.000611607142857143" calcext:value-type="float">
            <text:p>0,000611607142857</text:p>
          </table:table-cell>
          <table:table-cell office:value-type="float" office:value="13.0147" calcext:value-type="float">
            <text:p>13,0147</text:p>
          </table:table-cell>
          <table:table-cell table:formula="of:=[.E625]/[.B625]/[.A625]" office:value-type="float" office:value="0.000581013392857143" calcext:value-type="float">
            <text:p>0,000581013392857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25" calcext:value-type="float">
            <text:p>25</text:p>
          </table:table-cell>
          <table:table-cell office:value-type="float" office:value="0.4419" calcext:value-type="float">
            <text:p>0,4419</text:p>
          </table:table-cell>
          <table:table-cell table:formula="of:=[.J625]/[.H625]" office:value-type="float" office:value="0.000493191964285714" calcext:value-type="float">
            <text:p>0,000493191964286</text:p>
          </table:table-cell>
          <table:table-cell office:value-type="float" office:value="10.0501" calcext:value-type="float">
            <text:p>10,0501</text:p>
          </table:table-cell>
          <table:table-cell table:formula="of:=[.L625]/[.I625]/[.H625]" office:value-type="float" office:value="0.000448665178571429" calcext:value-type="float">
            <text:p>0,00044866517857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6" calcext:value-type="float">
            <text:p>26</text:p>
          </table:table-cell>
          <table:table-cell office:value-type="float" office:value="0.544" calcext:value-type="float">
            <text:p>0,544</text:p>
          </table:table-cell>
          <table:table-cell table:formula="of:=[.C626]/[.A626]" office:value-type="float" office:value="0.000607142857142857" calcext:value-type="float">
            <text:p>0,000607142857143</text:p>
          </table:table-cell>
          <table:table-cell office:value-type="float" office:value="12.9528" calcext:value-type="float">
            <text:p>12,9528</text:p>
          </table:table-cell>
          <table:table-cell table:formula="of:=[.E626]/[.B626]/[.A626]" office:value-type="float" office:value="0.000556009615384615" calcext:value-type="float">
            <text:p>0,000556009615385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26" calcext:value-type="float">
            <text:p>26</text:p>
          </table:table-cell>
          <table:table-cell office:value-type="float" office:value="0.4394" calcext:value-type="float">
            <text:p>0,4394</text:p>
          </table:table-cell>
          <table:table-cell table:formula="of:=[.J626]/[.H626]" office:value-type="float" office:value="0.000490401785714286" calcext:value-type="float">
            <text:p>0,000490401785714</text:p>
          </table:table-cell>
          <table:table-cell office:value-type="float" office:value="10.1839" calcext:value-type="float">
            <text:p>10,1839</text:p>
          </table:table-cell>
          <table:table-cell table:formula="of:=[.L626]/[.I626]/[.H626]" office:value-type="float" office:value="0.000437152300824176" calcext:value-type="float">
            <text:p>0,00043715230082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7" calcext:value-type="float">
            <text:p>27</text:p>
          </table:table-cell>
          <table:table-cell office:value-type="float" office:value="0.5832" calcext:value-type="float">
            <text:p>0,5832</text:p>
          </table:table-cell>
          <table:table-cell table:formula="of:=[.C627]/[.A627]" office:value-type="float" office:value="0.000650892857142857" calcext:value-type="float">
            <text:p>0,000650892857143</text:p>
          </table:table-cell>
          <table:table-cell office:value-type="float" office:value="14.8908" calcext:value-type="float">
            <text:p>14,8908</text:p>
          </table:table-cell>
          <table:table-cell table:formula="of:=[.E627]/[.B627]/[.A627]" office:value-type="float" office:value="0.000615525793650794" calcext:value-type="float">
            <text:p>0,000615525793651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27" calcext:value-type="float">
            <text:p>27</text:p>
          </table:table-cell>
          <table:table-cell office:value-type="float" office:value="0.4464" calcext:value-type="float">
            <text:p>0,4464</text:p>
          </table:table-cell>
          <table:table-cell table:formula="of:=[.J627]/[.H627]" office:value-type="float" office:value="0.000498214285714286" calcext:value-type="float">
            <text:p>0,000498214285714</text:p>
          </table:table-cell>
          <table:table-cell office:value-type="float" office:value="10.9034" calcext:value-type="float">
            <text:p>10,9034</text:p>
          </table:table-cell>
          <table:table-cell table:formula="of:=[.L627]/[.I627]/[.H627]" office:value-type="float" office:value="0.000450702711640212" calcext:value-type="float">
            <text:p>0,0004507027116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8" calcext:value-type="float">
            <text:p>28</text:p>
          </table:table-cell>
          <table:table-cell office:value-type="float" office:value="0.5701" calcext:value-type="float">
            <text:p>0,5701</text:p>
          </table:table-cell>
          <table:table-cell table:formula="of:=[.C628]/[.A628]" office:value-type="float" office:value="0.000636272321428571" calcext:value-type="float">
            <text:p>0,000636272321429</text:p>
          </table:table-cell>
          <table:table-cell office:value-type="float" office:value="14.4335" calcext:value-type="float">
            <text:p>14,4335</text:p>
          </table:table-cell>
          <table:table-cell table:formula="of:=[.E628]/[.B628]/[.A628]" office:value-type="float" office:value="0.000575314891581633" calcext:value-type="float">
            <text:p>0,000575314891582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28" calcext:value-type="float">
            <text:p>28</text:p>
          </table:table-cell>
          <table:table-cell office:value-type="float" office:value="0.4477" calcext:value-type="float">
            <text:p>0,4477</text:p>
          </table:table-cell>
          <table:table-cell table:formula="of:=[.J628]/[.H628]" office:value-type="float" office:value="0.000499665178571429" calcext:value-type="float">
            <text:p>0,000499665178571</text:p>
          </table:table-cell>
          <table:table-cell office:value-type="float" office:value="11.5291" calcext:value-type="float">
            <text:p>11,5291</text:p>
          </table:table-cell>
          <table:table-cell table:formula="of:=[.L628]/[.I628]/[.H628]" office:value-type="float" office:value="0.000459546396683674" calcext:value-type="float">
            <text:p>0,00045954639668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9" calcext:value-type="float">
            <text:p>29</text:p>
          </table:table-cell>
          <table:table-cell office:value-type="float" office:value="0.5678" calcext:value-type="float">
            <text:p>0,5678</text:p>
          </table:table-cell>
          <table:table-cell table:formula="of:=[.C629]/[.A629]" office:value-type="float" office:value="0.000633705357142857" calcext:value-type="float">
            <text:p>0,000633705357143</text:p>
          </table:table-cell>
          <table:table-cell office:value-type="float" office:value="15.1595" calcext:value-type="float">
            <text:p>15,1595</text:p>
          </table:table-cell>
          <table:table-cell table:formula="of:=[.E629]/[.B629]/[.A629]" office:value-type="float" office:value="0.000583416717980296" calcext:value-type="float">
            <text:p>0,00058341671798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29" calcext:value-type="float">
            <text:p>29</text:p>
          </table:table-cell>
          <table:table-cell office:value-type="float" office:value="0.4415" calcext:value-type="float">
            <text:p>0,4415</text:p>
          </table:table-cell>
          <table:table-cell table:formula="of:=[.J629]/[.H629]" office:value-type="float" office:value="0.000492745535714286" calcext:value-type="float">
            <text:p>0,000492745535714</text:p>
          </table:table-cell>
          <table:table-cell office:value-type="float" office:value="11.5493" calcext:value-type="float">
            <text:p>11,5493</text:p>
          </table:table-cell>
          <table:table-cell table:formula="of:=[.L629]/[.I629]/[.H629]" office:value-type="float" office:value="0.000444477370689655" calcext:value-type="float">
            <text:p>0,00044447737069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0" calcext:value-type="float">
            <text:p>30</text:p>
          </table:table-cell>
          <table:table-cell office:value-type="float" office:value="0.5407" calcext:value-type="float">
            <text:p>0,5407</text:p>
          </table:table-cell>
          <table:table-cell table:formula="of:=[.C630]/[.A630]" office:value-type="float" office:value="0.000603459821428572" calcext:value-type="float">
            <text:p>0,000603459821429</text:p>
          </table:table-cell>
          <table:table-cell office:value-type="float" office:value="14.619" calcext:value-type="float">
            <text:p>14,619</text:p>
          </table:table-cell>
          <table:table-cell table:formula="of:=[.E630]/[.B630]/[.A630]" office:value-type="float" office:value="0.000543861607142857" calcext:value-type="float">
            <text:p>0,000543861607143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30" calcext:value-type="float">
            <text:p>30</text:p>
          </table:table-cell>
          <table:table-cell office:value-type="float" office:value="0.4499" calcext:value-type="float">
            <text:p>0,4499</text:p>
          </table:table-cell>
          <table:table-cell table:formula="of:=[.J630]/[.H630]" office:value-type="float" office:value="0.000502120535714286" calcext:value-type="float">
            <text:p>0,000502120535714</text:p>
          </table:table-cell>
          <table:table-cell office:value-type="float" office:value="12.4911" calcext:value-type="float">
            <text:p>12,4911</text:p>
          </table:table-cell>
          <table:table-cell table:formula="of:=[.L630]/[.I630]/[.H630]" office:value-type="float" office:value="0.000464698660714286" calcext:value-type="float">
            <text:p>0,00046469866071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1" calcext:value-type="float">
            <text:p>31</text:p>
          </table:table-cell>
          <table:table-cell office:value-type="float" office:value="0.5741" calcext:value-type="float">
            <text:p>0,5741</text:p>
          </table:table-cell>
          <table:table-cell table:formula="of:=[.C631]/[.A631]" office:value-type="float" office:value="0.000640736607142857" calcext:value-type="float">
            <text:p>0,000640736607143</text:p>
          </table:table-cell>
          <table:table-cell office:value-type="float" office:value="15.9549" calcext:value-type="float">
            <text:p>15,9549</text:p>
          </table:table-cell>
          <table:table-cell table:formula="of:=[.E631]/[.B631]/[.A631]" office:value-type="float" office:value="0.000574413162442396" calcext:value-type="float">
            <text:p>0,000574413162442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31" calcext:value-type="float">
            <text:p>31</text:p>
          </table:table-cell>
          <table:table-cell office:value-type="float" office:value="0.4462" calcext:value-type="float">
            <text:p>0,4462</text:p>
          </table:table-cell>
          <table:table-cell table:formula="of:=[.J631]/[.H631]" office:value-type="float" office:value="0.000497991071428571" calcext:value-type="float">
            <text:p>0,000497991071429</text:p>
          </table:table-cell>
          <table:table-cell office:value-type="float" office:value="12.5284" calcext:value-type="float">
            <text:p>12,5284</text:p>
          </table:table-cell>
          <table:table-cell table:formula="of:=[.L631]/[.I631]/[.H631]" office:value-type="float" office:value="0.000451051267281106" calcext:value-type="float">
            <text:p>0,000451051267281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2" calcext:value-type="float">
            <text:p>32</text:p>
          </table:table-cell>
          <table:table-cell office:value-type="float" office:value="0.5671" calcext:value-type="float">
            <text:p>0,5671</text:p>
          </table:table-cell>
          <table:table-cell table:formula="of:=[.C632]/[.A632]" office:value-type="float" office:value="0.000632924107142857" calcext:value-type="float">
            <text:p>0,000632924107143</text:p>
          </table:table-cell>
          <table:table-cell office:value-type="float" office:value="17.1432" calcext:value-type="float">
            <text:p>17,1432</text:p>
          </table:table-cell>
          <table:table-cell table:formula="of:=[.E632]/[.B632]/[.A632]" office:value-type="float" office:value="0.000597907366071429" calcext:value-type="float">
            <text:p>0,000597907366071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32" calcext:value-type="float">
            <text:p>32</text:p>
          </table:table-cell>
          <table:table-cell office:value-type="float" office:value="0.4456" calcext:value-type="float">
            <text:p>0,4456</text:p>
          </table:table-cell>
          <table:table-cell table:formula="of:=[.J632]/[.H632]" office:value-type="float" office:value="0.000497321428571429" calcext:value-type="float">
            <text:p>0,000497321428571</text:p>
          </table:table-cell>
          <table:table-cell office:value-type="float" office:value="13.0133" calcext:value-type="float">
            <text:p>13,0133</text:p>
          </table:table-cell>
          <table:table-cell table:formula="of:=[.L632]/[.I632]/[.H632]" office:value-type="float" office:value="0.000453867885044643" calcext:value-type="float">
            <text:p>0,00045386788504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3" calcext:value-type="float">
            <text:p>33</text:p>
          </table:table-cell>
          <table:table-cell office:value-type="float" office:value="0.5855" calcext:value-type="float">
            <text:p>0,5855</text:p>
          </table:table-cell>
          <table:table-cell table:formula="of:=[.C633]/[.A633]" office:value-type="float" office:value="0.000653459821428571" calcext:value-type="float">
            <text:p>0,000653459821429</text:p>
          </table:table-cell>
          <table:table-cell office:value-type="float" office:value="17.6863" calcext:value-type="float">
            <text:p>17,6863</text:p>
          </table:table-cell>
          <table:table-cell table:formula="of:=[.E633]/[.B633]/[.A633]" office:value-type="float" office:value="0.000598156791125541" calcext:value-type="float">
            <text:p>0,000598156791126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33" calcext:value-type="float">
            <text:p>33</text:p>
          </table:table-cell>
          <table:table-cell office:value-type="float" office:value="0.4395" calcext:value-type="float">
            <text:p>0,4395</text:p>
          </table:table-cell>
          <table:table-cell table:formula="of:=[.J633]/[.H633]" office:value-type="float" office:value="0.000490513392857143" calcext:value-type="float">
            <text:p>0,000490513392857</text:p>
          </table:table-cell>
          <table:table-cell office:value-type="float" office:value="12.3992" calcext:value-type="float">
            <text:p>12,3992</text:p>
          </table:table-cell>
          <table:table-cell table:formula="of:=[.L633]/[.I633]/[.H633]" office:value-type="float" office:value="0.000419345238095238" calcext:value-type="float">
            <text:p>0,00041934523809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4" calcext:value-type="float">
            <text:p>34</text:p>
          </table:table-cell>
          <table:table-cell office:value-type="float" office:value="0.5477" calcext:value-type="float">
            <text:p>0,5477</text:p>
          </table:table-cell>
          <table:table-cell table:formula="of:=[.C634]/[.A634]" office:value-type="float" office:value="0.000611272321428572" calcext:value-type="float">
            <text:p>0,000611272321429</text:p>
          </table:table-cell>
          <table:table-cell office:value-type="float" office:value="17.0402" calcext:value-type="float">
            <text:p>17,0402</text:p>
          </table:table-cell>
          <table:table-cell table:formula="of:=[.E634]/[.B634]/[.A634]" office:value-type="float" office:value="0.000559355304621849" calcext:value-type="float">
            <text:p>0,000559355304622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34" calcext:value-type="float">
            <text:p>34</text:p>
          </table:table-cell>
          <table:table-cell office:value-type="float" office:value="0.4431" calcext:value-type="float">
            <text:p>0,4431</text:p>
          </table:table-cell>
          <table:table-cell table:formula="of:=[.J634]/[.H634]" office:value-type="float" office:value="0.00049453125" calcext:value-type="float">
            <text:p>0,00049453125</text:p>
          </table:table-cell>
          <table:table-cell office:value-type="float" office:value="13.1651" calcext:value-type="float">
            <text:p>13,1651</text:p>
          </table:table-cell>
          <table:table-cell table:formula="of:=[.L634]/[.I634]/[.H634]" office:value-type="float" office:value="0.000432152704831933" calcext:value-type="float">
            <text:p>0,000432152704832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5" calcext:value-type="float">
            <text:p>35</text:p>
          </table:table-cell>
          <table:table-cell office:value-type="float" office:value="0.5989" calcext:value-type="float">
            <text:p>0,5989</text:p>
          </table:table-cell>
          <table:table-cell table:formula="of:=[.C635]/[.A635]" office:value-type="float" office:value="0.000668415178571429" calcext:value-type="float">
            <text:p>0,000668415178571</text:p>
          </table:table-cell>
          <table:table-cell office:value-type="float" office:value="20.1813" calcext:value-type="float">
            <text:p>20,1813</text:p>
          </table:table-cell>
          <table:table-cell table:formula="of:=[.E635]/[.B635]/[.A635]" office:value-type="float" office:value="0.000643536352040816" calcext:value-type="float">
            <text:p>0,000643536352041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35" calcext:value-type="float">
            <text:p>35</text:p>
          </table:table-cell>
          <table:table-cell office:value-type="float" office:value="0.4512" calcext:value-type="float">
            <text:p>0,4512</text:p>
          </table:table-cell>
          <table:table-cell table:formula="of:=[.J635]/[.H635]" office:value-type="float" office:value="0.000503571428571429" calcext:value-type="float">
            <text:p>0,000503571428571</text:p>
          </table:table-cell>
          <table:table-cell office:value-type="float" office:value="14.8979" calcext:value-type="float">
            <text:p>14,8979</text:p>
          </table:table-cell>
          <table:table-cell table:formula="of:=[.L635]/[.I635]/[.H635]" office:value-type="float" office:value="0.000475060586734694" calcext:value-type="float">
            <text:p>0,000475060586735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6" calcext:value-type="float">
            <text:p>36</text:p>
          </table:table-cell>
          <table:table-cell office:value-type="float" office:value="0.5447" calcext:value-type="float">
            <text:p>0,5447</text:p>
          </table:table-cell>
          <table:table-cell table:formula="of:=[.C636]/[.A636]" office:value-type="float" office:value="0.000607924107142857" calcext:value-type="float">
            <text:p>0,000607924107143</text:p>
          </table:table-cell>
          <table:table-cell office:value-type="float" office:value="17.892" calcext:value-type="float">
            <text:p>17,892</text:p>
          </table:table-cell>
          <table:table-cell table:formula="of:=[.E636]/[.B636]/[.A636]" office:value-type="float" office:value="0.0005546875" calcext:value-type="float">
            <text:p>0,0005546875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36" calcext:value-type="float">
            <text:p>36</text:p>
          </table:table-cell>
          <table:table-cell office:value-type="float" office:value="0.4488" calcext:value-type="float">
            <text:p>0,4488</text:p>
          </table:table-cell>
          <table:table-cell table:formula="of:=[.J636]/[.H636]" office:value-type="float" office:value="0.000500892857142857" calcext:value-type="float">
            <text:p>0,000500892857143</text:p>
          </table:table-cell>
          <table:table-cell office:value-type="float" office:value="14.352" calcext:value-type="float">
            <text:p>14,352</text:p>
          </table:table-cell>
          <table:table-cell table:formula="of:=[.L636]/[.I636]/[.H636]" office:value-type="float" office:value="0.000444940476190476" calcext:value-type="float">
            <text:p>0,00044494047619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7" calcext:value-type="float">
            <text:p>37</text:p>
          </table:table-cell>
          <table:table-cell office:value-type="float" office:value="0.5728" calcext:value-type="float">
            <text:p>0,5728</text:p>
          </table:table-cell>
          <table:table-cell table:formula="of:=[.C637]/[.A637]" office:value-type="float" office:value="0.000639285714285714" calcext:value-type="float">
            <text:p>0,000639285714286</text:p>
          </table:table-cell>
          <table:table-cell office:value-type="float" office:value="19.1328" calcext:value-type="float">
            <text:p>19,1328</text:p>
          </table:table-cell>
          <table:table-cell table:formula="of:=[.E637]/[.B637]/[.A637]" office:value-type="float" office:value="0.000577123552123552" calcext:value-type="float">
            <text:p>0,000577123552124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37" calcext:value-type="float">
            <text:p>37</text:p>
          </table:table-cell>
          <table:table-cell office:value-type="float" office:value="0.4431" calcext:value-type="float">
            <text:p>0,4431</text:p>
          </table:table-cell>
          <table:table-cell table:formula="of:=[.J637]/[.H637]" office:value-type="float" office:value="0.00049453125" calcext:value-type="float">
            <text:p>0,00049453125</text:p>
          </table:table-cell>
          <table:table-cell office:value-type="float" office:value="13.4813" calcext:value-type="float">
            <text:p>13,4813</text:p>
          </table:table-cell>
          <table:table-cell table:formula="of:=[.L637]/[.I637]/[.H637]" office:value-type="float" office:value="0.000406651182432432" calcext:value-type="float">
            <text:p>0,000406651182432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8" calcext:value-type="float">
            <text:p>38</text:p>
          </table:table-cell>
          <table:table-cell office:value-type="float" office:value="0.5637" calcext:value-type="float">
            <text:p>0,5637</text:p>
          </table:table-cell>
          <table:table-cell table:formula="of:=[.C638]/[.A638]" office:value-type="float" office:value="0.000629129464285714" calcext:value-type="float">
            <text:p>0,000629129464286</text:p>
          </table:table-cell>
          <table:table-cell office:value-type="float" office:value="18.7393" calcext:value-type="float">
            <text:p>18,7393</text:p>
          </table:table-cell>
          <table:table-cell table:formula="of:=[.E638]/[.B638]/[.A638]" office:value-type="float" office:value="0.000550378876879699" calcext:value-type="float">
            <text:p>0,00055037887688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38" calcext:value-type="float">
            <text:p>38</text:p>
          </table:table-cell>
          <table:table-cell office:value-type="float" office:value="0.4458" calcext:value-type="float">
            <text:p>0,4458</text:p>
          </table:table-cell>
          <table:table-cell table:formula="of:=[.J638]/[.H638]" office:value-type="float" office:value="0.000497544642857143" calcext:value-type="float">
            <text:p>0,000497544642857</text:p>
          </table:table-cell>
          <table:table-cell office:value-type="float" office:value="15.0327" calcext:value-type="float">
            <text:p>15,0327</text:p>
          </table:table-cell>
          <table:table-cell table:formula="of:=[.L638]/[.I638]/[.H638]" office:value-type="float" office:value="0.000441514920112782" calcext:value-type="float">
            <text:p>0,00044151492011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39" calcext:value-type="float">
            <text:p>39</text:p>
          </table:table-cell>
          <table:table-cell office:value-type="float" office:value="0.5529" calcext:value-type="float">
            <text:p>0,5529</text:p>
          </table:table-cell>
          <table:table-cell table:formula="of:=[.C639]/[.A639]" office:value-type="float" office:value="0.000617075892857143" calcext:value-type="float">
            <text:p>0,000617075892857</text:p>
          </table:table-cell>
          <table:table-cell office:value-type="float" office:value="20.1578" calcext:value-type="float">
            <text:p>20,1578</text:p>
          </table:table-cell>
          <table:table-cell table:formula="of:=[.E639]/[.B639]/[.A639]" office:value-type="float" office:value="0.000576860119047619" calcext:value-type="float">
            <text:p>0,000576860119048</text:p>
          </table:table-cell>
          <table:table-cell/>
          <table:table-cell office:value-type="float" office:value="896" calcext:value-type="float">
            <text:p>896</text:p>
          </table:table-cell>
          <table:table-cell office:value-type="float" office:value="39" calcext:value-type="float">
            <text:p>39</text:p>
          </table:table-cell>
          <table:table-cell office:value-type="float" office:value="0.4452" calcext:value-type="float">
            <text:p>0,4452</text:p>
          </table:table-cell>
          <table:table-cell table:formula="of:=[.J639]/[.H639]" office:value-type="float" office:value="0.000496875" calcext:value-type="float">
            <text:p>0,000496875</text:p>
          </table:table-cell>
          <table:table-cell office:value-type="float" office:value="14.6109" calcext:value-type="float">
            <text:p>14,6109</text:p>
          </table:table-cell>
          <table:table-cell table:formula="of:=[.L639]/[.I639]/[.H639]" office:value-type="float" office:value="0.000418123282967033" calcext:value-type="float">
            <text:p>0,00041812328296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office:value-type="float" office:value="1.3374" calcext:value-type="float">
            <text:p>1,3374</text:p>
          </table:table-cell>
          <table:table-cell table:formula="of:=[.C640]/[.A640]" office:value-type="float" office:value="0.001393125" calcext:value-type="float">
            <text:p>0,001393125</text:p>
          </table:table-cell>
          <table:table-cell office:value-type="float" office:value="1.3329" calcext:value-type="float">
            <text:p>1,3329</text:p>
          </table:table-cell>
          <table:table-cell table:formula="of:=[.E640]/[.B640]/[.A640]" office:value-type="float" office:value="0.0013884375" calcext:value-type="float">
            <text:p>0,0013884375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office:value-type="float" office:value="0.6225" calcext:value-type="float">
            <text:p>0,6225</text:p>
          </table:table-cell>
          <table:table-cell table:formula="of:=[.J640]/[.H640]" office:value-type="float" office:value="0.0006484375" calcext:value-type="float">
            <text:p>0,0006484375</text:p>
          </table:table-cell>
          <table:table-cell office:value-type="float" office:value="0.6206" calcext:value-type="float">
            <text:p>0,6206</text:p>
          </table:table-cell>
          <table:table-cell table:formula="of:=[.L640]/[.I640]/[.H640]" office:value-type="float" office:value="0.000646458333333333" calcext:value-type="float">
            <text:p>0,00064645833333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  <table:table-cell office:value-type="float" office:value="0.6523" calcext:value-type="float">
            <text:p>0,6523</text:p>
          </table:table-cell>
          <table:table-cell table:formula="of:=[.C641]/[.A641]" office:value-type="float" office:value="0.000679479166666667" calcext:value-type="float">
            <text:p>0,000679479166667</text:p>
          </table:table-cell>
          <table:table-cell office:value-type="float" office:value="1.299" calcext:value-type="float">
            <text:p>1,299</text:p>
          </table:table-cell>
          <table:table-cell table:formula="of:=[.E641]/[.B641]/[.A641]" office:value-type="float" office:value="0.0006765625" calcext:value-type="float">
            <text:p>0,0006765625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2" calcext:value-type="float">
            <text:p>2</text:p>
          </table:table-cell>
          <table:table-cell office:value-type="float" office:value="0.4742" calcext:value-type="float">
            <text:p>0,4742</text:p>
          </table:table-cell>
          <table:table-cell table:formula="of:=[.J641]/[.H641]" office:value-type="float" office:value="0.000493958333333333" calcext:value-type="float">
            <text:p>0,000493958333333</text:p>
          </table:table-cell>
          <table:table-cell office:value-type="float" office:value="0.9453" calcext:value-type="float">
            <text:p>0,9453</text:p>
          </table:table-cell>
          <table:table-cell table:formula="of:=[.L641]/[.I641]/[.H641]" office:value-type="float" office:value="0.00049234375" calcext:value-type="float">
            <text:p>0,0004923437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" calcext:value-type="float">
            <text:p>3</text:p>
          </table:table-cell>
          <table:table-cell office:value-type="float" office:value="0.5574" calcext:value-type="float">
            <text:p>0,5574</text:p>
          </table:table-cell>
          <table:table-cell table:formula="of:=[.C642]/[.A642]" office:value-type="float" office:value="0.000580625" calcext:value-type="float">
            <text:p>0,000580625</text:p>
          </table:table-cell>
          <table:table-cell office:value-type="float" office:value="1.6633" calcext:value-type="float">
            <text:p>1,6633</text:p>
          </table:table-cell>
          <table:table-cell table:formula="of:=[.E642]/[.B642]/[.A642]" office:value-type="float" office:value="0.000577534722222222" calcext:value-type="float">
            <text:p>0,00057753472222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3" calcext:value-type="float">
            <text:p>3</text:p>
          </table:table-cell>
          <table:table-cell office:value-type="float" office:value="0.4776" calcext:value-type="float">
            <text:p>0,4776</text:p>
          </table:table-cell>
          <table:table-cell table:formula="of:=[.J642]/[.H642]" office:value-type="float" office:value="0.0004975" calcext:value-type="float">
            <text:p>0,0004975</text:p>
          </table:table-cell>
          <table:table-cell office:value-type="float" office:value="1.425" calcext:value-type="float">
            <text:p>1,425</text:p>
          </table:table-cell>
          <table:table-cell table:formula="of:=[.L642]/[.I642]/[.H642]" office:value-type="float" office:value="0.000494791666666667" calcext:value-type="float">
            <text:p>0,00049479166666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office:value-type="float" office:value="0.55" calcext:value-type="float">
            <text:p>0,55</text:p>
          </table:table-cell>
          <table:table-cell table:formula="of:=[.C643]/[.A643]" office:value-type="float" office:value="0.000572916666666667" calcext:value-type="float">
            <text:p>0,000572916666667</text:p>
          </table:table-cell>
          <table:table-cell office:value-type="float" office:value="2.1793" calcext:value-type="float">
            <text:p>2,1793</text:p>
          </table:table-cell>
          <table:table-cell table:formula="of:=[.E643]/[.B643]/[.A643]" office:value-type="float" office:value="0.000567526041666667" calcext:value-type="float">
            <text:p>0,000567526041667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office:value-type="float" office:value="0.4574" calcext:value-type="float">
            <text:p>0,4574</text:p>
          </table:table-cell>
          <table:table-cell table:formula="of:=[.J643]/[.H643]" office:value-type="float" office:value="0.000476458333333333" calcext:value-type="float">
            <text:p>0,000476458333333</text:p>
          </table:table-cell>
          <table:table-cell office:value-type="float" office:value="1.8158" calcext:value-type="float">
            <text:p>1,8158</text:p>
          </table:table-cell>
          <table:table-cell table:formula="of:=[.L643]/[.I643]/[.H643]" office:value-type="float" office:value="0.000472864583333333" calcext:value-type="float">
            <text:p>0,00047286458333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5" calcext:value-type="float">
            <text:p>5</text:p>
          </table:table-cell>
          <table:table-cell office:value-type="float" office:value="0.5916" calcext:value-type="float">
            <text:p>0,5916</text:p>
          </table:table-cell>
          <table:table-cell table:formula="of:=[.C644]/[.A644]" office:value-type="float" office:value="0.00061625" calcext:value-type="float">
            <text:p>0,00061625</text:p>
          </table:table-cell>
          <table:table-cell office:value-type="float" office:value="2.9095" calcext:value-type="float">
            <text:p>2,9095</text:p>
          </table:table-cell>
          <table:table-cell table:formula="of:=[.E644]/[.B644]/[.A644]" office:value-type="float" office:value="0.000606145833333333" calcext:value-type="float">
            <text:p>0,000606145833333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5" calcext:value-type="float">
            <text:p>5</text:p>
          </table:table-cell>
          <table:table-cell office:value-type="float" office:value="0.4526" calcext:value-type="float">
            <text:p>0,4526</text:p>
          </table:table-cell>
          <table:table-cell table:formula="of:=[.J644]/[.H644]" office:value-type="float" office:value="0.000471458333333333" calcext:value-type="float">
            <text:p>0,000471458333333</text:p>
          </table:table-cell>
          <table:table-cell office:value-type="float" office:value="2.2335" calcext:value-type="float">
            <text:p>2,2335</text:p>
          </table:table-cell>
          <table:table-cell table:formula="of:=[.L644]/[.I644]/[.H644]" office:value-type="float" office:value="0.0004653125" calcext:value-type="float">
            <text:p>0,000465312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" calcext:value-type="float">
            <text:p>6</text:p>
          </table:table-cell>
          <table:table-cell office:value-type="float" office:value="0.5394" calcext:value-type="float">
            <text:p>0,5394</text:p>
          </table:table-cell>
          <table:table-cell table:formula="of:=[.C645]/[.A645]" office:value-type="float" office:value="0.000561875" calcext:value-type="float">
            <text:p>0,000561875</text:p>
          </table:table-cell>
          <table:table-cell office:value-type="float" office:value="3.1736" calcext:value-type="float">
            <text:p>3,1736</text:p>
          </table:table-cell>
          <table:table-cell table:formula="of:=[.E645]/[.B645]/[.A645]" office:value-type="float" office:value="0.000550972222222222" calcext:value-type="float">
            <text:p>0,00055097222222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6" calcext:value-type="float">
            <text:p>6</text:p>
          </table:table-cell>
          <table:table-cell office:value-type="float" office:value="0.4626" calcext:value-type="float">
            <text:p>0,4626</text:p>
          </table:table-cell>
          <table:table-cell table:formula="of:=[.J645]/[.H645]" office:value-type="float" office:value="0.000481875" calcext:value-type="float">
            <text:p>0,000481875</text:p>
          </table:table-cell>
          <table:table-cell office:value-type="float" office:value="2.7276" calcext:value-type="float">
            <text:p>2,7276</text:p>
          </table:table-cell>
          <table:table-cell table:formula="of:=[.L645]/[.I645]/[.H645]" office:value-type="float" office:value="0.000473541666666667" calcext:value-type="float">
            <text:p>0,00047354166666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7" calcext:value-type="float">
            <text:p>7</text:p>
          </table:table-cell>
          <table:table-cell office:value-type="float" office:value="0.5834" calcext:value-type="float">
            <text:p>0,5834</text:p>
          </table:table-cell>
          <table:table-cell table:formula="of:=[.C646]/[.A646]" office:value-type="float" office:value="0.000607708333333333" calcext:value-type="float">
            <text:p>0,000607708333333</text:p>
          </table:table-cell>
          <table:table-cell office:value-type="float" office:value="3.9927" calcext:value-type="float">
            <text:p>3,9927</text:p>
          </table:table-cell>
          <table:table-cell table:formula="of:=[.E646]/[.B646]/[.A646]" office:value-type="float" office:value="0.000594151785714286" calcext:value-type="float">
            <text:p>0,000594151785714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7" calcext:value-type="float">
            <text:p>7</text:p>
          </table:table-cell>
          <table:table-cell office:value-type="float" office:value="0.4558" calcext:value-type="float">
            <text:p>0,4558</text:p>
          </table:table-cell>
          <table:table-cell table:formula="of:=[.J646]/[.H646]" office:value-type="float" office:value="0.000474791666666667" calcext:value-type="float">
            <text:p>0,000474791666667</text:p>
          </table:table-cell>
          <table:table-cell office:value-type="float" office:value="3.1402" calcext:value-type="float">
            <text:p>3,1402</text:p>
          </table:table-cell>
          <table:table-cell table:formula="of:=[.L646]/[.I646]/[.H646]" office:value-type="float" office:value="0.000467291666666667" calcext:value-type="float">
            <text:p>0,00046729166666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  <table:table-cell office:value-type="float" office:value="0.6099" calcext:value-type="float">
            <text:p>0,6099</text:p>
          </table:table-cell>
          <table:table-cell table:formula="of:=[.C647]/[.A647]" office:value-type="float" office:value="0.0006353125" calcext:value-type="float">
            <text:p>0,0006353125</text:p>
          </table:table-cell>
          <table:table-cell office:value-type="float" office:value="4.7829" calcext:value-type="float">
            <text:p>4,7829</text:p>
          </table:table-cell>
          <table:table-cell table:formula="of:=[.E647]/[.B647]/[.A647]" office:value-type="float" office:value="0.0006227734375" calcext:value-type="float">
            <text:p>0,0006227734375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8" calcext:value-type="float">
            <text:p>8</text:p>
          </table:table-cell>
          <table:table-cell office:value-type="float" office:value="0.4578" calcext:value-type="float">
            <text:p>0,4578</text:p>
          </table:table-cell>
          <table:table-cell table:formula="of:=[.J647]/[.H647]" office:value-type="float" office:value="0.000476875" calcext:value-type="float">
            <text:p>0,000476875</text:p>
          </table:table-cell>
          <table:table-cell office:value-type="float" office:value="3.5755" calcext:value-type="float">
            <text:p>3,5755</text:p>
          </table:table-cell>
          <table:table-cell table:formula="of:=[.L647]/[.I647]/[.H647]" office:value-type="float" office:value="0.000465559895833333" calcext:value-type="float">
            <text:p>0,00046555989583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9" calcext:value-type="float">
            <text:p>9</text:p>
          </table:table-cell>
          <table:table-cell office:value-type="float" office:value="0.5551" calcext:value-type="float">
            <text:p>0,5551</text:p>
          </table:table-cell>
          <table:table-cell table:formula="of:=[.C648]/[.A648]" office:value-type="float" office:value="0.000578229166666667" calcext:value-type="float">
            <text:p>0,000578229166667</text:p>
          </table:table-cell>
          <table:table-cell office:value-type="float" office:value="4.8332" calcext:value-type="float">
            <text:p>4,8332</text:p>
          </table:table-cell>
          <table:table-cell table:formula="of:=[.E648]/[.B648]/[.A648]" office:value-type="float" office:value="0.000559398148148148" calcext:value-type="float">
            <text:p>0,000559398148148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9" calcext:value-type="float">
            <text:p>9</text:p>
          </table:table-cell>
          <table:table-cell office:value-type="float" office:value="0.4629" calcext:value-type="float">
            <text:p>0,4629</text:p>
          </table:table-cell>
          <table:table-cell table:formula="of:=[.J648]/[.H648]" office:value-type="float" office:value="0.0004821875" calcext:value-type="float">
            <text:p>0,0004821875</text:p>
          </table:table-cell>
          <table:table-cell office:value-type="float" office:value="4.0893" calcext:value-type="float">
            <text:p>4,0893</text:p>
          </table:table-cell>
          <table:table-cell table:formula="of:=[.L648]/[.I648]/[.H648]" office:value-type="float" office:value="0.000473298611111111" calcext:value-type="float">
            <text:p>0,00047329861111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0" calcext:value-type="float">
            <text:p>10</text:p>
          </table:table-cell>
          <table:table-cell office:value-type="float" office:value="0.5897" calcext:value-type="float">
            <text:p>0,5897</text:p>
          </table:table-cell>
          <table:table-cell table:formula="of:=[.C649]/[.A649]" office:value-type="float" office:value="0.000614270833333333" calcext:value-type="float">
            <text:p>0,000614270833333</text:p>
          </table:table-cell>
          <table:table-cell office:value-type="float" office:value="5.7483" calcext:value-type="float">
            <text:p>5,7483</text:p>
          </table:table-cell>
          <table:table-cell table:formula="of:=[.E649]/[.B649]/[.A649]" office:value-type="float" office:value="0.00059878125" calcext:value-type="float">
            <text:p>0,00059878125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0" calcext:value-type="float">
            <text:p>10</text:p>
          </table:table-cell>
          <table:table-cell office:value-type="float" office:value="0.4589" calcext:value-type="float">
            <text:p>0,4589</text:p>
          </table:table-cell>
          <table:table-cell table:formula="of:=[.J649]/[.H649]" office:value-type="float" office:value="0.000478020833333333" calcext:value-type="float">
            <text:p>0,000478020833333</text:p>
          </table:table-cell>
          <table:table-cell office:value-type="float" office:value="4.4468" calcext:value-type="float">
            <text:p>4,4468</text:p>
          </table:table-cell>
          <table:table-cell table:formula="of:=[.L649]/[.I649]/[.H649]" office:value-type="float" office:value="0.000463208333333333" calcext:value-type="float">
            <text:p>0,00046320833333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1" calcext:value-type="float">
            <text:p>11</text:p>
          </table:table-cell>
          <table:table-cell office:value-type="float" office:value="0.5799" calcext:value-type="float">
            <text:p>0,5799</text:p>
          </table:table-cell>
          <table:table-cell table:formula="of:=[.C650]/[.A650]" office:value-type="float" office:value="0.0006040625" calcext:value-type="float">
            <text:p>0,0006040625</text:p>
          </table:table-cell>
          <table:table-cell office:value-type="float" office:value="6.2136" calcext:value-type="float">
            <text:p>6,2136</text:p>
          </table:table-cell>
          <table:table-cell table:formula="of:=[.E650]/[.B650]/[.A650]" office:value-type="float" office:value="0.000588409090909091" calcext:value-type="float">
            <text:p>0,00058840909090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1" calcext:value-type="float">
            <text:p>11</text:p>
          </table:table-cell>
          <table:table-cell office:value-type="float" office:value="0.4648" calcext:value-type="float">
            <text:p>0,4648</text:p>
          </table:table-cell>
          <table:table-cell table:formula="of:=[.J650]/[.H650]" office:value-type="float" office:value="0.000484166666666667" calcext:value-type="float">
            <text:p>0,000484166666667</text:p>
          </table:table-cell>
          <table:table-cell office:value-type="float" office:value="4.9632" calcext:value-type="float">
            <text:p>4,9632</text:p>
          </table:table-cell>
          <table:table-cell table:formula="of:=[.L650]/[.I650]/[.H650]" office:value-type="float" office:value="0.00047" calcext:value-type="float">
            <text:p>0,0004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2" calcext:value-type="float">
            <text:p>12</text:p>
          </table:table-cell>
          <table:table-cell office:value-type="float" office:value="0.606" calcext:value-type="float">
            <text:p>0,606</text:p>
          </table:table-cell>
          <table:table-cell table:formula="of:=[.C651]/[.A651]" office:value-type="float" office:value="0.00063125" calcext:value-type="float">
            <text:p>0,00063125</text:p>
          </table:table-cell>
          <table:table-cell office:value-type="float" office:value="7.0378" calcext:value-type="float">
            <text:p>7,0378</text:p>
          </table:table-cell>
          <table:table-cell table:formula="of:=[.E651]/[.B651]/[.A651]" office:value-type="float" office:value="0.000610920138888889" calcext:value-type="float">
            <text:p>0,00061092013888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" calcext:value-type="float">
            <text:p>12</text:p>
          </table:table-cell>
          <table:table-cell office:value-type="float" office:value="0.4652" calcext:value-type="float">
            <text:p>0,4652</text:p>
          </table:table-cell>
          <table:table-cell table:formula="of:=[.J651]/[.H651]" office:value-type="float" office:value="0.000484583333333333" calcext:value-type="float">
            <text:p>0,000484583333333</text:p>
          </table:table-cell>
          <table:table-cell office:value-type="float" office:value="5.3798" calcext:value-type="float">
            <text:p>5,3798</text:p>
          </table:table-cell>
          <table:table-cell table:formula="of:=[.L651]/[.I651]/[.H651]" office:value-type="float" office:value="0.000466996527777778" calcext:value-type="float">
            <text:p>0,00046699652777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3" calcext:value-type="float">
            <text:p>13</text:p>
          </table:table-cell>
          <table:table-cell office:value-type="float" office:value="0.5473" calcext:value-type="float">
            <text:p>0,5473</text:p>
          </table:table-cell>
          <table:table-cell table:formula="of:=[.C652]/[.A652]" office:value-type="float" office:value="0.000570104166666667" calcext:value-type="float">
            <text:p>0,000570104166667</text:p>
          </table:table-cell>
          <table:table-cell office:value-type="float" office:value="6.6918" calcext:value-type="float">
            <text:p>6,6918</text:p>
          </table:table-cell>
          <table:table-cell table:formula="of:=[.E652]/[.B652]/[.A652]" office:value-type="float" office:value="0.000536201923076923" calcext:value-type="float">
            <text:p>0,000536201923077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3" calcext:value-type="float">
            <text:p>13</text:p>
          </table:table-cell>
          <table:table-cell office:value-type="float" office:value="0.465" calcext:value-type="float">
            <text:p>0,465</text:p>
          </table:table-cell>
          <table:table-cell table:formula="of:=[.J652]/[.H652]" office:value-type="float" office:value="0.000484375" calcext:value-type="float">
            <text:p>0,000484375</text:p>
          </table:table-cell>
          <table:table-cell office:value-type="float" office:value="5.8509" calcext:value-type="float">
            <text:p>5,8509</text:p>
          </table:table-cell>
          <table:table-cell table:formula="of:=[.L652]/[.I652]/[.H652]" office:value-type="float" office:value="0.000468822115384615" calcext:value-type="float">
            <text:p>0,00046882211538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4" calcext:value-type="float">
            <text:p>14</text:p>
          </table:table-cell>
          <table:table-cell office:value-type="float" office:value="0.6105" calcext:value-type="float">
            <text:p>0,6105</text:p>
          </table:table-cell>
          <table:table-cell table:formula="of:=[.C653]/[.A653]" office:value-type="float" office:value="0.0006359375" calcext:value-type="float">
            <text:p>0,0006359375</text:p>
          </table:table-cell>
          <table:table-cell office:value-type="float" office:value="8.2525" calcext:value-type="float">
            <text:p>8,2525</text:p>
          </table:table-cell>
          <table:table-cell table:formula="of:=[.E653]/[.B653]/[.A653]" office:value-type="float" office:value="0.000614025297619048" calcext:value-type="float">
            <text:p>0,00061402529761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4" calcext:value-type="float">
            <text:p>14</text:p>
          </table:table-cell>
          <table:table-cell office:value-type="float" office:value="0.4623" calcext:value-type="float">
            <text:p>0,4623</text:p>
          </table:table-cell>
          <table:table-cell table:formula="of:=[.J653]/[.H653]" office:value-type="float" office:value="0.0004815625" calcext:value-type="float">
            <text:p>0,0004815625</text:p>
          </table:table-cell>
          <table:table-cell office:value-type="float" office:value="6.255" calcext:value-type="float">
            <text:p>6,255</text:p>
          </table:table-cell>
          <table:table-cell table:formula="of:=[.L653]/[.I653]/[.H653]" office:value-type="float" office:value="0.000465401785714286" calcext:value-type="float">
            <text:p>0,00046540178571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5" calcext:value-type="float">
            <text:p>15</text:p>
          </table:table-cell>
          <table:table-cell office:value-type="float" office:value="0.5664" calcext:value-type="float">
            <text:p>0,5664</text:p>
          </table:table-cell>
          <table:table-cell table:formula="of:=[.C654]/[.A654]" office:value-type="float" office:value="0.00059" calcext:value-type="float">
            <text:p>0,00059</text:p>
          </table:table-cell>
          <table:table-cell office:value-type="float" office:value="8.1007" calcext:value-type="float">
            <text:p>8,1007</text:p>
          </table:table-cell>
          <table:table-cell table:formula="of:=[.E654]/[.B654]/[.A654]" office:value-type="float" office:value="0.000562548611111111" calcext:value-type="float">
            <text:p>0,000562548611111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5" calcext:value-type="float">
            <text:p>15</text:p>
          </table:table-cell>
          <table:table-cell office:value-type="float" office:value="0.4587" calcext:value-type="float">
            <text:p>0,4587</text:p>
          </table:table-cell>
          <table:table-cell table:formula="of:=[.J654]/[.H654]" office:value-type="float" office:value="0.0004778125" calcext:value-type="float">
            <text:p>0,0004778125</text:p>
          </table:table-cell>
          <table:table-cell office:value-type="float" office:value="6.5963" calcext:value-type="float">
            <text:p>6,5963</text:p>
          </table:table-cell>
          <table:table-cell table:formula="of:=[.L654]/[.I654]/[.H654]" office:value-type="float" office:value="0.000458076388888889" calcext:value-type="float">
            <text:p>0,00045807638888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6" calcext:value-type="float">
            <text:p>16</text:p>
          </table:table-cell>
          <table:table-cell office:value-type="float" office:value="0.6047" calcext:value-type="float">
            <text:p>0,6047</text:p>
          </table:table-cell>
          <table:table-cell table:formula="of:=[.C655]/[.A655]" office:value-type="float" office:value="0.000629895833333333" calcext:value-type="float">
            <text:p>0,000629895833333</text:p>
          </table:table-cell>
          <table:table-cell office:value-type="float" office:value="9.1585" calcext:value-type="float">
            <text:p>9,1585</text:p>
          </table:table-cell>
          <table:table-cell table:formula="of:=[.E655]/[.B655]/[.A655]" office:value-type="float" office:value="0.000596256510416667" calcext:value-type="float">
            <text:p>0,000596256510417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6" calcext:value-type="float">
            <text:p>16</text:p>
          </table:table-cell>
          <table:table-cell office:value-type="float" office:value="0.4628" calcext:value-type="float">
            <text:p>0,4628</text:p>
          </table:table-cell>
          <table:table-cell table:formula="of:=[.J655]/[.H655]" office:value-type="float" office:value="0.000482083333333333" calcext:value-type="float">
            <text:p>0,000482083333333</text:p>
          </table:table-cell>
          <table:table-cell office:value-type="float" office:value="7.1429" calcext:value-type="float">
            <text:p>7,1429</text:p>
          </table:table-cell>
          <table:table-cell table:formula="of:=[.L655]/[.I655]/[.H655]" office:value-type="float" office:value="0.000465032552083333" calcext:value-type="float">
            <text:p>0,00046503255208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7" calcext:value-type="float">
            <text:p>17</text:p>
          </table:table-cell>
          <table:table-cell office:value-type="float" office:value="0.5681" calcext:value-type="float">
            <text:p>0,5681</text:p>
          </table:table-cell>
          <table:table-cell table:formula="of:=[.C656]/[.A656]" office:value-type="float" office:value="0.000591770833333333" calcext:value-type="float">
            <text:p>0,000591770833333</text:p>
          </table:table-cell>
          <table:table-cell office:value-type="float" office:value="9.2509" calcext:value-type="float">
            <text:p>9,2509</text:p>
          </table:table-cell>
          <table:table-cell table:formula="of:=[.E656]/[.B656]/[.A656]" office:value-type="float" office:value="0.000566844362745098" calcext:value-type="float">
            <text:p>0,000566844362745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7" calcext:value-type="float">
            <text:p>17</text:p>
          </table:table-cell>
          <table:table-cell office:value-type="float" office:value="0.4622" calcext:value-type="float">
            <text:p>0,4622</text:p>
          </table:table-cell>
          <table:table-cell table:formula="of:=[.J656]/[.H656]" office:value-type="float" office:value="0.000481458333333333" calcext:value-type="float">
            <text:p>0,000481458333333</text:p>
          </table:table-cell>
          <table:table-cell office:value-type="float" office:value="7.5093" calcext:value-type="float">
            <text:p>7,5093</text:p>
          </table:table-cell>
          <table:table-cell table:formula="of:=[.L656]/[.I656]/[.H656]" office:value-type="float" office:value="0.000460128676470588" calcext:value-type="float">
            <text:p>0,00046012867647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8" calcext:value-type="float">
            <text:p>18</text:p>
          </table:table-cell>
          <table:table-cell office:value-type="float" office:value="0.5758" calcext:value-type="float">
            <text:p>0,5758</text:p>
          </table:table-cell>
          <table:table-cell table:formula="of:=[.C657]/[.A657]" office:value-type="float" office:value="0.000599791666666667" calcext:value-type="float">
            <text:p>0,000599791666667</text:p>
          </table:table-cell>
          <table:table-cell office:value-type="float" office:value="9.8975" calcext:value-type="float">
            <text:p>9,8975</text:p>
          </table:table-cell>
          <table:table-cell table:formula="of:=[.E657]/[.B657]/[.A657]" office:value-type="float" office:value="0.000572771990740741" calcext:value-type="float">
            <text:p>0,000572771990741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8" calcext:value-type="float">
            <text:p>18</text:p>
          </table:table-cell>
          <table:table-cell office:value-type="float" office:value="0.4647" calcext:value-type="float">
            <text:p>0,4647</text:p>
          </table:table-cell>
          <table:table-cell table:formula="of:=[.J657]/[.H657]" office:value-type="float" office:value="0.0004840625" calcext:value-type="float">
            <text:p>0,0004840625</text:p>
          </table:table-cell>
          <table:table-cell office:value-type="float" office:value="7.9123" calcext:value-type="float">
            <text:p>7,9123</text:p>
          </table:table-cell>
          <table:table-cell table:formula="of:=[.L657]/[.I657]/[.H657]" office:value-type="float" office:value="0.000457887731481482" calcext:value-type="float">
            <text:p>0,00045788773148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9" calcext:value-type="float">
            <text:p>19</text:p>
          </table:table-cell>
          <table:table-cell office:value-type="float" office:value="0.5928" calcext:value-type="float">
            <text:p>0,5928</text:p>
          </table:table-cell>
          <table:table-cell table:formula="of:=[.C658]/[.A658]" office:value-type="float" office:value="0.0006175" calcext:value-type="float">
            <text:p>0,0006175</text:p>
          </table:table-cell>
          <table:table-cell office:value-type="float" office:value="10.9252" calcext:value-type="float">
            <text:p>10,9252</text:p>
          </table:table-cell>
          <table:table-cell table:formula="of:=[.E658]/[.B658]/[.A658]" office:value-type="float" office:value="0.000598969298245614" calcext:value-type="float">
            <text:p>0,000598969298246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9" calcext:value-type="float">
            <text:p>19</text:p>
          </table:table-cell>
          <table:table-cell office:value-type="float" office:value="0.4645" calcext:value-type="float">
            <text:p>0,4645</text:p>
          </table:table-cell>
          <table:table-cell table:formula="of:=[.J658]/[.H658]" office:value-type="float" office:value="0.000483854166666667" calcext:value-type="float">
            <text:p>0,000483854166667</text:p>
          </table:table-cell>
          <table:table-cell office:value-type="float" office:value="8.362" calcext:value-type="float">
            <text:p>8,362</text:p>
          </table:table-cell>
          <table:table-cell table:formula="of:=[.L658]/[.I658]/[.H658]" office:value-type="float" office:value="0.00045844298245614" calcext:value-type="float">
            <text:p>0,000458442982456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0" calcext:value-type="float">
            <text:p>20</text:p>
          </table:table-cell>
          <table:table-cell office:value-type="float" office:value="0.5954" calcext:value-type="float">
            <text:p>0,5954</text:p>
          </table:table-cell>
          <table:table-cell table:formula="of:=[.C659]/[.A659]" office:value-type="float" office:value="0.000620208333333333" calcext:value-type="float">
            <text:p>0,000620208333333</text:p>
          </table:table-cell>
          <table:table-cell office:value-type="float" office:value="11.3033" calcext:value-type="float">
            <text:p>11,3033</text:p>
          </table:table-cell>
          <table:table-cell table:formula="of:=[.E659]/[.B659]/[.A659]" office:value-type="float" office:value="0.000588713541666667" calcext:value-type="float">
            <text:p>0,000588713541667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20" calcext:value-type="float">
            <text:p>20</text:p>
          </table:table-cell>
          <table:table-cell office:value-type="float" office:value="0.4634" calcext:value-type="float">
            <text:p>0,4634</text:p>
          </table:table-cell>
          <table:table-cell table:formula="of:=[.J659]/[.H659]" office:value-type="float" office:value="0.000482708333333333" calcext:value-type="float">
            <text:p>0,000482708333333</text:p>
          </table:table-cell>
          <table:table-cell office:value-type="float" office:value="8.3924" calcext:value-type="float">
            <text:p>8,3924</text:p>
          </table:table-cell>
          <table:table-cell table:formula="of:=[.L659]/[.I659]/[.H659]" office:value-type="float" office:value="0.000437104166666667" calcext:value-type="float">
            <text:p>0,00043710416666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1" calcext:value-type="float">
            <text:p>21</text:p>
          </table:table-cell>
          <table:table-cell office:value-type="float" office:value="0.5681" calcext:value-type="float">
            <text:p>0,5681</text:p>
          </table:table-cell>
          <table:table-cell table:formula="of:=[.C660]/[.A660]" office:value-type="float" office:value="0.000591770833333333" calcext:value-type="float">
            <text:p>0,000591770833333</text:p>
          </table:table-cell>
          <table:table-cell office:value-type="float" office:value="11.197" calcext:value-type="float">
            <text:p>11,197</text:p>
          </table:table-cell>
          <table:table-cell table:formula="of:=[.E660]/[.B660]/[.A660]" office:value-type="float" office:value="0.000555406746031746" calcext:value-type="float">
            <text:p>0,00055540674603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21" calcext:value-type="float">
            <text:p>21</text:p>
          </table:table-cell>
          <table:table-cell office:value-type="float" office:value="0.4642" calcext:value-type="float">
            <text:p>0,4642</text:p>
          </table:table-cell>
          <table:table-cell table:formula="of:=[.J660]/[.H660]" office:value-type="float" office:value="0.000483541666666667" calcext:value-type="float">
            <text:p>0,000483541666667</text:p>
          </table:table-cell>
          <table:table-cell office:value-type="float" office:value="9.2719" calcext:value-type="float">
            <text:p>9,2719</text:p>
          </table:table-cell>
          <table:table-cell table:formula="of:=[.L660]/[.I660]/[.H660]" office:value-type="float" office:value="0.000459915674603175" calcext:value-type="float">
            <text:p>0,00045991567460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2" calcext:value-type="float">
            <text:p>22</text:p>
          </table:table-cell>
          <table:table-cell office:value-type="float" office:value="0.5874" calcext:value-type="float">
            <text:p>0,5874</text:p>
          </table:table-cell>
          <table:table-cell table:formula="of:=[.C661]/[.A661]" office:value-type="float" office:value="0.000611875" calcext:value-type="float">
            <text:p>0,000611875</text:p>
          </table:table-cell>
          <table:table-cell office:value-type="float" office:value="12.1201" calcext:value-type="float">
            <text:p>12,1201</text:p>
          </table:table-cell>
          <table:table-cell table:formula="of:=[.E661]/[.B661]/[.A661]" office:value-type="float" office:value="0.000573868371212121" calcext:value-type="float">
            <text:p>0,00057386837121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22" calcext:value-type="float">
            <text:p>22</text:p>
          </table:table-cell>
          <table:table-cell office:value-type="float" office:value="0.4686" calcext:value-type="float">
            <text:p>0,4686</text:p>
          </table:table-cell>
          <table:table-cell table:formula="of:=[.J661]/[.H661]" office:value-type="float" office:value="0.000488125" calcext:value-type="float">
            <text:p>0,000488125</text:p>
          </table:table-cell>
          <table:table-cell office:value-type="float" office:value="9.5717" calcext:value-type="float">
            <text:p>9,5717</text:p>
          </table:table-cell>
          <table:table-cell table:formula="of:=[.L661]/[.I661]/[.H661]" office:value-type="float" office:value="0.000453205492424242" calcext:value-type="float">
            <text:p>0,00045320549242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3" calcext:value-type="float">
            <text:p>23</text:p>
          </table:table-cell>
          <table:table-cell office:value-type="float" office:value="0.5927" calcext:value-type="float">
            <text:p>0,5927</text:p>
          </table:table-cell>
          <table:table-cell table:formula="of:=[.C662]/[.A662]" office:value-type="float" office:value="0.000617395833333333" calcext:value-type="float">
            <text:p>0,000617395833333</text:p>
          </table:table-cell>
          <table:table-cell office:value-type="float" office:value="13.0385" calcext:value-type="float">
            <text:p>13,0385</text:p>
          </table:table-cell>
          <table:table-cell table:formula="of:=[.E662]/[.B662]/[.A662]" office:value-type="float" office:value="0.000590511775362319" calcext:value-type="float">
            <text:p>0,00059051177536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23" calcext:value-type="float">
            <text:p>23</text:p>
          </table:table-cell>
          <table:table-cell office:value-type="float" office:value="0.4615" calcext:value-type="float">
            <text:p>0,4615</text:p>
          </table:table-cell>
          <table:table-cell table:formula="of:=[.J662]/[.H662]" office:value-type="float" office:value="0.000480729166666667" calcext:value-type="float">
            <text:p>0,000480729166667</text:p>
          </table:table-cell>
          <table:table-cell office:value-type="float" office:value="10.1167" calcext:value-type="float">
            <text:p>10,1167</text:p>
          </table:table-cell>
          <table:table-cell table:formula="of:=[.L662]/[.I662]/[.H662]" office:value-type="float" office:value="0.000458183876811594" calcext:value-type="float">
            <text:p>0,00045818387681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4" calcext:value-type="float">
            <text:p>24</text:p>
          </table:table-cell>
          <table:table-cell office:value-type="float" office:value="0.5871" calcext:value-type="float">
            <text:p>0,5871</text:p>
          </table:table-cell>
          <table:table-cell table:formula="of:=[.C663]/[.A663]" office:value-type="float" office:value="0.0006115625" calcext:value-type="float">
            <text:p>0,0006115625</text:p>
          </table:table-cell>
          <table:table-cell office:value-type="float" office:value="12.9352" calcext:value-type="float">
            <text:p>12,9352</text:p>
          </table:table-cell>
          <table:table-cell table:formula="of:=[.E663]/[.B663]/[.A663]" office:value-type="float" office:value="0.000561423611111111" calcext:value-type="float">
            <text:p>0,000561423611111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24" calcext:value-type="float">
            <text:p>24</text:p>
          </table:table-cell>
          <table:table-cell office:value-type="float" office:value="0.4724" calcext:value-type="float">
            <text:p>0,4724</text:p>
          </table:table-cell>
          <table:table-cell table:formula="of:=[.J663]/[.H663]" office:value-type="float" office:value="0.000492083333333333" calcext:value-type="float">
            <text:p>0,000492083333333</text:p>
          </table:table-cell>
          <table:table-cell office:value-type="float" office:value="10.8528" calcext:value-type="float">
            <text:p>10,8528</text:p>
          </table:table-cell>
          <table:table-cell table:formula="of:=[.L663]/[.I663]/[.H663]" office:value-type="float" office:value="0.000471041666666667" calcext:value-type="float">
            <text:p>0,00047104166666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5" calcext:value-type="float">
            <text:p>25</text:p>
          </table:table-cell>
          <table:table-cell office:value-type="float" office:value="0.571" calcext:value-type="float">
            <text:p>0,571</text:p>
          </table:table-cell>
          <table:table-cell table:formula="of:=[.C664]/[.A664]" office:value-type="float" office:value="0.000594791666666667" calcext:value-type="float">
            <text:p>0,000594791666667</text:p>
          </table:table-cell>
          <table:table-cell office:value-type="float" office:value="13.3202" calcext:value-type="float">
            <text:p>13,3202</text:p>
          </table:table-cell>
          <table:table-cell table:formula="of:=[.E664]/[.B664]/[.A664]" office:value-type="float" office:value="0.000555008333333333" calcext:value-type="float">
            <text:p>0,000555008333333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25" calcext:value-type="float">
            <text:p>25</text:p>
          </table:table-cell>
          <table:table-cell office:value-type="float" office:value="0.4666" calcext:value-type="float">
            <text:p>0,4666</text:p>
          </table:table-cell>
          <table:table-cell table:formula="of:=[.J664]/[.H664]" office:value-type="float" office:value="0.000486041666666667" calcext:value-type="float">
            <text:p>0,000486041666667</text:p>
          </table:table-cell>
          <table:table-cell office:value-type="float" office:value="10.543" calcext:value-type="float">
            <text:p>10,543</text:p>
          </table:table-cell>
          <table:table-cell table:formula="of:=[.L664]/[.I664]/[.H664]" office:value-type="float" office:value="0.000439291666666667" calcext:value-type="float">
            <text:p>0,00043929166666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6" calcext:value-type="float">
            <text:p>26</text:p>
          </table:table-cell>
          <table:table-cell office:value-type="float" office:value="0.5894" calcext:value-type="float">
            <text:p>0,5894</text:p>
          </table:table-cell>
          <table:table-cell table:formula="of:=[.C665]/[.A665]" office:value-type="float" office:value="0.000613958333333333" calcext:value-type="float">
            <text:p>0,000613958333333</text:p>
          </table:table-cell>
          <table:table-cell office:value-type="float" office:value="14.4027" calcext:value-type="float">
            <text:p>14,4027</text:p>
          </table:table-cell>
          <table:table-cell table:formula="of:=[.E665]/[.B665]/[.A665]" office:value-type="float" office:value="0.00057703125" calcext:value-type="float">
            <text:p>0,00057703125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26" calcext:value-type="float">
            <text:p>26</text:p>
          </table:table-cell>
          <table:table-cell office:value-type="float" office:value="0.4676" calcext:value-type="float">
            <text:p>0,4676</text:p>
          </table:table-cell>
          <table:table-cell table:formula="of:=[.J665]/[.H665]" office:value-type="float" office:value="0.000487083333333333" calcext:value-type="float">
            <text:p>0,000487083333333</text:p>
          </table:table-cell>
          <table:table-cell office:value-type="float" office:value="11.3274" calcext:value-type="float">
            <text:p>11,3274</text:p>
          </table:table-cell>
          <table:table-cell table:formula="of:=[.L665]/[.I665]/[.H665]" office:value-type="float" office:value="0.000453822115384615" calcext:value-type="float">
            <text:p>0,00045382211538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7" calcext:value-type="float">
            <text:p>27</text:p>
          </table:table-cell>
          <table:table-cell office:value-type="float" office:value="0.5713" calcext:value-type="float">
            <text:p>0,5713</text:p>
          </table:table-cell>
          <table:table-cell table:formula="of:=[.C666]/[.A666]" office:value-type="float" office:value="0.000595104166666667" calcext:value-type="float">
            <text:p>0,000595104166667</text:p>
          </table:table-cell>
          <table:table-cell office:value-type="float" office:value="14.4827" calcext:value-type="float">
            <text:p>14,4827</text:p>
          </table:table-cell>
          <table:table-cell table:formula="of:=[.E666]/[.B666]/[.A666]" office:value-type="float" office:value="0.000558746141975309" calcext:value-type="float">
            <text:p>0,000558746141975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27" calcext:value-type="float">
            <text:p>27</text:p>
          </table:table-cell>
          <table:table-cell office:value-type="float" office:value="0.4647" calcext:value-type="float">
            <text:p>0,4647</text:p>
          </table:table-cell>
          <table:table-cell table:formula="of:=[.J666]/[.H666]" office:value-type="float" office:value="0.0004840625" calcext:value-type="float">
            <text:p>0,0004840625</text:p>
          </table:table-cell>
          <table:table-cell office:value-type="float" office:value="11.2484" calcext:value-type="float">
            <text:p>11,2484</text:p>
          </table:table-cell>
          <table:table-cell table:formula="of:=[.L666]/[.I666]/[.H666]" office:value-type="float" office:value="0.000433966049382716" calcext:value-type="float">
            <text:p>0,000433966049383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8" calcext:value-type="float">
            <text:p>28</text:p>
          </table:table-cell>
          <table:table-cell office:value-type="float" office:value="0.5709" calcext:value-type="float">
            <text:p>0,5709</text:p>
          </table:table-cell>
          <table:table-cell table:formula="of:=[.C667]/[.A667]" office:value-type="float" office:value="0.0005946875" calcext:value-type="float">
            <text:p>0,0005946875</text:p>
          </table:table-cell>
          <table:table-cell office:value-type="float" office:value="14.7938" calcext:value-type="float">
            <text:p>14,7938</text:p>
          </table:table-cell>
          <table:table-cell table:formula="of:=[.E667]/[.B667]/[.A667]" office:value-type="float" office:value="0.000550364583333333" calcext:value-type="float">
            <text:p>0,000550364583333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28" calcext:value-type="float">
            <text:p>28</text:p>
          </table:table-cell>
          <table:table-cell office:value-type="float" office:value="0.4638" calcext:value-type="float">
            <text:p>0,4638</text:p>
          </table:table-cell>
          <table:table-cell table:formula="of:=[.J667]/[.H667]" office:value-type="float" office:value="0.000483125" calcext:value-type="float">
            <text:p>0,000483125</text:p>
          </table:table-cell>
          <table:table-cell office:value-type="float" office:value="11.7922" calcext:value-type="float">
            <text:p>11,7922</text:p>
          </table:table-cell>
          <table:table-cell table:formula="of:=[.L667]/[.I667]/[.H667]" office:value-type="float" office:value="0.000438697916666667" calcext:value-type="float">
            <text:p>0,000438697916667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9" calcext:value-type="float">
            <text:p>29</text:p>
          </table:table-cell>
          <table:table-cell office:value-type="float" office:value="0.567" calcext:value-type="float">
            <text:p>0,567</text:p>
          </table:table-cell>
          <table:table-cell table:formula="of:=[.C668]/[.A668]" office:value-type="float" office:value="0.000590625" calcext:value-type="float">
            <text:p>0,000590625</text:p>
          </table:table-cell>
          <table:table-cell office:value-type="float" office:value="14.92" calcext:value-type="float">
            <text:p>14,92</text:p>
          </table:table-cell>
          <table:table-cell table:formula="of:=[.E668]/[.B668]/[.A668]" office:value-type="float" office:value="0.000535919540229885" calcext:value-type="float">
            <text:p>0,00053591954023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29" calcext:value-type="float">
            <text:p>29</text:p>
          </table:table-cell>
          <table:table-cell office:value-type="float" office:value="0.4698" calcext:value-type="float">
            <text:p>0,4698</text:p>
          </table:table-cell>
          <table:table-cell table:formula="of:=[.J668]/[.H668]" office:value-type="float" office:value="0.000489375" calcext:value-type="float">
            <text:p>0,000489375</text:p>
          </table:table-cell>
          <table:table-cell office:value-type="float" office:value="12.8245" calcext:value-type="float">
            <text:p>12,8245</text:p>
          </table:table-cell>
          <table:table-cell table:formula="of:=[.L668]/[.I668]/[.H668]" office:value-type="float" office:value="0.000460650143678161" calcext:value-type="float">
            <text:p>0,00046065014367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0" calcext:value-type="float">
            <text:p>30</text:p>
          </table:table-cell>
          <table:table-cell office:value-type="float" office:value="0.6235" calcext:value-type="float">
            <text:p>0,6235</text:p>
          </table:table-cell>
          <table:table-cell table:formula="of:=[.C669]/[.A669]" office:value-type="float" office:value="0.000649479166666667" calcext:value-type="float">
            <text:p>0,000649479166667</text:p>
          </table:table-cell>
          <table:table-cell office:value-type="float" office:value="17.9652" calcext:value-type="float">
            <text:p>17,9652</text:p>
          </table:table-cell>
          <table:table-cell table:formula="of:=[.E669]/[.B669]/[.A669]" office:value-type="float" office:value="0.000623791666666667" calcext:value-type="float">
            <text:p>0,000623791666667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30" calcext:value-type="float">
            <text:p>30</text:p>
          </table:table-cell>
          <table:table-cell office:value-type="float" office:value="0.4656" calcext:value-type="float">
            <text:p>0,4656</text:p>
          </table:table-cell>
          <table:table-cell table:formula="of:=[.J669]/[.H669]" office:value-type="float" office:value="0.000485" calcext:value-type="float">
            <text:p>0,000485</text:p>
          </table:table-cell>
          <table:table-cell office:value-type="float" office:value="12.2984" calcext:value-type="float">
            <text:p>12,2984</text:p>
          </table:table-cell>
          <table:table-cell table:formula="of:=[.L669]/[.I669]/[.H669]" office:value-type="float" office:value="0.000427027777777778" calcext:value-type="float">
            <text:p>0,00042702777777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1" calcext:value-type="float">
            <text:p>31</text:p>
          </table:table-cell>
          <table:table-cell office:value-type="float" office:value="0.5697" calcext:value-type="float">
            <text:p>0,5697</text:p>
          </table:table-cell>
          <table:table-cell table:formula="of:=[.C670]/[.A670]" office:value-type="float" office:value="0.0005934375" calcext:value-type="float">
            <text:p>0,0005934375</text:p>
          </table:table-cell>
          <table:table-cell office:value-type="float" office:value="16.7373" calcext:value-type="float">
            <text:p>16,7373</text:p>
          </table:table-cell>
          <table:table-cell table:formula="of:=[.E670]/[.B670]/[.A670]" office:value-type="float" office:value="0.000562409274193548" calcext:value-type="float">
            <text:p>0,000562409274194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31" calcext:value-type="float">
            <text:p>31</text:p>
          </table:table-cell>
          <table:table-cell office:value-type="float" office:value="0.4655" calcext:value-type="float">
            <text:p>0,4655</text:p>
          </table:table-cell>
          <table:table-cell table:formula="of:=[.J670]/[.H670]" office:value-type="float" office:value="0.000484895833333333" calcext:value-type="float">
            <text:p>0,000484895833333</text:p>
          </table:table-cell>
          <table:table-cell office:value-type="float" office:value="13.2805" calcext:value-type="float">
            <text:p>13,2805</text:p>
          </table:table-cell>
          <table:table-cell table:formula="of:=[.L670]/[.I670]/[.H670]" office:value-type="float" office:value="0.000446253360215054" calcext:value-type="float">
            <text:p>0,00044625336021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2" calcext:value-type="float">
            <text:p>32</text:p>
          </table:table-cell>
          <table:table-cell office:value-type="float" office:value="0.5945" calcext:value-type="float">
            <text:p>0,5945</text:p>
          </table:table-cell>
          <table:table-cell table:formula="of:=[.C671]/[.A671]" office:value-type="float" office:value="0.000619270833333333" calcext:value-type="float">
            <text:p>0,000619270833333</text:p>
          </table:table-cell>
          <table:table-cell office:value-type="float" office:value="18.0626" calcext:value-type="float">
            <text:p>18,0626</text:p>
          </table:table-cell>
          <table:table-cell table:formula="of:=[.E671]/[.B671]/[.A671]" office:value-type="float" office:value="0.000587975260416667" calcext:value-type="float">
            <text:p>0,000587975260417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32" calcext:value-type="float">
            <text:p>32</text:p>
          </table:table-cell>
          <table:table-cell office:value-type="float" office:value="0.4629" calcext:value-type="float">
            <text:p>0,4629</text:p>
          </table:table-cell>
          <table:table-cell table:formula="of:=[.J671]/[.H671]" office:value-type="float" office:value="0.0004821875" calcext:value-type="float">
            <text:p>0,0004821875</text:p>
          </table:table-cell>
          <table:table-cell office:value-type="float" office:value="13.3247" calcext:value-type="float">
            <text:p>13,3247</text:p>
          </table:table-cell>
          <table:table-cell table:formula="of:=[.L671]/[.I671]/[.H671]" office:value-type="float" office:value="0.000433746744791667" calcext:value-type="float">
            <text:p>0,00043374674479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3" calcext:value-type="float">
            <text:p>33</text:p>
          </table:table-cell>
          <table:table-cell office:value-type="float" office:value="0.6028" calcext:value-type="float">
            <text:p>0,6028</text:p>
          </table:table-cell>
          <table:table-cell table:formula="of:=[.C672]/[.A672]" office:value-type="float" office:value="0.000627916666666667" calcext:value-type="float">
            <text:p>0,000627916666667</text:p>
          </table:table-cell>
          <table:table-cell office:value-type="float" office:value="17.9422" calcext:value-type="float">
            <text:p>17,9422</text:p>
          </table:table-cell>
          <table:table-cell table:formula="of:=[.E672]/[.B672]/[.A672]" office:value-type="float" office:value="0.000566357323232323" calcext:value-type="float">
            <text:p>0,00056635732323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33" calcext:value-type="float">
            <text:p>33</text:p>
          </table:table-cell>
          <table:table-cell office:value-type="float" office:value="0.461" calcext:value-type="float">
            <text:p>0,461</text:p>
          </table:table-cell>
          <table:table-cell table:formula="of:=[.J672]/[.H672]" office:value-type="float" office:value="0.000480208333333333" calcext:value-type="float">
            <text:p>0,000480208333333</text:p>
          </table:table-cell>
          <table:table-cell office:value-type="float" office:value="14.2868" calcext:value-type="float">
            <text:p>14,2868</text:p>
          </table:table-cell>
          <table:table-cell table:formula="of:=[.L672]/[.I672]/[.H672]" office:value-type="float" office:value="0.000450972222222222" calcext:value-type="float">
            <text:p>0,00045097222222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4" calcext:value-type="float">
            <text:p>34</text:p>
          </table:table-cell>
          <table:table-cell office:value-type="float" office:value="0.5755" calcext:value-type="float">
            <text:p>0,5755</text:p>
          </table:table-cell>
          <table:table-cell table:formula="of:=[.C673]/[.A673]" office:value-type="float" office:value="0.000599479166666667" calcext:value-type="float">
            <text:p>0,000599479166667</text:p>
          </table:table-cell>
          <table:table-cell office:value-type="float" office:value="18.9321" calcext:value-type="float">
            <text:p>18,9321</text:p>
          </table:table-cell>
          <table:table-cell table:formula="of:=[.E673]/[.B673]/[.A673]" office:value-type="float" office:value="0.000580027573529412" calcext:value-type="float">
            <text:p>0,00058002757352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34" calcext:value-type="float">
            <text:p>34</text:p>
          </table:table-cell>
          <table:table-cell office:value-type="float" office:value="0.4638" calcext:value-type="float">
            <text:p>0,4638</text:p>
          </table:table-cell>
          <table:table-cell table:formula="of:=[.J673]/[.H673]" office:value-type="float" office:value="0.000483125" calcext:value-type="float">
            <text:p>0,000483125</text:p>
          </table:table-cell>
          <table:table-cell office:value-type="float" office:value="12.4561" calcext:value-type="float">
            <text:p>12,4561</text:p>
          </table:table-cell>
          <table:table-cell table:formula="of:=[.L673]/[.I673]/[.H673]" office:value-type="float" office:value="0.000381620710784314" calcext:value-type="float">
            <text:p>0,00038162071078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5" calcext:value-type="float">
            <text:p>35</text:p>
          </table:table-cell>
          <table:table-cell office:value-type="float" office:value="0.6119" calcext:value-type="float">
            <text:p>0,6119</text:p>
          </table:table-cell>
          <table:table-cell table:formula="of:=[.C674]/[.A674]" office:value-type="float" office:value="0.000637395833333333" calcext:value-type="float">
            <text:p>0,000637395833333</text:p>
          </table:table-cell>
          <table:table-cell office:value-type="float" office:value="20.2105" calcext:value-type="float">
            <text:p>20,2105</text:p>
          </table:table-cell>
          <table:table-cell table:formula="of:=[.E674]/[.B674]/[.A674]" office:value-type="float" office:value="0.000601502976190476" calcext:value-type="float">
            <text:p>0,00060150297619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35" calcext:value-type="float">
            <text:p>35</text:p>
          </table:table-cell>
          <table:table-cell office:value-type="float" office:value="0.4687" calcext:value-type="float">
            <text:p>0,4687</text:p>
          </table:table-cell>
          <table:table-cell table:formula="of:=[.J674]/[.H674]" office:value-type="float" office:value="0.000488229166666667" calcext:value-type="float">
            <text:p>0,000488229166667</text:p>
          </table:table-cell>
          <table:table-cell office:value-type="float" office:value="15.5713" calcext:value-type="float">
            <text:p>15,5713</text:p>
          </table:table-cell>
          <table:table-cell table:formula="of:=[.L674]/[.I674]/[.H674]" office:value-type="float" office:value="0.000463431547619048" calcext:value-type="float">
            <text:p>0,000463431547619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6" calcext:value-type="float">
            <text:p>36</text:p>
          </table:table-cell>
          <table:table-cell office:value-type="float" office:value="0.5686" calcext:value-type="float">
            <text:p>0,5686</text:p>
          </table:table-cell>
          <table:table-cell table:formula="of:=[.C675]/[.A675]" office:value-type="float" office:value="0.000592291666666667" calcext:value-type="float">
            <text:p>0,000592291666667</text:p>
          </table:table-cell>
          <table:table-cell office:value-type="float" office:value="19.4816" calcext:value-type="float">
            <text:p>19,4816</text:p>
          </table:table-cell>
          <table:table-cell table:formula="of:=[.E675]/[.B675]/[.A675]" office:value-type="float" office:value="0.000563703703703704" calcext:value-type="float">
            <text:p>0,000563703703704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36" calcext:value-type="float">
            <text:p>36</text:p>
          </table:table-cell>
          <table:table-cell office:value-type="float" office:value="0.468" calcext:value-type="float">
            <text:p>0,468</text:p>
          </table:table-cell>
          <table:table-cell table:formula="of:=[.J675]/[.H675]" office:value-type="float" office:value="0.0004875" calcext:value-type="float">
            <text:p>0,0004875</text:p>
          </table:table-cell>
          <table:table-cell office:value-type="float" office:value="14.1936" calcext:value-type="float">
            <text:p>14,1936</text:p>
          </table:table-cell>
          <table:table-cell table:formula="of:=[.L675]/[.I675]/[.H675]" office:value-type="float" office:value="0.000410694444444444" calcext:value-type="float">
            <text:p>0,000410694444444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7" calcext:value-type="float">
            <text:p>37</text:p>
          </table:table-cell>
          <table:table-cell office:value-type="float" office:value="0.6016" calcext:value-type="float">
            <text:p>0,6016</text:p>
          </table:table-cell>
          <table:table-cell table:formula="of:=[.C676]/[.A676]" office:value-type="float" office:value="0.000626666666666667" calcext:value-type="float">
            <text:p>0,000626666666667</text:p>
          </table:table-cell>
          <table:table-cell office:value-type="float" office:value="20.7337" calcext:value-type="float">
            <text:p>20,7337</text:p>
          </table:table-cell>
          <table:table-cell table:formula="of:=[.E676]/[.B676]/[.A676]" office:value-type="float" office:value="0.000583719031531531" calcext:value-type="float">
            <text:p>0,00058371903153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37" calcext:value-type="float">
            <text:p>37</text:p>
          </table:table-cell>
          <table:table-cell office:value-type="float" office:value="0.4757" calcext:value-type="float">
            <text:p>0,4757</text:p>
          </table:table-cell>
          <table:table-cell table:formula="of:=[.J676]/[.H676]" office:value-type="float" office:value="0.000495520833333333" calcext:value-type="float">
            <text:p>0,000495520833333</text:p>
          </table:table-cell>
          <table:table-cell office:value-type="float" office:value="16.4328" calcext:value-type="float">
            <text:p>16,4328</text:p>
          </table:table-cell>
          <table:table-cell table:formula="of:=[.L676]/[.I676]/[.H676]" office:value-type="float" office:value="0.000462635135135135" calcext:value-type="float">
            <text:p>0,00046263513513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8" calcext:value-type="float">
            <text:p>38</text:p>
          </table:table-cell>
          <table:table-cell office:value-type="float" office:value="0.6105" calcext:value-type="float">
            <text:p>0,6105</text:p>
          </table:table-cell>
          <table:table-cell table:formula="of:=[.C677]/[.A677]" office:value-type="float" office:value="0.0006359375" calcext:value-type="float">
            <text:p>0,0006359375</text:p>
          </table:table-cell>
          <table:table-cell office:value-type="float" office:value="21.3803" calcext:value-type="float">
            <text:p>21,3803</text:p>
          </table:table-cell>
          <table:table-cell table:formula="of:=[.E677]/[.B677]/[.A677]" office:value-type="float" office:value="0.000586082785087719" calcext:value-type="float">
            <text:p>0,000586082785088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38" calcext:value-type="float">
            <text:p>38</text:p>
          </table:table-cell>
          <table:table-cell office:value-type="float" office:value="0.4673" calcext:value-type="float">
            <text:p>0,4673</text:p>
          </table:table-cell>
          <table:table-cell table:formula="of:=[.J677]/[.H677]" office:value-type="float" office:value="0.000486770833333333" calcext:value-type="float">
            <text:p>0,000486770833333</text:p>
          </table:table-cell>
          <table:table-cell office:value-type="float" office:value="16.4159" calcext:value-type="float">
            <text:p>16,4159</text:p>
          </table:table-cell>
          <table:table-cell table:formula="of:=[.L677]/[.I677]/[.H677]" office:value-type="float" office:value="0.00044999725877193" calcext:value-type="float">
            <text:p>0,000449997258772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39" calcext:value-type="float">
            <text:p>39</text:p>
          </table:table-cell>
          <table:table-cell office:value-type="float" office:value="0.5876" calcext:value-type="float">
            <text:p>0,5876</text:p>
          </table:table-cell>
          <table:table-cell table:formula="of:=[.C678]/[.A678]" office:value-type="float" office:value="0.000612083333333333" calcext:value-type="float">
            <text:p>0,000612083333333</text:p>
          </table:table-cell>
          <table:table-cell office:value-type="float" office:value="20.6277" calcext:value-type="float">
            <text:p>20,6277</text:p>
          </table:table-cell>
          <table:table-cell table:formula="of:=[.E678]/[.B678]/[.A678]" office:value-type="float" office:value="0.000550953525641026" calcext:value-type="float">
            <text:p>0,000550953525641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39" calcext:value-type="float">
            <text:p>39</text:p>
          </table:table-cell>
          <table:table-cell office:value-type="float" office:value="0.4641" calcext:value-type="float">
            <text:p>0,4641</text:p>
          </table:table-cell>
          <table:table-cell table:formula="of:=[.J678]/[.H678]" office:value-type="float" office:value="0.0004834375" calcext:value-type="float">
            <text:p>0,0004834375</text:p>
          </table:table-cell>
          <table:table-cell office:value-type="float" office:value="16.0953" calcext:value-type="float">
            <text:p>16,0953</text:p>
          </table:table-cell>
          <table:table-cell table:formula="of:=[.L678]/[.I678]/[.H678]" office:value-type="float" office:value="0.000429895833333333" calcext:value-type="float">
            <text:p>0,00042989583333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.9893" calcext:value-type="float">
            <text:p>0,9893</text:p>
          </table:table-cell>
          <table:table-cell table:formula="of:=[.C679]/[.A679]" office:value-type="float" office:value="0.00096611328125" calcext:value-type="float">
            <text:p>0,00096611328125</text:p>
          </table:table-cell>
          <table:table-cell office:value-type="float" office:value="0.9869" calcext:value-type="float">
            <text:p>0,9869</text:p>
          </table:table-cell>
          <table:table-cell table:formula="of:=[.E679]/[.B679]/[.A679]" office:value-type="float" office:value="0.00096376953125" calcext:value-type="float">
            <text:p>0,00096376953125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" calcext:value-type="float">
            <text:p>1</text:p>
          </table:table-cell>
          <table:table-cell office:value-type="float" office:value="0.603" calcext:value-type="float">
            <text:p>0,603</text:p>
          </table:table-cell>
          <table:table-cell table:formula="of:=[.J679]/[.H679]" office:value-type="float" office:value="0.0005888671875" calcext:value-type="float">
            <text:p>0,0005888671875</text:p>
          </table:table-cell>
          <table:table-cell office:value-type="float" office:value="0.6017" calcext:value-type="float">
            <text:p>0,6017</text:p>
          </table:table-cell>
          <table:table-cell table:formula="of:=[.L679]/[.I679]/[.H679]" office:value-type="float" office:value="0.00058759765625" calcext:value-type="float">
            <text:p>0,0005875976562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0.6797" calcext:value-type="float">
            <text:p>0,6797</text:p>
          </table:table-cell>
          <table:table-cell table:formula="of:=[.C680]/[.A680]" office:value-type="float" office:value="0.00066376953125" calcext:value-type="float">
            <text:p>0,00066376953125</text:p>
          </table:table-cell>
          <table:table-cell office:value-type="float" office:value="1.3539" calcext:value-type="float">
            <text:p>1,3539</text:p>
          </table:table-cell>
          <table:table-cell table:formula="of:=[.E680]/[.B680]/[.A680]" office:value-type="float" office:value="0.000661083984375" calcext:value-type="float">
            <text:p>0,000661083984375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2" calcext:value-type="float">
            <text:p>2</text:p>
          </table:table-cell>
          <table:table-cell office:value-type="float" office:value="0.5357" calcext:value-type="float">
            <text:p>0,5357</text:p>
          </table:table-cell>
          <table:table-cell table:formula="of:=[.J680]/[.H680]" office:value-type="float" office:value="0.00052314453125" calcext:value-type="float">
            <text:p>0,00052314453125</text:p>
          </table:table-cell>
          <table:table-cell office:value-type="float" office:value="1.0679" calcext:value-type="float">
            <text:p>1,0679</text:p>
          </table:table-cell>
          <table:table-cell table:formula="of:=[.L680]/[.I680]/[.H680]" office:value-type="float" office:value="0.000521435546875" calcext:value-type="float">
            <text:p>0,00052143554687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" calcext:value-type="float">
            <text:p>3</text:p>
          </table:table-cell>
          <table:table-cell office:value-type="float" office:value="0.5868" calcext:value-type="float">
            <text:p>0,5868</text:p>
          </table:table-cell>
          <table:table-cell table:formula="of:=[.C681]/[.A681]" office:value-type="float" office:value="0.000573046875" calcext:value-type="float">
            <text:p>0,000573046875</text:p>
          </table:table-cell>
          <table:table-cell office:value-type="float" office:value="1.7513" calcext:value-type="float">
            <text:p>1,7513</text:p>
          </table:table-cell>
          <table:table-cell table:formula="of:=[.E681]/[.B681]/[.A681]" office:value-type="float" office:value="0.000570084635416667" calcext:value-type="float">
            <text:p>0,000570084635417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3" calcext:value-type="float">
            <text:p>3</text:p>
          </table:table-cell>
          <table:table-cell office:value-type="float" office:value="0.4772" calcext:value-type="float">
            <text:p>0,4772</text:p>
          </table:table-cell>
          <table:table-cell table:formula="of:=[.J681]/[.H681]" office:value-type="float" office:value="0.000466015625" calcext:value-type="float">
            <text:p>0,000466015625</text:p>
          </table:table-cell>
          <table:table-cell office:value-type="float" office:value="1.4253" calcext:value-type="float">
            <text:p>1,4253</text:p>
          </table:table-cell>
          <table:table-cell table:formula="of:=[.L681]/[.I681]/[.H681]" office:value-type="float" office:value="0.00046396484375" calcext:value-type="float">
            <text:p>0,0004639648437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.6344" calcext:value-type="float">
            <text:p>0,6344</text:p>
          </table:table-cell>
          <table:table-cell table:formula="of:=[.C682]/[.A682]" office:value-type="float" office:value="0.00061953125" calcext:value-type="float">
            <text:p>0,00061953125</text:p>
          </table:table-cell>
          <table:table-cell office:value-type="float" office:value="2.5063" calcext:value-type="float">
            <text:p>2,5063</text:p>
          </table:table-cell>
          <table:table-cell table:formula="of:=[.E682]/[.B682]/[.A682]" office:value-type="float" office:value="0.0006118896484375" calcext:value-type="float">
            <text:p>0,00061188964843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4" calcext:value-type="float">
            <text:p>4</text:p>
          </table:table-cell>
          <table:table-cell office:value-type="float" office:value="0.4748" calcext:value-type="float">
            <text:p>0,4748</text:p>
          </table:table-cell>
          <table:table-cell table:formula="of:=[.J682]/[.H682]" office:value-type="float" office:value="0.000463671875" calcext:value-type="float">
            <text:p>0,000463671875</text:p>
          </table:table-cell>
          <table:table-cell office:value-type="float" office:value="1.8747" calcext:value-type="float">
            <text:p>1,8747</text:p>
          </table:table-cell>
          <table:table-cell table:formula="of:=[.L682]/[.I682]/[.H682]" office:value-type="float" office:value="0.0004576904296875" calcext:value-type="float">
            <text:p>0,00045769042968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0.5982" calcext:value-type="float">
            <text:p>0,5982</text:p>
          </table:table-cell>
          <table:table-cell table:formula="of:=[.C683]/[.A683]" office:value-type="float" office:value="0.0005841796875" calcext:value-type="float">
            <text:p>0,0005841796875</text:p>
          </table:table-cell>
          <table:table-cell office:value-type="float" office:value="2.9368" calcext:value-type="float">
            <text:p>2,9368</text:p>
          </table:table-cell>
          <table:table-cell table:formula="of:=[.E683]/[.B683]/[.A683]" office:value-type="float" office:value="0.00057359375" calcext:value-type="float">
            <text:p>0,00057359375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0.4789" calcext:value-type="float">
            <text:p>0,4789</text:p>
          </table:table-cell>
          <table:table-cell table:formula="of:=[.J683]/[.H683]" office:value-type="float" office:value="0.00046767578125" calcext:value-type="float">
            <text:p>0,00046767578125</text:p>
          </table:table-cell>
          <table:table-cell office:value-type="float" office:value="2.3662" calcext:value-type="float">
            <text:p>2,3662</text:p>
          </table:table-cell>
          <table:table-cell table:formula="of:=[.L683]/[.I683]/[.H683]" office:value-type="float" office:value="0.0004621484375" calcext:value-type="float">
            <text:p>0,000462148437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6" calcext:value-type="float">
            <text:p>6</text:p>
          </table:table-cell>
          <table:table-cell office:value-type="float" office:value="0.6167" calcext:value-type="float">
            <text:p>0,6167</text:p>
          </table:table-cell>
          <table:table-cell table:formula="of:=[.C684]/[.A684]" office:value-type="float" office:value="0.00060224609375" calcext:value-type="float">
            <text:p>0,00060224609375</text:p>
          </table:table-cell>
          <table:table-cell office:value-type="float" office:value="3.66" calcext:value-type="float">
            <text:p>3,66</text:p>
          </table:table-cell>
          <table:table-cell table:formula="of:=[.E684]/[.B684]/[.A684]" office:value-type="float" office:value="0.000595703125" calcext:value-type="float">
            <text:p>0,000595703125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6" calcext:value-type="float">
            <text:p>6</text:p>
          </table:table-cell>
          <table:table-cell office:value-type="float" office:value="0.4785" calcext:value-type="float">
            <text:p>0,4785</text:p>
          </table:table-cell>
          <table:table-cell table:formula="of:=[.J684]/[.H684]" office:value-type="float" office:value="0.00046728515625" calcext:value-type="float">
            <text:p>0,00046728515625</text:p>
          </table:table-cell>
          <table:table-cell office:value-type="float" office:value="2.8234" calcext:value-type="float">
            <text:p>2,8234</text:p>
          </table:table-cell>
          <table:table-cell table:formula="of:=[.L684]/[.I684]/[.H684]" office:value-type="float" office:value="0.000459537760416667" calcext:value-type="float">
            <text:p>0,00045953776041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7" calcext:value-type="float">
            <text:p>7</text:p>
          </table:table-cell>
          <table:table-cell office:value-type="float" office:value="0.6042" calcext:value-type="float">
            <text:p>0,6042</text:p>
          </table:table-cell>
          <table:table-cell table:formula="of:=[.C685]/[.A685]" office:value-type="float" office:value="0.0005900390625" calcext:value-type="float">
            <text:p>0,0005900390625</text:p>
          </table:table-cell>
          <table:table-cell office:value-type="float" office:value="4.1423" calcext:value-type="float">
            <text:p>4,1423</text:p>
          </table:table-cell>
          <table:table-cell table:formula="of:=[.E685]/[.B685]/[.A685]" office:value-type="float" office:value="0.000577887834821429" calcext:value-type="float">
            <text:p>0,000577887834821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7" calcext:value-type="float">
            <text:p>7</text:p>
          </table:table-cell>
          <table:table-cell office:value-type="float" office:value="0.4826" calcext:value-type="float">
            <text:p>0,4826</text:p>
          </table:table-cell>
          <table:table-cell table:formula="of:=[.J685]/[.H685]" office:value-type="float" office:value="0.0004712890625" calcext:value-type="float">
            <text:p>0,0004712890625</text:p>
          </table:table-cell>
          <table:table-cell office:value-type="float" office:value="3.3241" calcext:value-type="float">
            <text:p>3,3241</text:p>
          </table:table-cell>
          <table:table-cell table:formula="of:=[.L685]/[.I685]/[.H685]" office:value-type="float" office:value="0.000463741629464286" calcext:value-type="float">
            <text:p>0,00046374162946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0.6344" calcext:value-type="float">
            <text:p>0,6344</text:p>
          </table:table-cell>
          <table:table-cell table:formula="of:=[.C686]/[.A686]" office:value-type="float" office:value="0.00061953125" calcext:value-type="float">
            <text:p>0,00061953125</text:p>
          </table:table-cell>
          <table:table-cell office:value-type="float" office:value="5.0022" calcext:value-type="float">
            <text:p>5,0022</text:p>
          </table:table-cell>
          <table:table-cell table:formula="of:=[.E686]/[.B686]/[.A686]" office:value-type="float" office:value="0.0006106201171875" calcext:value-type="float">
            <text:p>0,00061062011718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8" calcext:value-type="float">
            <text:p>8</text:p>
          </table:table-cell>
          <table:table-cell office:value-type="float" office:value="0.477" calcext:value-type="float">
            <text:p>0,477</text:p>
          </table:table-cell>
          <table:table-cell table:formula="of:=[.J686]/[.H686]" office:value-type="float" office:value="0.0004658203125" calcext:value-type="float">
            <text:p>0,0004658203125</text:p>
          </table:table-cell>
          <table:table-cell office:value-type="float" office:value="3.7248" calcext:value-type="float">
            <text:p>3,7248</text:p>
          </table:table-cell>
          <table:table-cell table:formula="of:=[.L686]/[.I686]/[.H686]" office:value-type="float" office:value="0.0004546875" calcext:value-type="float">
            <text:p>0,000454687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9" calcext:value-type="float">
            <text:p>9</text:p>
          </table:table-cell>
          <table:table-cell office:value-type="float" office:value="0.5914" calcext:value-type="float">
            <text:p>0,5914</text:p>
          </table:table-cell>
          <table:table-cell table:formula="of:=[.C687]/[.A687]" office:value-type="float" office:value="0.0005775390625" calcext:value-type="float">
            <text:p>0,0005775390625</text:p>
          </table:table-cell>
          <table:table-cell office:value-type="float" office:value="5.1952" calcext:value-type="float">
            <text:p>5,1952</text:p>
          </table:table-cell>
          <table:table-cell table:formula="of:=[.E687]/[.B687]/[.A687]" office:value-type="float" office:value="0.000563715277777778" calcext:value-type="float">
            <text:p>0,00056371527777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9" calcext:value-type="float">
            <text:p>9</text:p>
          </table:table-cell>
          <table:table-cell office:value-type="float" office:value="0.4803" calcext:value-type="float">
            <text:p>0,4803</text:p>
          </table:table-cell>
          <table:table-cell table:formula="of:=[.J687]/[.H687]" office:value-type="float" office:value="0.00046904296875" calcext:value-type="float">
            <text:p>0,00046904296875</text:p>
          </table:table-cell>
          <table:table-cell office:value-type="float" office:value="4.2724" calcext:value-type="float">
            <text:p>4,2724</text:p>
          </table:table-cell>
          <table:table-cell table:formula="of:=[.L687]/[.I687]/[.H687]" office:value-type="float" office:value="0.000463585069444444" calcext:value-type="float">
            <text:p>0,00046358506944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0.6101" calcext:value-type="float">
            <text:p>0,6101</text:p>
          </table:table-cell>
          <table:table-cell table:formula="of:=[.C688]/[.A688]" office:value-type="float" office:value="0.00059580078125" calcext:value-type="float">
            <text:p>0,00059580078125</text:p>
          </table:table-cell>
          <table:table-cell office:value-type="float" office:value="5.9222" calcext:value-type="float">
            <text:p>5,9222</text:p>
          </table:table-cell>
          <table:table-cell table:formula="of:=[.E688]/[.B688]/[.A688]" office:value-type="float" office:value="0.00057833984375" calcext:value-type="float">
            <text:p>0,00057833984375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office:value-type="float" office:value="0.4819" calcext:value-type="float">
            <text:p>0,4819</text:p>
          </table:table-cell>
          <table:table-cell table:formula="of:=[.J688]/[.H688]" office:value-type="float" office:value="0.00047060546875" calcext:value-type="float">
            <text:p>0,00047060546875</text:p>
          </table:table-cell>
          <table:table-cell office:value-type="float" office:value="4.6616" calcext:value-type="float">
            <text:p>4,6616</text:p>
          </table:table-cell>
          <table:table-cell table:formula="of:=[.L688]/[.I688]/[.H688]" office:value-type="float" office:value="0.000455234375" calcext:value-type="float">
            <text:p>0,00045523437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1" calcext:value-type="float">
            <text:p>11</text:p>
          </table:table-cell>
          <table:table-cell office:value-type="float" office:value="0.5812" calcext:value-type="float">
            <text:p>0,5812</text:p>
          </table:table-cell>
          <table:table-cell table:formula="of:=[.C689]/[.A689]" office:value-type="float" office:value="0.000567578125" calcext:value-type="float">
            <text:p>0,000567578125</text:p>
          </table:table-cell>
          <table:table-cell office:value-type="float" office:value="6.1473" calcext:value-type="float">
            <text:p>6,1473</text:p>
          </table:table-cell>
          <table:table-cell table:formula="of:=[.E689]/[.B689]/[.A689]" office:value-type="float" office:value="0.000545747514204545" calcext:value-type="float">
            <text:p>0,000545747514205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1" calcext:value-type="float">
            <text:p>11</text:p>
          </table:table-cell>
          <table:table-cell office:value-type="float" office:value="0.4802" calcext:value-type="float">
            <text:p>0,4802</text:p>
          </table:table-cell>
          <table:table-cell table:formula="of:=[.J689]/[.H689]" office:value-type="float" office:value="0.0004689453125" calcext:value-type="float">
            <text:p>0,0004689453125</text:p>
          </table:table-cell>
          <table:table-cell office:value-type="float" office:value="5.0973" calcext:value-type="float">
            <text:p>5,0973</text:p>
          </table:table-cell>
          <table:table-cell table:formula="of:=[.L689]/[.I689]/[.H689]" office:value-type="float" office:value="0.000452530184659091" calcext:value-type="float">
            <text:p>0,00045253018465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2" calcext:value-type="float">
            <text:p>12</text:p>
          </table:table-cell>
          <table:table-cell office:value-type="float" office:value="0.6098" calcext:value-type="float">
            <text:p>0,6098</text:p>
          </table:table-cell>
          <table:table-cell table:formula="of:=[.C690]/[.A690]" office:value-type="float" office:value="0.0005955078125" calcext:value-type="float">
            <text:p>0,0005955078125</text:p>
          </table:table-cell>
          <table:table-cell office:value-type="float" office:value="7.1516" calcext:value-type="float">
            <text:p>7,1516</text:p>
          </table:table-cell>
          <table:table-cell table:formula="of:=[.E690]/[.B690]/[.A690]" office:value-type="float" office:value="0.000581998697916667" calcext:value-type="float">
            <text:p>0,000581998697917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2" calcext:value-type="float">
            <text:p>12</text:p>
          </table:table-cell>
          <table:table-cell office:value-type="float" office:value="0.483" calcext:value-type="float">
            <text:p>0,483</text:p>
          </table:table-cell>
          <table:table-cell table:formula="of:=[.J690]/[.H690]" office:value-type="float" office:value="0.0004716796875" calcext:value-type="float">
            <text:p>0,0004716796875</text:p>
          </table:table-cell>
          <table:table-cell office:value-type="float" office:value="5.5439" calcext:value-type="float">
            <text:p>5,5439</text:p>
          </table:table-cell>
          <table:table-cell table:formula="of:=[.L690]/[.I690]/[.H690]" office:value-type="float" office:value="0.000451163736979167" calcext:value-type="float">
            <text:p>0,00045116373697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3" calcext:value-type="float">
            <text:p>13</text:p>
          </table:table-cell>
          <table:table-cell office:value-type="float" office:value="0.5687" calcext:value-type="float">
            <text:p>0,5687</text:p>
          </table:table-cell>
          <table:table-cell table:formula="of:=[.C691]/[.A691]" office:value-type="float" office:value="0.00055537109375" calcext:value-type="float">
            <text:p>0,00055537109375</text:p>
          </table:table-cell>
          <table:table-cell office:value-type="float" office:value="7.1027" calcext:value-type="float">
            <text:p>7,1027</text:p>
          </table:table-cell>
          <table:table-cell table:formula="of:=[.E691]/[.B691]/[.A691]" office:value-type="float" office:value="0.000533556189903846" calcext:value-type="float">
            <text:p>0,000533556189904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3" calcext:value-type="float">
            <text:p>13</text:p>
          </table:table-cell>
          <table:table-cell office:value-type="float" office:value="0.4813" calcext:value-type="float">
            <text:p>0,4813</text:p>
          </table:table-cell>
          <table:table-cell table:formula="of:=[.J691]/[.H691]" office:value-type="float" office:value="0.00047001953125" calcext:value-type="float">
            <text:p>0,00047001953125</text:p>
          </table:table-cell>
          <table:table-cell office:value-type="float" office:value="6.0148" calcext:value-type="float">
            <text:p>6,0148</text:p>
          </table:table-cell>
          <table:table-cell table:formula="of:=[.L691]/[.I691]/[.H691]" office:value-type="float" office:value="0.000451832932692308" calcext:value-type="float">
            <text:p>0,00045183293269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0.629" calcext:value-type="float">
            <text:p>0,629</text:p>
          </table:table-cell>
          <table:table-cell table:formula="of:=[.C692]/[.A692]" office:value-type="float" office:value="0.0006142578125" calcext:value-type="float">
            <text:p>0,0006142578125</text:p>
          </table:table-cell>
          <table:table-cell office:value-type="float" office:value="8.5526" calcext:value-type="float">
            <text:p>8,5526</text:p>
          </table:table-cell>
          <table:table-cell table:formula="of:=[.E692]/[.B692]/[.A692]" office:value-type="float" office:value="0.00059658203125" calcext:value-type="float">
            <text:p>0,00059658203125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4" calcext:value-type="float">
            <text:p>14</text:p>
          </table:table-cell>
          <table:table-cell office:value-type="float" office:value="0.48" calcext:value-type="float">
            <text:p>0,48</text:p>
          </table:table-cell>
          <table:table-cell table:formula="of:=[.J692]/[.H692]" office:value-type="float" office:value="0.00046875" calcext:value-type="float">
            <text:p>0,00046875</text:p>
          </table:table-cell>
          <table:table-cell office:value-type="float" office:value="6.3968" calcext:value-type="float">
            <text:p>6,3968</text:p>
          </table:table-cell>
          <table:table-cell table:formula="of:=[.L692]/[.I692]/[.H692]" office:value-type="float" office:value="0.000446205357142857" calcext:value-type="float">
            <text:p>0,00044620535714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5" calcext:value-type="float">
            <text:p>15</text:p>
          </table:table-cell>
          <table:table-cell office:value-type="float" office:value="0.5907" calcext:value-type="float">
            <text:p>0,5907</text:p>
          </table:table-cell>
          <table:table-cell table:formula="of:=[.C693]/[.A693]" office:value-type="float" office:value="0.00057685546875" calcext:value-type="float">
            <text:p>0,00057685546875</text:p>
          </table:table-cell>
          <table:table-cell office:value-type="float" office:value="8.2828" calcext:value-type="float">
            <text:p>8,2828</text:p>
          </table:table-cell>
          <table:table-cell table:formula="of:=[.E693]/[.B693]/[.A693]" office:value-type="float" office:value="0.000539244791666667" calcext:value-type="float">
            <text:p>0,000539244791667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5" calcext:value-type="float">
            <text:p>15</text:p>
          </table:table-cell>
          <table:table-cell office:value-type="float" office:value="0.4862" calcext:value-type="float">
            <text:p>0,4862</text:p>
          </table:table-cell>
          <table:table-cell table:formula="of:=[.J693]/[.H693]" office:value-type="float" office:value="0.0004748046875" calcext:value-type="float">
            <text:p>0,0004748046875</text:p>
          </table:table-cell>
          <table:table-cell office:value-type="float" office:value="6.8931" calcext:value-type="float">
            <text:p>6,8931</text:p>
          </table:table-cell>
          <table:table-cell table:formula="of:=[.L693]/[.I693]/[.H693]" office:value-type="float" office:value="0.00044876953125" calcext:value-type="float">
            <text:p>0,0004487695312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0.5963" calcext:value-type="float">
            <text:p>0,5963</text:p>
          </table:table-cell>
          <table:table-cell table:formula="of:=[.C694]/[.A694]" office:value-type="float" office:value="0.00058232421875" calcext:value-type="float">
            <text:p>0,00058232421875</text:p>
          </table:table-cell>
          <table:table-cell office:value-type="float" office:value="9.0292" calcext:value-type="float">
            <text:p>9,0292</text:p>
          </table:table-cell>
          <table:table-cell table:formula="of:=[.E694]/[.B694]/[.A694]" office:value-type="float" office:value="0.0005510986328125" calcext:value-type="float">
            <text:p>0,000551098632813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6" calcext:value-type="float">
            <text:p>16</text:p>
          </table:table-cell>
          <table:table-cell office:value-type="float" office:value="0.4817" calcext:value-type="float">
            <text:p>0,4817</text:p>
          </table:table-cell>
          <table:table-cell table:formula="of:=[.J694]/[.H694]" office:value-type="float" office:value="0.00047041015625" calcext:value-type="float">
            <text:p>0,00047041015625</text:p>
          </table:table-cell>
          <table:table-cell office:value-type="float" office:value="7.3813" calcext:value-type="float">
            <text:p>7,3813</text:p>
          </table:table-cell>
          <table:table-cell table:formula="of:=[.L694]/[.I694]/[.H694]" office:value-type="float" office:value="0.000450518798828125" calcext:value-type="float">
            <text:p>0,00045051879882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7" calcext:value-type="float">
            <text:p>17</text:p>
          </table:table-cell>
          <table:table-cell office:value-type="float" office:value="0.6315" calcext:value-type="float">
            <text:p>0,6315</text:p>
          </table:table-cell>
          <table:table-cell table:formula="of:=[.C695]/[.A695]" office:value-type="float" office:value="0.00061669921875" calcext:value-type="float">
            <text:p>0,00061669921875</text:p>
          </table:table-cell>
          <table:table-cell office:value-type="float" office:value="10.3373" calcext:value-type="float">
            <text:p>10,3373</text:p>
          </table:table-cell>
          <table:table-cell table:formula="of:=[.E695]/[.B695]/[.A695]" office:value-type="float" office:value="0.000593824678308824" calcext:value-type="float">
            <text:p>0,000593824678309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7" calcext:value-type="float">
            <text:p>17</text:p>
          </table:table-cell>
          <table:table-cell office:value-type="float" office:value="0.481" calcext:value-type="float">
            <text:p>0,481</text:p>
          </table:table-cell>
          <table:table-cell table:formula="of:=[.J695]/[.H695]" office:value-type="float" office:value="0.0004697265625" calcext:value-type="float">
            <text:p>0,0004697265625</text:p>
          </table:table-cell>
          <table:table-cell office:value-type="float" office:value="7.9538" calcext:value-type="float">
            <text:p>7,9538</text:p>
          </table:table-cell>
          <table:table-cell table:formula="of:=[.L695]/[.I695]/[.H695]" office:value-type="float" office:value="0.000456904871323529" calcext:value-type="float">
            <text:p>0,00045690487132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8" calcext:value-type="float">
            <text:p>18</text:p>
          </table:table-cell>
          <table:table-cell office:value-type="float" office:value="0.5925" calcext:value-type="float">
            <text:p>0,5925</text:p>
          </table:table-cell>
          <table:table-cell table:formula="of:=[.C696]/[.A696]" office:value-type="float" office:value="0.00057861328125" calcext:value-type="float">
            <text:p>0,00057861328125</text:p>
          </table:table-cell>
          <table:table-cell office:value-type="float" office:value="10.2888" calcext:value-type="float">
            <text:p>10,2888</text:p>
          </table:table-cell>
          <table:table-cell table:formula="of:=[.E696]/[.B696]/[.A696]" office:value-type="float" office:value="0.000558203125" calcext:value-type="float">
            <text:p>0,000558203125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8" calcext:value-type="float">
            <text:p>18</text:p>
          </table:table-cell>
          <table:table-cell office:value-type="float" office:value="0.4843" calcext:value-type="float">
            <text:p>0,4843</text:p>
          </table:table-cell>
          <table:table-cell table:formula="of:=[.J696]/[.H696]" office:value-type="float" office:value="0.00047294921875" calcext:value-type="float">
            <text:p>0,00047294921875</text:p>
          </table:table-cell>
          <table:table-cell office:value-type="float" office:value="8.1998" calcext:value-type="float">
            <text:p>8,1998</text:p>
          </table:table-cell>
          <table:table-cell table:formula="of:=[.L696]/[.I696]/[.H696]" office:value-type="float" office:value="0.000444867621527778" calcext:value-type="float">
            <text:p>0,00044486762152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9" calcext:value-type="float">
            <text:p>19</text:p>
          </table:table-cell>
          <table:table-cell office:value-type="float" office:value="0.6132" calcext:value-type="float">
            <text:p>0,6132</text:p>
          </table:table-cell>
          <table:table-cell table:formula="of:=[.C697]/[.A697]" office:value-type="float" office:value="0.000598828125" calcext:value-type="float">
            <text:p>0,000598828125</text:p>
          </table:table-cell>
          <table:table-cell office:value-type="float" office:value="11.2446" calcext:value-type="float">
            <text:p>11,2446</text:p>
          </table:table-cell>
          <table:table-cell table:formula="of:=[.E697]/[.B697]/[.A697]" office:value-type="float" office:value="0.000577950246710526" calcext:value-type="float">
            <text:p>0,000577950246711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9" calcext:value-type="float">
            <text:p>19</text:p>
          </table:table-cell>
          <table:table-cell office:value-type="float" office:value="0.4821" calcext:value-type="float">
            <text:p>0,4821</text:p>
          </table:table-cell>
          <table:table-cell table:formula="of:=[.J697]/[.H697]" office:value-type="float" office:value="0.00047080078125" calcext:value-type="float">
            <text:p>0,00047080078125</text:p>
          </table:table-cell>
          <table:table-cell office:value-type="float" office:value="8.5145" calcext:value-type="float">
            <text:p>8,5145</text:p>
          </table:table-cell>
          <table:table-cell table:formula="of:=[.L697]/[.I697]/[.H697]" office:value-type="float" office:value="0.00043762849506579" calcext:value-type="float">
            <text:p>0,00043762849506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0.5738" calcext:value-type="float">
            <text:p>0,5738</text:p>
          </table:table-cell>
          <table:table-cell table:formula="of:=[.C698]/[.A698]" office:value-type="float" office:value="0.0005603515625" calcext:value-type="float">
            <text:p>0,0005603515625</text:p>
          </table:table-cell>
          <table:table-cell office:value-type="float" office:value="10.8577" calcext:value-type="float">
            <text:p>10,8577</text:p>
          </table:table-cell>
          <table:table-cell table:formula="of:=[.E698]/[.B698]/[.A698]" office:value-type="float" office:value="0.0005301611328125" calcext:value-type="float">
            <text:p>0,000530161132813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20" calcext:value-type="float">
            <text:p>20</text:p>
          </table:table-cell>
          <table:table-cell office:value-type="float" office:value="0.4844" calcext:value-type="float">
            <text:p>0,4844</text:p>
          </table:table-cell>
          <table:table-cell table:formula="of:=[.J698]/[.H698]" office:value-type="float" office:value="0.000473046875" calcext:value-type="float">
            <text:p>0,000473046875</text:p>
          </table:table-cell>
          <table:table-cell office:value-type="float" office:value="8.9717" calcext:value-type="float">
            <text:p>8,9717</text:p>
          </table:table-cell>
          <table:table-cell table:formula="of:=[.L698]/[.I698]/[.H698]" office:value-type="float" office:value="0.0004380712890625" calcext:value-type="float">
            <text:p>0,00043807128906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1" calcext:value-type="float">
            <text:p>21</text:p>
          </table:table-cell>
          <table:table-cell office:value-type="float" office:value="0.6341" calcext:value-type="float">
            <text:p>0,6341</text:p>
          </table:table-cell>
          <table:table-cell table:formula="of:=[.C699]/[.A699]" office:value-type="float" office:value="0.00061923828125" calcext:value-type="float">
            <text:p>0,00061923828125</text:p>
          </table:table-cell>
          <table:table-cell office:value-type="float" office:value="12.6238" calcext:value-type="float">
            <text:p>12,6238</text:p>
          </table:table-cell>
          <table:table-cell table:formula="of:=[.E699]/[.B699]/[.A699]" office:value-type="float" office:value="0.000587044270833333" calcext:value-type="float">
            <text:p>0,000587044270833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21" calcext:value-type="float">
            <text:p>21</text:p>
          </table:table-cell>
          <table:table-cell office:value-type="float" office:value="0.4824" calcext:value-type="float">
            <text:p>0,4824</text:p>
          </table:table-cell>
          <table:table-cell table:formula="of:=[.J699]/[.H699]" office:value-type="float" office:value="0.00047109375" calcext:value-type="float">
            <text:p>0,00047109375</text:p>
          </table:table-cell>
          <table:table-cell office:value-type="float" office:value="9.2464" calcext:value-type="float">
            <text:p>9,2464</text:p>
          </table:table-cell>
          <table:table-cell table:formula="of:=[.L699]/[.I699]/[.H699]" office:value-type="float" office:value="0.000429985119047619" calcext:value-type="float">
            <text:p>0,000429985119048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2" calcext:value-type="float">
            <text:p>22</text:p>
          </table:table-cell>
          <table:table-cell office:value-type="float" office:value="0.6076" calcext:value-type="float">
            <text:p>0,6076</text:p>
          </table:table-cell>
          <table:table-cell table:formula="of:=[.C700]/[.A700]" office:value-type="float" office:value="0.000593359375" calcext:value-type="float">
            <text:p>0,000593359375</text:p>
          </table:table-cell>
          <table:table-cell office:value-type="float" office:value="12.3911" calcext:value-type="float">
            <text:p>12,3911</text:p>
          </table:table-cell>
          <table:table-cell table:formula="of:=[.E700]/[.B700]/[.A700]" office:value-type="float" office:value="0.000550031072443182" calcext:value-type="float">
            <text:p>0,000550031072443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22" calcext:value-type="float">
            <text:p>22</text:p>
          </table:table-cell>
          <table:table-cell office:value-type="float" office:value="0.483" calcext:value-type="float">
            <text:p>0,483</text:p>
          </table:table-cell>
          <table:table-cell table:formula="of:=[.J700]/[.H700]" office:value-type="float" office:value="0.0004716796875" calcext:value-type="float">
            <text:p>0,0004716796875</text:p>
          </table:table-cell>
          <table:table-cell office:value-type="float" office:value="9.9031" calcext:value-type="float">
            <text:p>9,9031</text:p>
          </table:table-cell>
          <table:table-cell table:formula="of:=[.L700]/[.I700]/[.H700]" office:value-type="float" office:value="0.000439590731534091" calcext:value-type="float">
            <text:p>0,00043959073153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3" calcext:value-type="float">
            <text:p>23</text:p>
          </table:table-cell>
          <table:table-cell office:value-type="float" office:value="0.6157" calcext:value-type="float">
            <text:p>0,6157</text:p>
          </table:table-cell>
          <table:table-cell table:formula="of:=[.C701]/[.A701]" office:value-type="float" office:value="0.00060126953125" calcext:value-type="float">
            <text:p>0,00060126953125</text:p>
          </table:table-cell>
          <table:table-cell office:value-type="float" office:value="13.3982" calcext:value-type="float">
            <text:p>13,3982</text:p>
          </table:table-cell>
          <table:table-cell table:formula="of:=[.E701]/[.B701]/[.A701]" office:value-type="float" office:value="0.000568877377717391" calcext:value-type="float">
            <text:p>0,000568877377717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23" calcext:value-type="float">
            <text:p>23</text:p>
          </table:table-cell>
          <table:table-cell office:value-type="float" office:value="0.4831" calcext:value-type="float">
            <text:p>0,4831</text:p>
          </table:table-cell>
          <table:table-cell table:formula="of:=[.J701]/[.H701]" office:value-type="float" office:value="0.00047177734375" calcext:value-type="float">
            <text:p>0,00047177734375</text:p>
          </table:table-cell>
          <table:table-cell office:value-type="float" office:value="10.2413" calcext:value-type="float">
            <text:p>10,2413</text:p>
          </table:table-cell>
          <table:table-cell table:formula="of:=[.L701]/[.I701]/[.H701]" office:value-type="float" office:value="0.000434837805706522" calcext:value-type="float">
            <text:p>0,000434837805707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4" calcext:value-type="float">
            <text:p>24</text:p>
          </table:table-cell>
          <table:table-cell office:value-type="float" office:value="0.5778" calcext:value-type="float">
            <text:p>0,5778</text:p>
          </table:table-cell>
          <table:table-cell table:formula="of:=[.C702]/[.A702]" office:value-type="float" office:value="0.0005642578125" calcext:value-type="float">
            <text:p>0,0005642578125</text:p>
          </table:table-cell>
          <table:table-cell office:value-type="float" office:value="12.7387" calcext:value-type="float">
            <text:p>12,7387</text:p>
          </table:table-cell>
          <table:table-cell table:formula="of:=[.E702]/[.B702]/[.A702]" office:value-type="float" office:value="0.000518339029947917" calcext:value-type="float">
            <text:p>0,00051833902994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24" calcext:value-type="float">
            <text:p>24</text:p>
          </table:table-cell>
          <table:table-cell office:value-type="float" office:value="0.4772" calcext:value-type="float">
            <text:p>0,4772</text:p>
          </table:table-cell>
          <table:table-cell table:formula="of:=[.J702]/[.H702]" office:value-type="float" office:value="0.000466015625" calcext:value-type="float">
            <text:p>0,000466015625</text:p>
          </table:table-cell>
          <table:table-cell office:value-type="float" office:value="11.069" calcext:value-type="float">
            <text:p>11,069</text:p>
          </table:table-cell>
          <table:table-cell table:formula="of:=[.L702]/[.I702]/[.H702]" office:value-type="float" office:value="0.000450398763020833" calcext:value-type="float">
            <text:p>0,00045039876302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5" calcext:value-type="float">
            <text:p>25</text:p>
          </table:table-cell>
          <table:table-cell office:value-type="float" office:value="0.634" calcext:value-type="float">
            <text:p>0,634</text:p>
          </table:table-cell>
          <table:table-cell table:formula="of:=[.C703]/[.A703]" office:value-type="float" office:value="0.000619140625" calcext:value-type="float">
            <text:p>0,000619140625</text:p>
          </table:table-cell>
          <table:table-cell office:value-type="float" office:value="15.199" calcext:value-type="float">
            <text:p>15,199</text:p>
          </table:table-cell>
          <table:table-cell table:formula="of:=[.E703]/[.B703]/[.A703]" office:value-type="float" office:value="0.0005937109375" calcext:value-type="float">
            <text:p>0,0005937109375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25" calcext:value-type="float">
            <text:p>25</text:p>
          </table:table-cell>
          <table:table-cell office:value-type="float" office:value="0.4882" calcext:value-type="float">
            <text:p>0,4882</text:p>
          </table:table-cell>
          <table:table-cell table:formula="of:=[.J703]/[.H703]" office:value-type="float" office:value="0.0004767578125" calcext:value-type="float">
            <text:p>0,0004767578125</text:p>
          </table:table-cell>
          <table:table-cell office:value-type="float" office:value="11.3118" calcext:value-type="float">
            <text:p>11,3118</text:p>
          </table:table-cell>
          <table:table-cell table:formula="of:=[.L703]/[.I703]/[.H703]" office:value-type="float" office:value="0.0004418671875" calcext:value-type="float">
            <text:p>0,000441867187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6" calcext:value-type="float">
            <text:p>26</text:p>
          </table:table-cell>
          <table:table-cell office:value-type="float" office:value="0.5987" calcext:value-type="float">
            <text:p>0,5987</text:p>
          </table:table-cell>
          <table:table-cell table:formula="of:=[.C704]/[.A704]" office:value-type="float" office:value="0.00058466796875" calcext:value-type="float">
            <text:p>0,00058466796875</text:p>
          </table:table-cell>
          <table:table-cell office:value-type="float" office:value="14.421" calcext:value-type="float">
            <text:p>14,421</text:p>
          </table:table-cell>
          <table:table-cell table:formula="of:=[.E704]/[.B704]/[.A704]" office:value-type="float" office:value="0.000541654146634615" calcext:value-type="float">
            <text:p>0,000541654146635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26" calcext:value-type="float">
            <text:p>26</text:p>
          </table:table-cell>
          <table:table-cell office:value-type="float" office:value="0.4884" calcext:value-type="float">
            <text:p>0,4884</text:p>
          </table:table-cell>
          <table:table-cell table:formula="of:=[.J704]/[.H704]" office:value-type="float" office:value="0.000476953125" calcext:value-type="float">
            <text:p>0,000476953125</text:p>
          </table:table-cell>
          <table:table-cell office:value-type="float" office:value="11.935" calcext:value-type="float">
            <text:p>11,935</text:p>
          </table:table-cell>
          <table:table-cell table:formula="of:=[.L704]/[.I704]/[.H704]" office:value-type="float" office:value="0.000448279747596154" calcext:value-type="float">
            <text:p>0,00044827974759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7" calcext:value-type="float">
            <text:p>27</text:p>
          </table:table-cell>
          <table:table-cell office:value-type="float" office:value="0.6278" calcext:value-type="float">
            <text:p>0,6278</text:p>
          </table:table-cell>
          <table:table-cell table:formula="of:=[.C705]/[.A705]" office:value-type="float" office:value="0.0006130859375" calcext:value-type="float">
            <text:p>0,0006130859375</text:p>
          </table:table-cell>
          <table:table-cell office:value-type="float" office:value="15.6527" calcext:value-type="float">
            <text:p>15,6527</text:p>
          </table:table-cell>
          <table:table-cell table:formula="of:=[.E705]/[.B705]/[.A705]" office:value-type="float" office:value="0.000566142216435185" calcext:value-type="float">
            <text:p>0,000566142216435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27" calcext:value-type="float">
            <text:p>27</text:p>
          </table:table-cell>
          <table:table-cell office:value-type="float" office:value="0.4854" calcext:value-type="float">
            <text:p>0,4854</text:p>
          </table:table-cell>
          <table:table-cell table:formula="of:=[.J705]/[.H705]" office:value-type="float" office:value="0.0004740234375" calcext:value-type="float">
            <text:p>0,0004740234375</text:p>
          </table:table-cell>
          <table:table-cell office:value-type="float" office:value="11.8351" calcext:value-type="float">
            <text:p>11,8351</text:p>
          </table:table-cell>
          <table:table-cell table:formula="of:=[.L705]/[.I705]/[.H705]" office:value-type="float" office:value="0.000428063512731482" calcext:value-type="float">
            <text:p>0,00042806351273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8" calcext:value-type="float">
            <text:p>28</text:p>
          </table:table-cell>
          <table:table-cell office:value-type="float" office:value="0.6022" calcext:value-type="float">
            <text:p>0,6022</text:p>
          </table:table-cell>
          <table:table-cell table:formula="of:=[.C706]/[.A706]" office:value-type="float" office:value="0.0005880859375" calcext:value-type="float">
            <text:p>0,0005880859375</text:p>
          </table:table-cell>
          <table:table-cell office:value-type="float" office:value="15.9502" calcext:value-type="float">
            <text:p>15,9502</text:p>
          </table:table-cell>
          <table:table-cell table:formula="of:=[.E706]/[.B706]/[.A706]" office:value-type="float" office:value="0.000556298828125" calcext:value-type="float">
            <text:p>0,000556298828125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28" calcext:value-type="float">
            <text:p>28</text:p>
          </table:table-cell>
          <table:table-cell office:value-type="float" office:value="0.4788" calcext:value-type="float">
            <text:p>0,4788</text:p>
          </table:table-cell>
          <table:table-cell table:formula="of:=[.J706]/[.H706]" office:value-type="float" office:value="0.000467578125" calcext:value-type="float">
            <text:p>0,000467578125</text:p>
          </table:table-cell>
          <table:table-cell office:value-type="float" office:value="11.4608" calcext:value-type="float">
            <text:p>11,4608</text:p>
          </table:table-cell>
          <table:table-cell table:formula="of:=[.L706]/[.I706]/[.H706]" office:value-type="float" office:value="0.000399720982142857" calcext:value-type="float">
            <text:p>0,00039972098214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29" calcext:value-type="float">
            <text:p>29</text:p>
          </table:table-cell>
          <table:table-cell office:value-type="float" office:value="0.6235" calcext:value-type="float">
            <text:p>0,6235</text:p>
          </table:table-cell>
          <table:table-cell table:formula="of:=[.C707]/[.A707]" office:value-type="float" office:value="0.00060888671875" calcext:value-type="float">
            <text:p>0,00060888671875</text:p>
          </table:table-cell>
          <table:table-cell office:value-type="float" office:value="16.6308" calcext:value-type="float">
            <text:p>16,6308</text:p>
          </table:table-cell>
          <table:table-cell table:formula="of:=[.E707]/[.B707]/[.A707]" office:value-type="float" office:value="0.000560035021551724" calcext:value-type="float">
            <text:p>0,000560035021552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29" calcext:value-type="float">
            <text:p>29</text:p>
          </table:table-cell>
          <table:table-cell office:value-type="float" office:value="0.4787" calcext:value-type="float">
            <text:p>0,4787</text:p>
          </table:table-cell>
          <table:table-cell table:formula="of:=[.J707]/[.H707]" office:value-type="float" office:value="0.00046748046875" calcext:value-type="float">
            <text:p>0,00046748046875</text:p>
          </table:table-cell>
          <table:table-cell office:value-type="float" office:value="13.3622" calcext:value-type="float">
            <text:p>13,3622</text:p>
          </table:table-cell>
          <table:table-cell table:formula="of:=[.L707]/[.I707]/[.H707]" office:value-type="float" office:value="0.000449966325431034" calcext:value-type="float">
            <text:p>0,00044996632543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0" calcext:value-type="float">
            <text:p>30</text:p>
          </table:table-cell>
          <table:table-cell office:value-type="float" office:value="0.5876" calcext:value-type="float">
            <text:p>0,5876</text:p>
          </table:table-cell>
          <table:table-cell table:formula="of:=[.C708]/[.A708]" office:value-type="float" office:value="0.000573828125" calcext:value-type="float">
            <text:p>0,000573828125</text:p>
          </table:table-cell>
          <table:table-cell office:value-type="float" office:value="16.5058" calcext:value-type="float">
            <text:p>16,5058</text:p>
          </table:table-cell>
          <table:table-cell table:formula="of:=[.E708]/[.B708]/[.A708]" office:value-type="float" office:value="0.000537298177083333" calcext:value-type="float">
            <text:p>0,000537298177083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30" calcext:value-type="float">
            <text:p>30</text:p>
          </table:table-cell>
          <table:table-cell office:value-type="float" office:value="0.4888" calcext:value-type="float">
            <text:p>0,4888</text:p>
          </table:table-cell>
          <table:table-cell table:formula="of:=[.J708]/[.H708]" office:value-type="float" office:value="0.00047734375" calcext:value-type="float">
            <text:p>0,00047734375</text:p>
          </table:table-cell>
          <table:table-cell office:value-type="float" office:value="12.9633" calcext:value-type="float">
            <text:p>12,9633</text:p>
          </table:table-cell>
          <table:table-cell table:formula="of:=[.L708]/[.I708]/[.H708]" office:value-type="float" office:value="0.000421982421875" calcext:value-type="float">
            <text:p>0,00042198242187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1" calcext:value-type="float">
            <text:p>31</text:p>
          </table:table-cell>
          <table:table-cell office:value-type="float" office:value="0.5981" calcext:value-type="float">
            <text:p>0,5981</text:p>
          </table:table-cell>
          <table:table-cell table:formula="of:=[.C709]/[.A709]" office:value-type="float" office:value="0.00058408203125" calcext:value-type="float">
            <text:p>0,00058408203125</text:p>
          </table:table-cell>
          <table:table-cell office:value-type="float" office:value="16.8123" calcext:value-type="float">
            <text:p>16,8123</text:p>
          </table:table-cell>
          <table:table-cell table:formula="of:=[.E709]/[.B709]/[.A709]" office:value-type="float" office:value="0.000529621345766129" calcext:value-type="float">
            <text:p>0,000529621345766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31" calcext:value-type="float">
            <text:p>31</text:p>
          </table:table-cell>
          <table:table-cell office:value-type="float" office:value="0.4915" calcext:value-type="float">
            <text:p>0,4915</text:p>
          </table:table-cell>
          <table:table-cell table:formula="of:=[.J709]/[.H709]" office:value-type="float" office:value="0.00047998046875" calcext:value-type="float">
            <text:p>0,00047998046875</text:p>
          </table:table-cell>
          <table:table-cell office:value-type="float" office:value="13.8447" calcext:value-type="float">
            <text:p>13,8447</text:p>
          </table:table-cell>
          <table:table-cell table:formula="of:=[.L709]/[.I709]/[.H709]" office:value-type="float" office:value="0.000436135962701613" calcext:value-type="float">
            <text:p>0,00043613596270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0.6143" calcext:value-type="float">
            <text:p>0,6143</text:p>
          </table:table-cell>
          <table:table-cell table:formula="of:=[.C710]/[.A710]" office:value-type="float" office:value="0.00059990234375" calcext:value-type="float">
            <text:p>0,00059990234375</text:p>
          </table:table-cell>
          <table:table-cell office:value-type="float" office:value="18.6505" calcext:value-type="float">
            <text:p>18,6505</text:p>
          </table:table-cell>
          <table:table-cell table:formula="of:=[.E710]/[.B710]/[.A710]" office:value-type="float" office:value="0.000569168090820313" calcext:value-type="float">
            <text:p>0,00056916809082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32" calcext:value-type="float">
            <text:p>32</text:p>
          </table:table-cell>
          <table:table-cell office:value-type="float" office:value="0.4825" calcext:value-type="float">
            <text:p>0,4825</text:p>
          </table:table-cell>
          <table:table-cell table:formula="of:=[.J710]/[.H710]" office:value-type="float" office:value="0.00047119140625" calcext:value-type="float">
            <text:p>0,00047119140625</text:p>
          </table:table-cell>
          <table:table-cell office:value-type="float" office:value="14.2188" calcext:value-type="float">
            <text:p>14,2188</text:p>
          </table:table-cell>
          <table:table-cell table:formula="of:=[.L710]/[.I710]/[.H710]" office:value-type="float" office:value="0.00043392333984375" calcext:value-type="float">
            <text:p>0,00043392333984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3" calcext:value-type="float">
            <text:p>33</text:p>
          </table:table-cell>
          <table:table-cell office:value-type="float" office:value="0.6181" calcext:value-type="float">
            <text:p>0,6181</text:p>
          </table:table-cell>
          <table:table-cell table:formula="of:=[.C711]/[.A711]" office:value-type="float" office:value="0.00060361328125" calcext:value-type="float">
            <text:p>0,00060361328125</text:p>
          </table:table-cell>
          <table:table-cell office:value-type="float" office:value="18.9756" calcext:value-type="float">
            <text:p>18,9756</text:p>
          </table:table-cell>
          <table:table-cell table:formula="of:=[.E711]/[.B711]/[.A711]" office:value-type="float" office:value="0.000561541193181818" calcext:value-type="float">
            <text:p>0,000561541193182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33" calcext:value-type="float">
            <text:p>33</text:p>
          </table:table-cell>
          <table:table-cell office:value-type="float" office:value="0.4792" calcext:value-type="float">
            <text:p>0,4792</text:p>
          </table:table-cell>
          <table:table-cell table:formula="of:=[.J711]/[.H711]" office:value-type="float" office:value="0.00046796875" calcext:value-type="float">
            <text:p>0,00046796875</text:p>
          </table:table-cell>
          <table:table-cell office:value-type="float" office:value="14.2046" calcext:value-type="float">
            <text:p>14,2046</text:p>
          </table:table-cell>
          <table:table-cell table:formula="of:=[.L711]/[.I711]/[.H711]" office:value-type="float" office:value="0.000420353929924242" calcext:value-type="float">
            <text:p>0,000420353929924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4" calcext:value-type="float">
            <text:p>34</text:p>
          </table:table-cell>
          <table:table-cell office:value-type="float" office:value="0.6315" calcext:value-type="float">
            <text:p>0,6315</text:p>
          </table:table-cell>
          <table:table-cell table:formula="of:=[.C712]/[.A712]" office:value-type="float" office:value="0.00061669921875" calcext:value-type="float">
            <text:p>0,00061669921875</text:p>
          </table:table-cell>
          <table:table-cell office:value-type="float" office:value="19.3918" calcext:value-type="float">
            <text:p>19,3918</text:p>
          </table:table-cell>
          <table:table-cell table:formula="of:=[.E712]/[.B712]/[.A712]" office:value-type="float" office:value="0.000556979549632353" calcext:value-type="float">
            <text:p>0,000556979549632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34" calcext:value-type="float">
            <text:p>34</text:p>
          </table:table-cell>
          <table:table-cell office:value-type="float" office:value="0.4895" calcext:value-type="float">
            <text:p>0,4895</text:p>
          </table:table-cell>
          <table:table-cell table:formula="of:=[.J712]/[.H712]" office:value-type="float" office:value="0.00047802734375" calcext:value-type="float">
            <text:p>0,00047802734375</text:p>
          </table:table-cell>
          <table:table-cell office:value-type="float" office:value="15.1059" calcext:value-type="float">
            <text:p>15,1059</text:p>
          </table:table-cell>
          <table:table-cell table:formula="of:=[.L712]/[.I712]/[.H712]" office:value-type="float" office:value="0.000433878102022059" calcext:value-type="float">
            <text:p>0,000433878102022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5" calcext:value-type="float">
            <text:p>35</text:p>
          </table:table-cell>
          <table:table-cell office:value-type="float" office:value="0.5945" calcext:value-type="float">
            <text:p>0,5945</text:p>
          </table:table-cell>
          <table:table-cell table:formula="of:=[.C713]/[.A713]" office:value-type="float" office:value="0.00058056640625" calcext:value-type="float">
            <text:p>0,00058056640625</text:p>
          </table:table-cell>
          <table:table-cell office:value-type="float" office:value="18.7849" calcext:value-type="float">
            <text:p>18,7849</text:p>
          </table:table-cell>
          <table:table-cell table:formula="of:=[.E713]/[.B713]/[.A713]" office:value-type="float" office:value="0.000524132254464286" calcext:value-type="float">
            <text:p>0,000524132254464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35" calcext:value-type="float">
            <text:p>35</text:p>
          </table:table-cell>
          <table:table-cell office:value-type="float" office:value="0.4904" calcext:value-type="float">
            <text:p>0,4904</text:p>
          </table:table-cell>
          <table:table-cell table:formula="of:=[.J713]/[.H713]" office:value-type="float" office:value="0.00047890625" calcext:value-type="float">
            <text:p>0,00047890625</text:p>
          </table:table-cell>
          <table:table-cell office:value-type="float" office:value="14.7201" calcext:value-type="float">
            <text:p>14,7201</text:p>
          </table:table-cell>
          <table:table-cell table:formula="of:=[.L713]/[.I713]/[.H713]" office:value-type="float" office:value="0.000410717075892857" calcext:value-type="float">
            <text:p>0,00041071707589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6" calcext:value-type="float">
            <text:p>36</text:p>
          </table:table-cell>
          <table:table-cell office:value-type="float" office:value="0.5836" calcext:value-type="float">
            <text:p>0,5836</text:p>
          </table:table-cell>
          <table:table-cell table:formula="of:=[.C714]/[.A714]" office:value-type="float" office:value="0.000569921875" calcext:value-type="float">
            <text:p>0,000569921875</text:p>
          </table:table-cell>
          <table:table-cell office:value-type="float" office:value="19.5273" calcext:value-type="float">
            <text:p>19,5273</text:p>
          </table:table-cell>
          <table:table-cell table:formula="of:=[.E714]/[.B714]/[.A714]" office:value-type="float" office:value="0.0005297119140625" calcext:value-type="float">
            <text:p>0,000529711914063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36" calcext:value-type="float">
            <text:p>36</text:p>
          </table:table-cell>
          <table:table-cell office:value-type="float" office:value="0.4854" calcext:value-type="float">
            <text:p>0,4854</text:p>
          </table:table-cell>
          <table:table-cell table:formula="of:=[.J714]/[.H714]" office:value-type="float" office:value="0.0004740234375" calcext:value-type="float">
            <text:p>0,0004740234375</text:p>
          </table:table-cell>
          <table:table-cell office:value-type="float" office:value="16.5272" calcext:value-type="float">
            <text:p>16,5272</text:p>
          </table:table-cell>
          <table:table-cell table:formula="of:=[.L714]/[.I714]/[.H714]" office:value-type="float" office:value="0.000448328993055556" calcext:value-type="float">
            <text:p>0,000448328993056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7" calcext:value-type="float">
            <text:p>37</text:p>
          </table:table-cell>
          <table:table-cell office:value-type="float" office:value="0.602" calcext:value-type="float">
            <text:p>0,602</text:p>
          </table:table-cell>
          <table:table-cell table:formula="of:=[.C715]/[.A715]" office:value-type="float" office:value="0.000587890625" calcext:value-type="float">
            <text:p>0,000587890625</text:p>
          </table:table-cell>
          <table:table-cell office:value-type="float" office:value="21.4194" calcext:value-type="float">
            <text:p>21,4194</text:p>
          </table:table-cell>
          <table:table-cell table:formula="of:=[.E715]/[.B715]/[.A715]" office:value-type="float" office:value="0.000565334670608108" calcext:value-type="float">
            <text:p>0,000565334670608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37" calcext:value-type="float">
            <text:p>37</text:p>
          </table:table-cell>
          <table:table-cell office:value-type="float" office:value="0.4876" calcext:value-type="float">
            <text:p>0,4876</text:p>
          </table:table-cell>
          <table:table-cell table:formula="of:=[.J715]/[.H715]" office:value-type="float" office:value="0.000476171875" calcext:value-type="float">
            <text:p>0,000476171875</text:p>
          </table:table-cell>
          <table:table-cell office:value-type="float" office:value="15.746" calcext:value-type="float">
            <text:p>15,746</text:p>
          </table:table-cell>
          <table:table-cell table:formula="of:=[.L715]/[.I715]/[.H715]" office:value-type="float" office:value="0.000415593327702703" calcext:value-type="float">
            <text:p>0,000415593327703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8" calcext:value-type="float">
            <text:p>38</text:p>
          </table:table-cell>
          <table:table-cell office:value-type="float" office:value="0.6323" calcext:value-type="float">
            <text:p>0,6323</text:p>
          </table:table-cell>
          <table:table-cell table:formula="of:=[.C716]/[.A716]" office:value-type="float" office:value="0.00061748046875" calcext:value-type="float">
            <text:p>0,00061748046875</text:p>
          </table:table-cell>
          <table:table-cell office:value-type="float" office:value="20.7974" calcext:value-type="float">
            <text:p>20,7974</text:p>
          </table:table-cell>
          <table:table-cell table:formula="of:=[.E716]/[.B716]/[.A716]" office:value-type="float" office:value="0.00053447265625" calcext:value-type="float">
            <text:p>0,00053447265625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38" calcext:value-type="float">
            <text:p>38</text:p>
          </table:table-cell>
          <table:table-cell office:value-type="float" office:value="0.494" calcext:value-type="float">
            <text:p>0,494</text:p>
          </table:table-cell>
          <table:table-cell table:formula="of:=[.J716]/[.H716]" office:value-type="float" office:value="0.000482421875" calcext:value-type="float">
            <text:p>0,000482421875</text:p>
          </table:table-cell>
          <table:table-cell office:value-type="float" office:value="17.8745" calcext:value-type="float">
            <text:p>17,8745</text:p>
          </table:table-cell>
          <table:table-cell table:formula="of:=[.L716]/[.I716]/[.H716]" office:value-type="float" office:value="0.00045935701069079" calcext:value-type="float">
            <text:p>0,00045935701069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39" calcext:value-type="float">
            <text:p>39</text:p>
          </table:table-cell>
          <table:table-cell office:value-type="float" office:value="0.6294" calcext:value-type="float">
            <text:p>0,6294</text:p>
          </table:table-cell>
          <table:table-cell table:formula="of:=[.C717]/[.A717]" office:value-type="float" office:value="0.0006146484375" calcext:value-type="float">
            <text:p>0,0006146484375</text:p>
          </table:table-cell>
          <table:table-cell office:value-type="float" office:value="20.8439" calcext:value-type="float">
            <text:p>20,8439</text:p>
          </table:table-cell>
          <table:table-cell table:formula="of:=[.E717]/[.B717]/[.A717]" office:value-type="float" office:value="0.000521932592147436" calcext:value-type="float">
            <text:p>0,000521932592147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39" calcext:value-type="float">
            <text:p>39</text:p>
          </table:table-cell>
          <table:table-cell office:value-type="float" office:value="0.4889" calcext:value-type="float">
            <text:p>0,4889</text:p>
          </table:table-cell>
          <table:table-cell table:formula="of:=[.J717]/[.H717]" office:value-type="float" office:value="0.00047744140625" calcext:value-type="float">
            <text:p>0,00047744140625</text:p>
          </table:table-cell>
          <table:table-cell office:value-type="float" office:value="16.1752" calcext:value-type="float">
            <text:p>16,1752</text:p>
          </table:table-cell>
          <table:table-cell table:formula="of:=[.L717]/[.I717]/[.H717]" office:value-type="float" office:value="0.000405028044871795" calcext:value-type="float">
            <text:p>0,0004050280448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08">00.00.0000</text:date>, <text:time style:data-style-name="N2" text:time-value="08:28:02.38439230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7T13:04:08.831038415</meta:creation-date>
    <dc:date>2022-04-08T09:56:39.762486931</dc:date>
    <meta:editing-duration>PT55M33S</meta:editing-duration>
    <meta:editing-cycles>12</meta:editing-cycles>
    <meta:generator>LibreOffice/6.4.7.2$Linux_X86_64 LibreOffice_project/40$Build-2</meta:generator>
    <meta:document-statistic meta:table-count="3" meta:cell-count="8097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59cm" svg:height="6.535cm" xlink:href=".." xlink:type="simple" chart:class="chart:bar" chart:style-name="ch1">
        <chart:title svg:x="7.907cm" svg:y="0.162cm" chart:style-name="ch2">
          <text:p>Core 4S</text:p>
        </chart:title>
        <chart:subtitle svg:x="7.137cm" svg:y="1.175cm" chart:style-name="ch3">
          <text:p>CPU Performance</text:p>
        </chart:subtitle>
        <chart:legend chart:legend-position="end" svg:x="15.327cm" svg:y="2.719cm" style:legend-expansion="high" chart:style-name="ch4"/>
        <chart:plot-area chart:style-name="ch5" table:cell-range-address="'performance test'.B5:'performance test'.B44 'performance test'.D5:'performance test'.D44" chart:data-source-has-labels="row" svg:x="1.362cm" svg:y="1.988cm" svg:width="13.614cm" svg:height="3.436cm">
          <chartooo:coordinate-region svg:x="1.983cm" svg:y="2.187cm" svg:width="12.993cm" svg:height="2.445cm"/>
          <chart:axis chart:dimension="x" chart:name="primary-x" chart:style-name="ch6">
            <chart:title svg:x="7.516cm" svg:y="5.554cm" chart:style-name="ch7">
              <text:p>Threads</text:p>
            </chart:title>
          </chart:axis>
          <chart:axis chart:dimension="y" chart:name="primary-y" chart:style-name="ch8">
            <chart:title svg:x="0.451cm" svg:y="4.398cm" chart:style-name="ch9">
              <text:p>Seconds</text:p>
            </chart:title>
            <chart:grid chart:style-name="ch10" chart:class="major"/>
          </chart:axis>
          <chart:series chart:style-name="ch11" chart:values-cell-range-address="'performance test'.B6:'performance test'.B44" chart:label-cell-address="'performance test'.B5:'performance test'.B5" chart:class="chart:bar">
            <chart:data-point chart:repeated="39"/>
          </chart:series>
          <chart:series chart:style-name="ch12" chart:values-cell-range-address="'performance test'.D6:'performance test'.D44" chart:label-cell-address="'performance test'.D5:'performance test'.D5" chart:class="chart:bar">
            <chart:data-point chart:repeated="3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time</text:p>
                <draw:g>
                  <svg:desc>'performance test'.B5:'performance test'.B5</svg:desc>
                </draw:g>
              </table:table-cell>
              <table:table-cell office:value-type="string">
                <text:p>exec time</text:p>
                <draw:g>
                  <svg:desc>'performance test'.D5:'performance test'.D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.6215">
                <text:p>58.6215</text:p>
                <draw:g>
                  <svg:desc>'performance test'.B6:'performance test'.B44</svg:desc>
                </draw:g>
              </table:table-cell>
              <table:table-cell office:value-type="float" office:value="58.6149">
                <text:p>58.6149</text:p>
                <draw:g>
                  <svg:desc>'performance test'.D6:'performance test'.D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.98">
                <text:p>30.98</text:p>
              </table:table-cell>
              <table:table-cell office:value-type="float" office:value="30.97635">
                <text:p>30.976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.8785">
                <text:p>19.8785</text:p>
              </table:table-cell>
              <table:table-cell office:value-type="float" office:value="19.8733333333333">
                <text:p>19.87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.1867">
                <text:p>15.1867</text:p>
              </table:table-cell>
              <table:table-cell office:value-type="float" office:value="15.177875">
                <text:p>15.177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.035">
                <text:p>15.035</text:p>
              </table:table-cell>
              <table:table-cell office:value-type="float" office:value="15.02674">
                <text:p>15.026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2283">
                <text:p>15.2283</text:p>
              </table:table-cell>
              <table:table-cell office:value-type="float" office:value="15.2153666666667">
                <text:p>15.2153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0209">
                <text:p>15.0209</text:p>
              </table:table-cell>
              <table:table-cell office:value-type="float" office:value="15.0098714285714">
                <text:p>15.0098714285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.0919">
                <text:p>15.0919</text:p>
              </table:table-cell>
              <table:table-cell office:value-type="float" office:value="15.0795">
                <text:p>15.0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.0952">
                <text:p>15.0952</text:p>
              </table:table-cell>
              <table:table-cell office:value-type="float" office:value="15.0822">
                <text:p>15.08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.0873">
                <text:p>15.0873</text:p>
              </table:table-cell>
              <table:table-cell office:value-type="float" office:value="15.07528">
                <text:p>15.075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5.0748">
                <text:p>15.0748</text:p>
              </table:table-cell>
              <table:table-cell office:value-type="float" office:value="15.0568454545455">
                <text:p>15.0568454545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.0999">
                <text:p>15.0999</text:p>
              </table:table-cell>
              <table:table-cell office:value-type="float" office:value="15.0775083333333">
                <text:p>15.077508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1133">
                <text:p>15.1133</text:p>
              </table:table-cell>
              <table:table-cell office:value-type="float" office:value="15.0914384615385">
                <text:p>15.0914384615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.1024">
                <text:p>15.1024</text:p>
              </table:table-cell>
              <table:table-cell office:value-type="float" office:value="15.0798714285714">
                <text:p>15.0798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.1116">
                <text:p>15.1116</text:p>
              </table:table-cell>
              <table:table-cell office:value-type="float" office:value="15.08458">
                <text:p>15.084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0915">
                <text:p>15.0915</text:p>
              </table:table-cell>
              <table:table-cell office:value-type="float" office:value="15.0671625">
                <text:p>15.06716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.0671">
                <text:p>15.0671</text:p>
              </table:table-cell>
              <table:table-cell office:value-type="float" office:value="15.0414882352941">
                <text:p>15.04148823529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.0769">
                <text:p>15.0769</text:p>
              </table:table-cell>
              <table:table-cell office:value-type="float" office:value="15.0524666666667">
                <text:p>15.0524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.0465">
                <text:p>15.0465</text:p>
              </table:table-cell>
              <table:table-cell office:value-type="float" office:value="15.0018947368421">
                <text:p>15.00189473684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.1073">
                <text:p>15.1073</text:p>
              </table:table-cell>
              <table:table-cell office:value-type="float" office:value="15.078565">
                <text:p>15.0785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.0521">
                <text:p>15.0521</text:p>
              </table:table-cell>
              <table:table-cell office:value-type="float" office:value="15.0279952380952">
                <text:p>15.0279952380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.1361">
                <text:p>15.1361</text:p>
              </table:table-cell>
              <table:table-cell office:value-type="float" office:value="15.1123545454545">
                <text:p>15.11235454545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.0853">
                <text:p>15.0853</text:p>
              </table:table-cell>
              <table:table-cell office:value-type="float" office:value="15.0517173913044">
                <text:p>15.05171739130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.1019">
                <text:p>15.1019</text:p>
              </table:table-cell>
              <table:table-cell office:value-type="float" office:value="15.0589041666667">
                <text:p>15.0589041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.125">
                <text:p>15.125</text:p>
              </table:table-cell>
              <table:table-cell office:value-type="float" office:value="15.098036">
                <text:p>15.0980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.1009">
                <text:p>15.1009</text:p>
              </table:table-cell>
              <table:table-cell office:value-type="float" office:value="15.0519461538462">
                <text:p>15.051946153846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.0962">
                <text:p>15.0962</text:p>
              </table:table-cell>
              <table:table-cell office:value-type="float" office:value="15.0623259259259">
                <text:p>15.06232592592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.1268">
                <text:p>15.1268</text:p>
              </table:table-cell>
              <table:table-cell office:value-type="float" office:value="15.0651535714286">
                <text:p>15.06515357142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.0934">
                <text:p>15.0934</text:p>
              </table:table-cell>
              <table:table-cell office:value-type="float" office:value="15.0447793103448">
                <text:p>15.04477931034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.1412">
                <text:p>15.1412</text:p>
              </table:table-cell>
              <table:table-cell office:value-type="float" office:value="15.0879866666667">
                <text:p>15.08798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.1417">
                <text:p>15.1417</text:p>
              </table:table-cell>
              <table:table-cell office:value-type="float" office:value="15.1061096774194">
                <text:p>15.106109677419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.1487">
                <text:p>15.1487</text:p>
              </table:table-cell>
              <table:table-cell office:value-type="float" office:value="15.0961875">
                <text:p>15.0961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.1515">
                <text:p>15.1515</text:p>
              </table:table-cell>
              <table:table-cell office:value-type="float" office:value="15.0980909090909">
                <text:p>15.09809090909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.1615">
                <text:p>15.1615</text:p>
              </table:table-cell>
              <table:table-cell office:value-type="float" office:value="15.0957852941176">
                <text:p>15.095785294117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.108">
                <text:p>15.108</text:p>
              </table:table-cell>
              <table:table-cell office:value-type="float" office:value="15.0317028571429">
                <text:p>15.03170285714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.1509">
                <text:p>15.1509</text:p>
              </table:table-cell>
              <table:table-cell office:value-type="float" office:value="15.0946416666667">
                <text:p>15.094641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.1995">
                <text:p>15.1995</text:p>
              </table:table-cell>
              <table:table-cell office:value-type="float" office:value="15.1336621621622">
                <text:p>15.13366216216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.4105">
                <text:p>15.4105</text:p>
              </table:table-cell>
              <table:table-cell office:value-type="float" office:value="15.3530605263158">
                <text:p>15.35306052631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.5771">
                <text:p>15.5771</text:p>
              </table:table-cell>
              <table:table-cell office:value-type="float" office:value="15.5139615384615">
                <text:p>15.51396153846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558cm" svg:height="6.614cm" xlink:href=".." xlink:type="simple" chart:class="chart:bar" chart:style-name="ch1">
        <chart:title svg:x="8.034cm" svg:y="0.268cm" chart:style-name="ch2">
          <text:p>Core 3</text:p>
        </chart:title>
        <chart:subtitle svg:x="7.121cm" svg:y="1.179cm" chart:style-name="ch3">
          <text:p>CPU Performance</text:p>
        </chart:subtitle>
        <chart:legend chart:legend-position="end" svg:x="15.295cm" svg:y="2.759cm" style:legend-expansion="high" chart:style-name="ch4"/>
        <chart:plot-area chart:style-name="ch5" table:cell-range-address="'performance test'.B50:'performance test'.B89 'performance test'.D50:'performance test'.D89" chart:data-source-has-labels="row" svg:x="1.362cm" svg:y="1.994cm" svg:width="13.582cm" svg:height="3.507cm">
          <chartooo:coordinate-region svg:x="2.169cm" svg:y="2.193cm" svg:width="12.775cm" svg:height="2.516cm"/>
          <chart:axis chart:dimension="x" chart:name="primary-x" chart:style-name="ch6">
            <chart:title svg:x="7.5cm" svg:y="5.633cm" chart:style-name="ch7">
              <text:p>Threads</text:p>
            </chart:title>
          </chart:axis>
          <chart:axis chart:dimension="y" chart:name="primary-y" chart:style-name="ch8">
            <chart:title svg:x="0.451cm" svg:y="4.439cm" chart:style-name="ch9">
              <text:p>Seconds</text:p>
            </chart:title>
            <chart:grid chart:style-name="ch10" chart:class="major"/>
          </chart:axis>
          <chart:series chart:style-name="ch11" chart:values-cell-range-address="'performance test'.B51:'performance test'.B89" chart:label-cell-address="'performance test'.B50:'performance test'.B50" chart:class="chart:bar">
            <chart:data-point chart:repeated="39"/>
          </chart:series>
          <chart:series chart:style-name="ch12" chart:values-cell-range-address="'performance test'.D51:'performance test'.D89" chart:label-cell-address="'performance test'.D50:'performance test'.D50" chart:class="chart:bar">
            <chart:data-point chart:repeated="3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time</text:p>
                <draw:g>
                  <svg:desc>'performance test'.B50:'performance test'.B50</svg:desc>
                </draw:g>
              </table:table-cell>
              <table:table-cell office:value-type="string">
                <text:p>exec time</text:p>
                <draw:g>
                  <svg:desc>'performance test'.D50:'performance test'.D5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.0237">
                <text:p>85.0237</text:p>
                <draw:g>
                  <svg:desc>'performance test'.B51:'performance test'.B89</svg:desc>
                </draw:g>
              </table:table-cell>
              <table:table-cell office:value-type="float" office:value="85.0152">
                <text:p>85.0152</text:p>
                <draw:g>
                  <svg:desc>'performance test'.D51:'performance test'.D8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6.8576">
                <text:p>56.8576</text:p>
              </table:table-cell>
              <table:table-cell office:value-type="float" office:value="56.84735">
                <text:p>56.847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.9052">
                <text:p>45.9052</text:p>
              </table:table-cell>
              <table:table-cell office:value-type="float" office:value="45.889">
                <text:p>45.8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.3024">
                <text:p>37.3024</text:p>
              </table:table-cell>
              <table:table-cell office:value-type="float" office:value="37.2849">
                <text:p>37.28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.4918">
                <text:p>38.4918</text:p>
              </table:table-cell>
              <table:table-cell office:value-type="float" office:value="38.47714">
                <text:p>38.477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8.455">
                <text:p>38.455</text:p>
              </table:table-cell>
              <table:table-cell office:value-type="float" office:value="38.4340833333333">
                <text:p>38.43408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8.4909">
                <text:p>38.4909</text:p>
              </table:table-cell>
              <table:table-cell office:value-type="float" office:value="38.4635285714286">
                <text:p>38.4635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.6762">
                <text:p>38.6762</text:p>
              </table:table-cell>
              <table:table-cell office:value-type="float" office:value="38.650975">
                <text:p>38.6509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.8037">
                <text:p>38.8037</text:p>
              </table:table-cell>
              <table:table-cell office:value-type="float" office:value="38.7755222222222">
                <text:p>38.775522222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.7062">
                <text:p>38.7062</text:p>
              </table:table-cell>
              <table:table-cell office:value-type="float" office:value="38.67992">
                <text:p>38.6799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.1727">
                <text:p>39.1727</text:p>
              </table:table-cell>
              <table:table-cell office:value-type="float" office:value="39.1412636363636">
                <text:p>39.14126363636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8.9695">
                <text:p>38.9695</text:p>
              </table:table-cell>
              <table:table-cell office:value-type="float" office:value="38.9347916666667">
                <text:p>38.934791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9.3972">
                <text:p>39.3972</text:p>
              </table:table-cell>
              <table:table-cell office:value-type="float" office:value="39.3618384615385">
                <text:p>39.36183846153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.1761">
                <text:p>39.1761</text:p>
              </table:table-cell>
              <table:table-cell office:value-type="float" office:value="39.1323928571429">
                <text:p>39.13239285714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9.4947">
                <text:p>39.4947</text:p>
              </table:table-cell>
              <table:table-cell office:value-type="float" office:value="39.4469266666667">
                <text:p>39.44692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9.3551">
                <text:p>39.3551</text:p>
              </table:table-cell>
              <table:table-cell office:value-type="float" office:value="39.3062375">
                <text:p>39.30623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9.2302">
                <text:p>39.2302</text:p>
              </table:table-cell>
              <table:table-cell office:value-type="float" office:value="39.1805882352941">
                <text:p>39.180588235294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9.3312">
                <text:p>39.3312</text:p>
              </table:table-cell>
              <table:table-cell office:value-type="float" office:value="39.27245">
                <text:p>39.272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9.6019">
                <text:p>39.6019</text:p>
              </table:table-cell>
              <table:table-cell office:value-type="float" office:value="39.5571684210526">
                <text:p>39.55716842105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9.9103">
                <text:p>39.9103</text:p>
              </table:table-cell>
              <table:table-cell office:value-type="float" office:value="39.85177">
                <text:p>39.851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9.7155">
                <text:p>39.7155</text:p>
              </table:table-cell>
              <table:table-cell office:value-type="float" office:value="39.660319047619">
                <text:p>39.6603190476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9.4885">
                <text:p>39.4885</text:p>
              </table:table-cell>
              <table:table-cell office:value-type="float" office:value="39.4234590909091">
                <text:p>39.42345909090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.6902">
                <text:p>39.6902</text:p>
              </table:table-cell>
              <table:table-cell office:value-type="float" office:value="39.6128695652174">
                <text:p>39.61286956521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9.6644">
                <text:p>39.6644</text:p>
              </table:table-cell>
              <table:table-cell office:value-type="float" office:value="39.6183708333333">
                <text:p>39.6183708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.7398">
                <text:p>39.7398</text:p>
              </table:table-cell>
              <table:table-cell office:value-type="float" office:value="39.67926">
                <text:p>39.6792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.7934">
                <text:p>39.7934</text:p>
              </table:table-cell>
              <table:table-cell office:value-type="float" office:value="39.7390692307692">
                <text:p>39.73906923076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9.4785">
                <text:p>39.4785</text:p>
              </table:table-cell>
              <table:table-cell office:value-type="float" office:value="39.4233518518518">
                <text:p>39.42335185185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9.5923">
                <text:p>39.5923</text:p>
              </table:table-cell>
              <table:table-cell office:value-type="float" office:value="39.5260392857143">
                <text:p>39.526039285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9.4549">
                <text:p>39.4549</text:p>
              </table:table-cell>
              <table:table-cell office:value-type="float" office:value="39.3764586206897">
                <text:p>39.376458620689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9.9649">
                <text:p>39.9649</text:p>
              </table:table-cell>
              <table:table-cell office:value-type="float" office:value="39.89956">
                <text:p>39.899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9.7165">
                <text:p>39.7165</text:p>
              </table:table-cell>
              <table:table-cell office:value-type="float" office:value="39.5775967741935">
                <text:p>39.57759677419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.0357">
                <text:p>40.0357</text:p>
              </table:table-cell>
              <table:table-cell office:value-type="float" office:value="39.942396875">
                <text:p>39.9423968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9.8321">
                <text:p>39.8321</text:p>
              </table:table-cell>
              <table:table-cell office:value-type="float" office:value="39.7555606060606">
                <text:p>39.75556060606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.7312">
                <text:p>39.7312</text:p>
              </table:table-cell>
              <table:table-cell office:value-type="float" office:value="39.6491">
                <text:p>39.649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.019">
                <text:p>40.019</text:p>
              </table:table-cell>
              <table:table-cell office:value-type="float" office:value="39.91898">
                <text:p>39.918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0.0304">
                <text:p>40.0304</text:p>
              </table:table-cell>
              <table:table-cell office:value-type="float" office:value="39.9501416666667">
                <text:p>39.950141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.2612">
                <text:p>40.2612</text:p>
              </table:table-cell>
              <table:table-cell office:value-type="float" office:value="40.1641864864865">
                <text:p>40.164186486486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.9922">
                <text:p>39.9922</text:p>
              </table:table-cell>
              <table:table-cell office:value-type="float" office:value="39.8904657894737">
                <text:p>39.89046578947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0.1721">
                <text:p>40.1721</text:p>
              </table:table-cell>
              <table:table-cell office:value-type="float" office:value="39.9099897435897">
                <text:p>39.90998974358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512cm" svg:height="14.45cm" xlink:href=".." xlink:type="simple" chart:class="chart:bar" chart:style-name="ch1">
        <chart:title svg:x="8.011cm" svg:y="0.425cm" chart:style-name="ch2">
          <text:p>Core 3</text:p>
        </chart:title>
        <chart:subtitle svg:x="7.813cm" svg:y="1.493cm" chart:style-name="ch3">
          <text:p>RAM Test</text:p>
        </chart:subtitle>
        <chart:legend chart:legend-position="end" svg:x="14.667cm" svg:y="6.677cm" style:legend-expansion="high" chart:style-name="ch4"/>
        <chart:plot-area chart:style-name="ch5" table:cell-range-address="'performance test'.A93:'performance test'.A717 'performance test'.D93:'performance test'.D717 'performance test'.F93:'performance test'.F717" chart:data-source-has-labels="both" svg:x="0.987cm" svg:y="2.24cm" svg:width="12.415cm" svg:height="10.875cm">
          <chartooo:coordinate-region svg:x="2.085cm" svg:y="2.439cm" svg:width="11.317cm" svg:height="9.622cm"/>
          <chart:axis chart:dimension="x" chart:name="primary-x" chart:style-name="ch6" chartooo:axis-type="auto">
            <chartooo:date-scale/>
            <chart:title svg:x="5.986cm" svg:y="13.404cm" chart:style-name="ch7">
              <text:p>packet size / kB </text:p>
            </chart:title>
            <chart:categories table:cell-range-address="'performance test'.A93:'performance test'.A717"/>
          </chart:axis>
          <chart:axis chart:dimension="y" chart:name="primary-y" chart:style-name="ch8">
            <chart:title svg:x="0.077cm" svg:y="8.25cm" chart:style-name="ch9">
              <text:p>ms / kB</text:p>
            </chart:title>
            <chart:grid chart:style-name="ch10" chart:class="major"/>
          </chart:axis>
          <chart:series chart:style-name="ch11" chart:values-cell-range-address="'performance test'.D94:'performance test'.D717" chart:label-cell-address="'performance test'.D93:'performance test'.D93" chart:class="chart:bar">
            <chart:data-point chart:repeated="624"/>
          </chart:series>
          <chart:series chart:style-name="ch12" chart:values-cell-range-address="'performance test'.F94:'performance test'.F717" chart:label-cell-address="'performance test'.F93:'performance test'.F93" chart:class="chart:bar">
            <chart:data-point chart:repeated="6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/KB</text:p>
                <draw:g>
                  <svg:desc>'performance test'.D93:'performance test'.D93</svg:desc>
                </draw:g>
              </table:table-cell>
              <table:table-cell office:value-type="string">
                <text:p>exec time/KB</text:p>
                <draw:g>
                  <svg:desc>'performance test'.F93:'performance test'.F9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ze</text:p>
                <draw:g>
                  <svg:desc>'performance test'.A93:'performance test'.A717</svg:desc>
                </draw:g>
              </table:table-cell>
              <table:table-cell office:value-type="float" office:value="0.010675">
                <text:p>0.010675</text:p>
                <draw:g>
                  <svg:desc>'performance test'.D94:'performance test'.D717</svg:desc>
                </draw:g>
              </table:table-cell>
              <table:table-cell office:value-type="float" office:value="0.0105109375">
                <text:p>0.0105109375</text:p>
                <draw:g>
                  <svg:desc>'performance test'.F94:'performance test'.F717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5390625">
                <text:p>0.005390625</text:p>
              </table:table-cell>
              <table:table-cell office:value-type="float" office:value="0.00529921875">
                <text:p>0.005299218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3525">
                <text:p>0.003525</text:p>
              </table:table-cell>
              <table:table-cell office:value-type="float" office:value="0.00345885416666667">
                <text:p>0.0034588541666666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31640625">
                <text:p>0.0031640625</text:p>
              </table:table-cell>
              <table:table-cell office:value-type="float" office:value="0.003094921875">
                <text:p>0.0030949218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32578125">
                <text:p>0.0032578125</text:p>
              </table:table-cell>
              <table:table-cell office:value-type="float" office:value="0.003168125">
                <text:p>0.00316812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29359375">
                <text:p>0.0029359375</text:p>
              </table:table-cell>
              <table:table-cell office:value-type="float" office:value="0.00285677083333333">
                <text:p>0.0028567708333333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35625">
                <text:p>0.0035625</text:p>
              </table:table-cell>
              <table:table-cell office:value-type="float" office:value="0.0032546875">
                <text:p>0.00325468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35140625">
                <text:p>0.0035140625</text:p>
              </table:table-cell>
              <table:table-cell office:value-type="float" office:value="0.003206640625">
                <text:p>0.00320664062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34265625">
                <text:p>0.0034265625</text:p>
              </table:table-cell>
              <table:table-cell office:value-type="float" office:value="0.00298090277777778">
                <text:p>0.0029809027777777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35390625">
                <text:p>0.0035390625</text:p>
              </table:table-cell>
              <table:table-cell office:value-type="float" office:value="0.0030796875">
                <text:p>0.00307968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349375">
                <text:p>0.00349375</text:p>
              </table:table-cell>
              <table:table-cell office:value-type="float" office:value="0.00308551136363636">
                <text:p>0.0030855113636363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364375">
                <text:p>0.00364375</text:p>
              </table:table-cell>
              <table:table-cell office:value-type="float" office:value="0.00306223958333333">
                <text:p>0.0030622395833333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38296875">
                <text:p>0.0038296875</text:p>
              </table:table-cell>
              <table:table-cell office:value-type="float" office:value="0.00330036057692308">
                <text:p>0.0033003605769230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3934375">
                <text:p>0.003934375</text:p>
              </table:table-cell>
              <table:table-cell office:value-type="float" office:value="0.00333002232142857">
                <text:p>0.0033300223214285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38234375">
                <text:p>0.0038234375</text:p>
              </table:table-cell>
              <table:table-cell office:value-type="float" office:value="0.00311854166666667">
                <text:p>0.0031185416666666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3853125">
                <text:p>0.003853125</text:p>
              </table:table-cell>
              <table:table-cell office:value-type="float" office:value="0.00333974609375">
                <text:p>0.003339746093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37765625">
                <text:p>0.0037765625</text:p>
              </table:table-cell>
              <table:table-cell office:value-type="float" office:value="0.00300202205882353">
                <text:p>0.0030020220588235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3940625">
                <text:p>0.003940625</text:p>
              </table:table-cell>
              <table:table-cell office:value-type="float" office:value="0.00298385416666667">
                <text:p>0.0029838541666666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4190625">
                <text:p>0.004190625</text:p>
              </table:table-cell>
              <table:table-cell office:value-type="float" office:value="0.00303774671052632">
                <text:p>0.0030377467105263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4103125">
                <text:p>0.004103125</text:p>
              </table:table-cell>
              <table:table-cell office:value-type="float" office:value="0.0030225">
                <text:p>0.003022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40234375">
                <text:p>0.0040234375</text:p>
              </table:table-cell>
              <table:table-cell office:value-type="float" office:value="0.00257202380952381">
                <text:p>0.0025720238095238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40421875">
                <text:p>0.0040421875</text:p>
              </table:table-cell>
              <table:table-cell office:value-type="float" office:value="0.00313430397727273">
                <text:p>0.0031343039772727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41515625">
                <text:p>0.0041515625</text:p>
              </table:table-cell>
              <table:table-cell office:value-type="float" office:value="0.00291684782608696">
                <text:p>0.0029168478260869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41046875">
                <text:p>0.0041046875</text:p>
              </table:table-cell>
              <table:table-cell office:value-type="float" office:value="0.00317122395833333">
                <text:p>0.0031712239583333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41984375">
                <text:p>0.0041984375</text:p>
              </table:table-cell>
              <table:table-cell office:value-type="float" office:value="0.003503875">
                <text:p>0.0035038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4434375">
                <text:p>0.004434375</text:p>
              </table:table-cell>
              <table:table-cell office:value-type="float" office:value="0.00363070913461538">
                <text:p>0.0036307091346153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44203125">
                <text:p>0.0044203125</text:p>
              </table:table-cell>
              <table:table-cell office:value-type="float" office:value="0.00341354166666667">
                <text:p>0.0034135416666666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3990625">
                <text:p>0.003990625</text:p>
              </table:table-cell>
              <table:table-cell office:value-type="float" office:value="0.002951171875">
                <text:p>0.0029511718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4390625">
                <text:p>0.004390625</text:p>
              </table:table-cell>
              <table:table-cell office:value-type="float" office:value="0.00344202586206897">
                <text:p>0.0034420258620689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42921875">
                <text:p>0.0042921875</text:p>
              </table:table-cell>
              <table:table-cell office:value-type="float" office:value="0.0029403125">
                <text:p>0.002940312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42234375">
                <text:p>0.0042234375</text:p>
              </table:table-cell>
              <table:table-cell office:value-type="float" office:value="0.00274102822580645">
                <text:p>0.0027410282258064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43296875">
                <text:p>0.0043296875</text:p>
              </table:table-cell>
              <table:table-cell office:value-type="float" office:value="0.00365576171875">
                <text:p>0.003655761718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43">
                <text:p>0.0043</text:p>
              </table:table-cell>
              <table:table-cell office:value-type="float" office:value="0.00284654356060606">
                <text:p>0.0028465435606060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42671875">
                <text:p>0.0042671875</text:p>
              </table:table-cell>
              <table:table-cell office:value-type="float" office:value="0.00242421875">
                <text:p>0.002424218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4175">
                <text:p>0.004175</text:p>
              </table:table-cell>
              <table:table-cell office:value-type="float" office:value="0.00294102678571429">
                <text:p>0.0029410267857142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443125">
                <text:p>0.00443125</text:p>
              </table:table-cell>
              <table:table-cell office:value-type="float" office:value="0.00279600694444444">
                <text:p>0.0027960069444444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4390625">
                <text:p>0.004390625</text:p>
              </table:table-cell>
              <table:table-cell office:value-type="float" office:value="0.00327255067567568">
                <text:p>0.0032725506756756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46515625">
                <text:p>0.0046515625</text:p>
              </table:table-cell>
              <table:table-cell office:value-type="float" office:value="0.00343157894736842">
                <text:p>0.0034315789473684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45">
                <text:p>0.0045</text:p>
              </table:table-cell>
              <table:table-cell office:value-type="float" office:value="0.00328357371794872">
                <text:p>0.0032835737179487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61078125">
                <text:p>0.0061078125</text:p>
              </table:table-cell>
              <table:table-cell office:value-type="float" office:value="0.00605625">
                <text:p>0.0060562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29515625">
                <text:p>0.0029515625</text:p>
              </table:table-cell>
              <table:table-cell office:value-type="float" office:value="0.002922265625">
                <text:p>0.00292226562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2346875">
                <text:p>0.002346875</text:p>
              </table:table-cell>
              <table:table-cell office:value-type="float" office:value="0.00231770833333333">
                <text:p>0.0023177083333333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19109375">
                <text:p>0.0019109375</text:p>
              </table:table-cell>
              <table:table-cell office:value-type="float" office:value="0.0018833984375">
                <text:p>0.001883398437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190546875">
                <text:p>0.00190546875</text:p>
              </table:table-cell>
              <table:table-cell office:value-type="float" office:value="0.0018525">
                <text:p>0.001852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204453125">
                <text:p>0.00204453125</text:p>
              </table:table-cell>
              <table:table-cell office:value-type="float" office:value="0.001983984375">
                <text:p>0.00198398437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206015625">
                <text:p>0.00206015625</text:p>
              </table:table-cell>
              <table:table-cell office:value-type="float" office:value="0.00195703125">
                <text:p>0.0019570312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20875">
                <text:p>0.0020875</text:p>
              </table:table-cell>
              <table:table-cell office:value-type="float" office:value="0.00201005859375">
                <text:p>0.0020100585937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19984375">
                <text:p>0.0019984375</text:p>
              </table:table-cell>
              <table:table-cell office:value-type="float" office:value="0.00187578125">
                <text:p>0.0018757812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20703125">
                <text:p>0.0020703125</text:p>
              </table:table-cell>
              <table:table-cell office:value-type="float" office:value="0.001924921875">
                <text:p>0.00192492187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224765625">
                <text:p>0.00224765625</text:p>
              </table:table-cell>
              <table:table-cell office:value-type="float" office:value="0.00209900568181818">
                <text:p>0.0020990056818181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232734375">
                <text:p>0.00232734375</text:p>
              </table:table-cell>
              <table:table-cell office:value-type="float" office:value="0.00181770833333333">
                <text:p>0.0018177083333333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197578125">
                <text:p>0.00197578125</text:p>
              </table:table-cell>
              <table:table-cell office:value-type="float" office:value="0.00174038461538462">
                <text:p>0.0017403846153846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237734375">
                <text:p>0.00237734375</text:p>
              </table:table-cell>
              <table:table-cell office:value-type="float" office:value="0.00214715401785714">
                <text:p>0.0021471540178571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22765625">
                <text:p>0.0022765625</text:p>
              </table:table-cell>
              <table:table-cell office:value-type="float" office:value="0.00187083333333333">
                <text:p>0.0018708333333333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221484375">
                <text:p>0.00221484375</text:p>
              </table:table-cell>
              <table:table-cell office:value-type="float" office:value="0.00191259765625">
                <text:p>0.0019125976562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21296875">
                <text:p>0.0021296875</text:p>
              </table:table-cell>
              <table:table-cell office:value-type="float" office:value="0.00156259191176471">
                <text:p>0.0015625919117647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234609375">
                <text:p>0.00234609375</text:p>
              </table:table-cell>
              <table:table-cell office:value-type="float" office:value="0.00195555555555556">
                <text:p>0.0019555555555555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226484375">
                <text:p>0.00226484375</text:p>
              </table:table-cell>
              <table:table-cell office:value-type="float" office:value="0.00185990953947368">
                <text:p>0.0018599095394736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2159375">
                <text:p>0.002159375</text:p>
              </table:table-cell>
              <table:table-cell office:value-type="float" office:value="0.0016984765625">
                <text:p>0.001698476562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248203125">
                <text:p>0.00248203125</text:p>
              </table:table-cell>
              <table:table-cell office:value-type="float" office:value="0.00191424851190476">
                <text:p>0.0019142485119047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229140625">
                <text:p>0.00229140625</text:p>
              </table:table-cell>
              <table:table-cell office:value-type="float" office:value="0.00170262784090909">
                <text:p>0.0017026278409090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207265625">
                <text:p>0.00207265625</text:p>
              </table:table-cell>
              <table:table-cell office:value-type="float" office:value="0.0014546875">
                <text:p>0.001454687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238984375">
                <text:p>0.00238984375</text:p>
              </table:table-cell>
              <table:table-cell office:value-type="float" office:value="0.00181725260416667">
                <text:p>0.0018172526041666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229453125">
                <text:p>0.00229453125</text:p>
              </table:table-cell>
              <table:table-cell office:value-type="float" office:value="0.00170503125">
                <text:p>0.0017050312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250078125">
                <text:p>0.00250078125</text:p>
              </table:table-cell>
              <table:table-cell office:value-type="float" office:value="0.00174113581730769">
                <text:p>0.0017411358173076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22">
                <text:p>0.0022</text:p>
              </table:table-cell>
              <table:table-cell office:value-type="float" office:value="0.0015583912037037">
                <text:p>0.001558391203703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224765625">
                <text:p>0.00224765625</text:p>
              </table:table-cell>
              <table:table-cell office:value-type="float" office:value="0.00200432477678571">
                <text:p>0.0020043247767857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245234375">
                <text:p>0.00245234375</text:p>
              </table:table-cell>
              <table:table-cell office:value-type="float" office:value="0.00175266702586207">
                <text:p>0.0017526670258620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22734375">
                <text:p>0.0022734375</text:p>
              </table:table-cell>
              <table:table-cell office:value-type="float" office:value="0.001751875">
                <text:p>0.00175187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23515625">
                <text:p>0.0023515625</text:p>
              </table:table-cell>
              <table:table-cell office:value-type="float" office:value="0.00145887096774194">
                <text:p>0.0014588709677419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233203125">
                <text:p>0.00233203125</text:p>
              </table:table-cell>
              <table:table-cell office:value-type="float" office:value="0.00158310546875">
                <text:p>0.0015831054687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245546875">
                <text:p>0.00245546875</text:p>
              </table:table-cell>
              <table:table-cell office:value-type="float" office:value="0.00183392518939394">
                <text:p>0.0018339251893939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24078125">
                <text:p>0.0024078125</text:p>
              </table:table-cell>
              <table:table-cell office:value-type="float" office:value="0.00133265165441176">
                <text:p>0.0013326516544117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22578125">
                <text:p>0.0022578125</text:p>
              </table:table-cell>
              <table:table-cell office:value-type="float" office:value="0.00170888392857143">
                <text:p>0.0017088839285714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231640625">
                <text:p>0.00231640625</text:p>
              </table:table-cell>
              <table:table-cell office:value-type="float" office:value="0.00177484809027778">
                <text:p>0.0017748480902777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2471875">
                <text:p>0.002471875</text:p>
              </table:table-cell>
              <table:table-cell office:value-type="float" office:value="0.00156059966216216">
                <text:p>0.0015605996621621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2421875">
                <text:p>0.002421875</text:p>
              </table:table-cell>
              <table:table-cell office:value-type="float" office:value="0.00182506167763158">
                <text:p>0.0018250616776315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25875">
                <text:p>0.0025875</text:p>
              </table:table-cell>
              <table:table-cell office:value-type="float" office:value="0.00221213942307692">
                <text:p>0.0022121394230769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42921875">
                <text:p>0.0042921875</text:p>
              </table:table-cell>
              <table:table-cell office:value-type="float" office:value="0.00426666666666667">
                <text:p>0.0042666666666666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238697916666667">
                <text:p>0.00238697916666667</text:p>
              </table:table-cell>
              <table:table-cell office:value-type="float" office:value="0.00236875">
                <text:p>0.0023687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16671875">
                <text:p>0.0016671875</text:p>
              </table:table-cell>
              <table:table-cell office:value-type="float" office:value="0.00163888888888889">
                <text:p>0.0016388888888888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1271875">
                <text:p>0.001271875</text:p>
              </table:table-cell>
              <table:table-cell office:value-type="float" office:value="0.001253515625">
                <text:p>0.00125351562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145">
                <text:p>0.00145</text:p>
              </table:table-cell>
              <table:table-cell office:value-type="float" office:value="0.00143166666666667">
                <text:p>0.0014316666666666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140104166666667">
                <text:p>0.00140104166666667</text:p>
              </table:table-cell>
              <table:table-cell office:value-type="float" office:value="0.00137335069444444">
                <text:p>0.00137335069444444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150260416666667">
                <text:p>0.00150260416666667</text:p>
              </table:table-cell>
              <table:table-cell office:value-type="float" office:value="0.00144337797619048">
                <text:p>0.00144337797619048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15921875">
                <text:p>0.0015921875</text:p>
              </table:table-cell>
              <table:table-cell office:value-type="float" office:value="0.00150930989583333">
                <text:p>0.00150930989583333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144166666666667">
                <text:p>0.00144166666666667</text:p>
              </table:table-cell>
              <table:table-cell office:value-type="float" office:value="0.00135949074074074">
                <text:p>0.00135949074074074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147552083333333">
                <text:p>0.00147552083333333</text:p>
              </table:table-cell>
              <table:table-cell office:value-type="float" office:value="0.00136807291666667">
                <text:p>0.0013680729166666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151979166666667">
                <text:p>0.00151979166666667</text:p>
              </table:table-cell>
              <table:table-cell office:value-type="float" office:value="0.00136657196969697">
                <text:p>0.0013665719696969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150677083333333">
                <text:p>0.00150677083333333</text:p>
              </table:table-cell>
              <table:table-cell office:value-type="float" office:value="0.00139913194444444">
                <text:p>0.00139913194444444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1571875">
                <text:p>0.001571875</text:p>
              </table:table-cell>
              <table:table-cell office:value-type="float" office:value="0.00142776442307692">
                <text:p>0.00142776442307692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173697916666667">
                <text:p>0.00173697916666667</text:p>
              </table:table-cell>
              <table:table-cell office:value-type="float" office:value="0.0015977306547619">
                <text:p>0.001597730654761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152760416666667">
                <text:p>0.00152760416666667</text:p>
              </table:table-cell>
              <table:table-cell office:value-type="float" office:value="0.00141965277777778">
                <text:p>0.00141965277777778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157916666666667">
                <text:p>0.00157916666666667</text:p>
              </table:table-cell>
              <table:table-cell office:value-type="float" office:value="0.00136292317708333">
                <text:p>0.00136292317708333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151875">
                <text:p>0.00151875</text:p>
              </table:table-cell>
              <table:table-cell office:value-type="float" office:value="0.00136688112745098">
                <text:p>0.00136688112745098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15859375">
                <text:p>0.0015859375</text:p>
              </table:table-cell>
              <table:table-cell office:value-type="float" office:value="0.0014421875">
                <text:p>0.001442187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16515625">
                <text:p>0.0016515625</text:p>
              </table:table-cell>
              <table:table-cell office:value-type="float" office:value="0.00136455592105263">
                <text:p>0.00136455592105263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1584375">
                <text:p>0.001584375</text:p>
              </table:table-cell>
              <table:table-cell office:value-type="float" office:value="0.00134776041666667">
                <text:p>0.0013477604166666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168333333333333">
                <text:p>0.00168333333333333</text:p>
              </table:table-cell>
              <table:table-cell office:value-type="float" office:value="0.00147393353174603">
                <text:p>0.00147393353174603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1640625">
                <text:p>0.001640625</text:p>
              </table:table-cell>
              <table:table-cell office:value-type="float" office:value="0.00147267992424242">
                <text:p>0.00147267992424242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160104166666667">
                <text:p>0.00160104166666667</text:p>
              </table:table-cell>
              <table:table-cell office:value-type="float" office:value="0.00140885416666667">
                <text:p>0.0014088541666666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163020833333333">
                <text:p>0.00163020833333333</text:p>
              </table:table-cell>
              <table:table-cell office:value-type="float" office:value="0.00124127604166667">
                <text:p>0.0012412760416666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164947916666667">
                <text:p>0.00164947916666667</text:p>
              </table:table-cell>
              <table:table-cell office:value-type="float" office:value="0.0014526875">
                <text:p>0.001452687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165416666666667">
                <text:p>0.00165416666666667</text:p>
              </table:table-cell>
              <table:table-cell office:value-type="float" office:value="0.0013588141025641">
                <text:p>0.001358814102564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164375">
                <text:p>0.00164375</text:p>
              </table:table-cell>
              <table:table-cell office:value-type="float" office:value="0.00141984953703704">
                <text:p>0.00141984953703704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1653125">
                <text:p>0.001653125</text:p>
              </table:table-cell>
              <table:table-cell office:value-type="float" office:value="0.00137074032738095">
                <text:p>0.0013707403273809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16390625">
                <text:p>0.0016390625</text:p>
              </table:table-cell>
              <table:table-cell office:value-type="float" office:value="0.00137135416666667">
                <text:p>0.0013713541666666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166145833333333">
                <text:p>0.00166145833333333</text:p>
              </table:table-cell>
              <table:table-cell office:value-type="float" office:value="0.00126868055555556">
                <text:p>0.00126868055555556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165052083333333">
                <text:p>0.00165052083333333</text:p>
              </table:table-cell>
              <table:table-cell office:value-type="float" office:value="0.00137404233870968">
                <text:p>0.00137404233870968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166458333333333">
                <text:p>0.00166458333333333</text:p>
              </table:table-cell>
              <table:table-cell office:value-type="float" office:value="0.00127805989583333">
                <text:p>0.00127805989583333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169583333333333">
                <text:p>0.00169583333333333</text:p>
              </table:table-cell>
              <table:table-cell office:value-type="float" office:value="0.00118898358585859">
                <text:p>0.0011889835858585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164114583333333">
                <text:p>0.00164114583333333</text:p>
              </table:table-cell>
              <table:table-cell office:value-type="float" office:value="0.00141764705882353">
                <text:p>0.00141764705882353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16609375">
                <text:p>0.0016609375</text:p>
              </table:table-cell>
              <table:table-cell office:value-type="float" office:value="0.00106741071428571">
                <text:p>0.0010674107142857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154479166666667">
                <text:p>0.00154479166666667</text:p>
              </table:table-cell>
              <table:table-cell office:value-type="float" office:value="0.00118956886574074">
                <text:p>0.00118956886574074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163385416666667">
                <text:p>0.00163385416666667</text:p>
              </table:table-cell>
              <table:table-cell office:value-type="float" office:value="0.00133557150900901">
                <text:p>0.0013355715090090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1665625">
                <text:p>0.001665625</text:p>
              </table:table-cell>
              <table:table-cell office:value-type="float" office:value="0.00139172149122807">
                <text:p>0.0013917214912280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17015625">
                <text:p>0.0017015625</text:p>
              </table:table-cell>
              <table:table-cell office:value-type="float" office:value="0.00123838141025641">
                <text:p>0.0012383814102564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4256640625">
                <text:p>0.004256640625</text:p>
              </table:table-cell>
              <table:table-cell office:value-type="float" office:value="0.00422734375">
                <text:p>0.0042273437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1909375">
                <text:p>0.001909375</text:p>
              </table:table-cell>
              <table:table-cell office:value-type="float" office:value="0.0018962890625">
                <text:p>0.001896289062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129296875">
                <text:p>0.00129296875</text:p>
              </table:table-cell>
              <table:table-cell office:value-type="float" office:value="0.00128216145833333">
                <text:p>0.0012821614583333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116953125">
                <text:p>0.00116953125</text:p>
              </table:table-cell>
              <table:table-cell office:value-type="float" office:value="0.00115751953125">
                <text:p>0.0011575195312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990625">
                <text:p>0.000990625</text:p>
              </table:table-cell>
              <table:table-cell office:value-type="float" office:value="0.000958671875">
                <text:p>0.00095867187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120546875">
                <text:p>0.00120546875</text:p>
              </table:table-cell>
              <table:table-cell office:value-type="float" office:value="0.00116158854166667">
                <text:p>0.0011615885416666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1162109375">
                <text:p>0.001162109375</text:p>
              </table:table-cell>
              <table:table-cell office:value-type="float" office:value="0.00113878348214286">
                <text:p>0.0011387834821428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1159765625">
                <text:p>0.001159765625</text:p>
              </table:table-cell>
              <table:table-cell office:value-type="float" office:value="0.00111708984375">
                <text:p>0.0011170898437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11671875">
                <text:p>0.0011671875</text:p>
              </table:table-cell>
              <table:table-cell office:value-type="float" office:value="0.00113068576388889">
                <text:p>0.0011306857638888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119453125">
                <text:p>0.00119453125</text:p>
              </table:table-cell>
              <table:table-cell office:value-type="float" office:value="0.0011583203125">
                <text:p>0.001158320312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112265625">
                <text:p>0.00112265625</text:p>
              </table:table-cell>
              <table:table-cell office:value-type="float" office:value="0.00110106534090909">
                <text:p>0.0011010653409090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120625">
                <text:p>0.00120625</text:p>
              </table:table-cell>
              <table:table-cell office:value-type="float" office:value="0.00114469401041667">
                <text:p>0.0011446940104166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1440234375">
                <text:p>0.001440234375</text:p>
              </table:table-cell>
              <table:table-cell office:value-type="float" office:value="0.00131475360576923">
                <text:p>0.0013147536057692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11515625">
                <text:p>0.0011515625</text:p>
              </table:table-cell>
              <table:table-cell office:value-type="float" office:value="0.00105114397321429">
                <text:p>0.0010511439732142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1292578125">
                <text:p>0.001292578125</text:p>
              </table:table-cell>
              <table:table-cell office:value-type="float" office:value="0.001238671875">
                <text:p>0.00123867187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125546875">
                <text:p>0.00125546875</text:p>
              </table:table-cell>
              <table:table-cell office:value-type="float" office:value="0.0010905517578125">
                <text:p>0.001090551757812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1197265625">
                <text:p>0.001197265625</text:p>
              </table:table-cell>
              <table:table-cell office:value-type="float" office:value="0.00103860294117647">
                <text:p>0.0010386029411764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125546875">
                <text:p>0.00125546875</text:p>
              </table:table-cell>
              <table:table-cell office:value-type="float" office:value="0.00114724392361111">
                <text:p>0.0011472439236111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130234375">
                <text:p>0.00130234375</text:p>
              </table:table-cell>
              <table:table-cell office:value-type="float" office:value="0.00114409950657895">
                <text:p>0.0011440995065789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1189453125">
                <text:p>0.001189453125</text:p>
              </table:table-cell>
              <table:table-cell office:value-type="float" office:value="0.00102662109375">
                <text:p>0.0010266210937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1216015625">
                <text:p>0.001216015625</text:p>
              </table:table-cell>
              <table:table-cell office:value-type="float" office:value="0.00107786458333333">
                <text:p>0.0010778645833333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1176171875">
                <text:p>0.001176171875</text:p>
              </table:table-cell>
              <table:table-cell office:value-type="float" office:value="0.000961239346590909">
                <text:p>0.00096123934659090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12171875">
                <text:p>0.0012171875</text:p>
              </table:table-cell>
              <table:table-cell office:value-type="float" office:value="0.0010660495923913">
                <text:p>0.001066049592391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123984375">
                <text:p>0.00123984375</text:p>
              </table:table-cell>
              <table:table-cell office:value-type="float" office:value="0.0010267578125">
                <text:p>0.001026757812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13625">
                <text:p>0.0013625</text:p>
              </table:table-cell>
              <table:table-cell office:value-type="float" office:value="0.001198390625">
                <text:p>0.00119839062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1278125">
                <text:p>0.001278125</text:p>
              </table:table-cell>
              <table:table-cell office:value-type="float" office:value="0.00112294170673077">
                <text:p>0.0011229417067307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1182421875">
                <text:p>0.001182421875</text:p>
              </table:table-cell>
              <table:table-cell office:value-type="float" office:value="0.000971455439814815">
                <text:p>0.00097145543981481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1274609375">
                <text:p>0.001274609375</text:p>
              </table:table-cell>
              <table:table-cell office:value-type="float" office:value="0.00103604910714286">
                <text:p>0.0010360491071428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12828125">
                <text:p>0.0012828125</text:p>
              </table:table-cell>
              <table:table-cell office:value-type="float" office:value="0.00114876077586207">
                <text:p>0.0011487607758620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1287109375">
                <text:p>0.001287109375</text:p>
              </table:table-cell>
              <table:table-cell office:value-type="float" office:value="0.00118127604166667">
                <text:p>0.0011812760416666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1215234375">
                <text:p>0.001215234375</text:p>
              </table:table-cell>
              <table:table-cell office:value-type="float" office:value="0.000951902721774193">
                <text:p>0.00095190272177419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1268359375">
                <text:p>0.001268359375</text:p>
              </table:table-cell>
              <table:table-cell office:value-type="float" office:value="0.001070703125">
                <text:p>0.00107070312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133125">
                <text:p>0.00133125</text:p>
              </table:table-cell>
              <table:table-cell office:value-type="float" office:value="0.00111040482954545">
                <text:p>0.0011104048295454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125390625">
                <text:p>0.00125390625</text:p>
              </table:table-cell>
              <table:table-cell office:value-type="float" office:value="0.000995657169117647">
                <text:p>0.00099565716911764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124921875">
                <text:p>0.00124921875</text:p>
              </table:table-cell>
              <table:table-cell office:value-type="float" office:value="0.00101161830357143">
                <text:p>0.0010116183035714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1290234375">
                <text:p>0.001290234375</text:p>
              </table:table-cell>
              <table:table-cell office:value-type="float" office:value="0.000969759114583333">
                <text:p>0.00096975911458333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127734375">
                <text:p>0.00127734375</text:p>
              </table:table-cell>
              <table:table-cell office:value-type="float" office:value="0.00104538640202703">
                <text:p>0.0010453864020270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1292578125">
                <text:p>0.001292578125</text:p>
              </table:table-cell>
              <table:table-cell office:value-type="float" office:value="0.00103256578947368">
                <text:p>0.0010325657894736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1276171875">
                <text:p>0.001276171875</text:p>
              </table:table-cell>
              <table:table-cell office:value-type="float" office:value="0.00110113181089744">
                <text:p>0.0011011318108974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3595">
                <text:p>0.003595</text:p>
              </table:table-cell>
              <table:table-cell office:value-type="float" office:value="0.0035775">
                <text:p>0.003577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15775">
                <text:p>0.0015775</text:p>
              </table:table-cell>
              <table:table-cell office:value-type="float" office:value="0.00156859375">
                <text:p>0.0015685937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12625">
                <text:p>0.0012625</text:p>
              </table:table-cell>
              <table:table-cell office:value-type="float" office:value="0.00125197916666667">
                <text:p>0.0012519791666666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888125">
                <text:p>0.000888125</text:p>
              </table:table-cell>
              <table:table-cell office:value-type="float" office:value="0.00086703125">
                <text:p>0.0008670312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9140625">
                <text:p>0.0009140625</text:p>
              </table:table-cell>
              <table:table-cell office:value-type="float" office:value="0.000897875">
                <text:p>0.00089787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9315625">
                <text:p>0.0009315625</text:p>
              </table:table-cell>
              <table:table-cell office:value-type="float" office:value="0.000906822916666667">
                <text:p>0.00090682291666666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9471875">
                <text:p>0.0009471875</text:p>
              </table:table-cell>
              <table:table-cell office:value-type="float" office:value="0.000913794642857143">
                <text:p>0.00091379464285714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9840625">
                <text:p>0.0009840625</text:p>
              </table:table-cell>
              <table:table-cell office:value-type="float" office:value="0.0009397265625">
                <text:p>0.000939726562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905625">
                <text:p>0.000905625</text:p>
              </table:table-cell>
              <table:table-cell office:value-type="float" office:value="0.000864722222222222">
                <text:p>0.00086472222222222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11921875">
                <text:p>0.0011921875</text:p>
              </table:table-cell>
              <table:table-cell office:value-type="float" office:value="0.001142625">
                <text:p>0.00114262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98125">
                <text:p>0.00098125</text:p>
              </table:table-cell>
              <table:table-cell office:value-type="float" office:value="0.000890767045454546">
                <text:p>0.00089076704545454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9853125">
                <text:p>0.0009853125</text:p>
              </table:table-cell>
              <table:table-cell office:value-type="float" office:value="0.000888697916666667">
                <text:p>0.00088869791666666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976875">
                <text:p>0.000976875</text:p>
              </table:table-cell>
              <table:table-cell office:value-type="float" office:value="0.000952716346153846">
                <text:p>0.00095271634615384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9565625">
                <text:p>0.0009565625</text:p>
              </table:table-cell>
              <table:table-cell office:value-type="float" office:value="0.000887142857142857">
                <text:p>0.00088714285714285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10184375">
                <text:p>0.0010184375</text:p>
              </table:table-cell>
              <table:table-cell office:value-type="float" office:value="0.000947833333333333">
                <text:p>0.00094783333333333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10821875">
                <text:p>0.0010821875</text:p>
              </table:table-cell>
              <table:table-cell office:value-type="float" office:value="0.00101462890625">
                <text:p>0.0010146289062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9703125">
                <text:p>0.0009703125</text:p>
              </table:table-cell>
              <table:table-cell office:value-type="float" office:value="0.000895441176470588">
                <text:p>0.00089544117647058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108125">
                <text:p>0.00108125</text:p>
              </table:table-cell>
              <table:table-cell office:value-type="float" office:value="0.000938836805555556">
                <text:p>0.00093883680555555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1006875">
                <text:p>0.001006875</text:p>
              </table:table-cell>
              <table:table-cell office:value-type="float" office:value="0.000953240131578947">
                <text:p>0.00095324013157894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976875">
                <text:p>0.000976875</text:p>
              </table:table-cell>
              <table:table-cell office:value-type="float" office:value="0.000911140625">
                <text:p>0.00091114062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10084375">
                <text:p>0.0010084375</text:p>
              </table:table-cell>
              <table:table-cell office:value-type="float" office:value="0.000943303571428572">
                <text:p>0.00094330357142857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9740625">
                <text:p>0.0009740625</text:p>
              </table:table-cell>
              <table:table-cell office:value-type="float" office:value="0.000907272727272727">
                <text:p>0.00090727272727272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9934375">
                <text:p>0.0009934375</text:p>
              </table:table-cell>
              <table:table-cell office:value-type="float" office:value="0.000846440217391304">
                <text:p>0.00084644021739130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10175">
                <text:p>0.0010175</text:p>
              </table:table-cell>
              <table:table-cell office:value-type="float" office:value="0.000786236979166667">
                <text:p>0.00078623697916666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10090625">
                <text:p>0.0010090625</text:p>
              </table:table-cell>
              <table:table-cell office:value-type="float" office:value="0.0008800375">
                <text:p>0.000880037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103625">
                <text:p>0.00103625</text:p>
              </table:table-cell>
              <table:table-cell office:value-type="float" office:value="0.000934170673076923">
                <text:p>0.00093417067307692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9796875">
                <text:p>0.0009796875</text:p>
              </table:table-cell>
              <table:table-cell office:value-type="float" office:value="0.000843043981481481">
                <text:p>0.00084304398148148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10515625">
                <text:p>0.0010515625</text:p>
              </table:table-cell>
              <table:table-cell office:value-type="float" office:value="0.000898716517857143">
                <text:p>0.00089871651785714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10184375">
                <text:p>0.0010184375</text:p>
              </table:table-cell>
              <table:table-cell office:value-type="float" office:value="0.000889870689655172">
                <text:p>0.00088987068965517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1073125">
                <text:p>0.001073125</text:p>
              </table:table-cell>
              <table:table-cell office:value-type="float" office:value="0.00092975">
                <text:p>0.0009297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1046875">
                <text:p>0.001046875</text:p>
              </table:table-cell>
              <table:table-cell office:value-type="float" office:value="0.000965120967741935">
                <text:p>0.00096512096774193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10328125">
                <text:p>0.0010328125</text:p>
              </table:table-cell>
              <table:table-cell office:value-type="float" office:value="0.0007672265625">
                <text:p>0.000767226562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10721875">
                <text:p>0.0010721875</text:p>
              </table:table-cell>
              <table:table-cell office:value-type="float" office:value="0.000936297348484848">
                <text:p>0.00093629734848484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10121875">
                <text:p>0.0010121875</text:p>
              </table:table-cell>
              <table:table-cell office:value-type="float" office:value="0.000795266544117647">
                <text:p>0.00079526654411764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9853125">
                <text:p>0.0009853125</text:p>
              </table:table-cell>
              <table:table-cell office:value-type="float" office:value="0.000931241071428571">
                <text:p>0.00093124107142857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103125">
                <text:p>0.00103125</text:p>
              </table:table-cell>
              <table:table-cell office:value-type="float" office:value="0.000935772569444445">
                <text:p>0.00093577256944444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10853125">
                <text:p>0.0010853125</text:p>
              </table:table-cell>
              <table:table-cell office:value-type="float" office:value="0.000981621621621622">
                <text:p>0.00098162162162162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10084375">
                <text:p>0.0010084375</text:p>
              </table:table-cell>
              <table:table-cell office:value-type="float" office:value="0.000786973684210526">
                <text:p>0.00078697368421052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10878125">
                <text:p>0.0010878125</text:p>
              </table:table-cell>
              <table:table-cell office:value-type="float" office:value="0.000861586538461538">
                <text:p>0.00086158653846153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256145833333333">
                <text:p>0.00256145833333333</text:p>
              </table:table-cell>
              <table:table-cell office:value-type="float" office:value="0.00255">
                <text:p>0.00255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141901041666667">
                <text:p>0.00141901041666667</text:p>
              </table:table-cell>
              <table:table-cell office:value-type="float" office:value="0.001410546875">
                <text:p>0.001410546875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901041666666667">
                <text:p>0.000901041666666667</text:p>
              </table:table-cell>
              <table:table-cell office:value-type="float" office:value="0.000893663194444444">
                <text:p>0.000893663194444444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761979166666667">
                <text:p>0.000761979166666667</text:p>
              </table:table-cell>
              <table:table-cell office:value-type="float" office:value="0.0007525390625">
                <text:p>0.0007525390625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786979166666667">
                <text:p>0.000786979166666667</text:p>
              </table:table-cell>
              <table:table-cell office:value-type="float" office:value="0.000778385416666667">
                <text:p>0.000778385416666667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798958333333333">
                <text:p>0.000798958333333333</text:p>
              </table:table-cell>
              <table:table-cell office:value-type="float" office:value="0.000776822916666667">
                <text:p>0.000776822916666667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797395833333333">
                <text:p>0.000797395833333333</text:p>
              </table:table-cell>
              <table:table-cell office:value-type="float" office:value="0.00077983630952381">
                <text:p>0.00077983630952381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825260416666667">
                <text:p>0.000825260416666667</text:p>
              </table:table-cell>
              <table:table-cell office:value-type="float" office:value="0.000785546875">
                <text:p>0.000785546875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845572916666667">
                <text:p>0.000845572916666667</text:p>
              </table:table-cell>
              <table:table-cell office:value-type="float" office:value="0.000796440972222222">
                <text:p>0.000796440972222222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819791666666667">
                <text:p>0.000819791666666667</text:p>
              </table:table-cell>
              <table:table-cell office:value-type="float" office:value="0.000787890625">
                <text:p>0.000787890625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855208333333333">
                <text:p>0.000855208333333333</text:p>
              </table:table-cell>
              <table:table-cell office:value-type="float" office:value="0.000821188446969697">
                <text:p>0.000821188446969697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956510416666667">
                <text:p>0.000956510416666667</text:p>
              </table:table-cell>
              <table:table-cell office:value-type="float" office:value="0.000892339409722222">
                <text:p>0.000892339409722222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828385416666667">
                <text:p>0.000828385416666667</text:p>
              </table:table-cell>
              <table:table-cell office:value-type="float" office:value="0.000787860576923077">
                <text:p>0.000787860576923077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84296875">
                <text:p>0.00084296875</text:p>
              </table:table-cell>
              <table:table-cell office:value-type="float" office:value="0.00076796875">
                <text:p>0.00076796875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840885416666667">
                <text:p>0.000840885416666667</text:p>
              </table:table-cell>
              <table:table-cell office:value-type="float" office:value="0.00077375">
                <text:p>0.00077375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8734375">
                <text:p>0.0008734375</text:p>
              </table:table-cell>
              <table:table-cell office:value-type="float" office:value="0.000760791015625">
                <text:p>0.000760791015625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854427083333333">
                <text:p>0.000854427083333333</text:p>
              </table:table-cell>
              <table:table-cell office:value-type="float" office:value="0.000789307598039216">
                <text:p>0.000789307598039216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9078125">
                <text:p>0.0009078125</text:p>
              </table:table-cell>
              <table:table-cell office:value-type="float" office:value="0.000832682291666667">
                <text:p>0.000832682291666667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871354166666667">
                <text:p>0.000871354166666667</text:p>
              </table:table-cell>
              <table:table-cell office:value-type="float" office:value="0.000810457785087719">
                <text:p>0.000810457785087719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853645833333333">
                <text:p>0.000853645833333333</text:p>
              </table:table-cell>
              <table:table-cell office:value-type="float" office:value="0.000815286458333333">
                <text:p>0.000815286458333333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869010416666667">
                <text:p>0.000869010416666667</text:p>
              </table:table-cell>
              <table:table-cell office:value-type="float" office:value="0.000779774305555556">
                <text:p>0.000779774305555556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873697916666667">
                <text:p>0.000873697916666667</text:p>
              </table:table-cell>
              <table:table-cell office:value-type="float" office:value="0.000742471590909091">
                <text:p>0.000742471590909091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843489583333333">
                <text:p>0.000843489583333333</text:p>
              </table:table-cell>
              <table:table-cell office:value-type="float" office:value="0.000723935688405797">
                <text:p>0.000723935688405797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878645833333333">
                <text:p>0.000878645833333333</text:p>
              </table:table-cell>
              <table:table-cell office:value-type="float" office:value="0.000759733072916667">
                <text:p>0.000759733072916667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837760416666667">
                <text:p>0.000837760416666667</text:p>
              </table:table-cell>
              <table:table-cell office:value-type="float" office:value="0.000792739583333333">
                <text:p>0.000792739583333333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851041666666667">
                <text:p>0.000851041666666667</text:p>
              </table:table-cell>
              <table:table-cell office:value-type="float" office:value="0.000677083333333333">
                <text:p>0.000677083333333333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87421875">
                <text:p>0.00087421875</text:p>
              </table:table-cell>
              <table:table-cell office:value-type="float" office:value="0.000733757716049383">
                <text:p>0.000733757716049383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866145833333333">
                <text:p>0.000866145833333333</text:p>
              </table:table-cell>
              <table:table-cell office:value-type="float" office:value="0.000805459449404762">
                <text:p>0.000805459449404762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879166666666667">
                <text:p>0.000879166666666667</text:p>
              </table:table-cell>
              <table:table-cell office:value-type="float" office:value="0.000785910560344827">
                <text:p>0.000785910560344827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882291666666667">
                <text:p>0.000882291666666667</text:p>
              </table:table-cell>
              <table:table-cell office:value-type="float" office:value="0.000747456597222222">
                <text:p>0.000747456597222222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894010416666667">
                <text:p>0.000894010416666667</text:p>
              </table:table-cell>
              <table:table-cell office:value-type="float" office:value="0.000797059811827957">
                <text:p>0.000797059811827957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878645833333333">
                <text:p>0.000878645833333333</text:p>
              </table:table-cell>
              <table:table-cell office:value-type="float" office:value="0.000767268880208333">
                <text:p>0.000767268880208333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864583333333333">
                <text:p>0.000864583333333333</text:p>
              </table:table-cell>
              <table:table-cell office:value-type="float" office:value="0.000661813446969697">
                <text:p>0.000661813446969697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870572916666667">
                <text:p>0.000870572916666667</text:p>
              </table:table-cell>
              <table:table-cell office:value-type="float" office:value="0.000678875612745098">
                <text:p>0.000678875612745098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90546875">
                <text:p>0.00090546875</text:p>
              </table:table-cell>
              <table:table-cell office:value-type="float" office:value="0.000731711309523809">
                <text:p>0.000731711309523809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884375">
                <text:p>0.000884375</text:p>
              </table:table-cell>
              <table:table-cell office:value-type="float" office:value="0.00074888599537037">
                <text:p>0.00074888599537037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861458333333333">
                <text:p>0.000861458333333333</text:p>
              </table:table-cell>
              <table:table-cell office:value-type="float" office:value="0.000735458896396396">
                <text:p>0.000735458896396396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8875">
                <text:p>0.0008875</text:p>
              </table:table-cell>
              <table:table-cell office:value-type="float" office:value="0.000834998629385965">
                <text:p>0.000834998629385965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865364583333333">
                <text:p>0.000865364583333333</text:p>
              </table:table-cell>
              <table:table-cell office:value-type="float" office:value="0.000638641826923077">
                <text:p>0.000638641826923077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246517857142857">
                <text:p>0.00246517857142857</text:p>
              </table:table-cell>
              <table:table-cell office:value-type="float" office:value="0.00245602678571429">
                <text:p>0.00245602678571429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121897321428571">
                <text:p>0.00121897321428571</text:p>
              </table:table-cell>
              <table:table-cell office:value-type="float" office:value="0.00121238839285714">
                <text:p>0.00121238839285714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904017857142857">
                <text:p>0.000904017857142857</text:p>
              </table:table-cell>
              <table:table-cell office:value-type="float" office:value="0.000896130952380952">
                <text:p>0.000896130952380952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7015625">
                <text:p>0.0007015625</text:p>
              </table:table-cell>
              <table:table-cell office:value-type="float" office:value="0.000695591517857143">
                <text:p>0.000695591517857143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713839285714286">
                <text:p>0.000713839285714286</text:p>
              </table:table-cell>
              <table:table-cell office:value-type="float" office:value="0.000695446428571429">
                <text:p>0.000695446428571429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719642857142857">
                <text:p>0.000719642857142857</text:p>
              </table:table-cell>
              <table:table-cell office:value-type="float" office:value="0.000693080357142857">
                <text:p>0.000693080357142857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757366071428571">
                <text:p>0.000757366071428571</text:p>
              </table:table-cell>
              <table:table-cell office:value-type="float" office:value="0.000717091836734694">
                <text:p>0.000717091836734694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73125">
                <text:p>0.00073125</text:p>
              </table:table-cell>
              <table:table-cell office:value-type="float" office:value="0.000714146205357143">
                <text:p>0.000714146205357143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738392857142857">
                <text:p>0.000738392857142857</text:p>
              </table:table-cell>
              <table:table-cell office:value-type="float" office:value="0.000706026785714286">
                <text:p>0.000706026785714286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749553571428571">
                <text:p>0.000749553571428571</text:p>
              </table:table-cell>
              <table:table-cell office:value-type="float" office:value="0.00071125">
                <text:p>0.00071125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719196428571429">
                <text:p>0.000719196428571429</text:p>
              </table:table-cell>
              <table:table-cell office:value-type="float" office:value="0.000684902597402597">
                <text:p>0.000684902597402597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713169642857143">
                <text:p>0.000713169642857143</text:p>
              </table:table-cell>
              <table:table-cell office:value-type="float" office:value="0.000666629464285714">
                <text:p>0.000666629464285714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742857142857143">
                <text:p>0.000742857142857143</text:p>
              </table:table-cell>
              <table:table-cell office:value-type="float" office:value="0.000712190934065934">
                <text:p>0.000712190934065934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743080357142857">
                <text:p>0.000743080357142857</text:p>
              </table:table-cell>
              <table:table-cell office:value-type="float" office:value="0.000702885841836735">
                <text:p>0.000702885841836735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718526785714286">
                <text:p>0.000718526785714286</text:p>
              </table:table-cell>
              <table:table-cell office:value-type="float" office:value="0.000691011904761905">
                <text:p>0.000691011904761905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763392857142857">
                <text:p>0.000763392857142857</text:p>
              </table:table-cell>
              <table:table-cell office:value-type="float" office:value="0.000704757254464286">
                <text:p>0.000704757254464286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744196428571429">
                <text:p>0.000744196428571429</text:p>
              </table:table-cell>
              <table:table-cell office:value-type="float" office:value="0.000706630777310924">
                <text:p>0.000706630777310924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770089285714286">
                <text:p>0.000770089285714286</text:p>
              </table:table-cell>
              <table:table-cell office:value-type="float" office:value="0.000705865575396825">
                <text:p>0.000705865575396825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785491071428571">
                <text:p>0.000785491071428571</text:p>
              </table:table-cell>
              <table:table-cell office:value-type="float" office:value="0.000722356672932331">
                <text:p>0.000722356672932331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700892857142857">
                <text:p>0.000700892857142857</text:p>
              </table:table-cell>
              <table:table-cell office:value-type="float" office:value="0.000658169642857143">
                <text:p>0.000658169642857143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743973214285714">
                <text:p>0.000743973214285714</text:p>
              </table:table-cell>
              <table:table-cell office:value-type="float" office:value="0.000692527636054422">
                <text:p>0.000692527636054422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729241071428571">
                <text:p>0.000729241071428571</text:p>
              </table:table-cell>
              <table:table-cell office:value-type="float" office:value="0.000665919237012987">
                <text:p>0.000665919237012987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753794642857143">
                <text:p>0.000753794642857143</text:p>
              </table:table-cell>
              <table:table-cell office:value-type="float" office:value="0.000685034937888199">
                <text:p>0.000685034937888199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837723214285714">
                <text:p>0.000837723214285714</text:p>
              </table:table-cell>
              <table:table-cell office:value-type="float" office:value="0.000771354166666667">
                <text:p>0.000771354166666667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7734375">
                <text:p>0.0007734375</text:p>
              </table:table-cell>
              <table:table-cell office:value-type="float" office:value="0.000696232142857143">
                <text:p>0.000696232142857143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734151785714286">
                <text:p>0.000734151785714286</text:p>
              </table:table-cell>
              <table:table-cell office:value-type="float" office:value="0.000605494505494506">
                <text:p>0.000605494505494506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751116071428572">
                <text:p>0.000751116071428572</text:p>
              </table:table-cell>
              <table:table-cell office:value-type="float" office:value="0.000663070436507937">
                <text:p>0.000663070436507937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752678571428571">
                <text:p>0.000752678571428571</text:p>
              </table:table-cell>
              <table:table-cell office:value-type="float" office:value="0.000666613520408163">
                <text:p>0.000666613520408163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742857142857143">
                <text:p>0.000742857142857143</text:p>
              </table:table-cell>
              <table:table-cell office:value-type="float" office:value="0.000602416871921182">
                <text:p>0.000602416871921182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792633928571429">
                <text:p>0.000792633928571429</text:p>
              </table:table-cell>
              <table:table-cell office:value-type="float" office:value="0.000694590773809524">
                <text:p>0.000694590773809524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756919642857143">
                <text:p>0.000756919642857143</text:p>
              </table:table-cell>
              <table:table-cell office:value-type="float" office:value="0.000666841877880184">
                <text:p>0.000666841877880184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769419642857143">
                <text:p>0.000769419642857143</text:p>
              </table:table-cell>
              <table:table-cell office:value-type="float" office:value="0.000650425502232143">
                <text:p>0.000650425502232143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835491071428571">
                <text:p>0.000835491071428571</text:p>
              </table:table-cell>
              <table:table-cell office:value-type="float" office:value="0.000742349837662338">
                <text:p>0.000742349837662338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722098214285714">
                <text:p>0.000722098214285714</text:p>
              </table:table-cell>
              <table:table-cell office:value-type="float" office:value="0.000625722163865546">
                <text:p>0.000625722163865546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766741071428572">
                <text:p>0.000766741071428572</text:p>
              </table:table-cell>
              <table:table-cell office:value-type="float" office:value="0.000657117346938775">
                <text:p>0.000657117346938775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758482142857143">
                <text:p>0.000758482142857143</text:p>
              </table:table-cell>
              <table:table-cell office:value-type="float" office:value="0.000717113095238095">
                <text:p>0.000717113095238095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766294642857143">
                <text:p>0.000766294642857143</text:p>
              </table:table-cell>
              <table:table-cell office:value-type="float" office:value="0.000674662162162162">
                <text:p>0.000674662162162162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8046875">
                <text:p>0.0008046875</text:p>
              </table:table-cell>
              <table:table-cell office:value-type="float" office:value="0.00072062382518797">
                <text:p>0.00072062382518797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779910714285714">
                <text:p>0.000779910714285714</text:p>
              </table:table-cell>
              <table:table-cell office:value-type="float" office:value="0.000646354166666667">
                <text:p>0.000646354166666667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20755859375">
                <text:p>0.0020755859375</text:p>
              </table:table-cell>
              <table:table-cell office:value-type="float" office:value="0.0020685546875">
                <text:p>0.002068554687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1188671875">
                <text:p>0.001188671875</text:p>
              </table:table-cell>
              <table:table-cell office:value-type="float" office:value="0.001182421875">
                <text:p>0.00118242187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775">
                <text:p>0.000775</text:p>
              </table:table-cell>
              <table:table-cell office:value-type="float" office:value="0.00076953125">
                <text:p>0.0007695312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6962890625">
                <text:p>0.0006962890625</text:p>
              </table:table-cell>
              <table:table-cell office:value-type="float" office:value="0.00068984375">
                <text:p>0.0006898437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633203125">
                <text:p>0.000633203125</text:p>
              </table:table-cell>
              <table:table-cell office:value-type="float" office:value="0.000626875">
                <text:p>0.00062687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6986328125">
                <text:p>0.0006986328125</text:p>
              </table:table-cell>
              <table:table-cell office:value-type="float" office:value="0.000685221354166667">
                <text:p>0.00068522135416666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668359375">
                <text:p>0.000668359375</text:p>
              </table:table-cell>
              <table:table-cell office:value-type="float" office:value="0.000638113839285714">
                <text:p>0.00063811383928571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6537109375">
                <text:p>0.0006537109375</text:p>
              </table:table-cell>
              <table:table-cell office:value-type="float" office:value="0.000626416015625">
                <text:p>0.00062641601562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63359375">
                <text:p>0.00063359375</text:p>
              </table:table-cell>
              <table:table-cell office:value-type="float" office:value="0.000590451388888889">
                <text:p>0.00059045138888888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674609375">
                <text:p>0.000674609375</text:p>
              </table:table-cell>
              <table:table-cell office:value-type="float" office:value="0.00064306640625">
                <text:p>0.0006430664062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650390625">
                <text:p>0.000650390625</text:p>
              </table:table-cell>
              <table:table-cell office:value-type="float" office:value="0.000619318181818182">
                <text:p>0.00061931818181818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678515625">
                <text:p>0.000678515625</text:p>
              </table:table-cell>
              <table:table-cell office:value-type="float" office:value="0.000654361979166667">
                <text:p>0.00065436197916666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6794921875">
                <text:p>0.0006794921875</text:p>
              </table:table-cell>
              <table:table-cell office:value-type="float" office:value="0.000628125">
                <text:p>0.00062812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6923828125">
                <text:p>0.0006923828125</text:p>
              </table:table-cell>
              <table:table-cell office:value-type="float" office:value="0.00062578125">
                <text:p>0.0006257812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67421875">
                <text:p>0.00067421875</text:p>
              </table:table-cell>
              <table:table-cell office:value-type="float" office:value="0.0006166015625">
                <text:p>0.000616601562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64609375">
                <text:p>0.00064609375</text:p>
              </table:table-cell>
              <table:table-cell office:value-type="float" office:value="0.00059202880859375">
                <text:p>0.0005920288085937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736328125">
                <text:p>0.000736328125</text:p>
              </table:table-cell>
              <table:table-cell office:value-type="float" office:value="0.000660294117647059">
                <text:p>0.00066029411764705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7171875">
                <text:p>0.0007171875</text:p>
              </table:table-cell>
              <table:table-cell office:value-type="float" office:value="0.000651790364583333">
                <text:p>0.00065179036458333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675">
                <text:p>0.000675</text:p>
              </table:table-cell>
              <table:table-cell office:value-type="float" office:value="0.00062542146381579">
                <text:p>0.0006254214638157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7208984375">
                <text:p>0.0007208984375</text:p>
              </table:table-cell>
              <table:table-cell office:value-type="float" office:value="0.000651787109375">
                <text:p>0.00065178710937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6607421875">
                <text:p>0.0006607421875</text:p>
              </table:table-cell>
              <table:table-cell office:value-type="float" office:value="0.000595377604166667">
                <text:p>0.00059537760416666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7068359375">
                <text:p>0.0007068359375</text:p>
              </table:table-cell>
              <table:table-cell office:value-type="float" office:value="0.000644930752840909">
                <text:p>0.00064493075284090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6978515625">
                <text:p>0.0006978515625</text:p>
              </table:table-cell>
              <table:table-cell office:value-type="float" office:value="0.000651443614130435">
                <text:p>0.00065144361413043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72578125">
                <text:p>0.00072578125</text:p>
              </table:table-cell>
              <table:table-cell office:value-type="float" office:value="0.000618587239583333">
                <text:p>0.00061858723958333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7392578125">
                <text:p>0.0007392578125</text:p>
              </table:table-cell>
              <table:table-cell office:value-type="float" office:value="0.0006781171875">
                <text:p>0.000678117187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691796875">
                <text:p>0.000691796875</text:p>
              </table:table-cell>
              <table:table-cell office:value-type="float" office:value="0.000593269230769231">
                <text:p>0.00059326923076923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6517578125">
                <text:p>0.0006517578125</text:p>
              </table:table-cell>
              <table:table-cell office:value-type="float" office:value="0.000591905381944444">
                <text:p>0.00059190538194444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7353515625">
                <text:p>0.0007353515625</text:p>
              </table:table-cell>
              <table:table-cell office:value-type="float" office:value="0.000615750558035714">
                <text:p>0.00061575055803571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696875">
                <text:p>0.000696875</text:p>
              </table:table-cell>
              <table:table-cell office:value-type="float" office:value="0.000633176185344828">
                <text:p>0.00063317618534482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7404296875">
                <text:p>0.0007404296875</text:p>
              </table:table-cell>
              <table:table-cell office:value-type="float" office:value="0.000646217447916667">
                <text:p>0.00064621744791666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7044921875">
                <text:p>0.0007044921875</text:p>
              </table:table-cell>
              <table:table-cell office:value-type="float" office:value="0.000653679435483871">
                <text:p>0.00065367943548387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708203125">
                <text:p>0.000708203125</text:p>
              </table:table-cell>
              <table:table-cell office:value-type="float" office:value="0.0006143798828125">
                <text:p>0.000614379882812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74609375">
                <text:p>0.00074609375</text:p>
              </table:table-cell>
              <table:table-cell office:value-type="float" office:value="0.000584156013257576">
                <text:p>0.000584156013257576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693359375">
                <text:p>0.000693359375</text:p>
              </table:table-cell>
              <table:table-cell office:value-type="float" office:value="0.000588556985294118">
                <text:p>0.00058855698529411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7208984375">
                <text:p>0.0007208984375</text:p>
              </table:table-cell>
              <table:table-cell office:value-type="float" office:value="0.0005720703125">
                <text:p>0.000572070312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772265625">
                <text:p>0.000772265625</text:p>
              </table:table-cell>
              <table:table-cell office:value-type="float" office:value="0.000683024088541667">
                <text:p>0.00068302408854166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716796875">
                <text:p>0.000716796875</text:p>
              </table:table-cell>
              <table:table-cell office:value-type="float" office:value="0.000668359375">
                <text:p>0.00066835937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730078125">
                <text:p>0.000730078125</text:p>
              </table:table-cell>
              <table:table-cell office:value-type="float" office:value="0.000680643503289474">
                <text:p>0.00068064350328947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740625">
                <text:p>0.000740625</text:p>
              </table:table-cell>
              <table:table-cell office:value-type="float" office:value="0.000561763822115385">
                <text:p>0.00056176382211538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212760416666667">
                <text:p>0.00212760416666667</text:p>
              </table:table-cell>
              <table:table-cell office:value-type="float" office:value="0.00211961805555556">
                <text:p>0.00211961805555556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944444444444444">
                <text:p>0.000944444444444444</text:p>
              </table:table-cell>
              <table:table-cell office:value-type="float" office:value="0.000939756944444444">
                <text:p>0.000939756944444444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744444444444444">
                <text:p>0.000744444444444444</text:p>
              </table:table-cell>
              <table:table-cell office:value-type="float" office:value="0.000739641203703704">
                <text:p>0.000739641203703704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633680555555555">
                <text:p>0.000633680555555555</text:p>
              </table:table-cell>
              <table:table-cell office:value-type="float" office:value="0.000627734375">
                <text:p>0.000627734375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603472222222222">
                <text:p>0.000603472222222222</text:p>
              </table:table-cell>
              <table:table-cell office:value-type="float" office:value="0.0005928125">
                <text:p>0.0005928125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631770833333333">
                <text:p>0.000631770833333333</text:p>
              </table:table-cell>
              <table:table-cell office:value-type="float" office:value="0.000624826388888889">
                <text:p>0.000624826388888889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633854166666667">
                <text:p>0.000633854166666667</text:p>
              </table:table-cell>
              <table:table-cell office:value-type="float" office:value="0.000619171626984127">
                <text:p>0.000619171626984127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707118055555556">
                <text:p>0.000707118055555556</text:p>
              </table:table-cell>
              <table:table-cell office:value-type="float" office:value="0.000684331597222222">
                <text:p>0.000684331597222222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663020833333333">
                <text:p>0.000663020833333333</text:p>
              </table:table-cell>
              <table:table-cell office:value-type="float" office:value="0.000643248456790123">
                <text:p>0.000643248456790123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654166666666667">
                <text:p>0.000654166666666667</text:p>
              </table:table-cell>
              <table:table-cell office:value-type="float" office:value="0.000622777777777778">
                <text:p>0.000622777777777778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636458333333333">
                <text:p>0.000636458333333333</text:p>
              </table:table-cell>
              <table:table-cell office:value-type="float" office:value="0.000602430555555556">
                <text:p>0.000602430555555556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594097222222222">
                <text:p>0.000594097222222222</text:p>
              </table:table-cell>
              <table:table-cell office:value-type="float" office:value="0.000571397569444444">
                <text:p>0.000571397569444444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6578125">
                <text:p>0.0006578125</text:p>
              </table:table-cell>
              <table:table-cell office:value-type="float" office:value="0.000621113782051282">
                <text:p>0.000621113782051282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728298611111111">
                <text:p>0.000728298611111111</text:p>
              </table:table-cell>
              <table:table-cell office:value-type="float" office:value="0.000692373511904762">
                <text:p>0.000692373511904762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638888888888889">
                <text:p>0.000638888888888889</text:p>
              </table:table-cell>
              <table:table-cell office:value-type="float" office:value="0.000603368055555556">
                <text:p>0.000603368055555556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645138888888889">
                <text:p>0.000645138888888889</text:p>
              </table:table-cell>
              <table:table-cell office:value-type="float" office:value="0.000615082465277778">
                <text:p>0.000615082465277778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681423611111111">
                <text:p>0.000681423611111111</text:p>
              </table:table-cell>
              <table:table-cell office:value-type="float" office:value="0.000630167483660131">
                <text:p>0.000630167483660131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644444444444444">
                <text:p>0.000644444444444444</text:p>
              </table:table-cell>
              <table:table-cell office:value-type="float" office:value="0.000590036651234568">
                <text:p>0.000590036651234568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717361111111111">
                <text:p>0.000717361111111111</text:p>
              </table:table-cell>
              <table:table-cell office:value-type="float" office:value="0.000659612573099415">
                <text:p>0.000659612573099415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669097222222222">
                <text:p>0.000669097222222222</text:p>
              </table:table-cell>
              <table:table-cell office:value-type="float" office:value="0.00062796875">
                <text:p>0.00062796875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679861111111111">
                <text:p>0.000679861111111111</text:p>
              </table:table-cell>
              <table:table-cell office:value-type="float" office:value="0.00063062996031746">
                <text:p>0.00063062996031746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684548611111111">
                <text:p>0.000684548611111111</text:p>
              </table:table-cell>
              <table:table-cell office:value-type="float" office:value="0.000639378156565657">
                <text:p>0.000639378156565657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660416666666667">
                <text:p>0.000660416666666667</text:p>
              </table:table-cell>
              <table:table-cell office:value-type="float" office:value="0.000605578200483092">
                <text:p>0.000605578200483092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654513888888889">
                <text:p>0.000654513888888889</text:p>
              </table:table-cell>
              <table:table-cell office:value-type="float" office:value="0.00059701244212963">
                <text:p>0.00059701244212963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665451388888889">
                <text:p>0.000665451388888889</text:p>
              </table:table-cell>
              <table:table-cell office:value-type="float" office:value="0.000614763888888889">
                <text:p>0.000614763888888889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681597222222222">
                <text:p>0.000681597222222222</text:p>
              </table:table-cell>
              <table:table-cell office:value-type="float" office:value="0.000631263354700855">
                <text:p>0.000631263354700855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694444444444444">
                <text:p>0.000694444444444444</text:p>
              </table:table-cell>
              <table:table-cell office:value-type="float" office:value="0.000621167695473251">
                <text:p>0.000621167695473251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692881944444444">
                <text:p>0.000692881944444444</text:p>
              </table:table-cell>
              <table:table-cell office:value-type="float" office:value="0.000618545386904762">
                <text:p>0.000618545386904762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710243055555556">
                <text:p>0.000710243055555556</text:p>
              </table:table-cell>
              <table:table-cell office:value-type="float" office:value="0.00062613745210728">
                <text:p>0.00062613745210728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682465277777778">
                <text:p>0.000682465277777778</text:p>
              </table:table-cell>
              <table:table-cell office:value-type="float" office:value="0.000605804398148148">
                <text:p>0.000605804398148148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763368055555556">
                <text:p>0.000763368055555556</text:p>
              </table:table-cell>
              <table:table-cell office:value-type="float" office:value="0.000666392249103943">
                <text:p>0.000666392249103943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685243055555556">
                <text:p>0.000685243055555556</text:p>
              </table:table-cell>
              <table:table-cell office:value-type="float" office:value="0.000603548177083333">
                <text:p>0.000603548177083333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732118055555556">
                <text:p>0.000732118055555556</text:p>
              </table:table-cell>
              <table:table-cell office:value-type="float" office:value="0.000611042718855219">
                <text:p>0.000611042718855219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662847222222222">
                <text:p>0.000662847222222222</text:p>
              </table:table-cell>
              <table:table-cell office:value-type="float" office:value="0.000587004697712418">
                <text:p>0.000587004697712418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696875">
                <text:p>0.000696875</text:p>
              </table:table-cell>
              <table:table-cell office:value-type="float" office:value="0.000622465277777778">
                <text:p>0.000622465277777778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699826388888889">
                <text:p>0.000699826388888889</text:p>
              </table:table-cell>
              <table:table-cell office:value-type="float" office:value="0.000592317708333333">
                <text:p>0.000592317708333333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703819444444444">
                <text:p>0.000703819444444444</text:p>
              </table:table-cell>
              <table:table-cell office:value-type="float" office:value="0.000636918168168168">
                <text:p>0.000636918168168168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655555555555555">
                <text:p>0.000655555555555555</text:p>
              </table:table-cell>
              <table:table-cell office:value-type="float" office:value="0.000562011147660819">
                <text:p>0.000562011147660819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701909722222222">
                <text:p>0.000701909722222222</text:p>
              </table:table-cell>
              <table:table-cell office:value-type="float" office:value="0.00064099448005698">
                <text:p>0.00064099448005698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157453125">
                <text:p>0.00157453125</text:p>
              </table:table-cell>
              <table:table-cell office:value-type="float" office:value="0.00156953125">
                <text:p>0.0015695312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83875">
                <text:p>0.00083875</text:p>
              </table:table-cell>
              <table:table-cell office:value-type="float" office:value="0.0008346875">
                <text:p>0.000834687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73328125">
                <text:p>0.00073328125</text:p>
              </table:table-cell>
              <table:table-cell office:value-type="float" office:value="0.00072875">
                <text:p>0.0007287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6221875">
                <text:p>0.0006221875</text:p>
              </table:table-cell>
              <table:table-cell office:value-type="float" office:value="0.0006141015625">
                <text:p>0.000614101562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62625">
                <text:p>0.00062625</text:p>
              </table:table-cell>
              <table:table-cell office:value-type="float" office:value="0.0006175625">
                <text:p>0.000617562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67265625">
                <text:p>0.00067265625</text:p>
              </table:table-cell>
              <table:table-cell office:value-type="float" office:value="0.000656692708333333">
                <text:p>0.000656692708333333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66578125">
                <text:p>0.00066578125</text:p>
              </table:table-cell>
              <table:table-cell office:value-type="float" office:value="0.000635535714285714">
                <text:p>0.00063553571428571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7">
                <text:p>0.0007</text:p>
              </table:table-cell>
              <table:table-cell office:value-type="float" office:value="0.00068552734375">
                <text:p>0.0006855273437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63109375">
                <text:p>0.00063109375</text:p>
              </table:table-cell>
              <table:table-cell office:value-type="float" office:value="0.000610329861111111">
                <text:p>0.000610329861111111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59484375">
                <text:p>0.00059484375</text:p>
              </table:table-cell>
              <table:table-cell office:value-type="float" office:value="0.000569703125">
                <text:p>0.00056970312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68125">
                <text:p>0.00068125</text:p>
              </table:table-cell>
              <table:table-cell office:value-type="float" office:value="0.000658238636363636">
                <text:p>0.000658238636363636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64828125">
                <text:p>0.00064828125</text:p>
              </table:table-cell>
              <table:table-cell office:value-type="float" office:value="0.000617005208333333">
                <text:p>0.000617005208333333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64921875">
                <text:p>0.00064921875</text:p>
              </table:table-cell>
              <table:table-cell office:value-type="float" office:value="0.000603413461538462">
                <text:p>0.000603413461538462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6703125">
                <text:p>0.0006703125</text:p>
              </table:table-cell>
              <table:table-cell office:value-type="float" office:value="0.000639207589285714">
                <text:p>0.00063920758928571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6759375">
                <text:p>0.0006759375</text:p>
              </table:table-cell>
              <table:table-cell office:value-type="float" office:value="0.000655041666666667">
                <text:p>0.000655041666666667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67453125">
                <text:p>0.00067453125</text:p>
              </table:table-cell>
              <table:table-cell office:value-type="float" office:value="0.0006510546875">
                <text:p>0.000651054687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64203125">
                <text:p>0.00064203125</text:p>
              </table:table-cell>
              <table:table-cell office:value-type="float" office:value="0.000606488970588235">
                <text:p>0.00060648897058823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71359375">
                <text:p>0.00071359375</text:p>
              </table:table-cell>
              <table:table-cell office:value-type="float" office:value="0.000683506944444444">
                <text:p>0.00068350694444444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666875">
                <text:p>0.000666875</text:p>
              </table:table-cell>
              <table:table-cell office:value-type="float" office:value="0.000587820723684211">
                <text:p>0.000587820723684211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66296875">
                <text:p>0.00066296875</text:p>
              </table:table-cell>
              <table:table-cell office:value-type="float" office:value="0.000636265625">
                <text:p>0.00063626562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655">
                <text:p>0.000655</text:p>
              </table:table-cell>
              <table:table-cell office:value-type="float" office:value="0.000591622023809524">
                <text:p>0.00059162202380952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673125">
                <text:p>0.000673125</text:p>
              </table:table-cell>
              <table:table-cell office:value-type="float" office:value="0.000608600852272727">
                <text:p>0.000608600852272727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686875">
                <text:p>0.000686875</text:p>
              </table:table-cell>
              <table:table-cell office:value-type="float" office:value="0.000637663043478261">
                <text:p>0.000637663043478261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69234375">
                <text:p>0.00069234375</text:p>
              </table:table-cell>
              <table:table-cell office:value-type="float" office:value="0.000619830729166667">
                <text:p>0.000619830729166667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6478125">
                <text:p>0.0006478125</text:p>
              </table:table-cell>
              <table:table-cell office:value-type="float" office:value="0.00061899375">
                <text:p>0.0006189937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69375">
                <text:p>0.00069375</text:p>
              </table:table-cell>
              <table:table-cell office:value-type="float" office:value="0.000629759615384615">
                <text:p>0.00062975961538461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68">
                <text:p>0.00068</text:p>
              </table:table-cell>
              <table:table-cell office:value-type="float" office:value="0.000639363425925926">
                <text:p>0.000639363425925926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7053125">
                <text:p>0.0007053125</text:p>
              </table:table-cell>
              <table:table-cell office:value-type="float" office:value="0.000653627232142857">
                <text:p>0.000653627232142857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684375">
                <text:p>0.000684375</text:p>
              </table:table-cell>
              <table:table-cell office:value-type="float" office:value="0.000605808189655172">
                <text:p>0.000605808189655172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67140625">
                <text:p>0.00067140625</text:p>
              </table:table-cell>
              <table:table-cell office:value-type="float" office:value="0.000577291666666667">
                <text:p>0.000577291666666667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67203125">
                <text:p>0.00067203125</text:p>
              </table:table-cell>
              <table:table-cell office:value-type="float" office:value="0.000583482862903226">
                <text:p>0.000583482862903226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67578125">
                <text:p>0.00067578125</text:p>
              </table:table-cell>
              <table:table-cell office:value-type="float" office:value="0.0006008837890625">
                <text:p>0.000600883789062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69734375">
                <text:p>0.00069734375</text:p>
              </table:table-cell>
              <table:table-cell office:value-type="float" office:value="0.000608158143939394">
                <text:p>0.00060815814393939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67859375">
                <text:p>0.00067859375</text:p>
              </table:table-cell>
              <table:table-cell office:value-type="float" office:value="0.000573152573529412">
                <text:p>0.000573152573529412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64703125">
                <text:p>0.00064703125</text:p>
              </table:table-cell>
              <table:table-cell office:value-type="float" office:value="0.000573066964285714">
                <text:p>0.00057306696428571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688125">
                <text:p>0.000688125</text:p>
              </table:table-cell>
              <table:table-cell office:value-type="float" office:value="0.000627278645833333">
                <text:p>0.000627278645833333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7053125">
                <text:p>0.0007053125</text:p>
              </table:table-cell>
              <table:table-cell office:value-type="float" office:value="0.000637179054054054">
                <text:p>0.00063717905405405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659375">
                <text:p>0.000659375</text:p>
              </table:table-cell>
              <table:table-cell office:value-type="float" office:value="0.000597327302631579">
                <text:p>0.000597327302631579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66484375">
                <text:p>0.00066484375</text:p>
              </table:table-cell>
              <table:table-cell office:value-type="float" office:value="0.000526374198717949">
                <text:p>0.000526374198717949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139275568181818">
                <text:p>0.00139275568181818</text:p>
              </table:table-cell>
              <table:table-cell office:value-type="float" office:value="0.00138863636363636">
                <text:p>0.00138863636363636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851278409090909">
                <text:p>0.000851278409090909</text:p>
              </table:table-cell>
              <table:table-cell office:value-type="float" office:value="0.00084765625">
                <text:p>0.00084765625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694886363636364">
                <text:p>0.000694886363636364</text:p>
              </table:table-cell>
              <table:table-cell office:value-type="float" office:value="0.000690861742424242">
                <text:p>0.000690861742424242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664204545454546">
                <text:p>0.000664204545454546</text:p>
              </table:table-cell>
              <table:table-cell office:value-type="float" office:value="0.000654225852272727">
                <text:p>0.000654225852272727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653267045454546">
                <text:p>0.000653267045454546</text:p>
              </table:table-cell>
              <table:table-cell office:value-type="float" office:value="0.000640653409090909">
                <text:p>0.000640653409090909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686079545454546">
                <text:p>0.000686079545454546</text:p>
              </table:table-cell>
              <table:table-cell office:value-type="float" office:value="0.000659919507575758">
                <text:p>0.000659919507575758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652840909090909">
                <text:p>0.000652840909090909</text:p>
              </table:table-cell>
              <table:table-cell office:value-type="float" office:value="0.000639650974025974">
                <text:p>0.000639650974025974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612073863636364">
                <text:p>0.000612073863636364</text:p>
              </table:table-cell>
              <table:table-cell office:value-type="float" office:value="0.000593323863636364">
                <text:p>0.000593323863636364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655681818181818">
                <text:p>0.000655681818181818</text:p>
              </table:table-cell>
              <table:table-cell office:value-type="float" office:value="0.00063884154040404">
                <text:p>0.00063884154040404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651988636363636">
                <text:p>0.000651988636363636</text:p>
              </table:table-cell>
              <table:table-cell office:value-type="float" office:value="0.000629375">
                <text:p>0.000629375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646306818181818">
                <text:p>0.000646306818181818</text:p>
              </table:table-cell>
              <table:table-cell office:value-type="float" office:value="0.000631624483471074">
                <text:p>0.000631624483471074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658522727272727">
                <text:p>0.000658522727272727</text:p>
              </table:table-cell>
              <table:table-cell office:value-type="float" office:value="0.000623248106060606">
                <text:p>0.000623248106060606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659659090909091">
                <text:p>0.000659659090909091</text:p>
              </table:table-cell>
              <table:table-cell office:value-type="float" office:value="0.000632593968531469">
                <text:p>0.000632593968531469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666761363636364">
                <text:p>0.000666761363636364</text:p>
              </table:table-cell>
              <table:table-cell office:value-type="float" office:value="0.00062242288961039">
                <text:p>0.00062242288961039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662784090909091">
                <text:p>0.000662784090909091</text:p>
              </table:table-cell>
              <table:table-cell office:value-type="float" office:value="0.000635700757575758">
                <text:p>0.000635700757575758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659659090909091">
                <text:p>0.000659659090909091</text:p>
              </table:table-cell>
              <table:table-cell office:value-type="float" office:value="0.000627459161931818">
                <text:p>0.000627459161931818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698579545454546">
                <text:p>0.000698579545454546</text:p>
              </table:table-cell>
              <table:table-cell office:value-type="float" office:value="0.000670613302139037">
                <text:p>0.000670613302139037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653409090909091">
                <text:p>0.000653409090909091</text:p>
              </table:table-cell>
              <table:table-cell office:value-type="float" office:value="0.000615798611111111">
                <text:p>0.000615798611111111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703125">
                <text:p>0.000703125</text:p>
              </table:table-cell>
              <table:table-cell office:value-type="float" office:value="0.00066556519138756">
                <text:p>0.00066556519138756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690198863636364">
                <text:p>0.000690198863636364</text:p>
              </table:table-cell>
              <table:table-cell office:value-type="float" office:value="0.000648487215909091">
                <text:p>0.000648487215909091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661221590909091">
                <text:p>0.000661221590909091</text:p>
              </table:table-cell>
              <table:table-cell office:value-type="float" office:value="0.0006098079004329">
                <text:p>0.0006098079004329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635227272727273">
                <text:p>0.000635227272727273</text:p>
              </table:table-cell>
              <table:table-cell office:value-type="float" office:value="0.000573870092975207">
                <text:p>0.000573870092975207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6921875">
                <text:p>0.0006921875</text:p>
              </table:table-cell>
              <table:table-cell office:value-type="float" office:value="0.00061817564229249">
                <text:p>0.00061817564229249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660085227272727">
                <text:p>0.000660085227272727</text:p>
              </table:table-cell>
              <table:table-cell office:value-type="float" office:value="0.000595075757575758">
                <text:p>0.000595075757575758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661789772727273">
                <text:p>0.000661789772727273</text:p>
              </table:table-cell>
              <table:table-cell office:value-type="float" office:value="0.000588022727272727">
                <text:p>0.000588022727272727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669744318181818">
                <text:p>0.000669744318181818</text:p>
              </table:table-cell>
              <table:table-cell office:value-type="float" office:value="0.000629927884615385">
                <text:p>0.000629927884615385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671306818181818">
                <text:p>0.000671306818181818</text:p>
              </table:table-cell>
              <table:table-cell office:value-type="float" office:value="0.000610900673400673">
                <text:p>0.000610900673400673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668465909090909">
                <text:p>0.000668465909090909</text:p>
              </table:table-cell>
              <table:table-cell office:value-type="float" office:value="0.000587033279220779">
                <text:p>0.000587033279220779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689630681818182">
                <text:p>0.000689630681818182</text:p>
              </table:table-cell>
              <table:table-cell office:value-type="float" office:value="0.000633121081504702">
                <text:p>0.000633121081504702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704971590909091">
                <text:p>0.000704971590909091</text:p>
              </table:table-cell>
              <table:table-cell office:value-type="float" office:value="0.000666174242424242">
                <text:p>0.000666174242424242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682102272727273">
                <text:p>0.000682102272727273</text:p>
              </table:table-cell>
              <table:table-cell office:value-type="float" office:value="0.000616092375366569">
                <text:p>0.000616092375366569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611647727272727">
                <text:p>0.000611647727272727</text:p>
              </table:table-cell>
              <table:table-cell office:value-type="float" office:value="0.000537917258522727">
                <text:p>0.000537917258522727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667045454545455">
                <text:p>0.000667045454545455</text:p>
              </table:table-cell>
              <table:table-cell office:value-type="float" office:value="0.000613119834710744">
                <text:p>0.000613119834710744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696732954545455">
                <text:p>0.000696732954545455</text:p>
              </table:table-cell>
              <table:table-cell office:value-type="float" office:value="0.000635812165775401">
                <text:p>0.000635812165775401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666619318181818">
                <text:p>0.000666619318181818</text:p>
              </table:table-cell>
              <table:table-cell office:value-type="float" office:value="0.000604443993506493">
                <text:p>0.000604443993506493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698011363636364">
                <text:p>0.000698011363636364</text:p>
              </table:table-cell>
              <table:table-cell office:value-type="float" office:value="0.000653444602272727">
                <text:p>0.000653444602272727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632670454545455">
                <text:p>0.000632670454545455</text:p>
              </table:table-cell>
              <table:table-cell office:value-type="float" office:value="0.000522934582309582">
                <text:p>0.000522934582309582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716335227272727">
                <text:p>0.000716335227272727</text:p>
              </table:table-cell>
              <table:table-cell office:value-type="float" office:value="0.00067497009569378">
                <text:p>0.00067497009569378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602840909090909">
                <text:p>0.000602840909090909</text:p>
              </table:table-cell>
              <table:table-cell office:value-type="float" office:value="0.000540173368298368">
                <text:p>0.000540173368298368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1455078125">
                <text:p>0.001455078125</text:p>
              </table:table-cell>
              <table:table-cell office:value-type="float" office:value="0.00145078125">
                <text:p>0.00145078125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80078125">
                <text:p>0.00080078125</text:p>
              </table:table-cell>
              <table:table-cell office:value-type="float" office:value="0.000796940104166667">
                <text:p>0.000796940104166667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703125">
                <text:p>0.000703125</text:p>
              </table:table-cell>
              <table:table-cell office:value-type="float" office:value="0.000699175347222222">
                <text:p>0.000699175347222222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597265625">
                <text:p>0.000597265625</text:p>
              </table:table-cell>
              <table:table-cell office:value-type="float" office:value="0.0005880859375">
                <text:p>0.0005880859375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66640625">
                <text:p>0.00066640625</text:p>
              </table:table-cell>
              <table:table-cell office:value-type="float" office:value="0.000657786458333333">
                <text:p>0.000657786458333333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628645833333333">
                <text:p>0.000628645833333333</text:p>
              </table:table-cell>
              <table:table-cell office:value-type="float" office:value="0.000615212673611111">
                <text:p>0.000615212673611111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672526041666667">
                <text:p>0.000672526041666667</text:p>
              </table:table-cell>
              <table:table-cell office:value-type="float" office:value="0.000653180803571429">
                <text:p>0.000653180803571429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660546875">
                <text:p>0.000660546875</text:p>
              </table:table-cell>
              <table:table-cell office:value-type="float" office:value="0.00064189453125">
                <text:p>0.00064189453125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613541666666667">
                <text:p>0.000613541666666667</text:p>
              </table:table-cell>
              <table:table-cell office:value-type="float" office:value="0.000587962962962963">
                <text:p>0.000587962962962963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636328125">
                <text:p>0.000636328125</text:p>
              </table:table-cell>
              <table:table-cell office:value-type="float" office:value="0.000618125">
                <text:p>0.000618125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631380208333333">
                <text:p>0.000631380208333333</text:p>
              </table:table-cell>
              <table:table-cell office:value-type="float" office:value="0.000603870738636364">
                <text:p>0.000603870738636364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643229166666667">
                <text:p>0.000643229166666667</text:p>
              </table:table-cell>
              <table:table-cell office:value-type="float" office:value="0.000618663194444444">
                <text:p>0.000618663194444444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672395833333333">
                <text:p>0.000672395833333333</text:p>
              </table:table-cell>
              <table:table-cell office:value-type="float" office:value="0.000650130208333333">
                <text:p>0.000650130208333333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703385416666667">
                <text:p>0.000703385416666667</text:p>
              </table:table-cell>
              <table:table-cell office:value-type="float" office:value="0.000671335565476191">
                <text:p>0.000671335565476191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65078125">
                <text:p>0.00065078125</text:p>
              </table:table-cell>
              <table:table-cell office:value-type="float" office:value="0.000623489583333333">
                <text:p>0.000623489583333333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667317708333333">
                <text:p>0.000667317708333333</text:p>
              </table:table-cell>
              <table:table-cell office:value-type="float" office:value="0.000640576171875">
                <text:p>0.000640576171875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638671875">
                <text:p>0.000638671875</text:p>
              </table:table-cell>
              <table:table-cell office:value-type="float" office:value="0.000599571078431373">
                <text:p>0.000599571078431373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631510416666667">
                <text:p>0.000631510416666667</text:p>
              </table:table-cell>
              <table:table-cell office:value-type="float" office:value="0.000593062789351852">
                <text:p>0.000593062789351852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672135416666667">
                <text:p>0.000672135416666667</text:p>
              </table:table-cell>
              <table:table-cell office:value-type="float" office:value="0.000625363212719298">
                <text:p>0.000625363212719298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639583333333333">
                <text:p>0.000639583333333333</text:p>
              </table:table-cell>
              <table:table-cell office:value-type="float" office:value="0.000606953125">
                <text:p>0.000606953125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625520833333333">
                <text:p>0.000625520833333333</text:p>
              </table:table-cell>
              <table:table-cell office:value-type="float" office:value="0.000592652529761905">
                <text:p>0.000592652529761905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682421875">
                <text:p>0.000682421875</text:p>
              </table:table-cell>
              <table:table-cell office:value-type="float" office:value="0.000651106770833333">
                <text:p>0.000651106770833333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643098958333333">
                <text:p>0.000643098958333333</text:p>
              </table:table-cell>
              <table:table-cell office:value-type="float" office:value="0.000619412364130435">
                <text:p>0.000619412364130435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643489583333333">
                <text:p>0.000643489583333333</text:p>
              </table:table-cell>
              <table:table-cell office:value-type="float" office:value="0.000545279947916667">
                <text:p>0.000545279947916667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64375">
                <text:p>0.00064375</text:p>
              </table:table-cell>
              <table:table-cell office:value-type="float" office:value="0.000602197916666667">
                <text:p>0.000602197916666667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652473958333333">
                <text:p>0.000652473958333333</text:p>
              </table:table-cell>
              <table:table-cell office:value-type="float" office:value="0.000563441506410256">
                <text:p>0.000563441506410256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688541666666667">
                <text:p>0.000688541666666667</text:p>
              </table:table-cell>
              <table:table-cell office:value-type="float" office:value="0.000638623649691358">
                <text:p>0.000638623649691358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675">
                <text:p>0.000675</text:p>
              </table:table-cell>
              <table:table-cell office:value-type="float" office:value="0.000633575148809524">
                <text:p>0.000633575148809524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661328125">
                <text:p>0.000661328125</text:p>
              </table:table-cell>
              <table:table-cell office:value-type="float" office:value="0.000596273347701149">
                <text:p>0.000596273347701149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636328125">
                <text:p>0.000636328125</text:p>
              </table:table-cell>
              <table:table-cell office:value-type="float" office:value="0.000580221354166667">
                <text:p>0.000580221354166667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670963541666667">
                <text:p>0.000670963541666667</text:p>
              </table:table-cell>
              <table:table-cell office:value-type="float" office:value="0.000627205141129032">
                <text:p>0.000627205141129032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655338541666667">
                <text:p>0.000655338541666667</text:p>
              </table:table-cell>
              <table:table-cell office:value-type="float" office:value="0.000575174967447917">
                <text:p>0.000575174967447917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648177083333333">
                <text:p>0.000648177083333333</text:p>
              </table:table-cell>
              <table:table-cell office:value-type="float" office:value="0.000599155618686869">
                <text:p>0.000599155618686869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647265625">
                <text:p>0.000647265625</text:p>
              </table:table-cell>
              <table:table-cell office:value-type="float" office:value="0.000587281709558823">
                <text:p>0.000587281709558823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644921875">
                <text:p>0.000644921875</text:p>
              </table:table-cell>
              <table:table-cell office:value-type="float" office:value="0.000609944196428571">
                <text:p>0.000609944196428571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641015625">
                <text:p>0.000641015625</text:p>
              </table:table-cell>
              <table:table-cell office:value-type="float" office:value="0.000603121383101852">
                <text:p>0.000603121383101852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687630208333333">
                <text:p>0.000687630208333333</text:p>
              </table:table-cell>
              <table:table-cell office:value-type="float" office:value="0.000579402449324324">
                <text:p>0.000579402449324324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672395833333333">
                <text:p>0.000672395833333333</text:p>
              </table:table-cell>
              <table:table-cell office:value-type="float" office:value="0.000571964089912281">
                <text:p>0.000571964089912281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633463541666667">
                <text:p>0.000633463541666667</text:p>
              </table:table-cell>
              <table:table-cell office:value-type="float" office:value="0.000545178952991453">
                <text:p>0.000545178952991453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142223557692308">
                <text:p>0.00142223557692308</text:p>
              </table:table-cell>
              <table:table-cell office:value-type="float" office:value="0.00141814903846154">
                <text:p>0.00141814903846154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814663461538462">
                <text:p>0.000814663461538462</text:p>
              </table:table-cell>
              <table:table-cell office:value-type="float" office:value="0.000810997596153846">
                <text:p>0.000810997596153846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628846153846154">
                <text:p>0.000628846153846154</text:p>
              </table:table-cell>
              <table:table-cell office:value-type="float" office:value="0.000625280448717949">
                <text:p>0.000625280448717949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606850961538462">
                <text:p>0.000606850961538462</text:p>
              </table:table-cell>
              <table:table-cell office:value-type="float" office:value="0.000599639423076923">
                <text:p>0.000599639423076923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61875">
                <text:p>0.00061875</text:p>
              </table:table-cell>
              <table:table-cell office:value-type="float" office:value="0.000606995192307692">
                <text:p>0.000606995192307692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609495192307692">
                <text:p>0.000609495192307692</text:p>
              </table:table-cell>
              <table:table-cell office:value-type="float" office:value="0.00059433092948718">
                <text:p>0.00059433092948718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626682692307692">
                <text:p>0.000626682692307692</text:p>
              </table:table-cell>
              <table:table-cell office:value-type="float" office:value="0.000614732142857143">
                <text:p>0.000614732142857143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617908653846154">
                <text:p>0.000617908653846154</text:p>
              </table:table-cell>
              <table:table-cell office:value-type="float" office:value="0.000607752403846154">
                <text:p>0.000607752403846154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635096153846154">
                <text:p>0.000635096153846154</text:p>
              </table:table-cell>
              <table:table-cell office:value-type="float" office:value="0.000616826923076923">
                <text:p>0.000616826923076923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645552884615385">
                <text:p>0.000645552884615385</text:p>
              </table:table-cell>
              <table:table-cell office:value-type="float" office:value="0.000601646634615385">
                <text:p>0.000601646634615385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621995192307692">
                <text:p>0.000621995192307692</text:p>
              </table:table-cell>
              <table:table-cell office:value-type="float" office:value="0.000606348339160839">
                <text:p>0.000606348339160839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661057692307692">
                <text:p>0.000661057692307692</text:p>
              </table:table-cell>
              <table:table-cell office:value-type="float" office:value="0.000636929086538462">
                <text:p>0.000636929086538462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6609375">
                <text:p>0.0006609375</text:p>
              </table:table-cell>
              <table:table-cell office:value-type="float" office:value="0.000639182692307692">
                <text:p>0.000639182692307692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657692307692308">
                <text:p>0.000657692307692308</text:p>
              </table:table-cell>
              <table:table-cell office:value-type="float" office:value="0.000636838942307692">
                <text:p>0.000636838942307692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645552884615385">
                <text:p>0.000645552884615385</text:p>
              </table:table-cell>
              <table:table-cell office:value-type="float" office:value="0.000626458333333333">
                <text:p>0.000626458333333333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605889423076923">
                <text:p>0.000605889423076923</text:p>
              </table:table-cell>
              <table:table-cell office:value-type="float" office:value="0.000579289362980769">
                <text:p>0.000579289362980769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618389423076923">
                <text:p>0.000618389423076923</text:p>
              </table:table-cell>
              <table:table-cell office:value-type="float" office:value="0.000588800904977375">
                <text:p>0.000588800904977375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664302884615385">
                <text:p>0.000664302884615385</text:p>
              </table:table-cell>
              <table:table-cell office:value-type="float" office:value="0.000631456997863248">
                <text:p>0.000631456997863248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622716346153846">
                <text:p>0.000622716346153846</text:p>
              </table:table-cell>
              <table:table-cell office:value-type="float" office:value="0.000583805668016194">
                <text:p>0.000583805668016194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677884615384615">
                <text:p>0.000677884615384615</text:p>
              </table:table-cell>
              <table:table-cell office:value-type="float" office:value="0.000622259615384615">
                <text:p>0.000622259615384615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606370192307692">
                <text:p>0.000606370192307692</text:p>
              </table:table-cell>
              <table:table-cell office:value-type="float" office:value="0.000564600503663004">
                <text:p>0.000564600503663004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616466346153846">
                <text:p>0.000616466346153846</text:p>
              </table:table-cell>
              <table:table-cell office:value-type="float" office:value="0.000568487762237762">
                <text:p>0.000568487762237762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638701923076923">
                <text:p>0.000638701923076923</text:p>
              </table:table-cell>
              <table:table-cell office:value-type="float" office:value="0.000591758988294314">
                <text:p>0.000591758988294314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652163461538462">
                <text:p>0.000652163461538462</text:p>
              </table:table-cell>
              <table:table-cell office:value-type="float" office:value="0.000604221754807692">
                <text:p>0.000604221754807692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630408653846154">
                <text:p>0.000630408653846154</text:p>
              </table:table-cell>
              <table:table-cell office:value-type="float" office:value="0.000600673076923077">
                <text:p>0.000600673076923077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616947115384615">
                <text:p>0.000616947115384615</text:p>
              </table:table-cell>
              <table:table-cell office:value-type="float" office:value="0.000574010724852071">
                <text:p>0.000574010724852071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690144230769231">
                <text:p>0.000690144230769231</text:p>
              </table:table-cell>
              <table:table-cell office:value-type="float" office:value="0.000657883725071225">
                <text:p>0.000657883725071225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628485576923077">
                <text:p>0.000628485576923077</text:p>
              </table:table-cell>
              <table:table-cell office:value-type="float" office:value="0.000543260645604396">
                <text:p>0.000543260645604396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630048076923077">
                <text:p>0.000630048076923077</text:p>
              </table:table-cell>
              <table:table-cell office:value-type="float" office:value="0.000604413958885942">
                <text:p>0.000604413958885942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639423076923077">
                <text:p>0.000639423076923077</text:p>
              </table:table-cell>
              <table:table-cell office:value-type="float" office:value="0.000592820512820513">
                <text:p>0.000592820512820513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690625">
                <text:p>0.000690625</text:p>
              </table:table-cell>
              <table:table-cell office:value-type="float" office:value="0.000648995812655087">
                <text:p>0.000648995812655087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637259615384615">
                <text:p>0.000637259615384615</text:p>
              </table:table-cell>
              <table:table-cell office:value-type="float" office:value="0.000580295973557692">
                <text:p>0.000580295973557692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661899038461539">
                <text:p>0.000661899038461539</text:p>
              </table:table-cell>
              <table:table-cell office:value-type="float" office:value="0.00061261655011655">
                <text:p>0.00061261655011655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616346153846154">
                <text:p>0.000616346153846154</text:p>
              </table:table-cell>
              <table:table-cell office:value-type="float" office:value="0.000580945984162896">
                <text:p>0.000580945984162896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635697115384615">
                <text:p>0.000635697115384615</text:p>
              </table:table-cell>
              <table:table-cell office:value-type="float" office:value="0.000573983516483517">
                <text:p>0.000573983516483517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5890625">
                <text:p>0.0005890625</text:p>
              </table:table-cell>
              <table:table-cell office:value-type="float" office:value="0.000490631677350427">
                <text:p>0.000490631677350427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667548076923077">
                <text:p>0.000667548076923077</text:p>
              </table:table-cell>
              <table:table-cell office:value-type="float" office:value="0.000586947765072765">
                <text:p>0.000586947765072765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643870192307692">
                <text:p>0.000643870192307692</text:p>
              </table:table-cell>
              <table:table-cell office:value-type="float" office:value="0.000592193825910931">
                <text:p>0.000592193825910931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638942307692308">
                <text:p>0.000638942307692308</text:p>
              </table:table-cell>
              <table:table-cell office:value-type="float" office:value="0.000588273545364892">
                <text:p>0.000588273545364892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154017857142857">
                <text:p>0.00154017857142857</text:p>
              </table:table-cell>
              <table:table-cell office:value-type="float" office:value="0.0015359375">
                <text:p>0.0015359375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655803571428571">
                <text:p>0.000655803571428571</text:p>
              </table:table-cell>
              <table:table-cell office:value-type="float" office:value="0.000653292410714286">
                <text:p>0.000653292410714286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648325892857143">
                <text:p>0.000648325892857143</text:p>
              </table:table-cell>
              <table:table-cell office:value-type="float" office:value="0.000644568452380952">
                <text:p>0.000644568452380952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644642857142857">
                <text:p>0.000644642857142857</text:p>
              </table:table-cell>
              <table:table-cell office:value-type="float" office:value="0.000640122767857143">
                <text:p>0.000640122767857143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611830357142857">
                <text:p>0.000611830357142857</text:p>
              </table:table-cell>
              <table:table-cell office:value-type="float" office:value="0.000602700892857143">
                <text:p>0.000602700892857143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599107142857143">
                <text:p>0.000599107142857143</text:p>
              </table:table-cell>
              <table:table-cell office:value-type="float" office:value="0.000589787946428571">
                <text:p>0.000589787946428571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588169642857143">
                <text:p>0.000588169642857143</text:p>
              </table:table-cell>
              <table:table-cell office:value-type="float" office:value="0.000579448341836735">
                <text:p>0.000579448341836735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621540178571429">
                <text:p>0.000621540178571429</text:p>
              </table:table-cell>
              <table:table-cell office:value-type="float" office:value="0.000606138392857143">
                <text:p>0.000606138392857143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607700892857143">
                <text:p>0.000607700892857143</text:p>
              </table:table-cell>
              <table:table-cell office:value-type="float" office:value="0.000593799603174603">
                <text:p>0.000593799603174603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629575892857143">
                <text:p>0.000629575892857143</text:p>
              </table:table-cell>
              <table:table-cell office:value-type="float" office:value="0.000611116071428572">
                <text:p>0.000611116071428572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636830357142857">
                <text:p>0.000636830357142857</text:p>
              </table:table-cell>
              <table:table-cell office:value-type="float" office:value="0.000617248376623377">
                <text:p>0.000617248376623377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59453125">
                <text:p>0.00059453125</text:p>
              </table:table-cell>
              <table:table-cell office:value-type="float" office:value="0.000569884672619048">
                <text:p>0.000569884672619048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624665178571429">
                <text:p>0.000624665178571429</text:p>
              </table:table-cell>
              <table:table-cell office:value-type="float" office:value="0.000603751717032967">
                <text:p>0.000603751717032967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640178571428571">
                <text:p>0.000640178571428571</text:p>
              </table:table-cell>
              <table:table-cell office:value-type="float" office:value="0.000622201849489796">
                <text:p>0.000622201849489796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617075892857143">
                <text:p>0.000617075892857143</text:p>
              </table:table-cell>
              <table:table-cell office:value-type="float" office:value="0.000594575892857143">
                <text:p>0.000594575892857143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66328125">
                <text:p>0.00066328125</text:p>
              </table:table-cell>
              <table:table-cell office:value-type="float" office:value="0.000628899274553571">
                <text:p>0.000628899274553571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573102678571429">
                <text:p>0.000573102678571429</text:p>
              </table:table-cell>
              <table:table-cell office:value-type="float" office:value="0.000549428834033613">
                <text:p>0.000549428834033613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654129464285714">
                <text:p>0.000654129464285714</text:p>
              </table:table-cell>
              <table:table-cell office:value-type="float" office:value="0.000626097470238095">
                <text:p>0.000626097470238095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602232142857143">
                <text:p>0.000602232142857143</text:p>
              </table:table-cell>
              <table:table-cell office:value-type="float" office:value="0.000582301456766917">
                <text:p>0.000582301456766917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631808035714286">
                <text:p>0.000631808035714286</text:p>
              </table:table-cell>
              <table:table-cell office:value-type="float" office:value="0.0005809765625">
                <text:p>0.0005809765625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644196428571429">
                <text:p>0.000644196428571429</text:p>
              </table:table-cell>
              <table:table-cell office:value-type="float" office:value="0.00061608737244898">
                <text:p>0.00061608737244898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61640625">
                <text:p>0.00061640625</text:p>
              </table:table-cell>
              <table:table-cell office:value-type="float" office:value="0.000587200689935065">
                <text:p>0.000587200689935065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606919642857143">
                <text:p>0.000606919642857143</text:p>
              </table:table-cell>
              <table:table-cell office:value-type="float" office:value="0.000565324145962733">
                <text:p>0.000565324145962733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605915178571429">
                <text:p>0.000605915178571429</text:p>
              </table:table-cell>
              <table:table-cell office:value-type="float" office:value="0.000576274181547619">
                <text:p>0.000576274181547619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611607142857143">
                <text:p>0.000611607142857143</text:p>
              </table:table-cell>
              <table:table-cell office:value-type="float" office:value="0.000581013392857143">
                <text:p>0.000581013392857143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607142857142857">
                <text:p>0.000607142857142857</text:p>
              </table:table-cell>
              <table:table-cell office:value-type="float" office:value="0.000556009615384615">
                <text:p>0.000556009615384615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650892857142857">
                <text:p>0.000650892857142857</text:p>
              </table:table-cell>
              <table:table-cell office:value-type="float" office:value="0.000615525793650794">
                <text:p>0.000615525793650794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636272321428571">
                <text:p>0.000636272321428571</text:p>
              </table:table-cell>
              <table:table-cell office:value-type="float" office:value="0.000575314891581633">
                <text:p>0.000575314891581633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633705357142857">
                <text:p>0.000633705357142857</text:p>
              </table:table-cell>
              <table:table-cell office:value-type="float" office:value="0.000583416717980296">
                <text:p>0.000583416717980296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603459821428572">
                <text:p>0.000603459821428572</text:p>
              </table:table-cell>
              <table:table-cell office:value-type="float" office:value="0.000543861607142857">
                <text:p>0.000543861607142857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640736607142857">
                <text:p>0.000640736607142857</text:p>
              </table:table-cell>
              <table:table-cell office:value-type="float" office:value="0.000574413162442396">
                <text:p>0.000574413162442396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632924107142857">
                <text:p>0.000632924107142857</text:p>
              </table:table-cell>
              <table:table-cell office:value-type="float" office:value="0.000597907366071429">
                <text:p>0.000597907366071429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653459821428571">
                <text:p>0.000653459821428571</text:p>
              </table:table-cell>
              <table:table-cell office:value-type="float" office:value="0.000598156791125541">
                <text:p>0.000598156791125541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611272321428572">
                <text:p>0.000611272321428572</text:p>
              </table:table-cell>
              <table:table-cell office:value-type="float" office:value="0.000559355304621849">
                <text:p>0.000559355304621849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668415178571429">
                <text:p>0.000668415178571429</text:p>
              </table:table-cell>
              <table:table-cell office:value-type="float" office:value="0.000643536352040816">
                <text:p>0.000643536352040816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607924107142857">
                <text:p>0.000607924107142857</text:p>
              </table:table-cell>
              <table:table-cell office:value-type="float" office:value="0.0005546875">
                <text:p>0.0005546875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639285714285714">
                <text:p>0.000639285714285714</text:p>
              </table:table-cell>
              <table:table-cell office:value-type="float" office:value="0.000577123552123552">
                <text:p>0.000577123552123552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629129464285714">
                <text:p>0.000629129464285714</text:p>
              </table:table-cell>
              <table:table-cell office:value-type="float" office:value="0.000550378876879699">
                <text:p>0.000550378876879699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617075892857143">
                <text:p>0.000617075892857143</text:p>
              </table:table-cell>
              <table:table-cell office:value-type="float" office:value="0.000576860119047619">
                <text:p>0.000576860119047619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1393125">
                <text:p>0.001393125</text:p>
              </table:table-cell>
              <table:table-cell office:value-type="float" office:value="0.0013884375">
                <text:p>0.001388437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679479166666667">
                <text:p>0.000679479166666667</text:p>
              </table:table-cell>
              <table:table-cell office:value-type="float" office:value="0.0006765625">
                <text:p>0.000676562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580625">
                <text:p>0.000580625</text:p>
              </table:table-cell>
              <table:table-cell office:value-type="float" office:value="0.000577534722222222">
                <text:p>0.00057753472222222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572916666666667">
                <text:p>0.000572916666666667</text:p>
              </table:table-cell>
              <table:table-cell office:value-type="float" office:value="0.000567526041666667">
                <text:p>0.00056752604166666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61625">
                <text:p>0.00061625</text:p>
              </table:table-cell>
              <table:table-cell office:value-type="float" office:value="0.000606145833333333">
                <text:p>0.00060614583333333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561875">
                <text:p>0.000561875</text:p>
              </table:table-cell>
              <table:table-cell office:value-type="float" office:value="0.000550972222222222">
                <text:p>0.00055097222222222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607708333333333">
                <text:p>0.000607708333333333</text:p>
              </table:table-cell>
              <table:table-cell office:value-type="float" office:value="0.000594151785714286">
                <text:p>0.000594151785714286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6353125">
                <text:p>0.0006353125</text:p>
              </table:table-cell>
              <table:table-cell office:value-type="float" office:value="0.0006227734375">
                <text:p>0.000622773437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578229166666667">
                <text:p>0.000578229166666667</text:p>
              </table:table-cell>
              <table:table-cell office:value-type="float" office:value="0.000559398148148148">
                <text:p>0.000559398148148148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614270833333333">
                <text:p>0.000614270833333333</text:p>
              </table:table-cell>
              <table:table-cell office:value-type="float" office:value="0.00059878125">
                <text:p>0.0005987812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6040625">
                <text:p>0.0006040625</text:p>
              </table:table-cell>
              <table:table-cell office:value-type="float" office:value="0.000588409090909091">
                <text:p>0.000588409090909091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63125">
                <text:p>0.00063125</text:p>
              </table:table-cell>
              <table:table-cell office:value-type="float" office:value="0.000610920138888889">
                <text:p>0.000610920138888889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570104166666667">
                <text:p>0.000570104166666667</text:p>
              </table:table-cell>
              <table:table-cell office:value-type="float" office:value="0.000536201923076923">
                <text:p>0.00053620192307692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6359375">
                <text:p>0.0006359375</text:p>
              </table:table-cell>
              <table:table-cell office:value-type="float" office:value="0.000614025297619048">
                <text:p>0.000614025297619048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59">
                <text:p>0.00059</text:p>
              </table:table-cell>
              <table:table-cell office:value-type="float" office:value="0.000562548611111111">
                <text:p>0.000562548611111111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629895833333333">
                <text:p>0.000629895833333333</text:p>
              </table:table-cell>
              <table:table-cell office:value-type="float" office:value="0.000596256510416667">
                <text:p>0.00059625651041666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591770833333333">
                <text:p>0.000591770833333333</text:p>
              </table:table-cell>
              <table:table-cell office:value-type="float" office:value="0.000566844362745098">
                <text:p>0.000566844362745098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599791666666667">
                <text:p>0.000599791666666667</text:p>
              </table:table-cell>
              <table:table-cell office:value-type="float" office:value="0.000572771990740741">
                <text:p>0.000572771990740741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6175">
                <text:p>0.0006175</text:p>
              </table:table-cell>
              <table:table-cell office:value-type="float" office:value="0.000598969298245614">
                <text:p>0.00059896929824561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620208333333333">
                <text:p>0.000620208333333333</text:p>
              </table:table-cell>
              <table:table-cell office:value-type="float" office:value="0.000588713541666667">
                <text:p>0.00058871354166666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591770833333333">
                <text:p>0.000591770833333333</text:p>
              </table:table-cell>
              <table:table-cell office:value-type="float" office:value="0.000555406746031746">
                <text:p>0.000555406746031746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611875">
                <text:p>0.000611875</text:p>
              </table:table-cell>
              <table:table-cell office:value-type="float" office:value="0.000573868371212121">
                <text:p>0.000573868371212121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617395833333333">
                <text:p>0.000617395833333333</text:p>
              </table:table-cell>
              <table:table-cell office:value-type="float" office:value="0.000590511775362319">
                <text:p>0.000590511775362319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6115625">
                <text:p>0.0006115625</text:p>
              </table:table-cell>
              <table:table-cell office:value-type="float" office:value="0.000561423611111111">
                <text:p>0.000561423611111111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594791666666667">
                <text:p>0.000594791666666667</text:p>
              </table:table-cell>
              <table:table-cell office:value-type="float" office:value="0.000555008333333333">
                <text:p>0.00055500833333333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613958333333333">
                <text:p>0.000613958333333333</text:p>
              </table:table-cell>
              <table:table-cell office:value-type="float" office:value="0.00057703125">
                <text:p>0.0005770312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595104166666667">
                <text:p>0.000595104166666667</text:p>
              </table:table-cell>
              <table:table-cell office:value-type="float" office:value="0.000558746141975309">
                <text:p>0.000558746141975309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5946875">
                <text:p>0.0005946875</text:p>
              </table:table-cell>
              <table:table-cell office:value-type="float" office:value="0.000550364583333333">
                <text:p>0.00055036458333333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590625">
                <text:p>0.000590625</text:p>
              </table:table-cell>
              <table:table-cell office:value-type="float" office:value="0.000535919540229885">
                <text:p>0.00053591954022988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649479166666667">
                <text:p>0.000649479166666667</text:p>
              </table:table-cell>
              <table:table-cell office:value-type="float" office:value="0.000623791666666667">
                <text:p>0.00062379166666666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5934375">
                <text:p>0.0005934375</text:p>
              </table:table-cell>
              <table:table-cell office:value-type="float" office:value="0.000562409274193548">
                <text:p>0.000562409274193548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619270833333333">
                <text:p>0.000619270833333333</text:p>
              </table:table-cell>
              <table:table-cell office:value-type="float" office:value="0.000587975260416667">
                <text:p>0.00058797526041666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627916666666667">
                <text:p>0.000627916666666667</text:p>
              </table:table-cell>
              <table:table-cell office:value-type="float" office:value="0.000566357323232323">
                <text:p>0.00056635732323232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599479166666667">
                <text:p>0.000599479166666667</text:p>
              </table:table-cell>
              <table:table-cell office:value-type="float" office:value="0.000580027573529412">
                <text:p>0.00058002757352941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637395833333333">
                <text:p>0.000637395833333333</text:p>
              </table:table-cell>
              <table:table-cell office:value-type="float" office:value="0.000601502976190476">
                <text:p>0.000601502976190476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592291666666667">
                <text:p>0.000592291666666667</text:p>
              </table:table-cell>
              <table:table-cell office:value-type="float" office:value="0.000563703703703704">
                <text:p>0.00056370370370370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626666666666667">
                <text:p>0.000626666666666667</text:p>
              </table:table-cell>
              <table:table-cell office:value-type="float" office:value="0.000583719031531531">
                <text:p>0.000583719031531531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6359375">
                <text:p>0.0006359375</text:p>
              </table:table-cell>
              <table:table-cell office:value-type="float" office:value="0.000586082785087719">
                <text:p>0.000586082785087719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612083333333333">
                <text:p>0.000612083333333333</text:p>
              </table:table-cell>
              <table:table-cell office:value-type="float" office:value="0.000550953525641026">
                <text:p>0.000550953525641026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96611328125">
                <text:p>0.00096611328125</text:p>
              </table:table-cell>
              <table:table-cell office:value-type="float" office:value="0.00096376953125">
                <text:p>0.0009637695312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66376953125">
                <text:p>0.00066376953125</text:p>
              </table:table-cell>
              <table:table-cell office:value-type="float" office:value="0.000661083984375">
                <text:p>0.00066108398437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573046875">
                <text:p>0.000573046875</text:p>
              </table:table-cell>
              <table:table-cell office:value-type="float" office:value="0.000570084635416667">
                <text:p>0.00057008463541666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61953125">
                <text:p>0.00061953125</text:p>
              </table:table-cell>
              <table:table-cell office:value-type="float" office:value="0.0006118896484375">
                <text:p>0.000611889648437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5841796875">
                <text:p>0.0005841796875</text:p>
              </table:table-cell>
              <table:table-cell office:value-type="float" office:value="0.00057359375">
                <text:p>0.0005735937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60224609375">
                <text:p>0.00060224609375</text:p>
              </table:table-cell>
              <table:table-cell office:value-type="float" office:value="0.000595703125">
                <text:p>0.00059570312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5900390625">
                <text:p>0.0005900390625</text:p>
              </table:table-cell>
              <table:table-cell office:value-type="float" office:value="0.000577887834821429">
                <text:p>0.00057788783482142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61953125">
                <text:p>0.00061953125</text:p>
              </table:table-cell>
              <table:table-cell office:value-type="float" office:value="0.0006106201171875">
                <text:p>0.000610620117187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5775390625">
                <text:p>0.0005775390625</text:p>
              </table:table-cell>
              <table:table-cell office:value-type="float" office:value="0.000563715277777778">
                <text:p>0.00056371527777777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59580078125">
                <text:p>0.00059580078125</text:p>
              </table:table-cell>
              <table:table-cell office:value-type="float" office:value="0.00057833984375">
                <text:p>0.0005783398437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567578125">
                <text:p>0.000567578125</text:p>
              </table:table-cell>
              <table:table-cell office:value-type="float" office:value="0.000545747514204545">
                <text:p>0.00054574751420454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5955078125">
                <text:p>0.0005955078125</text:p>
              </table:table-cell>
              <table:table-cell office:value-type="float" office:value="0.000581998697916667">
                <text:p>0.00058199869791666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55537109375">
                <text:p>0.00055537109375</text:p>
              </table:table-cell>
              <table:table-cell office:value-type="float" office:value="0.000533556189903846">
                <text:p>0.00053355618990384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6142578125">
                <text:p>0.0006142578125</text:p>
              </table:table-cell>
              <table:table-cell office:value-type="float" office:value="0.00059658203125">
                <text:p>0.0005965820312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57685546875">
                <text:p>0.00057685546875</text:p>
              </table:table-cell>
              <table:table-cell office:value-type="float" office:value="0.000539244791666667">
                <text:p>0.00053924479166666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58232421875">
                <text:p>0.00058232421875</text:p>
              </table:table-cell>
              <table:table-cell office:value-type="float" office:value="0.0005510986328125">
                <text:p>0.000551098632812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61669921875">
                <text:p>0.00061669921875</text:p>
              </table:table-cell>
              <table:table-cell office:value-type="float" office:value="0.000593824678308824">
                <text:p>0.00059382467830882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57861328125">
                <text:p>0.00057861328125</text:p>
              </table:table-cell>
              <table:table-cell office:value-type="float" office:value="0.000558203125">
                <text:p>0.00055820312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598828125">
                <text:p>0.000598828125</text:p>
              </table:table-cell>
              <table:table-cell office:value-type="float" office:value="0.000577950246710526">
                <text:p>0.00057795024671052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5603515625">
                <text:p>0.0005603515625</text:p>
              </table:table-cell>
              <table:table-cell office:value-type="float" office:value="0.0005301611328125">
                <text:p>0.000530161132812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61923828125">
                <text:p>0.00061923828125</text:p>
              </table:table-cell>
              <table:table-cell office:value-type="float" office:value="0.000587044270833333">
                <text:p>0.00058704427083333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593359375">
                <text:p>0.000593359375</text:p>
              </table:table-cell>
              <table:table-cell office:value-type="float" office:value="0.000550031072443182">
                <text:p>0.00055003107244318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60126953125">
                <text:p>0.00060126953125</text:p>
              </table:table-cell>
              <table:table-cell office:value-type="float" office:value="0.000568877377717391">
                <text:p>0.00056887737771739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5642578125">
                <text:p>0.0005642578125</text:p>
              </table:table-cell>
              <table:table-cell office:value-type="float" office:value="0.000518339029947917">
                <text:p>0.00051833902994791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619140625">
                <text:p>0.000619140625</text:p>
              </table:table-cell>
              <table:table-cell office:value-type="float" office:value="0.0005937109375">
                <text:p>0.000593710937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58466796875">
                <text:p>0.00058466796875</text:p>
              </table:table-cell>
              <table:table-cell office:value-type="float" office:value="0.000541654146634615">
                <text:p>0.00054165414663461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6130859375">
                <text:p>0.0006130859375</text:p>
              </table:table-cell>
              <table:table-cell office:value-type="float" office:value="0.000566142216435185">
                <text:p>0.00056614221643518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5880859375">
                <text:p>0.0005880859375</text:p>
              </table:table-cell>
              <table:table-cell office:value-type="float" office:value="0.000556298828125">
                <text:p>0.00055629882812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60888671875">
                <text:p>0.00060888671875</text:p>
              </table:table-cell>
              <table:table-cell office:value-type="float" office:value="0.000560035021551724">
                <text:p>0.00056003502155172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573828125">
                <text:p>0.000573828125</text:p>
              </table:table-cell>
              <table:table-cell office:value-type="float" office:value="0.000537298177083333">
                <text:p>0.00053729817708333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58408203125">
                <text:p>0.00058408203125</text:p>
              </table:table-cell>
              <table:table-cell office:value-type="float" office:value="0.000529621345766129">
                <text:p>0.00052962134576612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59990234375">
                <text:p>0.00059990234375</text:p>
              </table:table-cell>
              <table:table-cell office:value-type="float" office:value="0.000569168090820313">
                <text:p>0.00056916809082031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60361328125">
                <text:p>0.00060361328125</text:p>
              </table:table-cell>
              <table:table-cell office:value-type="float" office:value="0.000561541193181818">
                <text:p>0.00056154119318181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61669921875">
                <text:p>0.00061669921875</text:p>
              </table:table-cell>
              <table:table-cell office:value-type="float" office:value="0.000556979549632353">
                <text:p>0.00055697954963235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58056640625">
                <text:p>0.00058056640625</text:p>
              </table:table-cell>
              <table:table-cell office:value-type="float" office:value="0.000524132254464286">
                <text:p>0.00052413225446428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569921875">
                <text:p>0.000569921875</text:p>
              </table:table-cell>
              <table:table-cell office:value-type="float" office:value="0.0005297119140625">
                <text:p>0.000529711914062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587890625">
                <text:p>0.000587890625</text:p>
              </table:table-cell>
              <table:table-cell office:value-type="float" office:value="0.000565334670608108">
                <text:p>0.00056533467060810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61748046875">
                <text:p>0.00061748046875</text:p>
              </table:table-cell>
              <table:table-cell office:value-type="float" office:value="0.00053447265625">
                <text:p>0.0005344726562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6146484375">
                <text:p>0.0006146484375</text:p>
              </table:table-cell>
              <table:table-cell office:value-type="float" office:value="0.000521932592147436">
                <text:p>0.0005219325921474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537cm" svg:height="14.291cm" xlink:href=".." xlink:type="simple" chart:class="chart:bar" chart:style-name="ch1">
        <chart:title svg:x="7.904cm" svg:y="0.421cm" chart:style-name="ch2">
          <text:p>Core 4s</text:p>
        </chart:title>
        <chart:subtitle svg:x="7.825cm" svg:y="1.485cm" chart:style-name="ch3">
          <text:p>RAM Test</text:p>
        </chart:subtitle>
        <chart:legend chart:legend-position="end" svg:x="14.692cm" svg:y="6.597cm" style:legend-expansion="high" chart:style-name="ch4"/>
        <chart:plot-area chart:style-name="ch5" table:cell-range-address="'performance test'.H93:'performance test'.H717 'performance test'.K93:'performance test'.K717 'performance test'.M93:'performance test'.M717" chart:data-source-has-labels="both" svg:x="1.361cm" svg:y="2.453cm" svg:width="12.981cm" svg:height="10.572cm">
          <chartooo:coordinate-region svg:x="2.459cm" svg:y="2.453cm" svg:width="11.883cm" svg:height="9.319cm"/>
          <chart:axis chart:dimension="x" chart:name="primary-x" chart:style-name="ch6" chartooo:axis-type="auto">
            <chartooo:date-scale/>
            <chart:title svg:x="6.682cm" svg:y="13.31cm" chart:style-name="ch7">
              <text:p>packet size / kB</text:p>
            </chart:title>
            <chart:categories table:cell-range-address="'performance test'.H93:'performance test'.H717"/>
          </chart:axis>
          <chart:axis chart:dimension="y" chart:name="primary-y" chart:style-name="ch8">
            <chart:title svg:x="0.451cm" svg:y="8.312cm" chart:style-name="ch9">
              <text:p>ms / kB</text:p>
            </chart:title>
            <chart:grid chart:style-name="ch10" chart:class="major"/>
          </chart:axis>
          <chart:series chart:style-name="ch11" chart:values-cell-range-address="'performance test'.K94:'performance test'.K717" chart:label-cell-address="'performance test'.K93:'performance test'.K93" chart:class="chart:bar">
            <chart:data-point chart:repeated="624"/>
          </chart:series>
          <chart:series chart:style-name="ch12" chart:values-cell-range-address="'performance test'.M94:'performance test'.M717" chart:label-cell-address="'performance test'.M93:'performance test'.M93" chart:class="chart:bar">
            <chart:data-point chart:repeated="62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_time/KB</text:p>
                <draw:g>
                  <svg:desc>'performance test'.K93:'performance test'.K93</svg:desc>
                </draw:g>
              </table:table-cell>
              <table:table-cell office:value-type="string">
                <text:p>exec time/KB</text:p>
                <draw:g>
                  <svg:desc>'performance test'.M93:'performance test'.M9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ze</text:p>
                <draw:g>
                  <svg:desc>'performance test'.H93:'performance test'.H717</svg:desc>
                </draw:g>
              </table:table-cell>
              <table:table-cell office:value-type="float" office:value="0.0079375">
                <text:p>0.0079375</text:p>
                <draw:g>
                  <svg:desc>'performance test'.K94:'performance test'.K717</svg:desc>
                </draw:g>
              </table:table-cell>
              <table:table-cell office:value-type="float" office:value="0.0078171875">
                <text:p>0.0078171875</text:p>
                <draw:g>
                  <svg:desc>'performance test'.M94:'performance test'.M717</svg:desc>
                </draw:g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4334375">
                <text:p>0.004334375</text:p>
              </table:table-cell>
              <table:table-cell office:value-type="float" office:value="0.00426171875">
                <text:p>0.004261718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2778125">
                <text:p>0.002778125</text:p>
              </table:table-cell>
              <table:table-cell office:value-type="float" office:value="0.00272604166666667">
                <text:p>0.0027260416666666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231875">
                <text:p>0.00231875</text:p>
              </table:table-cell>
              <table:table-cell office:value-type="float" office:value="0.002224609375">
                <text:p>0.0022246093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21359375">
                <text:p>0.0021359375</text:p>
              </table:table-cell>
              <table:table-cell office:value-type="float" office:value="0.0020375">
                <text:p>0.00203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22234375">
                <text:p>0.0022234375</text:p>
              </table:table-cell>
              <table:table-cell office:value-type="float" office:value="0.00209895833333333">
                <text:p>0.0020989583333333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2215625">
                <text:p>0.002215625</text:p>
              </table:table-cell>
              <table:table-cell office:value-type="float" office:value="0.00204419642857143">
                <text:p>0.0020441964285714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21921875">
                <text:p>0.0021921875</text:p>
              </table:table-cell>
              <table:table-cell office:value-type="float" office:value="0.0020966796875">
                <text:p>0.00209667968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24546875">
                <text:p>0.0024546875</text:p>
              </table:table-cell>
              <table:table-cell office:value-type="float" office:value="0.00198020833333333">
                <text:p>0.0019802083333333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2265625">
                <text:p>0.002265625</text:p>
              </table:table-cell>
              <table:table-cell office:value-type="float" office:value="0.00198828125">
                <text:p>0.0019882812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21984375">
                <text:p>0.0021984375</text:p>
              </table:table-cell>
              <table:table-cell office:value-type="float" office:value="0.00205596590909091">
                <text:p>0.0020559659090909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2296875">
                <text:p>0.002296875</text:p>
              </table:table-cell>
              <table:table-cell office:value-type="float" office:value="0.00202473958333333">
                <text:p>0.0020247395833333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243125">
                <text:p>0.00243125</text:p>
              </table:table-cell>
              <table:table-cell office:value-type="float" office:value="0.00203629807692308">
                <text:p>0.0020362980769230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22765625">
                <text:p>0.0022765625</text:p>
              </table:table-cell>
              <table:table-cell office:value-type="float" office:value="0.001884375">
                <text:p>0.0018843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2203125">
                <text:p>0.002203125</text:p>
              </table:table-cell>
              <table:table-cell office:value-type="float" office:value="0.00185947916666667">
                <text:p>0.0018594791666666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22984375">
                <text:p>0.0022984375</text:p>
              </table:table-cell>
              <table:table-cell office:value-type="float" office:value="0.00201474609375">
                <text:p>0.002014746093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2203125">
                <text:p>0.002203125</text:p>
              </table:table-cell>
              <table:table-cell office:value-type="float" office:value="0.00186415441176471">
                <text:p>0.0018641544117647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223125">
                <text:p>0.00223125</text:p>
              </table:table-cell>
              <table:table-cell office:value-type="float" office:value="0.00181232638888889">
                <text:p>0.0018123263888888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22296875">
                <text:p>0.0022296875</text:p>
              </table:table-cell>
              <table:table-cell office:value-type="float" office:value="0.00206578947368421">
                <text:p>0.0020657894736842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2328125">
                <text:p>0.002328125</text:p>
              </table:table-cell>
              <table:table-cell office:value-type="float" office:value="0.001992265625">
                <text:p>0.00199226562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22421875">
                <text:p>0.0022421875</text:p>
              </table:table-cell>
              <table:table-cell office:value-type="float" office:value="0.00169970238095238">
                <text:p>0.00169970238095238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23296875">
                <text:p>0.0023296875</text:p>
              </table:table-cell>
              <table:table-cell office:value-type="float" office:value="0.00166207386363636">
                <text:p>0.0016620738636363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22890625">
                <text:p>0.0022890625</text:p>
              </table:table-cell>
              <table:table-cell office:value-type="float" office:value="0.00193770380434783">
                <text:p>0.0019377038043478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2240625">
                <text:p>0.002240625</text:p>
              </table:table-cell>
              <table:table-cell office:value-type="float" office:value="0.00189420572916667">
                <text:p>0.0018942057291666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23359375">
                <text:p>0.0023359375</text:p>
              </table:table-cell>
              <table:table-cell office:value-type="float" office:value="0.001741375">
                <text:p>0.00174137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23296875">
                <text:p>0.0023296875</text:p>
              </table:table-cell>
              <table:table-cell office:value-type="float" office:value="0.00203245192307692">
                <text:p>0.0020324519230769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23640625">
                <text:p>0.0023640625</text:p>
              </table:table-cell>
              <table:table-cell office:value-type="float" office:value="0.00171099537037037">
                <text:p>0.0017109953703703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2346875">
                <text:p>0.002346875</text:p>
              </table:table-cell>
              <table:table-cell office:value-type="float" office:value="0.00189263392857143">
                <text:p>0.0018926339285714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24359375">
                <text:p>0.0024359375</text:p>
              </table:table-cell>
              <table:table-cell office:value-type="float" office:value="0.00206169181034483">
                <text:p>0.00206169181034483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2296875">
                <text:p>0.002296875</text:p>
              </table:table-cell>
              <table:table-cell office:value-type="float" office:value="0.0014715625">
                <text:p>0.001471562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223125">
                <text:p>0.00223125</text:p>
              </table:table-cell>
              <table:table-cell office:value-type="float" office:value="0.00142232862903226">
                <text:p>0.0014223286290322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234375">
                <text:p>0.00234375</text:p>
              </table:table-cell>
              <table:table-cell office:value-type="float" office:value="0.001100048828125">
                <text:p>0.00110004882812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23796875">
                <text:p>0.0023796875</text:p>
              </table:table-cell>
              <table:table-cell office:value-type="float" office:value="0.00136524621212121">
                <text:p>0.0013652462121212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22859375">
                <text:p>0.0022859375</text:p>
              </table:table-cell>
              <table:table-cell office:value-type="float" office:value="0.00149958639705882">
                <text:p>0.0014995863970588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2709375">
                <text:p>0.002709375</text:p>
              </table:table-cell>
              <table:table-cell office:value-type="float" office:value="0.00117928571428571">
                <text:p>0.0011792857142857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229375">
                <text:p>0.00229375</text:p>
              </table:table-cell>
              <table:table-cell office:value-type="float" office:value="0.00162209201388889">
                <text:p>0.0016220920138888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23171875">
                <text:p>0.0023171875</text:p>
              </table:table-cell>
              <table:table-cell office:value-type="float" office:value="0.00164151182432432">
                <text:p>0.0016415118243243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24375">
                <text:p>0.0024375</text:p>
              </table:table-cell>
              <table:table-cell office:value-type="float" office:value="0.00173392269736842">
                <text:p>0.00173392269736842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2953125">
                <text:p>0.002953125</text:p>
              </table:table-cell>
              <table:table-cell office:value-type="float" office:value="0.00182728365384615">
                <text:p>0.00182728365384615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003740625">
                <text:p>0.003740625</text:p>
              </table:table-cell>
              <table:table-cell office:value-type="float" office:value="0.00370859375">
                <text:p>0.0037085937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19578125">
                <text:p>0.0019578125</text:p>
              </table:table-cell>
              <table:table-cell office:value-type="float" office:value="0.001937109375">
                <text:p>0.00193710937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13625">
                <text:p>0.0013625</text:p>
              </table:table-cell>
              <table:table-cell office:value-type="float" office:value="0.00134401041666667">
                <text:p>0.0013440104166666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136484375">
                <text:p>0.00136484375</text:p>
              </table:table-cell>
              <table:table-cell office:value-type="float" office:value="0.0013380859375">
                <text:p>0.001338085937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116328125">
                <text:p>0.00116328125</text:p>
              </table:table-cell>
              <table:table-cell office:value-type="float" office:value="0.0011421875">
                <text:p>0.001142187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10453125">
                <text:p>0.0010453125</text:p>
              </table:table-cell>
              <table:table-cell office:value-type="float" office:value="0.0010078125">
                <text:p>0.001007812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107421875">
                <text:p>0.00107421875</text:p>
              </table:table-cell>
              <table:table-cell office:value-type="float" office:value="0.00103582589285714">
                <text:p>0.0010358258928571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130859375">
                <text:p>0.00130859375</text:p>
              </table:table-cell>
              <table:table-cell office:value-type="float" office:value="0.001119140625">
                <text:p>0.00111914062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116015625">
                <text:p>0.00116015625</text:p>
              </table:table-cell>
              <table:table-cell office:value-type="float" office:value="0.00100425347222222">
                <text:p>0.0010042534722222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10796875">
                <text:p>0.0010796875</text:p>
              </table:table-cell>
              <table:table-cell office:value-type="float" office:value="0.000957265625">
                <text:p>0.00095726562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107734375">
                <text:p>0.00107734375</text:p>
              </table:table-cell>
              <table:table-cell office:value-type="float" office:value="0.000953196022727273">
                <text:p>0.00095319602272727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115859375">
                <text:p>0.00115859375</text:p>
              </table:table-cell>
              <table:table-cell office:value-type="float" office:value="0.0009947265625">
                <text:p>0.000994726562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108046875">
                <text:p>0.00108046875</text:p>
              </table:table-cell>
              <table:table-cell office:value-type="float" office:value="0.000910997596153846">
                <text:p>0.00091099759615384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124140625">
                <text:p>0.00124140625</text:p>
              </table:table-cell>
              <table:table-cell office:value-type="float" office:value="0.00110731026785714">
                <text:p>0.0011073102678571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109609375">
                <text:p>0.00109609375</text:p>
              </table:table-cell>
              <table:table-cell office:value-type="float" office:value="0.0009946875">
                <text:p>0.000994687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116171875">
                <text:p>0.00116171875</text:p>
              </table:table-cell>
              <table:table-cell office:value-type="float" office:value="0.000933837890625">
                <text:p>0.00093383789062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113984375">
                <text:p>0.00113984375</text:p>
              </table:table-cell>
              <table:table-cell office:value-type="float" office:value="0.00105840992647059">
                <text:p>0.0010584099264705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10984375">
                <text:p>0.0010984375</text:p>
              </table:table-cell>
              <table:table-cell office:value-type="float" office:value="0.000994401041666667">
                <text:p>0.00099440104166666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1084375">
                <text:p>0.001084375</text:p>
              </table:table-cell>
              <table:table-cell office:value-type="float" office:value="0.000860279605263158">
                <text:p>0.00086027960526315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11328125">
                <text:p>0.0011328125</text:p>
              </table:table-cell>
              <table:table-cell office:value-type="float" office:value="0.0010471875">
                <text:p>0.001047187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115546875">
                <text:p>0.00115546875</text:p>
              </table:table-cell>
              <table:table-cell office:value-type="float" office:value="0.000855245535714286">
                <text:p>0.00085524553571428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107265625">
                <text:p>0.00107265625</text:p>
              </table:table-cell>
              <table:table-cell office:value-type="float" office:value="0.000855042613636364">
                <text:p>0.00085504261363636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116796875">
                <text:p>0.00116796875</text:p>
              </table:table-cell>
              <table:table-cell office:value-type="float" office:value="0.00086069972826087">
                <text:p>0.0008606997282608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10859375">
                <text:p>0.0010859375</text:p>
              </table:table-cell>
              <table:table-cell office:value-type="float" office:value="0.000750846354166667">
                <text:p>0.00075084635416666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1190625">
                <text:p>0.001190625</text:p>
              </table:table-cell>
              <table:table-cell office:value-type="float" office:value="0.001081">
                <text:p>0.00108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120390625">
                <text:p>0.00120390625</text:p>
              </table:table-cell>
              <table:table-cell office:value-type="float" office:value="0.000883383413461539">
                <text:p>0.00088338341346153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1115625">
                <text:p>0.001115625</text:p>
              </table:table-cell>
              <table:table-cell office:value-type="float" office:value="0.000836082175925926">
                <text:p>0.00083608217592592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1153125">
                <text:p>0.001153125</text:p>
              </table:table-cell>
              <table:table-cell office:value-type="float" office:value="0.000820340401785714">
                <text:p>0.00082034040178571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120546875">
                <text:p>0.00120546875</text:p>
              </table:table-cell>
              <table:table-cell office:value-type="float" office:value="0.000733620689655173">
                <text:p>0.00073362068965517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111953125">
                <text:p>0.00111953125</text:p>
              </table:table-cell>
              <table:table-cell office:value-type="float" office:value="0.000861510416666667">
                <text:p>0.00086151041666666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11609375">
                <text:p>0.0011609375</text:p>
              </table:table-cell>
              <table:table-cell office:value-type="float" office:value="0.0010171622983871">
                <text:p>0.001017162298387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11171875">
                <text:p>0.0011171875</text:p>
              </table:table-cell>
              <table:table-cell office:value-type="float" office:value="0.0007881591796875">
                <text:p>0.0007881591796875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114140625">
                <text:p>0.00114140625</text:p>
              </table:table-cell>
              <table:table-cell office:value-type="float" office:value="0.000876799242424242">
                <text:p>0.000876799242424242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114375">
                <text:p>0.00114375</text:p>
              </table:table-cell>
              <table:table-cell office:value-type="float" office:value="0.000770335477941176">
                <text:p>0.00077033547794117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110859375">
                <text:p>0.00110859375</text:p>
              </table:table-cell>
              <table:table-cell office:value-type="float" office:value="0.000709107142857143">
                <text:p>0.000709107142857143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111796875">
                <text:p>0.00111796875</text:p>
              </table:table-cell>
              <table:table-cell office:value-type="float" office:value="0.000704014756944444">
                <text:p>0.000704014756944444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111796875">
                <text:p>0.00111796875</text:p>
              </table:table-cell>
              <table:table-cell office:value-type="float" office:value="0.000872128378378378">
                <text:p>0.00087212837837837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113125">
                <text:p>0.00113125</text:p>
              </table:table-cell>
              <table:table-cell office:value-type="float" office:value="0.000759827302631579">
                <text:p>0.000759827302631579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112734375">
                <text:p>0.00112734375</text:p>
              </table:table-cell>
              <table:table-cell office:value-type="float" office:value="0.000621554487179487">
                <text:p>0.00062155448717948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0028421875">
                <text:p>0.0028421875</text:p>
              </table:table-cell>
              <table:table-cell office:value-type="float" office:value="0.00282291666666667">
                <text:p>0.0028229166666666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136614583333333">
                <text:p>0.00136614583333333</text:p>
              </table:table-cell>
              <table:table-cell office:value-type="float" office:value="0.00135442708333333">
                <text:p>0.00135442708333333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93125">
                <text:p>0.00093125</text:p>
              </table:table-cell>
              <table:table-cell office:value-type="float" office:value="0.000921180555555556">
                <text:p>0.000921180555555556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7640625">
                <text:p>0.0007640625</text:p>
              </table:table-cell>
              <table:table-cell office:value-type="float" office:value="0.000753776041666667">
                <text:p>0.00075377604166666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707291666666667">
                <text:p>0.000707291666666667</text:p>
              </table:table-cell>
              <table:table-cell office:value-type="float" office:value="0.000674583333333333">
                <text:p>0.000674583333333333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734375">
                <text:p>0.000734375</text:p>
              </table:table-cell>
              <table:table-cell office:value-type="float" office:value="0.000704079861111111">
                <text:p>0.00070407986111111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740104166666667">
                <text:p>0.000740104166666667</text:p>
              </table:table-cell>
              <table:table-cell office:value-type="float" office:value="0.000712202380952381">
                <text:p>0.00071220238095238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696875">
                <text:p>0.000696875</text:p>
              </table:table-cell>
              <table:table-cell office:value-type="float" office:value="0.000652864583333333">
                <text:p>0.000652864583333333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728645833333333">
                <text:p>0.000728645833333333</text:p>
              </table:table-cell>
              <table:table-cell office:value-type="float" office:value="0.000680902777777778">
                <text:p>0.000680902777777778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721875">
                <text:p>0.000721875</text:p>
              </table:table-cell>
              <table:table-cell office:value-type="float" office:value="0.000625833333333333">
                <text:p>0.000625833333333333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713541666666667">
                <text:p>0.000713541666666667</text:p>
              </table:table-cell>
              <table:table-cell office:value-type="float" office:value="0.000626704545454545">
                <text:p>0.00062670454545454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723958333333333">
                <text:p>0.000723958333333333</text:p>
              </table:table-cell>
              <table:table-cell office:value-type="float" office:value="0.000616449652777778">
                <text:p>0.000616449652777778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744270833333333">
                <text:p>0.000744270833333333</text:p>
              </table:table-cell>
              <table:table-cell office:value-type="float" office:value="0.000686017628205128">
                <text:p>0.000686017628205128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7546875">
                <text:p>0.0007546875</text:p>
              </table:table-cell>
              <table:table-cell office:value-type="float" office:value="0.000675483630952381">
                <text:p>0.00067548363095238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721354166666667">
                <text:p>0.000721354166666667</text:p>
              </table:table-cell>
              <table:table-cell office:value-type="float" office:value="0.000638263888888889">
                <text:p>0.00063826388888888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714583333333333">
                <text:p>0.000714583333333333</text:p>
              </table:table-cell>
              <table:table-cell office:value-type="float" office:value="0.0006115234375">
                <text:p>0.000611523437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728645833333333">
                <text:p>0.000728645833333333</text:p>
              </table:table-cell>
              <table:table-cell office:value-type="float" office:value="0.000599448529411765">
                <text:p>0.00059944852941176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728125">
                <text:p>0.000728125</text:p>
              </table:table-cell>
              <table:table-cell office:value-type="float" office:value="0.000635474537037037">
                <text:p>0.00063547453703703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71875">
                <text:p>0.00071875</text:p>
              </table:table-cell>
              <table:table-cell office:value-type="float" office:value="0.000613404605263158">
                <text:p>0.000613404605263158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780208333333333">
                <text:p>0.000780208333333333</text:p>
              </table:table-cell>
              <table:table-cell office:value-type="float" office:value="0.000711770833333333">
                <text:p>0.000711770833333333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751041666666667">
                <text:p>0.000751041666666667</text:p>
              </table:table-cell>
              <table:table-cell office:value-type="float" office:value="0.000586805555555556">
                <text:p>0.000586805555555556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78125">
                <text:p>0.00078125</text:p>
              </table:table-cell>
              <table:table-cell office:value-type="float" office:value="0.000595407196969697">
                <text:p>0.00059540719696969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732291666666667">
                <text:p>0.000732291666666667</text:p>
              </table:table-cell>
              <table:table-cell office:value-type="float" office:value="0.000579936594202899">
                <text:p>0.00057993659420289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741145833333333">
                <text:p>0.000741145833333333</text:p>
              </table:table-cell>
              <table:table-cell office:value-type="float" office:value="0.000575868055555555">
                <text:p>0.00057586805555555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753125">
                <text:p>0.000753125</text:p>
              </table:table-cell>
              <table:table-cell office:value-type="float" office:value="0.000648145833333333">
                <text:p>0.000648145833333333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753125">
                <text:p>0.000753125</text:p>
              </table:table-cell>
              <table:table-cell office:value-type="float" office:value="0.000607852564102564">
                <text:p>0.000607852564102564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738541666666667">
                <text:p>0.000738541666666667</text:p>
              </table:table-cell>
              <table:table-cell office:value-type="float" office:value="0.000614255401234568">
                <text:p>0.000614255401234568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76875">
                <text:p>0.00076875</text:p>
              </table:table-cell>
              <table:table-cell office:value-type="float" office:value="0.000641871279761905">
                <text:p>0.00064187127976190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759375">
                <text:p>0.000759375</text:p>
              </table:table-cell>
              <table:table-cell office:value-type="float" office:value="0.00056711566091954">
                <text:p>0.00056711566091954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738020833333334">
                <text:p>0.000738020833333334</text:p>
              </table:table-cell>
              <table:table-cell office:value-type="float" office:value="0.000537013888888889">
                <text:p>0.00053701388888888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765625">
                <text:p>0.000765625</text:p>
              </table:table-cell>
              <table:table-cell office:value-type="float" office:value="0.000570396505376344">
                <text:p>0.000570396505376344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791666666666667">
                <text:p>0.000791666666666667</text:p>
              </table:table-cell>
              <table:table-cell office:value-type="float" office:value="0.000489680989583333">
                <text:p>0.000489680989583333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75625">
                <text:p>0.00075625</text:p>
              </table:table-cell>
              <table:table-cell office:value-type="float" office:value="0.000543292297979798">
                <text:p>0.000543292297979798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797916666666667">
                <text:p>0.000797916666666667</text:p>
              </table:table-cell>
              <table:table-cell office:value-type="float" office:value="0.000545481004901961">
                <text:p>0.00054548100490196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830208333333333">
                <text:p>0.000830208333333333</text:p>
              </table:table-cell>
              <table:table-cell office:value-type="float" office:value="0.000719389880952381">
                <text:p>0.00071938988095238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801041666666667">
                <text:p>0.000801041666666667</text:p>
              </table:table-cell>
              <table:table-cell office:value-type="float" office:value="0.000431626157407407">
                <text:p>0.000431626157407407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7390625">
                <text:p>0.0007390625</text:p>
              </table:table-cell>
              <table:table-cell office:value-type="float" office:value="0.00058536036036036">
                <text:p>0.00058536036036036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772916666666667">
                <text:p>0.000772916666666667</text:p>
              </table:table-cell>
              <table:table-cell office:value-type="float" office:value="0.000552261513157895">
                <text:p>0.000552261513157895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08015625">
                <text:p>0.0008015625</text:p>
              </table:table-cell>
              <table:table-cell office:value-type="float" office:value="0.000566493055555556">
                <text:p>0.000566493055555556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002026953125">
                <text:p>0.002026953125</text:p>
              </table:table-cell>
              <table:table-cell office:value-type="float" office:value="0.00201328125">
                <text:p>0.0020132812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10484375">
                <text:p>0.0010484375</text:p>
              </table:table-cell>
              <table:table-cell office:value-type="float" office:value="0.00104140625">
                <text:p>0.0010414062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662109375">
                <text:p>0.000662109375</text:p>
              </table:table-cell>
              <table:table-cell office:value-type="float" office:value="0.000655729166666667">
                <text:p>0.00065572916666666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5671875">
                <text:p>0.0005671875</text:p>
              </table:table-cell>
              <table:table-cell office:value-type="float" office:value="0.00055">
                <text:p>0.0005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59375">
                <text:p>0.00059375</text:p>
              </table:table-cell>
              <table:table-cell office:value-type="float" office:value="0.00058515625">
                <text:p>0.0005851562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530078125">
                <text:p>0.000530078125</text:p>
              </table:table-cell>
              <table:table-cell office:value-type="float" office:value="0.000510416666666667">
                <text:p>0.00051041666666666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54921875">
                <text:p>0.00054921875</text:p>
              </table:table-cell>
              <table:table-cell office:value-type="float" office:value="0.000519642857142857">
                <text:p>0.00051964285714285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530859375">
                <text:p>0.000530859375</text:p>
              </table:table-cell>
              <table:table-cell office:value-type="float" office:value="0.000505419921875">
                <text:p>0.00050541992187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535546875">
                <text:p>0.000535546875</text:p>
              </table:table-cell>
              <table:table-cell office:value-type="float" office:value="0.000486588541666667">
                <text:p>0.00048658854166666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539453125">
                <text:p>0.000539453125</text:p>
              </table:table-cell>
              <table:table-cell office:value-type="float" office:value="0.000493046875">
                <text:p>0.00049304687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548046875">
                <text:p>0.000548046875</text:p>
              </table:table-cell>
              <table:table-cell office:value-type="float" office:value="0.000508877840909091">
                <text:p>0.00050887784090909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553125">
                <text:p>0.000553125</text:p>
              </table:table-cell>
              <table:table-cell office:value-type="float" office:value="0.000489876302083333">
                <text:p>0.00048987630208333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536328125">
                <text:p>0.000536328125</text:p>
              </table:table-cell>
              <table:table-cell office:value-type="float" office:value="0.000494320913461538">
                <text:p>0.00049432091346153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6109375">
                <text:p>0.0006109375</text:p>
              </table:table-cell>
              <table:table-cell office:value-type="float" office:value="0.000537862723214286">
                <text:p>0.00053786272321428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540625">
                <text:p>0.000540625</text:p>
              </table:table-cell>
              <table:table-cell office:value-type="float" office:value="0.000510833333333333">
                <text:p>0.00051083333333333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556640625">
                <text:p>0.000556640625</text:p>
              </table:table-cell>
              <table:table-cell office:value-type="float" office:value="0.000510107421875">
                <text:p>0.00051010742187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544921875">
                <text:p>0.000544921875</text:p>
              </table:table-cell>
              <table:table-cell office:value-type="float" office:value="0.000522909007352941">
                <text:p>0.00052290900735294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58515625">
                <text:p>0.00058515625</text:p>
              </table:table-cell>
              <table:table-cell office:value-type="float" office:value="0.000555403645833333">
                <text:p>0.00055540364583333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542578125">
                <text:p>0.000542578125</text:p>
              </table:table-cell>
              <table:table-cell office:value-type="float" office:value="0.000454646381578947">
                <text:p>0.000454646381578947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555078125">
                <text:p>0.000555078125</text:p>
              </table:table-cell>
              <table:table-cell office:value-type="float" office:value="0.0004974609375">
                <text:p>0.000497460937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562890625">
                <text:p>0.000562890625</text:p>
              </table:table-cell>
              <table:table-cell office:value-type="float" office:value="0.000507700892857143">
                <text:p>0.00050770089285714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553125">
                <text:p>0.000553125</text:p>
              </table:table-cell>
              <table:table-cell office:value-type="float" office:value="0.00051953125">
                <text:p>0.0005195312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558203125">
                <text:p>0.000558203125</text:p>
              </table:table-cell>
              <table:table-cell office:value-type="float" office:value="0.000489555027173913">
                <text:p>0.00048955502717391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555078125">
                <text:p>0.000555078125</text:p>
              </table:table-cell>
              <table:table-cell office:value-type="float" office:value="0.000454150390625">
                <text:p>0.00045415039062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59609375">
                <text:p>0.00059609375</text:p>
              </table:table-cell>
              <table:table-cell office:value-type="float" office:value="0.000555109375">
                <text:p>0.00055510937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64453125">
                <text:p>0.00064453125</text:p>
              </table:table-cell>
              <table:table-cell office:value-type="float" office:value="0.000520597956730769">
                <text:p>0.00052059795673076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583203125">
                <text:p>0.000583203125</text:p>
              </table:table-cell>
              <table:table-cell office:value-type="float" office:value="0.000340248842592593">
                <text:p>0.000340248842592593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5765625">
                <text:p>0.0005765625</text:p>
              </table:table-cell>
              <table:table-cell office:value-type="float" office:value="0.000515066964285714">
                <text:p>0.00051506696428571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6328125">
                <text:p>0.0006328125</text:p>
              </table:table-cell>
              <table:table-cell office:value-type="float" office:value="0.000570581896551724">
                <text:p>0.000570581896551724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581640625">
                <text:p>0.000581640625</text:p>
              </table:table-cell>
              <table:table-cell office:value-type="float" office:value="0.0005415625">
                <text:p>0.000541562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593359375">
                <text:p>0.000593359375</text:p>
              </table:table-cell>
              <table:table-cell office:value-type="float" office:value="0.000442275705645161">
                <text:p>0.00044227570564516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584765625">
                <text:p>0.000584765625</text:p>
              </table:table-cell>
              <table:table-cell office:value-type="float" office:value="0.0003733642578125">
                <text:p>0.000373364257812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562890625">
                <text:p>0.000562890625</text:p>
              </table:table-cell>
              <table:table-cell office:value-type="float" office:value="0.000415317234848485">
                <text:p>0.00041531723484848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59453125">
                <text:p>0.00059453125</text:p>
              </table:table-cell>
              <table:table-cell office:value-type="float" office:value="0.0004564453125">
                <text:p>0.000456445312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575390625">
                <text:p>0.000575390625</text:p>
              </table:table-cell>
              <table:table-cell office:value-type="float" office:value="0.000426149553571429">
                <text:p>0.000426149553571429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584375">
                <text:p>0.000584375</text:p>
              </table:table-cell>
              <table:table-cell office:value-type="float" office:value="0.00054609375">
                <text:p>0.0005460937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5875">
                <text:p>0.0005875</text:p>
              </table:table-cell>
              <table:table-cell office:value-type="float" office:value="0.000450981841216216">
                <text:p>0.00045098184121621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5640625">
                <text:p>0.0005640625</text:p>
              </table:table-cell>
              <table:table-cell office:value-type="float" office:value="0.000341909950657895">
                <text:p>0.00034190995065789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06140625">
                <text:p>0.0006140625</text:p>
              </table:table-cell>
              <table:table-cell office:value-type="float" office:value="0.000442297676282051">
                <text:p>0.000442297676282051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0014690625">
                <text:p>0.0014690625</text:p>
              </table:table-cell>
              <table:table-cell office:value-type="float" office:value="0.0014621875">
                <text:p>0.001462187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7703125">
                <text:p>0.0007703125</text:p>
              </table:table-cell>
              <table:table-cell office:value-type="float" office:value="0.00076390625">
                <text:p>0.0007639062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5946875">
                <text:p>0.0005946875</text:p>
              </table:table-cell>
              <table:table-cell office:value-type="float" office:value="0.000575416666666667">
                <text:p>0.00057541666666666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484375">
                <text:p>0.000484375</text:p>
              </table:table-cell>
              <table:table-cell office:value-type="float" office:value="0.000466796875">
                <text:p>0.00046679687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4753125">
                <text:p>0.0004753125</text:p>
              </table:table-cell>
              <table:table-cell office:value-type="float" office:value="0.000468375">
                <text:p>0.00046837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4871875">
                <text:p>0.0004871875</text:p>
              </table:table-cell>
              <table:table-cell office:value-type="float" office:value="0.000466875">
                <text:p>0.00046687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521875">
                <text:p>0.000521875</text:p>
              </table:table-cell>
              <table:table-cell office:value-type="float" office:value="0.000495044642857143">
                <text:p>0.00049504464285714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4796875">
                <text:p>0.0004796875</text:p>
              </table:table-cell>
              <table:table-cell office:value-type="float" office:value="0.00046484375">
                <text:p>0.0004648437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44625">
                <text:p>0.00044625</text:p>
              </table:table-cell>
              <table:table-cell office:value-type="float" office:value="0.000426944444444445">
                <text:p>0.00042694444444444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481875">
                <text:p>0.000481875</text:p>
              </table:table-cell>
              <table:table-cell office:value-type="float" office:value="0.00044071875">
                <text:p>0.0004407187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45">
                <text:p>0.00045</text:p>
              </table:table-cell>
              <table:table-cell office:value-type="float" office:value="0.000418096590909091">
                <text:p>0.00041809659090909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4575">
                <text:p>0.0004575</text:p>
              </table:table-cell>
              <table:table-cell office:value-type="float" office:value="0.000438880208333333">
                <text:p>0.00043888020833333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4878125">
                <text:p>0.0004878125</text:p>
              </table:table-cell>
              <table:table-cell office:value-type="float" office:value="0.000387548076923077">
                <text:p>0.00038754807692307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45625">
                <text:p>0.00045625</text:p>
              </table:table-cell>
              <table:table-cell office:value-type="float" office:value="0.000408013392857143">
                <text:p>0.00040801339285714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4734375">
                <text:p>0.0004734375</text:p>
              </table:table-cell>
              <table:table-cell office:value-type="float" office:value="0.000443229166666667">
                <text:p>0.00044322916666666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4984375">
                <text:p>0.0004984375</text:p>
              </table:table-cell>
              <table:table-cell office:value-type="float" office:value="0.0004179296875">
                <text:p>0.000417929687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460625">
                <text:p>0.000460625</text:p>
              </table:table-cell>
              <table:table-cell office:value-type="float" office:value="0.000406856617647059">
                <text:p>0.00040685661764705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493125">
                <text:p>0.000493125</text:p>
              </table:table-cell>
              <table:table-cell office:value-type="float" office:value="0.000432847222222222">
                <text:p>0.00043284722222222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456875">
                <text:p>0.000456875</text:p>
              </table:table-cell>
              <table:table-cell office:value-type="float" office:value="0.000408782894736842">
                <text:p>0.00040878289473684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4471875">
                <text:p>0.0004471875</text:p>
              </table:table-cell>
              <table:table-cell office:value-type="float" office:value="0.000424140625">
                <text:p>0.00042414062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465625">
                <text:p>0.000465625</text:p>
              </table:table-cell>
              <table:table-cell office:value-type="float" office:value="0.000411592261904762">
                <text:p>0.000411592261904762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5090625">
                <text:p>0.0005090625</text:p>
              </table:table-cell>
              <table:table-cell office:value-type="float" office:value="0.000476860795454545">
                <text:p>0.00047686079545454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4778125">
                <text:p>0.0004778125</text:p>
              </table:table-cell>
              <table:table-cell office:value-type="float" office:value="0.000428002717391304">
                <text:p>0.00042800271739130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4940625">
                <text:p>0.0004940625</text:p>
              </table:table-cell>
              <table:table-cell office:value-type="float" office:value="0.00038453125">
                <text:p>0.0003845312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4596875">
                <text:p>0.0004596875</text:p>
              </table:table-cell>
              <table:table-cell office:value-type="float" office:value="0.00039205">
                <text:p>0.0003920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45625">
                <text:p>0.00045625</text:p>
              </table:table-cell>
              <table:table-cell office:value-type="float" office:value="0.000385036057692308">
                <text:p>0.00038503605769230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4784375">
                <text:p>0.0004784375</text:p>
              </table:table-cell>
              <table:table-cell office:value-type="float" office:value="0.000381296296296296">
                <text:p>0.000381296296296296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5425">
                <text:p>0.0005425</text:p>
              </table:table-cell>
              <table:table-cell office:value-type="float" office:value="0.000352477678571429">
                <text:p>0.00035247767857142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493125">
                <text:p>0.000493125</text:p>
              </table:table-cell>
              <table:table-cell office:value-type="float" office:value="0.00044239224137931">
                <text:p>0.00044239224137931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4671875">
                <text:p>0.0004671875</text:p>
              </table:table-cell>
              <table:table-cell office:value-type="float" office:value="0.000447166666666667">
                <text:p>0.00044716666666666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4546875">
                <text:p>0.0004546875</text:p>
              </table:table-cell>
              <table:table-cell office:value-type="float" office:value="0.000418477822580645">
                <text:p>0.00041847782258064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525">
                <text:p>0.000525</text:p>
              </table:table-cell>
              <table:table-cell office:value-type="float" office:value="0.000463623046875">
                <text:p>0.000463623046875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4890625">
                <text:p>0.0004890625</text:p>
              </table:table-cell>
              <table:table-cell office:value-type="float" office:value="0.000418958333333333">
                <text:p>0.00041895833333333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5140625">
                <text:p>0.0005140625</text:p>
              </table:table-cell>
              <table:table-cell office:value-type="float" office:value="0.000385882352941177">
                <text:p>0.000385882352941177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490625">
                <text:p>0.000490625</text:p>
              </table:table-cell>
              <table:table-cell office:value-type="float" office:value="0.000419821428571429">
                <text:p>0.00041982142857142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4628125">
                <text:p>0.0004628125</text:p>
              </table:table-cell>
              <table:table-cell office:value-type="float" office:value="0.000298732638888889">
                <text:p>0.000298732638888889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479375">
                <text:p>0.000479375</text:p>
              </table:table-cell>
              <table:table-cell office:value-type="float" office:value="0.000353868243243243">
                <text:p>0.000353868243243243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5203125">
                <text:p>0.0005203125</text:p>
              </table:table-cell>
              <table:table-cell office:value-type="float" office:value="0.000268338815789474">
                <text:p>0.00026833881578947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04640625">
                <text:p>0.0004640625</text:p>
              </table:table-cell>
              <table:table-cell office:value-type="float" office:value="0.000435352564102564">
                <text:p>0.000435352564102564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0138854166666667">
                <text:p>0.00138854166666667</text:p>
              </table:table-cell>
              <table:table-cell office:value-type="float" office:value="0.00138229166666667">
                <text:p>0.00138229166666667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693489583333333">
                <text:p>0.000693489583333333</text:p>
              </table:table-cell>
              <table:table-cell office:value-type="float" office:value="0.000687890625">
                <text:p>0.000687890625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48359375">
                <text:p>0.00048359375</text:p>
              </table:table-cell>
              <table:table-cell office:value-type="float" office:value="0.000478993055555556">
                <text:p>0.000478993055555556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381770833333333">
                <text:p>0.000381770833333333</text:p>
              </table:table-cell>
              <table:table-cell office:value-type="float" office:value="0.0003701171875">
                <text:p>0.0003701171875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39140625">
                <text:p>0.00039140625</text:p>
              </table:table-cell>
              <table:table-cell office:value-type="float" office:value="0.0003853125">
                <text:p>0.0003853125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38515625">
                <text:p>0.00038515625</text:p>
              </table:table-cell>
              <table:table-cell office:value-type="float" office:value="0.000372699652777778">
                <text:p>0.000372699652777778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3765625">
                <text:p>0.0003765625</text:p>
              </table:table-cell>
              <table:table-cell office:value-type="float" office:value="0.00036186755952381">
                <text:p>0.00036186755952381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3796875">
                <text:p>0.0003796875</text:p>
              </table:table-cell>
              <table:table-cell office:value-type="float" office:value="0.000361067708333333">
                <text:p>0.000361067708333333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415364583333333">
                <text:p>0.000415364583333333</text:p>
              </table:table-cell>
              <table:table-cell office:value-type="float" office:value="0.000394270833333333">
                <text:p>0.000394270833333333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418229166666667">
                <text:p>0.000418229166666667</text:p>
              </table:table-cell>
              <table:table-cell office:value-type="float" office:value="0.000385">
                <text:p>0.000385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41796875">
                <text:p>0.00041796875</text:p>
              </table:table-cell>
              <table:table-cell office:value-type="float" office:value="0.000366998106060606">
                <text:p>0.000366998106060606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391927083333333">
                <text:p>0.000391927083333333</text:p>
              </table:table-cell>
              <table:table-cell office:value-type="float" office:value="0.0003703125">
                <text:p>0.0003703125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411979166666667">
                <text:p>0.000411979166666667</text:p>
              </table:table-cell>
              <table:table-cell office:value-type="float" office:value="0.000359054487179487">
                <text:p>0.000359054487179487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3953125">
                <text:p>0.0003953125</text:p>
              </table:table-cell>
              <table:table-cell office:value-type="float" office:value="0.000373772321428571">
                <text:p>0.000373772321428571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39609375">
                <text:p>0.00039609375</text:p>
              </table:table-cell>
              <table:table-cell office:value-type="float" office:value="0.000318368055555556">
                <text:p>0.000318368055555556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39375">
                <text:p>0.00039375</text:p>
              </table:table-cell>
              <table:table-cell office:value-type="float" office:value="0.000374348958333333">
                <text:p>0.000374348958333333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41796875">
                <text:p>0.00041796875</text:p>
              </table:table-cell>
              <table:table-cell office:value-type="float" office:value="0.000345435049019608">
                <text:p>0.000345435049019608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40078125">
                <text:p>0.00040078125</text:p>
              </table:table-cell>
              <table:table-cell office:value-type="float" office:value="0.000361400462962963">
                <text:p>0.000361400462962963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39296875">
                <text:p>0.00039296875</text:p>
              </table:table-cell>
              <table:table-cell office:value-type="float" office:value="0.000380921052631579">
                <text:p>0.000380921052631579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397395833333333">
                <text:p>0.000397395833333333</text:p>
              </table:table-cell>
              <table:table-cell office:value-type="float" office:value="0.000379479166666667">
                <text:p>0.000379479166666667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4296875">
                <text:p>0.0004296875</text:p>
              </table:table-cell>
              <table:table-cell office:value-type="float" office:value="0.000401463293650794">
                <text:p>0.000401463293650794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395052083333333">
                <text:p>0.000395052083333333</text:p>
              </table:table-cell>
              <table:table-cell office:value-type="float" office:value="0.000338766571969697">
                <text:p>0.000338766571969697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408072916666667">
                <text:p>0.000408072916666667</text:p>
              </table:table-cell>
              <table:table-cell office:value-type="float" office:value="0.000367312047101449">
                <text:p>0.000367312047101449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398177083333333">
                <text:p>0.000398177083333333</text:p>
              </table:table-cell>
              <table:table-cell office:value-type="float" office:value="0.000344542100694444">
                <text:p>0.000344542100694444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4078125">
                <text:p>0.0004078125</text:p>
              </table:table-cell>
              <table:table-cell office:value-type="float" office:value="0.00038109375">
                <text:p>0.00038109375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436458333333333">
                <text:p>0.000436458333333333</text:p>
              </table:table-cell>
              <table:table-cell office:value-type="float" office:value="0.000398918269230769">
                <text:p>0.000398918269230769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439322916666667">
                <text:p>0.000439322916666667</text:p>
              </table:table-cell>
              <table:table-cell office:value-type="float" office:value="0.000356481481481481">
                <text:p>0.000356481481481481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3984375">
                <text:p>0.0003984375</text:p>
              </table:table-cell>
              <table:table-cell office:value-type="float" office:value="0.000303543526785714">
                <text:p>0.000303543526785714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4">
                <text:p>0.0004</text:p>
              </table:table-cell>
              <table:table-cell office:value-type="float" office:value="0.000311350574712644">
                <text:p>0.000311350574712644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471354166666667">
                <text:p>0.000471354166666667</text:p>
              </table:table-cell>
              <table:table-cell office:value-type="float" office:value="0.000394574652777778">
                <text:p>0.000394574652777778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42109375">
                <text:p>0.00042109375</text:p>
              </table:table-cell>
              <table:table-cell office:value-type="float" office:value="0.000384685819892473">
                <text:p>0.000384685819892473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445052083333333">
                <text:p>0.000445052083333333</text:p>
              </table:table-cell>
              <table:table-cell office:value-type="float" office:value="0.000363907877604167">
                <text:p>0.000363907877604167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415104166666667">
                <text:p>0.000415104166666667</text:p>
              </table:table-cell>
              <table:table-cell office:value-type="float" office:value="0.000336032196969697">
                <text:p>0.000336032196969697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396354166666667">
                <text:p>0.000396354166666667</text:p>
              </table:table-cell>
              <table:table-cell office:value-type="float" office:value="0.000273851102941176">
                <text:p>0.000273851102941176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461979166666667">
                <text:p>0.000461979166666667</text:p>
              </table:table-cell>
              <table:table-cell office:value-type="float" office:value="0.000432440476190476">
                <text:p>0.000432440476190476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440885416666667">
                <text:p>0.000440885416666667</text:p>
              </table:table-cell>
              <table:table-cell office:value-type="float" office:value="0.000317860243055556">
                <text:p>0.000317860243055556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467708333333333">
                <text:p>0.000467708333333333</text:p>
              </table:table-cell>
              <table:table-cell office:value-type="float" office:value="0.000335705236486487">
                <text:p>0.000335705236486487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42890625">
                <text:p>0.00042890625</text:p>
              </table:table-cell>
              <table:table-cell office:value-type="float" office:value="0.000304673793859649">
                <text:p>0.000304673793859649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0467708333333333">
                <text:p>0.000467708333333333</text:p>
              </table:table-cell>
              <table:table-cell office:value-type="float" office:value="0.000302677617521367">
                <text:p>0.000302677617521367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0.00123883928571429">
                <text:p>0.00123883928571429</text:p>
              </table:table-cell>
              <table:table-cell office:value-type="float" office:value="0.00123236607142857">
                <text:p>0.00123236607142857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596875">
                <text:p>0.000596875</text:p>
              </table:table-cell>
              <table:table-cell office:value-type="float" office:value="0.000592633928571429">
                <text:p>0.000592633928571429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447767857142857">
                <text:p>0.000447767857142857</text:p>
              </table:table-cell>
              <table:table-cell office:value-type="float" office:value="0.000443973214285714">
                <text:p>0.000443973214285714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346205357142857">
                <text:p>0.000346205357142857</text:p>
              </table:table-cell>
              <table:table-cell office:value-type="float" office:value="0.0003421875">
                <text:p>0.0003421875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377678571428571">
                <text:p>0.000377678571428571</text:p>
              </table:table-cell>
              <table:table-cell office:value-type="float" office:value="0.000372633928571429">
                <text:p>0.000372633928571429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373660714285714">
                <text:p>0.000373660714285714</text:p>
              </table:table-cell>
              <table:table-cell office:value-type="float" office:value="0.000363727678571429">
                <text:p>0.000363727678571429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374776785714286">
                <text:p>0.000374776785714286</text:p>
              </table:table-cell>
              <table:table-cell office:value-type="float" office:value="0.0003609375">
                <text:p>0.0003609375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364955357142857">
                <text:p>0.000364955357142857</text:p>
              </table:table-cell>
              <table:table-cell office:value-type="float" office:value="0.000338141741071429">
                <text:p>0.000338141741071429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382589285714286">
                <text:p>0.000382589285714286</text:p>
              </table:table-cell>
              <table:table-cell office:value-type="float" office:value="0.000345734126984127">
                <text:p>0.000345734126984127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380580357142857">
                <text:p>0.000380580357142857</text:p>
              </table:table-cell>
              <table:table-cell office:value-type="float" office:value="0.000359776785714286">
                <text:p>0.000359776785714286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381919642857143">
                <text:p>0.000381919642857143</text:p>
              </table:table-cell>
              <table:table-cell office:value-type="float" office:value="0.000356412337662338">
                <text:p>0.000356412337662338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391071428571429">
                <text:p>0.000391071428571429</text:p>
              </table:table-cell>
              <table:table-cell office:value-type="float" office:value="0.000366592261904762">
                <text:p>0.000366592261904762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408928571428571">
                <text:p>0.000408928571428571</text:p>
              </table:table-cell>
              <table:table-cell office:value-type="float" office:value="0.000371394230769231">
                <text:p>0.000371394230769231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408482142857143">
                <text:p>0.000408482142857143</text:p>
              </table:table-cell>
              <table:table-cell office:value-type="float" office:value="0.000366198979591837">
                <text:p>0.000366198979591837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378794642857143">
                <text:p>0.000378794642857143</text:p>
              </table:table-cell>
              <table:table-cell office:value-type="float" office:value="0.000350595238095238">
                <text:p>0.000350595238095238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363839285714286">
                <text:p>0.000363839285714286</text:p>
              </table:table-cell>
              <table:table-cell office:value-type="float" office:value="0.000349693080357143">
                <text:p>0.000349693080357143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365401785714286">
                <text:p>0.000365401785714286</text:p>
              </table:table-cell>
              <table:table-cell office:value-type="float" office:value="0.000316360294117647">
                <text:p>0.000316360294117647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408258928571429">
                <text:p>0.000408258928571429</text:p>
              </table:table-cell>
              <table:table-cell office:value-type="float" office:value="0.000368712797619048">
                <text:p>0.000368712797619048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4140625">
                <text:p>0.0004140625</text:p>
              </table:table-cell>
              <table:table-cell office:value-type="float" office:value="0.000368021616541353">
                <text:p>0.000368021616541353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383928571428571">
                <text:p>0.000383928571428571</text:p>
              </table:table-cell>
              <table:table-cell office:value-type="float" office:value="0.000351495535714286">
                <text:p>0.000351495535714286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385267857142857">
                <text:p>0.000385267857142857</text:p>
              </table:table-cell>
              <table:table-cell office:value-type="float" office:value="0.000326541241496599">
                <text:p>0.000326541241496599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372991071428571">
                <text:p>0.000372991071428571</text:p>
              </table:table-cell>
              <table:table-cell office:value-type="float" office:value="0.000330012175324675">
                <text:p>0.000330012175324675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406473214285714">
                <text:p>0.000406473214285714</text:p>
              </table:table-cell>
              <table:table-cell office:value-type="float" office:value="0.000342546583850932">
                <text:p>0.000342546583850932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368526785714286">
                <text:p>0.000368526785714286</text:p>
              </table:table-cell>
              <table:table-cell office:value-type="float" office:value="0.000332747395833333">
                <text:p>0.000332747395833333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3890625">
                <text:p>0.0003890625</text:p>
              </table:table-cell>
              <table:table-cell office:value-type="float" office:value="0.0003425625">
                <text:p>0.0003425625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397544642857143">
                <text:p>0.000397544642857143</text:p>
              </table:table-cell>
              <table:table-cell office:value-type="float" office:value="0.000340307348901099">
                <text:p>0.000340307348901099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3828125">
                <text:p>0.0003828125</text:p>
              </table:table-cell>
              <table:table-cell office:value-type="float" office:value="0.000365806878306878">
                <text:p>0.000365806878306878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394866071428571">
                <text:p>0.000394866071428571</text:p>
              </table:table-cell>
              <table:table-cell office:value-type="float" office:value="0.000308187181122449">
                <text:p>0.000308187181122449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382589285714286">
                <text:p>0.000382589285714286</text:p>
              </table:table-cell>
              <table:table-cell office:value-type="float" office:value="0.000244696736453202">
                <text:p>0.000244696736453202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438169642857143">
                <text:p>0.000438169642857143</text:p>
              </table:table-cell>
              <table:table-cell office:value-type="float" office:value="0.000355543154761905">
                <text:p>0.000355543154761905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415178571428571">
                <text:p>0.000415178571428571</text:p>
              </table:table-cell>
              <table:table-cell office:value-type="float" office:value="0.000323451900921659">
                <text:p>0.000323451900921659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4125">
                <text:p>0.0004125</text:p>
              </table:table-cell>
              <table:table-cell office:value-type="float" office:value="0.000322809709821429">
                <text:p>0.000322809709821429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397321428571429">
                <text:p>0.000397321428571429</text:p>
              </table:table-cell>
              <table:table-cell office:value-type="float" office:value="0.00034985119047619">
                <text:p>0.00034985119047619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386383928571429">
                <text:p>0.000386383928571429</text:p>
              </table:table-cell>
              <table:table-cell office:value-type="float" office:value="0.000305915178571429">
                <text:p>0.000305915178571429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453794642857143">
                <text:p>0.000453794642857143</text:p>
              </table:table-cell>
              <table:table-cell office:value-type="float" office:value="0.000337978316326531">
                <text:p>0.000337978316326531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402455357142857">
                <text:p>0.000402455357142857</text:p>
              </table:table-cell>
              <table:table-cell office:value-type="float" office:value="0.000300018601190476">
                <text:p>0.000300018601190476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386160714285714">
                <text:p>0.000386160714285714</text:p>
              </table:table-cell>
              <table:table-cell office:value-type="float" office:value="0.000314708011583012">
                <text:p>0.000314708011583012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403125">
                <text:p>0.000403125</text:p>
              </table:table-cell>
              <table:table-cell office:value-type="float" office:value="0.000360549812030075">
                <text:p>0.000360549812030075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406919642857143">
                <text:p>0.000406919642857143</text:p>
              </table:table-cell>
              <table:table-cell office:value-type="float" office:value="0.000310359432234432">
                <text:p>0.000310359432234432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0.0009736328125">
                <text:p>0.0009736328125</text:p>
              </table:table-cell>
              <table:table-cell office:value-type="float" office:value="0.000969921875">
                <text:p>0.00096992187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5955078125">
                <text:p>0.0005955078125</text:p>
              </table:table-cell>
              <table:table-cell office:value-type="float" office:value="0.000591796875">
                <text:p>0.00059179687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4142578125">
                <text:p>0.0004142578125</text:p>
              </table:table-cell>
              <table:table-cell office:value-type="float" office:value="0.0004109375">
                <text:p>0.000410937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3435546875">
                <text:p>0.0003435546875</text:p>
              </table:table-cell>
              <table:table-cell office:value-type="float" office:value="0.00033876953125">
                <text:p>0.0003387695312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379296875">
                <text:p>0.000379296875</text:p>
              </table:table-cell>
              <table:table-cell office:value-type="float" office:value="0.0003666796875">
                <text:p>0.000366679687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3591796875">
                <text:p>0.0003591796875</text:p>
              </table:table-cell>
              <table:table-cell office:value-type="float" office:value="0.00034755859375">
                <text:p>0.0003475585937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3677734375">
                <text:p>0.0003677734375</text:p>
              </table:table-cell>
              <table:table-cell office:value-type="float" office:value="0.000350279017857143">
                <text:p>0.00035027901785714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3642578125">
                <text:p>0.0003642578125</text:p>
              </table:table-cell>
              <table:table-cell office:value-type="float" office:value="0.0003411865234375">
                <text:p>0.000341186523437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3640625">
                <text:p>0.0003640625</text:p>
              </table:table-cell>
              <table:table-cell office:value-type="float" office:value="0.000332074652777778">
                <text:p>0.00033207465277777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3634765625">
                <text:p>0.0003634765625</text:p>
              </table:table-cell>
              <table:table-cell office:value-type="float" office:value="0.00034568359375">
                <text:p>0.0003456835937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380078125">
                <text:p>0.000380078125</text:p>
              </table:table-cell>
              <table:table-cell office:value-type="float" office:value="0.000372105823863636">
                <text:p>0.000372105823863636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398828125">
                <text:p>0.000398828125</text:p>
              </table:table-cell>
              <table:table-cell office:value-type="float" office:value="0.000374397786458333">
                <text:p>0.00037439778645833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3984375">
                <text:p>0.0003984375</text:p>
              </table:table-cell>
              <table:table-cell office:value-type="float" office:value="0.000347175480769231">
                <text:p>0.00034717548076923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4140625">
                <text:p>0.0004140625</text:p>
              </table:table-cell>
              <table:table-cell office:value-type="float" office:value="0.000383356584821429">
                <text:p>0.00038335658482142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40703125">
                <text:p>0.00040703125</text:p>
              </table:table-cell>
              <table:table-cell office:value-type="float" office:value="0.000380078125">
                <text:p>0.00038007812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3732421875">
                <text:p>0.0003732421875</text:p>
              </table:table-cell>
              <table:table-cell office:value-type="float" office:value="0.0003544677734375">
                <text:p>0.000354467773437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4076171875">
                <text:p>0.0004076171875</text:p>
              </table:table-cell>
              <table:table-cell office:value-type="float" office:value="0.000352849264705882">
                <text:p>0.00035284926470588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3869140625">
                <text:p>0.0003869140625</text:p>
              </table:table-cell>
              <table:table-cell office:value-type="float" office:value="0.000357530381944444">
                <text:p>0.00035753038194444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43828125">
                <text:p>0.00043828125</text:p>
              </table:table-cell>
              <table:table-cell office:value-type="float" office:value="0.00036676603618421">
                <text:p>0.0003667660361842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40703125">
                <text:p>0.00040703125</text:p>
              </table:table-cell>
              <table:table-cell office:value-type="float" office:value="0.000389892578125">
                <text:p>0.00038989257812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42421875">
                <text:p>0.00042421875</text:p>
              </table:table-cell>
              <table:table-cell office:value-type="float" office:value="0.000400827752976191">
                <text:p>0.00040082775297619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4099609375">
                <text:p>0.0004099609375</text:p>
              </table:table-cell>
              <table:table-cell office:value-type="float" office:value="0.000342240767045455">
                <text:p>0.00034224076704545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43984375">
                <text:p>0.00043984375</text:p>
              </table:table-cell>
              <table:table-cell office:value-type="float" office:value="0.000377827785326087">
                <text:p>0.00037782778532608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447265625">
                <text:p>0.000447265625</text:p>
              </table:table-cell>
              <table:table-cell office:value-type="float" office:value="0.000408121744791667">
                <text:p>0.00040812174479166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4126953125">
                <text:p>0.0004126953125</text:p>
              </table:table-cell>
              <table:table-cell office:value-type="float" office:value="0.0003869921875">
                <text:p>0.000386992187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4087890625">
                <text:p>0.0004087890625</text:p>
              </table:table-cell>
              <table:table-cell office:value-type="float" office:value="0.000372468449519231">
                <text:p>0.00037246844951923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401171875">
                <text:p>0.000401171875</text:p>
              </table:table-cell>
              <table:table-cell office:value-type="float" office:value="0.000331083622685185">
                <text:p>0.00033108362268518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406640625">
                <text:p>0.000406640625</text:p>
              </table:table-cell>
              <table:table-cell office:value-type="float" office:value="0.000357645089285714">
                <text:p>0.000357645089285714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4029296875">
                <text:p>0.0004029296875</text:p>
              </table:table-cell>
              <table:table-cell office:value-type="float" office:value="0.000320676185344828">
                <text:p>0.000320676185344828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4173828125">
                <text:p>0.0004173828125</text:p>
              </table:table-cell>
              <table:table-cell office:value-type="float" office:value="0.000378430989583333">
                <text:p>0.000378430989583333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4314453125">
                <text:p>0.0004314453125</text:p>
              </table:table-cell>
              <table:table-cell office:value-type="float" office:value="0.000353295110887097">
                <text:p>0.00035329511088709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4603515625">
                <text:p>0.0004603515625</text:p>
              </table:table-cell>
              <table:table-cell office:value-type="float" office:value="0.000384454345703125">
                <text:p>0.00038445434570312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451171875">
                <text:p>0.000451171875</text:p>
              </table:table-cell>
              <table:table-cell office:value-type="float" office:value="0.000342560369318182">
                <text:p>0.00034256036931818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4853515625">
                <text:p>0.0004853515625</text:p>
              </table:table-cell>
              <table:table-cell office:value-type="float" office:value="0.000454704733455882">
                <text:p>0.000454704733455882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4197265625">
                <text:p>0.0004197265625</text:p>
              </table:table-cell>
              <table:table-cell office:value-type="float" office:value="0.000378694196428571">
                <text:p>0.000378694196428571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4212890625">
                <text:p>0.0004212890625</text:p>
              </table:table-cell>
              <table:table-cell office:value-type="float" office:value="0.000331982421875">
                <text:p>0.000331982421875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48203125">
                <text:p>0.00048203125</text:p>
              </table:table-cell>
              <table:table-cell office:value-type="float" office:value="0.000405204814189189">
                <text:p>0.000405204814189189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448828125">
                <text:p>0.000448828125</text:p>
              </table:table-cell>
              <table:table-cell office:value-type="float" office:value="0.000344783100328947">
                <text:p>0.000344783100328947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480078125">
                <text:p>0.000480078125</text:p>
              </table:table-cell>
              <table:table-cell office:value-type="float" office:value="0.000355133213141026">
                <text:p>0.000355133213141026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0.000980555555555556">
                <text:p>0.000980555555555556</text:p>
              </table:table-cell>
              <table:table-cell office:value-type="float" office:value="0.000976909722222222">
                <text:p>0.000976909722222222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569270833333333">
                <text:p>0.000569270833333333</text:p>
              </table:table-cell>
              <table:table-cell office:value-type="float" office:value="0.000565885416666667">
                <text:p>0.000565885416666667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450520833333333">
                <text:p>0.000450520833333333</text:p>
              </table:table-cell>
              <table:table-cell office:value-type="float" office:value="0.000447743055555556">
                <text:p>0.000447743055555556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431423611111111">
                <text:p>0.000431423611111111</text:p>
              </table:table-cell>
              <table:table-cell office:value-type="float" office:value="0.000428211805555556">
                <text:p>0.000428211805555556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403472222222222">
                <text:p>0.000403472222222222</text:p>
              </table:table-cell>
              <table:table-cell office:value-type="float" office:value="0.000395798611111111">
                <text:p>0.000395798611111111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427430555555556">
                <text:p>0.000427430555555556</text:p>
              </table:table-cell>
              <table:table-cell office:value-type="float" office:value="0.000415625">
                <text:p>0.000415625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410069444444444">
                <text:p>0.000410069444444444</text:p>
              </table:table-cell>
              <table:table-cell office:value-type="float" office:value="0.000385267857142857">
                <text:p>0.000385267857142857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423611111111111">
                <text:p>0.000423611111111111</text:p>
              </table:table-cell>
              <table:table-cell office:value-type="float" office:value="0.000409657118055556">
                <text:p>0.000409657118055556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426388888888889">
                <text:p>0.000426388888888889</text:p>
              </table:table-cell>
              <table:table-cell office:value-type="float" office:value="0.000410069444444444">
                <text:p>0.000410069444444444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41875">
                <text:p>0.00041875</text:p>
              </table:table-cell>
              <table:table-cell office:value-type="float" office:value="0.000404027777777778">
                <text:p>0.000404027777777778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442881944444444">
                <text:p>0.000442881944444444</text:p>
              </table:table-cell>
              <table:table-cell office:value-type="float" office:value="0.000426957070707071">
                <text:p>0.000426957070707071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44375">
                <text:p>0.00044375</text:p>
              </table:table-cell>
              <table:table-cell office:value-type="float" office:value="0.000430367476851852">
                <text:p>0.000430367476851852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447048611111111">
                <text:p>0.000447048611111111</text:p>
              </table:table-cell>
              <table:table-cell office:value-type="float" office:value="0.000427350427350427">
                <text:p>0.000427350427350427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474305555555556">
                <text:p>0.000474305555555556</text:p>
              </table:table-cell>
              <table:table-cell office:value-type="float" office:value="0.000450905257936508">
                <text:p>0.000450905257936508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440798611111111">
                <text:p>0.000440798611111111</text:p>
              </table:table-cell>
              <table:table-cell office:value-type="float" office:value="0.000420104166666667">
                <text:p>0.000420104166666667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470833333333333">
                <text:p>0.000470833333333333</text:p>
              </table:table-cell>
              <table:table-cell office:value-type="float" office:value="0.00043896484375">
                <text:p>0.00043896484375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480902777777778">
                <text:p>0.000480902777777778</text:p>
              </table:table-cell>
              <table:table-cell office:value-type="float" office:value="0.000464348447712418">
                <text:p>0.000464348447712418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429340277777778">
                <text:p>0.000429340277777778</text:p>
              </table:table-cell>
              <table:table-cell office:value-type="float" office:value="0.000403192515432099">
                <text:p>0.000403192515432099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446527777777778">
                <text:p>0.000446527777777778</text:p>
              </table:table-cell>
              <table:table-cell office:value-type="float" office:value="0.000402531067251462">
                <text:p>0.000402531067251462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4671875">
                <text:p>0.0004671875</text:p>
              </table:table-cell>
              <table:table-cell office:value-type="float" office:value="0.000448619791666667">
                <text:p>0.000448619791666667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458333333333333">
                <text:p>0.000458333333333333</text:p>
              </table:table-cell>
              <table:table-cell office:value-type="float" office:value="0.00040203373015873">
                <text:p>0.00040203373015873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463194444444444">
                <text:p>0.000463194444444444</text:p>
              </table:table-cell>
              <table:table-cell office:value-type="float" office:value="0.000400710227272727">
                <text:p>0.000400710227272727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435590277777778">
                <text:p>0.000435590277777778</text:p>
              </table:table-cell>
              <table:table-cell office:value-type="float" office:value="0.000384752415458937">
                <text:p>0.000384752415458937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451736111111111">
                <text:p>0.000451736111111111</text:p>
              </table:table-cell>
              <table:table-cell office:value-type="float" office:value="0.000420970775462963">
                <text:p>0.000420970775462963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449305555555556">
                <text:p>0.000449305555555556</text:p>
              </table:table-cell>
              <table:table-cell office:value-type="float" office:value="0.000431020833333333">
                <text:p>0.000431020833333333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454861111111111">
                <text:p>0.000454861111111111</text:p>
              </table:table-cell>
              <table:table-cell office:value-type="float" office:value="0.000431229967948718">
                <text:p>0.000431229967948718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496701388888889">
                <text:p>0.000496701388888889</text:p>
              </table:table-cell>
              <table:table-cell office:value-type="float" office:value="0.000401890432098765">
                <text:p>0.000401890432098765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440277777777778">
                <text:p>0.000440277777777778</text:p>
              </table:table-cell>
              <table:table-cell office:value-type="float" office:value="0.000379383680555556">
                <text:p>0.000379383680555556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45625">
                <text:p>0.00045625</text:p>
              </table:table-cell>
              <table:table-cell office:value-type="float" office:value="0.000395869252873563">
                <text:p>0.000395869252873563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492534722222222">
                <text:p>0.000492534722222222</text:p>
              </table:table-cell>
              <table:table-cell office:value-type="float" office:value="0.000472853009259259">
                <text:p>0.000472853009259259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502604166666667">
                <text:p>0.000502604166666667</text:p>
              </table:table-cell>
              <table:table-cell office:value-type="float" office:value="0.000411503136200717">
                <text:p>0.000411503136200717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450694444444444">
                <text:p>0.000450694444444444</text:p>
              </table:table-cell>
              <table:table-cell office:value-type="float" office:value="0.000358821614583333">
                <text:p>0.000358821614583333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4609375">
                <text:p>0.0004609375</text:p>
              </table:table-cell>
              <table:table-cell office:value-type="float" office:value="0.000382938762626263">
                <text:p>0.000382938762626263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464583333333333">
                <text:p>0.000464583333333333</text:p>
              </table:table-cell>
              <table:table-cell office:value-type="float" office:value="0.00043218954248366">
                <text:p>0.00043218954248366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507986111111111">
                <text:p>0.000507986111111111</text:p>
              </table:table-cell>
              <table:table-cell office:value-type="float" office:value="0.000451507936507937">
                <text:p>0.000451507936507937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480381944444444">
                <text:p>0.000480381944444444</text:p>
              </table:table-cell>
              <table:table-cell office:value-type="float" office:value="0.000370413773148148">
                <text:p>0.000370413773148148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465972222222222">
                <text:p>0.000465972222222222</text:p>
              </table:table-cell>
              <table:table-cell office:value-type="float" office:value="0.000363654279279279">
                <text:p>0.000363654279279279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450520833333333">
                <text:p>0.000450520833333333</text:p>
              </table:table-cell>
              <table:table-cell office:value-type="float" office:value="0.000381898757309941">
                <text:p>0.000381898757309941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461458333333333">
                <text:p>0.000461458333333333</text:p>
              </table:table-cell>
              <table:table-cell office:value-type="float" office:value="0.000386458333333333">
                <text:p>0.000386458333333333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0.00096453125">
                <text:p>0.00096453125</text:p>
              </table:table-cell>
              <table:table-cell office:value-type="float" office:value="0.000960625">
                <text:p>0.00096062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53859375">
                <text:p>0.00053859375</text:p>
              </table:table-cell>
              <table:table-cell office:value-type="float" office:value="0.00053625">
                <text:p>0.0005362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47515625">
                <text:p>0.00047515625</text:p>
              </table:table-cell>
              <table:table-cell office:value-type="float" office:value="0.000471979166666667">
                <text:p>0.000471979166666667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44296875">
                <text:p>0.00044296875</text:p>
              </table:table-cell>
              <table:table-cell office:value-type="float" office:value="0.0004351953125">
                <text:p>0.000435195312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45859375">
                <text:p>0.00045859375</text:p>
              </table:table-cell>
              <table:table-cell office:value-type="float" office:value="0.00045353125">
                <text:p>0.0004535312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445">
                <text:p>0.000445</text:p>
              </table:table-cell>
              <table:table-cell office:value-type="float" office:value="0.000430859375">
                <text:p>0.00043085937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45390625">
                <text:p>0.00045390625</text:p>
              </table:table-cell>
              <table:table-cell office:value-type="float" office:value="0.000434665178571429">
                <text:p>0.000434665178571429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45390625">
                <text:p>0.00045390625</text:p>
              </table:table-cell>
              <table:table-cell office:value-type="float" office:value="0.0004384375">
                <text:p>0.000438437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47109375">
                <text:p>0.00047109375</text:p>
              </table:table-cell>
              <table:table-cell office:value-type="float" office:value="0.000450833333333333">
                <text:p>0.000450833333333333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453125">
                <text:p>0.000453125</text:p>
              </table:table-cell>
              <table:table-cell office:value-type="float" office:value="0.000441109375">
                <text:p>0.00044110937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464375">
                <text:p>0.000464375</text:p>
              </table:table-cell>
              <table:table-cell office:value-type="float" office:value="0.000433068181818182">
                <text:p>0.000433068181818182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47703125">
                <text:p>0.00047703125</text:p>
              </table:table-cell>
              <table:table-cell office:value-type="float" office:value="0.000451940104166667">
                <text:p>0.000451940104166667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46640625">
                <text:p>0.00046640625</text:p>
              </table:table-cell>
              <table:table-cell office:value-type="float" office:value="0.000438341346153846">
                <text:p>0.000438341346153846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49390625">
                <text:p>0.00049390625</text:p>
              </table:table-cell>
              <table:table-cell office:value-type="float" office:value="0.000469408482142857">
                <text:p>0.000469408482142857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47015625">
                <text:p>0.00047015625</text:p>
              </table:table-cell>
              <table:table-cell office:value-type="float" office:value="0.00046071875">
                <text:p>0.0004607187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49359375">
                <text:p>0.00049359375</text:p>
              </table:table-cell>
              <table:table-cell office:value-type="float" office:value="0.00045654296875">
                <text:p>0.0004565429687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4671875">
                <text:p>0.0004671875</text:p>
              </table:table-cell>
              <table:table-cell office:value-type="float" office:value="0.000441075367647059">
                <text:p>0.000441075367647059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4740625">
                <text:p>0.0004740625</text:p>
              </table:table-cell>
              <table:table-cell office:value-type="float" office:value="0.000440989583333333">
                <text:p>0.000440989583333333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4865625">
                <text:p>0.0004865625</text:p>
              </table:table-cell>
              <table:table-cell office:value-type="float" office:value="0.000457837171052632">
                <text:p>0.000457837171052632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4809375">
                <text:p>0.0004809375</text:p>
              </table:table-cell>
              <table:table-cell office:value-type="float" office:value="0.0004235546875">
                <text:p>0.000423554687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5025">
                <text:p>0.0005025</text:p>
              </table:table-cell>
              <table:table-cell office:value-type="float" office:value="0.000457224702380952">
                <text:p>0.000457224702380952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49375">
                <text:p>0.00049375</text:p>
              </table:table-cell>
              <table:table-cell office:value-type="float" office:value="0.000467386363636364">
                <text:p>0.00046738636363636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483125">
                <text:p>0.000483125</text:p>
              </table:table-cell>
              <table:table-cell office:value-type="float" office:value="0.000435142663043478">
                <text:p>0.000435142663043478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4778125">
                <text:p>0.0004778125</text:p>
              </table:table-cell>
              <table:table-cell office:value-type="float" office:value="0.000416998697916667">
                <text:p>0.000416998697916667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51734375">
                <text:p>0.00051734375</text:p>
              </table:table-cell>
              <table:table-cell office:value-type="float" office:value="0.0004788">
                <text:p>0.0004788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485">
                <text:p>0.000485</text:p>
              </table:table-cell>
              <table:table-cell office:value-type="float" office:value="0.000380408653846154">
                <text:p>0.00038040865384615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489375">
                <text:p>0.000489375</text:p>
              </table:table-cell>
              <table:table-cell office:value-type="float" office:value="0.000436799768518519">
                <text:p>0.000436799768518519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4790625">
                <text:p>0.0004790625</text:p>
              </table:table-cell>
              <table:table-cell office:value-type="float" office:value="0.000449202008928571">
                <text:p>0.000449202008928571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5">
                <text:p>0.0005</text:p>
              </table:table-cell>
              <table:table-cell office:value-type="float" office:value="0.000423566810344828">
                <text:p>0.000423566810344828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4834375">
                <text:p>0.0004834375</text:p>
              </table:table-cell>
              <table:table-cell office:value-type="float" office:value="0.000446270833333333">
                <text:p>0.000446270833333333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485625">
                <text:p>0.000485625</text:p>
              </table:table-cell>
              <table:table-cell office:value-type="float" office:value="0.000450362903225807">
                <text:p>0.000450362903225807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4821875">
                <text:p>0.0004821875</text:p>
              </table:table-cell>
              <table:table-cell office:value-type="float" office:value="0.0004001513671875">
                <text:p>0.000400151367187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4971875">
                <text:p>0.0004971875</text:p>
              </table:table-cell>
              <table:table-cell office:value-type="float" office:value="0.000441927083333333">
                <text:p>0.000441927083333333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511875">
                <text:p>0.000511875</text:p>
              </table:table-cell>
              <table:table-cell office:value-type="float" office:value="0.000484839154411765">
                <text:p>0.00048483915441176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48828125">
                <text:p>0.00048828125</text:p>
              </table:table-cell>
              <table:table-cell office:value-type="float" office:value="0.000389933035714286">
                <text:p>0.000389933035714286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49265625">
                <text:p>0.00049265625</text:p>
              </table:table-cell>
              <table:table-cell office:value-type="float" office:value="0.000432200520833333">
                <text:p>0.000432200520833333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50109375">
                <text:p>0.00050109375</text:p>
              </table:table-cell>
              <table:table-cell office:value-type="float" office:value="0.000452618243243243">
                <text:p>0.000452618243243243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48171875">
                <text:p>0.00048171875</text:p>
              </table:table-cell>
              <table:table-cell office:value-type="float" office:value="0.000329066611842105">
                <text:p>0.000329066611842105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4809375">
                <text:p>0.0004809375</text:p>
              </table:table-cell>
              <table:table-cell office:value-type="float" office:value="0.000362099358974359">
                <text:p>0.000362099358974359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839630681818182">
                <text:p>0.000839630681818182</text:p>
              </table:table-cell>
              <table:table-cell office:value-type="float" office:value="0.000836363636363636">
                <text:p>0.000836363636363636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5546875">
                <text:p>0.0005546875</text:p>
              </table:table-cell>
              <table:table-cell office:value-type="float" office:value="0.00055234375">
                <text:p>0.00055234375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498153409090909">
                <text:p>0.000498153409090909</text:p>
              </table:table-cell>
              <table:table-cell office:value-type="float" office:value="0.000495123106060606">
                <text:p>0.000495123106060606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466477272727273">
                <text:p>0.000466477272727273</text:p>
              </table:table-cell>
              <table:table-cell office:value-type="float" office:value="0.000459410511363636">
                <text:p>0.000459410511363636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467471590909091">
                <text:p>0.000467471590909091</text:p>
              </table:table-cell>
              <table:table-cell office:value-type="float" office:value="0.000463068181818182">
                <text:p>0.000463068181818182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474005681818182">
                <text:p>0.000474005681818182</text:p>
              </table:table-cell>
              <table:table-cell office:value-type="float" office:value="0.00045641571969697">
                <text:p>0.00045641571969697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483522727272727">
                <text:p>0.000483522727272727</text:p>
              </table:table-cell>
              <table:table-cell office:value-type="float" office:value="0.000462155032467533">
                <text:p>0.000462155032467533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484943181818182">
                <text:p>0.000484943181818182</text:p>
              </table:table-cell>
              <table:table-cell office:value-type="float" office:value="0.000470490056818182">
                <text:p>0.000470490056818182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4765625">
                <text:p>0.0004765625</text:p>
              </table:table-cell>
              <table:table-cell office:value-type="float" office:value="0.00045959595959596">
                <text:p>0.00045959595959596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484801136363636">
                <text:p>0.000484801136363636</text:p>
              </table:table-cell>
              <table:table-cell office:value-type="float" office:value="0.000467443181818182">
                <text:p>0.000467443181818182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481107954545455">
                <text:p>0.000481107954545455</text:p>
              </table:table-cell>
              <table:table-cell office:value-type="float" office:value="0.000467277892561983">
                <text:p>0.000467277892561983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487784090909091">
                <text:p>0.000487784090909091</text:p>
              </table:table-cell>
              <table:table-cell office:value-type="float" office:value="0.000471129261363636">
                <text:p>0.000471129261363636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491903409090909">
                <text:p>0.000491903409090909</text:p>
              </table:table-cell>
              <table:table-cell office:value-type="float" office:value="0.000468487762237762">
                <text:p>0.000468487762237762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500426136363636">
                <text:p>0.000500426136363636</text:p>
              </table:table-cell>
              <table:table-cell office:value-type="float" office:value="0.000492268668831169">
                <text:p>0.000492268668831169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484659090909091">
                <text:p>0.000484659090909091</text:p>
              </table:table-cell>
              <table:table-cell office:value-type="float" office:value="0.000458106060606061">
                <text:p>0.000458106060606061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491335227272727">
                <text:p>0.000491335227272727</text:p>
              </table:table-cell>
              <table:table-cell office:value-type="float" office:value="0.000456862571022727">
                <text:p>0.000456862571022727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488636363636364">
                <text:p>0.000488636363636364</text:p>
              </table:table-cell>
              <table:table-cell office:value-type="float" office:value="0.000452556818181818">
                <text:p>0.000452556818181818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503267045454545">
                <text:p>0.000503267045454545</text:p>
              </table:table-cell>
              <table:table-cell office:value-type="float" office:value="0.000463596906565657">
                <text:p>0.000463596906565657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49375">
                <text:p>0.00049375</text:p>
              </table:table-cell>
              <table:table-cell office:value-type="float" office:value="0.000460900119617225">
                <text:p>0.000460900119617225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503409090909091">
                <text:p>0.000503409090909091</text:p>
              </table:table-cell>
              <table:table-cell office:value-type="float" office:value="0.000482975852272727">
                <text:p>0.000482975852272727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492755681818182">
                <text:p>0.000492755681818182</text:p>
              </table:table-cell>
              <table:table-cell office:value-type="float" office:value="0.000471029491341991">
                <text:p>0.000471029491341991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5015625">
                <text:p>0.0005015625</text:p>
              </table:table-cell>
              <table:table-cell office:value-type="float" office:value="0.000476168646694215">
                <text:p>0.000476168646694215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497869318181818">
                <text:p>0.000497869318181818</text:p>
              </table:table-cell>
              <table:table-cell office:value-type="float" office:value="0.00045210597826087">
                <text:p>0.00045210597826087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497159090909091">
                <text:p>0.000497159090909091</text:p>
              </table:table-cell>
              <table:table-cell office:value-type="float" office:value="0.000447224195075758">
                <text:p>0.000447224195075758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496875">
                <text:p>0.000496875</text:p>
              </table:table-cell>
              <table:table-cell office:value-type="float" office:value="0.000458409090909091">
                <text:p>0.000458409090909091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496448863636364">
                <text:p>0.000496448863636364</text:p>
              </table:table-cell>
              <table:table-cell office:value-type="float" office:value="0.000451409527972028">
                <text:p>0.000451409527972028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493892045454546">
                <text:p>0.000493892045454546</text:p>
              </table:table-cell>
              <table:table-cell office:value-type="float" office:value="0.000420165193602694">
                <text:p>0.000420165193602694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501846590909091">
                <text:p>0.000501846590909091</text:p>
              </table:table-cell>
              <table:table-cell office:value-type="float" office:value="0.000476141436688312">
                <text:p>0.000476141436688312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497301136363636">
                <text:p>0.000497301136363636</text:p>
              </table:table-cell>
              <table:table-cell office:value-type="float" office:value="0.00042450039184953">
                <text:p>0.00042450039184953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492613636363636">
                <text:p>0.000492613636363636</text:p>
              </table:table-cell>
              <table:table-cell office:value-type="float" office:value="0.00043438446969697">
                <text:p>0.00043438446969697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508522727272727">
                <text:p>0.000508522727272727</text:p>
              </table:table-cell>
              <table:table-cell office:value-type="float" office:value="0.00045662573313783">
                <text:p>0.00045662573313783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500710227272727">
                <text:p>0.000500710227272727</text:p>
              </table:table-cell>
              <table:table-cell office:value-type="float" office:value="0.000450656960227273">
                <text:p>0.000450656960227273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508522727272727">
                <text:p>0.000508522727272727</text:p>
              </table:table-cell>
              <table:table-cell office:value-type="float" office:value="0.000444722796143251">
                <text:p>0.000444722796143251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503977272727273">
                <text:p>0.000503977272727273</text:p>
              </table:table-cell>
              <table:table-cell office:value-type="float" office:value="0.000477385528074866">
                <text:p>0.000477385528074866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489488636363636">
                <text:p>0.000489488636363636</text:p>
              </table:table-cell>
              <table:table-cell office:value-type="float" office:value="0.000421266233766234">
                <text:p>0.000421266233766234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506818181818182">
                <text:p>0.000506818181818182</text:p>
              </table:table-cell>
              <table:table-cell office:value-type="float" office:value="0.000454900568181818">
                <text:p>0.000454900568181818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503409090909091">
                <text:p>0.000503409090909091</text:p>
              </table:table-cell>
              <table:table-cell office:value-type="float" office:value="0.000420531326781327">
                <text:p>0.000420531326781327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497869318181818">
                <text:p>0.000497869318181818</text:p>
              </table:table-cell>
              <table:table-cell office:value-type="float" office:value="0.000419964862440191">
                <text:p>0.000419964862440191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492755681818182">
                <text:p>0.000492755681818182</text:p>
              </table:table-cell>
              <table:table-cell office:value-type="float" office:value="0.000413956876456877">
                <text:p>0.000413956876456877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0.000773307291666667">
                <text:p>0.000773307291666667</text:p>
              </table:table-cell>
              <table:table-cell office:value-type="float" office:value="0.0007703125">
                <text:p>0.0007703125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525260416666667">
                <text:p>0.000525260416666667</text:p>
              </table:table-cell>
              <table:table-cell office:value-type="float" office:value="0.000517578125">
                <text:p>0.000517578125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484765625">
                <text:p>0.000484765625</text:p>
              </table:table-cell>
              <table:table-cell office:value-type="float" office:value="0.000482335069444444">
                <text:p>0.000482335069444444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483203125">
                <text:p>0.000483203125</text:p>
              </table:table-cell>
              <table:table-cell office:value-type="float" office:value="0.000475423177083333">
                <text:p>0.000475423177083333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475520833333333">
                <text:p>0.000475520833333333</text:p>
              </table:table-cell>
              <table:table-cell office:value-type="float" office:value="0.000467421875">
                <text:p>0.000467421875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479296875">
                <text:p>0.000479296875</text:p>
              </table:table-cell>
              <table:table-cell office:value-type="float" office:value="0.000472178819444444">
                <text:p>0.000472178819444444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482682291666667">
                <text:p>0.000482682291666667</text:p>
              </table:table-cell>
              <table:table-cell office:value-type="float" office:value="0.000471893601190476">
                <text:p>0.000471893601190476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489453125">
                <text:p>0.000489453125</text:p>
              </table:table-cell>
              <table:table-cell office:value-type="float" office:value="0.000471158854166667">
                <text:p>0.000471158854166667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488802083333333">
                <text:p>0.000488802083333333</text:p>
              </table:table-cell>
              <table:table-cell office:value-type="float" office:value="0.000475954861111111">
                <text:p>0.000475954861111111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485416666666667">
                <text:p>0.000485416666666667</text:p>
              </table:table-cell>
              <table:table-cell office:value-type="float" office:value="0.000467526041666667">
                <text:p>0.000467526041666667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493619791666667">
                <text:p>0.000493619791666667</text:p>
              </table:table-cell>
              <table:table-cell office:value-type="float" office:value="0.000473425662878788">
                <text:p>0.000473425662878788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492578125">
                <text:p>0.000492578125</text:p>
              </table:table-cell>
              <table:table-cell office:value-type="float" office:value="0.000468543836805556">
                <text:p>0.000468543836805556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490885416666667">
                <text:p>0.000490885416666667</text:p>
              </table:table-cell>
              <table:table-cell office:value-type="float" office:value="0.000460496794871795">
                <text:p>0.000460496794871795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494140625">
                <text:p>0.000494140625</text:p>
              </table:table-cell>
              <table:table-cell office:value-type="float" office:value="0.000472535342261905">
                <text:p>0.000472535342261905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493489583333333">
                <text:p>0.000493489583333333</text:p>
              </table:table-cell>
              <table:table-cell office:value-type="float" office:value="0.000478420138888889">
                <text:p>0.000478420138888889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495833333333333">
                <text:p>0.000495833333333333</text:p>
              </table:table-cell>
              <table:table-cell office:value-type="float" office:value="0.000480948893229167">
                <text:p>0.000480948893229167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50546875">
                <text:p>0.00050546875</text:p>
              </table:table-cell>
              <table:table-cell office:value-type="float" office:value="0.000481648284313726">
                <text:p>0.000481648284313726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498697916666667">
                <text:p>0.000498697916666667</text:p>
              </table:table-cell>
              <table:table-cell office:value-type="float" office:value="0.000474754050925926">
                <text:p>0.000474754050925926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50078125">
                <text:p>0.00050078125</text:p>
              </table:table-cell>
              <table:table-cell office:value-type="float" office:value="0.000467927631578947">
                <text:p>0.000467927631578947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502473958333333">
                <text:p>0.000502473958333333</text:p>
              </table:table-cell>
              <table:table-cell office:value-type="float" office:value="0.000490540364583333">
                <text:p>0.000490540364583333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499479166666667">
                <text:p>0.000499479166666667</text:p>
              </table:table-cell>
              <table:table-cell office:value-type="float" office:value="0.000478800843253968">
                <text:p>0.000478800843253968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501171875">
                <text:p>0.000501171875</text:p>
              </table:table-cell>
              <table:table-cell office:value-type="float" office:value="0.000482398200757576">
                <text:p>0.000482398200757576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501302083333333">
                <text:p>0.000501302083333333</text:p>
              </table:table-cell>
              <table:table-cell office:value-type="float" office:value="0.000462907608695652">
                <text:p>0.000462907608695652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505989583333333">
                <text:p>0.000505989583333333</text:p>
              </table:table-cell>
              <table:table-cell office:value-type="float" office:value="0.0004865234375">
                <text:p>0.0004865234375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5046875">
                <text:p>0.0005046875</text:p>
              </table:table-cell>
              <table:table-cell office:value-type="float" office:value="0.000459932291666667">
                <text:p>0.000459932291666667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499088541666667">
                <text:p>0.000499088541666667</text:p>
              </table:table-cell>
              <table:table-cell office:value-type="float" office:value="0.000461383213141026">
                <text:p>0.000461383213141026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503515625">
                <text:p>0.000503515625</text:p>
              </table:table-cell>
              <table:table-cell office:value-type="float" office:value="0.000451268325617284">
                <text:p>0.000451268325617284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510546875">
                <text:p>0.000510546875</text:p>
              </table:table-cell>
              <table:table-cell office:value-type="float" office:value="0.00047783203125">
                <text:p>0.00047783203125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501302083333333">
                <text:p>0.000501302083333333</text:p>
              </table:table-cell>
              <table:table-cell office:value-type="float" office:value="0.000427002514367816">
                <text:p>0.000427002514367816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506380208333333">
                <text:p>0.000506380208333333</text:p>
              </table:table-cell>
              <table:table-cell office:value-type="float" office:value="0.000469631076388889">
                <text:p>0.000469631076388889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507421875">
                <text:p>0.000507421875</text:p>
              </table:table-cell>
              <table:table-cell office:value-type="float" office:value="0.000461685147849462">
                <text:p>0.000461685147849462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507682291666667">
                <text:p>0.000507682291666667</text:p>
              </table:table-cell>
              <table:table-cell office:value-type="float" office:value="0.00043341064453125">
                <text:p>0.00043341064453125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506510416666667">
                <text:p>0.000506510416666667</text:p>
              </table:table-cell>
              <table:table-cell office:value-type="float" office:value="0.000450497159090909">
                <text:p>0.000450497159090909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506901041666667">
                <text:p>0.000506901041666667</text:p>
              </table:table-cell>
              <table:table-cell office:value-type="float" office:value="0.000431874234068627">
                <text:p>0.000431874234068627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508203125">
                <text:p>0.000508203125</text:p>
              </table:table-cell>
              <table:table-cell office:value-type="float" office:value="0.000451101190476191">
                <text:p>0.000451101190476191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509114583333333">
                <text:p>0.000509114583333333</text:p>
              </table:table-cell>
              <table:table-cell office:value-type="float" office:value="0.00042578125">
                <text:p>0.00042578125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511848958333333">
                <text:p>0.000511848958333333</text:p>
              </table:table-cell>
              <table:table-cell office:value-type="float" office:value="0.000446994650900901">
                <text:p>0.000446994650900901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509375">
                <text:p>0.000509375</text:p>
              </table:table-cell>
              <table:table-cell office:value-type="float" office:value="0.000470034950657895">
                <text:p>0.000470034950657895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514583333333333">
                <text:p>0.000514583333333333</text:p>
              </table:table-cell>
              <table:table-cell office:value-type="float" office:value="0.000463127670940171">
                <text:p>0.000463127670940171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0.000739182692307692">
                <text:p>0.000739182692307692</text:p>
              </table:table-cell>
              <table:table-cell office:value-type="float" office:value="0.000736177884615385">
                <text:p>0.000736177884615385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538942307692308">
                <text:p>0.000538942307692308</text:p>
              </table:table-cell>
              <table:table-cell office:value-type="float" office:value="0.000536778846153846">
                <text:p>0.000536778846153846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500480769230769">
                <text:p>0.000500480769230769</text:p>
              </table:table-cell>
              <table:table-cell office:value-type="float" office:value="0.000497956730769231">
                <text:p>0.000497956730769231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481850961538462">
                <text:p>0.000481850961538462</text:p>
              </table:table-cell>
              <table:table-cell office:value-type="float" office:value="0.000478515625">
                <text:p>0.000478515625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4828125">
                <text:p>0.0004828125</text:p>
              </table:table-cell>
              <table:table-cell office:value-type="float" office:value="0.000477163461538462">
                <text:p>0.000477163461538462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484495192307692">
                <text:p>0.000484495192307692</text:p>
              </table:table-cell>
              <table:table-cell office:value-type="float" office:value="0.000475500801282051">
                <text:p>0.000475500801282051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495072115384615">
                <text:p>0.000495072115384615</text:p>
              </table:table-cell>
              <table:table-cell office:value-type="float" office:value="0.000479635989010989">
                <text:p>0.000479635989010989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485576923076923">
                <text:p>0.000485576923076923</text:p>
              </table:table-cell>
              <table:table-cell office:value-type="float" office:value="0.000472896634615385">
                <text:p>0.000472896634615385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496033653846154">
                <text:p>0.000496033653846154</text:p>
              </table:table-cell>
              <table:table-cell office:value-type="float" office:value="0.000482879273504274">
                <text:p>0.000482879273504274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491225961538462">
                <text:p>0.000491225961538462</text:p>
              </table:table-cell>
              <table:table-cell office:value-type="float" office:value="0.000472596153846154">
                <text:p>0.000472596153846154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496274038461539">
                <text:p>0.000496274038461539</text:p>
              </table:table-cell>
              <table:table-cell office:value-type="float" office:value="0.000480670891608392">
                <text:p>0.000480670891608392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493990384615385">
                <text:p>0.000493990384615385</text:p>
              </table:table-cell>
              <table:table-cell office:value-type="float" office:value="0.000479817708333333">
                <text:p>0.000479817708333333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497475961538462">
                <text:p>0.000497475961538462</text:p>
              </table:table-cell>
              <table:table-cell office:value-type="float" office:value="0.000473918269230769">
                <text:p>0.000473918269230769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489903846153846">
                <text:p>0.000489903846153846</text:p>
              </table:table-cell>
              <table:table-cell office:value-type="float" office:value="0.000474896978021978">
                <text:p>0.000474896978021978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495673076923077">
                <text:p>0.000495673076923077</text:p>
              </table:table-cell>
              <table:table-cell office:value-type="float" office:value="0.000474054487179487">
                <text:p>0.000474054487179487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492788461538462">
                <text:p>0.000492788461538462</text:p>
              </table:table-cell>
              <table:table-cell office:value-type="float" office:value="0.000467330228365385">
                <text:p>0.000467330228365385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501682692307692">
                <text:p>0.000501682692307692</text:p>
              </table:table-cell>
              <table:table-cell office:value-type="float" office:value="0.000478181561085973">
                <text:p>0.000478181561085973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495432692307692">
                <text:p>0.000495432692307692</text:p>
              </table:table-cell>
              <table:table-cell office:value-type="float" office:value="0.000467708333333333">
                <text:p>0.000467708333333333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494350961538462">
                <text:p>0.000494350961538462</text:p>
              </table:table-cell>
              <table:table-cell office:value-type="float" office:value="0.000462784665991903">
                <text:p>0.000462784665991903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498197115384615">
                <text:p>0.000498197115384615</text:p>
              </table:table-cell>
              <table:table-cell office:value-type="float" office:value="0.000466971153846154">
                <text:p>0.000466971153846154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496634615384615">
                <text:p>0.000496634615384615</text:p>
              </table:table-cell>
              <table:table-cell office:value-type="float" office:value="0.000460262133699634">
                <text:p>0.000460262133699634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494711538461539">
                <text:p>0.000494711538461539</text:p>
              </table:table-cell>
              <table:table-cell office:value-type="float" office:value="0.000459096372377622">
                <text:p>0.000459096372377622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504447115384615">
                <text:p>0.000504447115384615</text:p>
              </table:table-cell>
              <table:table-cell office:value-type="float" office:value="0.000474749163879599">
                <text:p>0.000474749163879599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497355769230769">
                <text:p>0.000497355769230769</text:p>
              </table:table-cell>
              <table:table-cell office:value-type="float" office:value="0.000468825120192308">
                <text:p>0.000468825120192308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497716346153846">
                <text:p>0.000497716346153846</text:p>
              </table:table-cell>
              <table:table-cell office:value-type="float" office:value="0.000459677884615385">
                <text:p>0.000459677884615385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501201923076923">
                <text:p>0.000501201923076923</text:p>
              </table:table-cell>
              <table:table-cell office:value-type="float" office:value="0.000458260909763314">
                <text:p>0.000458260909763314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501322115384615">
                <text:p>0.000501322115384615</text:p>
              </table:table-cell>
              <table:table-cell office:value-type="float" office:value="0.000487575676638177">
                <text:p>0.000487575676638177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503725961538462">
                <text:p>0.000503725961538462</text:p>
              </table:table-cell>
              <table:table-cell office:value-type="float" office:value="0.000455266998626374">
                <text:p>0.000455266998626374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5140625">
                <text:p>0.0005140625</text:p>
              </table:table-cell>
              <table:table-cell office:value-type="float" office:value="0.000469972645888594">
                <text:p>0.000469972645888594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503605769230769">
                <text:p>0.000503605769230769</text:p>
              </table:table-cell>
              <table:table-cell office:value-type="float" office:value="0.000434563301282051">
                <text:p>0.000434563301282051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500721153846154">
                <text:p>0.000500721153846154</text:p>
              </table:table-cell>
              <table:table-cell office:value-type="float" office:value="0.000460790167493797">
                <text:p>0.000460790167493797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511658653846154">
                <text:p>0.000511658653846154</text:p>
              </table:table-cell>
              <table:table-cell office:value-type="float" office:value="0.000444700270432692">
                <text:p>0.000444700270432692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508413461538462">
                <text:p>0.000508413461538462</text:p>
              </table:table-cell>
              <table:table-cell office:value-type="float" office:value="0.000458027389277389">
                <text:p>0.000458027389277389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508653846153846">
                <text:p>0.000508653846153846</text:p>
              </table:table-cell>
              <table:table-cell office:value-type="float" office:value="0.000441646634615385">
                <text:p>0.000441646634615385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507692307692308">
                <text:p>0.000507692307692308</text:p>
              </table:table-cell>
              <table:table-cell office:value-type="float" office:value="0.000432510302197802">
                <text:p>0.000432510302197802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509254807692308">
                <text:p>0.000509254807692308</text:p>
              </table:table-cell>
              <table:table-cell office:value-type="float" office:value="0.000430108173076923">
                <text:p>0.000430108173076923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503966346153846">
                <text:p>0.000503966346153846</text:p>
              </table:table-cell>
              <table:table-cell office:value-type="float" office:value="0.000458783783783784">
                <text:p>0.000458783783783784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509375">
                <text:p>0.000509375</text:p>
              </table:table-cell>
              <table:table-cell office:value-type="float" office:value="0.000465106275303644">
                <text:p>0.000465106275303644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503365384615385">
                <text:p>0.000503365384615385</text:p>
              </table:table-cell>
              <table:table-cell office:value-type="float" office:value="0.00041753266765286">
                <text:p>0.00041753266765286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0.000697321428571429">
                <text:p>0.000697321428571429</text:p>
              </table:table-cell>
              <table:table-cell office:value-type="float" office:value="0.000694866071428571">
                <text:p>0.000694866071428571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502790178571429">
                <text:p>0.000502790178571429</text:p>
              </table:table-cell>
              <table:table-cell office:value-type="float" office:value="0.000501004464285714">
                <text:p>0.000501004464285714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50078125">
                <text:p>0.00050078125</text:p>
              </table:table-cell>
              <table:table-cell office:value-type="float" office:value="0.000498214285714286">
                <text:p>0.000498214285714286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482477678571429">
                <text:p>0.000482477678571429</text:p>
              </table:table-cell>
              <table:table-cell office:value-type="float" office:value="0.000479017857142857">
                <text:p>0.000479017857142857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487611607142857">
                <text:p>0.000487611607142857</text:p>
              </table:table-cell>
              <table:table-cell office:value-type="float" office:value="0.000481897321428571">
                <text:p>0.000481897321428571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485379464285714">
                <text:p>0.000485379464285714</text:p>
              </table:table-cell>
              <table:table-cell office:value-type="float" office:value="0.000472247023809524">
                <text:p>0.000472247023809524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483816964285714">
                <text:p>0.000483816964285714</text:p>
              </table:table-cell>
              <table:table-cell office:value-type="float" office:value="0.000472592474489796">
                <text:p>0.000472592474489796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487388392857143">
                <text:p>0.000487388392857143</text:p>
              </table:table-cell>
              <table:table-cell office:value-type="float" office:value="0.000474302455357143">
                <text:p>0.000474302455357143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48671875">
                <text:p>0.00048671875</text:p>
              </table:table-cell>
              <table:table-cell office:value-type="float" office:value="0.000478236607142857">
                <text:p>0.000478236607142857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483705357142857">
                <text:p>0.000483705357142857</text:p>
              </table:table-cell>
              <table:table-cell office:value-type="float" office:value="0.000464274553571429">
                <text:p>0.000464274553571429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490178571428571">
                <text:p>0.000490178571428571</text:p>
              </table:table-cell>
              <table:table-cell office:value-type="float" office:value="0.000475446428571429">
                <text:p>0.000475446428571429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491852678571429">
                <text:p>0.000491852678571429</text:p>
              </table:table-cell>
              <table:table-cell office:value-type="float" office:value="0.000485053943452381">
                <text:p>0.000485053943452381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49375">
                <text:p>0.00049375</text:p>
              </table:table-cell>
              <table:table-cell office:value-type="float" office:value="0.000473351648351648">
                <text:p>0.000473351648351648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490401785714286">
                <text:p>0.000490401785714286</text:p>
              </table:table-cell>
              <table:table-cell office:value-type="float" office:value="0.000472991071428571">
                <text:p>0.000472991071428571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491517857142857">
                <text:p>0.000491517857142857</text:p>
              </table:table-cell>
              <table:table-cell office:value-type="float" office:value="0.000464717261904762">
                <text:p>0.000464717261904762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492410714285714">
                <text:p>0.000492410714285714</text:p>
              </table:table-cell>
              <table:table-cell office:value-type="float" office:value="0.000479715401785714">
                <text:p>0.000479715401785714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493191964285714">
                <text:p>0.000493191964285714</text:p>
              </table:table-cell>
              <table:table-cell office:value-type="float" office:value="0.000458534663865546">
                <text:p>0.000458534663865546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496540178571429">
                <text:p>0.000496540178571429</text:p>
              </table:table-cell>
              <table:table-cell office:value-type="float" office:value="0.000472445436507937">
                <text:p>0.000472445436507937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494754464285714">
                <text:p>0.000494754464285714</text:p>
              </table:table-cell>
              <table:table-cell office:value-type="float" office:value="0.000463698308270677">
                <text:p>0.000463698308270677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498214285714286">
                <text:p>0.000498214285714286</text:p>
              </table:table-cell>
              <table:table-cell office:value-type="float" office:value="0.000451936383928572">
                <text:p>0.000451936383928572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488504464285714">
                <text:p>0.000488504464285714</text:p>
              </table:table-cell>
              <table:table-cell office:value-type="float" office:value="0.000463483205782313">
                <text:p>0.000463483205782313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489508928571429">
                <text:p>0.000489508928571429</text:p>
              </table:table-cell>
              <table:table-cell office:value-type="float" office:value="0.000454875202922078">
                <text:p>0.000454875202922078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497321428571429">
                <text:p>0.000497321428571429</text:p>
              </table:table-cell>
              <table:table-cell office:value-type="float" office:value="0.000430177600931677">
                <text:p>0.000430177600931677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495647321428571">
                <text:p>0.000495647321428571</text:p>
              </table:table-cell>
              <table:table-cell office:value-type="float" office:value="0.000465006510416667">
                <text:p>0.000465006510416667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493191964285714">
                <text:p>0.000493191964285714</text:p>
              </table:table-cell>
              <table:table-cell office:value-type="float" office:value="0.000448665178571429">
                <text:p>0.000448665178571429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490401785714286">
                <text:p>0.000490401785714286</text:p>
              </table:table-cell>
              <table:table-cell office:value-type="float" office:value="0.000437152300824176">
                <text:p>0.000437152300824176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498214285714286">
                <text:p>0.000498214285714286</text:p>
              </table:table-cell>
              <table:table-cell office:value-type="float" office:value="0.000450702711640212">
                <text:p>0.000450702711640212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499665178571429">
                <text:p>0.000499665178571429</text:p>
              </table:table-cell>
              <table:table-cell office:value-type="float" office:value="0.000459546396683674">
                <text:p>0.000459546396683674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492745535714286">
                <text:p>0.000492745535714286</text:p>
              </table:table-cell>
              <table:table-cell office:value-type="float" office:value="0.000444477370689655">
                <text:p>0.000444477370689655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502120535714286">
                <text:p>0.000502120535714286</text:p>
              </table:table-cell>
              <table:table-cell office:value-type="float" office:value="0.000464698660714286">
                <text:p>0.000464698660714286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497991071428571">
                <text:p>0.000497991071428571</text:p>
              </table:table-cell>
              <table:table-cell office:value-type="float" office:value="0.000451051267281106">
                <text:p>0.000451051267281106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497321428571429">
                <text:p>0.000497321428571429</text:p>
              </table:table-cell>
              <table:table-cell office:value-type="float" office:value="0.000453867885044643">
                <text:p>0.000453867885044643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490513392857143">
                <text:p>0.000490513392857143</text:p>
              </table:table-cell>
              <table:table-cell office:value-type="float" office:value="0.000419345238095238">
                <text:p>0.000419345238095238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49453125">
                <text:p>0.00049453125</text:p>
              </table:table-cell>
              <table:table-cell office:value-type="float" office:value="0.000432152704831933">
                <text:p>0.000432152704831933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503571428571429">
                <text:p>0.000503571428571429</text:p>
              </table:table-cell>
              <table:table-cell office:value-type="float" office:value="0.000475060586734694">
                <text:p>0.000475060586734694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500892857142857">
                <text:p>0.000500892857142857</text:p>
              </table:table-cell>
              <table:table-cell office:value-type="float" office:value="0.000444940476190476">
                <text:p>0.000444940476190476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49453125">
                <text:p>0.00049453125</text:p>
              </table:table-cell>
              <table:table-cell office:value-type="float" office:value="0.000406651182432432">
                <text:p>0.000406651182432432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497544642857143">
                <text:p>0.000497544642857143</text:p>
              </table:table-cell>
              <table:table-cell office:value-type="float" office:value="0.000441514920112782">
                <text:p>0.000441514920112782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496875">
                <text:p>0.000496875</text:p>
              </table:table-cell>
              <table:table-cell office:value-type="float" office:value="0.000418123282967033">
                <text:p>0.000418123282967033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0.0006484375">
                <text:p>0.0006484375</text:p>
              </table:table-cell>
              <table:table-cell office:value-type="float" office:value="0.000646458333333333">
                <text:p>0.00064645833333333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493958333333333">
                <text:p>0.000493958333333333</text:p>
              </table:table-cell>
              <table:table-cell office:value-type="float" office:value="0.00049234375">
                <text:p>0.0004923437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4975">
                <text:p>0.0004975</text:p>
              </table:table-cell>
              <table:table-cell office:value-type="float" office:value="0.000494791666666667">
                <text:p>0.00049479166666666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476458333333333">
                <text:p>0.000476458333333333</text:p>
              </table:table-cell>
              <table:table-cell office:value-type="float" office:value="0.000472864583333333">
                <text:p>0.00047286458333333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471458333333333">
                <text:p>0.000471458333333333</text:p>
              </table:table-cell>
              <table:table-cell office:value-type="float" office:value="0.0004653125">
                <text:p>0.000465312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481875">
                <text:p>0.000481875</text:p>
              </table:table-cell>
              <table:table-cell office:value-type="float" office:value="0.000473541666666667">
                <text:p>0.00047354166666666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474791666666667">
                <text:p>0.000474791666666667</text:p>
              </table:table-cell>
              <table:table-cell office:value-type="float" office:value="0.000467291666666667">
                <text:p>0.00046729166666666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476875">
                <text:p>0.000476875</text:p>
              </table:table-cell>
              <table:table-cell office:value-type="float" office:value="0.000465559895833333">
                <text:p>0.00046555989583333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4821875">
                <text:p>0.0004821875</text:p>
              </table:table-cell>
              <table:table-cell office:value-type="float" office:value="0.000473298611111111">
                <text:p>0.000473298611111111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478020833333333">
                <text:p>0.000478020833333333</text:p>
              </table:table-cell>
              <table:table-cell office:value-type="float" office:value="0.000463208333333333">
                <text:p>0.00046320833333333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484166666666667">
                <text:p>0.000484166666666667</text:p>
              </table:table-cell>
              <table:table-cell office:value-type="float" office:value="0.00047">
                <text:p>0.0004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484583333333333">
                <text:p>0.000484583333333333</text:p>
              </table:table-cell>
              <table:table-cell office:value-type="float" office:value="0.000466996527777778">
                <text:p>0.000466996527777778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484375">
                <text:p>0.000484375</text:p>
              </table:table-cell>
              <table:table-cell office:value-type="float" office:value="0.000468822115384615">
                <text:p>0.00046882211538461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4815625">
                <text:p>0.0004815625</text:p>
              </table:table-cell>
              <table:table-cell office:value-type="float" office:value="0.000465401785714286">
                <text:p>0.000465401785714286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4778125">
                <text:p>0.0004778125</text:p>
              </table:table-cell>
              <table:table-cell office:value-type="float" office:value="0.000458076388888889">
                <text:p>0.000458076388888889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482083333333333">
                <text:p>0.000482083333333333</text:p>
              </table:table-cell>
              <table:table-cell office:value-type="float" office:value="0.000465032552083333">
                <text:p>0.00046503255208333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481458333333333">
                <text:p>0.000481458333333333</text:p>
              </table:table-cell>
              <table:table-cell office:value-type="float" office:value="0.000460128676470588">
                <text:p>0.000460128676470588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4840625">
                <text:p>0.0004840625</text:p>
              </table:table-cell>
              <table:table-cell office:value-type="float" office:value="0.000457887731481482">
                <text:p>0.00045788773148148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483854166666667">
                <text:p>0.000483854166666667</text:p>
              </table:table-cell>
              <table:table-cell office:value-type="float" office:value="0.00045844298245614">
                <text:p>0.0004584429824561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482708333333333">
                <text:p>0.000482708333333333</text:p>
              </table:table-cell>
              <table:table-cell office:value-type="float" office:value="0.000437104166666667">
                <text:p>0.00043710416666666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483541666666667">
                <text:p>0.000483541666666667</text:p>
              </table:table-cell>
              <table:table-cell office:value-type="float" office:value="0.000459915674603175">
                <text:p>0.00045991567460317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488125">
                <text:p>0.000488125</text:p>
              </table:table-cell>
              <table:table-cell office:value-type="float" office:value="0.000453205492424242">
                <text:p>0.00045320549242424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480729166666667">
                <text:p>0.000480729166666667</text:p>
              </table:table-cell>
              <table:table-cell office:value-type="float" office:value="0.000458183876811594">
                <text:p>0.00045818387681159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492083333333333">
                <text:p>0.000492083333333333</text:p>
              </table:table-cell>
              <table:table-cell office:value-type="float" office:value="0.000471041666666667">
                <text:p>0.00047104166666666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486041666666667">
                <text:p>0.000486041666666667</text:p>
              </table:table-cell>
              <table:table-cell office:value-type="float" office:value="0.000439291666666667">
                <text:p>0.00043929166666666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487083333333333">
                <text:p>0.000487083333333333</text:p>
              </table:table-cell>
              <table:table-cell office:value-type="float" office:value="0.000453822115384615">
                <text:p>0.00045382211538461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4840625">
                <text:p>0.0004840625</text:p>
              </table:table-cell>
              <table:table-cell office:value-type="float" office:value="0.000433966049382716">
                <text:p>0.000433966049382716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483125">
                <text:p>0.000483125</text:p>
              </table:table-cell>
              <table:table-cell office:value-type="float" office:value="0.000438697916666667">
                <text:p>0.00043869791666666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489375">
                <text:p>0.000489375</text:p>
              </table:table-cell>
              <table:table-cell office:value-type="float" office:value="0.000460650143678161">
                <text:p>0.000460650143678161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485">
                <text:p>0.000485</text:p>
              </table:table-cell>
              <table:table-cell office:value-type="float" office:value="0.000427027777777778">
                <text:p>0.000427027777777778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484895833333333">
                <text:p>0.000484895833333333</text:p>
              </table:table-cell>
              <table:table-cell office:value-type="float" office:value="0.000446253360215054">
                <text:p>0.00044625336021505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4821875">
                <text:p>0.0004821875</text:p>
              </table:table-cell>
              <table:table-cell office:value-type="float" office:value="0.000433746744791667">
                <text:p>0.000433746744791667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480208333333333">
                <text:p>0.000480208333333333</text:p>
              </table:table-cell>
              <table:table-cell office:value-type="float" office:value="0.000450972222222222">
                <text:p>0.000450972222222222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483125">
                <text:p>0.000483125</text:p>
              </table:table-cell>
              <table:table-cell office:value-type="float" office:value="0.000381620710784314">
                <text:p>0.00038162071078431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488229166666667">
                <text:p>0.000488229166666667</text:p>
              </table:table-cell>
              <table:table-cell office:value-type="float" office:value="0.000463431547619048">
                <text:p>0.000463431547619048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4875">
                <text:p>0.0004875</text:p>
              </table:table-cell>
              <table:table-cell office:value-type="float" office:value="0.000410694444444444">
                <text:p>0.000410694444444444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495520833333333">
                <text:p>0.000495520833333333</text:p>
              </table:table-cell>
              <table:table-cell office:value-type="float" office:value="0.000462635135135135">
                <text:p>0.000462635135135135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486770833333333">
                <text:p>0.000486770833333333</text:p>
              </table:table-cell>
              <table:table-cell office:value-type="float" office:value="0.00044999725877193">
                <text:p>0.0004499972587719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4834375">
                <text:p>0.0004834375</text:p>
              </table:table-cell>
              <table:table-cell office:value-type="float" office:value="0.000429895833333333">
                <text:p>0.000429895833333333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0.0005888671875">
                <text:p>0.0005888671875</text:p>
              </table:table-cell>
              <table:table-cell office:value-type="float" office:value="0.00058759765625">
                <text:p>0.0005875976562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52314453125">
                <text:p>0.00052314453125</text:p>
              </table:table-cell>
              <table:table-cell office:value-type="float" office:value="0.000521435546875">
                <text:p>0.00052143554687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466015625">
                <text:p>0.000466015625</text:p>
              </table:table-cell>
              <table:table-cell office:value-type="float" office:value="0.00046396484375">
                <text:p>0.0004639648437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463671875">
                <text:p>0.000463671875</text:p>
              </table:table-cell>
              <table:table-cell office:value-type="float" office:value="0.0004576904296875">
                <text:p>0.000457690429687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46767578125">
                <text:p>0.00046767578125</text:p>
              </table:table-cell>
              <table:table-cell office:value-type="float" office:value="0.0004621484375">
                <text:p>0.000462148437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46728515625">
                <text:p>0.00046728515625</text:p>
              </table:table-cell>
              <table:table-cell office:value-type="float" office:value="0.000459537760416667">
                <text:p>0.00045953776041666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4712890625">
                <text:p>0.0004712890625</text:p>
              </table:table-cell>
              <table:table-cell office:value-type="float" office:value="0.000463741629464286">
                <text:p>0.00046374162946428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4658203125">
                <text:p>0.0004658203125</text:p>
              </table:table-cell>
              <table:table-cell office:value-type="float" office:value="0.0004546875">
                <text:p>0.000454687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46904296875">
                <text:p>0.00046904296875</text:p>
              </table:table-cell>
              <table:table-cell office:value-type="float" office:value="0.000463585069444444">
                <text:p>0.00046358506944444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47060546875">
                <text:p>0.00047060546875</text:p>
              </table:table-cell>
              <table:table-cell office:value-type="float" office:value="0.000455234375">
                <text:p>0.00045523437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4689453125">
                <text:p>0.0004689453125</text:p>
              </table:table-cell>
              <table:table-cell office:value-type="float" office:value="0.000452530184659091">
                <text:p>0.00045253018465909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4716796875">
                <text:p>0.0004716796875</text:p>
              </table:table-cell>
              <table:table-cell office:value-type="float" office:value="0.000451163736979167">
                <text:p>0.00045116373697916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47001953125">
                <text:p>0.00047001953125</text:p>
              </table:table-cell>
              <table:table-cell office:value-type="float" office:value="0.000451832932692308">
                <text:p>0.00045183293269230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46875">
                <text:p>0.00046875</text:p>
              </table:table-cell>
              <table:table-cell office:value-type="float" office:value="0.000446205357142857">
                <text:p>0.00044620535714285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4748046875">
                <text:p>0.0004748046875</text:p>
              </table:table-cell>
              <table:table-cell office:value-type="float" office:value="0.00044876953125">
                <text:p>0.0004487695312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47041015625">
                <text:p>0.00047041015625</text:p>
              </table:table-cell>
              <table:table-cell office:value-type="float" office:value="0.000450518798828125">
                <text:p>0.00045051879882812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4697265625">
                <text:p>0.0004697265625</text:p>
              </table:table-cell>
              <table:table-cell office:value-type="float" office:value="0.000456904871323529">
                <text:p>0.00045690487132352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47294921875">
                <text:p>0.00047294921875</text:p>
              </table:table-cell>
              <table:table-cell office:value-type="float" office:value="0.000444867621527778">
                <text:p>0.000444867621527778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47080078125">
                <text:p>0.00047080078125</text:p>
              </table:table-cell>
              <table:table-cell office:value-type="float" office:value="0.00043762849506579">
                <text:p>0.0004376284950657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473046875">
                <text:p>0.000473046875</text:p>
              </table:table-cell>
              <table:table-cell office:value-type="float" office:value="0.0004380712890625">
                <text:p>0.000438071289062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47109375">
                <text:p>0.00047109375</text:p>
              </table:table-cell>
              <table:table-cell office:value-type="float" office:value="0.000429985119047619">
                <text:p>0.00042998511904761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4716796875">
                <text:p>0.0004716796875</text:p>
              </table:table-cell>
              <table:table-cell office:value-type="float" office:value="0.000439590731534091">
                <text:p>0.000439590731534091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47177734375">
                <text:p>0.00047177734375</text:p>
              </table:table-cell>
              <table:table-cell office:value-type="float" office:value="0.000434837805706522">
                <text:p>0.00043483780570652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466015625">
                <text:p>0.000466015625</text:p>
              </table:table-cell>
              <table:table-cell office:value-type="float" office:value="0.000450398763020833">
                <text:p>0.00045039876302083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4767578125">
                <text:p>0.0004767578125</text:p>
              </table:table-cell>
              <table:table-cell office:value-type="float" office:value="0.0004418671875">
                <text:p>0.000441867187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476953125">
                <text:p>0.000476953125</text:p>
              </table:table-cell>
              <table:table-cell office:value-type="float" office:value="0.000448279747596154">
                <text:p>0.00044827974759615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4740234375">
                <text:p>0.0004740234375</text:p>
              </table:table-cell>
              <table:table-cell office:value-type="float" office:value="0.000428063512731482">
                <text:p>0.00042806351273148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467578125">
                <text:p>0.000467578125</text:p>
              </table:table-cell>
              <table:table-cell office:value-type="float" office:value="0.000399720982142857">
                <text:p>0.00039972098214285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46748046875">
                <text:p>0.00046748046875</text:p>
              </table:table-cell>
              <table:table-cell office:value-type="float" office:value="0.000449966325431034">
                <text:p>0.000449966325431034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47734375">
                <text:p>0.00047734375</text:p>
              </table:table-cell>
              <table:table-cell office:value-type="float" office:value="0.000421982421875">
                <text:p>0.00042198242187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47998046875">
                <text:p>0.00047998046875</text:p>
              </table:table-cell>
              <table:table-cell office:value-type="float" office:value="0.000436135962701613">
                <text:p>0.00043613596270161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47119140625">
                <text:p>0.00047119140625</text:p>
              </table:table-cell>
              <table:table-cell office:value-type="float" office:value="0.00043392333984375">
                <text:p>0.00043392333984375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46796875">
                <text:p>0.00046796875</text:p>
              </table:table-cell>
              <table:table-cell office:value-type="float" office:value="0.000420353929924242">
                <text:p>0.000420353929924242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47802734375">
                <text:p>0.00047802734375</text:p>
              </table:table-cell>
              <table:table-cell office:value-type="float" office:value="0.000433878102022059">
                <text:p>0.00043387810202205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47890625">
                <text:p>0.00047890625</text:p>
              </table:table-cell>
              <table:table-cell office:value-type="float" office:value="0.000410717075892857">
                <text:p>0.000410717075892857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4740234375">
                <text:p>0.0004740234375</text:p>
              </table:table-cell>
              <table:table-cell office:value-type="float" office:value="0.000448328993055556">
                <text:p>0.000448328993055556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476171875">
                <text:p>0.000476171875</text:p>
              </table:table-cell>
              <table:table-cell office:value-type="float" office:value="0.000415593327702703">
                <text:p>0.000415593327702703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482421875">
                <text:p>0.000482421875</text:p>
              </table:table-cell>
              <table:table-cell office:value-type="float" office:value="0.00045935701069079">
                <text:p>0.00045935701069079</text:p>
              </table:table-cell>
            </table:table-row>
            <table:table-row>
              <table:table-cell office:value-type="float" office:value="1024">
                <text:p>1024</text:p>
              </table:table-cell>
              <table:table-cell office:value-type="float" office:value="0.00047744140625">
                <text:p>0.00047744140625</text:p>
              </table:table-cell>
              <table:table-cell office:value-type="float" office:value="0.000405028044871795">
                <text:p>0.00040502804487179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